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6.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4" style:family="table-row">
      <style:table-row-properties fo:background-color="transparent">
        <style:background-image/>
      </style:table-row-properties>
    </style:style>
    <style:style style:name="Table21.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2.274cm" style:rel-column-width="8676*"/>
    </style:style>
    <style:style style:name="Table184.B" style:family="table-column">
      <style:table-column-properties style:column-width="7.1cm" style:rel-column-width="27080*"/>
    </style:style>
    <style:style style:name="Table184.C" style:family="table-column">
      <style:table-column-properties style:column-width="2.408cm" style:rel-column-width="9184*"/>
    </style:style>
    <style:style style:name="Table184.D" style:family="table-column">
      <style:table-column-properties style:column-width="5.399cm" style:rel-column-width="20595*"/>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3.374cm" style:rel-column-width="13365*"/>
    </style:style>
    <style:style style:name="Table294.B" style:family="table-column">
      <style:table-column-properties style:column-width="9.968cm" style:rel-column-width="39479*"/>
    </style:style>
    <style:style style:name="Table294.C" style:family="table-column">
      <style:table-column-properties style:column-width="3.203cm" style:rel-column-width="12691*"/>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4cm" style:rel-column-width="13363*"/>
    </style:style>
    <style:style style:name="Table300.B" style:family="table-column">
      <style:table-column-properties style:column-width="8.373cm" style:rel-column-width="33169*"/>
    </style:style>
    <style:style style:name="Table300.C" style:family="table-column">
      <style:table-column-properties style:column-width="4.798cm" style:rel-column-width="19003*"/>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7.863cm" style:rel-column-width="29993*"/>
    </style:style>
    <style:style style:name="Table306.B" style:family="table-column">
      <style:table-column-properties style:column-width="4.055cm" style:rel-column-width="15470*"/>
    </style:style>
    <style:style style:name="Table306.C" style:family="table-column">
      <style:table-column-properties style:column-width="5.262cm" style:rel-column-width="20072*"/>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6.274cm" style:rel-column-width="23931*"/>
    </style:style>
    <style:style style:name="Table314.B" style:family="table-column">
      <style:table-column-properties style:column-width="5.644cm" style:rel-column-width="21533*"/>
    </style:style>
    <style:style style:name="Table314.C" style:family="table-column">
      <style:table-column-properties style:column-width="5.262cm" style:rel-column-width="20071*"/>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C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6" style:family="table-row">
      <style:table-row-properties fo:background-color="transparent" style:keep-together="true" fo:keep-together="auto">
        <style:background-image/>
      </style:table-row-properties>
    </style:style>
    <style:style style:name="Table314.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91" style:family="table">
      <style:table-properties style:width="16.14cm" fo:margin-left="0.284cm" fo:margin-right="1.166cm" table:align="margins"/>
    </style:style>
    <style:style style:name="Table91.A" style:family="table-column">
      <style:table-column-properties style:column-width="6.588cm" style:rel-column-width="3735*"/>
    </style:style>
    <style:style style:name="Table91.B" style:family="table-column">
      <style:table-column-properties style:column-width="4.955cm" style:rel-column-width="2809*"/>
    </style:style>
    <style:style style:name="Table91.C" style:family="table-column">
      <style:table-column-properties style:column-width="4.591cm" style:rel-column-width="2603*"/>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676*"/>
    </style:style>
    <style:style style:name="Table93.B" style:family="table-column">
      <style:table-column-properties style:column-width="6.415cm" style:rel-column-width="3637*"/>
    </style:style>
    <style:style style:name="Table93.C" style:family="table-column">
      <style:table-column-properties style:column-width="3.374cm" style:rel-column-width="1913*"/>
    </style:style>
    <style:style style:name="Table93.D" style:family="table-column">
      <style:table-column-properties style:column-width="4.431cm" style:rel-column-width="2512*"/>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88cm" style:rel-column-width="3735*"/>
    </style:style>
    <style:style style:name="Table321.B" style:family="table-column">
      <style:table-column-properties style:column-width="4.955cm" style:rel-column-width="2809*"/>
    </style:style>
    <style:style style:name="Table321.C" style:family="table-column">
      <style:table-column-properties style:column-width="4.591cm" style:rel-column-width="2603*"/>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676*"/>
    </style:style>
    <style:style style:name="Table319.B" style:family="table-column">
      <style:table-column-properties style:column-width="6.415cm" style:rel-column-width="3637*"/>
    </style:style>
    <style:style style:name="Table319.C" style:family="table-column">
      <style:table-column-properties style:column-width="3.374cm" style:rel-column-width="1913*"/>
    </style:style>
    <style:style style:name="Table319.D" style:family="table-column">
      <style:table-column-properties style:column-width="4.431cm" style:rel-column-width="2512*"/>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556*"/>
    </style:style>
    <style:style style:name="Table320.B" style:family="table-column">
      <style:table-column-properties style:column-width="5.195cm" style:rel-column-width="2945*"/>
    </style:style>
    <style:style style:name="Table320.C" style:family="table-column">
      <style:table-column-properties style:column-width="4.281cm" style:rel-column-width="2427*"/>
    </style:style>
    <style:style style:name="Table320.D" style:family="table-column">
      <style:table-column-properties style:column-width="4.957cm" style:rel-column-width="2810*"/>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88cm" style:rel-column-width="3735*"/>
    </style:style>
    <style:style style:name="Table323.B" style:family="table-column">
      <style:table-column-properties style:column-width="4.955cm" style:rel-column-width="2809*"/>
    </style:style>
    <style:style style:name="Table323.C" style:family="table-column">
      <style:table-column-properties style:column-width="4.591cm" style:rel-column-width="2603*"/>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325" style:family="table" style:master-page-name="">
      <style:table-properties style:width="17.18cm" fo:margin-left="0.222cm" fo:margin-right="0.187cm" style:page-number="0" fo:break-before="auto" fo:break-after="auto" table:align="margins" fo:background-color="transparent" style:shadow="none" fo:keep-with-next="always" style:may-break-between-rows="true" style:writing-mode="page">
        <style:background-image/>
      </style:table-properties>
    </style:style>
    <style:style style:name="Table325.A" style:family="table-column">
      <style:table-column-properties style:column-width="2.743cm" style:rel-column-width="1555*"/>
    </style:style>
    <style:style style:name="Table325.B" style:family="table-column">
      <style:table-column-properties style:column-width="7.117cm" style:rel-column-width="4035*"/>
    </style:style>
    <style:style style:name="Table325.C" style:family="table-column">
      <style:table-column-properties style:column-width="4.041cm" style:rel-column-width="2291*"/>
    </style:style>
    <style:style style:name="Table325.D" style:family="table-column">
      <style:table-column-properties style:column-width="3.268cm" style:rel-column-width="1853*"/>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1289*"/>
    </style:style>
    <style:style style:name="Table81.B" style:family="table-column">
      <style:table-column-properties style:column-width="7.098cm" style:rel-column-width="4024*"/>
    </style:style>
    <style:style style:name="Table81.C" style:family="table-column">
      <style:table-column-properties style:column-width="4.457cm" style:rel-column-width="2527*"/>
    </style:style>
    <style:style style:name="Table81.D" style:family="table-column">
      <style:table-column-properties style:column-width="3.346cm" style:rel-column-width="1897*"/>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327" style:family="table" style:master-page-name="">
      <style:table-properties style:width="17.18cm" fo:margin-left="0.222cm" fo:margin-right="0.187cm" style:page-number="0" fo:break-before="auto" fo:break-after="auto" table:align="margins" fo:background-color="transparent" style:shadow="none" fo:keep-with-next="always" style:may-break-between-rows="true" style:writing-mode="page">
        <style:background-image/>
      </style:table-properties>
    </style:style>
    <style:style style:name="Table327.A" style:family="table-column">
      <style:table-column-properties style:column-width="2.745cm" style:rel-column-width="1502*"/>
    </style:style>
    <style:style style:name="Table327.B" style:family="table-column">
      <style:table-column-properties style:column-width="5.193cm" style:rel-column-width="2843*"/>
    </style:style>
    <style:style style:name="Table327.C" style:family="table-column">
      <style:table-column-properties style:column-width="4.89cm" style:rel-column-width="2677*"/>
    </style:style>
    <style:style style:name="Table327.D" style:family="table-column">
      <style:table-column-properties style:column-width="4.346cm" style:rel-column-width="2379*"/>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style:shadow="none" fo:keep-with-next="auto" style:may-break-between-rows="true" style:writing-mode="page">
        <style:background-image/>
      </style:table-properties>
    </style:style>
    <style:style style:name="Table328.A" style:family="table-column">
      <style:table-column-properties style:column-width="5.062cm" style:rel-column-width="2870*"/>
    </style:style>
    <style:style style:name="Table328.B" style:family="table-column">
      <style:table-column-properties style:column-width="5.593cm" style:rel-column-width="3171*"/>
    </style:style>
    <style:style style:name="Table328.C" style:family="table-column">
      <style:table-column-properties style:column-width="6.285cm" style:rel-column-width="356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style:shadow="none" fo:keep-with-next="auto" style:may-break-between-rows="true" style:writing-mode="page">
        <style:background-image/>
      </style:table-properties>
    </style:style>
    <style:style style:name="Table331.A" style:family="table-column">
      <style:table-column-properties style:column-width="5.814cm" style:rel-column-width="3176*"/>
    </style:style>
    <style:style style:name="Table331.B" style:family="table-column">
      <style:table-column-properties style:column-width="4.842cm" style:rel-column-width="2645*"/>
    </style:style>
    <style:style style:name="Table331.C" style:family="table-column">
      <style:table-column-properties style:column-width="5.56cm" style:rel-column-width="3037*"/>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style:shadow="none" fo:keep-with-next="auto" style:may-break-between-rows="true" style:writing-mode="page">
        <style:background-image/>
      </style:table-properties>
    </style:style>
    <style:style style:name="Table334.A" style:family="table-column">
      <style:table-column-properties style:column-width="5.846cm" style:rel-column-width="3314*"/>
    </style:style>
    <style:style style:name="Table334.B" style:family="table-column">
      <style:table-column-properties style:column-width="4.849cm" style:rel-column-width="2749*"/>
    </style:style>
    <style:style style:name="Table334.C" style:family="table-column">
      <style:table-column-properties style:column-width="4.803cm" style:rel-column-width="2723*"/>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5790*"/>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style:shadow="none" fo:keep-with-next="auto" style:may-break-between-rows="true" style:writing-mode="page">
        <style:background-image/>
      </style:table-properties>
    </style:style>
    <style:style style:name="Table181.A" style:family="table-column">
      <style:table-column-properties style:column-width="5.847cm" style:rel-column-width="3189*"/>
    </style:style>
    <style:style style:name="Table181.B" style:family="table-column">
      <style:table-column-properties style:column-width="4.849cm" style:rel-column-width="2645*"/>
    </style:style>
    <style:style style:name="Table181.C" style:family="table-column">
      <style:table-column-properties style:column-width="4.842cm" style:rel-column-width="2641*"/>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style:shadow="none" fo:keep-with-next="auto" style:may-break-between-rows="true" style:writing-mode="page">
        <style:background-image/>
      </style:table-properties>
    </style:style>
    <style:style style:name="Table337.A" style:family="table-column">
      <style:table-column-properties style:column-width="5.846cm" style:rel-column-width="3188*"/>
    </style:style>
    <style:style style:name="Table337.B" style:family="table-column">
      <style:table-column-properties style:column-width="4.847cm" style:rel-column-width="2644*"/>
    </style:style>
    <style:style style:name="Table337.C" style:family="table-column">
      <style:table-column-properties style:column-width="4.84cm" style:rel-column-width="2640*"/>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5904*"/>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style:shadow="none" fo:keep-with-next="always" style:may-break-between-rows="true" style:writing-mode="page">
        <style:background-image/>
      </style:table-properties>
    </style:style>
    <style:style style:name="Table339.A" style:family="table-column">
      <style:table-column-properties style:column-width="4.272cm" style:rel-column-width="2339*"/>
    </style:style>
    <style:style style:name="Table339.B" style:family="table-column">
      <style:table-column-properties style:column-width="7.16cm" style:rel-column-width="3919*"/>
    </style:style>
    <style:style style:name="Table339.C" style:family="table-column">
      <style:table-column-properties style:column-width="5.747cm" style:rel-column-width="3146*"/>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style:shadow="none" fo:keep-with-next="auto" style:may-break-between-rows="true" style:writing-mode="page">
        <style:background-image/>
      </style:table-properties>
    </style:style>
    <style:style style:name="Table340.A" style:family="table-column">
      <style:table-column-properties style:column-width="6.373cm" style:rel-column-width="3476*"/>
    </style:style>
    <style:style style:name="Table340.B" style:family="table-column">
      <style:table-column-properties style:column-width="4.322cm" style:rel-column-width="2357*"/>
    </style:style>
    <style:style style:name="Table340.C" style:family="table-column">
      <style:table-column-properties style:column-width="4.838cm" style:rel-column-width="2639*"/>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2" style:family="table" style:master-page-name="">
      <style:table-properties style:width="17.18cm" fo:margin-left="0.222cm" fo:margin-right="0.187cm" style:page-number="0" fo:break-before="auto" fo:break-after="auto" table:align="margins" fo:background-color="transparent" style:shadow="none" fo:keep-with-next="always" style:may-break-between-rows="true" style:writing-mode="page">
        <style:background-image/>
      </style:table-properties>
    </style:style>
    <style:style style:name="Table342.A" style:family="table-column">
      <style:table-column-properties style:column-width="4.272cm" style:rel-column-width="2339*"/>
    </style:style>
    <style:style style:name="Table342.B" style:family="table-column">
      <style:table-column-properties style:column-width="5.099cm" style:rel-column-width="2792*"/>
    </style:style>
    <style:style style:name="Table342.C" style:family="table-column">
      <style:table-column-properties style:column-width="7.805cm" style:rel-column-width="4273*"/>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style:shadow="none" fo:keep-with-next="auto" style:may-break-between-rows="true" style:writing-mode="page">
        <style:background-image/>
      </style:table-properties>
    </style:style>
    <style:style style:name="Table343.A" style:family="table-column">
      <style:table-column-properties style:column-width="4.152cm" style:rel-column-width="2265*"/>
    </style:style>
    <style:style style:name="Table343.B" style:family="table-column">
      <style:table-column-properties style:column-width="6.541cm" style:rel-column-width="3567*"/>
    </style:style>
    <style:style style:name="Table343.C" style:family="table-column">
      <style:table-column-properties style:column-width="4.84cm" style:rel-column-width="2640*"/>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5904*"/>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5"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6"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7"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8" style:family="paragraph" style:parent-style-name="Text_20_body_20_indent">
      <style:paragraph-properties fo:margin-left="0cm" fo:margin-right="0cm" fo:text-indent="0cm" style:auto-text-indent="false"/>
    </style:style>
    <style:style style:name="P9"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0"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1" style:family="paragraph" style:parent-style-name="Text_20_body_20_indent">
      <style:paragraph-properties fo:margin-left="0cm" fo:margin-right="0cm" fo:text-indent="0cm" style:auto-text-indent="false"/>
      <style:text-properties style:font-name="Verdana2" fo:font-size="10pt" fo:font-style="normal" style:font-name-asian="Verdana2" style:font-size-asian="10pt" style:font-style-asian="normal" style:font-name-complex="Verdana2" style:font-size-complex="10pt" style:font-style-complex="normal"/>
    </style:style>
    <style:style style:name="P12" style:family="paragraph" style:parent-style-name="Text_20_body_20_indent">
      <style:paragraph-properties fo:margin-left="0cm" fo:margin-right="0cm" fo:text-indent="0cm" style:auto-text-indent="false"/>
      <style:text-properties style:language-asian="zh" style:country-asian="TW"/>
    </style:style>
    <style:style style:name="P13"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14"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15" style:family="paragraph" style:parent-style-name="Text_20_body_20_indent_20_2">
      <style:paragraph-properties fo:margin-left="0cm" fo:margin-right="0cm" fo:margin-top="0cm" fo:margin-bottom="0.212cm" fo:text-align="center" style:justify-single-word="false" fo:text-indent="0cm" style:auto-text-indent="false" text:number-lines="false" text:line-number="0"/>
      <style:text-properties fo:language="en" fo:country="none"/>
    </style:style>
    <style:style style:name="P16"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7" style:family="paragraph" style:parent-style-name="Text_20_body_20_indent">
      <style:paragraph-properties fo:margin-left="0cm" fo:margin-right="0cm" fo:margin-top="0cm" fo:margin-bottom="0.212cm" fo:text-indent="0cm" style:auto-text-indent="false"/>
    </style:style>
    <style:style style:name="P18" style:family="paragraph" style:parent-style-name="Text_20_body_20_indent_20_2">
      <style:paragraph-properties fo:margin-left="0cm" fo:margin-right="0cm" fo:text-indent="0cm" style:auto-text-indent="false"/>
    </style:style>
    <style:style style:name="P19"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0" style:family="paragraph" style:parent-style-name="Text_20_body">
      <style:paragraph-properties fo:margin-left="0cm" fo:margin-right="0cm" fo:text-align="start" style:justify-single-word="false" fo:text-indent="0cm" style:auto-text-indent="false"/>
      <style:text-properties fo:language="en" fo:country="none"/>
    </style:style>
    <style:style style:name="P21"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2"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23"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24" style:family="paragraph" style:parent-style-name="Standard">
      <style:paragraph-properties style:text-autospace="none"/>
      <style:text-properties style:font-name="Verdana2" fo:font-size="10pt" style:font-name-asian="Verdana2" style:font-size-asian="10pt" style:font-name-complex="Verdana2" style:font-size-complex="10pt"/>
    </style:style>
    <style:style style:name="P25" style:family="paragraph" style:parent-style-name="Standard">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26" style:family="paragraph" style:parent-style-name="Standard">
      <style:paragraph-properties style:text-autospace="none"/>
    </style:style>
    <style:style style:name="P27" style:family="paragraph" style:parent-style-name="Standard">
      <style:paragraph-properties fo:text-align="start" style:justify-single-word="false" style:text-autospace="none"/>
    </style:style>
    <style:style style:name="P28" style:family="paragraph" style:parent-style-name="Standard">
      <style:paragraph-properties fo:text-align="center" style:justify-single-word="false"/>
    </style:style>
    <style:style style:name="P29" style:family="paragraph" style:parent-style-name="Standard">
      <style:text-properties style:language-asian="zh" style:country-asian="TW"/>
    </style:style>
    <style:style style:name="P30"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31" style:family="paragraph" style:parent-style-name="Standard">
      <style:paragraph-properties fo:margin-top="5.001cm" fo:margin-bottom="0cm" fo:text-align="center" style:justify-single-word="false"/>
      <style:text-properties fo:font-size="12pt" style:font-size-asian="12pt" style:font-size-complex="12pt"/>
    </style:style>
    <style:style style:name="P32"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33" style:family="paragraph" style:parent-style-name="Standard">
      <style:paragraph-properties fo:margin-top="2.499cm" fo:margin-bottom="0.199cm" fo:text-align="center" style:justify-single-word="false"/>
      <style:text-properties fo:font-size="8pt" style:font-size-asian="8pt" style:font-size-complex="8pt"/>
    </style:style>
    <style:style style:name="P34" style:family="paragraph" style:parent-style-name="Standard">
      <style:paragraph-properties fo:break-before="page"/>
    </style:style>
    <style:style style:name="P35" style:family="paragraph" style:parent-style-name="Heading_20_3">
      <style:paragraph-properties fo:break-before="page"/>
    </style:style>
    <style:style style:name="P36"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37"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38" style:family="paragraph" style:parent-style-name="Heading_20_3">
      <style:text-properties style:font-name="Verdana1"/>
    </style:style>
    <style:style style:name="P39" style:family="paragraph" style:parent-style-name="Heading_20_3">
      <style:text-properties style:language-asian="zh" style:country-asian="TW"/>
    </style:style>
    <style:style style:name="P40" style:family="paragraph" style:parent-style-name="Text_20_body_20_indent">
      <style:text-properties style:font-name="Verdana1"/>
    </style:style>
    <style:style style:name="P41" style:family="paragraph" style:parent-style-name="Text_20_body_20_indent">
      <style:text-properties style:font-name="Verdana1" style:language-asian="zh" style:country-asian="TW"/>
    </style:style>
    <style:style style:name="P42" style:family="paragraph" style:parent-style-name="Text_20_body_20_indent">
      <style:text-properties style:font-name="Verdana1" style:font-name-asian="Verdana1"/>
    </style:style>
    <style:style style:name="P43" style:family="paragraph" style:parent-style-name="Text_20_body_20_indent">
      <style:text-properties style:font-name="Verdana1" style:font-name-asian="Verdana1" style:language-asian="zh" style:country-asian="TW"/>
    </style:style>
    <style:style style:name="P44" style:family="paragraph" style:parent-style-name="Text_20_body_20_indent">
      <style:text-properties style:font-name="Courier New1"/>
    </style:style>
    <style:style style:name="P45" style:family="paragraph" style:parent-style-name="Text_20_body_20_indent">
      <style:text-properties style:font-name="Courier New1" style:language-asian="zh" style:country-asian="TW"/>
    </style:style>
    <style:style style:name="P46" style:family="paragraph" style:parent-style-name="Text_20_body_20_indent">
      <style:text-properties style:font-name="Courier New1" style:font-name-asian="Courier New1"/>
    </style:style>
    <style:style style:name="P47" style:family="paragraph" style:parent-style-name="Text_20_body_20_indent">
      <style:text-properties style:font-name="Tahoma"/>
    </style:style>
    <style:style style:name="P48" style:family="paragraph" style:parent-style-name="Text_20_body_20_indent">
      <style:text-properties style:language-asian="zh" style:country-asian="TW"/>
    </style:style>
    <style:style style:name="P49" style:family="paragraph" style:parent-style-name="Text_20_body_20_indent">
      <style:text-properties fo:font-style="normal" style:language-asian="zh" style:country-asian="TW" style:font-style-asian="normal" style:font-style-complex="normal"/>
    </style:style>
    <style:style style:name="P5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1" style:family="paragraph" style:parent-style-name="Text_20_body_20_indent">
      <style:text-properties fo:font-style="normal" style:font-style-asian="normal" style:font-style-complex="normal"/>
    </style:style>
    <style:style style:name="P52" style:family="paragraph" style:parent-style-name="Text_20_body_20_indent">
      <style:text-properties style:font-name="CourierNewPSMT" fo:font-size="9pt" style:font-name-asian="CourierNewPSMT" style:font-size-asian="9pt" style:font-name-complex="CourierNewPSMT" style:font-size-complex="9pt"/>
    </style:style>
    <style:style style:name="P53" style:family="paragraph" style:parent-style-name="Text_20_body_20_indent">
      <style:text-properties fo:language="en" fo:country="none"/>
    </style:style>
    <style:style style:name="P54" style:family="paragraph" style:parent-style-name="Text_20_body_20_indent">
      <style:text-properties style:font-name="Verdana2" fo:font-size="10pt" style:font-name-asian="Verdana2" style:font-size-asian="10pt" style:font-name-complex="Verdana2" style:font-size-complex="10pt"/>
    </style:style>
    <style:style style:name="P55" style:family="paragraph" style:parent-style-name="Text_20_body_20_indent">
      <style:text-properties style:font-name="Verdana2" fo:font-size="10pt" fo:font-style="normal" style:font-name-asian="Verdana2" style:font-size-asian="10pt" style:font-style-asian="normal" style:font-name-complex="Verdana2" style:font-size-complex="10pt" style:font-style-complex="normal"/>
    </style:style>
    <style:style style:name="P56" style:family="paragraph" style:parent-style-name="Text_20_body_20_indent_20_2">
      <style:text-properties style:font-name="Courier New1"/>
    </style:style>
    <style:style style:name="P57" style:family="paragraph" style:parent-style-name="Text_20_body_20_indent_20_2">
      <style:text-properties style:language-asian="zh" style:country-asian="TW"/>
    </style:style>
    <style:style style:name="P58" style:family="paragraph" style:parent-style-name="Text_20_body_20_indent_20_2">
      <style:text-properties fo:font-style="normal" style:language-asian="zh" style:country-asian="TW" style:font-style-asian="normal" style:font-style-complex="normal"/>
    </style:style>
    <style:style style:name="P59" style:family="paragraph" style:parent-style-name="Text_20_body_20_indent_20_2">
      <style:text-properties style:font-name="Verdana1" style:language-asian="zh" style:country-asian="TW"/>
    </style:style>
    <style:style style:name="P60" style:family="paragraph" style:parent-style-name="Text_20_body_20_indent_20_2">
      <style:text-properties fo:language="en" fo:country="none"/>
    </style:style>
    <style:style style:name="P61" style:family="paragraph" style:parent-style-name="Text_20_body_20_indent_20_2">
      <style:text-properties fo:language="en" fo:country="none" fo:font-weight="normal" style:font-weight-asian="normal" style:font-weight-complex="normal"/>
    </style:style>
    <style:style style:name="P62" style:family="paragraph" style:parent-style-name="Text_20_body_20_indent_20_2">
      <style:text-properties fo:language="en" fo:country="none" style:language-asian="zh" style:country-asian="TW"/>
    </style:style>
    <style:style style:name="P63" style:family="paragraph" style:parent-style-name="Text_20_body_20_indent_20_2">
      <style:text-properties fo:color="#000000"/>
    </style:style>
    <style:style style:name="P64" style:family="paragraph" style:parent-style-name="Text_20_body_20_indent_20_2">
      <style:text-properties fo:color="#000000" fo:font-weight="normal" style:font-weight-asian="normal" style:font-weight-complex="normal"/>
    </style:style>
    <style:style style:name="P65" style:family="paragraph" style:parent-style-name="Text_20_body_20_indent_20_2">
      <style:text-properties fo:font-size="12pt" fo:language="en" fo:country="none" style:font-size-asian="12pt" style:font-size-complex="12pt"/>
    </style:style>
    <style:style style:name="P66" style:family="paragraph" style:parent-style-name="Text_20_body_20_indent_20_2">
      <style:text-properties fo:font-size="12pt" style:font-size-asian="12pt" style:font-size-complex="12pt"/>
    </style:style>
    <style:style style:name="P67" style:family="paragraph" style:parent-style-name="Text_20_body_20_indent_20_2">
      <style:text-properties fo:font-size="10pt" style:font-size-asian="10pt" style:font-size-complex="10pt"/>
    </style:style>
    <style:style style:name="P68" style:family="paragraph" style:parent-style-name="Text_20_body_20_indent_20_2">
      <style:text-properties style:font-name="Verdana2" fo:font-size="10pt" fo:font-style="normal" style:font-name-asian="Verdana2" style:font-size-asian="10pt" style:font-style-asian="normal" style:font-name-complex="Verdana2" style:font-size-complex="10pt" style:font-style-complex="normal"/>
    </style:style>
    <style:style style:name="P69" style:family="paragraph" style:parent-style-name="Text_20_body_20_indent_20_2">
      <style:text-properties fo:color="#ff0000"/>
    </style:style>
    <style:style style:name="P70" style:family="paragraph" style:parent-style-name="Text_20_body_20_indent_20_2">
      <style:text-properties style:use-window-font-color="true"/>
    </style:style>
    <style:style style:name="P71" style:family="paragraph" style:parent-style-name="Text_20_body_20_indent_20_2">
      <style:text-properties fo:font-weight="normal" style:font-weight-asian="normal" style:font-weight-complex="normal"/>
    </style:style>
    <style:style style:name="P72" style:family="paragraph" style:parent-style-name="Text_20_body_20_indent_20_2">
      <style:text-properties style:font-name="Times New Roman" fo:font-size="12pt" style:font-size-asian="12pt" style:font-size-complex="12pt"/>
    </style:style>
    <style:style style:name="P73" style:family="paragraph" style:parent-style-name="Text_20_body_20_indent_20_2">
      <style:text-properties fo:font-weight="bold" style:font-weight-asian="bold" style:font-weight-complex="bold"/>
    </style:style>
    <style:style style:name="P74" style:family="paragraph" style:parent-style-name="Code_20_Indent_20_2">
      <style:text-properties style:language-asian="zh" style:country-asian="TW"/>
    </style:style>
    <style:style style:name="P75" style:family="paragraph" style:parent-style-name="Code_20_Indent_20_2">
      <style:text-properties fo:font-style="normal" style:language-asian="zh" style:country-asian="TW" style:font-style-asian="normal" style:font-style-complex="normal"/>
    </style:style>
    <style:style style:name="P76" style:family="paragraph" style:parent-style-name="Code_20_Indent_20_2">
      <style:text-properties fo:font-style="normal" style:font-style-asian="normal" style:font-style-complex="normal"/>
    </style:style>
    <style:style style:name="P77" style:family="paragraph" style:parent-style-name="Code_20_Indent_20_2">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78" style:family="paragraph" style:parent-style-name="Code_20_Indent_20_2">
      <style:text-properties fo:language="en" fo:country="none"/>
    </style:style>
    <style:style style:name="P79" style:family="paragraph" style:parent-style-name="Code_20_Indent_20_2">
      <style:text-properties style:font-name="CourierNewPSMT" fo:font-size="9pt" fo:language="en" fo:country="none" style:font-name-asian="CourierNewPSMT" style:font-size-asian="9pt" style:font-name-complex="CourierNewPSMT" style:font-size-complex="9pt"/>
    </style:style>
    <style:style style:name="P80" style:family="paragraph" style:parent-style-name="Table_20_Contents">
      <style:text-properties style:font-name="Courier New1"/>
    </style:style>
    <style:style style:name="P81" style:family="paragraph" style:parent-style-name="Table_20_Contents">
      <style:text-properties style:font-name="Courier New1" style:language-asian="zh" style:country-asian="TW"/>
    </style:style>
    <style:style style:name="P82" style:family="paragraph" style:parent-style-name="Table_20_Contents">
      <style:text-properties style:font-name="Verdana1" style:language-asian="zh" style:country-asian="TW"/>
    </style:style>
    <style:style style:name="P83" style:family="paragraph" style:parent-style-name="Table_20_Contents">
      <style:text-properties style:font-name="Verdana1" fo:font-style="italic" style:language-asian="zh" style:country-asian="TW" style:font-style-asian="italic" style:font-style-complex="italic"/>
    </style:style>
    <style:style style:name="P84" style:family="paragraph" style:parent-style-name="Table_20_Contents">
      <style:text-properties style:font-name="Verdana1" fo:font-style="italic" style:font-name-asian="Verdana1" style:language-asian="zh" style:country-asian="TW" style:font-style-asian="italic" style:font-style-complex="italic"/>
    </style:style>
    <style:style style:name="P85" style:family="paragraph" style:parent-style-name="Table_20_Contents">
      <style:text-properties style:font-name="Verdana1" style:font-name-asian="Verdana1"/>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start" style:justify-single-word="false"/>
    </style:style>
    <style:style style:name="P88" style:family="paragraph" style:parent-style-name="Table_20_Contents">
      <style:text-properties fo:color="#000000"/>
    </style:style>
    <style:style style:name="P89" style:family="paragraph" style:parent-style-name="Table_20_Contents">
      <style:paragraph-properties fo:text-align="start" style:justify-single-word="false"/>
      <style:text-properties fo:color="#000000"/>
    </style:style>
    <style:style style:name="P90" style:family="paragraph" style:parent-style-name="Table_20_Contents">
      <style:paragraph-properties fo:text-align="center" style:justify-single-word="false"/>
      <style:text-properties fo:color="#000000" fo:font-weight="normal" style:font-weight-asian="normal" style:font-weight-complex="normal"/>
    </style:style>
    <style:style style:name="P91"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92" style:family="paragraph" style:parent-style-name="Table_20_Contents">
      <style:paragraph-properties fo:text-align="center" style:justify-single-word="false"/>
      <style:text-properties fo:color="#000000"/>
    </style:style>
    <style:style style:name="P93" style:family="paragraph" style:parent-style-name="Table_20_Contents">
      <style:text-properties fo:font-weight="bold" style:font-weight-asian="bold" style:font-weight-complex="bold"/>
    </style:style>
    <style:style style:name="P94" style:family="paragraph" style:parent-style-name="Table_20_Contents">
      <style:paragraph-properties fo:text-align="start" style:justify-single-word="false"/>
      <style:text-properties fo:font-weight="bold" style:font-weight-asian="bold" style:font-weight-complex="bold"/>
    </style:style>
    <style:style style:name="P95" style:family="paragraph" style:parent-style-name="Table_20_Contents">
      <style:text-properties style:language-asian="zh" style:country-asian="TW"/>
    </style:style>
    <style:style style:name="P96" style:family="paragraph" style:parent-style-name="Table_20_Contents">
      <style:paragraph-properties fo:text-align="center" style:justify-single-word="false"/>
      <style:text-properties style:language-asian="zh" style:country-asian="TW"/>
    </style:style>
    <style:style style:name="P97" style:family="paragraph" style:parent-style-name="Table_20_Contents">
      <style:paragraph-properties fo:text-align="start" style:justify-single-word="false"/>
      <style:text-properties style:language-asian="zh" style:country-asian="TW"/>
    </style:style>
    <style:style style:name="P98" style:family="paragraph" style:parent-style-name="Table_20_Contents">
      <style:text-properties fo:font-weight="normal" style:font-weight-asian="normal" style:font-weight-complex="normal"/>
    </style:style>
    <style:style style:name="P99" style:family="paragraph" style:parent-style-name="Table_20_Contents">
      <style:text-properties style:font-name="Times New Roman"/>
    </style:style>
    <style:style style:name="P100" style:family="paragraph" style:parent-style-name="Table_20_Contents">
      <style:paragraph-properties fo:text-align="start" style:justify-single-word="false"/>
      <style:text-properties style:font-name="Times New Roman"/>
    </style:style>
    <style:style style:name="P101" style:family="paragraph" style:parent-style-name="Table_20_Contents">
      <style:paragraph-properties fo:text-align="start" style:justify-single-word="false"/>
      <style:text-properties style:font-name="Times New Roman" fo:font-size="12pt" style:font-name-asian="Verdana2" style:font-size-asian="12pt" style:language-asian="zh" style:country-asian="TW" style:font-name-complex="Verdana2" style:font-size-complex="12pt"/>
    </style:style>
    <style:style style:name="P102" style:family="paragraph" style:parent-style-name="Table_20_Contents">
      <style:text-properties style:use-window-font-color="true" fo:font-weight="normal" style:font-weight-asian="normal" style:font-weight-complex="normal"/>
    </style:style>
    <style:style style:name="P103" style:family="paragraph" style:parent-style-name="Table_20_Contents">
      <style:text-properties style:font-name="Lucida Console"/>
    </style:style>
    <style:style style:name="P104" style:family="paragraph" style:parent-style-name="Heading_20_4">
      <style:text-properties style:font-name="Courier New1"/>
    </style:style>
    <style:style style:name="P105" style:family="paragraph" style:parent-style-name="Heading_20_4">
      <style:text-properties style:language-asian="zh" style:country-asian="TW"/>
    </style:style>
    <style:style style:name="P106" style:family="paragraph" style:parent-style-name="Heading_20_4">
      <style:text-properties style:font-name="Tahoma" fo:font-size="11pt" fo:font-style="normal" style:font-size-asian="11pt" style:font-style-asian="normal" style:font-size-complex="11pt" style:font-style-complex="normal"/>
    </style:style>
    <style:style style:name="P107" style:family="paragraph" style:parent-style-name="Heading_20_4">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08" style:family="paragraph" style:parent-style-name="Code_20_Indent">
      <style:text-properties style:language-asian="zh" style:country-asian="TW"/>
    </style:style>
    <style:style style:name="P109" style:family="paragraph" style:parent-style-name="Code_20_Indent">
      <style:text-properties fo:font-style="normal" style:font-style-asian="normal" style:font-style-complex="normal"/>
    </style:style>
    <style:style style:name="P110" style:family="paragraph" style:parent-style-name="Text_20_body">
      <style:text-properties style:language-asian="zh" style:country-asian="TW"/>
    </style:style>
    <style:style style:name="P111" style:family="paragraph" style:parent-style-name="Text_20_body">
      <style:paragraph-properties fo:text-align="start" style:justify-single-word="false"/>
    </style:style>
    <style:style style:name="P112" style:family="paragraph" style:parent-style-name="Text_20_body">
      <style:paragraph-properties fo:text-align="start" style:justify-single-word="false"/>
      <style:text-properties fo:color="#000000"/>
    </style:style>
    <style:style style:name="P113" style:family="paragraph" style:parent-style-name="Text_20_body">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4" style:family="paragraph" style:parent-style-name="Text_20_body">
      <style:text-properties style:font-name="Tahoma" fo:font-style="normal" style:font-style-asian="normal" style:font-style-complex="normal"/>
    </style:style>
    <style:style style:name="P115" style:family="paragraph" style:parent-style-name="Text_20_body">
      <style:text-properties fo:language="en" fo:country="none"/>
    </style:style>
    <style:style style:name="P116" style:family="paragraph" style:parent-style-name="Text_20_body">
      <style:paragraph-properties fo:text-align="start" style:justify-single-word="false"/>
      <style:text-properties fo:language="en" fo:country="none"/>
    </style:style>
    <style:style style:name="P117" style:family="paragraph" style:parent-style-name="Text_20_body">
      <style:paragraph-properties fo:text-align="center" style:justify-single-word="false"/>
      <style:text-properties fo:language="en" fo:country="none"/>
    </style:style>
    <style:style style:name="P118" style:family="paragraph" style:parent-style-name="Text_20_body_20_indent_20_2">
      <style:paragraph-properties fo:margin-left="1.499cm" fo:margin-right="0cm" fo:margin-top="0cm" fo:margin-bottom="0.212cm" fo:text-indent="0cm" style:auto-text-indent="false"/>
    </style:style>
    <style:style style:name="P119" style:family="paragraph" style:parent-style-name="Preformatted_20_Text">
      <style:paragraph-properties fo:margin-left="1.499cm" fo:margin-right="0cm" fo:margin-top="0cm" fo:margin-bottom="0.212cm" fo:text-indent="0cm" style:auto-text-indent="false"/>
    </style:style>
    <style:style style:name="P120"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21"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2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2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24" style:family="paragraph" style:parent-style-name="Table_20_Heading">
      <style:paragraph-properties fo:text-align="center" style:justify-single-word="false"/>
      <style:text-properties fo:color="#000000"/>
    </style:style>
    <style:style style:name="P125" style:family="paragraph" style:parent-style-name="Table_20_Heading">
      <style:paragraph-properties fo:text-align="center" style:justify-single-word="false"/>
    </style:style>
    <style:style style:name="P126" style:family="paragraph" style:parent-style-name="Table_20_Heading">
      <style:paragraph-properties fo:text-align="center" style:justify-single-word="false"/>
      <style:text-properties style:use-window-font-color="true"/>
    </style:style>
    <style:style style:name="P127" style:family="paragraph" style:parent-style-name="Table_20_Heading">
      <style:paragraph-properties fo:text-align="start" style:justify-single-word="false"/>
    </style:style>
    <style:style style:name="P128" style:family="paragraph" style:parent-style-name="Table_20_Contents">
      <style:paragraph-properties fo:margin-top="0cm" fo:margin-bottom="0.212cm" fo:text-align="center" style:justify-single-word="false" text:number-lines="false" text:line-number="0"/>
    </style:style>
    <style:style style:name="P129" style:family="paragraph" style:parent-style-name="Table_20_Contents">
      <style:paragraph-properties fo:margin-top="0cm" fo:margin-bottom="0.212cm" fo:text-align="start" style:justify-single-word="false" text:number-lines="false" text:line-number="0"/>
      <style:text-properties fo:color="#000000"/>
    </style:style>
    <style:style style:name="P13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131"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32" style:family="paragraph" style:parent-style-name="Table_20_Contents">
      <style:paragraph-properties fo:margin-top="0cm" fo:margin-bottom="0.212cm" fo:text-align="center" style:justify-single-word="false" text:number-lines="false" text:line-number="0"/>
      <style:text-properties fo:color="#000000"/>
    </style:style>
    <style:style style:name="P133" style:family="paragraph" style:parent-style-name="Table_20_Contents">
      <style:paragraph-properties fo:margin-top="0cm" fo:margin-bottom="0.212cm" fo:text-align="start" style:justify-single-word="false" text:number-lines="false" text:line-number="0"/>
    </style:style>
    <style:style style:name="P134"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13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136"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37"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38"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39"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140"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141"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42" style:family="paragraph" style:parent-style-name="Text_20_body">
      <style:paragraph-properties fo:margin-top="0cm" fo:margin-bottom="0.212cm" fo:text-align="start" style:justify-single-word="false" text:number-lines="false" text:line-number="0"/>
    </style:style>
    <style:style style:name="P143" style:family="paragraph" style:parent-style-name="Text_20_body">
      <style:paragraph-properties fo:margin-top="0cm" fo:margin-bottom="0.212cm" fo:text-align="center" style:justify-single-word="false" text:number-lines="false" text:line-number="0"/>
    </style:style>
    <style:style style:name="P14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4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2" style:font-size-asian="10pt" style:font-name-complex="Verdana2" style:font-size-complex="10pt"/>
    </style:style>
    <style:style style:name="P14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47" style:family="paragraph" style:parent-style-name="Standard">
      <style:paragraph-properties fo:margin-top="0cm" fo:margin-bottom="0.212cm" fo:text-align="start" style:justify-single-word="false" text:number-lines="false" text:line-number="0"/>
    </style:style>
    <style:style style:name="P148"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149" style:family="paragraph" style:parent-style-name="Text_20_body">
      <style:paragraph-properties fo:margin-top="0cm" fo:margin-bottom="0.212cm"/>
    </style:style>
    <style:style style:name="P150" style:family="paragraph" style:parent-style-name="Text_20_body">
      <style:paragraph-properties fo:margin-top="0cm" fo:margin-bottom="0.212cm" fo:text-align="start" style:justify-single-word="false"/>
    </style:style>
    <style:style style:name="P151"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52" style:family="paragraph" style:parent-style-name="Table">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3" style:family="paragraph" style:parent-style-name="Standard">
      <style:paragraph-properties fo:margin-top="0cm" fo:margin-bottom="0cm"/>
      <style:text-properties fo:font-size="2pt" style:font-size-asian="2pt" style:font-size-complex="2pt"/>
    </style:style>
    <style:style style:name="P154" style:family="paragraph" style:parent-style-name="Text_20_body_20_indent_20_2">
      <style:paragraph-properties fo:margin-top="0cm" fo:margin-bottom="0cm"/>
      <style:text-properties fo:font-size="12pt" style:font-size-asian="12pt" style:font-size-complex="12pt"/>
    </style:style>
    <style:style style:name="P155" style:family="paragraph" style:parent-style-name="Heading_20_4">
      <style:paragraph-properties fo:margin-top="0.423cm" fo:margin-bottom="0.212cm" fo:keep-with-next="always"/>
    </style:style>
    <style:style style:name="P15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7"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58"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59" style:family="paragraph" style:parent-style-name="Text_20_body">
      <style:paragraph-properties fo:margin-top="0.423cm" fo:margin-bottom="0.212cm" fo:keep-with-next="always"/>
    </style:style>
    <style:style style:name="P160" style:family="paragraph" style:parent-style-name="Text_20_body_20_indent_20_2">
      <style:paragraph-properties fo:margin-top="0.423cm" fo:margin-bottom="0.212cm"/>
    </style:style>
    <style:style style:name="P161" style:family="paragraph" style:parent-style-name="Text_20_body_20_indent_20_2">
      <style:paragraph-properties fo:margin-top="0.423cm" fo:margin-bottom="0.212cm"/>
      <style:text-properties style:use-window-font-color="true"/>
    </style:style>
    <style:style style:name="P162"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63"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2" style:font-size-complex="10pt" style:font-style-complex="normal" style:font-weight-complex="normal"/>
    </style:style>
    <style:style style:name="P164"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65"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66"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67" style:family="paragraph" style:parent-style-name="Text_20_body">
      <style:paragraph-properties fo:margin-top="0.423cm" fo:margin-bottom="0.212cm"/>
    </style:style>
    <style:style style:name="P168"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69"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70"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71" style:family="paragraph" style:parent-style-name="Text_20_body">
      <style:paragraph-properties fo:margin-top="0.423cm" fo:margin-bottom="0.212cm"/>
      <style:text-properties style:use-window-font-color="true"/>
    </style:style>
    <style:style style:name="P172" style:family="paragraph" style:parent-style-name="Text_20_body">
      <style:paragraph-properties fo:margin-top="0.423cm" fo:margin-bottom="0.212cm" fo:text-align="start" style:justify-single-word="false"/>
    </style:style>
    <style:style style:name="P173" style:family="paragraph" style:parent-style-name="Text_20_body_20_indent">
      <style:paragraph-properties fo:margin-left="0.056cm" fo:margin-right="0.004cm" fo:text-align="center" style:justify-single-word="false" fo:text-indent="0cm" style:auto-text-indent="false"/>
    </style:style>
    <style:style style:name="P174"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75" style:family="paragraph" style:parent-style-name="List_20_Heading">
      <style:paragraph-properties fo:text-align="center" style:justify-single-word="false"/>
    </style:style>
    <style:style style:name="P176" style:family="paragraph" style:parent-style-name="Heading_20_2">
      <style:text-properties style:language-asian="zh" style:country-asian="TW"/>
    </style:style>
    <style:style style:name="P177" style:family="paragraph" style:parent-style-name="Table_20_Contents">
      <style:paragraph-properties fo:keep-with-next="always"/>
    </style:style>
    <style:style style:name="P178" style:family="paragraph" style:parent-style-name="Footnote">
      <style:text-properties style:language-asian="zh" style:country-asian="TW"/>
    </style:style>
    <style:style style:name="P179" style:family="paragraph" style:parent-style-name="Tip">
      <style:text-properties style:language-asian="zh" style:country-asian="TW"/>
    </style:style>
    <style:style style:name="P180"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181"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82"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83" style:family="paragraph" style:parent-style-name="Standard">
      <style:paragraph-properties fo:margin-top="0cm" fo:margin-bottom="0cm"/>
      <style:text-properties fo:font-size="2pt" style:font-size-asian="2pt" style:font-size-complex="2pt"/>
    </style:style>
    <style:style style:name="P184" style:family="paragraph" style:parent-style-name="Standard" style:master-page-name="">
      <style:paragraph-properties fo:break-before="auto" fo:break-after="auto"/>
    </style:style>
    <style:style style:name="P185" style:family="paragraph" style:parent-style-name="Standard">
      <style:paragraph-properties fo:break-before="page"/>
    </style:style>
    <style:style style:name="P186" style:family="paragraph" style:parent-style-name="Standard">
      <style:paragraph-properties fo:margin-top="0.423cm" fo:margin-bottom="0.212cm"/>
    </style:style>
    <style:style style:name="P187" style:family="paragraph" style:parent-style-name="Text_20_body_20_indent">
      <style:text-properties style:language-asian="zh" style:country-asian="TW"/>
    </style:style>
    <style:style style:name="P188" style:family="paragraph" style:parent-style-name="Text_20_body_20_indent" style:list-style-name="L1">
      <style:text-properties style:language-asian="zh" style:country-asian="TW"/>
    </style:style>
    <style:style style:name="P189" style:family="paragraph" style:parent-style-name="Text_20_body_20_indent" style:list-style-name="L1">
      <style:text-properties style:language-asian="zh" style:country-asian="TW"/>
    </style:style>
    <style:style style:name="P190" style:family="paragraph" style:parent-style-name="Text_20_body_20_indent" style:list-style-name="L1">
      <style:text-properties style:language-asian="zh" style:country-asian="TW"/>
    </style:style>
    <style:style style:name="P191" style:family="paragraph" style:parent-style-name="Text_20_body_20_indent" style:list-style-name="L4">
      <style:text-properties style:language-asian="zh" style:country-asian="TW"/>
    </style:style>
    <style:style style:name="P192" style:family="paragraph" style:parent-style-name="Text_20_body_20_indent" style:list-style-name="L4">
      <style:text-properties style:language-asian="zh" style:country-asian="TW"/>
    </style:style>
    <style:style style:name="P193" style:family="paragraph" style:parent-style-name="Text_20_body_20_indent" style:list-style-name="L9">
      <style:text-properties style:language-asian="zh" style:country-asian="TW"/>
    </style:style>
    <style:style style:name="P194" style:family="paragraph" style:parent-style-name="Text_20_body_20_indent" style:list-style-name="L9"/>
    <style:style style:name="P195" style:family="paragraph" style:parent-style-name="Text_20_body_20_indent">
      <style:paragraph-properties fo:break-before="page"/>
    </style:style>
    <style:style style:name="P196" style:family="paragraph" style:parent-style-name="Text_20_body_20_indent">
      <style:paragraph-properties fo:margin-left="0cm" fo:margin-right="0cm" fo:text-indent="0cm" style:auto-text-indent="false"/>
    </style:style>
    <style:style style:name="P19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198" style:family="paragraph" style:parent-style-name="Text_20_body" style:list-style-name="L5">
      <style:text-properties style:language-asian="zh" style:country-asian="TW"/>
    </style:style>
    <style:style style:name="P199" style:family="paragraph" style:parent-style-name="Text_20_body" style:list-style-name="L6">
      <style:paragraph-properties fo:text-align="start" style:justify-single-word="false"/>
      <style:text-properties style:language-asian="zh" style:country-asian="TW"/>
    </style:style>
    <style:style style:name="P200" style:family="paragraph" style:parent-style-name="Text_20_body" style:list-style-name="L6">
      <style:text-properties style:language-asian="zh" style:country-asian="TW"/>
    </style:style>
    <style:style style:name="P201" style:family="paragraph" style:parent-style-name="Text_20_body" style:list-style-name="L8">
      <style:text-properties style:language-asian="zh" style:country-asian="TW"/>
    </style:style>
    <style:style style:name="P202" style:family="paragraph" style:parent-style-name="Text_20_body" style:list-style-name="L8">
      <style:text-properties style:language-asian="zh" style:country-asian="TW"/>
    </style:style>
    <style:style style:name="P203" style:family="paragraph" style:parent-style-name="Text_20_body" style:list-style-name="L8">
      <style:text-properties style:language-asian="zh" style:country-asian="TW"/>
    </style:style>
    <style:style style:name="P204" style:family="paragraph" style:parent-style-name="Text_20_body" style:list-style-name="L6">
      <style:text-properties style:font-name="Verdana1" style:language-asian="zh" style:country-asian="TW"/>
    </style:style>
    <style:style style:name="P205" style:family="paragraph" style:parent-style-name="Text_20_body" style:list-style-name="L8">
      <style:text-properties style:font-name="Verdana1" style:language-asian="zh" style:country-asian="TW"/>
    </style:style>
    <style:style style:name="P206"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7" style:family="paragraph" style:parent-style-name="Text_20_body">
      <style:paragraph-properties fo:margin-top="0cm" fo:margin-bottom="0.212cm" fo:text-align="start" style:justify-single-word="false" text:number-lines="false" text:line-number="0"/>
    </style:style>
    <style:style style:name="P208" style:family="paragraph" style:parent-style-name="Heading_20_2" style:master-page-name="">
      <style:paragraph-properties fo:break-before="auto" fo:break-after="auto"/>
    </style:style>
    <style:style style:name="P209" style:family="paragraph" style:parent-style-name="Heading_20_3">
      <style:paragraph-properties fo:break-before="page"/>
    </style:style>
    <style:style style:name="P210" style:family="paragraph" style:parent-style-name="Heading_20_3" style:master-page-name="">
      <style:paragraph-properties fo:break-before="page"/>
    </style:style>
    <style:style style:name="P211" style:family="paragraph" style:parent-style-name="Heading_20_3" style:master-page-name="">
      <style:paragraph-properties fo:break-before="page"/>
    </style:style>
    <style:style style:name="P21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0"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1"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5"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6"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37"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8"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4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0"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3" style:family="paragraph" style:parent-style-name="Heading_20_4">
      <style:paragraph-properties fo:margin-top="0.423cm" fo:margin-bottom="0.212cm" fo:keep-with-next="always"/>
    </style:style>
    <style:style style:name="P254"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55"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56" style:family="paragraph" style:parent-style-name="Heading_20_4" style:master-page-name="">
      <style:paragraph-properties fo:margin-top="0.423cm" fo:margin-bottom="0.212cm" fo:break-before="auto" fo:break-after="auto"/>
    </style:style>
    <style:style style:name="P257" style:family="paragraph" style:parent-style-name="Heading_20_4">
      <style:paragraph-properties fo:margin-top="0.423cm" fo:margin-bottom="0.212cm"/>
    </style:style>
    <style:style style:name="P258" style:family="paragraph" style:parent-style-name="Heading_20_4">
      <style:paragraph-properties fo:margin-top="0.423cm" fo:margin-bottom="0.212cm"/>
      <style:text-properties fo:font-weight="normal" style:font-weight-asian="normal" style:font-weight-complex="normal"/>
    </style:style>
    <style:style style:name="P259" style:family="paragraph" style:parent-style-name="Heading_20_4" style:master-page-name="">
      <style:paragraph-properties fo:margin-top="0.423cm" fo:margin-bottom="0.212cm" fo:break-before="auto" fo:break-after="auto"/>
    </style:style>
    <style:style style:name="P260" style:family="paragraph" style:parent-style-name="Heading_20_4" style:master-page-name="">
      <style:paragraph-properties fo:margin-top="0.423cm" fo:margin-bottom="0.212cm" fo:break-before="auto" fo:break-after="auto"/>
    </style:style>
    <style:style style:name="P261" style:family="paragraph" style:parent-style-name="Heading_20_4" style:master-page-name="">
      <style:paragraph-properties fo:margin-top="0.423cm" fo:margin-bottom="0.212cm" fo:break-before="auto" fo:break-after="auto"/>
    </style:style>
    <style:style style:name="P262" style:family="paragraph" style:parent-style-name="Heading_20_4" style:master-page-name="">
      <style:paragraph-properties fo:margin-top="0.423cm" fo:margin-bottom="0.212cm" fo:break-before="auto" fo:break-after="auto"/>
    </style:style>
    <style:style style:name="P263" style:family="paragraph" style:parent-style-name="Heading_20_4" style:master-page-name="">
      <style:paragraph-properties fo:margin-top="0.423cm" fo:margin-bottom="0.212cm" fo:break-before="auto" fo:break-after="auto"/>
    </style:style>
    <style:style style:name="P264" style:family="paragraph" style:parent-style-name="Heading_20_4" style:master-page-name="">
      <style:paragraph-properties fo:margin-top="0.423cm" fo:margin-bottom="0.212cm" fo:break-before="auto" fo:break-after="auto"/>
    </style:style>
    <style:style style:name="P265" style:family="paragraph" style:parent-style-name="Heading_20_4" style:master-page-name="">
      <style:paragraph-properties fo:margin-top="0.423cm" fo:margin-bottom="0.212cm" fo:break-before="auto" fo:break-after="auto"/>
    </style:style>
    <style:style style:name="P266" style:family="paragraph" style:parent-style-name="Heading_20_4" style:master-page-name="">
      <style:paragraph-properties fo:margin-top="0.423cm" fo:margin-bottom="0.212cm" fo:break-before="auto" fo:break-after="auto"/>
    </style:style>
    <style:style style:name="P267" style:family="paragraph" style:parent-style-name="Heading_20_4" style:master-page-name="">
      <style:paragraph-properties fo:margin-top="0.423cm" fo:margin-bottom="0.212cm" fo:break-before="auto" fo:break-after="auto"/>
    </style:style>
    <style:style style:name="P268" style:family="paragraph" style:parent-style-name="Heading_20_4" style:master-page-name="">
      <style:paragraph-properties fo:margin-top="0.423cm" fo:margin-bottom="0.212cm" fo:break-before="auto" fo:break-after="auto"/>
    </style:style>
    <style:style style:name="P269" style:family="paragraph" style:parent-style-name="Heading_20_4" style:master-page-name="">
      <style:paragraph-properties fo:margin-top="0.423cm" fo:margin-bottom="0.212cm" fo:break-before="auto" fo:break-after="auto"/>
    </style:style>
    <style:style style:name="P270" style:family="paragraph" style:parent-style-name="Heading_20_4" style:master-page-name="">
      <style:paragraph-properties fo:break-before="auto" fo:break-after="auto"/>
    </style:style>
    <style:style style:name="P271" style:family="paragraph" style:parent-style-name="Heading_20_4" style:master-page-name="">
      <style:paragraph-properties fo:break-before="auto" fo:break-after="auto"/>
    </style:style>
    <style:style style:name="P272" style:family="paragraph" style:parent-style-name="Heading_20_4" style:master-page-name="">
      <style:paragraph-properties fo:break-before="auto" fo:break-after="auto"/>
    </style:style>
    <style:style style:name="P273" style:family="paragraph" style:parent-style-name="Heading_20_4" style:master-page-name="">
      <style:paragraph-properties fo:break-before="auto" fo:break-after="auto"/>
    </style:style>
    <style:style style:name="P274" style:family="paragraph" style:parent-style-name="Heading_20_4" style:master-page-name="">
      <style:paragraph-properties fo:break-before="auto" fo:break-after="auto"/>
    </style:style>
    <style:style style:name="P275" style:family="paragraph" style:parent-style-name="Heading_20_4" style:master-page-name="">
      <style:paragraph-properties fo:break-before="auto" fo:break-after="auto"/>
    </style:style>
    <style:style style:name="P276" style:family="paragraph" style:parent-style-name="Heading_20_4">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77"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278" style:family="paragraph" style:parent-style-name="Heading_20_4" style:master-page-name="">
      <style:paragraph-properties fo:break-before="auto" fo:break-after="auto"/>
    </style:style>
    <style:style style:name="P279" style:family="paragraph" style:parent-style-name="Heading_20_4">
      <style:paragraph-properties fo:margin-top="0cm" fo:margin-bottom="0.212cm" fo:text-align="start" style:justify-single-word="false" text:number-lines="false" text:line-number="0"/>
      <style:text-properties fo:font-weight="normal" style:font-weight-asian="normal" style:font-weight-complex="normal"/>
    </style:style>
    <style:style style:name="P280"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81"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fo:font-weight="normal" style:font-weight-asian="normal" style:font-weight-complex="normal"/>
    </style:style>
    <style:style style:name="P282" style:family="paragraph" style:parent-style-name="Table_20_Contents">
      <style:paragraph-properties fo:text-align="center" style:justify-single-word="false"/>
    </style:style>
    <style:style style:name="P283" style:family="paragraph" style:parent-style-name="Table_20_Contents">
      <style:paragraph-properties fo:text-align="start" style:justify-single-word="false"/>
    </style:style>
    <style:style style:name="P284" style:family="paragraph" style:parent-style-name="Table_20_Contents">
      <style:paragraph-properties fo:text-align="center" style:justify-single-word="false"/>
      <style:text-properties fo:color="#000000" fo:font-weight="normal" style:font-weight-asian="normal" style:font-weight-complex="normal"/>
    </style:style>
    <style:style style:name="P285" style:family="paragraph" style:parent-style-name="Table_20_Contents">
      <style:paragraph-properties fo:margin-top="0cm" fo:margin-bottom="0.212cm" fo:text-align="center" style:justify-single-word="false" text:number-lines="false" text:line-number="0"/>
    </style:style>
    <style:style style:name="P286" style:family="paragraph" style:parent-style-name="Table_20_Contents">
      <style:paragraph-properties fo:margin-top="0cm" fo:margin-bottom="0.212cm" fo:text-align="start" style:justify-single-word="false" text:number-lines="false" text:line-number="0"/>
    </style:style>
    <style:style style:name="P287"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288" style:family="paragraph" style:parent-style-name="Table_20_Contents">
      <style:paragraph-properties fo:margin-top="0cm" fo:margin-bottom="0.212cm" fo:text-align="start" style:justify-single-word="false" text:number-lines="false" text:line-number="0"/>
      <style:text-properties fo:color="#000000"/>
    </style:style>
    <style:style style:name="P289"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90"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291"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292" style:family="paragraph" style:parent-style-name="Table_20_Heading">
      <style:paragraph-properties fo:text-align="center" style:justify-single-word="false"/>
    </style:style>
    <style:style style:name="P293" style:family="paragraph" style:parent-style-name="Table_20_Heading">
      <style:paragraph-properties fo:text-align="center" style:justify-single-word="false"/>
      <style:text-properties fo:color="#000000"/>
    </style:style>
    <style:style style:name="P29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95"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96"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97" style:family="paragraph" style:parent-style-name="Contents_20_1">
      <style:paragraph-properties>
        <style:tab-stops>
          <style:tab-stop style:position="17.59cm" style:type="right" style:leader-style="dotted" style:leader-text="."/>
        </style:tab-stops>
      </style:paragraph-properties>
    </style:style>
    <style:style style:name="P298" style:family="paragraph" style:parent-style-name="Contents_20_2">
      <style:paragraph-properties>
        <style:tab-stops>
          <style:tab-stop style:position="17.09cm" style:type="right" style:leader-style="dotted" style:leader-text="."/>
        </style:tab-stops>
      </style:paragraph-properties>
    </style:style>
    <style:style style:name="P299" style:family="paragraph" style:parent-style-name="Contents_20_3">
      <style:paragraph-properties>
        <style:tab-stops>
          <style:tab-stop style:position="16.591cm" style:type="right" style:leader-style="dotted" style:leader-text="."/>
        </style:tab-stops>
      </style:paragraph-properties>
    </style:style>
    <style:style style:name="P300" style:family="paragraph" style:parent-style-name="Preformatted_20_Text" style:master-page-name="">
      <style:paragraph-properties fo:margin-left="1.499cm" fo:margin-right="0cm" fo:margin-top="0cm" fo:margin-bottom="0.212cm" fo:text-indent="0cm" style:auto-text-indent="false"/>
    </style:style>
    <style:style style:name="P301" style:family="paragraph" style:parent-style-name="Preformatted_20_Text" style:master-page-name="">
      <style:paragraph-properties fo:margin-left="1.499cm" fo:margin-right="0cm" fo:margin-top="0cm" fo:margin-bottom="0.212cm" fo:text-indent="0cm" style:auto-text-indent="false"/>
    </style:style>
    <style:style style:name="P302" style:family="paragraph" style:parent-style-name="Preformatted_20_Text" style:master-page-name="">
      <style:paragraph-properties fo:margin-left="1.499cm" fo:margin-right="0cm" fo:margin-top="0cm" fo:margin-bottom="0.212cm" fo:text-indent="0cm" style:auto-text-indent="false"/>
    </style:style>
    <style:style style:name="P303" style:family="paragraph" style:parent-style-name="Preformatted_20_Text" style:master-page-name="">
      <style:paragraph-properties fo:margin-left="1.499cm" fo:margin-right="0cm" fo:margin-top="0cm" fo:margin-bottom="0.212cm" fo:text-indent="0cm" style:auto-text-indent="false"/>
    </style:style>
    <style:style style:name="P304" style:family="paragraph" style:parent-style-name="Preformatted_20_Text" style:master-page-name="">
      <style:paragraph-properties fo:margin-left="1.499cm" fo:margin-right="0cm" fo:margin-top="0cm" fo:margin-bottom="0.212cm" fo:text-indent="0cm" style:auto-text-indent="false"/>
    </style:style>
    <style:style style:name="P305" style:family="paragraph" style:parent-style-name="Preformatted_20_Text" style:master-page-name="">
      <style:paragraph-properties fo:margin-left="1.499cm" fo:margin-right="0cm" fo:margin-top="0cm" fo:margin-bottom="0.212cm" fo:text-indent="0cm" style:auto-text-indent="false"/>
    </style:style>
    <style:style style:name="P306" style:family="paragraph" style:parent-style-name="Preformatted_20_Text" style:master-page-name="">
      <style:paragraph-properties fo:margin-left="1.499cm" fo:margin-right="0cm" fo:margin-top="0cm" fo:margin-bottom="0.212cm" fo:text-indent="0cm" style:auto-text-indent="false"/>
    </style:style>
    <style:style style:name="P307" style:family="paragraph" style:parent-style-name="Preformatted_20_Text" style:master-page-name="">
      <style:paragraph-properties fo:margin-left="1.499cm" fo:margin-right="0cm" fo:margin-top="0cm" fo:margin-bottom="0.212cm" fo:text-indent="0cm" style:auto-text-indent="false"/>
    </style:style>
    <style:style style:name="P308" style:family="paragraph" style:parent-style-name="Preformatted_20_Text" style:master-page-name="">
      <style:paragraph-properties fo:margin-left="1.499cm" fo:margin-right="0cm" fo:margin-top="0cm" fo:margin-bottom="0.212cm" fo:text-indent="0cm" style:auto-text-indent="false"/>
    </style:style>
    <style:style style:name="P309" style:family="paragraph" style:parent-style-name="Preformatted_20_Text" style:master-page-name="">
      <style:paragraph-properties fo:margin-left="1.499cm" fo:margin-right="0cm" fo:margin-top="0cm" fo:margin-bottom="0.212cm" fo:text-indent="0cm" style:auto-text-indent="false"/>
    </style:style>
    <style:style style:name="P310" style:family="paragraph" style:parent-style-name="Preformatted_20_Text" style:master-page-name="">
      <style:paragraph-properties fo:margin-left="1.499cm" fo:margin-right="0cm" fo:margin-top="0cm" fo:margin-bottom="0.212cm" fo:text-indent="0cm" style:auto-text-indent="false"/>
    </style:style>
    <style:style style:name="P311" style:family="paragraph" style:parent-style-name="Preformatted_20_Text" style:master-page-name="">
      <style:paragraph-properties fo:margin-left="1.499cm" fo:margin-right="0cm" fo:margin-top="0cm" fo:margin-bottom="0.212cm" fo:text-indent="0cm" style:auto-text-indent="false"/>
    </style:style>
    <style:style style:name="P312" style:family="paragraph" style:parent-style-name="Preformatted_20_Text" style:master-page-name="">
      <style:paragraph-properties fo:margin-left="1.499cm" fo:margin-right="0cm" fo:margin-top="0cm" fo:margin-bottom="0.212cm" fo:text-indent="0cm" style:auto-text-indent="false"/>
    </style:style>
    <style:style style:name="P313" style:family="paragraph" style:parent-style-name="Preformatted_20_Text" style:master-page-name="">
      <style:paragraph-properties fo:margin-left="1.499cm" fo:margin-right="0cm" fo:margin-top="0cm" fo:margin-bottom="0.212cm" fo:text-indent="0cm" style:auto-text-indent="false"/>
    </style:style>
    <style:style style:name="P314" style:family="paragraph" style:parent-style-name="Preformatted_20_Text" style:master-page-name="">
      <style:paragraph-properties fo:margin-left="1.499cm" fo:margin-right="0cm" fo:margin-top="0cm" fo:margin-bottom="0.212cm" fo:text-indent="0cm" style:auto-text-indent="false"/>
    </style:style>
    <style:style style:name="P315" style:family="paragraph" style:parent-style-name="Preformatted_20_Text" style:master-page-name="">
      <style:paragraph-properties fo:margin-left="1.499cm" fo:margin-right="0cm" fo:margin-top="0cm" fo:margin-bottom="0.212cm" fo:text-indent="0cm" style:auto-text-indent="false"/>
    </style:style>
    <style:style style:name="P316" style:family="paragraph" style:parent-style-name="Preformatted_20_Text" style:master-page-name="">
      <style:paragraph-properties fo:margin-left="1.499cm" fo:margin-right="0cm" fo:margin-top="0cm" fo:margin-bottom="0.212cm" fo:text-indent="0cm" style:auto-text-indent="false"/>
    </style:style>
    <style:style style:name="P317" style:family="paragraph" style:parent-style-name="Preformatted_20_Text" style:master-page-name="">
      <style:paragraph-properties fo:margin-left="1.499cm" fo:margin-right="0cm" fo:margin-top="0cm" fo:margin-bottom="0.212cm" fo:text-indent="0cm" style:auto-text-indent="false"/>
    </style:style>
    <style:style style:name="P318" style:family="paragraph" style:parent-style-name="Preformatted_20_Text" style:master-page-name="">
      <style:paragraph-properties fo:margin-left="1.499cm" fo:margin-right="0cm" fo:margin-top="0cm" fo:margin-bottom="0.212cm" fo:text-indent="0cm" style:auto-text-indent="false"/>
    </style:style>
    <style:style style:name="P319" style:family="paragraph" style:parent-style-name="Preformatted_20_Text" style:master-page-name="">
      <style:paragraph-properties fo:margin-left="1.499cm" fo:margin-right="0cm" fo:margin-top="0cm" fo:margin-bottom="0.212cm" fo:text-indent="0cm" style:auto-text-indent="false"/>
    </style:style>
    <style:style style:name="P320" style:family="paragraph" style:parent-style-name="Preformatted_20_Text" style:master-page-name="">
      <style:paragraph-properties fo:margin-left="1.499cm" fo:margin-right="0cm" fo:margin-top="0cm" fo:margin-bottom="0.212cm" fo:text-indent="0cm" style:auto-text-indent="false"/>
    </style:style>
    <style:style style:name="P321" style:family="paragraph" style:parent-style-name="Preformatted_20_Text" style:master-page-name="">
      <style:paragraph-properties fo:margin-left="1.499cm" fo:margin-right="0cm" fo:margin-top="0cm" fo:margin-bottom="0.212cm" fo:text-indent="0cm" style:auto-text-indent="false"/>
    </style:style>
    <style:style style:name="P322" style:family="paragraph" style:parent-style-name="Preformatted_20_Text" style:master-page-name="">
      <style:paragraph-properties fo:margin-left="1.499cm" fo:margin-right="0cm" fo:margin-top="0cm" fo:margin-bottom="0.212cm" fo:text-indent="0cm" style:auto-text-indent="false"/>
    </style:style>
    <style:style style:name="P323" style:family="paragraph" style:parent-style-name="Preformatted_20_Text" style:master-page-name="">
      <style:paragraph-properties fo:margin-left="1.499cm" fo:margin-right="0cm" fo:margin-top="0cm" fo:margin-bottom="0.212cm" fo:text-indent="0cm" style:auto-text-indent="false"/>
    </style:style>
    <style:style style:name="P324" style:family="paragraph" style:parent-style-name="Preformatted_20_Text" style:master-page-name="">
      <style:paragraph-properties fo:margin-left="1.499cm" fo:margin-right="0cm" fo:margin-top="0cm" fo:margin-bottom="0.212cm" fo:text-indent="0cm" style:auto-text-indent="false"/>
    </style:style>
    <style:style style:name="P325" style:family="paragraph" style:parent-style-name="Preformatted_20_Text" style:master-page-name="">
      <style:paragraph-properties fo:margin-left="1.499cm" fo:margin-right="0cm" fo:margin-top="0cm" fo:margin-bottom="0.212cm" fo:text-indent="0cm" style:auto-text-indent="false"/>
    </style:style>
    <style:style style:name="P326"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27" style:family="paragraph" style:parent-style-name="Preformatted_20_Text" style:master-page-name="">
      <style:paragraph-properties fo:margin-left="0cm" fo:margin-right="0cm" fo:margin-top="0cm" fo:margin-bottom="0.212cm" fo:text-indent="0cm" style:auto-text-indent="false"/>
    </style:style>
    <style:style style:name="P328"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29" style:family="paragraph" style:parent-style-name="Preformatted_20_Text" style:master-page-name="">
      <style:paragraph-properties fo:margin-left="0cm" fo:margin-right="0cm" fo:margin-top="0cm" fo:margin-bottom="0.212cm" fo:text-indent="0cm" style:auto-text-indent="false"/>
    </style:style>
    <style:style style:name="P330"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31"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32"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33" style:family="paragraph" style:parent-style-name="Preformatted_20_Text" style:master-page-name="">
      <style:paragraph-properties fo:margin-left="0cm" fo:margin-right="0cm" fo:margin-top="0cm" fo:margin-bottom="0.212cm" fo:text-indent="0cm" style:auto-text-indent="false"/>
    </style:style>
    <style:style style:name="P334" style:family="paragraph" style:parent-style-name="Text_20_body_20_indent_20_2" style:list-style-name="L2"/>
    <style:style style:name="P335" style:family="paragraph" style:parent-style-name="Text_20_body_20_indent_20_2" style:list-style-name="L2">
      <style:text-properties style:language-asian="zh" style:country-asian="TW"/>
    </style:style>
    <style:style style:name="P336" style:family="paragraph" style:parent-style-name="Text_20_body_20_indent_20_2" style:list-style-name="L10">
      <style:text-properties style:language-asian="zh" style:country-asian="TW"/>
    </style:style>
    <style:style style:name="P337" style:family="paragraph" style:parent-style-name="Text_20_body_20_indent_20_2" style:list-style-name="L10">
      <style:text-properties style:language-asian="zh" style:country-asian="TW"/>
    </style:style>
    <style:style style:name="P338" style:family="paragraph" style:parent-style-name="Text_20_body_20_indent_20_2" style:list-style-name="L10">
      <style:text-properties style:language-asian="zh" style:country-asian="TW"/>
    </style:style>
    <style:style style:name="P339" style:family="paragraph" style:parent-style-name="Text_20_body_20_indent_20_2" style:list-style-name="L12">
      <style:text-properties style:language-asian="zh" style:country-asian="TW"/>
    </style:style>
    <style:style style:name="P340" style:family="paragraph" style:parent-style-name="Text_20_body_20_indent_20_2" style:list-style-name="L12">
      <style:text-properties style:language-asian="zh" style:country-asian="TW"/>
    </style:style>
    <style:style style:name="P341" style:family="paragraph" style:parent-style-name="Text_20_body_20_indent_20_2" style:list-style-name="L2"/>
    <style:style style:name="P342" style:family="paragraph" style:parent-style-name="Text_20_body_20_indent_20_2" style:list-style-name="L3"/>
    <style:style style:name="P343" style:family="paragraph" style:parent-style-name="Text_20_body_20_indent_20_2" style:list-style-name="L3"/>
    <style:style style:name="P344" style:family="paragraph" style:parent-style-name="Text_20_body_20_indent_20_2" style:list-style-name="L3"/>
    <style:style style:name="P345" style:family="paragraph" style:parent-style-name="Text_20_body_20_indent_20_2">
      <style:text-properties fo:language="en" fo:country="none"/>
    </style:style>
    <style:style style:name="P346" style:family="paragraph" style:parent-style-name="Text_20_body_20_indent_20_2" style:list-style-name="L7">
      <style:text-properties fo:language="en" fo:country="none"/>
    </style:style>
    <style:style style:name="P347" style:family="paragraph" style:parent-style-name="Text_20_body_20_indent_20_2" style:list-style-name="L7">
      <style:text-properties fo:language="en" fo:country="none"/>
    </style:style>
    <style:style style:name="P348" style:family="paragraph" style:parent-style-name="Text_20_body_20_indent_20_2" style:list-style-name="L7">
      <style:text-properties fo:language="en" fo:country="none"/>
    </style:style>
    <style:style style:name="P349" style:family="paragraph" style:parent-style-name="Text_20_body_20_indent_20_2" style:list-style-name="L11"/>
    <style:style style:name="P350" style:family="paragraph" style:parent-style-name="Text_20_body_20_indent_20_2" style:list-style-name="L11"/>
    <style:style style:name="P351" style:family="paragraph" style:parent-style-name="Text_20_body_20_indent_20_2" style:list-style-name="L11"/>
    <style:style style:name="P352" style:family="paragraph" style:parent-style-name="Text_20_body_20_indent_20_2" style:list-style-name="L12"/>
    <style:style style:name="P353" style:family="paragraph" style:parent-style-name="Text_20_body_20_indent_20_2">
      <style:text-properties fo:font-size="10pt" fo:language="en" fo:country="none" style:font-size-asian="10pt" style:font-size-complex="10pt"/>
    </style:style>
    <style:style style:name="P354" style:family="paragraph" style:parent-style-name="Text_20_body_20_indent_20_2">
      <style:text-properties style:font-name="Courier New1"/>
    </style:style>
    <style:style style:name="P355" style:family="paragraph" style:parent-style-name="Text_20_body_20_indent_20_2">
      <style:text-properties fo:font-weight="normal" style:font-weight-asian="normal" style:font-weight-complex="normal"/>
    </style:style>
    <style:style style:name="P356" style:family="paragraph" style:parent-style-name="Text_20_body_20_indent_20_2" style:master-page-name="">
      <style:paragraph-properties fo:margin-left="1.499cm" fo:margin-right="0cm" fo:margin-top="0cm" fo:margin-bottom="0.212cm" fo:text-indent="0cm" style:auto-text-indent="false"/>
    </style:style>
    <style:style style:name="P357" style:family="paragraph" style:parent-style-name="Text_20_body_20_indent_20_2" style:master-page-name="">
      <style:paragraph-properties fo:margin-left="1.499cm" fo:margin-right="0cm" fo:margin-top="0cm" fo:margin-bottom="0.212cm" fo:text-indent="0cm" style:auto-text-indent="false"/>
    </style:style>
    <style:style style:name="P358" style:family="paragraph" style:parent-style-name="Text_20_body_20_indent_20_2" style:master-page-name="">
      <style:paragraph-properties fo:margin-left="1.499cm" fo:margin-right="0cm" fo:margin-top="0cm" fo:margin-bottom="0.212cm" fo:text-indent="0cm" style:auto-text-indent="false"/>
    </style:style>
    <style:style style:name="P359" style:family="paragraph" style:parent-style-name="Text_20_body_20_indent_20_2" style:master-page-name="">
      <style:paragraph-properties fo:margin-left="1.499cm" fo:margin-right="0cm" fo:margin-top="0cm" fo:margin-bottom="0.212cm" fo:text-indent="0cm" style:auto-text-indent="false"/>
    </style:style>
    <style:style style:name="P360" style:family="paragraph" style:parent-style-name="Text_20_body_20_indent_20_2" style:master-page-name="">
      <style:paragraph-properties fo:margin-left="1.499cm" fo:margin-right="0cm" fo:margin-top="0cm" fo:margin-bottom="0.212cm" fo:text-indent="0cm" style:auto-text-indent="false"/>
    </style:style>
    <style:style style:name="P361" style:family="paragraph" style:parent-style-name="Text_20_body_20_indent_20_2" style:master-page-name="">
      <style:paragraph-properties fo:margin-left="1.499cm" fo:margin-right="0cm" fo:margin-top="0cm" fo:margin-bottom="0.212cm" fo:text-indent="0cm" style:auto-text-indent="false"/>
    </style:style>
    <style:style style:name="P362" style:family="paragraph" style:parent-style-name="Text_20_body_20_indent_20_2" style:master-page-name="">
      <style:paragraph-properties fo:margin-left="1.499cm" fo:margin-right="0cm" fo:margin-top="0cm" fo:margin-bottom="0.212cm" fo:text-indent="0cm" style:auto-text-indent="false"/>
    </style:style>
    <style:style style:name="P363" style:family="paragraph" style:parent-style-name="Text_20_body_20_indent_20_2" style:master-page-name="">
      <style:paragraph-properties fo:margin-left="1.499cm" fo:margin-right="0cm" fo:margin-top="0cm" fo:margin-bottom="0.212cm" fo:text-indent="0cm" style:auto-text-indent="false"/>
    </style:style>
    <style:style style:name="P364" style:family="paragraph" style:parent-style-name="Text_20_body_20_indent_20_2" style:master-page-name="">
      <style:paragraph-properties fo:margin-left="1.499cm" fo:margin-right="0cm" fo:margin-top="0cm" fo:margin-bottom="0.212cm" fo:text-indent="0cm" style:auto-text-indent="false"/>
    </style:style>
    <style:style style:name="P365" style:family="paragraph" style:parent-style-name="Text_20_body_20_indent_20_2" style:master-page-name="">
      <style:paragraph-properties fo:margin-left="1.499cm" fo:margin-right="0cm" fo:margin-top="0cm" fo:margin-bottom="0.212cm" fo:text-indent="0cm" style:auto-text-indent="false"/>
    </style:style>
    <style:style style:name="P366" style:family="paragraph" style:parent-style-name="Text_20_body_20_indent_20_2" style:master-page-name="">
      <style:paragraph-properties fo:margin-left="1.499cm" fo:margin-right="0cm" fo:margin-top="0cm" fo:margin-bottom="0.212cm" fo:text-indent="0cm" style:auto-text-indent="false"/>
    </style:style>
    <style:style style:name="P367" style:family="paragraph" style:parent-style-name="Text_20_body_20_indent_20_2" style:master-page-name="">
      <style:paragraph-properties fo:margin-left="1.499cm" fo:margin-right="0cm" fo:margin-top="0cm" fo:margin-bottom="0.212cm" fo:text-indent="0cm" style:auto-text-indent="false"/>
    </style:style>
    <style:style style:name="P368"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369" style:family="paragraph" style:parent-style-name="Text_20_body_20_indent_20_2" style:master-page-name="">
      <style:paragraph-properties fo:margin-left="1.499cm" fo:margin-right="0cm" fo:margin-top="0cm" fo:margin-bottom="0.212cm" fo:text-indent="0cm" style:auto-text-indent="false"/>
    </style:style>
    <style:style style:name="P370" style:family="paragraph" style:parent-style-name="Text_20_body_20_indent_20_2" style:master-page-name="">
      <style:paragraph-properties fo:margin-left="1.499cm" fo:margin-right="0cm" fo:margin-top="0cm" fo:margin-bottom="0.212cm" fo:text-indent="0cm" style:auto-text-indent="false"/>
    </style:style>
    <style:style style:name="P371" style:family="paragraph" style:parent-style-name="Text_20_body_20_indent_20_2" style:master-page-name="">
      <style:paragraph-properties fo:margin-left="1.499cm" fo:margin-right="0cm" fo:margin-top="0cm" fo:margin-bottom="0.212cm" fo:text-indent="0cm" style:auto-text-indent="false"/>
    </style:style>
    <style:style style:name="P372" style:family="paragraph" style:parent-style-name="Text_20_body_20_indent_20_2" style:master-page-name="">
      <style:paragraph-properties fo:margin-left="1.499cm" fo:margin-right="0cm" fo:margin-top="0cm" fo:margin-bottom="0.212cm" fo:text-indent="0cm" style:auto-text-indent="false"/>
    </style:style>
    <style:style style:name="P373" style:family="paragraph" style:parent-style-name="Text_20_body_20_indent_20_2" style:master-page-name="">
      <style:paragraph-properties fo:margin-left="1.499cm" fo:margin-right="0cm" fo:margin-top="0cm" fo:margin-bottom="0.212cm" fo:text-indent="0cm" style:auto-text-indent="false"/>
    </style:style>
    <style:style style:name="P374" style:family="paragraph" style:parent-style-name="Text_20_body_20_indent_20_2" style:master-page-name="">
      <style:paragraph-properties fo:margin-left="1.499cm" fo:margin-right="0cm" fo:margin-top="0cm" fo:margin-bottom="0.212cm" fo:text-indent="0cm" style:auto-text-indent="false"/>
    </style:style>
    <style:style style:name="P375" style:family="paragraph" style:parent-style-name="Text_20_body_20_indent_20_2" style:master-page-name="">
      <style:paragraph-properties fo:margin-left="1.499cm" fo:margin-right="0cm" fo:margin-top="0cm" fo:margin-bottom="0.212cm" fo:text-indent="0cm" style:auto-text-indent="false"/>
    </style:style>
    <style:style style:name="P376" style:family="paragraph" style:parent-style-name="Text_20_body_20_indent_20_2" style:master-page-name="">
      <style:paragraph-properties fo:margin-left="1.499cm" fo:margin-right="0cm" fo:margin-top="0cm" fo:margin-bottom="0.212cm" fo:text-indent="0cm" style:auto-text-indent="false"/>
    </style:style>
    <style:style style:name="P377" style:family="paragraph" style:parent-style-name="Text_20_body_20_indent_20_2" style:master-page-name="">
      <style:paragraph-properties fo:margin-left="1.499cm" fo:margin-right="0cm" fo:margin-top="0cm" fo:margin-bottom="0.212cm" fo:text-indent="0cm" style:auto-text-indent="false"/>
    </style:style>
    <style:style style:name="P378" style:family="paragraph" style:parent-style-name="Text_20_body_20_indent_20_2" style:master-page-name="">
      <style:paragraph-properties fo:margin-left="1.499cm" fo:margin-right="0cm" fo:margin-top="0cm" fo:margin-bottom="0.212cm" fo:text-indent="0cm" style:auto-text-indent="false"/>
    </style:style>
    <style:style style:name="P379" style:family="paragraph" style:parent-style-name="Text_20_body_20_indent_20_2" style:master-page-name="">
      <style:paragraph-properties fo:margin-left="1.499cm" fo:margin-right="0cm" fo:margin-top="0cm" fo:margin-bottom="0.212cm" fo:text-indent="0cm" style:auto-text-indent="false"/>
    </style:style>
    <style:style style:name="P38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381" style:family="paragraph" style:parent-style-name="Text_20_body_20_indent_20_2" style:master-page-name="">
      <style:paragraph-properties fo:margin-left="1.499cm" fo:margin-right="0cm" fo:margin-top="0cm" fo:margin-bottom="0.212cm" fo:text-indent="0cm" style:auto-text-indent="false"/>
    </style:style>
    <style:style style:name="P382" style:family="paragraph" style:parent-style-name="Text_20_body_20_indent_20_2" style:master-page-name="">
      <style:paragraph-properties fo:margin-left="1.499cm" fo:margin-right="0cm" fo:margin-top="0cm" fo:margin-bottom="0.212cm" fo:text-indent="0cm" style:auto-text-indent="false"/>
    </style:style>
    <style:style style:name="P383" style:family="paragraph" style:parent-style-name="Text_20_body_20_indent_20_2" style:master-page-name="">
      <style:paragraph-properties fo:margin-left="1.499cm" fo:margin-right="0cm" fo:margin-top="0cm" fo:margin-bottom="0.212cm" fo:text-indent="0cm" style:auto-text-indent="false"/>
    </style:style>
    <style:style style:name="P384" style:family="paragraph" style:parent-style-name="Text_20_body_20_indent_20_2" style:master-page-name="">
      <style:paragraph-properties fo:margin-left="1.499cm" fo:margin-right="0cm" fo:margin-top="0cm" fo:margin-bottom="0.212cm" fo:text-indent="0cm" style:auto-text-indent="false"/>
    </style:style>
    <style:style style:name="P385" style:family="paragraph" style:parent-style-name="Text_20_body_20_indent_20_2" style:master-page-name="">
      <style:paragraph-properties fo:margin-left="1.499cm" fo:margin-right="0cm" fo:margin-top="0cm" fo:margin-bottom="0.212cm" fo:text-indent="0cm" style:auto-text-indent="false"/>
    </style:style>
    <style:style style:name="P386" style:family="paragraph" style:parent-style-name="Text_20_body_20_indent_20_2" style:master-page-name="">
      <style:paragraph-properties fo:margin-left="1.499cm" fo:margin-right="0cm" fo:margin-top="0cm" fo:margin-bottom="0.212cm" fo:text-indent="0cm" style:auto-text-indent="false"/>
    </style:style>
    <style:style style:name="P387" style:family="paragraph" style:parent-style-name="Text_20_body_20_indent_20_2" style:master-page-name="">
      <style:paragraph-properties fo:margin-left="1.499cm" fo:margin-right="0cm" fo:margin-top="0cm" fo:margin-bottom="0.212cm" fo:text-indent="0cm" style:auto-text-indent="false"/>
    </style:style>
    <style:style style:name="P388" style:family="paragraph" style:parent-style-name="Text_20_body_20_indent_20_2" style:master-page-name="">
      <style:paragraph-properties fo:margin-left="1.499cm" fo:margin-right="0cm" fo:margin-top="0cm" fo:margin-bottom="0.212cm" fo:text-indent="0cm" style:auto-text-indent="false"/>
    </style:style>
    <style:style style:name="P389" style:family="paragraph" style:parent-style-name="Text_20_body_20_indent_20_2" style:master-page-name="">
      <style:paragraph-properties fo:margin-left="1.499cm" fo:margin-right="0cm" fo:margin-top="0cm" fo:margin-bottom="0.212cm" fo:text-indent="0cm" style:auto-text-indent="false"/>
    </style:style>
    <style:style style:name="P390" style:family="paragraph" style:parent-style-name="Text_20_body_20_indent_20_2" style:master-page-name="">
      <style:paragraph-properties fo:margin-left="1.499cm" fo:margin-right="0cm" fo:margin-top="0cm" fo:margin-bottom="0.212cm" fo:text-indent="0cm" style:auto-text-indent="false"/>
    </style:style>
    <style:style style:name="P391" style:family="paragraph" style:parent-style-name="Text_20_body_20_indent_20_2" style:master-page-name="">
      <style:paragraph-properties fo:margin-left="1.499cm" fo:margin-right="0cm" fo:margin-top="0cm" fo:margin-bottom="0.212cm" fo:text-indent="0cm" style:auto-text-indent="false"/>
    </style:style>
    <style:style style:name="P392" style:family="paragraph" style:parent-style-name="Text_20_body_20_indent_20_2" style:master-page-name="">
      <style:paragraph-properties fo:margin-left="1.499cm" fo:margin-right="0cm" fo:margin-top="0cm" fo:margin-bottom="0.212cm" fo:text-indent="0cm" style:auto-text-indent="false"/>
    </style:style>
    <style:style style:name="P393" style:family="paragraph" style:parent-style-name="Text_20_body_20_indent_20_2" style:master-page-name="">
      <style:paragraph-properties fo:margin-left="1.499cm" fo:margin-right="0cm" fo:margin-top="0cm" fo:margin-bottom="0.212cm" fo:text-indent="0cm" style:auto-text-indent="false"/>
    </style:style>
    <style:style style:name="P394" style:family="paragraph" style:parent-style-name="Text_20_body_20_indent_20_2" style:master-page-name="">
      <style:paragraph-properties fo:margin-left="1.499cm" fo:margin-right="0cm" fo:margin-top="0cm" fo:margin-bottom="0.212cm" fo:text-indent="0cm" style:auto-text-indent="false"/>
    </style:style>
    <style:style style:name="P395" style:family="paragraph" style:parent-style-name="Text_20_body_20_indent_20_2" style:master-page-name="">
      <style:paragraph-properties fo:margin-left="1.499cm" fo:margin-right="0cm" fo:margin-top="0cm" fo:margin-bottom="0.212cm" fo:text-indent="0cm" style:auto-text-indent="false"/>
    </style:style>
    <style:style style:name="P396" style:family="paragraph" style:parent-style-name="Text_20_body_20_indent_20_2" style:master-page-name="">
      <style:paragraph-properties fo:margin-left="1.499cm" fo:margin-right="0cm" fo:margin-top="0cm" fo:margin-bottom="0.212cm" fo:text-indent="0cm" style:auto-text-indent="false"/>
    </style:style>
    <style:style style:name="P397" style:family="paragraph" style:parent-style-name="Text_20_body_20_indent_20_2" style:master-page-name="">
      <style:paragraph-properties fo:margin-left="1.499cm" fo:margin-right="0cm" fo:margin-top="0cm" fo:margin-bottom="0.212cm" fo:text-indent="0cm" style:auto-text-indent="false"/>
    </style:style>
    <style:style style:name="P398" style:family="paragraph" style:parent-style-name="Text_20_body_20_indent_20_2" style:master-page-name="">
      <style:paragraph-properties fo:margin-left="1.499cm" fo:margin-right="0cm" fo:margin-top="0cm" fo:margin-bottom="0.212cm" fo:text-indent="0cm" style:auto-text-indent="false"/>
    </style:style>
    <style:style style:name="P399" style:family="paragraph" style:parent-style-name="Text_20_body_20_indent_20_2" style:master-page-name="">
      <style:paragraph-properties fo:margin-left="1.499cm" fo:margin-right="0cm" fo:margin-top="0cm" fo:margin-bottom="0.212cm" fo:text-indent="0cm" style:auto-text-indent="false"/>
    </style:style>
    <style:style style:name="P400" style:family="paragraph" style:parent-style-name="Text_20_body_20_indent_20_2" style:master-page-name="">
      <style:paragraph-properties fo:margin-left="1.499cm" fo:margin-right="0cm" fo:margin-top="0cm" fo:margin-bottom="0.212cm" fo:text-indent="0cm" style:auto-text-indent="false"/>
    </style:style>
    <style:style style:name="P401" style:family="paragraph" style:parent-style-name="Text_20_body_20_indent_20_2" style:master-page-name="">
      <style:paragraph-properties fo:margin-left="1.499cm" fo:margin-right="0cm" fo:margin-top="0cm" fo:margin-bottom="0.212cm" fo:text-indent="0cm" style:auto-text-indent="false"/>
    </style:style>
    <style:style style:name="P402" style:family="paragraph" style:parent-style-name="Text_20_body_20_indent_20_2" style:master-page-name="">
      <style:paragraph-properties fo:margin-left="1.499cm" fo:margin-right="0cm" fo:margin-top="0cm" fo:margin-bottom="0.212cm" fo:text-indent="0cm" style:auto-text-indent="false"/>
    </style:style>
    <style:style style:name="P40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04" style:family="paragraph" style:parent-style-name="Text_20_body_20_indent_20_2" style:master-page-name="">
      <style:paragraph-properties fo:margin-left="1.499cm" fo:margin-right="0cm" fo:margin-top="0cm" fo:margin-bottom="0.212cm" fo:text-indent="0cm" style:auto-text-indent="false"/>
    </style:style>
    <style:style style:name="P405"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06"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07" style:family="paragraph" style:parent-style-name="Text_20_body_20_indent_20_2" style:master-page-name="">
      <style:paragraph-properties fo:margin-left="1.499cm" fo:margin-right="0cm" fo:margin-top="0cm" fo:margin-bottom="0.212cm" fo:text-indent="0cm" style:auto-text-indent="false"/>
    </style:style>
    <style:style style:name="P408" style:family="paragraph" style:parent-style-name="Text_20_body_20_indent_20_2" style:master-page-name="">
      <style:paragraph-properties fo:margin-left="1.499cm" fo:margin-right="0cm" fo:margin-top="0cm" fo:margin-bottom="0.212cm" fo:text-indent="0cm" style:auto-text-indent="false"/>
    </style:style>
    <style:style style:name="P409" style:family="paragraph" style:parent-style-name="Text_20_body_20_indent_20_2" style:master-page-name="">
      <style:paragraph-properties fo:margin-left="1.499cm" fo:margin-right="0cm" fo:margin-top="0cm" fo:margin-bottom="0.212cm" fo:text-indent="0cm" style:auto-text-indent="false"/>
    </style:style>
    <style:style style:name="P410" style:family="paragraph" style:parent-style-name="Text_20_body_20_indent_20_2" style:master-page-name="">
      <style:paragraph-properties fo:margin-left="1.499cm" fo:margin-right="0cm" fo:margin-top="0cm" fo:margin-bottom="0.212cm" fo:text-indent="0cm" style:auto-text-indent="false"/>
    </style:style>
    <style:style style:name="P411" style:family="paragraph" style:parent-style-name="Text_20_body_20_indent_20_2" style:master-page-name="">
      <style:paragraph-properties fo:margin-left="1.499cm" fo:margin-right="0cm" fo:margin-top="0cm" fo:margin-bottom="0.212cm" fo:text-indent="0cm" style:auto-text-indent="false"/>
    </style:style>
    <style:style style:name="P412" style:family="paragraph" style:parent-style-name="Text_20_body_20_indent_20_2" style:master-page-name="">
      <style:paragraph-properties fo:margin-left="1.499cm" fo:margin-right="0cm" fo:margin-top="0cm" fo:margin-bottom="0.212cm" fo:text-indent="0cm" style:auto-text-indent="false"/>
    </style:style>
    <style:style style:name="P413" style:family="paragraph" style:parent-style-name="Text_20_body_20_indent_20_2" style:master-page-name="">
      <style:paragraph-properties fo:margin-left="1.499cm" fo:margin-right="0cm" fo:margin-top="0cm" fo:margin-bottom="0.212cm" fo:text-indent="0cm" style:auto-text-indent="false"/>
    </style:style>
    <style:style style:name="P414" style:family="paragraph" style:parent-style-name="Text_20_body_20_indent_20_2" style:master-page-name="">
      <style:paragraph-properties fo:margin-left="1.499cm" fo:margin-right="0cm" fo:margin-top="0cm" fo:margin-bottom="0.212cm" fo:text-indent="0cm" style:auto-text-indent="false"/>
    </style:style>
    <style:style style:name="P415" style:family="paragraph" style:parent-style-name="Text_20_body_20_indent_20_2" style:master-page-name="">
      <style:paragraph-properties fo:margin-left="1.499cm" fo:margin-right="0cm" fo:margin-top="0cm" fo:margin-bottom="0.212cm" fo:text-indent="0cm" style:auto-text-indent="false"/>
    </style:style>
    <style:style style:name="P416" style:family="paragraph" style:parent-style-name="Text_20_body_20_indent_20_2" style:master-page-name="">
      <style:paragraph-properties fo:margin-left="1.499cm" fo:margin-right="0cm" fo:margin-top="0cm" fo:margin-bottom="0.212cm" fo:text-indent="0cm" style:auto-text-indent="false"/>
    </style:style>
    <style:style style:name="P417" style:family="paragraph" style:parent-style-name="Text_20_body_20_indent_20_2" style:master-page-name="">
      <style:paragraph-properties fo:margin-left="1.499cm" fo:margin-right="0cm" fo:margin-top="0cm" fo:margin-bottom="0.212cm" fo:text-indent="0cm" style:auto-text-indent="false"/>
    </style:style>
    <style:style style:name="P418" style:family="paragraph" style:parent-style-name="Text_20_body_20_indent_20_2" style:master-page-name="">
      <style:paragraph-properties fo:margin-left="1.499cm" fo:margin-right="0cm" fo:margin-top="0cm" fo:margin-bottom="0.212cm" fo:text-indent="0cm" style:auto-text-indent="false"/>
    </style:style>
    <style:style style:name="P419" style:family="paragraph" style:parent-style-name="Text_20_body_20_indent_20_2" style:master-page-name="">
      <style:paragraph-properties fo:margin-left="1.499cm" fo:margin-right="0cm" fo:margin-top="0cm" fo:margin-bottom="0.212cm" fo:text-indent="0cm" style:auto-text-indent="false"/>
    </style:style>
    <style:style style:name="P420" style:family="paragraph" style:parent-style-name="Text_20_body_20_indent_20_2" style:master-page-name="">
      <style:paragraph-properties fo:margin-left="1.499cm" fo:margin-right="0cm" fo:margin-top="0cm" fo:margin-bottom="0.212cm" fo:text-indent="0cm" style:auto-text-indent="false"/>
    </style:style>
    <style:style style:name="P421" style:family="paragraph" style:parent-style-name="Text_20_body_20_indent_20_2" style:master-page-name="">
      <style:paragraph-properties fo:margin-left="1.499cm" fo:margin-right="0cm" fo:margin-top="0cm" fo:margin-bottom="0.212cm" fo:text-indent="0cm" style:auto-text-indent="false"/>
    </style:style>
    <style:style style:name="P422" style:family="paragraph" style:parent-style-name="Text_20_body_20_indent_20_2" style:master-page-name="">
      <style:paragraph-properties fo:margin-left="1.499cm" fo:margin-right="0cm" fo:margin-top="0cm" fo:margin-bottom="0.212cm" fo:text-indent="0cm" style:auto-text-indent="false"/>
    </style:style>
    <style:style style:name="P423" style:family="paragraph" style:parent-style-name="Text_20_body_20_indent_20_2" style:master-page-name="">
      <style:paragraph-properties fo:margin-left="1.499cm" fo:margin-right="0cm" fo:margin-top="0cm" fo:margin-bottom="0.212cm" fo:text-indent="0cm" style:auto-text-indent="false"/>
    </style:style>
    <style:style style:name="P424" style:family="paragraph" style:parent-style-name="Text_20_body_20_indent_20_2" style:master-page-name="">
      <style:paragraph-properties fo:margin-left="1.499cm" fo:margin-right="0cm" fo:margin-top="0cm" fo:margin-bottom="0.212cm" fo:text-indent="0cm" style:auto-text-indent="false"/>
    </style:style>
    <style:style style:name="P425" style:family="paragraph" style:parent-style-name="Text_20_body_20_indent_20_2" style:master-page-name="">
      <style:paragraph-properties fo:margin-left="1.499cm" fo:margin-right="0cm" fo:margin-top="0cm" fo:margin-bottom="0.212cm" fo:text-indent="0cm" style:auto-text-indent="false"/>
    </style:style>
    <style:style style:name="P426" style:family="paragraph" style:parent-style-name="Text_20_body_20_indent_20_2" style:master-page-name="">
      <style:paragraph-properties fo:margin-left="1.499cm" fo:margin-right="0cm" fo:margin-top="0cm" fo:margin-bottom="0.212cm" fo:text-indent="0cm" style:auto-text-indent="false"/>
    </style:style>
    <style:style style:name="P427" style:family="paragraph" style:parent-style-name="Text_20_body_20_indent_20_2" style:master-page-name="">
      <style:paragraph-properties fo:margin-left="1.499cm" fo:margin-right="0cm" fo:margin-top="0cm" fo:margin-bottom="0.212cm" fo:text-indent="0cm" style:auto-text-indent="false"/>
    </style:style>
    <style:style style:name="P428" style:family="paragraph" style:parent-style-name="Text_20_body_20_indent_20_2" style:master-page-name="">
      <style:paragraph-properties fo:margin-left="1.499cm" fo:margin-right="0cm" fo:margin-top="0cm" fo:margin-bottom="0.212cm" fo:text-indent="0cm" style:auto-text-indent="false"/>
    </style:style>
    <style:style style:name="P429" style:family="paragraph" style:parent-style-name="Text_20_body_20_indent_20_2" style:master-page-name="">
      <style:paragraph-properties fo:margin-left="1.499cm" fo:margin-right="0cm" fo:margin-top="0cm" fo:margin-bottom="0.212cm" fo:text-indent="0cm" style:auto-text-indent="false"/>
    </style:style>
    <style:style style:name="P430" style:family="paragraph" style:parent-style-name="Text_20_body_20_indent_20_2" style:master-page-name="">
      <style:paragraph-properties fo:margin-left="1.499cm" fo:margin-right="0cm" fo:margin-top="0cm" fo:margin-bottom="0.212cm" fo:text-indent="0cm" style:auto-text-indent="false"/>
    </style:style>
    <style:style style:name="P431" style:family="paragraph" style:parent-style-name="Text_20_body_20_indent_20_2" style:master-page-name="">
      <style:paragraph-properties fo:margin-left="1.499cm" fo:margin-right="0cm" fo:margin-top="0cm" fo:margin-bottom="0.212cm" fo:text-indent="0cm" style:auto-text-indent="false"/>
    </style:style>
    <style:style style:name="P432" style:family="paragraph" style:parent-style-name="Text_20_body_20_indent_20_2" style:master-page-name="">
      <style:paragraph-properties fo:margin-left="1.499cm" fo:margin-right="0cm" fo:margin-top="0cm" fo:margin-bottom="0.212cm" fo:text-indent="0cm" style:auto-text-indent="false"/>
    </style:style>
    <style:style style:name="P433" style:family="paragraph" style:parent-style-name="Text_20_body_20_indent_20_2" style:master-page-name="">
      <style:paragraph-properties fo:margin-left="1.499cm" fo:margin-right="0cm" fo:margin-top="0cm" fo:margin-bottom="0.212cm" fo:text-indent="0cm" style:auto-text-indent="false"/>
    </style:style>
    <style:style style:name="P434" style:family="paragraph" style:parent-style-name="Text_20_body_20_indent_20_2" style:master-page-name="">
      <style:paragraph-properties fo:margin-left="1.499cm" fo:margin-right="0cm" fo:margin-top="0cm" fo:margin-bottom="0.212cm" fo:text-indent="0cm" style:auto-text-indent="false"/>
    </style:style>
    <style:style style:name="P435" style:family="paragraph" style:parent-style-name="Text_20_body_20_indent_20_2" style:master-page-name="">
      <style:paragraph-properties fo:margin-left="1.499cm" fo:margin-right="0cm" fo:margin-top="0cm" fo:margin-bottom="0.212cm" fo:text-indent="0cm" style:auto-text-indent="false"/>
    </style:style>
    <style:style style:name="P436" style:family="paragraph" style:parent-style-name="Text_20_body_20_indent_20_2" style:master-page-name="">
      <style:paragraph-properties fo:margin-left="1.499cm" fo:margin-right="0cm" fo:margin-top="0cm" fo:margin-bottom="0.212cm" fo:text-indent="0cm" style:auto-text-indent="false"/>
    </style:style>
    <style:style style:name="P437" style:family="paragraph" style:parent-style-name="Text_20_body_20_indent_20_2" style:master-page-name="">
      <style:paragraph-properties fo:margin-left="1.499cm" fo:margin-right="0cm" fo:margin-top="0cm" fo:margin-bottom="0.212cm" fo:text-indent="0cm" style:auto-text-indent="false"/>
    </style:style>
    <style:style style:name="P438" style:family="paragraph" style:parent-style-name="Text_20_body_20_indent_20_2" style:master-page-name="">
      <style:paragraph-properties fo:margin-left="1.499cm" fo:margin-right="0cm" fo:margin-top="0cm" fo:margin-bottom="0.212cm" fo:text-indent="0cm" style:auto-text-indent="false"/>
    </style:style>
    <style:style style:name="P439" style:family="paragraph" style:parent-style-name="Text_20_body_20_indent_20_2" style:master-page-name="">
      <style:paragraph-properties fo:margin-left="1.499cm" fo:margin-right="0cm" fo:margin-top="0cm" fo:margin-bottom="0.212cm" fo:text-indent="0cm" style:auto-text-indent="false"/>
    </style:style>
    <style:style style:name="P440" style:family="paragraph" style:parent-style-name="Text_20_body_20_indent_20_2" style:master-page-name="">
      <style:paragraph-properties fo:margin-left="1.499cm" fo:margin-right="0cm" fo:margin-top="0cm" fo:margin-bottom="0.212cm" fo:text-indent="0cm" style:auto-text-indent="false"/>
    </style:style>
    <style:style style:name="P44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44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4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4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4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46" style:family="paragraph" style:parent-style-name="Text_20_body_20_indent_20_2" style:list-style-name="L13">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47" style:family="paragraph" style:parent-style-name="Text_20_body_20_indent_20_2" style:list-style-name="L13">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48" style:family="paragraph" style:parent-style-name="Text_20_body_20_indent_20_2" style:list-style-name="L13">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49"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fo:font-weight="bold" style:font-size-asian="10pt" style:font-weight-asian="bold" style:font-weight-complex="bold"/>
    </style:style>
    <style:style style:name="P4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2" style:font-size-complex="11pt" style:font-style-complex="normal"/>
    </style:style>
    <style:style style:name="P451"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452"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45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font-weight="normal" style:font-weight-asian="normal" style:font-weight-complex="normal"/>
    </style:style>
    <style:style style:name="P45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455"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56"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5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font-weight="normal" style:font-weight-asian="normal" style:font-weight-complex="normal"/>
    </style:style>
    <style:style style:name="P458"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459" style:family="paragraph" style:parent-style-name="Text_20_body_20_indent_20_2">
      <style:paragraph-properties fo:margin-left="0cm" fo:margin-right="0cm" fo:text-align="start" style:justify-single-word="false" fo:text-indent="0cm" style:auto-text-indent="false"/>
    </style:style>
    <style:style style:name="P460" style:family="paragraph" style:parent-style-name="Text_20_body_20_indent_20_2">
      <style:paragraph-properties fo:margin-left="0cm" fo:margin-right="0cm" fo:text-align="center" style:justify-single-word="false" fo:text-indent="0cm" style:auto-text-indent="false"/>
    </style:style>
    <style:style style:name="P46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46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6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46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465"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466"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467" style:family="paragraph" style:parent-style-name="Text_20_body_20_indent_20_2">
      <style:paragraph-properties fo:margin-top="0cm" fo:margin-bottom="0.212cm" fo:text-align="start" style:justify-single-word="false" text:number-lines="false" text:line-number="0"/>
      <style:text-properties fo:font-weight="normal" style:font-weight-asian="normal" style:font-weight-complex="normal"/>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language-asian="zh" style:country-asian="TW" style:font-weight-asian="bold" style:font-weight-complex="bold"/>
    </style:style>
    <style:style style:name="T6" style:family="text">
      <style:text-properties fo:font-weight="bold" style:font-name-asian="Verdana2" style:font-weight-asian="bold" style:font-name-complex="Verdana2" style:font-weight-complex="bold"/>
    </style:style>
    <style:style style:name="T7" style:family="text">
      <style:text-properties style:font-name="Courier New1"/>
    </style:style>
    <style:style style:name="T8" style:family="text">
      <style:text-properties style:font-name="Courier New1" style:language-asian="zh" style:country-asian="TW"/>
    </style:style>
    <style:style style:name="T9" style:family="text">
      <style:text-properties style:font-name="Courier New1" style:font-name-asian="Verdana1"/>
    </style:style>
    <style:style style:name="T10" style:family="text">
      <style:text-properties style:font-name="Courier New1" style:font-name-asian="Verdana1" style:language-asian="zh" style:country-asian="TW"/>
    </style:style>
    <style:style style:name="T11" style:family="text">
      <style:text-properties style:font-name="Courier New1" fo:font-style="normal" style:language-asian="zh" style:country-asian="TW" style:font-style-asian="normal" style:font-style-complex="normal"/>
    </style:style>
    <style:style style:name="T12" style:family="text">
      <style:text-properties style:font-name="Courier New1" fo:font-style="normal" style:font-style-asian="normal" style:font-style-complex="normal"/>
    </style:style>
    <style:style style:name="T13" style:family="text">
      <style:text-properties style:font-name="Courier New1" fo:font-style="normal" style:font-name-asian="Courier New1" style:font-style-asian="normal" style:font-name-complex="Courier New1" style:font-style-complex="normal"/>
    </style:style>
    <style:style style:name="T14" style:family="text">
      <style:text-properties style:font-name="Courier New1" fo:font-size="12pt" fo:language="en" fo:country="none" style:font-name-asian="Courier New1" style:font-size-asian="12pt" style:font-name-complex="Courier New1"/>
    </style:style>
    <style:style style:name="T15" style:family="text">
      <style:text-properties style:font-name="Courier New1" fo:font-size="12pt" fo:language="en" fo:country="none" style:font-name-asian="Courier New1" style:font-size-asian="12pt" style:language-asian="zh" style:country-asian="TW" style:font-name-complex="Courier New1"/>
    </style:style>
    <style:style style:name="T16" style:family="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17" style:family="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8" style:family="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9" style:family="text">
      <style:text-properties style:font-name="Courier New1" fo:font-size="12pt" style:font-name-asian="Courier New1" style:font-size-asian="12pt" style:language-asian="zh" style:country-asian="TW" style:font-name-complex="Courier New1"/>
    </style:style>
    <style:style style:name="T20" style:family="text">
      <style:text-properties style:font-name="Courier New1" style:font-name-asian="Courier New1" style:font-name-complex="Courier New1"/>
    </style:style>
    <style:style style:name="T21" style:family="text">
      <style:text-properties style:font-name="Courier New1" style:font-name-asian="Courier New1" style:language-asian="zh" style:country-asian="TW" style:font-name-complex="Courier New1"/>
    </style:style>
    <style:style style:name="T22" style:family="text">
      <style:text-properties style:font-name="Courier New1" fo:font-weight="bold" style:font-name-asian="Courier New1" style:font-weight-asian="bold" style:font-name-complex="Courier New1" style:font-weight-complex="bold"/>
    </style:style>
    <style:style style:name="T23" style:family="text">
      <style:text-properties style:font-name="Courier New1" fo:font-size="10pt" style:font-name-asian="Courier New1" style:font-size-asian="10pt" style:font-name-complex="Courier New1"/>
    </style:style>
    <style:style style:name="T24" style:family="text">
      <style:text-properties style:font-name="Courier New1" fo:font-size="10pt" style:font-name-asian="Courier New1" style:font-size-asian="10pt" style:font-name-complex="Courier New1" style:font-size-complex="10pt"/>
    </style:style>
    <style:style style:name="T25" style:family="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26" style:family="text">
      <style:text-properties style:font-name="Courier New1" fo:font-weight="normal" style:font-weight-asian="normal" style:font-weight-complex="normal"/>
    </style:style>
    <style:style style:name="T27"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28" style:family="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29" style:family="text">
      <style:text-properties style:font-name-asian="Verdana1"/>
    </style:style>
    <style:style style:name="T30" style:family="text">
      <style:text-properties style:font-name-asian="Verdana1" style:language-asian="zh" style:country-asian="TW"/>
    </style:style>
    <style:style style:name="T31" style:family="text">
      <style:text-properties style:font-name="Verdana1"/>
    </style:style>
    <style:style style:name="T32" style:family="text">
      <style:text-properties style:font-name="Verdana1" style:language-asian="zh" style:country-asian="TW"/>
    </style:style>
    <style:style style:name="T33" style:family="text">
      <style:text-properties style:font-name="Verdana1" style:font-name-asian="Verdana1"/>
    </style:style>
    <style:style style:name="T34" style:family="text">
      <style:text-properties style:font-name="Verdana1" style:font-name-asian="Verdana1" style:language-asian="zh" style:country-asian="TW"/>
    </style:style>
    <style:style style:name="T35" style:family="text">
      <style:text-properties style:font-name="Verdana1" fo:font-size="9pt" style:font-size-asian="9pt" style:language-asian="zh" style:country-asian="TW" style:font-size-complex="9pt"/>
    </style:style>
    <style:style style:name="T36" style:family="text">
      <style:text-properties style:font-name="Tahoma"/>
    </style:style>
    <style:style style:name="T37" style:family="text">
      <style:text-properties style:font-name="Tahoma" style:language-asian="zh" style:country-asian="TW"/>
    </style:style>
    <style:style style:name="T38" style:family="text">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39" style:family="tex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T40" style:family="text">
      <style:text-properties style:font-name="Tahoma" fo:font-size="11pt" fo:font-style="normal" style:font-name-asian="MingLiU" style:font-size-asian="11pt" style:font-style-asian="normal" style:font-name-complex="Tahoma2" style:font-size-complex="11pt" style:font-style-complex="normal"/>
    </style:style>
    <style:style style:name="T41" style:family="text">
      <style:text-properties style:font-name="Tahoma" fo:font-size="11pt" fo:font-style="normal" style:font-size-asian="11pt" style:font-style-asian="normal" style:font-size-complex="11pt" style:font-style-complex="normal"/>
    </style:style>
    <style:style style:name="T42" style:family="text">
      <style:text-properties fo:font-style="italic" style:font-style-asian="italic" style:font-style-complex="italic"/>
    </style:style>
    <style:style style:name="T43" style:family="text">
      <style:text-properties fo:font-style="italic" style:language-asian="zh" style:country-asian="TW" style:font-style-asian="italic" style:font-style-complex="italic"/>
    </style:style>
    <style:style style:name="T44" style:family="text">
      <style:text-properties fo:font-style="normal"/>
    </style:style>
    <style:style style:name="T45" style:family="text">
      <style:text-properties fo:font-style="normal" style:font-style-asian="normal" style:font-style-complex="normal"/>
    </style:style>
    <style:style style:name="T46" style:family="text">
      <style:text-properties fo:font-style="normal" style:font-style-asian="normal" style:font-size-complex="11pt" style:font-style-complex="normal"/>
    </style:style>
    <style:style style:name="T47" style:family="text">
      <style:text-properties fo:font-style="normal" style:language-asian="zh" style:country-asian="TW" style:font-style-asian="normal" style:font-style-complex="normal"/>
    </style:style>
    <style:style style:name="T48" style:family="text">
      <style:text-properties fo:font-style="normal" fo:font-weight="bold" style:language-asian="zh" style:country-asian="TW" style:font-style-asian="normal" style:font-weight-asian="bold" style:font-style-complex="normal" style:font-weight-complex="bold"/>
    </style:style>
    <style:style style:name="T49" style:family="text">
      <style:text-properties fo:font-style="normal" style:font-name-asian="MingLiU" style:font-style-asian="normal" style:font-name-complex="Tahoma2" style:font-size-complex="11pt" style:font-style-complex="normal"/>
    </style:style>
    <style:style style:name="T50" style:family="text">
      <style:text-properties fo:color="#0000ff"/>
    </style:style>
    <style:style style:name="T51" style:family="text">
      <style:text-properties fo:color="#0000ff" style:font-name="Courier New1"/>
    </style:style>
    <style:style style:name="T52" style:family="text">
      <style:text-properties fo:color="#0000ff" style:language-asian="zh" style:country-asian="TW"/>
    </style:style>
    <style:style style:name="T53" style:family="text">
      <style:text-properties style:use-window-font-color="true"/>
    </style:style>
    <style:style style:name="T54" style:family="text">
      <style:text-properties style:use-window-font-color="true" style:font-name="Verdana" fo:font-size="10pt" style:text-underline-style="none" fo:font-weight="bold" style:font-name-asian="細明體" style:font-size-asian="10.5pt" style:font-weight-asian="bold" style:font-name-complex="Tahoma4" style:font-size-complex="14pt" style:font-weight-complex="bold"/>
    </style:style>
    <style:style style:name="T55" style:family="text">
      <style:text-properties style:use-window-font-color="true" style:font-name="Verdana" fo:font-size="10pt" style:text-underline-style="none" style:font-size-asian="10pt"/>
    </style:style>
    <style:style style:name="T56" style:family="text">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T57" style:family="text">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T58" style:family="text">
      <style:text-properties style:use-window-font-color="true" style:font-name="Verdana" fo:font-size="10pt" fo:font-style="normal" style:text-underline-style="none" style:font-size-asian="10pt" style:font-style-asian="normal" style:font-size-complex="11pt" style:font-style-complex="normal"/>
    </style:style>
    <style:style style:name="T59" style:family="text">
      <style:text-properties style:font-name="Lucida Console"/>
    </style:style>
    <style:style style:name="T60" style:family="text">
      <style:text-properties fo:color="#000000"/>
    </style:style>
    <style:style style:name="T61" style:family="text">
      <style:text-properties fo:color="#000000" fo:font-weight="normal" style:font-weight-asian="normal" style:font-weight-complex="normal"/>
    </style:style>
    <style:style style:name="T62" style:family="text">
      <style:text-properties fo:color="#000000" fo:font-weight="bold" style:font-weight-asian="bold" style:font-weight-complex="bold"/>
    </style:style>
    <style:style style:name="T63" style:family="text">
      <style:text-properties fo:color="#000000" fo:font-weight="bold" style:language-asian="zh" style:country-asian="TW" style:font-weight-asian="bold" style:font-weight-complex="bold"/>
    </style:style>
    <style:style style:name="T64" style:family="text">
      <style:text-properties fo:color="#000000" style:font-name="Courier New1" fo:font-weight="normal" style:font-name-asian="Courier New1" style:font-weight-asian="normal" style:font-name-complex="Courier New1" style:font-weight-complex="normal"/>
    </style:style>
    <style:style style:name="T65" style:family="text">
      <style:text-properties fo:color="#000000" style:font-name="Courier New1" fo:font-size="10pt" style:font-name-asian="Courier New1" style:font-size-asian="10pt" style:language-asian="zh" style:country-asian="TW" style:font-name-complex="Courier New1" style:font-size-complex="10pt"/>
    </style:style>
    <style:style style:name="T66" style:family="text">
      <style:text-properties fo:color="#000000" style:font-name="Courier New1" fo:font-size="10pt" style:font-name-asian="Courier New1" style:font-size-asian="10pt" style:font-name-complex="Courier New1"/>
    </style:style>
    <style:style style:name="T67" style:family="text">
      <style:text-properties fo:color="#000000" style:font-name="Courier New1" fo:font-size="10pt" style:font-name-asian="Courier New1" style:font-size-asian="10pt" style:font-name-complex="Courier New1" style:font-size-complex="10pt"/>
    </style:style>
    <style:style style:name="T68"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69"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70" style:family="text">
      <style:text-properties fo:color="#000000" style:font-name="Courier New1" style:font-name-asian="Courier New1" style:font-name-complex="Courier New1"/>
    </style:style>
    <style:style style:name="T71" style:family="text">
      <style:text-properties fo:color="#000000" style:font-name="Courier New1" style:font-name-asian="Courier New1" style:language-asian="zh" style:country-asian="TW" style:font-name-complex="Courier New1"/>
    </style:style>
    <style:style style:name="T72" style:family="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3" style:family="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74" style:family="text">
      <style:text-properties fo:color="#000000" style:language-asian="zh" style:country-asian="TW"/>
    </style:style>
    <style:style style:name="T75" style:family="text">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76" style:family="text">
      <style:text-properties fo:color="#000000" style:font-name="Verdana" fo:font-size="10pt" style:font-size-asian="10pt"/>
    </style:style>
    <style:style style:name="T77" style:family="text">
      <style:text-properties fo:color="#000000" style:font-name="Verdana" fo:font-size="10pt" style:font-size-asian="10pt" style:font-size-complex="10pt"/>
    </style:style>
    <style:style style:name="T78" style:family="text">
      <style:text-properties fo:color="#000000" style:font-name="Verdana" fo:font-size="10pt" fo:font-weight="normal" style:font-name-asian="Courier New1" style:font-size-asian="10pt" style:font-weight-asian="normal" style:font-name-complex="Courier New1" style:font-weight-complex="normal"/>
    </style:style>
    <style:style style:name="T79" style:family="text">
      <style:text-properties fo:color="#000000" style:font-name="Verdana" fo:font-size="10pt" fo:font-weight="normal" style:font-size-asian="10pt" style:language-asian="zh" style:country-asian="TW" style:font-weight-asian="normal" style:font-weight-complex="normal"/>
    </style:style>
    <style:style style:name="T80" style:family="text">
      <style:text-properties fo:color="#000000" style:font-name="Verdana" fo:font-size="10pt" fo:font-weight="bold" style:font-size-asian="10pt" style:font-weight-asian="bold" style:font-size-complex="10pt" style:font-weight-complex="bold"/>
    </style:style>
    <style:style style:name="T81" style:family="text">
      <style:text-properties fo:color="#000000" style:font-name="Verdana" fo:font-size="10pt" fo:language="en" fo:country="none" fo:font-weight="bold" style:font-size-asian="10pt" style:font-weight-asian="bold" style:font-weight-complex="bold"/>
    </style:style>
    <style:style style:name="T82" style:family="text">
      <style:text-properties fo:color="#000000" style:font-name="Verdana" fo:font-size="10pt" fo:language="en" fo:country="none" style:font-size-asian="10pt"/>
    </style:style>
    <style:style style:name="T83" style:family="text">
      <style:text-properties fo:color="#000000" fo:font-size="10pt" style:font-size-asian="10pt"/>
    </style:style>
    <style:style style:name="T84"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85" style:family="text">
      <style:text-properties fo:font-size="12pt" style:font-size-asian="12pt" style:font-size-complex="12pt"/>
    </style:style>
    <style:style style:name="T86" style:family="text">
      <style:text-properties fo:font-size="12pt" fo:language="en" fo:country="none" style:font-size-asian="12pt"/>
    </style:style>
    <style:style style:name="T87" style:family="text">
      <style:text-properties fo:font-size="12pt" fo:language="en" fo:country="none" style:font-size-asian="12pt" style:font-size-complex="12pt"/>
    </style:style>
    <style:style style:name="T88" style:family="text">
      <style:text-properties fo:font-size="12pt" fo:language="en" fo:country="none" fo:font-weight="normal" style:font-size-asian="12pt" style:font-weight-asian="normal" style:font-weight-complex="normal"/>
    </style:style>
    <style:style style:name="T89" style:family="text">
      <style:text-properties fo:font-size="12pt" fo:language="en" fo:country="none" fo:font-weight="normal" style:font-size-asian="12pt" style:font-weight-asian="normal" style:font-size-complex="10pt" style:font-weight-complex="normal"/>
    </style:style>
    <style:style style:name="T9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1" style:family="text">
      <style:text-properties fo:language="en" fo:country="none"/>
    </style:style>
    <style:style style:name="T92" style:family="text">
      <style:text-properties fo:language="en" fo:country="none" style:language-asian="zh" style:country-asian="TW"/>
    </style:style>
    <style:style style:name="T93" style:family="text">
      <style:text-properties fo:font-weight="normal" style:font-weight-asian="normal" style:font-weight-complex="normal"/>
    </style:style>
    <style:style style:name="T94" style:family="text">
      <style:text-properties fo:font-weight="normal" style:language-asian="zh" style:country-asian="TW" style:font-weight-asian="normal" style:font-weight-complex="normal"/>
    </style:style>
    <style:style style:name="T95" style:family="text">
      <style:text-properties fo:color="#000080" style:text-underline-style="solid" style:text-underline-width="auto" style:text-underline-color="font-color"/>
    </style:style>
    <style:style style:name="T96" style:family="text">
      <style:text-properties fo:font-size="10pt"/>
    </style:style>
    <style:style style:name="T97" style:family="text">
      <style:text-properties fo:font-size="10pt" fo:font-weight="normal" style:font-size-asian="10pt" style:font-weight-asian="normal" style:font-size-complex="10pt" style:font-weight-complex="normal"/>
    </style:style>
    <style:style style:name="T98" style:family="text">
      <style:text-properties fo:font-size="10pt" style:font-size-asian="10pt" style:font-size-complex="10pt"/>
    </style:style>
    <style:style style:name="T99" style:family="text">
      <style:text-properties fo:font-size="10pt" style:font-size-asian="10pt" style:language-asian="zh" style:country-asian="TW"/>
    </style:style>
    <style:style style:name="T100" style:family="text">
      <style:text-properties fo:font-size="10pt" fo:language="en" fo:country="none" style:font-size-asian="10pt" style:font-size-complex="10pt"/>
    </style:style>
    <style:style style:name="T101" style:family="text">
      <style:text-properties fo:font-size="10pt" fo:language="en" fo:country="none" style:font-size-asian="10pt" style:font-size-complex="12pt"/>
    </style:style>
    <style:style style:name="T102" style:family="text">
      <style:text-properties fo:font-size="10pt" style:font-name-asian="Verdana2" style:font-size-asian="10pt" style:font-name-complex="Verdana2" style:font-size-complex="10pt"/>
    </style:style>
    <style:style style:name="T10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4"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05" style:family="text">
      <style:text-properties style:font-name="Times New Roman"/>
    </style:style>
    <style:style style:name="T106" style:family="text">
      <style:text-properties style:font-name="Times New Roman" fo:font-size="10pt" fo:font-weight="bold" style:font-size-asian="10pt" style:font-weight-asian="bold" style:font-size-complex="10pt" style:font-weight-complex="bold"/>
    </style:style>
    <style:style style:name="T107" style:family="text">
      <style:text-properties style:font-name="Times New Roman" fo:font-size="10pt" style:font-size-asian="10pt" style:font-size-complex="10pt"/>
    </style:style>
    <style:style style:name="T108" style:family="text">
      <style:text-properties style:font-name="Times New Roman" fo:font-size="10pt" fo:font-weight="normal" style:font-size-asian="10pt" style:font-weight-asian="normal" style:font-size-complex="10pt" style:font-weight-complex="normal"/>
    </style:style>
    <style:style style:name="T109" style:family="text">
      <style:text-properties style:font-name="Times New Roman" fo:font-size="10pt" fo:language="en" fo:country="none" style:font-size-asian="10pt" style:font-size-complex="10pt"/>
    </style:style>
    <style:style style:name="T110" style:family="text">
      <style:text-properties style:font-name="Times New Roman" fo:font-size="10pt" style:font-name-asian="Verdana2" style:font-size-asian="10pt" style:font-name-complex="Verdana2" style:font-size-complex="10pt"/>
    </style:style>
    <style:style style:name="T111" style:family="text">
      <style:text-properties style:font-name="Times New Roman" style:font-name-asian="Courier New1" style:font-name-complex="Courier New1"/>
    </style:style>
    <style:style style:name="T112" style:family="text">
      <style:text-properties style:font-name="Times New Roman" fo:font-size="12pt" fo:font-weight="normal" style:font-size-asian="12pt" style:font-weight-asian="normal" style:font-size-complex="12pt" style:font-weight-complex="normal"/>
    </style:style>
    <style:style style:name="T113" style:family="text">
      <style:text-properties style:font-name="Times New Roman" fo:font-size="12pt" fo:font-weight="normal" style:font-name-asian="Verdana2" style:font-size-asian="12pt" style:font-weight-asian="normal" style:font-name-complex="Verdana2" style:font-size-complex="12pt" style:font-weight-complex="normal"/>
    </style:style>
    <style:style style:name="T114" style:family="text">
      <style:text-properties style:font-name="Times New Roman" fo:font-size="12pt" fo:font-weight="bold" style:font-size-asian="12pt" style:font-weight-asian="bold" style:font-size-complex="12pt" style:font-weight-complex="bold"/>
    </style:style>
    <style:style style:name="T115" style:family="text">
      <style:text-properties style:font-name="Times New Roman" fo:font-size="12pt" style:font-size-asian="12pt" style:font-size-complex="12pt"/>
    </style:style>
    <style:style style:name="T116" style:family="text">
      <style:text-properties style:font-name="Times New Roman" fo:font-style="normal" style:font-name-asian="Verdana-Italic" style:font-style-asian="normal" style:font-name-complex="Verdana-Italic" style:font-style-complex="normal"/>
    </style:style>
    <style:style style:name="T117" style:family="text">
      <style:text-properties style:font-name="Times New Roman" fo:font-weight="bold" style:font-weight-asian="bold" style:font-weight-complex="bold"/>
    </style:style>
    <style:style style:name="T118" style:family="text">
      <style:text-properties style:font-name="CourierNewPSMT" style:font-name-asian="CourierNewPSMT" style:font-name-complex="CourierNewPSMT"/>
    </style:style>
    <style:style style:name="T119" style:family="text">
      <style:text-properties style:font-name="CourierNewPSMT" fo:font-size="10pt" style:font-name-asian="CourierNewPSMT" style:font-size-asian="10pt" style:font-name-complex="CourierNewPSMT" style:font-size-complex="10pt"/>
    </style:style>
    <style:style style:name="T120" style:family="text">
      <style:text-properties style:font-name="CourierNewPSMT" fo:font-size="6pt" style:font-name-asian="CourierNewPSMT" style:font-size-asian="6pt" style:font-name-complex="CourierNewPSMT" style:font-size-complex="6pt"/>
    </style:style>
    <style:style style:name="T121" style:family="text">
      <style:text-properties style:font-name="Verdana2" fo:font-size="10pt" style:font-name-asian="Verdana2" style:font-size-asian="10pt" style:font-name-complex="Verdana2" style:font-size-complex="10pt"/>
    </style:style>
    <style:style style:name="T122" style:family="text">
      <style:text-properties style:font-name="Verdana2" fo:font-size="10pt" fo:font-weight="normal" style:font-name-asian="Verdana2" style:font-size-asian="10pt" style:font-weight-asian="normal" style:font-name-complex="Verdana2" style:font-size-complex="10pt" style:font-weight-complex="normal"/>
    </style:style>
    <style:style style:name="T123" style:family="text">
      <style:text-properties style:font-name="Verdana-Italic" fo:font-style="italic" style:font-name-asian="Verdana-Italic" style:font-style-asian="italic" style:font-name-complex="Verdana-Italic" style:font-style-complex="italic"/>
    </style:style>
    <style:style style:name="T124" style:family="text">
      <style:text-properties fo:font-size="6pt" style:font-size-asian="6pt" style:font-size-complex="6pt"/>
    </style:style>
    <style:style style:name="T125" style:family="text">
      <style:text-properties style:font-name="Verdana" fo:font-size="10pt" fo:font-weight="normal" style:font-size-asian="10pt" style:font-weight-asian="normal" style:font-weight-complex="normal"/>
    </style:style>
    <style:style style:name="T126" style:family="text">
      <style:text-properties style:font-name="Verdana" fo:font-size="10pt" fo:font-weight="normal" style:font-size-asian="10pt" style:language-asian="zh" style:country-asian="TW" style:font-weight-asian="normal" style:font-weight-complex="normal"/>
    </style:style>
    <style:style style:name="T127" style:family="text">
      <style:text-properties style:font-name="Verdana" fo:font-size="10pt" style:font-name-asian="Verdana2" style:font-size-asian="10pt" style:font-name-complex="Verdana2" style:font-size-complex="10pt"/>
    </style:style>
    <style:style style:name="T128" style:family="text">
      <style:text-properties style:font-name="Verdana" fo:font-size="10pt" style:font-name-asian="Verdana2" style:font-size-asian="10pt" style:language-asian="zh" style:country-asian="TW" style:font-name-complex="Verdana2" style:font-size-complex="12pt"/>
    </style:style>
    <style:style style:name="T129" style:family="text">
      <style:text-properties style:font-name="Verdana" fo:font-size="10pt" style:font-size-asian="10pt"/>
    </style:style>
    <style:style style:name="T130" style:family="text">
      <style:text-properties style:font-name="Verdana" fo:font-size="10pt" style:font-size-asian="10pt" style:font-size-complex="10pt"/>
    </style:style>
    <style:style style:name="T131" style:family="text">
      <style:text-properties style:font-name="Verdana" fo:font-size="10pt" style:font-size-asian="10pt" style:language-asian="zh" style:country-asian="TW"/>
    </style:style>
    <style:style style:name="T132" style:family="text">
      <style:text-properties style:font-name="Verdana" fo:font-size="10pt" style:font-name-asian="CourierNewPSMT" style:font-size-asian="10pt" style:font-name-complex="CourierNewPSMT" style:font-size-complex="10pt"/>
    </style:style>
    <style:style style:name="T133" style:family="text">
      <style:text-properties style:font-name="Verdana" fo:font-size="10pt" fo:language="en" fo:country="none" style:font-size-asian="10pt" style:font-size-complex="10pt"/>
    </style:style>
    <style:style style:name="T134" style:family="text">
      <style:text-properties style:font-name="Verdana" fo:font-size="10pt" fo:language="en" fo:country="none" style:font-size-asian="10pt" style:font-size-complex="12pt"/>
    </style:style>
    <style:style style:name="T135" style:family="text">
      <style:text-properties style:font-name="Verdana" fo:font-size="10pt" fo:language="en" fo:country="none" style:font-name-asian="Courier New1" style:font-size-asian="10pt" style:font-name-complex="Courier New1" style:font-size-complex="12pt"/>
    </style:style>
    <style:style style:name="T136" style:family="text">
      <style:text-properties style:font-name-asian="Verdana2" style:font-name-complex="Verdana2"/>
    </style:style>
    <style:style style:name="T137" style:family="text">
      <style:text-properties fo:color="#ff0000" fo:font-weight="bold" style:font-weight-asian="bold" style:font-weight-complex="bold"/>
    </style:style>
    <style:style style:name="T138" style:family="text">
      <style:text-properties fo:color="#ff0000" fo:font-weight="bold" style:language-asian="zh" style:country-asian="TW" style:font-weight-asian="bold" style:font-weight-complex="bold"/>
    </style:style>
    <style:style style:name="T139" style:family="text">
      <style:text-properties fo:font-size="11pt"/>
    </style:style>
    <style:style style:name="T140" style:family="text">
      <style:text-properties fo:font-size="11pt" fo:font-style="normal" style:font-size-asian="11pt" style:font-style-asian="normal" style:font-size-complex="11pt" style:font-style-complex="normal"/>
    </style:style>
    <style:style style:name="T141" style:family="text">
      <style:text-properties style:font-name-asian="MingLiU"/>
    </style:style>
    <style:style style:name="T142" style:family="text">
      <style:text-properties style:font-size-asian="11pt"/>
    </style:style>
    <style:style style:name="T143" style:family="text">
      <style:text-properties style:font-style-asian="normal"/>
    </style:style>
    <style:style style:name="T144" style:family="text">
      <style:text-properties style:font-weight-asian="bold"/>
    </style:style>
    <style:style style:name="T145" style:family="text">
      <style:text-properties style:font-name-complex="Tahoma2"/>
    </style:style>
    <style:style style:name="T146" style:family="text">
      <style:text-properties style:font-size-complex="11pt"/>
    </style:style>
    <style:style style:name="T147" style:family="text">
      <style:text-properties style:font-style-complex="normal"/>
    </style:style>
    <style:style style:name="T148" style:family="text">
      <style:text-properties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22">ZK<text:span text:style-name="T2">TM</text:span></text:p>
      <text:p text:style-name="P22">The Dev<text:span text:style-name="T1">eloper's</text:span> Reference</text:p>
      <text:p text:style-name="P23">Version 3.0.0</text:p>
      <text:p text:style-name="P31"><text:span text:style-name="T1">November</text:span> 2007</text:p>
      <text:p text:style-name="P32">Potix Corporation</text:p>
      <text:p text:style-name="P33">Revision 79</text:p>
      <text:p text:style-name="P181"/>
      <text:p text:style-name="P182"/>
      <text:p text:style-name="P36">Copyright © Potix Corporation. All rights reserved.</text:p>
      <text:p text:style-name="P37">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37">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37">Potix Corporation reserves the right to make changes in the product design without reservation and without notification to its users.</text:p>
      <text:p text:style-name="P37">The Potix logo and ZK are trademarks of Potix Corporation.</text:p>
      <text:p text:style-name="P37">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297"><text:a xlink:type="simple" xlink:href="#1.1. Introduction|outline" text:style-name="Internet_20_link" text:visited-style-name="Internet_20_link">1. Introduction<text:tab/>11</text:a></text:p>
          <text:p text:style-name="P297"><text:a xlink:type="simple" xlink:href="#2.2. The ZK User Interface Markup Language|outline" text:style-name="Internet_20_link" text:visited-style-name="Internet_20_link">2. The ZK User Interface Markup Language<text:tab/>12</text:a></text:p>
          <text:p text:style-name="P298"><text:a xlink:type="simple" xlink:href="#2.1.Implicit Objects|outline" text:style-name="Internet_20_link" text:visited-style-name="Internet_20_link">Implicit Objects<text:tab/>12</text:a></text:p>
          <text:p text:style-name="P299"><text:a xlink:type="simple" xlink:href="#2.1.1.applicationScope - java.util.Map|outline" text:style-name="Internet_20_link" text:visited-style-name="Internet_20_link">applicationScope - java.util.Map<text:tab/>12</text:a></text:p>
          <text:p text:style-name="P299"><text:a xlink:type="simple" xlink:href="#2.1.2.arg - java.util.Map|outline" text:style-name="Internet_20_link" text:visited-style-name="Internet_20_link">arg - java.util.Map<text:tab/>12</text:a></text:p>
          <text:p text:style-name="P299"><text:a xlink:type="simple" xlink:href="#2.1.3.componentScope  - java.util.Map|outline" text:style-name="Internet_20_link" text:visited-style-name="Internet_20_link">componentScope <text:s/>- java.util.Map<text:tab/>12</text:a></text:p>
          <text:p text:style-name="P299"><text:a xlink:type="simple" xlink:href="#2.1.4.desktop - org.zkoss.zk.ui.Desktop|outline" text:style-name="Internet_20_link" text:visited-style-name="Internet_20_link">desktop - org.zkoss.zk.ui.Desktop<text:tab/>13</text:a></text:p>
          <text:p text:style-name="P299"><text:a xlink:type="simple" xlink:href="#2.1.5.desktopScope - java.util.Map|outline" text:style-name="Internet_20_link" text:visited-style-name="Internet_20_link">desktopScope - java.util.Map<text:tab/>13</text:a></text:p>
          <text:p text:style-name="P299"><text:a xlink:type="simple" xlink:href="#2.1.6.each - java.lang.Object|outline" text:style-name="Internet_20_link" text:visited-style-name="Internet_20_link">each - java.lang.Object<text:tab/>13</text:a></text:p>
          <text:p text:style-name="P299"><text:a xlink:type="simple" xlink:href="#2.1.7.event - org.zkoss.zk.ui.event.Event or derived|outline" text:style-name="Internet_20_link" text:visited-style-name="Internet_20_link">event - org.zkoss.zk.ui.event.Event or derived<text:tab/>13</text:a></text:p>
          <text:p text:style-name="P299"><text:a xlink:type="simple" xlink:href="#2.1.8.forEachStatus – org.zkoss.zk.ui.util.ForEachStatus|outline" text:style-name="Internet_20_link" text:visited-style-name="Internet_20_link">forEachStatus – org.zkoss.zk.ui.util.ForEachStatus<text:tab/>13</text:a></text:p>
          <text:p text:style-name="P299"><text:a xlink:type="simple" xlink:href="#2.1.9.page - org.zkoss.zk.ui.Page|outline" text:style-name="Internet_20_link" text:visited-style-name="Internet_20_link">page - org.zkoss.zk.ui.Page<text:tab/>14</text:a></text:p>
          <text:p text:style-name="P299"><text:a xlink:type="simple" xlink:href="#2.1.10.pageContext – org.zkoss.web.servlet.xel.PageContext|outline" text:style-name="Internet_20_link" text:visited-style-name="Internet_20_link">pageContext – org.zkoss.web.servlet.xel.PageContext<text:tab/>14</text:a></text:p>
          <text:p text:style-name="P299"><text:a xlink:type="simple" xlink:href="#2.1.11.pageScope - java.util.Map|outline" text:style-name="Internet_20_link" text:visited-style-name="Internet_20_link">pageScope - java.util.Map<text:tab/>14</text:a></text:p>
          <text:p text:style-name="P299"><text:a xlink:type="simple" xlink:href="#2.1.12.requestScope – java.util.Map|outline" text:style-name="Internet_20_link" text:visited-style-name="Internet_20_link">requestScope – java.util.Map<text:tab/>14</text:a></text:p>
          <text:p text:style-name="P299"><text:a xlink:type="simple" xlink:href="#2.1.13.self - org.zkoss.zk.ui.Component|outline" text:style-name="Internet_20_link" text:visited-style-name="Internet_20_link">self - org.zkoss.zk.ui.Component<text:tab/>14</text:a></text:p>
          <text:p text:style-name="P299"><text:a xlink:type="simple" xlink:href="#2.1.14.session - org.zkoss.zk.ui.Session|outline" text:style-name="Internet_20_link" text:visited-style-name="Internet_20_link">session - org.zkoss.zk.ui.Session<text:tab/>14</text:a></text:p>
          <text:p text:style-name="P299"><text:a xlink:type="simple" xlink:href="#2.1.15.sessionScope - java.util.Map|outline" text:style-name="Internet_20_link" text:visited-style-name="Internet_20_link">sessionScope - java.util.Map<text:tab/>14</text:a></text:p>
          <text:p text:style-name="P299"><text:a xlink:type="simple" xlink:href="#2.1.16.spaceOwner - org.zkoss.zk.ui.IdSpace|outline" text:style-name="Internet_20_link" text:visited-style-name="Internet_20_link">spaceOwner - org.zkoss.zk.ui.IdSpace<text:tab/>15</text:a></text:p>
          <text:p text:style-name="P299"><text:a xlink:type="simple" xlink:href="#2.1.17.spaceScope - java.util.Map|outline" text:style-name="Internet_20_link" text:visited-style-name="Internet_20_link">spaceScope - java.util.Map<text:tab/>15</text:a></text:p>
          <text:p text:style-name="P298"><text:a xlink:type="simple" xlink:href="#2.2.Processing Instructions|outline" text:style-name="Internet_20_link" text:visited-style-name="Internet_20_link">Processing Instructions<text:tab/>15</text:a></text:p>
          <text:p text:style-name="P299"><text:a xlink:type="simple" xlink:href="#2.2.1.The component Directive|outline" text:style-name="Internet_20_link" text:visited-style-name="Internet_20_link">The component Directive<text:tab/>15</text:a></text:p>
          <text:p text:style-name="P299"><text:a xlink:type="simple" xlink:href="#2.2.2.The evaluator Directive|outline" text:style-name="Internet_20_link" text:visited-style-name="Internet_20_link">The evaluator Directive<text:tab/>18</text:a></text:p>
          <text:p text:style-name="P299"><text:a xlink:type="simple" xlink:href="#2.2.3.The import Directive|outline" text:style-name="Internet_20_link" text:visited-style-name="Internet_20_link">The import Directive<text:tab/>20</text:a></text:p>
          <text:p text:style-name="P299"><text:a xlink:type="simple" xlink:href="#2.2.4.The init Directive|outline" text:style-name="Internet_20_link" text:visited-style-name="Internet_20_link">The init Directive<text:tab/>21</text:a></text:p>
          <text:p text:style-name="P299"><text:a xlink:type="simple" xlink:href="#2.2.5.The link and meta Directives|outline" text:style-name="Internet_20_link" text:visited-style-name="Internet_20_link">The link and meta Directives<text:tab/>22</text:a></text:p>
          <text:p text:style-name="P299"><text:a xlink:type="simple" xlink:href="#2.2.6.The page Directive|outline" text:style-name="Internet_20_link" text:visited-style-name="Internet_20_link">The page Directive<text:tab/>22</text:a></text:p>
          <text:p text:style-name="P299"><text:a xlink:type="simple" xlink:href="#2.2.7.The root-attributes Directive|outline" text:style-name="Internet_20_link" text:visited-style-name="Internet_20_link">The root-attributes Directive<text:tab/>24</text:a></text:p>
          <text:p text:style-name="P299"><text:a xlink:type="simple" xlink:href="#2.2.8.The taglib Directive|outline" text:style-name="Internet_20_link" text:visited-style-name="Internet_20_link">The taglib Directive<text:tab/>25</text:a></text:p>
          <text:p text:style-name="P299"><text:a xlink:type="simple" xlink:href="#2.2.9.The variable-resolver Directive|outline" text:style-name="Internet_20_link" text:visited-style-name="Internet_20_link">The variable-resolver Directive<text:tab/>26</text:a></text:p>
          <text:p text:style-name="P299"><text:a xlink:type="simple" xlink:href="#2.2.10.The xel-method Directive|outline" text:style-name="Internet_20_link" text:visited-style-name="Internet_20_link">The xel-method Directive<text:tab/>26</text:a></text:p>
          <text:p text:style-name="P298"><text:a xlink:type="simple" xlink:href="#2.3.ZK Elements|outline" text:style-name="Internet_20_link" text:visited-style-name="Internet_20_link">ZK Elements<text:tab/>27</text:a></text:p>
          <text:p text:style-name="P299"><text:a xlink:type="simple" xlink:href="#2.3.1.The XML Namespace|outline" text:style-name="Internet_20_link" text:visited-style-name="Internet_20_link">The XML Namespace<text:tab/>27</text:a></text:p>
          <text:p text:style-name="P299"><text:a xlink:type="simple" xlink:href="#2.3.2.The attribute Element|outline" text:style-name="Internet_20_link" text:visited-style-name="Internet_20_link">The attribute Element<text:tab/>27</text:a></text:p>
          <text:p text:style-name="P299"><text:a xlink:type="simple" xlink:href="#2.3.3.The custom-attributes Element|outline" text:style-name="Internet_20_link" text:visited-style-name="Internet_20_link">The custom-attributes Element<text:tab/>28</text:a></text:p>
          <text:p text:style-name="P299"><text:a xlink:type="simple" xlink:href="#2.3.4.The variables Element|outline" text:style-name="Internet_20_link" text:visited-style-name="Internet_20_link">The variables Element<text:tab/>29</text:a></text:p>
          <text:p text:style-name="P299"><text:a xlink:type="simple" xlink:href="#2.3.5.The zk Element|outline" text:style-name="Internet_20_link" text:visited-style-name="Internet_20_link">The zk Element<text:tab/>30</text:a></text:p>
          <text:p text:style-name="P299"><text:a xlink:type="simple" xlink:href="#2.3.6.The zscript Element|outline" text:style-name="Internet_20_link" text:visited-style-name="Internet_20_link">The zscript Element<text:tab/>31</text:a></text:p>
          <text:p text:style-name="P298"><text:a xlink:type="simple" xlink:href="#2.4.ZK Attributes|outline" text:style-name="Internet_20_link" text:visited-style-name="Internet_20_link">ZK Attributes<text:tab/>33</text:a></text:p>
          <text:p text:style-name="P299"><text:a xlink:type="simple" xlink:href="#2.4.1.The apply Attribute|outline" text:style-name="Internet_20_link" text:visited-style-name="Internet_20_link">The apply Attribute<text:tab/>33</text:a></text:p>
          <text:p text:style-name="P299"><text:a xlink:type="simple" xlink:href="#2.4.2.The forEach Attribute|outline" text:style-name="Internet_20_link" text:visited-style-name="Internet_20_link">The forEach Attribute<text:tab/>34</text:a></text:p>
          <text:p text:style-name="P299"><text:a xlink:type="simple" xlink:href="#2.4.3.The forEachBegin Attribute|outline" text:style-name="Internet_20_link" text:visited-style-name="Internet_20_link">The forEachBegin Attribute<text:tab/>35</text:a></text:p>
          <text:p text:style-name="P299"><text:a xlink:type="simple" xlink:href="#2.4.4.The forEachEnd Attribute|outline" text:style-name="Internet_20_link" text:visited-style-name="Internet_20_link">The forEachEnd Attribute<text:tab/>35</text:a></text:p>
          <text:p text:style-name="P299"><text:a xlink:type="simple" xlink:href="#2.4.5.The forward Attribute|outline" text:style-name="Internet_20_link" text:visited-style-name="Internet_20_link">The forward Attribute<text:tab/>35</text:a></text:p>
          <text:p text:style-name="P299"><text:a xlink:type="simple" xlink:href="#2.4.6.The fulfill Attribute|outline" text:style-name="Internet_20_link" text:visited-style-name="Internet_20_link">The fulfill Attribute<text:tab/>35</text:a></text:p>
          <text:p text:style-name="P299"><text:a xlink:type="simple" xlink:href="#2.4.7.The if Attribute|outline" text:style-name="Internet_20_link" text:visited-style-name="Internet_20_link">The if Attribute<text:tab/>36</text:a></text:p>
          <text:p text:style-name="P299"><text:a xlink:type="simple" xlink:href="#2.4.8.The unless Attribute|outline" text:style-name="Internet_20_link" text:visited-style-name="Internet_20_link">The unless Attribute<text:tab/>36</text:a></text:p>
          <text:p text:style-name="P299"><text:a xlink:type="simple" xlink:href="#2.4.9.The use Attribute|outline" text:style-name="Internet_20_link" text:visited-style-name="Internet_20_link">The use Attribute<text:tab/>36</text:a></text:p>
          <text:p text:style-name="P297"><text:a xlink:type="simple" xlink:href="#3.3. EL Expressions|outline" text:style-name="Internet_20_link" text:visited-style-name="Internet_20_link">3. EL Expressions<text:tab/>37</text:a></text:p>
          <text:p text:style-name="P298"><text:a xlink:type="simple" xlink:href="#3.1.Overview|outline" text:style-name="Internet_20_link" text:visited-style-name="Internet_20_link">Overview<text:tab/>37</text:a></text:p>
          <text:p text:style-name="P299"><text:a xlink:type="simple" xlink:href="#3.1.1.Using EL Expressions|outline" text:style-name="Internet_20_link" text:visited-style-name="Internet_20_link">Using EL Expressions<text:tab/>37</text:a></text:p>
          <text:p text:style-name="P299"><text:a xlink:type="simple" xlink:href="#3.1.2.Variables|outline" text:style-name="Internet_20_link" text:visited-style-name="Internet_20_link">Variables<text:tab/>37</text:a></text:p>
          <text:p text:style-name="P299"><text:a xlink:type="simple" xlink:href="#3.1.3.Implicit Objects|outline" text:style-name="Internet_20_link" text:visited-style-name="Internet_20_link">Implicit Objects<text:tab/>37</text:a></text:p>
          <text:p text:style-name="P299"><text:a xlink:type="simple" xlink:href="#3.1.4.Literals|outline" text:style-name="Internet_20_link" text:visited-style-name="Internet_20_link">Literals<text:tab/>37</text:a></text:p>
          <text:p text:style-name="P299"><text:a xlink:type="simple" xlink:href="#3.1.5.Operators|outline" text:style-name="Internet_20_link" text:visited-style-name="Internet_20_link">Operators<text:tab/>37</text:a></text:p>
          <text:p text:style-name="P299"><text:a xlink:type="simple" xlink:href="#3.1.6.Functions|outline" text:style-name="Internet_20_link" text:visited-style-name="Internet_20_link">Functions<text:tab/>37</text:a></text:p>
          <text:p text:style-name="P298"><text:a xlink:type="simple" xlink:href="#3.2.Standard Implicit Objects that ZK supports|outline" text:style-name="Internet_20_link" text:visited-style-name="Internet_20_link">Standard Implicit Objects that ZK supports<text:tab/>38</text:a></text:p>
          <text:p text:style-name="P299"><text:a xlink:type="simple" xlink:href="#3.2.1.applicationScope - java.util.Map|outline" text:style-name="Internet_20_link" text:visited-style-name="Internet_20_link">applicationScope - java.util.Map<text:tab/>38</text:a></text:p>
          <text:p text:style-name="P299"><text:a xlink:type="simple" xlink:href="#3.2.2.cookie - java.util.Map|outline" text:style-name="Internet_20_link" text:visited-style-name="Internet_20_link">cookie - java.util.Map<text:tab/>38</text:a></text:p>
          <text:p text:style-name="P299"><text:a xlink:type="simple" xlink:href="#3.2.3.header - java.util.Map|outline" text:style-name="Internet_20_link" text:visited-style-name="Internet_20_link">header - java.util.Map<text:tab/>38</text:a></text:p>
          <text:p text:style-name="P299"><text:a xlink:type="simple" xlink:href="#3.2.4.headerValues - java.util.Map|outline" text:style-name="Internet_20_link" text:visited-style-name="Internet_20_link">headerValues - java.util.Map<text:tab/>38</text:a></text:p>
          <text:p text:style-name="P299"><text:a xlink:type="simple" xlink:href="#3.2.5.pageScope - java.util.Map|outline" text:style-name="Internet_20_link" text:visited-style-name="Internet_20_link">pageScope - java.util.Map<text:tab/>38</text:a></text:p>
          <text:p text:style-name="P299"><text:a xlink:type="simple" xlink:href="#3.2.6.param - java.util.Map|outline" text:style-name="Internet_20_link" text:visited-style-name="Internet_20_link">param - java.util.Map<text:tab/>38</text:a></text:p>
          <text:p text:style-name="P299"><text:a xlink:type="simple" xlink:href="#3.2.7.paramValues - java.util.Map|outline" text:style-name="Internet_20_link" text:visited-style-name="Internet_20_link">paramValues - java.util.Map<text:tab/>38</text:a></text:p>
          <text:p text:style-name="P299"><text:a xlink:type="simple" xlink:href="#3.2.8.requestScope - java.util.Map|outline" text:style-name="Internet_20_link" text:visited-style-name="Internet_20_link">requestScope - java.util.Map<text:tab/>39</text:a></text:p>
          <text:p text:style-name="P299"><text:a xlink:type="simple" xlink:href="#3.2.9.sessionScope - java.util.Map|outline" text:style-name="Internet_20_link" text:visited-style-name="Internet_20_link">sessionScope - java.util.Map<text:tab/>39</text:a></text:p>
          <text:p text:style-name="P298"><text:a xlink:type="simple" xlink:href="#3.3.ZK Implicit Objects|outline" text:style-name="Internet_20_link" text:visited-style-name="Internet_20_link">ZK Implicit Objects<text:tab/>39</text:a></text:p>
          <text:p text:style-name="P297"><text:a xlink:type="simple" xlink:href="#4.4. The XUL Components|outline" text:style-name="Internet_20_link" text:visited-style-name="Internet_20_link">4. The XUL Components<text:tab/>40</text:a></text:p>
          <text:p text:style-name="P298"><text:a xlink:type="simple" xlink:href="#4.1.Overview|outline" text:style-name="Internet_20_link" text:visited-style-name="Internet_20_link">Overview<text:tab/>40</text:a></text:p>
          <text:p text:style-name="P299"><text:a xlink:type="simple" xlink:href="#4.1.1.AbstractComponent|outline" text:style-name="Internet_20_link" text:visited-style-name="Internet_20_link">AbstractComponent<text:tab/>40</text:a></text:p>
          <text:p text:style-name="P299"><text:a xlink:type="simple" xlink:href="#4.1.3.FormatInputElement|outline" text:style-name="Internet_20_link" text:visited-style-name="Internet_20_link">FormatInputElement<text:tab/>46</text:a></text:p>
          <text:p text:style-name="P299"><text:a xlink:type="simple" xlink:href="#4.1.4.HeaderElement|outline" text:style-name="Internet_20_link" text:visited-style-name="Internet_20_link">HeaderElement<text:tab/>47</text:a></text:p>
          <text:p text:style-name="P299"><text:a xlink:type="simple" xlink:href="#4.1.5.HeadersElement|outline" text:style-name="Internet_20_link" text:visited-style-name="Internet_20_link">HeadersElement<text:tab/>48</text:a></text:p>
          <text:p text:style-name="P299"><text:a xlink:type="simple" xlink:href="#4.1.6.HtmlBasedComponent|outline" text:style-name="Internet_20_link" text:visited-style-name="Internet_20_link">HtmlBasedComponent<text:tab/>49</text:a></text:p>
          <text:p text:style-name="P299"><text:a xlink:type="simple" xlink:href="#4.1.7.InputElement|outline" text:style-name="Internet_20_link" text:visited-style-name="Internet_20_link">InputElement<text:tab/>53</text:a></text:p>
          <text:p text:style-name="P299"><text:a xlink:type="simple" xlink:href="#4.1.8.LabelElement|outline" text:style-name="Internet_20_link" text:visited-style-name="Internet_20_link">LabelElement<text:tab/>56</text:a></text:p>
          <text:p text:style-name="P299"><text:a xlink:type="simple" xlink:href="#4.1.9.LabelImageElement|outline" text:style-name="Internet_20_link" text:visited-style-name="Internet_20_link">LabelImageElement<text:tab/>57</text:a></text:p>
          <text:p text:style-name="P299"><text:a xlink:type="simple" xlink:href="#4.1.10.LayoutRegion|outline" text:style-name="Internet_20_link" text:visited-style-name="Internet_20_link">LayoutRegion<text:tab/>59</text:a></text:p>
          <text:p text:style-name="P299"><text:a xlink:type="simple" xlink:href="#4.1.11.NumberInputElement|outline" text:style-name="Internet_20_link" text:visited-style-name="Internet_20_link">NumberInputElement<text:tab/>62</text:a></text:p>
          <text:p text:style-name="P299"><text:a xlink:type="simple" xlink:href="#4.1.12.XulElement|outline" text:style-name="Internet_20_link" text:visited-style-name="Internet_20_link">XulElement<text:tab/>63</text:a></text:p>
          <text:p text:style-name="P298"><text:a xlink:type="simple" xlink:href="#4.2.Components|outline" text:style-name="Internet_20_link" text:visited-style-name="Internet_20_link">Components<text:tab/>64</text:a></text:p>
          <text:p text:style-name="P299"><text:a xlink:type="simple" xlink:href="#4.2.1.Audio|outline" text:style-name="Internet_20_link" text:visited-style-name="Internet_20_link">Audio<text:tab/>64</text:a></text:p>
          <text:p text:style-name="P299"><text:a xlink:type="simple" xlink:href="#4.2.3.Bandbox|outline" text:style-name="Internet_20_link" text:visited-style-name="Internet_20_link">Bandbox<text:tab/>66</text:a></text:p>
          <text:p text:style-name="P299"><text:a xlink:type="simple" xlink:href="#4.2.6.Bandpopup|outline" text:style-name="Internet_20_link" text:visited-style-name="Internet_20_link">Bandpopup<text:tab/>69</text:a></text:p>
          <text:p text:style-name="P299"><text:a xlink:type="simple" xlink:href="#4.2.7.Calendar|outline" text:style-name="Internet_20_link" text:visited-style-name="Internet_20_link">Calendar<text:tab/>70</text:a></text:p>
          <text:p text:style-name="P299"><text:a xlink:type="simple" xlink:href="#4.2.10.Borderlayout|outline" text:style-name="Internet_20_link" text:visited-style-name="Internet_20_link">Borderlayout<text:tab/>72</text:a></text:p>
          <text:p text:style-name="P299"><text:a xlink:type="simple" xlink:href="#4.2.11.Box|outline" text:style-name="Internet_20_link" text:visited-style-name="Internet_20_link">Box<text:tab/>75</text:a></text:p>
          <text:p text:style-name="P299"><text:a xlink:type="simple" xlink:href="#4.2.12.Button|outline" text:style-name="Internet_20_link" text:visited-style-name="Internet_20_link">Button<text:tab/>77</text:a></text:p>
          <text:p text:style-name="P299"><text:a xlink:type="simple" xlink:href="#4.2.13.Caption|outline" text:style-name="Internet_20_link" text:visited-style-name="Internet_20_link">Caption<text:tab/>79</text:a></text:p>
          <text:p text:style-name="P299"><text:a xlink:type="simple" xlink:href="#4.2.14.Center|outline" text:style-name="Internet_20_link" text:visited-style-name="Internet_20_link">Center<text:tab/>82</text:a></text:p>
          <text:p text:style-name="P299"><text:a xlink:type="simple" xlink:href="#4.2.15.Checkbox|outline" text:style-name="Internet_20_link" text:visited-style-name="Internet_20_link">Checkbox<text:tab/>85</text:a></text:p>
          <text:p text:style-name="P299"><text:a xlink:type="simple" xlink:href="#4.2.16.Column|outline" text:style-name="Internet_20_link" text:visited-style-name="Internet_20_link">Column<text:tab/>87</text:a></text:p>
          <text:p text:style-name="P299"><text:a xlink:type="simple" xlink:href="#4.2.17.Columns|outline" text:style-name="Internet_20_link" text:visited-style-name="Internet_20_link">Columns<text:tab/>91</text:a></text:p>
          <text:p text:style-name="P299"><text:a xlink:type="simple" xlink:href="#4.2.19.Combobox|outline" text:style-name="Internet_20_link" text:visited-style-name="Internet_20_link">Combobox<text:tab/>94</text:a></text:p>
          <text:p text:style-name="P299"><text:a xlink:type="simple" xlink:href="#4.2.20.Comboitem|outline" text:style-name="Internet_20_link" text:visited-style-name="Internet_20_link">Comboitem<text:tab/>98</text:a></text:p>
          <text:p text:style-name="P299"><text:a xlink:type="simple" xlink:href="#4.2.21.Datebox|outline" text:style-name="Internet_20_link" text:visited-style-name="Internet_20_link">Datebox<text:tab/>100</text:a></text:p>
          <text:p text:style-name="P299"><text:a xlink:type="simple" xlink:href="#4.2.23.Doublebox|outline" text:style-name="Internet_20_link" text:visited-style-name="Internet_20_link">Doublebox<text:tab/>105</text:a></text:p>
          <text:p text:style-name="P299"><text:a xlink:type="simple" xlink:href="#4.2.26.Div|outline" text:style-name="Internet_20_link" text:visited-style-name="Internet_20_link">Div<text:tab/>107</text:a></text:p>
          <text:p text:style-name="P299"><text:a xlink:type="simple" xlink:href="#4.2.28.East|outline" text:style-name="Internet_20_link" text:visited-style-name="Internet_20_link">East<text:tab/>109</text:a></text:p>
          <text:p text:style-name="P299"><text:a xlink:type="simple" xlink:href="#4.2.31.Flash|outline" text:style-name="Internet_20_link" text:visited-style-name="Internet_20_link">Flash<text:tab/>112</text:a></text:p>
          <text:p text:style-name="P299"><text:a xlink:type="simple" xlink:href="#4.2.33.Footer|outline" text:style-name="Internet_20_link" text:visited-style-name="Internet_20_link">Footer<text:tab/>114</text:a></text:p>
          <text:p text:style-name="P299"><text:a xlink:type="simple" xlink:href="#4.2.35.Foot|outline" text:style-name="Internet_20_link" text:visited-style-name="Internet_20_link">Foot<text:tab/>116</text:a></text:p>
          <text:p text:style-name="P299"><text:a xlink:type="simple" xlink:href="#4.2.37.Grid|outline" text:style-name="Internet_20_link" text:visited-style-name="Internet_20_link">Grid<text:tab/>118</text:a></text:p>
          <text:p text:style-name="P299"><text:a xlink:type="simple" xlink:href="#4.2.38.Groupbox|outline" text:style-name="Internet_20_link" text:visited-style-name="Internet_20_link">Groupbox<text:tab/>122</text:a></text:p>
          <text:p text:style-name="P299"><text:a xlink:type="simple" xlink:href="#4.2.39.Hbox|outline" text:style-name="Internet_20_link" text:visited-style-name="Internet_20_link">Hbox<text:tab/>125</text:a></text:p>
          <text:p text:style-name="P299"><text:a xlink:type="simple" xlink:href="#4.2.40.Html|outline" text:style-name="Internet_20_link" text:visited-style-name="Internet_20_link">Html<text:tab/>127</text:a></text:p>
          <text:p text:style-name="P299"><text:a xlink:type="simple" xlink:href="#4.2.41.Iframe|outline" text:style-name="Internet_20_link" text:visited-style-name="Internet_20_link">Iframe<text:tab/>129</text:a></text:p>
          <text:p text:style-name="P299"><text:a xlink:type="simple" xlink:href="#4.2.42.Image|outline" text:style-name="Internet_20_link" text:visited-style-name="Internet_20_link">Image<text:tab/>131</text:a></text:p>
          <text:p text:style-name="P299"><text:a xlink:type="simple" xlink:href="#4.2.43.Imagemap|outline" text:style-name="Internet_20_link" text:visited-style-name="Internet_20_link">Imagemap<text:tab/>133</text:a></text:p>
          <text:p text:style-name="P299"><text:a xlink:type="simple" xlink:href="#4.2.44.Include|outline" text:style-name="Internet_20_link" text:visited-style-name="Internet_20_link">Include<text:tab/>135</text:a></text:p>
          <text:p text:style-name="P299"><text:a xlink:type="simple" xlink:href="#4.2.45.Intbox|outline" text:style-name="Internet_20_link" text:visited-style-name="Internet_20_link">Intbox<text:tab/>137</text:a></text:p>
          <text:p text:style-name="P299"><text:a xlink:type="simple" xlink:href="#4.2.46.Label|outline" text:style-name="Internet_20_link" text:visited-style-name="Internet_20_link">Label<text:tab/>140</text:a></text:p>
          <text:p text:style-name="P299"><text:a xlink:type="simple" xlink:href="#4.2.47.Listbox|outline" text:style-name="Internet_20_link" text:visited-style-name="Internet_20_link">Listbox<text:tab/>142</text:a></text:p>
          <text:p text:style-name="P299"><text:a xlink:type="simple" xlink:href="#4.2.48.Listcell|outline" text:style-name="Internet_20_link" text:visited-style-name="Internet_20_link">Listcell<text:tab/>147</text:a></text:p>
          <text:p text:style-name="P299"><text:a xlink:type="simple" xlink:href="#4.2.49.Listfoot|outline" text:style-name="Internet_20_link" text:visited-style-name="Internet_20_link">Listfoot<text:tab/>150</text:a></text:p>
          <text:p text:style-name="P299"><text:a xlink:type="simple" xlink:href="#4.2.50.Listfooter|outline" text:style-name="Internet_20_link" text:visited-style-name="Internet_20_link">Listfooter<text:tab/>152</text:a></text:p>
          <text:p text:style-name="P299"><text:a xlink:type="simple" xlink:href="#4.2.51.Listhead|outline" text:style-name="Internet_20_link" text:visited-style-name="Internet_20_link">Listhead<text:tab/>154</text:a></text:p>
          <text:p text:style-name="P299"><text:a xlink:type="simple" xlink:href="#4.2.52.Listheader|outline" text:style-name="Internet_20_link" text:visited-style-name="Internet_20_link">Listheader<text:tab/>156</text:a></text:p>
          <text:p text:style-name="P299"><text:a xlink:type="simple" xlink:href="#4.2.53.Listitem|outline" text:style-name="Internet_20_link" text:visited-style-name="Internet_20_link">Listitem<text:tab/>159</text:a></text:p>
          <text:p text:style-name="P299"><text:a xlink:type="simple" xlink:href="#4.2.54.Menu|outline" text:style-name="Internet_20_link" text:visited-style-name="Internet_20_link">Menu<text:tab/>162</text:a></text:p>
          <text:p text:style-name="P299"><text:a xlink:type="simple" xlink:href="#4.2.55.Menubar|outline" text:style-name="Internet_20_link" text:visited-style-name="Internet_20_link">Menubar<text:tab/>164</text:a></text:p>
          <text:p text:style-name="P299"><text:a xlink:type="simple" xlink:href="#4.2.56.Menuitem|outline" text:style-name="Internet_20_link" text:visited-style-name="Internet_20_link">Menuitem<text:tab/>166</text:a></text:p>
          <text:p text:style-name="P299"><text:a xlink:type="simple" xlink:href="#4.2.57.Menupopup|outline" text:style-name="Internet_20_link" text:visited-style-name="Internet_20_link">Menupopup<text:tab/>168</text:a></text:p>
          <text:p text:style-name="P299"><text:a xlink:type="simple" xlink:href="#4.2.58.Menuseparator|outline" text:style-name="Internet_20_link" text:visited-style-name="Internet_20_link">Menuseparator<text:tab/>170</text:a></text:p>
          <text:p text:style-name="P299"><text:a xlink:type="simple" xlink:href="#4.2.59.North|outline" text:style-name="Internet_20_link" text:visited-style-name="Internet_20_link">North<text:tab/>172</text:a></text:p>
          <text:p text:style-name="P299"><text:a xlink:type="simple" xlink:href="#4.2.60.Popup|outline" text:style-name="Internet_20_link" text:visited-style-name="Internet_20_link">Popup<text:tab/>175</text:a></text:p>
          <text:p text:style-name="P299"><text:a xlink:type="simple" xlink:href="#4.2.62.Progressmeter|outline" text:style-name="Internet_20_link" text:visited-style-name="Internet_20_link">Progressmeter<text:tab/>177</text:a></text:p>
          <text:p text:style-name="P299"><text:a xlink:type="simple" xlink:href="#4.2.63.Radio|outline" text:style-name="Internet_20_link" text:visited-style-name="Internet_20_link">Radio<text:tab/>178</text:a></text:p>
          <text:p text:style-name="P299"><text:a xlink:type="simple" xlink:href="#4.2.64.Radiogroup|outline" text:style-name="Internet_20_link" text:visited-style-name="Internet_20_link">Radiogroup<text:tab/>180</text:a></text:p>
          <text:p text:style-name="P299"><text:a xlink:type="simple" xlink:href="#4.2.65.Row|outline" text:style-name="Internet_20_link" text:visited-style-name="Internet_20_link">Row<text:tab/>182</text:a></text:p>
          <text:p text:style-name="P299"><text:a xlink:type="simple" xlink:href="#4.2.66.Rows|outline" text:style-name="Internet_20_link" text:visited-style-name="Internet_20_link">Rows<text:tab/>185</text:a></text:p>
          <text:p text:style-name="P299"><text:a xlink:type="simple" xlink:href="#4.2.67.Slider|outline" text:style-name="Internet_20_link" text:visited-style-name="Internet_20_link">Slider<text:tab/>188</text:a></text:p>
          <text:p text:style-name="P299"><text:a xlink:type="simple" xlink:href="#4.2.69.Space|outline" text:style-name="Internet_20_link" text:visited-style-name="Internet_20_link">Space<text:tab/>190</text:a></text:p>
          <text:p text:style-name="P299"><text:a xlink:type="simple" xlink:href="#4.2.71.South|outline" text:style-name="Internet_20_link" text:visited-style-name="Internet_20_link">South<text:tab/>191</text:a></text:p>
          <text:p text:style-name="P299"><text:a xlink:type="simple" xlink:href="#4.2.72.Separator|outline" text:style-name="Internet_20_link" text:visited-style-name="Internet_20_link">Separator<text:tab/>194</text:a></text:p>
          <text:p text:style-name="P299"><text:a xlink:type="simple" xlink:href="#4.2.73.Splitter|outline" text:style-name="Internet_20_link" text:visited-style-name="Internet_20_link">Splitter<text:tab/>196</text:a></text:p>
          <text:p text:style-name="P299"><text:a xlink:type="simple" xlink:href="#4.2.74.Style|outline" text:style-name="Internet_20_link" text:visited-style-name="Internet_20_link">Style<text:tab/>198</text:a></text:p>
          <text:p text:style-name="P299"><text:a xlink:type="simple" xlink:href="#4.2.75.Tab|outline" text:style-name="Internet_20_link" text:visited-style-name="Internet_20_link">Tab<text:tab/>200</text:a></text:p>
          <text:p text:style-name="P299"><text:a xlink:type="simple" xlink:href="#4.2.76.Tabbox|outline" text:style-name="Internet_20_link" text:visited-style-name="Internet_20_link">Tabbox<text:tab/>203</text:a></text:p>
          <text:p text:style-name="P299"><text:a xlink:type="simple" xlink:href="#4.2.77.Tabpanel|outline" text:style-name="Internet_20_link" text:visited-style-name="Internet_20_link">Tabpanel<text:tab/>206</text:a></text:p>
          <text:p text:style-name="P299"><text:a xlink:type="simple" xlink:href="#4.2.78.Tabpanels|outline" text:style-name="Internet_20_link" text:visited-style-name="Internet_20_link">Tabpanels<text:tab/>208</text:a></text:p>
          <text:p text:style-name="P299"><text:a xlink:type="simple" xlink:href="#4.2.79.Tabs|outline" text:style-name="Internet_20_link" text:visited-style-name="Internet_20_link">Tabs<text:tab/>210</text:a></text:p>
          <text:p text:style-name="P299"><text:a xlink:type="simple" xlink:href="#4.2.80.Textbox|outline" text:style-name="Internet_20_link" text:visited-style-name="Internet_20_link">Textbox<text:tab/>212</text:a></text:p>
          <text:p text:style-name="P299"><text:a xlink:type="simple" xlink:href="#4.2.81.Timer|outline" text:style-name="Internet_20_link" text:visited-style-name="Internet_20_link">Timer<text:tab/>215</text:a></text:p>
          <text:p text:style-name="P299"><text:a xlink:type="simple" xlink:href="#4.2.82.Toolbar|outline" text:style-name="Internet_20_link" text:visited-style-name="Internet_20_link">Toolbar<text:tab/>217</text:a></text:p>
          <text:p text:style-name="P299"><text:a xlink:type="simple" xlink:href="#4.2.83.Toolbarbutton|outline" text:style-name="Internet_20_link" text:visited-style-name="Internet_20_link">Toolbarbutton<text:tab/>219</text:a></text:p>
          <text:p text:style-name="P299"><text:a xlink:type="simple" xlink:href="#4.2.84.Tree|outline" text:style-name="Internet_20_link" text:visited-style-name="Internet_20_link">Tree<text:tab/>222</text:a></text:p>
          <text:p text:style-name="P299"><text:a xlink:type="simple" xlink:href="#4.2.85.Treecell|outline" text:style-name="Internet_20_link" text:visited-style-name="Internet_20_link">Treecell<text:tab/>228</text:a></text:p>
          <text:p text:style-name="P299"><text:a xlink:type="simple" xlink:href="#4.2.86.Treechildren|outline" text:style-name="Internet_20_link" text:visited-style-name="Internet_20_link">Treechildren<text:tab/>231</text:a></text:p>
          <text:p text:style-name="P299"><text:a xlink:type="simple" xlink:href="#4.2.87.Treecol|outline" text:style-name="Internet_20_link" text:visited-style-name="Internet_20_link">Treecol<text:tab/>235</text:a></text:p>
          <text:p text:style-name="P299"><text:a xlink:type="simple" xlink:href="#4.2.88.Treecols|outline" text:style-name="Internet_20_link" text:visited-style-name="Internet_20_link">Treecols<text:tab/>237</text:a></text:p>
          <text:p text:style-name="P299"><text:a xlink:type="simple" xlink:href="#4.2.89.Treefoot|outline" text:style-name="Internet_20_link" text:visited-style-name="Internet_20_link">Treefoot<text:tab/>239</text:a></text:p>
          <text:p text:style-name="P299"><text:a xlink:type="simple" xlink:href="#4.2.90.Treefooter|outline" text:style-name="Internet_20_link" text:visited-style-name="Internet_20_link">Treefooter<text:tab/>241</text:a></text:p>
          <text:p text:style-name="P299"><text:a xlink:type="simple" xlink:href="#4.2.91.Treeitem|outline" text:style-name="Internet_20_link" text:visited-style-name="Internet_20_link">Treeitem<text:tab/>243</text:a></text:p>
          <text:p text:style-name="P299"><text:a xlink:type="simple" xlink:href="#4.2.92.Treerow|outline" text:style-name="Internet_20_link" text:visited-style-name="Internet_20_link">Treerow<text:tab/>247</text:a></text:p>
          <text:p text:style-name="P299"><text:a xlink:type="simple" xlink:href="#4.2.93.Vbox|outline" text:style-name="Internet_20_link" text:visited-style-name="Internet_20_link">Vbox<text:tab/>250</text:a></text:p>
          <text:p text:style-name="P299"><text:a xlink:type="simple" xlink:href="#4.2.94.West|outline" text:style-name="Internet_20_link" text:visited-style-name="Internet_20_link">West<text:tab/>252</text:a></text:p>
          <text:p text:style-name="P299"><text:a xlink:type="simple" xlink:href="#4.2.95.Window|outline" text:style-name="Internet_20_link" text:visited-style-name="Internet_20_link">Window<text:tab/>255</text:a></text:p>
          <text:p text:style-name="P298"><text:a xlink:type="simple" xlink:href="#4.3.Events|outline" text:style-name="Internet_20_link" text:visited-style-name="Internet_20_link">Events<text:tab/>259</text:a></text:p>
          <text:p text:style-name="P299"><text:a xlink:type="simple" xlink:href="#4.3.1.CheckEvent|outline" text:style-name="Internet_20_link" text:visited-style-name="Internet_20_link">CheckEvent<text:tab/>259</text:a></text:p>
          <text:p text:style-name="P299"><text:a xlink:type="simple" xlink:href="#4.3.2.ColSizeEvent|outline" text:style-name="Internet_20_link" text:visited-style-name="Internet_20_link">ColSizeEvent<text:tab/>259</text:a></text:p>
          <text:p text:style-name="P299"><text:a xlink:type="simple" xlink:href="#4.3.3.CreateEvent|outline" text:style-name="Internet_20_link" text:visited-style-name="Internet_20_link">CreateEvent<text:tab/>260</text:a></text:p>
          <text:p text:style-name="P299"><text:a xlink:type="simple" xlink:href="#4.3.4.DropEvent|outline" text:style-name="Internet_20_link" text:visited-style-name="Internet_20_link">DropEvent<text:tab/>260</text:a></text:p>
          <text:p text:style-name="P299"><text:a xlink:type="simple" xlink:href="#4.3.5.ErrorEvent|outline" text:style-name="Internet_20_link" text:visited-style-name="Internet_20_link">ErrorEvent<text:tab/>261</text:a></text:p>
          <text:p text:style-name="P299"><text:a xlink:type="simple" xlink:href="#4.3.6.Event|outline" text:style-name="Internet_20_link" text:visited-style-name="Internet_20_link">Event<text:tab/>262</text:a></text:p>
          <text:p text:style-name="P299"><text:a xlink:type="simple" xlink:href="#4.3.7.InputEvent|outline" text:style-name="Internet_20_link" text:visited-style-name="Internet_20_link">InputEvent<text:tab/>262</text:a></text:p>
          <text:p text:style-name="P299"><text:a xlink:type="simple" xlink:href="#4.3.8.KeyEvent|outline" text:style-name="Internet_20_link" text:visited-style-name="Internet_20_link">KeyEvent<text:tab/>263</text:a></text:p>
          <text:p text:style-name="P299"><text:a xlink:type="simple" xlink:href="#4.3.9.MouseEvent|outline" text:style-name="Internet_20_link" text:visited-style-name="Internet_20_link">MouseEvent<text:tab/>263</text:a></text:p>
          <text:p text:style-name="P299"><text:a xlink:type="simple" xlink:href="#4.3.10.MoveEvent|outline" text:style-name="Internet_20_link" text:visited-style-name="Internet_20_link">MoveEvent<text:tab/>264</text:a></text:p>
          <text:p text:style-name="P299"><text:a xlink:type="simple" xlink:href="#4.3.11.OpenEvent|outline" text:style-name="Internet_20_link" text:visited-style-name="Internet_20_link">OpenEvent<text:tab/>264</text:a></text:p>
          <text:p text:style-name="P299"><text:a xlink:type="simple" xlink:href="#4.3.12.PageSizeEvent|outline" text:style-name="Internet_20_link" text:visited-style-name="Internet_20_link">PageSizeEvent<text:tab/>265</text:a></text:p>
          <text:p text:style-name="P299"><text:a xlink:type="simple" xlink:href="#4.3.13.PagingEvent|outline" text:style-name="Internet_20_link" text:visited-style-name="Internet_20_link">PagingEvent<text:tab/>266</text:a></text:p>
          <text:p text:style-name="P299"><text:a xlink:type="simple" xlink:href="#4.3.14.ScrollEvent|outline" text:style-name="Internet_20_link" text:visited-style-name="Internet_20_link">ScrollEvent<text:tab/>267</text:a></text:p>
          <text:p text:style-name="P299"><text:a xlink:type="simple" xlink:href="#4.3.15.SelectEvent|outline" text:style-name="Internet_20_link" text:visited-style-name="Internet_20_link">SelectEvent<text:tab/>267</text:a></text:p>
          <text:p text:style-name="P299"><text:a xlink:type="simple" xlink:href="#4.3.16.SelectionEvent|outline" text:style-name="Internet_20_link" text:visited-style-name="Internet_20_link">SelectionEvent<text:tab/>268</text:a></text:p>
          <text:p text:style-name="P299"><text:a xlink:type="simple" xlink:href="#4.3.17.SizeEvent|outline" text:style-name="Internet_20_link" text:visited-style-name="Internet_20_link">SizeEvent<text:tab/>268</text:a></text:p>
          <text:p text:style-name="P299"><text:a xlink:type="simple" xlink:href="#4.3.18.UploadEvent|outline" text:style-name="Internet_20_link" text:visited-style-name="Internet_20_link">UploadEvent<text:tab/>270</text:a></text:p>
          <text:p text:style-name="P299"><text:a xlink:type="simple" xlink:href="#4.3.19.ZIndexEvent|outline" text:style-name="Internet_20_link" text:visited-style-name="Internet_20_link">ZIndexEvent<text:tab/>270</text:a></text:p>
          <text:p text:style-name="P298"><text:a xlink:type="simple" xlink:href="#4.4.Supplemental Classes|outline" text:style-name="Internet_20_link" text:visited-style-name="Internet_20_link">Supplemental Classes<text:tab/>271</text:a></text:p>
          <text:p text:style-name="P299"><text:a xlink:type="simple" xlink:href="#4.4.1.AbstractListModel|outline" text:style-name="Internet_20_link" text:visited-style-name="Internet_20_link">AbstractListModel<text:tab/>271</text:a></text:p>
          <text:p text:style-name="P299"><text:a xlink:type="simple" xlink:href="#4.4.2.Constraint|outline" text:style-name="Internet_20_link" text:visited-style-name="Internet_20_link">Constraint<text:tab/>272</text:a></text:p>
          <text:p text:style-name="P299"><text:a xlink:type="simple" xlink:href="#4.4.3.Constrained|outline" text:style-name="Internet_20_link" text:visited-style-name="Internet_20_link">Constrained<text:tab/>272</text:a></text:p>
          <text:p text:style-name="P299"><text:a xlink:type="simple" xlink:href="#4.4.4.Fileupload|outline" text:style-name="Internet_20_link" text:visited-style-name="Internet_20_link">Fileupload<text:tab/>272</text:a></text:p>
          <text:p text:style-name="P299"><text:a xlink:type="simple" xlink:href="#4.4.5.ListitemRenderer|outline" text:style-name="Internet_20_link" text:visited-style-name="Internet_20_link">ListitemRenderer<text:tab/>276</text:a></text:p>
          <text:p text:style-name="P299"><text:a xlink:type="simple" xlink:href="#4.4.6.ListModel|outline" text:style-name="Internet_20_link" text:visited-style-name="Internet_20_link">ListModel<text:tab/>276</text:a></text:p>
          <text:p text:style-name="P299"><text:a xlink:type="simple" xlink:href="#4.4.7.Messagebox|outline" text:style-name="Internet_20_link" text:visited-style-name="Internet_20_link">Messagebox<text:tab/>277</text:a></text:p>
          <text:p text:style-name="P299"><text:a xlink:type="simple" xlink:href="#4.4.8.RendererCtrl|outline" text:style-name="Internet_20_link" text:visited-style-name="Internet_20_link">RendererCtrl<text:tab/>278</text:a></text:p>
          <text:p text:style-name="P299"><text:a xlink:type="simple" xlink:href="#4.4.9.SimpleConstraint|outline" text:style-name="Internet_20_link" text:visited-style-name="Internet_20_link">SimpleConstraint<text:tab/>279</text:a></text:p>
          <text:p text:style-name="P299"><text:a xlink:type="simple" xlink:href="#4.4.10.SimpleListModel|outline" text:style-name="Internet_20_link" text:visited-style-name="Internet_20_link">SimpleListModel<text:tab/>280</text:a></text:p>
          <text:p text:style-name="P297"><text:a xlink:type="simple" xlink:href="#5.5. The XHTML Components|outline" text:style-name="Internet_20_link" text:visited-style-name="Internet_20_link">5. The XHTML Components<text:tab/>282</text:a></text:p>
          <text:p text:style-name="P298"><text:a xlink:type="simple" xlink:href="#5.1.Overview|outline" text:style-name="Internet_20_link" text:visited-style-name="Internet_20_link">Overview<text:tab/>282</text:a></text:p>
          <text:p text:style-name="P299"><text:a xlink:type="simple" xlink:href="#5.1.1.URL and encodeURL|outline" text:style-name="Internet_20_link" text:visited-style-name="Internet_20_link">URL and encodeURL<text:tab/>282</text:a></text:p>
          <text:p text:style-name="P299"><text:a xlink:type="simple" xlink:href="#5.1.2.AbstractTag|outline" text:style-name="Internet_20_link" text:visited-style-name="Internet_20_link">AbstractTag<text:tab/>282</text:a></text:p>
          <text:p text:style-name="P299"><text:a xlink:type="simple" xlink:href="#5.1.3.Raw|outline" text:style-name="Internet_20_link" text:visited-style-name="Internet_20_link">Raw<text:tab/>283</text:a></text:p>
          <text:p text:style-name="P298"><text:a xlink:type="simple" xlink:href="#5.2.Components|outline" text:style-name="Internet_20_link" text:visited-style-name="Internet_20_link">Components<text:tab/>283</text:a></text:p>
          <text:p text:style-name="P299"><text:a xlink:type="simple" xlink:href="#5.2.1.A|outline" text:style-name="Internet_20_link" text:visited-style-name="Internet_20_link">A<text:tab/>283</text:a></text:p>
          <text:p text:style-name="P299"><text:a xlink:type="simple" xlink:href="#5.2.2.Abbr|outline" text:style-name="Internet_20_link" text:visited-style-name="Internet_20_link">Abbr<text:tab/>283</text:a></text:p>
          <text:p text:style-name="P299"><text:a xlink:type="simple" xlink:href="#5.2.3.Acronym|outline" text:style-name="Internet_20_link" text:visited-style-name="Internet_20_link">Acronym<text:tab/>283</text:a></text:p>
          <text:p text:style-name="P299"><text:a xlink:type="simple" xlink:href="#5.2.4.Address|outline" text:style-name="Internet_20_link" text:visited-style-name="Internet_20_link">Address<text:tab/>283</text:a></text:p>
          <text:p text:style-name="P299"><text:a xlink:type="simple" xlink:href="#5.2.5.Area|outline" text:style-name="Internet_20_link" text:visited-style-name="Internet_20_link">Area<text:tab/>283</text:a></text:p>
          <text:p text:style-name="P299"><text:a xlink:type="simple" xlink:href="#5.2.6.B|outline" text:style-name="Internet_20_link" text:visited-style-name="Internet_20_link">B<text:tab/>283</text:a></text:p>
          <text:p text:style-name="P299"><text:a xlink:type="simple" xlink:href="#5.2.7.Base|outline" text:style-name="Internet_20_link" text:visited-style-name="Internet_20_link">Base<text:tab/>284</text:a></text:p>
          <text:p text:style-name="P299"><text:a xlink:type="simple" xlink:href="#5.2.8.Big|outline" text:style-name="Internet_20_link" text:visited-style-name="Internet_20_link">Big<text:tab/>284</text:a></text:p>
          <text:p text:style-name="P299"><text:a xlink:type="simple" xlink:href="#5.2.9.Blockquote|outline" text:style-name="Internet_20_link" text:visited-style-name="Internet_20_link">Blockquote<text:tab/>284</text:a></text:p>
          <text:p text:style-name="P299"><text:a xlink:type="simple" xlink:href="#5.2.10.Body|outline" text:style-name="Internet_20_link" text:visited-style-name="Internet_20_link">Body<text:tab/>284</text:a></text:p>
          <text:p text:style-name="P299"><text:a xlink:type="simple" xlink:href="#5.2.11.Br|outline" text:style-name="Internet_20_link" text:visited-style-name="Internet_20_link">Br<text:tab/>284</text:a></text:p>
          <text:p text:style-name="P299"><text:a xlink:type="simple" xlink:href="#5.2.12.Button|outline" text:style-name="Internet_20_link" text:visited-style-name="Internet_20_link">Button<text:tab/>284</text:a></text:p>
          <text:p text:style-name="P299"><text:a xlink:type="simple" xlink:href="#5.2.13.Caption|outline" text:style-name="Internet_20_link" text:visited-style-name="Internet_20_link">Caption<text:tab/>284</text:a></text:p>
          <text:p text:style-name="P299"><text:a xlink:type="simple" xlink:href="#5.2.14.Cite|outline" text:style-name="Internet_20_link" text:visited-style-name="Internet_20_link">Cite<text:tab/>284</text:a></text:p>
          <text:p text:style-name="P299"><text:a xlink:type="simple" xlink:href="#5.2.15.Code|outline" text:style-name="Internet_20_link" text:visited-style-name="Internet_20_link">Code<text:tab/>284</text:a></text:p>
          <text:p text:style-name="P299"><text:a xlink:type="simple" xlink:href="#5.2.16.Collection|outline" text:style-name="Internet_20_link" text:visited-style-name="Internet_20_link">Collection<text:tab/>284</text:a></text:p>
          <text:p text:style-name="P299"><text:a xlink:type="simple" xlink:href="#5.2.17.Colgroup|outline" text:style-name="Internet_20_link" text:visited-style-name="Internet_20_link">Colgroup<text:tab/>284</text:a></text:p>
          <text:p text:style-name="P299"><text:a xlink:type="simple" xlink:href="#5.2.18.Dd|outline" text:style-name="Internet_20_link" text:visited-style-name="Internet_20_link">Dd<text:tab/>284</text:a></text:p>
          <text:p text:style-name="P299"><text:a xlink:type="simple" xlink:href="#5.2.19.Del|outline" text:style-name="Internet_20_link" text:visited-style-name="Internet_20_link">Del<text:tab/>285</text:a></text:p>
          <text:p text:style-name="P299"><text:a xlink:type="simple" xlink:href="#5.2.20.Dfn|outline" text:style-name="Internet_20_link" text:visited-style-name="Internet_20_link">Dfn<text:tab/>285</text:a></text:p>
          <text:p text:style-name="P299"><text:a xlink:type="simple" xlink:href="#5.2.21.Dir|outline" text:style-name="Internet_20_link" text:visited-style-name="Internet_20_link">Dir<text:tab/>285</text:a></text:p>
          <text:p text:style-name="P299"><text:a xlink:type="simple" xlink:href="#5.2.22.Div|outline" text:style-name="Internet_20_link" text:visited-style-name="Internet_20_link">Div<text:tab/>285</text:a></text:p>
          <text:p text:style-name="P299"><text:a xlink:type="simple" xlink:href="#5.2.23.Dl|outline" text:style-name="Internet_20_link" text:visited-style-name="Internet_20_link">Dl<text:tab/>285</text:a></text:p>
          <text:p text:style-name="P299"><text:a xlink:type="simple" xlink:href="#5.2.24.Dt|outline" text:style-name="Internet_20_link" text:visited-style-name="Internet_20_link">Dt<text:tab/>285</text:a></text:p>
          <text:p text:style-name="P299"><text:a xlink:type="simple" xlink:href="#5.2.25.Em|outline" text:style-name="Internet_20_link" text:visited-style-name="Internet_20_link">Em<text:tab/>285</text:a></text:p>
          <text:p text:style-name="P299"><text:a xlink:type="simple" xlink:href="#5.2.26.Embed|outline" text:style-name="Internet_20_link" text:visited-style-name="Internet_20_link">Embed<text:tab/>285</text:a></text:p>
          <text:p text:style-name="P299"><text:a xlink:type="simple" xlink:href="#5.2.27.Fieldset|outline" text:style-name="Internet_20_link" text:visited-style-name="Internet_20_link">Fieldset<text:tab/>285</text:a></text:p>
          <text:p text:style-name="P299"><text:a xlink:type="simple" xlink:href="#5.2.28.Font|outline" text:style-name="Internet_20_link" text:visited-style-name="Internet_20_link">Font<text:tab/>285</text:a></text:p>
          <text:p text:style-name="P299"><text:a xlink:type="simple" xlink:href="#5.2.29.Form|outline" text:style-name="Internet_20_link" text:visited-style-name="Internet_20_link">Form<text:tab/>285</text:a></text:p>
          <text:p text:style-name="P299"><text:a xlink:type="simple" xlink:href="#5.2.30.H1|outline" text:style-name="Internet_20_link" text:visited-style-name="Internet_20_link">H1<text:tab/>285</text:a></text:p>
          <text:p text:style-name="P299"><text:a xlink:type="simple" xlink:href="#5.2.31.H2|outline" text:style-name="Internet_20_link" text:visited-style-name="Internet_20_link">H2<text:tab/>286</text:a></text:p>
          <text:p text:style-name="P299"><text:a xlink:type="simple" xlink:href="#5.2.32.H3|outline" text:style-name="Internet_20_link" text:visited-style-name="Internet_20_link">H3<text:tab/>286</text:a></text:p>
          <text:p text:style-name="P299"><text:a xlink:type="simple" xlink:href="#5.2.33.H4|outline" text:style-name="Internet_20_link" text:visited-style-name="Internet_20_link">H4<text:tab/>286</text:a></text:p>
          <text:p text:style-name="P299"><text:a xlink:type="simple" xlink:href="#5.2.34.Head|outline" text:style-name="Internet_20_link" text:visited-style-name="Internet_20_link">Head<text:tab/>286</text:a></text:p>
          <text:p text:style-name="P299"><text:a xlink:type="simple" xlink:href="#5.2.35.Hr|outline" text:style-name="Internet_20_link" text:visited-style-name="Internet_20_link">Hr<text:tab/>286</text:a></text:p>
          <text:p text:style-name="P299"><text:a xlink:type="simple" xlink:href="#5.2.36.Html|outline" text:style-name="Internet_20_link" text:visited-style-name="Internet_20_link">Html<text:tab/>286</text:a></text:p>
          <text:p text:style-name="P299"><text:a xlink:type="simple" xlink:href="#5.2.37.I|outline" text:style-name="Internet_20_link" text:visited-style-name="Internet_20_link">I<text:tab/>286</text:a></text:p>
          <text:p text:style-name="P299"><text:a xlink:type="simple" xlink:href="#5.2.38.Iframe|outline" text:style-name="Internet_20_link" text:visited-style-name="Internet_20_link">Iframe<text:tab/>286</text:a></text:p>
          <text:p text:style-name="P299"><text:a xlink:type="simple" xlink:href="#5.2.39.Img|outline" text:style-name="Internet_20_link" text:visited-style-name="Internet_20_link">Img<text:tab/>286</text:a></text:p>
          <text:p text:style-name="P299"><text:a xlink:type="simple" xlink:href="#5.2.40.Input|outline" text:style-name="Internet_20_link" text:visited-style-name="Internet_20_link">Input<text:tab/>286</text:a></text:p>
          <text:p text:style-name="P299"><text:a xlink:type="simple" xlink:href="#5.2.41.Ins|outline" text:style-name="Internet_20_link" text:visited-style-name="Internet_20_link">Ins<text:tab/>286</text:a></text:p>
          <text:p text:style-name="P299"><text:a xlink:type="simple" xlink:href="#5.2.42.Isindex|outline" text:style-name="Internet_20_link" text:visited-style-name="Internet_20_link">Isindex<text:tab/>286</text:a></text:p>
          <text:p text:style-name="P299"><text:a xlink:type="simple" xlink:href="#5.2.43.Kbd|outline" text:style-name="Internet_20_link" text:visited-style-name="Internet_20_link">Kbd<text:tab/>287</text:a></text:p>
          <text:p text:style-name="P299"><text:a xlink:type="simple" xlink:href="#5.2.44.Label|outline" text:style-name="Internet_20_link" text:visited-style-name="Internet_20_link">Label<text:tab/>287</text:a></text:p>
          <text:p text:style-name="P299"><text:a xlink:type="simple" xlink:href="#5.2.45.Legend|outline" text:style-name="Internet_20_link" text:visited-style-name="Internet_20_link">Legend<text:tab/>287</text:a></text:p>
          <text:p text:style-name="P299"><text:a xlink:type="simple" xlink:href="#5.2.46.Li|outline" text:style-name="Internet_20_link" text:visited-style-name="Internet_20_link">Li<text:tab/>287</text:a></text:p>
          <text:p text:style-name="P299"><text:a xlink:type="simple" xlink:href="#5.2.47.Link|outline" text:style-name="Internet_20_link" text:visited-style-name="Internet_20_link">Link<text:tab/>287</text:a></text:p>
          <text:p text:style-name="P299"><text:a xlink:type="simple" xlink:href="#5.2.48.Map|outline" text:style-name="Internet_20_link" text:visited-style-name="Internet_20_link">Map<text:tab/>287</text:a></text:p>
          <text:p text:style-name="P299"><text:a xlink:type="simple" xlink:href="#5.2.49.Menu|outline" text:style-name="Internet_20_link" text:visited-style-name="Internet_20_link">Menu<text:tab/>287</text:a></text:p>
          <text:p text:style-name="P299"><text:a xlink:type="simple" xlink:href="#5.2.50.Meta|outline" text:style-name="Internet_20_link" text:visited-style-name="Internet_20_link">Meta<text:tab/>287</text:a></text:p>
          <text:p text:style-name="P299"><text:a xlink:type="simple" xlink:href="#5.2.51.Nobr|outline" text:style-name="Internet_20_link" text:visited-style-name="Internet_20_link">Nobr<text:tab/>287</text:a></text:p>
          <text:p text:style-name="P299"><text:a xlink:type="simple" xlink:href="#5.2.52.Object|outline" text:style-name="Internet_20_link" text:visited-style-name="Internet_20_link">Object<text:tab/>287</text:a></text:p>
          <text:p text:style-name="P299"><text:a xlink:type="simple" xlink:href="#5.2.53.Ol|outline" text:style-name="Internet_20_link" text:visited-style-name="Internet_20_link">Ol<text:tab/>287</text:a></text:p>
          <text:p text:style-name="P299"><text:a xlink:type="simple" xlink:href="#5.2.54.Optgroup|outline" text:style-name="Internet_20_link" text:visited-style-name="Internet_20_link">Optgroup<text:tab/>287</text:a></text:p>
          <text:p text:style-name="P299"><text:a xlink:type="simple" xlink:href="#5.2.55.Option|outline" text:style-name="Internet_20_link" text:visited-style-name="Internet_20_link">Option<text:tab/>288</text:a></text:p>
          <text:p text:style-name="P299"><text:a xlink:type="simple" xlink:href="#5.2.56.P|outline" text:style-name="Internet_20_link" text:visited-style-name="Internet_20_link">P<text:tab/>288</text:a></text:p>
          <text:p text:style-name="P299"><text:a xlink:type="simple" xlink:href="#5.2.57.Pre|outline" text:style-name="Internet_20_link" text:visited-style-name="Internet_20_link">Pre<text:tab/>288</text:a></text:p>
          <text:p text:style-name="P299"><text:a xlink:type="simple" xlink:href="#5.2.58.Q|outline" text:style-name="Internet_20_link" text:visited-style-name="Internet_20_link">Q<text:tab/>288</text:a></text:p>
          <text:p text:style-name="P299"><text:a xlink:type="simple" xlink:href="#5.2.59.S|outline" text:style-name="Internet_20_link" text:visited-style-name="Internet_20_link">S<text:tab/>288</text:a></text:p>
          <text:p text:style-name="P299"><text:a xlink:type="simple" xlink:href="#5.2.60.Sam|outline" text:style-name="Internet_20_link" text:visited-style-name="Internet_20_link">Sam<text:tab/>288</text:a></text:p>
          <text:p text:style-name="P299"><text:a xlink:type="simple" xlink:href="#5.2.61.Script|outline" text:style-name="Internet_20_link" text:visited-style-name="Internet_20_link">Script<text:tab/>288</text:a></text:p>
          <text:p text:style-name="P299"><text:a xlink:type="simple" xlink:href="#5.2.62.Select|outline" text:style-name="Internet_20_link" text:visited-style-name="Internet_20_link">Select<text:tab/>288</text:a></text:p>
          <text:p text:style-name="P299"><text:a xlink:type="simple" xlink:href="#5.2.63.Small|outline" text:style-name="Internet_20_link" text:visited-style-name="Internet_20_link">Small<text:tab/>288</text:a></text:p>
          <text:p text:style-name="P299"><text:a xlink:type="simple" xlink:href="#5.2.64.Span|outline" text:style-name="Internet_20_link" text:visited-style-name="Internet_20_link">Span<text:tab/>288</text:a></text:p>
          <text:p text:style-name="P299"><text:a xlink:type="simple" xlink:href="#5.2.65.Strong|outline" text:style-name="Internet_20_link" text:visited-style-name="Internet_20_link">Strong<text:tab/>288</text:a></text:p>
          <text:p text:style-name="P299"><text:a xlink:type="simple" xlink:href="#5.2.66.Style|outline" text:style-name="Internet_20_link" text:visited-style-name="Internet_20_link">Style<text:tab/>288</text:a></text:p>
          <text:p text:style-name="P299"><text:a xlink:type="simple" xlink:href="#5.2.67.Sub|outline" text:style-name="Internet_20_link" text:visited-style-name="Internet_20_link">Sub<text:tab/>289</text:a></text:p>
          <text:p text:style-name="P299"><text:a xlink:type="simple" xlink:href="#5.2.68.Sup|outline" text:style-name="Internet_20_link" text:visited-style-name="Internet_20_link">Sup<text:tab/>289</text:a></text:p>
          <text:p text:style-name="P299"><text:a xlink:type="simple" xlink:href="#5.2.69.Table|outline" text:style-name="Internet_20_link" text:visited-style-name="Internet_20_link">Table<text:tab/>289</text:a></text:p>
          <text:p text:style-name="P299"><text:a xlink:type="simple" xlink:href="#5.2.70.Tbody|outline" text:style-name="Internet_20_link" text:visited-style-name="Internet_20_link">Tbody<text:tab/>289</text:a></text:p>
          <text:p text:style-name="P299"><text:a xlink:type="simple" xlink:href="#5.2.71.Td|outline" text:style-name="Internet_20_link" text:visited-style-name="Internet_20_link">Td<text:tab/>289</text:a></text:p>
          <text:p text:style-name="P299"><text:a xlink:type="simple" xlink:href="#5.2.72.Text|outline" text:style-name="Internet_20_link" text:visited-style-name="Internet_20_link">Text<text:tab/>289</text:a></text:p>
          <text:p text:style-name="P299"><text:a xlink:type="simple" xlink:href="#5.2.73.Textarea|outline" text:style-name="Internet_20_link" text:visited-style-name="Internet_20_link">Textarea<text:tab/>289</text:a></text:p>
          <text:p text:style-name="P299"><text:a xlink:type="simple" xlink:href="#5.2.74.Tfoot|outline" text:style-name="Internet_20_link" text:visited-style-name="Internet_20_link">Tfoot<text:tab/>289</text:a></text:p>
          <text:p text:style-name="P299"><text:a xlink:type="simple" xlink:href="#5.2.75.Th|outline" text:style-name="Internet_20_link" text:visited-style-name="Internet_20_link">Th<text:tab/>289</text:a></text:p>
          <text:p text:style-name="P299"><text:a xlink:type="simple" xlink:href="#5.2.76.Thead|outline" text:style-name="Internet_20_link" text:visited-style-name="Internet_20_link">Thead<text:tab/>289</text:a></text:p>
          <text:p text:style-name="P299"><text:a xlink:type="simple" xlink:href="#5.2.77.Title|outline" text:style-name="Internet_20_link" text:visited-style-name="Internet_20_link">Title<text:tab/>289</text:a></text:p>
          <text:p text:style-name="P299"><text:a xlink:type="simple" xlink:href="#5.2.78.Tr|outline" text:style-name="Internet_20_link" text:visited-style-name="Internet_20_link">Tr<text:tab/>289</text:a></text:p>
          <text:p text:style-name="P299"><text:a xlink:type="simple" xlink:href="#5.2.79.Tt|outline" text:style-name="Internet_20_link" text:visited-style-name="Internet_20_link">Tt<text:tab/>290</text:a></text:p>
          <text:p text:style-name="P299"><text:a xlink:type="simple" xlink:href="#5.2.80.Ul|outline" text:style-name="Internet_20_link" text:visited-style-name="Internet_20_link">Ul<text:tab/>290</text:a></text:p>
          <text:p text:style-name="P299"><text:a xlink:type="simple" xlink:href="#5.2.81.Var|outline" text:style-name="Internet_20_link" text:visited-style-name="Internet_20_link">Var<text:tab/>290</text:a></text:p>
          <text:p text:style-name="P298"><text:a xlink:type="simple" xlink:href="#5.3.Supplement Classes|outline" text:style-name="Internet_20_link" text:visited-style-name="Internet_20_link">Supplement Classes<text:tab/>290</text:a></text:p>
          <text:p text:style-name="P299"><text:a xlink:type="simple" xlink:href="#5.3.1.Fileupload|outline" text:style-name="Internet_20_link" text:visited-style-name="Internet_20_link">Fileupload<text:tab/>290</text:a></text:p>
          <text:p text:style-name="P299"><text:a xlink:type="simple" xlink:href="#5.3.2.Messagebox|outline" text:style-name="Internet_20_link" text:visited-style-name="Internet_20_link">Messagebox<text:tab/>290</text:a></text:p>
          <text:p text:style-name="P297"><text:a xlink:type="simple" xlink:href="#6.Appendix A. WEB-INF/web.xml|outline" text:style-name="Internet_20_link" text:visited-style-name="Internet_20_link">Appendix A. WEB-INF/web.xml<text:tab/>291</text:a></text:p>
          <text:p text:style-name="P298"><text:a xlink:type="simple" xlink:href="#6.1.ZK Loader|outline" text:style-name="Internet_20_link" text:visited-style-name="Internet_20_link">ZK Loader<text:tab/>291</text:a></text:p>
          <text:p text:style-name="P299"><text:a xlink:type="simple" xlink:href="#6.1.1.The Initial Parameters|outline" text:style-name="Internet_20_link" text:visited-style-name="Internet_20_link">The Initial Parameters<text:tab/>291</text:a></text:p>
          <text:p text:style-name="P298"><text:a xlink:type="simple" xlink:href="#6.2.ZK AU Engine|outline" text:style-name="Internet_20_link" text:visited-style-name="Internet_20_link">ZK AU Engine<text:tab/>292</text:a></text:p>
          <text:p text:style-name="P298"><text:a xlink:type="simple" xlink:href="#6.3.ZK Session Cleaner|outline" text:style-name="Internet_20_link" text:visited-style-name="Internet_20_link">ZK Session Cleaner<text:tab/>292</text:a></text:p>
          <text:p text:style-name="P298"><text:a xlink:type="simple" xlink:href="#6.4.ZK Filter|outline" text:style-name="Internet_20_link" text:visited-style-name="Internet_20_link">ZK Filter<text:tab/>292</text:a></text:p>
          <text:p text:style-name="P299"><text:a xlink:type="simple" xlink:href="#6.4.1.The Initial Parameters|outline" text:style-name="Internet_20_link" text:visited-style-name="Internet_20_link">The Initial Parameters<text:tab/>292</text:a></text:p>
          <text:p text:style-name="P299"><text:a xlink:type="simple" xlink:href="#6.4.2.How to Specify in web.xml|outline" text:style-name="Internet_20_link" text:visited-style-name="Internet_20_link">How to Specify in web.xml<text:tab/>293</text:a></text:p>
          <text:p text:style-name="P298"><text:a xlink:type="simple" xlink:href="#6.5.DSP Loader|outline" text:style-name="Internet_20_link" text:visited-style-name="Internet_20_link">DSP Loader<text:tab/>293</text:a></text:p>
          <text:p text:style-name="P299"><text:a xlink:type="simple" xlink:href="#6.5.1.The Initial Parameters|outline" text:style-name="Internet_20_link" text:visited-style-name="Internet_20_link">The Initial Parameters<text:tab/>293</text:a></text:p>
          <text:p text:style-name="P299"><text:a xlink:type="simple" xlink:href="#6.5.2.How to Specify in web.xml|outline" text:style-name="Internet_20_link" text:visited-style-name="Internet_20_link">How to Specify in web.xml<text:tab/>294</text:a></text:p>
          <text:p text:style-name="P298"><text:a xlink:type="simple" xlink:href="#6.6.Sample of web.xml|outline" text:style-name="Internet_20_link" text:visited-style-name="Internet_20_link">Sample of web.xml<text:tab/>294</text:a></text:p>
          <text:p text:style-name="P297"><text:a xlink:type="simple" xlink:href="#7.Appendix B. WEB-INF/zk.xml|outline" text:style-name="Internet_20_link" text:visited-style-name="Internet_20_link">Appendix B. WEB-INF/zk.xml<text:tab/>297</text:a></text:p>
          <text:p text:style-name="P298"><text:a xlink:type="simple" xlink:href="#7.1.Overview|outline" text:style-name="Internet_20_link" text:visited-style-name="Internet_20_link">Overview<text:tab/>297</text:a></text:p>
          <text:p text:style-name="P299"><text:a xlink:type="simple" xlink:href="#7.1.1.The richlet and richlet-mapping elements|outline" text:style-name="Internet_20_link" text:visited-style-name="Internet_20_link">The richlet and richlet-mapping elements<text:tab/>297</text:a></text:p>
          <text:p text:style-name="P299"><text:a xlink:type="simple" xlink:href="#7.1.2.The listener Element|outline" text:style-name="Internet_20_link" text:visited-style-name="Internet_20_link">The listener Element<text:tab/>298</text:a></text:p>
          <text:p text:style-name="P299"><text:a xlink:type="simple" xlink:href="#7.1.3.The log Element|outline" text:style-name="Internet_20_link" text:visited-style-name="Internet_20_link">The log Element<text:tab/>303</text:a></text:p>
          <text:p text:style-name="P299"><text:a xlink:type="simple" xlink:href="#7.1.4.The client-config Element|outline" text:style-name="Internet_20_link" text:visited-style-name="Internet_20_link">The client-config Element<text:tab/>303</text:a></text:p>
          <text:p text:style-name="P299"><text:a xlink:type="simple" xlink:href="#7.1.5.The desktop-config Element|outline" text:style-name="Internet_20_link" text:visited-style-name="Internet_20_link">The desktop-config Element<text:tab/>305</text:a></text:p>
          <text:p text:style-name="P299"><text:a xlink:type="simple" xlink:href="#7.1.6.The xel-config Element|outline" text:style-name="Internet_20_link" text:visited-style-name="Internet_20_link">The xel-config Element<text:tab/>307</text:a></text:p>
          <text:p text:style-name="P299"><text:a xlink:type="simple" xlink:href="#7.1.7.The language-config Element|outline" text:style-name="Internet_20_link" text:visited-style-name="Internet_20_link">The language-config Element<text:tab/>307</text:a></text:p>
          <text:p text:style-name="P299"><text:a xlink:type="simple" xlink:href="#7.1.8.The session-config Element|outline" text:style-name="Internet_20_link" text:visited-style-name="Internet_20_link">The session-config Element<text:tab/>308</text:a></text:p>
          <text:p text:style-name="P299"><text:a xlink:type="simple" xlink:href="#7.1.9.The system-config Element|outline" text:style-name="Internet_20_link" text:visited-style-name="Internet_20_link">The system-config Element<text:tab/>309</text:a></text:p>
          <text:p text:style-name="P299"><text:a xlink:type="simple" xlink:href="#7.1.10.The zscript-config Element|outline" text:style-name="Internet_20_link" text:visited-style-name="Internet_20_link">The zscript-config Element<text:tab/>313</text:a></text:p>
          <text:p text:style-name="P299"><text:a xlink:type="simple" xlink:href="#7.1.11.The device-config Element|outline" text:style-name="Internet_20_link" text:visited-style-name="Internet_20_link">The device-config Element<text:tab/>314</text:a></text:p>
          <text:p text:style-name="P299"><text:a xlink:type="simple" xlink:href="#7.1.12.The error-page Element|outline" text:style-name="Internet_20_link" text:visited-style-name="Internet_20_link">The error-page Element<text:tab/>315</text:a></text:p>
          <text:p text:style-name="P299"><text:a xlink:type="simple" xlink:href="#7.1.13.The preference Element|outline" text:style-name="Internet_20_link" text:visited-style-name="Internet_20_link">The preference Element<text:tab/>316</text:a></text:p>
        </text:index-body>
      </text:table-of-content>
      <text:h text:style-name="Heading_20_1" text:outline-level="1">1. Introduction</text:h>
      <text:p text:style-name="Text_20_body">Welcome to ZK, the simplest way to make Web applications rich.</text:p>
      <text:p text:style-name="Text_20_body"><text:span text:style-name="T4">The</text:span><text:span text:style-name="T5"> Developer's R</text:span><text:span text:style-name="T4">ef</text:span><text:span text:style-name="T5">erence</text:span> fully describes properties and methods of components. For<text:span text:style-name="T1"> concepts, features, refer to </text:span><text:span text:style-name="T5">the Developer's Guide</text:span><text:span text:style-name="T1">. For </text:span>installation, refer to <text:span text:style-name="T4">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38" text:outline-level="3">app<text:span text:style-name="T1">licationScope - </text:span><text:span text:style-name="T8">java.util.Map</text:span></text:h>
      <text:p text:style-name="P41">A map of custom attributes associated with the Web application. It is the same as the <text:span text:style-name="T7">getAttributes</text:span> method in the <text:span text:style-name="T7">org.zkoss.zk.ui.WebApp</text:span> interface.</text:p>
      <text:p text:style-name="P41">A Web application is a WAR, and each Web application has an independent set of custom attributes. These attributes are used mainly to communicate among different desktops and sessions.</text:p>
      <text:p text:style-name="P41">If the client is based on HTTP, such as a Web browser, this is the same map of attributes stored in <text:span text:style-name="T9">javax.servlet.ServletContext</text:span><text:span text:style-name="T29">. In other words, you could use it communicate with other servlets, such as JSF.</text:span></text:p>
      <text:h text:style-name="P38" text:outline-level="3">arg - <text:span text:style-name="T7">java.util.Map</text:span></text:h>
      <text:p text:style-name="Text_20_body_20_indent">The <text:span text:style-name="T7">arg</text:span> argument passed to the <text:span text:style-name="T7">createComponents</text:span> method in the <text:span text:style-name="T7">org.zkoss.zk.ui.Executions</text:span> class. It might be <text:span text:style-name="T7">null</text:span>, depending on how <text:span text:style-name="T7">createComponents</text:span> is called.</text:p>
      <text:p text:style-name="P44"><text:span text:style-name="T31">It is the</text:span><text:span text:style-name="T32"> same as </text:span><text:span text:style-name="T1">self.desktop.execution.arg</text:span><text:span text:style-name="T32">.</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Code_20_Indent">&lt;window title="${arg.name}"&gt;</text:p>
      <text:p text:style-name="Code_20_Indent">...</text:p>
      <text:p text:style-name="Text_20_body_20_indent">Not<text:span text:style-name="T1">ice that </text:span><text:span text:style-name="T8">arg</text:span><text:span text:style-name="T1"> is available only when creating the components for the included page, say </text:span><text:span text:style-name="T8">my.zul</text:span><text:span text:style-name="T1">. <text:s/>On the other hand, all events, including </text:span><text:span text:style-name="T8">onCreate</text:span><text:span text:style-name="T1">, are processed later. Thus, if you want to access </text:span><text:span text:style-name="T8">arg</text:span><text:span text:style-name="T1"> in the </text:span><text:span text:style-name="T8">onCreate</text:span><text:span text:style-name="T1">'s listener, use the </text:span><text:span text:style-name="T8">getArg</text:span><text:span text:style-name="T1"> method of the </text:span><text:span text:style-name="T8">org.zkoss.zk.ui.event.CreateEvent</text:span><text:span text:style-name="T1"> class.</text:span></text:p>
      <text:h text:style-name="P38" text:outline-level="3">componentScope <text:s/>- <text:span text:style-name="T7">java.util.Map</text:span></text:h>
      <text:p text:style-name="Text_20_body_20_indent"><text:span text:style-name="T31">A map of custom attributes ass</text:span><text:span text:style-name="T32">ociated with</text:span><text:span text:style-name="T31"> the component. It is the same as the </text:span><text:span text:style-name="T7">getAttributes</text:span><text:span text:style-name="T31"> method in the </text:span><text:span text:style-name="T7">org.zkoss.zk.ui.Component</text:span><text:span text:style-name="T31"> interface.</text:span></text:p>
      <text:h text:style-name="P38" text:outline-level="3"><text:span text:style-name="T36">desktop - </text:span><text:span text:style-name="T7">org.zkoss</text:span><text:span text:style-name="T8">.zk.ui.Desktop</text:span></text:h>
      <text:p text:style-name="P43">The current desktop. It is the same as <text:span text:style-name="T7">self.desktop</text:span>.</text:p>
      <text:p text:style-name="Code_20_Indent">des<text:span text:style-name="T1">ktop.getPage("main");</text:span></text:p>
      <text:h text:style-name="P38" text:outline-level="3"><text:span text:style-name="T36">desktopScope - </text:span><text:span text:style-name="T7">java.util.Map</text:span></text:h>
      <text:p text:style-name="P40">A map of custom attributes ass<text:span text:style-name="T1">ociated with</text:span> the desktop. It is the same as the <text:span text:style-name="T7">getAttributes</text:span> method in the <text:span text:style-name="T7">org.zkoss.zk.ui.Desktop</text:span> interface.</text:p>
      <text:p text:style-name="P40">It is mai<text:span text:style-name="T1">nly used to communicate among pages in the same desktop.</text:span></text:p>
      <text:h text:style-name="P38" text:outline-level="3"><text:span text:style-name="T36">each - </text:span><text:span text:style-name="T7">java.lang.Object</text:span></text:h>
      <text:p text:style-name="P45"><text:span text:style-name="T31">The current item of the collection being iterated, when ZK evaluates an iterative element. An iterative element is an element with the </text:span>forEach<text:span text:style-name="T31"> attribute.</text:span></text:p>
      <text:p text:style-name="Code_20_Indent">&lt;listbox width="100px"&gt;</text:p>
      <text:p text:style-name="Code_20_Indent"><text:s text:c="2"/>&lt;listitem label="${each}" forEach="${contacts}"/&gt;</text:p>
      <text:p text:style-name="Code_20_Indent">&lt;/listbox&gt;</text:p>
      <text:h text:style-name="P38" text:outline-level="3"><text:span text:style-name="T36">event - </text:span><text:span text:style-name="T7">org.zkoss</text:span><text:span text:style-name="T8">.zk.ui.event.Event</text:span><text:span text:style-name="T37"> or derived</text:span></text:h>
      <text:p text:style-name="P41">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7">org.zkoss</text:span><text:span text:style-name="T8">.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8">forEachStatus.index</text:span><text:span text:style-name="T1"> is absolute with respect to the underlying collection, array or other type. For example, if </text:span><text:span text:style-name="T8">forEachBegin</text:span><text:span text:style-name="T1"> is </text:span><text:span text:style-name="T8">5</text:span><text:span text:style-name="T1">, then the first value of </text:span><text:span text:style-name="T8">forEachStatus.index</text:span><text:span text:style-name="T1"> with be </text:span><text:span text:style-name="T8">5</text:span><text:span text:style-name="T1">.</text:span></text:p>
      <text:h text:style-name="P38" text:outline-level="3"><text:span text:style-name="T36">page - </text:span><text:span text:style-name="T7">org.zkoss.zk.ui.Page</text:span></text:h>
      <text:p text:style-name="P47">The current page. It is the same as <text:span text:style-name="T7">self.page</text:span>.</text:p>
      <text:h text:style-name="P38" text:outline-level="3"><text:span text:style-name="T36">pageContext – </text:span><text:span text:style-name="T7">org.zkoss.web.servlet.xel.PageContext</text:span></text:h>
      <text:p text:style-name="P47">The current page context used to retrieve the request, response, variable resolver and so on.</text:p>
      <text:h text:style-name="P38" text:outline-level="3"><text:span text:style-name="T36">pageScope - </text:span><text:span text:style-name="T7">java.util.Map</text:span></text:h>
      <text:p text:style-name="Text_20_body_20_indent">A map of custom attributes ass<text:span text:style-name="T1">ociated with</text:span> the current page. It is the same as the <text:span text:style-name="T7">getAttributes</text:span> method in the <text:span text:style-name="T7">org.zkoss.zk.ui.Page</text:span> interface.</text:p>
      <text:h text:style-name="P38" text:outline-level="3"><text:span text:style-name="T36">requestScope – </text:span><text:span text:style-name="T7">java.util.Map</text:span></text:h>
      <text:p text:style-name="P47">A map of cus<text:span text:style-name="T1">tom attributes associated with the current execution. It is the same as </text:span><text:span text:style-name="T8">getAttributes</text:span><text:span text:style-name="T1"> method in the </text:span><text:span text:style-name="T8">org.zkoss.zk.ui.Execution</text:span><text:span text:style-name="T1"> interface.</text:span></text:p>
      <text:h text:style-name="P38" text:outline-level="3"><text:span text:style-name="T36">sel</text:span><text:span text:style-name="T37">f - </text:span><text:span text:style-name="T8">org.zkoss.zk.ui.Component</text:span></text:h>
      <text:p text:style-name="P48">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9">org.zkoss.zk.ui.Session</text:span></text:h>
      <text:p text:style-name="Text_20_body_20_indent"><text:span text:style-name="T33">The session. It is similar to </text:span><text:span text:style-name="T9">javax.servlet.http.HttpSession</text:span><text:span text:style-name="T9"><text:note text:id="ftn1" text:note-class="footnote"><text:note-citation>1</text:note-citation><text:note-body><text:p text:style-name="Footnote">ZK session actually encapsulates the HTTP session to make ZK applications independent of HTTP.</text:p></text:note-body></text:note></text:span><text:span text:style-name="T33">.</text:span></text:p>
      <text:h text:style-name="Heading_20_3" text:outline-level="3">sessionScope - <text:span text:style-name="T7">java.util.Map</text:span></text:h>
      <text:p text:style-name="P40">A map of custom attributes ass<text:span text:style-name="T1">ociated with</text:span> the session. It is the same as the <text:span text:style-name="T7">getAttributes</text:span> method in the <text:span text:style-name="T7">org.zkoss.zk.ui.Session</text:span> interface.</text:p>
      <text:p text:style-name="P40">If the<text:span text:style-name="T1"> client is based on HTTP, such as a Web browser, this is the same map of attributes stored in </text:span><text:span text:style-name="T10">javax.servlet.http.HttpSession</text:span><text:span text:style-name="T30">. In other words, you could use it communicate with other servlets, such as JSF.</text:span></text:p>
      <text:h text:style-name="Heading_20_3" text:outline-level="3">spaceOwner - <text:span text:style-name="T7">org.zkoss.zk.ui.IdSpace</text:span></text:h>
      <text:p text:style-name="Text_20_body_20_indent">The space owner of this component. It is the same as <text:span text:style-name="T7">self.spaceOwner</text:span>.</text:p>
      <text:h text:style-name="Heading_20_3" text:outline-level="3">spaceScope - <text:span text:style-name="T7">java.util.Map</text:span></text:h>
      <text:p text:style-name="P40">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7">component</text:span> Directive</text:h>
      <text:p text:style-name="P44">&lt;?component name="<text:span text:style-name="T42">myName</text:span>" macroURI="<text:span text:style-name="T42">/mypath/my.zul</text:span>" [inline="true|<text:span text:style-name="T4">false</text:span>"]<text:line-break/> <text:s/>[<text:span text:style-name="T42">prop1</text:span>="<text:span text:style-name="T42">value1</text:span>"] [<text:span text:style-name="T42">prop2</text:span>="<text:span text:style-name="T42">value2</text:span>"]... ?&gt;</text:p>
      <text:p text:style-name="P44">&lt;?component name="<text:span text:style-name="T42">myName</text:span>" [class="<text:span text:style-name="T42">myPackage.myClass</text:span>"]<text:line-break/> <text:s/>[extend="<text:span text:style-name="T45">true</text:span>"] [moldName="<text:span text:style-name="T42">myMoldName</text:span><text:span text:style-name="T45">"] [moldURI="/</text:span><text:span text:style-name="T42">myMoldURI</text:span><text:span text:style-name="T45">"]<text:line-break/> <text:s/>[</text:span><text:span text:style-name="T42">prop1</text:span><text:span text:style-name="T45">="</text:span><text:span text:style-name="T42">value1</text:span><text:span text:style-name="T45">"] [</text:span><text:span text:style-name="T42">prop2</text:span><text:span text:style-name="T45">="</text:span><text:span text:style-name="T42">value2</text:span><text:span text:style-name="T45">"]... ?&gt;</text:span></text:p>
      <text:p text:style-name="Text_20_body_20_indent">Defines a new com<text:span text:style-name="T1">ponent. There are two formats: by-macro and by-class.</text:span></text:p>
      <text:h text:style-name="Heading_20_4" text:outline-level="4">The by-macro Format</text:h>
      <text:p text:style-name="P56">&lt;?component name="<text:span text:style-name="T42">myName</text:span>" macroURI="<text:span text:style-name="T42">/mypath/my.zul</text:span>"<text:line-break/> <text:s/><text:span text:style-name="T45">[prop1="value1"] [prop2="value2"]... </text:span>?&gt;</text:p>
      <text:p text:style-name="Text_20_body_20_indent_20_2">You could define a new com<text:span text:style-name="T1">ponent based on a ZUML page. It is also called the </text:span><text:span text:style-name="T43">macro component</text:span><text:span text:style-name="T1">. In other words, once an instance of the new component is created, it creates child components based on the specified ZUML page (the </text:span><text:span text:style-name="T8">macroURI</text:span><text:span text:style-name="T1"> attribute).</text:span></text:p>
      <text:p text:style-name="P57">In addition, you could specify the initial properties (such as <text:span text:style-name="T7">prop1</text:span> in the above example), such that they are always passed to the macro component (thru the <text:span text:style-name="T7">arg</text:span> variable).</text:p>
      <text:p text:style-name="P57">The <text:span text:style-name="T7">inline</text:span> attribute specifies whether it is an inline macro (<text:span text:style-name="T7">inlinie="true"</text:span>) or a regular macro (default).</text:p>
      <text:p text:style-name="P57">An inline macro behaves like <text:span text:style-name="T42">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57">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56">&lt;?component name="<text:span text:style-name="T42">myName</text:span>" [class="<text:span text:style-name="T42">myPackage.myClass</text:span>"]<text:line-break/> <text:s/>[extend="<text:span text:style-name="T45">true</text:span>"] [moldName="<text:span text:style-name="T42">myMoldName</text:span><text:span text:style-name="T45">"] [moldURI="/</text:span><text:span text:style-name="T42">myMoldURI</text:span><text:span text:style-name="T45">"]<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8">org.zkoss.zk.ui.Component</text:span><text:span text:style-name="T1"> interface. Then, use the </text:span><text:span text:style-name="T8">by-class</text:span><text:span text:style-name="T1"> format to declare such kind of components for a page.</text:span></text:p>
      <text:p text:style-name="P57">To define a new component, you have to specify at least the <text:span text:style-name="T7">class</text:span> attribute, which is used by ZK to instantiate a new instance of the component.</text:p>
      <text:p text:style-name="P57">In addition to defining a new component, you can override properties of existent components by specifying <text:span text:style-name="T7">extend="true"</text:span>. In other words, if <text:span text:style-name="T7">extend="true"</text:span> is specified, the previous definition of the component (with the same name) is loaded as the default value and then override only properties that are specified in this directive.</text:p>
      <text:p text:style-name="P57">For example, assume you want to use <text:span text:style-name="T7">MyWindow</text:span> instead of the default window, <text:span text:style-name="T7">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1">ice that the properties won't be applied if a component is created manually (by </text:span><text:span text:style-name="T8">zscript</text:span><text:span text:style-name="T1"> or by Java codes). If you still want them to be applied with the initialial properties, you could invoke the </text:span><text:span text:style-name="T8">applyProperties</text:span><text:span text:style-name="T1"> method as follows.</text:span></text:p>
      <text:p text:style-name="Code_20_Indent_20_2">&lt;zscript&gt;</text:p>
      <text:p text:style-name="Code_20_Indent_20_2"><text:tab/>Button btn = new Button();</text:p>
      <text:p text:style-name="Code_20_Indent_20_2"><text:tab/>btn.applyProperties(); //apply the ini<text:span text:style-name="T1">tial properties</text:span></text:p>
      <text:p text:style-name="P74">&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8">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43">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42">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7">def</text:span><text:span text:style-name="T8">ault</text:span><text:span text:style-name="T1">]</text:span></text:p>
      <text:p text:style-name="Text_20_body_20_indent_20_2">Used with the by-class format to spe<text:span text:style-name="T1">cify the mold name. If </text:span><text:span text:style-name="T8">moldName</text:span><text:span text:style-name="T1"> is specified, </text:span><text:span text:style-name="T8">moldURI</text:span><text:span text:style-name="T1"> must be specified, too.</text:span></text:p>
      <text:h text:style-name="Heading_20_4" text:outline-level="4">moldURI</text:h>
      <text:p text:style-name="Text_20_body_20_indent_20_2">[Optional][EL is allowed]</text:p>
      <text:p text:style-name="P56">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8">moldURI</text:span><text:span text:style-name="T1"> is specified but </text:span><text:span text:style-name="T8">moldName</text:span><text:span text:style-name="T1"> is not specified, the mold name is assumed as </text:span><text:span text:style-name="T8">default</text:span><text:span text:style-name="T1">.</text:span></text:p>
      <text:p text:style-name="P57">In addition to DSP, JSP and any Servlet technologies, you can implement the <text:span text:style-name="T7">org.zkoss.zk.util.ComponentRenderer</text:span> interface, and then specify it in the <text:span text:style-name="T7">moldURI</text:span> attribute by starting with <text:span text:style-name="T7">"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7">evaluator</text:span> Directive</text:h>
      <text:p text:style-name="P44">&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43">none</text:span><text:span text:style-name="T1">][Case insensitive]</text:span></text:p>
      <text:p text:style-name="P57">The name of the implementation used to evaluate the XEL expressions. There are two ways to specify the implementation. One is the name attribute. The other is the class attribute.</text:p>
      <text:p text:style-name="P57">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35">http://mvel.codehaus.org/</text:span></text:a><text:span text:style-name="T1"> for more information.</text:span></text:p></text:note-body></text:note>, you can specify the name as follows.</text:p>
      <text:p text:style-name="Code_20_Indent_20_2">&lt;?evaluator name="<text:span text:style-name="T50">mvel</text:span>"?&gt;</text:p>
      <text:p text:style-name="Code_20_Indent_20_2">&lt;window id="w" title="MVEL Demo"&gt;</text:p>
      <text:p text:style-name="Code_20_Indent_20_2"><text:tab/>${new org.zkoss.zul.Textbox().setParent(w)}</text:p>
      <text:p text:style-name="Code_20_Indent_20_2">&lt;/window&gt;</text:p>
      <text:p text:style-name="P57">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80">default</text:p>
          </table:table-cell>
          <table:table-cell table:style-name="Table5.B2" office:value-type="string">
            <text:p text:style-name="P80">org.zkoss.xel.el.ELFactory</text:p>
            <text:p text:style-name="Table_20_Contents">The def<text:span text:style-name="T1">ault implementation. It is based on ZK Commons EL (</text:span><text:span text:style-name="T8">zcommons-el.jar</text:span><text:span text:style-name="T1">), which is a performance enhancement version of Apache Commons EL.</text:span></text:p>
          </table:table-cell>
        </table:table-row>
        <table:table-row>
          <table:table-cell table:style-name="Table5.A2" office:value-type="string">
            <text:p text:style-name="P80">mvel</text:p>
          </table:table-cell>
          <table:table-cell table:style-name="Table5.B2" office:value-type="string">
            <text:p text:style-name="P81">org.zkoss.zkmax.xel.mvel.MVELFactory</text:p>
            <text:p text:style-name="P82">The implementation based on MVEL, http://mvel.codehaus.org.</text:p>
            <text:p text:style-name="P83">[available only if zkmax.jar is loaded]</text:p>
          </table:table-cell>
        </table:table-row>
        <table:table-row>
          <table:table-cell table:style-name="Table5.A2" office:value-type="string">
            <text:p text:style-name="P80">ognl</text:p>
          </table:table-cell>
          <table:table-cell table:style-name="Table5.B2" office:value-type="string">
            <text:p text:style-name="P80">org<text:span text:style-name="T1">.zkoss.zkmax.xel.ognl.OGNLFactory</text:span></text:p>
            <text:p text:style-name="P82">The implementation based on OGNL, <text:a xlink:type="simple" xlink:href="http://www.ognl.org/">http://www.ognl.org</text:a>.</text:p>
            <text:p text:style-name="P83">[available only if zkmax.jar is loaded]</text:p>
          </table:table-cell>
        </table:table-row>
        <table:table-row>
          <table:table-cell table:style-name="Table5.A2" office:value-type="string">
            <text:p text:style-name="P80">com<text:span text:style-name="T1">mons-el</text:span></text:p>
          </table:table-cell>
          <table:table-cell table:style-name="Table5.B2" office:value-type="string">
            <text:p text:style-name="P80">org.zkoss.zkmax.xel.el.ApacheELFactory</text:p>
            <text:p text:style-name="P85">The imp<text:span text:style-name="T1">lementation that is based on Apache Commons EL, </text:span><text:span text:style-name="T8">org.apache.commons.el.ExpressionEvaluatorImpl</text:span><text:span text:style-name="T1">.</text:span></text:p>
            <text:p text:style-name="P84">[available only if zkmax.jar is loaded]</text:p>
          </table:table-cell>
        </table:table-row>
        <table:table-row>
          <table:table-cell table:style-name="Table5.A2" office:value-type="string">
            <text:p text:style-name="P80">japser-el</text:p>
          </table:table-cell>
          <table:table-cell table:style-name="Table5.B2" office:value-type="string">
            <text:p text:style-name="P80">org.zkoss.zkmax.xel.el21.ApacheELFactory</text:p>
            <text:p text:style-name="P85">The imp<text:span text:style-name="T1">lementation that is based on Apache JSP 2.1 EL, </text:span><text:span text:style-name="T8">org.apache.el.ExpressionFactoryImpl</text:span><text:span text:style-name="T1">.</text:span></text:p>
            <text:p text:style-name="P84">[available only if zkmax.jar is loaded]</text:p>
          </table:table-cell>
        </table:table-row>
      </table:table>
      <text:p text:style-name="P57">You can provide additional implementations by use of the <text:span text:style-name="T7">class</text:span> attribute, as described in the following section. The class must implement the <text:span text:style-name="T7">org.zkoss.xel.ExpressionFactory</text:span> interface. Or, you can specify the following content in <text:span text:style-name="T7">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42">dep</text:span><text:span text:style-name="T43">endind on how xel-config is specified</text:span><text:span text:style-name="T47">]</text:span></text:p>
      <text:p text:style-name="P57">The implementation used to evaluate the XEL expressions. In addition to the name attribute, you can specify the class directly. For example, you can use MVEL by specifying class as follows.</text:p>
      <text:p text:style-name="Code_20_Indent_20_2">&lt;?evaluator class="<text:span text:style-name="T5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57">[Optiona][Default: <text:span text:style-name="T42">what are defined in taglib</text:span><text:span text:style-name="T45">]</text:span></text:p>
      <text:p text:style-name="P58">Specifies a list of classes separated with comma to import for evaluating the expression in this page. For example, with MVEL:</text:p>
      <text:p text:style-name="Code_20_Indent_20_2">&lt;?evaluator class<text:span text:style-name="T53">="org.zkoss.zkmax.xel.mvel.MVELFactory"</text:span></text:p>
      <text:p text:style-name="Code_20_Indent_20_2">import="<text:span text:style-name="T50">org.zkoss.zul.Datebox,org.zkoss.zul.Combobox</text:span>"?&gt;</text:p>
      <text:p text:style-name="Code_20_Indent_20_2">&lt;window id="w" title="MVEL Demo"&gt;</text:p>
      <text:p text:style-name="Code_20_Indent_20_2"><text:tab/>${new <text:span text:style-name="T50">Datebox</text:span>().setParent(w)}</text:p>
      <text:p text:style-name="P75">&lt;/window&gt;</text:p>
      <text:p text:style-name="P58">Notice that not all evaluators support the import of classes. For example, all EL-based the evaluators, including the system default one, don't support it. In other words, the <text:span text:style-name="T7">import</text:span> attribute is meaningless to them. Rather, you have to use the <text:span text:style-name="T7">taglib</text:span> directive to import functions.</text:p>
      <text:h text:style-name="Heading_20_3" text:outline-level="3">The <text:span text:style-name="T7">import</text:span> Directive</text:h>
      <text:p text:style-name="P44">&lt;?import uri="..."?&gt;</text:p>
      <text:p text:style-name="Text_20_body_20_indent">It imp<text:span text:style-name="T1">orts the component definitions and initiators defined in another ZUML page. In other words, it imports the </text:span><text:span text:style-name="T8">component</text:span><text:span text:style-name="T1"> and </text:span><text:span text:style-name="T8">init</text:span><text:span text:style-name="T1"> directives from the specified page.</text:span></text:p>
      <text:p text:style-name="P4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7">Special</text:span> class is assumed to be defined in <text:span text:style-name="T7">/WEB-INF/macros/special.zs</text:span>.</text:p>
      <text:p text:style-name="Text_20_body_20_indent">The<text:span text:style-name="T1">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1">es</text:span></text:p>
      <text:list text:style-name="L1">
        <text:list-item>
          <text:p text:style-name="P188">Unlike other directives, the import directives must be at the topmost level, i.e., at the the same level as the root element.</text:p>
        </text:list-item>
        <text:list-item>
          <text:p text:style-name="P188">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188">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Heading_20_3" text:outline-level="3">The <text:span text:style-name="T7">init</text:span> Directive</text:h>
      <text:p text:style-name="P44">&lt;?init class="..." [arg0="..."] [arg1="..."] [arg2="..."] [arg3="..."]?&gt;</text:p>
      <text:p text:style-name="P44">&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8">zscript</text:span><text:span text:style-name="T1"> file to do the application-specific initialization.</text:span></text:p>
      <text:p text:style-name="P48">The initialization takes place before the page is evaluated and attached to a desktop. Thus, the <text:span text:style-name="T7">getDesktop</text:span>, <text:span text:style-name="T7">getId</text:span> and <text:span text:style-name="T7">getTitle</text:span> method will return null, when initializing. To retrieve the current desktop, you could use the <text:span text:style-name="T7">org.zkoss.zk.ui.Execution</text:span> interface.</text:p>
      <text:p text:style-name="Text_20_body_20_indent"><text:span text:style-name="T1">You could specify any number of the </text:span><text:span text:style-name="T8">init</text:span><text:span text:style-name="T1"> directive. The specified class must implement the </text:span><text:span text:style-name="T8">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8">org.zkoss.zk.ui.util.Initator</text:span><text:span text:style-name="T1"> interface. Unlike the </text:span><text:span text:style-name="T8">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8">doInit</text:span><text:span text:style-name="T1"> method is </text:span>called in the Page Initial phase (i.e., before the page is evaluated). The <text:span text:style-name="T7">doFinally</text:span> method is called after the page has been evaluated. The <text:span text:style-name="T7">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7">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8">doInit</text:span><text:span text:style-name="T1"> method if the first format is used, or as the </text:span><text:span text:style-name="T8">args</text:span><text:span text:style-name="T1"> variable if the second format is used.</text:span> Note: the first argument is <text:span text:style-name="T7">arg0</text:span>, the second is <text:span text:style-name="T7">arg1</text:span> and follows.</text:p>
      <text:h text:style-name="Heading_20_3" text:outline-level="3">The <text:span text:style-name="T7">link</text:span> and <text:span text:style-name="T7">meta</text:span> Dir<text:span text:style-name="T1">ectives</text:span></text:h>
      <text:p text:style-name="P45">&lt;?link [href="uri"] <text:span text:style-name="T45">[</text:span><text:span text:style-name="T42">name0</text:span><text:span text:style-name="T45">="</text:span><text:span text:style-name="T42">value0</text:span><text:span text:style-name="T45">"] [</text:span><text:span text:style-name="T42">name1</text:span><text:span text:style-name="T45">="</text:span><text:span text:style-name="T42">value1</text:span><text:span text:style-name="T45">"] [</text:span><text:span text:style-name="T42">name2</text:span><text:span text:style-name="T45">="</text:span><text:span text:style-name="T42">value2</text:span><text:span text:style-name="T45">"]?&gt;<text:line-break/>&lt;?meta [</text:span><text:span text:style-name="T42">name0</text:span><text:span text:style-name="T45">="</text:span><text:span text:style-name="T42">value0</text:span><text:span text:style-name="T45">"] [</text:span><text:span text:style-name="T42">name1</text:span><text:span text:style-name="T45">="</text:span><text:span text:style-name="T42">value1</text:span><text:span text:style-name="T45">"] [</text:span><text:span text:style-name="T42">name2</text:span><text:span text:style-name="T45">="</text:span><text:span text:style-name="T42">value2</text:span><text:span text:style-name="T45">"]?&gt;</text:span></text:p>
      <text:p text:style-name="P49">These are so-called header elements in HTML. Currently only HTML-based clients (so-called browsers) support them.</text:p>
      <text:p text:style-name="P49">Developers can specify whatever attributes with these header directives. ZK only encodes the URI of the <text:span text:style-name="T7">href</text:span> attribute (by use of the <text:span text:style-name="T7">encodeURL</text:span> method of the <text:span text:style-name="T7">Executions</text:span> class). ZK generates all other attributes directly to the client.</text:p>
      <text:p text:style-name="P50">Notice that these header directives are effective only for the main ZUL page. In other words, they are ignored if a page is included by another pages or servlets. Also, they are ignored if the page is a <text:span text:style-name="T7">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Code_20_Indent"><text:tab/>My content</text:p>
      <text:p text:style-name="Code_20_Indent">&lt;/window&gt;</text:p>
      <text:h text:style-name="Heading_20_3" text:outline-level="3">The <text:span text:style-name="T7">page</text:span> Directive</text:h>
      <text:p text:style-name="P44">&lt;?page [id="..."] [title="..."] [style="..."] [cacheable="false|true"]<text:line-break/> <text:s/>[language="xul/html"] [zscriptLanguage="Java"]<text:line-break/> <text:s/>[con<text:span text:style-name="T1">tentType="text/html;charset=UTF-8"]<text:line-break/> <text:s/>[docType="</text:span><text:span text:style-name="T43">tag PUBLIC &amp;quot;doctype name&amp;quot; &amp;quot;doctype UI&amp;quot;</text:span><text:span text:style-name="T47">"]<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57">It specifies whether the client can cache the output.</text:p>
      <text:p text:style-name="Tip"><text:span text:style-name="T4">Not</text:span><text:span text:style-name="T5">e</text:span><text:span text:style-name="T1">: Browsers, such as Firefox and IE, don't handle the cache of DHTML correctly, so it is not safe to specify </text:span><text:span text:style-name="T8">cacheable</text:span><text:span text:style-name="T1"> with true for Ajax devices.</text:span></text:p>
      <text:h text:style-name="Heading_20_4" text:outline-level="4">contentType</text:h>
      <text:p text:style-name="Text_20_body_20_indent_20_2">[Opt<text:span text:style-name="T1">ional][Default: </text:span><text:span text:style-name="T43">depends on the device</text:span><text:span text:style-name="T1">]</text:span></text:p>
      <text:p text:style-name="P57">It specifies the content type. If not specified, it depends on the device. For Ajax devices, it is <text:span text:style-name="T7">text/html;charset=UTF-8</text:span><text:span text:style-name="T31">. For XML and MIL devices, it is </text:span><text:span text:style-name="T7">text/xml;charset=UTF-8</text:span><text:span text:style-name="T31">.</text:span></text:p>
      <text:p text:style-name="P59">Application developers rarely need to change it, unless for XML devices.</text:p>
      <text:h text:style-name="Heading_20_4" text:outline-level="4">docType</text:h>
      <text:p text:style-name="Text_20_body_20_indent_20_2">[Opt<text:span text:style-name="T1">ional][Default: </text:span><text:span text:style-name="T43">depends on the device</text:span><text:span text:style-name="T47">]</text:span></text:p>
      <text:p text:style-name="Text_20_body_20_indent_20_2">It spe<text:span text:style-name="T1">cifies the </text:span><text:span text:style-name="T8">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7">&lt;!DOCTYPE...&gt;</text:span> specified in a ZUML page is processed by ZK Loader. It is not part of the output.</text:p>
      <text:h text:style-name="Heading_20_4" text:outline-level="4">id</text:h>
      <text:p text:style-name="Text_20_body_20_indent_20_2">[Optional][Default: <text:span text:style-name="T42">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8">zscript</text:span><text:span text:style-name="T1">) and EL expressions embedded in ZUML pages.</text:span></text:p>
      <text:p text:style-name="P74">&lt;?page id="${param.id}"?&gt;</text:p>
      <text:h text:style-name="Heading_20_4" text:outline-level="4">language</text:h>
      <text:p text:style-name="Text_20_body_20_indent_20_2">[Optional][Default: <text:span text:style-name="T42">depending on the extension</text:span>][Allowed values: <text:span text:style-name="T7">xul/html</text:span> | <text:span text:style-name="T7">xhtml</text:span>]</text:p>
      <text:p text:style-name="Text_20_body_20_indent_20_2">Specifies the markup language for this page. The mar<text:span text:style-name="T1">kup language determines the default component set. </text:span>Currently, it supports <text:span text:style-name="T7">xul/html</text:span> and <text:span text:style-name="T7">xhtml</text:span>.</text:p>
      <text:p text:style-name="Tip"><text:span text:style-name="T4">Not</text:span><text:span text:style-name="T5">e</text:span><text:span text:style-name="T1">: You can </text:span>place <text:span text:style-name="T1">the page directive in any location of a XML document, but the </text:span><text:span text:style-name="T8">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8">width:100%</text:span><text:span text:style-name="T1">][EL allowed]</text:span></text:p>
      <text:p text:style-name="P57">Specifies the CSS style used to render the page. If not specified, it depends on the mold. The default mold uses <text:span text:style-name="T7">width:100%</text:span> as the default value.</text:p>
      <text:p text:style-name="Code_20_Indent_20_2">&lt;?page style="width:100%;height:100%"?&gt;</text:p>
      <text:h text:style-name="Heading_20_4" text:outline-level="4">title</text:h>
      <text:p text:style-name="Text_20_body_20_indent_20_2"><text:span text:style-name="T45">[Optional][Default: </text:span><text:span text:style-name="T42">none</text:span><text:span text:style-name="T45">][EL allowed]</text:span></text:p>
      <text:p text:style-name="Text_20_body_20_indent_20_2"><text:span text:style-name="T45">Specifies</text:span> the page title that will be shown as the title of the browser.</text:p>
      <text:p text:style-name="Text_20_body_20_indent_20_2">It can be changed dynamically by calling the <text:span text:style-name="T7">setTitle</text:span> method in the <text:span text:style-name="T7">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43">none</text:span><text:span text:style-name="T47">]</text:span></text:p>
      <text:p text:style-name="P58">Specifies the <text:span text:style-name="T7">xml</text:span> processing instruction (i.e., <text:span text:style-name="T7">&lt;?xml?&gt;</text:span>) that will be generated to the output. Currently only XML devices support this option.</text:p>
      <text:p text:style-name="P58">For example,</text:p>
      <text:p text:style-name="Code_20_Indent_20_2">&lt;?page xml="<text:span text:style-name="T11">version=&amp;quot;1.0&amp;quot; encoding=&amp;quot;UTF-8&amp;quot;"?&gt;</text:span></text:p>
      <text:p text:style-name="P58">will generate the following as the first line of the output</text:p>
      <text:p text:style-name="P75">&lt;?xml version="1.0" encoding="UTF-8"?&gt;</text:p>
      <text:h text:style-name="Heading_20_4" text:outline-level="4">zscriptLanguage</text:h>
      <text:p text:style-name="Text_20_body_20_indent_20_2">[Optional][Default: <text:span text:style-name="T7">Java</text:span>][Allowed values: <text:span text:style-name="T7">Java</text:span><text:span text:style-name="T31"> | </text:span><text:span text:style-name="T7">JavaScript</text:span><text:span text:style-name="T31"> | </text:span><text:span text:style-name="T7">Ruby</text:span><text:span text:style-name="T31"> |</text:span> <text:span text:style-name="T7">Groovy</text:span>]</text:p>
      <text:p text:style-name="Text_20_body_20_indent_20_2">Specifies the default scripting language, which is assumed if an <text:span text:style-name="T7">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4">Note</text:span>: Deployers can extend the number of supported scripting languages. Refer to the <text:span text:style-name="T4">How to Support More Scripting Language</text:span> section in <text:span text:style-name="T4">the Developer's Guide</text:span>.</text:p>
      <text:h text:style-name="Heading_20_3" text:outline-level="3">The <text:span text:style-name="T7">root-attributes</text:span> Directive</text:h>
      <text:p text:style-name="P44">&lt;?root-attributes any-name1="any-value2" any-name2="any-value2"?&gt;</text:p>
      <text:p text:style-name="P48">It specifies the additional attributes for the root element of the generated output, which depends on the device types.</text:p>
      <text:p text:style-name="P48">Currently, only Ajax devices support this feature and the root element is the <text:span text:style-name="T7">html</text:span> tag. In other words, the attributes specified in the <text:span text:style-name="T7">root-attribute</text:span> directives will become the attributes of the <text:span text:style-name="T7">html</text:span> element of the generated output. For example,</text:p>
      <text:p text:style-name="Code_20_Indent"><text:span text:style-name="T1">&lt;?root-attributes </text:span><text:span text:style-name="T50">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8">&lt;html xmlns="</text:span><text:a xlink:type="simple" xlink:href="http://www.w3.org/1999/xhtml"><text:span text:style-name="T8">http://www.w3.org/1999/xhtml</text:span></text:a><text:span text:style-name="T8">"<text:line-break/></text:span><text:span text:style-name="T51">xmlns:v="urn:schemas-microsoft-com:vml"</text:span><text:span text:style-name="T8">&gt;</text:span></text:p>
      <text:p text:style-name="Text_20_body_20_indent">Note: <text:span text:style-name="T7">xmlns="</text:span><text:a xlink:type="simple" xlink:href="http://www.w3.org/1999/xhtml"><text:span text:style-name="T7">http://www.w3.org/1999/xhtml</text:span></text:a><text:span text:style-name="T7">"</text:span> is always generated.</text:p>
      <text:p text:style-name="Text_20_body_20_indent">Note: If the value is specified with an EL expression and it is evaluated to null, the corresponding attribute won't be generated.</text:p>
      <text:h text:style-name="P104" text:outline-level="4">any-name="any-value"</text:h>
      <text:p text:style-name="P57">Any numbers of names and values are allowed. The value could contain EL expressions.</text:p>
      <text:h text:style-name="Heading_20_3" text:outline-level="3">The <text:span text:style-name="T7">taglib</text:span> Directive</text:h>
      <text:p text:style-name="P44">&lt;?tablib uri="<text:span text:style-name="T42">myURI</text:span>" prefix="<text:span text:style-name="T42">my</text:span>"?&gt;</text:p>
      <text:p text:style-name="Text_20_body_20_indent">This directive is used to load a <text:span text:style-name="T7">taglib</text:span> file, which defines a set of EL functions. The format of a <text:span text:style-name="T7">taglib</text:span> file is the same as that of JSP <text:span text:style-name="T7">taglib</text:span> files.</text:p>
      <text:p text:style-name="Text_20_body_20_indent">In the following example, we loads functions defined in the<text:span text:style-name="T1"> built-in TLD files identified as </text:span><text:span text:style-name="T8">http://www.zkoss.org/dsp/web/core</text:span> <text:span text:style-name="T1">and then use one of these function called </text:span><text:span text:style-name="T8">l</text:span><text:span text:style-name="T1">.</text:span></text:p>
      <text:p text:style-name="Code_20_Indent">&lt;?taglib uri="http://www.zkoss.org/dsp/web/core" pref<text:span text:style-name="T1">ix="</text:span><text:span text:style-name="T52">c</text:span><text:span text:style-name="T1">"?&gt;</text:span></text:p>
      <text:p text:style-name="Code_20_Indent">&lt;window title="${<text:span text:style-name="T50">c</text:span>:l('my.title')}"&gt;</text:p>
      <text:p text:style-name="Code_20_Indent">...</text:p>
      <text:p text:style-name="Code_20_Indent">&lt;/window&gt;</text:p>
      <text:p text:style-name="Tip"><text:span text:style-name="T4">Tip</text:span>: ZK searches all TLD files defined in the <text:span text:style-name="T7">/metainfo/tld/config.xml</text:span> file from the classpath<text:span text:style-name="T1">. If you want ZK to load your custom TLD files, add them to class path and then specify the following content in the </text:span><text:span text:style-name="T8">/metainfo/tld/config.xml</text:span><text:span text:style-name="T1"> file. <text:line-break/><text:tab/></text:span><text:span text:style-name="T8">&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Code_20_Indent">&lt;?taglib uri="/WEB-INF/tld/my.tld" prefix="my"?&gt;</text:p>
      <text:h text:style-name="Heading_20_4" text:outline-level="4">uri</text:h>
      <text:p text:style-name="Text_20_body_20_indent_20_2">[Required][EL is <text:span text:style-name="T42">not</text:span><text:span text:style-name="T1"> allowed]</text:span></text:p>
      <text:p text:style-name="Text_20_body_20_indent_20_2">A URL of the <text:span text:style-name="T7">taglib</text:span> file. Unlike other URL and URI, it doesn't interpret ~ or * specially. And, the page and the <text:span text:style-name="T7">taglib</text:span> files it references must be in the same Web application<text:span text:style-name="T1">.</text:span></text:p>
      <text:h text:style-name="Heading_20_4" text:outline-level="4">prefix</text:h>
      <text:p text:style-name="P57">[Required]</text:p>
      <text:p text:style-name="P57">A prefix used to identify functions defined in this <text:span text:style-name="T7">taglib</text:span> file. The prefix could be any non-empty string.</text:p>
      <text:h text:style-name="Heading_20_3" text:outline-level="3"><text:bookmark text:name="directive_init1"/>The <text:span text:style-name="T7">variable-resolver</text:span> Directive</text:h>
      <text:p text:style-name="P44">&lt;?variable-resolver class="..."?&gt;</text:p>
      <text:p text:style-name="P48">Specifies the variable resolver that will be used by the <text:span text:style-name="T7">zscript</text:span> interpreter to resolve unknown variables. The specified class must implement the <text:span text:style-name="T7">org.zkoss.zk.scripting.VariableResolver</text:span> interface.</text:p>
      <text:p text:style-name="P48">You can specify multiple variable resolvers with multiple <text:span text:style-name="T7">variable-resolver</text:span> directives. The later declared one has higher priority.</text:p>
      <text:p text:style-name="P48">Notice that the <text:span text:style-name="T7">variable-resolver</text:span> directives are evaluated before the <text:span text:style-name="T7">init</text:span> directives, so the <text:span text:style-name="T7">zscript</text:span> codes referenced by the <text:span text:style-name="T7">init</text:span> directives are affected by the variable resolver.</text:p>
      <text:p text:style-name="P48">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8">org.zkoss.zk.scripting.VariableResolver</text:span><text:span text:style-name="T1"> interface. <text:s/>Unlike the </text:span><text:span text:style-name="T8">init</text:span><text:span text:style-name="T1"> directive, the class name cannot be the class that is defined in zscript codes.</text:span></text:p>
      <text:h text:style-name="Heading_20_3" text:outline-level="3"><text:bookmark text:name="directive_init11"/>The <text:span text:style-name="T7">xel-method</text:span> Directive</text:h>
      <text:p text:style-name="P44">&lt;?xel-method pre<text:span text:style-name="T1">fix="..." name="..."</text:span> class="..."<text:line-break/>signature="..."?&gt;</text:p>
      <text:p text:style-name="P48">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1">fix</text:span></text:h>
      <text:p text:style-name="P57">[Required]</text:p>
      <text:p text:style-name="P57">Specifies the prefix used to identify this method.</text:p>
      <text:h text:style-name="P105" text:outline-level="4">name</text:h>
      <text:p text:style-name="P57">[Required]</text:p>
      <text:p text:style-name="P57">Specifies the name used to identify this method. The full name is "prefix:name".</text:p>
      <text:h text:style-name="P105" text:outline-level="4">class</text:h>
      <text:p text:style-name="P57">[Required]</text:p>
      <text:p text:style-name="P57">Specifies the class that the method is defined in.</text:p>
      <text:h text:style-name="P105" text:outline-level="4">signature</text:h>
      <text:p text:style-name="P57">[Required]</text:p>
      <text:p text:style-name="P57">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56">http://www.zkoss.org/2005/zk</text:p>
      <text:p text:style-name="Code_20_Indent">&lt;zk:attribute xmlns:zk="<text:span text:style-name="T7">http://www.zkoss.org/2005/zk</text:span>"&gt;</text:p>
      <text:p text:style-name="Code_20_Indent">...</text:p>
      <text:h text:style-name="Heading_20_3" text:outline-level="3">The <text:span text:style-name="T7">attribute</text:span> Element</text:h>
      <text:p text:style-name="P46">&lt;attribute name="<text:span text:style-name="T42">myName</text:span>" [trim="true|<text:span text:style-name="T4">false</text:span>"]&gt;<text:span text:style-name="T42">myValue</text:span>&lt;/attribute&gt;</text:p>
      <text:p text:style-name="Text_20_body_20_indent">It defines a XML attribute of the enclosing element. The content of the element is the attribute value, while the <text:span text:style-name="T7">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P108">&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57">[Optional][Default: false]</text:p>
      <text:p text:style-name="P57">Specifies whether to omit the leading and trailing whitespaces of the attribute value.</text:p>
      <text:h text:style-name="Heading_20_4" text:outline-level="4">if</text:h>
      <text:p text:style-name="Text_20_body_20_indent_20_2">[Optional][Default: <text:span text:style-name="T12">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2">false</text:span>]</text:p>
      <text:p text:style-name="Text_20_body_20_indent_20_2">Specifies the condition <text:span text:style-name="T42">not</text:span> to evaluate this element. This element is ignored if the<text:span text:style-name="T1"> value specified to this attribute is evaluated to true.</text:span></text:p>
      <text:h text:style-name="Heading_20_3" text:outline-level="3">The <text:span text:style-name="T7">custom-attributes</text:span> Element</text:h>
      <text:p text:style-name="P46">&lt;custom-attributes<text:line-break/> <text:s text:c="3"/>[scope="<text:span text:style-name="T4">component</text:span>|space|page|desktop|session|application]<text:line-break/> <text:s text:c="3"/><text:span text:style-name="T42">attr1</text:span>="<text:span text:style-name="T42">value1</text:span>" [<text:span text:style-name="T42">attr2</text:span>="<text:span text:style-name="T42">value2</text:span>"...]/&gt;</text:p>
      <text:p text:style-name="Text_20_body_20_indent">It defines a set of custom attributes of the specified scope. You could spe<text:span text:style-name="T1">cify as many as attributes you want. These attributes can be retrieved by the </text:span><text:span text:style-name="T8">getAttribute</text:span><text:span text:style-name="T1"> method of the </text:span><text:span text:style-name="T8">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7">com</text:span><text:span text:style-name="T8">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2">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2">false</text:span>]</text:p>
      <text:p text:style-name="Text_20_body_20_indent_20_2"><text:span text:style-name="T1">Specifies the condition </text:span><text:span text:style-name="T43">not</text:span><text:span text:style-name="T1"> to evaluate this element. This element is ignored if the value specified to this attribute is evaluated to true.</text:span></text:p>
      <text:h text:style-name="Heading_20_3" text:outline-level="3">The <text:span text:style-name="T7">variables</text:span> Element</text:h>
      <text:p text:style-name="P46">&lt;variables [local="<text:span text:style-name="T4">false</text:span>|true] <text:span text:style-name="T42">var1</text:span>="<text:span text:style-name="T42">value1</text:span>" [<text:span text:style-name="T42">var2</text:span>="<text:span text:style-name="T42">value2</text:span>"...]/&gt;</text:p>
      <text:p text:style-name="Text_20_body_20_indent">It defines a set of variables for the ID space it belongs. <text:span text:style-name="T1">It is equivalent to the </text:span><text:span text:style-name="T8">setVariable</text:span><text:span text:style-name="T1"> method of </text:span><text:span text:style-name="T8">Component</text:span><text:span text:style-name="T1">, if it has a parent component, and </text:span><text:span text:style-name="T8">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7">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2">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2">false</text:span>]</text:p>
      <text:p text:style-name="Text_20_body_20_indent_20_2"><text:span text:style-name="T1">Specifies the condition </text:span><text:span text:style-name="T43">not</text:span><text:span text:style-name="T1"> to evaluate this element. This element is ignored if the value specified to this attribute is evaluated to true.</text:span></text:p>
      <text:h text:style-name="Heading_20_3" text:outline-level="3">The <text:span text:style-name="T7">zk</text:span> Element</text:h>
      <text:p text:style-name="P44">&lt;zk&gt;...&lt;/zk&gt;</text:p>
      <text:p text:style-name="P48">It is a special element used to aggregate other components. Unlike a real component (say, <text:span text:style-name="T7">hbox</text:span> or <text:span text:style-name="T7">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08"><text:tab/>&lt;/zk&gt;</text:p>
      <text:p text:style-name="P10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48">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2">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2">false</text:span>]</text:p>
      <text:p text:style-name="Text_20_body_20_indent_20_2">Specifies the condition <text:span text:style-name="T42">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43">ignored</text:span><text:span text:style-name="T47">]</text:span></text:p>
      <text:p text:style-name="Text_20_body_20_indent_20_2">It specifies a collection of objects, such that the <text:span text:style-name="T7">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47">]</text:span></text:p>
      <text:p text:style-name="Text_20_body_20_indent_20_2"><text:span text:style-name="T1">It is used with the </text:span><text:span text:style-name="T8">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47">]</text:span></text:p>
      <text:p text:style-name="P57">It is used with the <text:span text:style-name="T7">forEach</text:span> attribute to specify the index (starting from 0) that the iteration shall begin at. If not specified, the iteration begins at the first element, i.e., 0 is assumed.</text:p>
      <text:p text:style-name="P57">If <text:span text:style-name="T7">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43">the last element</text:span><text:span text:style-name="T47">]</text:span></text:p>
      <text:p text:style-name="P57">It is used with the <text:span text:style-name="T7">forEach</text:span> attribute to specify the index (starting from 0) the iteration shall ends at (inclusive). If not specified, the iterations ends at the last element.</text:p>
      <text:p text:style-name="P57">If forEachEnd is greater than or equals to the number of elements, the iteration ends at the last element.</text:p>
      <text:h text:style-name="Heading_20_3" text:outline-level="3"><text:bookmark text:name="zscript"/>The <text:span text:style-name="T7">zscript</text:span> Element</text:h>
      <text:p text:style-name="P44">&lt;zscript [language="Java|JavaScript|Ruby|Groovy"]&gt;<text:span text:style-name="T42">Scripting codes</text:span><text:span text:style-name="T45">&lt;/zscript&gt;<text:line-break/>&lt;zscript src="</text:span><text:span text:style-name="T42">uri</text:span><text:span text:style-name="T45">" [language="Java|JavaScript|Ruby|Groovy"]/&gt;</text:span></text:p>
      <text:p text:style-name="P51">It defines a piece of scripting codes that will be interpreted when the page is evaluated. The language of the scripting codes is, by default, Java. You can select a different language by use the <text:span text:style-name="T7">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51">The <text:span text:style-name="T7">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51">Like other ZK elements, it is not<text:span text:style-name="T1"> a component but a special XML element.</text:span></text:p>
      <text:h text:style-name="Heading_20_4" text:outline-level="4">src</text:h>
      <text:p text:style-name="Text_20_body_20_indent_20_2">[Optional][Default: <text:span text:style-name="T42">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334">It is relative to the<text:span text:style-name="T1"> servlet context path (aka., the </text:span><text:span text:style-name="T8">getContextPath</text:span><text:span text:style-name="T1"> method from the </text:span><text:span text:style-name="T8">javax.servlet.http.HttpServletRequest</text:span><text:span text:style-name="T1"> interface). In other words, ZK will prefix it with the servlet context automatically.</text:span></text:p>
        </text:list-item>
        <text:list-item>
          <text:p text:style-name="P335">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8">getContext</text:span><text:span text:style-name="T1"> meth from the </text:span><text:span text:style-name="T8">javax.servlet.ServletContext</text:span><text:span text:style-name="T1"> interface.</text:span></text:p></text:note-body></text:note>.</text:p>
        </text:list-item>
        <text:list-item>
          <text:p text:style-name="P334">It accepts "*" for loading browser and Locale dependent style sheet.</text:p>
        </text:list-item>
      </text:list>
      <text:p text:style-name="Text_20_body_20_indent_20_2">The algorithm to resolve "*" is as follows.</text:p>
      <text:list text:style-name="L3">
        <text:list-item>
          <text:p text:style-name="P342">If the<text:span text:style-name="T1">re is one "*" is specified in an URL or URI such as </text:span><text:span text:style-name="T8">/my*.css</text:span><text:span text:style-name="T1">, then "*" will be replaced with a proper Locale depending on the preferences of user's browser.<text:line-break/>For example, user's preferences is </text:span><text:span text:style-name="T8">de_DE</text:span><text:span text:style-name="T1">, then ZK searches </text:span><text:span text:style-name="T8">/my_de_DE.css</text:span><text:span text:style-name="T1">, </text:span><text:span text:style-name="T8">/my_de.css</text:span><text:span text:style-name="T1">, and </text:span><text:span text:style-name="T8">/my.css</text:span><text:span text:style-name="T1"> one-by-one from your Web site, until any of them is found. If none of them is found, </text:span><text:span text:style-name="T8">/my.css </text:span><text:span text:style-name="T1">is still used.</text:span></text:p>
        </text:list-item>
        <text:list-item>
          <text:p text:style-name="P342">If two or more "*" are specified in an URL or URI such as "/my*/lang*.css", then the first "*" will be rep<text:span text:style-name="T1">laced with</text:span> "<text:span text:style-name="T59">ie</text:span>" for Internet Explorer and "<text:span text:style-name="T59">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342">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57">It specifies the scripting language which the scripting codes are written in.</text:p>
      <text:h text:style-name="Heading_20_4" text:outline-level="4">deferred</text:h>
      <text:p text:style-name="Text_20_body_20_indent_20_2">[Opt<text:span text:style-name="T1">ional][Default: </text:span><text:span text:style-name="T8">false</text:span><text:span text:style-name="T1">]</text:span></text:p>
      <text:p text:style-name="P57">Specifies whether to defer the evaluation of this element until the first non-deferred <text:span text:style-name="T7">zscript</text:span> codes of the same language has to be evaluated. It is used to defer the loading of the interpreter and then speed up the loading of a ZUML page. For example, if all <text:span text:style-name="T7">zscript</text:span> elements are deferred, they are evaluated only when the first event listened by a handler implemented in <text:span text:style-name="T7">zscript</text:span> is received.</text:p>
      <text:p text:style-name="P57">Refer to the <text:span text:style-name="T4">How to Defer the Evaluation</text:span> section in the <text:span text:style-name="T4">Developer's Guide</text:span>.</text:p>
      <text:h text:style-name="Heading_20_4" text:outline-level="4">if</text:h>
      <text:p text:style-name="Text_20_body_20_indent_20_2">[Optional][Default: <text:span text:style-name="T12">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2">false</text:span>]</text:p>
      <text:p text:style-name="Text_20_body_20_indent_20_2">Specifies the condition <text:span text:style-name="T42">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7">apply</text:span> Attribute</text:h>
      <text:p text:style-name="P44">app<text:span text:style-name="T1">ly="a-class-name"<text:line-break/>apply="class1, class2,..."<text:line-break/></text:span>app<text:span text:style-name="T1">ly="${EL_returns_a_class_or_a_collection_of_classes}"<text:line-break/>apply="${EL_returns_an_instance_or_a_collection_of_Composer_instances}"</text:span></text:p>
      <text:p text:style-name="P48">It specifies a class, a collection of classes that are used to initialize the component. The class must implement the <text:span text:style-name="T7">org.zkoss.zk.util.Composer</text:span> interface. And then, you can do the initialization in the <text:span text:style-name="T7">doAfterCompose</text:span> method, since it is called after the component and all its children are instantiated.</text:p>
      <text:p text:style-name="Code_20_Indent">&lt;window app<text:span text:style-name="T1">ly="MyComposer"/&gt;</text:span></text:p>
      <text:p text:style-name="P48">In addition, you specify a <text:span text:style-name="T7">Composer</text:span> instance, or a collection of <text:span text:style-name="T7">Composer</text:span> instances by use of EL expressions.</text:p>
      <text:p text:style-name="Tip">Note: the EL expressions are, if specified, evaluated before the component is instantiated. So you cannot reference to the component. Moreover, the <text:span text:style-name="T7">self</text:span> variable references to the current page in the EL expressions specified in this attribute.</text:p>
      <text:p text:style-name="P48"><text:s/>If you want more control such as handling the exception, you can also implement the <text:span text:style-name="T7">org.zkoss.zk.util.ComposerExt</text:span> interface. </text:p>
      <text:h text:style-name="Heading_20_3" text:outline-level="3">The<text:span text:style-name="T1"> </text:span><text:span text:style-name="T8">forEach</text:span><text:span text:style-name="T1"> Attribute</text:span></text:h>
      <text:p text:style-name="P45">forEach="${<text:span text:style-name="T42">an-EL-expr</text:span>}"</text:p>
      <text:p text:style-name="P48">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48">For each iteration, two variables, <text:span text:style-name="T7">each</text:span> and <text:span text:style-name="T7">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42" text:anchor-type="paragraph" svg:x="4.371cm" svg:y="0.485cm" svg:width="8.848cm" svg:height="1.651cm" draw:z-index="1"><draw:image xlink:href="Pictures/10000000000001A20000004E0C4C66ED.png" xlink:type="simple" xlink:show="embed" xlink:actuate="onLoad"/></draw:frame></text:p>
      <text:h text:style-name="Heading_20_3" text:outline-level="3">The <text:span text:style-name="T7">for</text:span><text:span text:style-name="T8">EachBegin</text:span><text:span text:style-name="T1"> Attribute</text:span></text:h>
      <text:p text:style-name="P45">forEachBegin="${<text:span text:style-name="T42">an-EL-expr</text:span>}"</text:p>
      <text:p text:style-name="Text_20_body_20_indent">It is used with the <text:span text:style-name="T7">forEach</text:span> attribute to specify the index (starting from 0) that the iteration shall begin at. If not specified, the iteration begins at the first element, i.e., 0 is assumed.</text:p>
      <text:p text:style-name="Text_20_body_20_indent">If <text:span text:style-name="T7">forEachBegin</text:span> is greater than or equals to the number of elements, no iteration is performed.</text:p>
      <text:p text:style-name="Text_20_body_20_indent">Not<text:span text:style-name="T1">e: </text:span><text:span text:style-name="T8">forEachStatus.index</text:span><text:span text:style-name="T1"> always starts from 0, no matter what </text:span><text:span text:style-name="T8">forEachBegin</text:span><text:span text:style-name="T1"> is.</text:span></text:p>
      <text:h text:style-name="Heading_20_3" text:outline-level="3">The <text:span text:style-name="T7">for</text:span><text:span text:style-name="T8">EachEnd</text:span><text:span text:style-name="T1"> Attribute</text:span></text:h>
      <text:p text:style-name="P45">forEachEnd="${<text:span text:style-name="T42">an-EL-expr</text:span>}"</text:p>
      <text:p text:style-name="Text_20_body_20_indent">It is used with the <text:span text:style-name="T7">forEach</text:span> attribute to specify the index (starting from 0) the iteration shall ends at (inclusive). If not specified, the iterations ends at the last element.</text:p>
      <text:p text:style-name="Text_20_body_20_indent">If <text:span text:style-name="T7">forEachEnd</text:span> is greater than or equals to the number of elements, the iteration ends at the last element.</text:p>
      <text:h text:style-name="Heading_20_3" text:outline-level="3">The <text:span text:style-name="T7">forward</text:span> Attribute</text:h>
      <text:p text:style-name="P45">forward="orginalEvent=targetId1/targetId2,targetEvent"</text:p>
      <text:p text:style-name="P45">forward="originalEvent=${el-expr},targetEvent"</text:p>
      <text:p text:style-name="P45">forward="targetEvent"</text:p>
      <text:p text:style-name="P48">It is used to forward an event, that is targeting a specific component, to another component in another event name. It is called the forward condition.</text:p>
      <text:p text:style-name="P48">The original event is optional. If it is omitted, <text:span text:style-name="T7">onClick</text:span> is assumed. Similarly, the target ID is also optional. If omitted, the space owner is assumed.</text:p>
      <text:p text:style-name="P48">If you want to forward several events, you can specify these conditions in the forward attribute by separating them with the comma (,):</text:p>
      <text:p text:style-name="P108">&lt;textbox forward="onChanging=onUpdating, onChange=some.onUpdate"/&gt;</text:p>
      <text:h text:style-name="Heading_20_3" text:outline-level="3">The <text:span text:style-name="T7">fulfill</text:span> Attribute</text:h>
      <text:p text:style-name="P44">fulfill="<text:span text:style-name="T42">event-name</text:span>"<text:line-break/>fulfill="<text:span text:style-name="T42">target-id</text:span><text:span text:style-name="T45">.</text:span><text:span text:style-name="T42">event-name</text:span>"<text:line-break/>fulfill="<text:span text:style-name="T42">id1/id2/id3</text:span><text:span text:style-name="T45">.</text:span><text:span text:style-name="T42">event-name</text:span>"<text:line-break/>fulfill="${<text:span text:style-name="T42">el-expr</text:span>}.<text:span text:style-name="T42">event-name</text:span>"</text:p>
      <text:p text:style-name="Text_20_body_20_indent">It is used to specify when to create the child components. By def<text:span text:style-name="T1">ault (i.e., </text:span><text:span text:style-name="T8">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8">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48">If an EL expression is specified, it must return a component, an identifier or a path.</text:p>
      <text:h text:style-name="Heading_20_3" text:outline-level="3">The <text:span text:style-name="T7">if</text:span> Attribute</text:h>
      <text:p text:style-name="P44"><text:span text:style-name="T1">if="${</text:span><text:span text:style-name="T43">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7">unless</text:span> Attribute</text:h>
      <text:p text:style-name="P44"><text:span text:style-name="T1">unless="${</text:span><text:span text:style-name="T43">an-EL-expr</text:span><text:span text:style-name="T1">}"</text:span></text:p>
      <text:p text:style-name="Text_20_body_20_indent">It specified the condition <text:span text:style-name="T42">not</text:span><text:span text:style-name="T45"> to</text:span> evaluate the associated element. In other words, the associated element and all its child elements are ignored, if the condition is evaluated to true.</text:p>
      <text:h text:style-name="Heading_20_3" text:outline-level="3">The <text:span text:style-name="T7">use</text:span> Attribute</text:h>
      <text:p text:style-name="P44">for<text:span text:style-name="T1">EachEnd="</text:span><text:span text:style-name="T43">a-class-name</text:span><text:span text:style-name="T1">"</text:span></text:p>
      <text:p text:style-name="Text_20_body_20_indent">It specifies a class to create a component instead of the default one. In the following example, <text:span text:style-name="T7">MyWindow</text:span> is used instead of the default class, <text:span text:style-name="T7">org.zkoss.zul.html.Window</text:span>.</text:p>
      <text:p text:style-name="Code_20_Indent">&lt;window use="MyWindow"/&gt;</text:p>
      <text:h text:style-name="Heading_20_1" text:outline-level="1">3. EL Expressions</text:h>
      <text:p text:style-name="P110">This chapter describes the details about applying EL expressions to ZUML pages.</text:p>
      <text:h text:style-name="Heading_20_2" text:outline-level="2">Overview</text:h>
      <text:p text:style-name="Text_20_body">EL exp<text:span text:style-name="T1">ressions use the syntax </text:span><text:span text:style-name="T8">${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48">EL expressions can be used </text:p>
      <text:list text:style-name="L4">
        <text:list-item>
          <text:p text:style-name="P191">In static text</text:p>
        </text:list-item>
        <text:list-item>
          <text:p text:style-name="P191">In any attribute's value including XML elements and XML processing instructions.</text:p>
        </text:list-item>
      </text:list>
      <text:h text:style-name="Heading_20_3" text:outline-level="3">Variables</text:h>
      <text:p text:style-name="P48"/>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48"/>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57"/>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39" text:outline-level="3">applicationScope - <text:span text:style-name="T7">java.util.Map</text:span></text:h>
      <text:p text:style-name="P41">A map of application-scoped attributes (String, Object).</text:p>
      <text:h text:style-name="P39" text:outline-level="3">cookie - <text:span text:style-name="T7">java.util.Map</text:span></text:h>
      <text:p text:style-name="P41">A map of cookies of the request. (String, Cookie).</text:p>
      <text:h text:style-name="P39" text:outline-level="3">header - <text:span text:style-name="T7">java.util.Map</text:span></text:h>
      <text:p text:style-name="P41">A map of headers of the request. (String, String).</text:p>
      <text:h text:style-name="P39" text:outline-level="3">headerValues - <text:span text:style-name="T7">java.util.Map</text:span></text:h>
      <text:p text:style-name="P41">A map of headers of the request. (String, String[]).</text:p>
      <text:h text:style-name="Heading_20_3" text:outline-level="3">pageScope - <text:span text:style-name="T7">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7">java.util.Map</text:span></text:h>
      <text:p text:style-name="P40">A map of parameters of the request (String, String).</text:p>
      <text:h text:style-name="Heading_20_3" text:outline-level="3">paramValues - <text:span text:style-name="T7">java.util.Map</text:span></text:h>
      <text:p text:style-name="P40">A map of parameters of the request. (String, String[]).</text:p>
      <text:h text:style-name="Heading_20_3" text:outline-level="3">req<text:span text:style-name="T1">uestScope - </text:span><text:span text:style-name="T8">java.util.Map</text:span></text:h>
      <text:p text:style-name="P48">A map of request-scoped attributes (String, Object).</text:p>
      <text:h text:style-name="Heading_20_3" text:outline-level="3">sessionScope - <text:span text:style-name="T7">java.util.Map</text:span></text:h>
      <text:p text:style-name="P42">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7">self</text:span>, <text:span text:style-name="T7">event</text:span>, <text:span text:style-name="T7">componentScope </text:span>and others. Refer to the <text:span text:style-name="T4">Implict Objects</text:span> section in the <text:span text:style-name="T4">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198">All XUL components are packed in the <text:span text:style-name="T7">org.zkoss.zul.html</text:span> package.</text:p>
        </text:list-item>
      </text:list>
      <text:list text:style-name="L6">
        <text:list-item>
          <text:p text:style-name="P199">The XML name space is <text:span text:style-name="T7">http://www.zkoss.org/2005/zul</text:span></text:p>
        </text:list-item>
        <text:list-item>
          <text:p text:style-name="P200">The extensions include <text:span text:style-name="T7">xul</text:span> and <text:span text:style-name="T7">zul</text:span><text:span text:style-name="T31">.</text:span></text:p>
        </text:list-item>
        <text:list-item>
          <text:p text:style-name="P204">The component names are case-sensitive. They are all in lower-cases.</text:p>
        </text:list-item>
      </text:list>
      <text:h text:style-name="Heading_20_3" text:outline-level="3"><text:bookmark-start text:name="AbstractComponent"/>AbstractComponent<text:bookmark-end text:name="AbstractComponent"/></text:h>
      <text:p text:style-name="P60">A skeletal implementation of Component. Though it is OK to implement Component from scratch, this class simplifies some of the chores.</text:p>
      <text:h text:style-name="Heading_20_4" text:outline-level="4">Class Name</text:h>
      <text:p text:style-name="P356"><text:span text:style-name="Source_20_Text"><text:span text:style-name="T14">org.zkoss.zk.ui.AbstractComponent</text:span></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24">Property</text:p>
            </table:table-cell>
            <table:table-cell table:style-name="Table6.A1" office:value-type="string">
              <text:p text:style-name="P124">Description</text:p>
            </table:table-cell>
            <table:table-cell table:style-name="Table6.A1" office:value-type="string">
              <text:p text:style-name="P124">Data Type</text:p>
            </table:table-cell>
            <table:table-cell table:style-name="Table6.D1" office:value-type="string">
              <text:p text:style-name="P124">Default Value</text:p>
            </table:table-cell>
          </table:table-row>
        </table:table-header-rows>
        <table:table-row>
          <table:table-cell table:style-name="Table6.A2" office:value-type="string">
            <text:p text:style-name="P86"><text:span text:style-name="Source_20_Text"><text:span text:style-name="T60">id</text:span></text:span></text:p>
          </table:table-cell>
          <table:table-cell table:style-name="Table6.A2" office:value-type="string">
            <text:p text:style-name="P87"><text:span text:style-name="Source_20_Text"><text:span text:style-name="T60">Sets the ID.</text:span></text:span></text:p>
          </table:table-cell>
          <table:table-cell table:style-name="Table6.A2" office:value-type="string">
            <text:p text:style-name="P86"><text:span text:style-name="Source_20_Text"><text:span text:style-name="T60">java.lang.String</text:span></text:span></text:p>
          </table:table-cell>
          <table:table-cell table:style-name="Table6.D2" office:value-type="string">
            <text:p text:style-name="P128"><text:span text:style-name="Source_20_Text"><text:span text:style-name="T61">UUID (universal unique ID) </text:span></text:span></text:p>
          </table:table-cell>
        </table:table-row>
        <table:table-row>
          <table:table-cell table:style-name="Table6.A2" office:value-type="string">
            <text:p text:style-name="P86"><text:span text:style-name="Source_20_Text"><text:span text:style-name="T60">mold</text:span></text:span></text:p>
          </table:table-cell>
          <table:table-cell table:style-name="Table6.A2" office:value-type="string">
            <text:p text:style-name="P89">Sets the mold for this component.</text:p>
          </table:table-cell>
          <table:table-cell table:style-name="Table6.A2" office:value-type="string">
            <text:p text:style-name="P86"><text:span text:style-name="Source_20_Text"><text:span text:style-name="T60">java.lang.String</text:span></text:span></text:p>
          </table:table-cell>
          <table:table-cell table:style-name="Table6.D2" office:value-type="string">
            <text:p text:style-name="P86"><text:span text:style-name="Source_20_Text"><text:span text:style-name="T60">default</text:span></text:span></text:p>
          </table:table-cell>
        </table:table-row>
        <table:table-row table:style-name="Table6.4">
          <table:table-cell table:style-name="Table6.A2" office:value-type="string">
            <text:p text:style-name="P86"><text:span text:style-name="Source_20_Text"><text:span text:style-name="T60">visible</text:span></text:span></text:p>
          </table:table-cell>
          <table:table-cell table:style-name="Table6.B4" office:value-type="string">
            <text:p text:style-name="P129">Sets whether this component is visible.</text:p>
          </table:table-cell>
          <table:table-cell table:style-name="Table6.A2" office:value-type="string">
            <text:p text:style-name="P86"><text:span text:style-name="Source_20_Text"><text:span text:style-name="T60">boolean</text:span></text:span></text:p>
          </table:table-cell>
          <table:table-cell table:style-name="Table6.D2" office:value-type="string">
            <text:p text:style-name="P90"><text:span text:style-name="Source_20_Text">true</text:span></text:p>
          </table:table-cell>
        </table:table-row>
      </table:table>
      <text:p text:style-name="P151"/>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5">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150"><text:span text:style-name="Source_20_Text">AddAnnotation</text:span></text:p>
            <text:p text:style-name="P150"><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Source_20_Text"><text:span text:style-name="T1">void</text:span></text:span></text:p>
          </table:table-cell>
        </table:table-row>
        <table:table-row>
          <table:table-cell table:style-name="Table7.A2" office:value-type="string">
            <text:p text:style-name="P111"><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1"><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1"><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11"><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1"><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50"><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50"><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1"><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11"><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11"><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1"><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11"><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11"><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11"><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11"><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11"><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11"><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111"><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11"><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111"><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111"><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11"><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111"><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149"><text:span text:style-name="Source_20_Text"><text:span text:style-name="T85">org.zkoss.zk.ui</text:span></text:span><text:span text:style-name="Source_20_Text">.Desktop</text:span></text:p>
          </table:table-cell>
        </table:table-row>
        <table:table-row>
          <table:table-cell table:style-name="Table7.A2" office:value-type="string">
            <text:p text:style-name="P150"><text:span text:style-name="Source_20_Text">getEventHandler(java.lang.String evtnm)</text:span></text:p>
          </table:table-cell>
          <table:table-cell table:style-name="Table7.A2" office:value-type="string">
            <text:p text:style-name="P149">Returns the event handler of the specified name, or null if not found.</text:p>
          </table:table-cell>
          <table:table-cell table:style-name="Table7.C2" office:value-type="string">
            <text:p text:style-name="P149"><text:span text:style-name="Source_20_Text">org.zkoss.zk.ui.metainfo.ZScript</text:span></text:p>
          </table:table-cell>
        </table:table-row>
        <table:table-row>
          <table:table-cell table:style-name="Table7.A2" office:value-type="string">
            <text:p text:style-name="P150"><text:span text:style-name="Source_20_Text">getExtraCtrl()</text:span></text:p>
          </table:table-cell>
          <table:table-cell table:style-name="Table7.A2" office:value-type="string">
            <text:p text:style-name="P149">Returns the extra controls that tell ZK how to handle this component specially.</text:p>
          </table:table-cell>
          <table:table-cell table:style-name="Table7.C2" office:value-type="string">
            <text:p text:style-name="P149"><text:span text:style-name="Source_20_Text">java.lang.Object </text:span></text:p>
          </table:table-cell>
        </table:table-row>
        <table:table-row>
          <table:table-cell table:style-name="Table7.A2" office:value-type="string">
            <text:p text:style-name="P150"><text:span text:style-name="Source_20_Text">getFellow(java.lang.String compId)</text:span></text:p>
          </table:table-cell>
          <table:table-cell table:style-name="Table7.A2" office:value-type="string">
            <text:p text:style-name="P149">Returns a component of the specified ID in the same ID space.</text:p>
          </table:table-cell>
          <table:table-cell table:style-name="Table7.C2" office:value-type="string">
            <text:p text:style-name="P149"><text:span text:style-name="Source_20_Text"><text:span text:style-name="T85">org.zkoss.zk.ui</text:span></text:span><text:span text:style-name="Source_20_Text">.Component</text:span></text:p>
          </table:table-cell>
        </table:table-row>
        <table:table-row>
          <table:table-cell table:style-name="Table7.A2" office:value-type="string">
            <text:p text:style-name="P150"><text:span text:style-name="Source_20_Text">getFellowIfAny(java.lang.String compId)</text:span></text:p>
          </table:table-cell>
          <table:table-cell table:style-name="Table7.A2" office:value-type="string">
            <text:p text:style-name="P149">Returns a component of the specified ID in the same ID space, or null if not found.</text:p>
          </table:table-cell>
          <table:table-cell table:style-name="Table7.C2" office:value-type="string">
            <text:p text:style-name="P149"><text:span text:style-name="Source_20_Text"><text:span text:style-name="T85">org.zkoss.zk.ui</text:span></text:span><text:span text:style-name="Source_20_Text">.Component</text:span></text:p>
          </table:table-cell>
        </table:table-row>
        <table:table-row>
          <table:table-cell table:style-name="Table7.A2" office:value-type="string">
            <text:p text:style-name="P150"><text:span text:style-name="Source_20_Text">getListenerIterator(java.lang.String evtnm)</text:span></text:p>
          </table:table-cell>
          <table:table-cell table:style-name="Table7.A2" office:value-type="string">
            <text:p text:style-name="P149">Returns an iterator for iterating listener for the specified event.</text:p>
          </table:table-cell>
          <table:table-cell table:style-name="Table7.C2" office:value-type="string">
            <text:p text:style-name="P149"><text:span text:style-name="Source_20_Text">java.util.Iterator</text:span></text:p>
          </table:table-cell>
        </table:table-row>
        <table:table-row>
          <table:table-cell table:style-name="Table7.A2" office:value-type="string">
            <text:p text:style-name="P150"><text:span text:style-name="Source_20_Text">getNamespace()</text:span></text:p>
          </table:table-cell>
          <table:table-cell table:style-name="Table7.A2" office:value-type="string">
            <text:p text:style-name="P149">Returns the namespace to store variables and functions belonging to the ID space of this component.</text:p>
          </table:table-cell>
          <table:table-cell table:style-name="Table7.C2" office:value-type="string">
            <text:p text:style-name="P149"><text:span text:style-name="Source_20_Text">org.zkoss.zk.scripting.Namespace</text:span></text:p>
          </table:table-cell>
        </table:table-row>
        <table:table-row>
          <table:table-cell table:style-name="Table7.A2" office:value-type="string">
            <text:p text:style-name="P150"><text:span text:style-name="Source_20_Text">getPage()</text:span></text:p>
          </table:table-cell>
          <table:table-cell table:style-name="Table7.A2" office:value-type="string">
            <text:p text:style-name="P149">Returns the page that this component belongs to, or null if it doesn't belong to any page.</text:p>
          </table:table-cell>
          <table:table-cell table:style-name="Table7.C2" office:value-type="string">
            <text:p text:style-name="P149"><text:span text:style-name="Source_20_Text"><text:s/>Page <text:tab/></text:span></text:p>
          </table:table-cell>
        </table:table-row>
        <table:table-row>
          <table:table-cell table:style-name="Table7.A2" office:value-type="string">
            <text:p text:style-name="P150"><text:span text:style-name="Source_20_Text">getParent()</text:span></text:p>
          </table:table-cell>
          <table:table-cell table:style-name="Table7.A2" office:value-type="string">
            <text:p text:style-name="P149">Returns the parent component, or null if this is the root component.</text:p>
          </table:table-cell>
          <table:table-cell table:style-name="Table7.C2" office:value-type="string">
            <text:p text:style-name="P149"><text:span text:style-name="Source_20_Text">org.zkoss.zk.ui.Component <text:tab/></text:span></text:p>
          </table:table-cell>
        </table:table-row>
        <table:table-row>
          <table:table-cell table:style-name="Table7.A2" office:value-type="string">
            <text:p text:style-name="P150"><text:span text:style-name="Source_20_Text">getPropagatee(java.lang.String evtnm)</text:span></text:p>
          </table:table-cell>
          <table:table-cell table:style-name="Table7.A2" office:value-type="string">
            <text:p text:style-name="P149">Default: null (no propagation at all).</text:p>
          </table:table-cell>
          <table:table-cell table:style-name="Table7.C2" office:value-type="string">
            <text:p text:style-name="P149"><text:span text:style-name="Source_20_Text">org.zkoss.zk.ui.Component <text:tab/></text:span></text:p>
          </table:table-cell>
        </table:table-row>
        <table:table-row>
          <table:table-cell table:style-name="Table7.A2" office:value-type="string">
            <text:p text:style-name="P150"><text:span text:style-name="Source_20_Text">getRoot()</text:span></text:p>
          </table:table-cell>
          <table:table-cell table:style-name="Table7.A2" office:value-type="string">
            <text:p text:style-name="P149">Returns the root of the specified component.</text:p>
          </table:table-cell>
          <table:table-cell table:style-name="Table7.C2" office:value-type="string">
            <text:p text:style-name="P149"><text:span text:style-name="Source_20_Text">org.zkoss.zk.ui.Component <text:tab/></text:span></text:p>
          </table:table-cell>
        </table:table-row>
        <table:table-row>
          <table:table-cell table:style-name="Table7.A2" office:value-type="string">
            <text:p text:style-name="P150"><text:span text:style-name="Source_20_Text">getSpaceOwner()</text:span></text:p>
          </table:table-cell>
          <table:table-cell table:style-name="Table7.A2" office:value-type="string">
            <text:p text:style-name="P149">Returns the owner of the ID space that this component belongs to.</text:p>
          </table:table-cell>
          <table:table-cell table:style-name="Table7.C2" office:value-type="string">
            <text:p text:style-name="P149"><text:span text:style-name="Source_20_Text">org.zkoss.zk.ui.IdSpace </text:span></text:p>
          </table:table-cell>
        </table:table-row>
        <table:table-row>
          <table:table-cell table:style-name="Table7.A2" office:value-type="string">
            <text:p text:style-name="P150"><text:span text:style-name="Source_20_Text">getUuid()</text:span></text:p>
          </table:table-cell>
          <table:table-cell table:style-name="Table7.A2" office:value-type="string">
            <text:p text:style-name="P149">Returns UUID (universal unique ID) which is unquie in the whole session.</text:p>
          </table:table-cell>
          <table:table-cell table:style-name="Table7.C2" office:value-type="string">
            <text:p text:style-name="P149"><text:span text:style-name="Source_20_Text">java.lang.String </text:span></text:p>
          </table:table-cell>
        </table:table-row>
        <table:table-row>
          <table:table-cell table:style-name="Table7.A2" office:value-type="string">
            <text:p text:style-name="P150"><text:span text:style-name="Source_20_Text">getVariable(java.lang.String name, boolean local)</text:span></text:p>
          </table:table-cell>
          <table:table-cell table:style-name="Table7.A2" office:value-type="string">
            <text:p text:style-name="P149"><text:s/>Returns the value of a variable defined in the namespace, or null if not defined or the value is null.</text:p>
          </table:table-cell>
          <table:table-cell table:style-name="Table7.C2" office:value-type="string">
            <text:p text:style-name="P149"><text:span text:style-name="Source_20_Text">java.lang.Object </text:span></text:p>
          </table:table-cell>
        </table:table-row>
        <table:table-row>
          <table:table-cell table:style-name="Table7.A2" office:value-type="string">
            <text:p text:style-name="P150"><text:span text:style-name="Source_20_Text">insertBefore(Component newChild, Component refChild)</text:span></text:p>
          </table:table-cell>
          <table:table-cell table:style-name="Table7.A2" office:value-type="string">
            <text:p text:style-name="P149">Inserts a child before the reference child.</text:p>
          </table:table-cell>
          <table:table-cell table:style-name="Table7.C2" office:value-type="string">
            <text:p text:style-name="P149"><text:span text:style-name="Source_20_Text">boolean <text:tab/></text:span></text:p>
          </table:table-cell>
        </table:table-row>
        <table:table-row>
          <table:table-cell table:style-name="Table7.A2" office:value-type="string">
            <text:p text:style-name="P150"><text:span text:style-name="Source_20_Text">invalidate()</text:span></text:p>
          </table:table-cell>
          <table:table-cell table:style-name="Table7.A2" office:value-type="string">
            <text:p text:style-name="P149">Invalidates this component by setting the dirty flag such that it will be redraw the whole content later.</text:p>
          </table:table-cell>
          <table:table-cell table:style-name="Table7.C2" office:value-type="string">
            <text:p text:style-name="P149"><text:span text:style-name="Source_20_Text">void <text:tab/></text:span></text:p>
          </table:table-cell>
        </table:table-row>
        <table:table-row>
          <table:table-cell table:style-name="Table7.A2" office:value-type="string">
            <text:p text:style-name="P150"><text:span text:style-name="Source_20_Text">isChildable()</text:span></text:p>
          </table:table-cell>
          <table:table-cell table:style-name="Table7.A2" office:value-type="string">
            <text:p text:style-name="P149">Default: return true (allows to have children).</text:p>
          </table:table-cell>
          <table:table-cell table:style-name="Table7.C2" office:value-type="string">
            <text:p text:style-name="P149"><text:span text:style-name="Source_20_Text">boolean</text:span></text:p>
          </table:table-cell>
        </table:table-row>
        <table:table-row>
          <table:table-cell table:style-name="Table7.A2" office:value-type="string">
            <text:p text:style-name="P150"><text:span text:style-name="Source_20_Text">isListenerAvailable(java.lang.String evtnm, boolean asap)</text:span></text:p>
          </table:table-cell>
          <table:table-cell table:style-name="Table7.A2" office:value-type="string">
            <text:p text:style-name="P149">Returns whether the event listener is available.</text:p>
          </table:table-cell>
          <table:table-cell table:style-name="Table7.C2" office:value-type="string">
            <text:p text:style-name="P149"><text:span text:style-name="Source_20_Text">boolean</text:span></text:p>
          </table:table-cell>
        </table:table-row>
        <table:table-row>
          <table:table-cell table:style-name="Table7.A2" office:value-type="string">
            <text:p text:style-name="P150"><text:span text:style-name="Source_20_Text">onChildAdded(Component child)</text:span></text:p>
          </table:table-cell>
          <table:table-cell table:style-name="Table7.A2" office:value-type="string">
            <text:p text:style-name="P149">Default: does nothing.</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onChildRemoved(Component child)</text:span></text:p>
          </table:table-cell>
          <table:table-cell table:style-name="Table7.A2" office:value-type="string">
            <text:p text:style-name="P149">Default: does nothing.</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onDrawNewChild(Component child, java.lang.StringBuffer out)</text:span></text:p>
          </table:table-cell>
          <table:table-cell table:style-name="Table7.A2" office:value-type="string">
            <text:p text:style-name="P149">Called when a new-created child is drawn.</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onWrongValue(WrongValueException ex)</text:span></text:p>
          </table:table-cell>
          <table:table-cell table:style-name="Table7.A2" office:value-type="string">
            <text:p text:style-name="P149">Notifies that an WrongValueException instance is thrown, and WrongValueException.getComponent() is this component.</text:p>
          </table:table-cell>
          <table:table-cell table:style-name="Table7.C2" office:value-type="string">
            <text:p text:style-name="P149"><text:span text:style-name="Source_20_Text">org.zkoss.zk.ui.WrongValueException </text:span></text:p>
          </table:table-cell>
        </table:table-row>
        <table:table-row>
          <table:table-cell table:style-name="Table7.A2" office:value-type="string">
            <text:p text:style-name="P150"><text:span text:style-name="Source_20_Text">redraw(java.io.Writer out)</text:span></text:p>
          </table:table-cell>
          <table:table-cell table:style-name="Table7.A2" office:value-type="string">
            <text:p text:style-name="P149">Includes the page returned by getMoldURI() and set the self attribute to be this component.</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removeAttribute(java.lang.String name)</text:span></text:p>
          </table:table-cell>
          <table:table-cell table:style-name="Table7.A2" office:value-type="string">
            <text:p text:style-name="P149">Removes the custom attribute associated with this component, i.e., Component.COMPONENT_SCOPE.</text:p>
          </table:table-cell>
          <table:table-cell table:style-name="Table7.C2" office:value-type="string">
            <text:p text:style-name="P149"><text:span text:style-name="Source_20_Text">java.lang.Object <text:tab/></text:span></text:p>
          </table:table-cell>
        </table:table-row>
        <table:table-row>
          <table:table-cell table:style-name="Table7.A2" office:value-type="string">
            <text:p text:style-name="P150"><text:span text:style-name="Source_20_Text">removeAttribute(java.lang.String name, int scope)</text:span></text:p>
          </table:table-cell>
          <table:table-cell table:style-name="Table7.A2" office:value-type="string">
            <text:p text:style-name="P149"><text:s/>Removes the specified custom attribute in the specified scope.</text:p>
          </table:table-cell>
          <table:table-cell table:style-name="Table7.C2" office:value-type="string">
            <text:p text:style-name="P149"><text:span text:style-name="Source_20_Text">java.lang.Object <text:tab/></text:span></text:p>
          </table:table-cell>
        </table:table-row>
        <table:table-row>
          <table:table-cell table:style-name="Table7.A2" office:value-type="string">
            <text:p text:style-name="P150"><text:span text:style-name="Source_20_Text">removeChild(Component child)</text:span></text:p>
          </table:table-cell>
          <table:table-cell table:style-name="Table7.A2" office:value-type="string">
            <text:p text:style-name="P149">Removes a child.</text:p>
          </table:table-cell>
          <table:table-cell table:style-name="Table7.C2" office:value-type="string">
            <text:p text:style-name="P149"><text:span text:style-name="Source_20_Text">boolean</text:span></text:p>
          </table:table-cell>
        </table:table-row>
        <table:table-row>
          <table:table-cell table:style-name="Table7.A2" office:value-type="string">
            <text:p text:style-name="P150"><text:span text:style-name="Source_20_Text">removeEventListener(java.lang.String evtnm, EventListener listener)</text:span></text:p>
          </table:table-cell>
          <table:table-cell table:style-name="Table7.A2" office:value-type="string">
            <text:p text:style-name="P149">Removes an event listener.</text:p>
          </table:table-cell>
          <table:table-cell table:style-name="Table7.C2" office:value-type="string">
            <text:p text:style-name="P149"><text:span text:style-name="Source_20_Text">boolean</text:span></text:p>
          </table:table-cell>
        </table:table-row>
        <table:table-row>
          <table:table-cell table:style-name="Table7.A2" office:value-type="string">
            <text:p text:style-name="P150"><text:span text:style-name="Source_20_Text">response(java.lang.String key, AuResponse response)</text:span></text:p>
          </table:table-cell>
          <table:table-cell table:style-name="Table7.A2" office:value-type="string">
            <text:p text:style-name="P149">Causes a response (aka., a command) to be sent to the client.</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essionDidActivate(Page page)</text:span></text:p>
          </table:table-cell>
          <table:table-cell table:style-name="Table7.A2" office:value-type="string">
            <text:p text:style-name="P149">Notification that the session, which owns this component, has just been activated (aka., deserialized).</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essionWillPassivate(Page page)</text:span></text:p>
          </table:table-cell>
          <table:table-cell table:style-name="Table7.A2" office:value-type="string">
            <text:p text:style-name="P149">Notification that the session, which owns this component, is about to be passivated (aka., serialized).</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etAttribute(java.lang.String name, java.lang.Object value)</text:span></text:p>
          </table:table-cell>
          <table:table-cell table:style-name="Table7.A2" office:value-type="string">
            <text:p text:style-name="P149">Sets the custom attribute associated with this component, i.e., Component.COMPONENT_SCOPE.</text:p>
          </table:table-cell>
          <table:table-cell table:style-name="Table7.C2" office:value-type="string">
            <text:p text:style-name="P149"><text:span text:style-name="Source_20_Text">java.lang.Object</text:span></text:p>
          </table:table-cell>
        </table:table-row>
        <table:table-row>
          <table:table-cell table:style-name="Table7.A2" office:value-type="string">
            <text:p text:style-name="P150"><text:span text:style-name="Source_20_Text">setAttribute(java.lang.String name, java.lang.Object value, int scope)</text:span></text:p>
          </table:table-cell>
          <table:table-cell table:style-name="Table7.A2" office:value-type="string">
            <text:p text:style-name="P149">Sets the value of the specified custom attribute in the specified scope.</text:p>
          </table:table-cell>
          <table:table-cell table:style-name="Table7.C2" office:value-type="string">
            <text:p text:style-name="P149"><text:span text:style-name="Source_20_Text">java.lang.Object </text:span></text:p>
          </table:table-cell>
        </table:table-row>
        <table:table-row>
          <table:table-cell table:style-name="Table7.A2" office:value-type="string">
            <text:p text:style-name="P150"><text:span text:style-name="Source_20_Text">setComponentDefinition(ComponentDefinition compdef)</text:span></text:p>
          </table:table-cell>
          <table:table-cell table:style-name="Table7.A2" office:value-type="string">
            <text:p text:style-name="P149">Sets the component definition. <text:s text:c="8"/></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etPage(Page page)</text:span></text:p>
          </table:table-cell>
          <table:table-cell table:style-name="Table7.A2" office:value-type="string">
            <text:p text:style-name="P149">Sets the page that this component belongs to.</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etParent(Component parent)</text:span></text:p>
          </table:table-cell>
          <table:table-cell table:style-name="Table7.A2" office:value-type="string">
            <text:p text:style-name="P149">Sets the parent component.</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etVariable(java.lang.String name, java.lang.Object val, boolean local)</text:span></text:p>
          </table:table-cell>
          <table:table-cell table:style-name="Table7.A2" office:value-type="string">
            <text:p text:style-name="P149">Sets a variable to the namespace.</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martUpdate(java.lang.String attr, boolean value)</text:span></text:p>
          </table:table-cell>
          <table:table-cell table:style-name="Table7.A2" office:value-type="string">
            <text:p text:style-name="P149">A special smart-update that update a value in boolean.</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martUpdate(java.lang.String attr, int value)</text:span></text:p>
          </table:table-cell>
          <table:table-cell table:style-name="Table7.A2" office:value-type="string">
            <text:p text:style-name="P149">A special smart-update that update a value in int.</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smartUpdate(java.lang.String attr, java.lang.String value)</text:span></text:p>
          </table:table-cell>
          <table:table-cell table:style-name="Table7.A2" office:value-type="string">
            <text:p text:style-name="P149">Smart-updates a property with the specified value.</text:p>
          </table:table-cell>
          <table:table-cell table:style-name="Table7.C2" office:value-type="string">
            <text:p text:style-name="P149"><text:span text:style-name="Source_20_Text">void</text:span></text:p>
          </table:table-cell>
        </table:table-row>
        <table:table-row>
          <table:table-cell table:style-name="Table7.A2" office:value-type="string">
            <text:p text:style-name="P150"><text:span text:style-name="Source_20_Text">toString()</text:span></text:p>
          </table:table-cell>
          <table:table-cell table:style-name="Table7.A2" office:value-type="string">
            <text:p text:style-name="P149"/>
          </table:table-cell>
          <table:table-cell table:style-name="Table7.C2" office:value-type="string">
            <text:p text:style-name="P149"><text:span text:style-name="Source_20_Text">java.lang.String <text:tab/></text:span></text:p>
          </table:table-cell>
        </table:table-row>
        <table:table-row>
          <table:table-cell table:style-name="Table7.A2" office:value-type="string">
            <text:p text:style-name="P150"><text:span text:style-name="Source_20_Text">unsetVariable(java.lang.String name, boolean local)</text:span></text:p>
          </table:table-cell>
          <table:table-cell table:style-name="Table7.A2" office:value-type="string">
            <text:p text:style-name="P149">Unsets a variable defined in the namespace. <text:s text:c="5"/></text:p>
          </table:table-cell>
          <table:table-cell table:style-name="Table7.C2" office:value-type="string">
            <text:p text:style-name="P149"><text:span text:style-name="Source_20_Text">void</text:span></text:p>
          </table:table-cell>
        </table:table-row>
      </table:table>
      <text:p text:style-name="P149"/>
      <text:p text:style-name="P149"/>
      <text:h text:style-name="Heading_20_3" text:outline-level="3"/>
      <text:h text:style-name="Heading_20_3" text:outline-level="3"><text:bookmark-start text:name="FormatInputElement"/>FormatInputElement<text:bookmark-end text:name="FormatInputElement"/></text:h>
      <text:p text:style-name="P60">A skeletal implementation for an input box with format. . </text:p>
      <text:h text:style-name="Heading_20_4" text:outline-level="4">Class Name</text:h>
      <text:p text:style-name="P356"><text:span text:style-name="Source_20_Text"><text:span text:style-name="T86">org.zkoss.zul.impl.FormatInputElement</text:span></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25">Property</text:p>
            </table:table-cell>
            <table:table-cell table:style-name="Table8.A1" office:value-type="string">
              <text:p text:style-name="P125">Description</text:p>
            </table:table-cell>
            <table:table-cell table:style-name="Table8.A1" office:value-type="string">
              <text:p text:style-name="P125">Data Type</text:p>
            </table:table-cell>
            <table:table-cell table:style-name="Table8.D1" office:value-type="string">
              <text:p text:style-name="P125">Default Values</text:p>
            </table:table-cell>
          </table:table-row>
        </table:table-header-rows>
        <table:table-row>
          <table:table-cell table:style-name="Table8.A2" office:value-type="string">
            <text:p text:style-name="P86"><text:span text:style-name="Source_20_Text">Format</text:span></text:p>
          </table:table-cell>
          <table:table-cell table:style-name="Table8.A2" office:value-type="string">
            <text:p text:style-name="P87">Sets the format </text:p>
          </table:table-cell>
          <table:table-cell table:style-name="Table8.A2" office:value-type="string">
            <text:p text:style-name="P86"><text:span text:style-name="Source_20_Text">String</text:span></text:p>
          </table:table-cell>
          <table:table-cell table:style-name="Table8.D2" office:value-type="string">
            <text:p text:style-name="P128"><text:span text:style-name="Source_20_Text">&lt;empty string&gt;</text:span></text:p>
          </table:table-cell>
        </table:table-row>
      </table:table>
      <text:p text:style-name="P152"/>
      <text:h text:style-name="Heading_20_4" text:outline-level="4">Methods</text:h>
      <text:p text:style-name="P153"><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86"><text:span text:style-name="Source_20_Text">String</text:span></text:p>
          </table:table-cell>
        </table:table-row>
      </table:table>
      <text:h text:style-name="P120" text:outline-level="4">Inherited From </text:h>
      <table:table table:name="Table10" table:style-name="Table10">
        <table:table-column table:style-name="Table10.A"/>
        <table:table-header-rows>
          <table:table-row>
            <table:table-cell table:style-name="Table10.A1" office:value-type="string">
              <text:p text:style-name="P125">Inherited From</text:p>
            </table:table-cell>
          </table:table-row>
        </table:table-header-rows>
        <table:table-row>
          <table:table-cell table:style-name="Table10.A2" office:value-type="string">
            <text:p text:style-name="P142"><text:a xlink:type="simple" xlink:href="#InputElement"><text:span text:style-name="Source_20_Text">org.zkoss.zul.impl.InputElement</text:span></text:a></text:p>
          </table:table-cell>
        </table:table-row>
        <table:table-row>
          <table:table-cell table:style-name="Table10.A2" office:value-type="string">
            <text:p text:style-name="P142"><text:a xlink:type="simple" xlink:href="#XulElement"><text:span text:style-name="Source_20_Text">org.zkoss.zul.impl.XulElement</text:span></text:a></text:p>
          </table:table-cell>
        </table:table-row>
        <table:table-row table:style-name="Table10.4">
          <table:table-cell table:style-name="Table10.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142"><text:a xlink:type="simple" xlink:href="#AbstractComponent"><text:span text:style-name="Source_20_Text">org.zkoss.zk.ui.AbstractComponent </text:span></text:a></text:p>
          </table:table-cell>
        </table:table-row>
      </table:table>
      <text:p text:style-name="Text_20_body"/>
      <text:h text:style-name="P35" text:outline-level="3"><text:bookmark-start text:name="HeaderElement"/>HeaderElement<text:bookmark-end text:name="HeaderElement"/></text:h>
      <text:p text:style-name="P60">A skeletal implementation for a header.</text:p>
      <text:h text:style-name="P106" text:outline-level="4">Class Name</text:h>
      <text:p text:style-name="P356"><text:span text:style-name="Source_20_Text"><text:span text:style-name="T86">org.zkoss.zul.impl.HeaderElement</text:span></text:span></text:p>
      <text:h text:style-name="P107"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25">Property</text:p>
            </table:table-cell>
            <table:table-cell table:style-name="Table11.A1" office:value-type="string">
              <text:p text:style-name="P125">Description</text:p>
            </table:table-cell>
            <table:table-cell table:style-name="Table11.A1" office:value-type="string">
              <text:p text:style-name="P125">Data Type</text:p>
            </table:table-cell>
            <table:table-cell table:style-name="Table11.D1" office:value-type="string">
              <text:p text:style-name="P125">Default Value</text:p>
            </table:table-cell>
          </table:table-row>
        </table:table-header-rows>
        <table:table-row>
          <table:table-cell table:style-name="Table11.A2" office:value-type="string">
            <text:p text:style-name="P86"><text:span text:style-name="Source_20_Text">align</text:span></text:p>
          </table:table-cell>
          <table:table-cell table:style-name="Table11.A2" office:value-type="string">
            <text:p text:style-name="P87">Sets the horizontal alignment of this column. </text:p>
          </table:table-cell>
          <table:table-cell table:style-name="Table11.A2" office:value-type="string">
            <text:p text:style-name="P86"><text:span text:style-name="Source_20_Text">java.lang.String</text:span></text:p>
          </table:table-cell>
          <table:table-cell table:style-name="Table11.D2" office:value-type="string">
            <text:p text:style-name="P128"><text:span text:style-name="Source_20_Text">null</text:span></text:p>
          </table:table-cell>
        </table:table-row>
        <table:table-row>
          <table:table-cell table:style-name="Table11.A2" office:value-type="string">
            <text:p text:style-name="P86"><text:span text:style-name="Source_20_Text">valign</text:span></text:p>
          </table:table-cell>
          <table:table-cell table:style-name="Table11.A2" office:value-type="string">
            <text:p text:style-name="P87">Sets the vertical alignment of this grid. </text:p>
          </table:table-cell>
          <table:table-cell table:style-name="Table11.A2" office:value-type="string">
            <text:p text:style-name="P128"><text:span text:style-name="Source_20_Text">java.lang.String</text:span></text:p>
          </table:table-cell>
          <table:table-cell table:style-name="Table11.D2" office:value-type="string">
            <text:p text:style-name="P128"><text:span text:style-name="Source_20_Text">null</text:span></text:p>
          </table:table-cell>
        </table:table-row>
      </table:table>
      <text:h text:style-name="P15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25">Name</text:p>
            </table:table-cell>
            <table:table-cell table:style-name="Table12.A1" office:value-type="string">
              <text:p text:style-name="P125">Description</text:p>
            </table:table-cell>
            <table:table-cell table:style-name="Table12.C1" office:value-type="string">
              <text:p text:style-name="P125">Return Data Type</text:p>
            </table:table-cell>
          </table:table-row>
        </table:table-header-rows>
        <table:table-row table:style-name="Table12.2">
          <table:table-cell table:style-name="Table12.A2" office:value-type="string">
            <text:p text:style-name="P128"><text:span text:style-name="Source_20_Text"><text:span text:style-name="T90">getColAttrs()</text:span></text:span></text:p>
            <text:p text:style-name="P128"><text:span text:style-name="Source_20_Text"><text:span text:style-name="T93"/></text:span></text:p>
          </table:table-cell>
          <table:table-cell table:style-name="Table12.B2" office:value-type="string">
            <text:p text:style-name="P133">Returns the attributes used to generate HTML TD tag for each cell of the rows contained in the parent control, e.g., Listcell.</text:p>
          </table:table-cell>
          <table:table-cell table:style-name="Table12.A2" office:value-type="string">
            <text:p text:style-name="P128"><text:span text:style-name="Source_20_Text"><text:span text:style-name="T18">java.lang.String</text:span></text:span></text:p>
          </table:table-cell>
        </table:table-row>
        <table:table-row table:style-name="Table12.2">
          <table:table-cell table:style-name="Table12.A2" office:value-type="string">
            <text:p text:style-name="P128"><text:span text:style-name="Source_20_Text"><text:span text:style-name="T18">getOuterAttrs()</text:span></text:span></text:p>
          </table:table-cell>
          <table:table-cell table:style-name="Table12.B2" office:value-type="string">
            <text:p text:style-name="P133"/>
          </table:table-cell>
          <table:table-cell table:style-name="Table12.A2" office:value-type="string">
            <text:p text:style-name="P128"><text:span text:style-name="Source_20_Text"><text:span text:style-name="T18">java.lang.String</text:span></text:span></text:p>
          </table:table-cell>
        </table:table-row>
        <table:table-row table:style-name="Table12.2">
          <table:table-cell table:style-name="Table12.A2" office:value-type="string">
            <text:p text:style-name="P128"><text:span text:style-name="Source_20_Text"><text:span text:style-name="T20">isChildable()</text:span></text:span></text:p>
          </table:table-cell>
          <table:table-cell table:style-name="Table12.B2" office:value-type="string">
            <text:p text:style-name="P133">Children are not allowed.</text:p>
          </table:table-cell>
          <table:table-cell table:style-name="Table12.A2" office:value-type="string">
            <text:p text:style-name="P128"><text:span text:style-name="Source_20_Text"><text:span text:style-name="T13">boolean</text:span></text:span></text:p>
          </table:table-cell>
        </table:table-row>
        <table:table-row table:style-name="Table12.2">
          <table:table-cell table:style-name="Table12.A2" office:value-type="string">
            <text:p text:style-name="P128"><text:span text:style-name="Source_20_Text"><text:span text:style-name="T20">setWidth(java.lang.String width)</text:span></text:span></text:p>
          </table:table-cell>
          <table:table-cell table:style-name="Table12.B2" office:value-type="string">
            <text:p text:style-name="P133"/>
          </table:table-cell>
          <table:table-cell table:style-name="Table12.A2" office:value-type="string">
            <text:p text:style-name="P128"><text:span text:style-name="Source_20_Text"><text:span text:style-name="T13">void</text:span></text:span></text:p>
          </table:table-cell>
        </table:table-row>
      </table:table>
      <text:h text:style-name="P156" text:outline-level="4">Inherited From </text:h>
      <table:table table:name="Table13" table:style-name="Table13">
        <table:table-column table:style-name="Table13.A"/>
        <table:table-header-rows>
          <table:table-row>
            <table:table-cell table:style-name="Table13.A1" office:value-type="string">
              <text:p text:style-name="P125">Inherited From</text:p>
            </table:table-cell>
          </table:table-row>
        </table:table-header-rows>
        <table:table-row>
          <table:table-cell table:style-name="Table13.A2" office:value-type="string">
            <text:p text:style-name="P142"><text:a xlink:type="simple" xlink:href="#LabelElement">org.zkoss.zul.impl.LabelElement</text:a></text:p>
          </table:table-cell>
        </table:table-row>
        <table:table-row>
          <table:table-cell table:style-name="Table13.A2" office:value-type="string">
            <text:p text:style-name="P142"><text:a xlink:type="simple" xlink:href="#LabelImageElement"><text:span text:style-name="Source_20_Text">org.zkoss.zul.impl.LabelImageElement</text:span></text:a></text:p>
          </table:table-cell>
        </table:table-row>
        <table:table-row>
          <table:table-cell table:style-name="Table13.A2" office:value-type="string">
            <text:p text:style-name="P142"><text:a xlink:type="simple" xlink:href="#XulElement">org.zkoss.zul.impl.XulElement</text:a></text:p>
          </table:table-cell>
        </table:table-row>
        <table:table-row table:style-name="Table13.5">
          <table:table-cell table:style-name="Table13.A2" office:value-type="string">
            <text:p text:style-name="P142"><text:a xlink:type="simple" xlink:href="#HtmlBasedComponent">org.zkoss.zk.ui.HtmlBasedComponent</text:a><text:span text:style-name="T95"> </text:span></text:p>
          </table:table-cell>
        </table:table-row>
        <table:table-row table:style-name="Table13.5">
          <table:table-cell table:style-name="Table13.A2" office:value-type="string">
            <text:p text:style-name="P142"><text:a xlink:type="simple" xlink:href="#AbstractComponent">org.zkoss.zk.ui.AbstractComponent </text:a></text:p>
          </table:table-cell>
        </table:table-row>
      </table:table>
      <text:h text:style-name="P35" text:outline-level="3"><text:bookmark-start text:name="HeadersElement"/>HeadersElement<text:bookmark-end text:name="HeadersElement"/></text:h>
      <text:p text:style-name="P60">A skeletal implementation for headers, the parent of a group of <text:span text:style-name="Source_20_Text">HeaderElement</text:span>.</text:p>
      <text:h text:style-name="P106" text:outline-level="4">Class Name</text:h>
      <text:p text:style-name="P356"><text:span text:style-name="Source_20_Text"><text:span text:style-name="T86">org.zkoss.zul.impl.HeadersElement</text:span></text:span></text:p>
      <text:h text:style-name="P107"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25">Property</text:p>
            </table:table-cell>
            <table:table-cell table:style-name="Table14.A1" office:value-type="string">
              <text:p text:style-name="P125">Description</text:p>
            </table:table-cell>
            <table:table-cell table:style-name="Table14.A1" office:value-type="string">
              <text:p text:style-name="P125">Data Type</text:p>
            </table:table-cell>
            <table:table-cell table:style-name="Table14.D1" office:value-type="string">
              <text:p text:style-name="P125">Default Value</text:p>
            </table:table-cell>
          </table:table-row>
        </table:table-header-rows>
        <table:table-row>
          <table:table-cell table:style-name="Table14.A2" office:value-type="string">
            <text:p text:style-name="P86"><text:span text:style-name="Source_20_Text">sizeable</text:span></text:p>
          </table:table-cell>
          <table:table-cell table:style-name="Table14.A2" office:value-type="string">
            <text:p text:style-name="P87">Sets the horizontal alignment of this column. Sets whether the width of the child column is sizable.</text:p>
          </table:table-cell>
          <table:table-cell table:style-name="Table14.A2" office:value-type="string">
            <text:p text:style-name="P86"><text:span text:style-name="Source_20_Text">boolean</text:span></text:p>
          </table:table-cell>
          <table:table-cell table:style-name="Table14.D2" office:value-type="string">
            <text:p text:style-name="P128"><text:span text:style-name="Source_20_Text">false</text:span></text:p>
          </table:table-cell>
        </table:table-row>
      </table:table>
      <text:h text:style-name="P15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25">Name</text:p>
            </table:table-cell>
            <table:table-cell table:style-name="Table15.A1" office:value-type="string">
              <text:p text:style-name="P125">Description</text:p>
            </table:table-cell>
            <table:table-cell table:style-name="Table15.C1" office:value-type="string">
              <text:p text:style-name="P125">Return Data Type</text:p>
            </table:table-cell>
          </table:table-row>
        </table:table-header-rows>
        <table:table-row table:style-name="Table15.2">
          <table:table-cell table:style-name="Table15.A2" office:value-type="string">
            <text:p text:style-name="P128"><text:span text:style-name="Source_20_Text"><text:span text:style-name="T18">getOuterAttrs()</text:span></text:span></text:p>
          </table:table-cell>
          <table:table-cell table:style-name="Table15.B2" office:value-type="string">
            <text:p text:style-name="P133"/>
          </table:table-cell>
          <table:table-cell table:style-name="Table15.A2" office:value-type="string">
            <text:p text:style-name="P128"><text:span text:style-name="Source_20_Text"><text:span text:style-name="T18">java.lang.String</text:span></text:span></text:p>
          </table:table-cell>
        </table:table-row>
      </table:table>
      <text:h text:style-name="P156" text:outline-level="4">Inherited From </text:h>
      <table:table table:name="Table16" table:style-name="Table16">
        <table:table-column table:style-name="Table16.A"/>
        <table:table-header-rows>
          <table:table-row>
            <table:table-cell table:style-name="Table16.A1" office:value-type="string">
              <text:p text:style-name="P125">Inherited From</text:p>
            </table:table-cell>
          </table:table-row>
        </table:table-header-rows>
        <table:table-row>
          <table:table-cell table:style-name="Table16.A2" office:value-type="string">
            <text:p text:style-name="P142"><text:a xlink:type="simple" xlink:href="#XulElement">org.zkoss.zul.impl.XulElement</text:a></text:p>
          </table:table-cell>
        </table:table-row>
        <table:table-row table:style-name="Table16.3">
          <table:table-cell table:style-name="Table16.A2" office:value-type="string">
            <text:p text:style-name="P142"><text:a xlink:type="simple" xlink:href="#HtmlBasedComponent">org.zkoss.zk.ui.HtmlBasedComponent</text:a><text:span text:style-name="T95"> </text:span></text:p>
          </table:table-cell>
        </table:table-row>
        <table:table-row table:style-name="Table16.3">
          <table:table-cell table:style-name="Table16.A2" office:value-type="string">
            <text:p text:style-name="P142"><text:a xlink:type="simple" xlink:href="#AbstractComponent">org.zkoss.zk.ui.AbstractComponent </text:a></text:p>
          </table:table-cell>
        </table:table-row>
      </table:table>
      <text:h text:style-name="P35" text:outline-level="3"><text:bookmark-start text:name="HtmlBasedComponent"/>HtmlBasedComponent<text:bookmark-end text:name="HtmlBasedComponent"/></text:h>
      <text:p text:style-name="P60">A skeletal implementation for HTML based components. It simplifies to implement methods common to HTML based components.</text:p>
      <text:h text:style-name="Heading_20_4" text:outline-level="4">Class Name</text:h>
      <text:p text:style-name="P356"><text:span text:style-name="Source_20_Text"><text:span text:style-name="T86">org.zkoss.zk.ui.HtmlBasedComponent</text:span></text:span></text:p>
      <text:h text:style-name="P156" text:outline-level="4">Supported Child Components</text:h>
      <text:p text:style-name="P63">*ALL</text:p>
      <text:h text:style-name="P15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125">Event Name</text:p>
            </table:table-cell>
            <table:table-cell table:style-name="Table17.B1" office:value-type="string">
              <text:p text:style-name="P125">Event Type</text:p>
            </table:table-cell>
          </table:table-row>
        </table:table-header-rows>
        <table:table-row>
          <table:table-cell table:style-name="Table17.A2" office:value-type="string">
            <text:p text:style-name="P128"><text:span text:style-name="Source_20_Text">onDrop</text:span></text:p>
          </table:table-cell>
          <table:table-cell table:style-name="Table17.B2" office:value-type="string">
            <text:p text:style-name="P133"><text:a xlink:type="simple" xlink:href="#DropEvent"><text:span text:style-name="Source_20_Text"><text:span text:style-name="T93">org.zkoss.zk.ui.event.DropEvent</text:span></text:span></text:a></text:p>
            <text:p text:style-name="P133"><text:a xlink:type="simple" xlink:href="#DropEvent"><text:span text:style-name="Source_20_Text"><text:span text:style-name="T93"/></text:span></text:a></text:p>
            <text:p text:style-name="P129">Description: Represents an event cause by user's dragging and dropping a component.</text:p>
          </table:table-cell>
        </table:table-row>
      </table:table>
      <text:h text:style-name="P15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25">Property</text:p>
            </table:table-cell>
            <table:table-cell table:style-name="Table18.A1" office:value-type="string">
              <text:p text:style-name="P125">Description</text:p>
            </table:table-cell>
            <table:table-cell table:style-name="Table18.A1" office:value-type="string">
              <text:p text:style-name="P125">Data Type</text:p>
            </table:table-cell>
            <table:table-cell table:style-name="Table18.D1" office:value-type="string">
              <text:p text:style-name="P124">Default Value</text:p>
            </table:table-cell>
          </table:table-row>
        </table:table-header-rows>
        <table:table-row>
          <table:table-cell table:style-name="Table18.A2" office:value-type="string">
            <text:p text:style-name="P86"><text:span text:style-name="Source_20_Text">droppable</text:span></text:p>
          </table:table-cell>
          <table:table-cell table:style-name="Table18.A2" office:value-type="string">
            <text:p text:style-name="P89">Sets "true" or "false" to denote whether a component is <text:span text:style-name="Source_20_Text">droppable</text:span>, or a list of identifiers of <text:span text:style-name="Source_20_Text">draggable</text:span> types of objects that could be dropped to this component.</text:p>
            <text:p text:style-name="P87"><text:span text:style-name="T62">Value:</text:span><text:span text:style-name="Source_20_Text"><text:span text:style-name="T60">true</text:span></text:span><text:span text:style-name="T60"> | </text:span><text:span text:style-name="Source_20_Text"><text:span text:style-name="T60">false|the identifier of a draggable type of objects</text:span></text:span></text:p>
          </table:table-cell>
          <table:table-cell table:style-name="Table18.A2" office:value-type="string">
            <text:p text:style-name="P86"><text:span text:style-name="Source_20_Text">java.lang.String</text:span></text:p>
          </table:table-cell>
          <table:table-cell table:style-name="Table18.D2" office:value-type="string">
            <text:p text:style-name="P128"><text:span text:style-name="Source_20_Text"><text:span text:style-name="T61">&lt;null&gt;</text:span></text:span></text:p>
          </table:table-cell>
        </table:table-row>
        <table:table-row>
          <table:table-cell table:style-name="Table18.A2" office:value-type="string">
            <text:p text:style-name="P86"><text:span text:style-name="Source_20_Text">droppable</text:span></text:p>
          </table:table-cell>
          <table:table-cell table:style-name="Table18.A2" office:value-type="string">
            <text:p text:style-name="P89">Sets "true" or "false" to denote whether a component is droppable, or a list of identifiers of draggable types of objects that could be droped to this component.</text:p>
            <text:p text:style-name="P87"><text:span text:style-name="T62">Value:</text:span><text:span text:style-name="Source_20_Text"><text:span text:style-name="T60">true</text:span></text:span><text:span text:style-name="T60"> | </text:span><text:span text:style-name="Source_20_Text"><text:span text:style-name="T60">false|</text:span></text:span></text:p>
            <text:p text:style-name="P87"><text:span text:style-name="Source_20_Text"><text:span text:style-name="T60">the identifier of a draggable type of objects</text:span></text:span></text:p>
          </table:table-cell>
          <table:table-cell table:style-name="Table18.A2" office:value-type="string">
            <text:p text:style-name="P86"><text:span text:style-name="Source_20_Text">java.lang.String</text:span></text:p>
          </table:table-cell>
          <table:table-cell table:style-name="Table18.D2" office:value-type="string">
            <text:p text:style-name="P128"><text:span text:style-name="Source_20_Text"><text:span text:style-name="T61">&lt;null&gt;</text:span></text:span></text:p>
          </table:table-cell>
        </table:table-row>
        <table:table-row table:style-name="Table18.4">
          <table:table-cell table:style-name="Table18.A2" office:value-type="string">
            <text:p text:style-name="P86"><text:span text:style-name="Source_20_Text">height</text:span></text:p>
          </table:table-cell>
          <table:table-cell table:style-name="Table18.B4" office:value-type="string">
            <text:p text:style-name="P133">Sets the height.</text:p>
          </table:table-cell>
          <table:table-cell table:style-name="Table18.A2" office:value-type="string">
            <text:p text:style-name="P86"><text:span text:style-name="Source_20_Text">java.lang.String</text:span></text:p>
          </table:table-cell>
          <table:table-cell table:style-name="Table18.D2" office:value-type="string">
            <text:p text:style-name="P134"><text:span text:style-name="Source_20_Text"><text:span text:style-name="T61">&lt;null&gt;</text:span></text:span></text:p>
          </table:table-cell>
        </table:table-row>
        <table:table-row table:style-name="Table18.5">
          <table:table-cell table:style-name="Table18.A2" office:value-type="string">
            <text:p text:style-name="P86"><text:span text:style-name="Source_20_Text">left</text:span></text:p>
          </table:table-cell>
          <table:table-cell table:style-name="Table18.B4" office:value-type="string">
            <text:p text:style-name="Table_20_Contents"><text:span text:style-name="Source_20_Text"><text:span text:style-name="T61">Sets the left position.</text:span></text:span></text:p>
          </table:table-cell>
          <table:table-cell table:style-name="Table18.A2" office:value-type="string">
            <text:p text:style-name="P86"><text:span text:style-name="Source_20_Text">java.lang.String</text:span></text:p>
          </table:table-cell>
          <table:table-cell table:style-name="Table18.D2" office:value-type="string">
            <text:p text:style-name="P134"><text:span text:style-name="Source_20_Text"><text:span text:style-name="T61">&lt;null&gt;</text:span></text:span></text:p>
          </table:table-cell>
        </table:table-row>
        <table:table-row table:style-name="Table18.4">
          <table:table-cell table:style-name="Table18.A2" office:value-type="string">
            <text:p text:style-name="P86"><text:span text:style-name="Source_20_Text">sclass</text:span></text:p>
          </table:table-cell>
          <table:table-cell table:style-name="Table18.B4" office:value-type="string">
            <text:p text:style-name="P133">Sets the CSS class.</text:p>
          </table:table-cell>
          <table:table-cell table:style-name="Table18.A2" office:value-type="string">
            <text:p text:style-name="P86"><text:span text:style-name="Source_20_Text">java.lang.String</text:span></text:p>
          </table:table-cell>
          <table:table-cell table:style-name="Table18.D2" office:value-type="string">
            <text:p text:style-name="P130"><text:span text:style-name="Source_20_Text">&lt;null&gt;</text:span></text:p>
          </table:table-cell>
        </table:table-row>
        <table:table-row table:style-name="Table18.4">
          <table:table-cell table:style-name="Table18.A2" office:value-type="string">
            <text:p text:style-name="P86"><text:span text:style-name="Source_20_Text">style</text:span></text:p>
          </table:table-cell>
          <table:table-cell table:style-name="Table18.B4" office:value-type="string">
            <text:p text:style-name="P133">Sets the CSS style.</text:p>
          </table:table-cell>
          <table:table-cell table:style-name="Table18.A2" office:value-type="string">
            <text:p text:style-name="P86"><text:span text:style-name="Source_20_Text">java.lang.String</text:span></text:p>
          </table:table-cell>
          <table:table-cell table:style-name="Table18.D2" office:value-type="string">
            <text:p text:style-name="P134"><text:span text:style-name="Source_20_Text"><text:span text:style-name="T61">&lt;null&gt;</text:span></text:span></text:p>
          </table:table-cell>
        </table:table-row>
        <table:table-row table:style-name="Table18.4">
          <table:table-cell table:style-name="Table18.A2" office:value-type="string">
            <text:p text:style-name="P86"><text:span text:style-name="Source_20_Text">tooltiptext</text:span></text:p>
          </table:table-cell>
          <table:table-cell table:style-name="Table18.B4" office:value-type="string">
            <text:p text:style-name="P133">Sets the text as the <text:span text:style-name="Source_20_Text">tooltip</text:span>.</text:p>
          </table:table-cell>
          <table:table-cell table:style-name="Table18.A2" office:value-type="string">
            <text:p text:style-name="P86"><text:span text:style-name="Source_20_Text">java.lang.String</text:span></text:p>
          </table:table-cell>
          <table:table-cell table:style-name="Table18.D2" office:value-type="string">
            <text:p text:style-name="P134"><text:span text:style-name="Source_20_Text"><text:span text:style-name="T61">&lt;null&gt;</text:span></text:span></text:p>
          </table:table-cell>
        </table:table-row>
        <table:table-row table:style-name="Table18.4">
          <table:table-cell table:style-name="Table18.A2" office:value-type="string">
            <text:p text:style-name="P86"><text:span text:style-name="Source_20_Text">top</text:span></text:p>
          </table:table-cell>
          <table:table-cell table:style-name="Table18.B4" office:value-type="string">
            <text:p text:style-name="P133">Sets the top position.</text:p>
          </table:table-cell>
          <table:table-cell table:style-name="Table18.A2" office:value-type="string">
            <text:p text:style-name="P86"><text:span text:style-name="Source_20_Text">java.lang.String</text:span></text:p>
          </table:table-cell>
          <table:table-cell table:style-name="Table18.D2" office:value-type="string">
            <text:p text:style-name="P134"><text:span text:style-name="Source_20_Text"><text:span text:style-name="T61">&lt;null&gt;</text:span></text:span></text:p>
          </table:table-cell>
        </table:table-row>
        <table:table-row table:style-name="Table18.4">
          <table:table-cell table:style-name="Table18.A2" office:value-type="string">
            <text:p text:style-name="P86"><text:span text:style-name="Source_20_Text">width</text:span></text:p>
          </table:table-cell>
          <table:table-cell table:style-name="Table18.B4" office:value-type="string">
            <text:p text:style-name="P133">Sets the width.</text:p>
          </table:table-cell>
          <table:table-cell table:style-name="Table18.A2" office:value-type="string">
            <text:p text:style-name="P86"><text:span text:style-name="Source_20_Text">java.lang.String</text:span></text:p>
          </table:table-cell>
          <table:table-cell table:style-name="Table18.D2" office:value-type="string">
            <text:p text:style-name="P134"><text:span text:style-name="Source_20_Text"><text:span text:style-name="T61">&lt;null&gt;</text:span></text:span></text:p>
          </table:table-cell>
        </table:table-row>
        <table:table-row table:style-name="Table18.4">
          <table:table-cell table:style-name="Table18.A2" office:value-type="string">
            <text:p text:style-name="P86"><text:span text:style-name="Source_20_Text">zIndex</text:span></text:p>
          </table:table-cell>
          <table:table-cell table:style-name="Table18.B4" office:value-type="string">
            <text:p text:style-name="P133">Sets the Z index.</text:p>
          </table:table-cell>
          <table:table-cell table:style-name="Table18.A2" office:value-type="string">
            <text:p text:style-name="P86"><text:span text:style-name="Source_20_Text">int</text:span></text:p>
          </table:table-cell>
          <table:table-cell table:style-name="Table18.D2" office:value-type="string">
            <text:p text:style-name="P130"><text:span text:style-name="Source_20_Text">0</text:span></text:p>
          </table:table-cell>
        </table:table-row>
      </table:table>
      <text:p text:style-name="P151"/>
      <text:h text:style-name="P15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Source_20_Text"><text:span text:style-name="T4"/></text:span></text:p>
          </table:table-cell>
          <table:table-cell table:style-name="Table19.A2" office:value-type="string">
            <text:p text:style-name="Table_20_Contents">Adds an event listener to specified event for this com<text:span text:style-name="T1">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133">Returns the interior attributes for generating the inner HTML tag; never return null. </text:p>
            <text:p text:style-name="P133">Used only by component developers. </text:p>
            <text:p text:style-name="P133">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156" text:outline-level="4">Inherited From </text:h>
      <table:table table:name="Table20" table:style-name="Table20">
        <table:table-column table:style-name="Table20.A"/>
        <table:table-header-rows>
          <table:table-row>
            <table:table-cell table:style-name="Table20.A1" office:value-type="string">
              <text:p text:style-name="P125">Inherited From</text:p>
            </table:table-cell>
          </table:table-row>
        </table:table-header-rows>
        <table:table-row>
          <table:table-cell table:style-name="Table20.A2" office:value-type="string">
            <text:p text:style-name="P142"><text:a xlink:type="simple" xlink:href="#AbstractComponent">org.zkoss.zk.ui.AbstractComponent</text:a></text:p>
          </table:table-cell>
        </table:table-row>
      </table:table>
      <text:p text:style-name="P34"/>
      <text:h text:style-name="Heading_20_3" text:outline-level="3"><text:bookmark-start text:name="InputElement"/>InputElement<text:bookmark-end text:name="InputElement"/></text:h>
      <text:p text:style-name="Text_20_body_20_indent_20_2"><text:span text:style-name="Source_20_Text"><text:span text:style-name="T92">InputElement</text:span></text:span><text:span text:style-name="T92"> is a super class for components which provie user key input, such as Textbox, Intbox, etc. </text:span></text:p>
      <text:p text:style-name="Text_20_body_20_indent_20_2"><text:span text:style-name="T92">Some features are implemented in this class, such as </text:span><text:span text:style-name="Source_20_Text"><text:span text:style-name="T92">constraint</text:span></text:span><text:span text:style-name="T92">, </text:span><text:span text:style-name="Source_20_Text"><text:span text:style-name="T92">disabled, maxlength, name, readonly, </text:span></text:span><text:span text:style-name="T92">etc.</text:span></text:p>
      <text:p text:style-name="Text_20_body_20_indent_20_2"><text:span text:style-name="T92">You sholuld not deirectly use this class, please use the inherited class.</text:span><text:span text:style-name="T91"> </text:span></text:p>
      <text:h text:style-name="P106" text:outline-level="4">Class Name</text:h>
      <text:p text:style-name="P356"><text:span text:style-name="Source_20_Text"><text:span text:style-name="T86">org.zkoss.zul.InputElement</text:span></text:span></text:p>
      <text:h text:style-name="P156" text:outline-level="4">Supported Events</text:h>
      <text:p text:style-name="P162">*NONE</text:p>
      <text:h text:style-name="P165"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25">Property</text:p>
            </table:table-cell>
            <table:table-cell table:style-name="Table21.A1" office:value-type="string">
              <text:p text:style-name="P125">Description</text:p>
            </table:table-cell>
            <table:table-cell table:style-name="Table21.A1" office:value-type="string">
              <text:p text:style-name="P125">Data Type</text:p>
            </table:table-cell>
            <table:table-cell table:style-name="Table21.D1" office:value-type="string">
              <text:p text:style-name="P126">Default Value</text:p>
            </table:table-cell>
          </table:table-row>
        </table:table-header-rows>
        <table:table-row>
          <table:table-cell table:style-name="Table21.A2" office:value-type="string">
            <text:p text:style-name="P86"><text:span text:style-name="Source_20_Text">cols</text:span></text:p>
          </table:table-cell>
          <table:table-cell table:style-name="Table21.A2" office:value-type="string">
            <text:p text:style-name="P87">Sets the columns. </text:p>
            <text:p text:style-name="P87"><text:span text:style-name="T4">Note: </text:span>non-positive means the same as browser's default </text:p>
          </table:table-cell>
          <table:table-cell table:style-name="Table21.A2" office:value-type="string">
            <text:p text:style-name="P86"><text:span text:style-name="Source_20_Text">int</text:span></text:p>
          </table:table-cell>
          <table:table-cell table:style-name="Table21.D2" office:value-type="string">
            <text:p text:style-name="P86">0</text:p>
          </table:table-cell>
        </table:table-row>
        <table:table-row>
          <table:table-cell table:style-name="Table21.A2" office:value-type="string">
            <text:p text:style-name="P86"><text:span text:style-name="Source_20_Text">constraint</text:span></text:p>
          </table:table-cell>
          <table:table-cell table:style-name="Table21.A2" office:value-type="string">
            <text:p text:style-name="P3">Sets the constraint, must be a default constraint expression. The value,except regular expression , could be a combination String by comma</text:p>
            <text:p text:style-name="P3"><text:span text:style-name="T4">Values :</text:span> no positive | no negative | no zero | no empty | nofuture | no past | no today | a regular expression.</text:p>
          </table:table-cell>
          <table:table-cell table:style-name="Table21.A2" office:value-type="string">
            <text:p text:style-name="P86"><text:span text:style-name="Source_20_Text">String</text:span></text:p>
          </table:table-cell>
          <table:table-cell table:style-name="Table21.D2" office:value-type="string">
            <text:p text:style-name="P86">&lt;empty string&gt;</text:p>
          </table:table-cell>
        </table:table-row>
        <table:table-row table:style-name="Table21.4">
          <table:table-cell table:style-name="Table21.A2" office:value-type="string">
            <text:p text:style-name="P86"><text:span text:style-name="Source_20_Text">disabled</text:span></text:p>
          </table:table-cell>
          <table:table-cell table:style-name="Table21.B4" office:value-type="string">
            <text:p text:style-name="P133">Sets whether it is disabled. </text:p>
            <text:p text:style-name="P133"><text:span text:style-name="T4">Values : </text:span><text:span text:style-name="Source_20_Text">true|false</text:span></text:p>
          </table:table-cell>
          <table:table-cell table:style-name="Table21.A2" office:value-type="string">
            <text:p text:style-name="P86"><text:span text:style-name="Source_20_Text">boolean</text:span></text:p>
          </table:table-cell>
          <table:table-cell table:style-name="Table21.D2" office:value-type="string">
            <text:p text:style-name="P86"><text:span text:style-name="Source_20_Text">false</text:span></text:p>
          </table:table-cell>
        </table:table-row>
        <table:table-row table:style-name="Table21.4">
          <table:table-cell table:style-name="Table21.A2" office:value-type="string">
            <text:p text:style-name="P86"><text:span text:style-name="Source_20_Text">maxlength</text:span></text:p>
          </table:table-cell>
          <table:table-cell table:style-name="Table21.B4" office:value-type="string">
            <text:p text:style-name="P133">Sets the max length. </text:p>
            <text:p text:style-name="P133"><text:span text:style-name="T4">Note : </text:span>non-postive means unlimited.</text:p>
          </table:table-cell>
          <table:table-cell table:style-name="Table21.A2" office:value-type="string">
            <text:p text:style-name="P86"><text:span text:style-name="Source_20_Text">int</text:span></text:p>
          </table:table-cell>
          <table:table-cell table:style-name="Table21.D2" office:value-type="string">
            <text:p text:style-name="P86">0</text:p>
          </table:table-cell>
        </table:table-row>
        <table:table-row table:style-name="Table21.4">
          <table:table-cell table:style-name="Table21.A2" office:value-type="string">
            <text:p text:style-name="P86"><text:span text:style-name="Source_20_Text">name</text:span></text:p>
          </table:table-cell>
          <table:table-cell table:style-name="Table21.B4" office:value-type="string">
            <text:p text:style-name="P135">Sets the name of this component.</text:p>
            <text:p text:style-name="P135">Don't use this method if your application is purely based on ZK's event-driven model.</text:p>
            <text:p text:style-name="P135">The name is used only to work with "legacy" Web application that handles user's request by servlets. It works only with HTTP/HTML-based browsers. It doesn't work with other kind of clients. </text:p>
          </table:table-cell>
          <table:table-cell table:style-name="Table21.A2" office:value-type="string">
            <text:p text:style-name="P86"><text:span text:style-name="Source_20_Text">String</text:span></text:p>
          </table:table-cell>
          <table:table-cell table:style-name="Table21.D2" office:value-type="string">
            <text:p text:style-name="P86"><text:span text:style-name="Source_20_Text"><text:span text:style-name="T1">null</text:span></text:span></text:p>
          </table:table-cell>
        </table:table-row>
        <table:table-row table:style-name="Table21.4">
          <table:table-cell table:style-name="Table21.A2" office:value-type="string">
            <text:p text:style-name="P86"><text:span text:style-name="Source_20_Text">readonly</text:span></text:p>
          </table:table-cell>
          <table:table-cell table:style-name="Table21.B4" office:value-type="string">
            <text:p text:style-name="P133">Sets whether it is read only</text:p>
            <text:p text:style-name="P133"><text:span text:style-name="T4">Values : </text:span><text:span text:style-name="Source_20_Text">true|false</text:span></text:p>
          </table:table-cell>
          <table:table-cell table:style-name="Table21.A2" office:value-type="string">
            <text:p text:style-name="P86"><text:span text:style-name="Source_20_Text">int</text:span></text:p>
          </table:table-cell>
          <table:table-cell table:style-name="Table21.D2" office:value-type="string">
            <text:p text:style-name="P86"><text:span text:style-name="Source_20_Text">false</text:span></text:p>
          </table:table-cell>
        </table:table-row>
        <table:table-row table:style-name="Table21.4">
          <table:table-cell table:style-name="Table21.A2" office:value-type="string">
            <text:p text:style-name="P86"><text:span text:style-name="Source_20_Text">tabindex</text:span></text:p>
          </table:table-cell>
          <table:table-cell table:style-name="Table21.B4" office:value-type="string">
            <text:p text:style-name="P133">Sets the tab order of this component. </text:p>
            <text:p text:style-name="P133"><text:span text:style-name="T4">Note :</text:span> -1 means the same as browser's default</text:p>
          </table:table-cell>
          <table:table-cell table:style-name="Table21.A2" office:value-type="string">
            <text:p text:style-name="P86"><text:span text:style-name="Source_20_Text">int</text:span></text:p>
          </table:table-cell>
          <table:table-cell table:style-name="Table21.D2" office:value-type="string">
            <text:p text:style-name="P86">-1</text:p>
          </table:table-cell>
        </table:table-row>
        <table:table-row table:style-name="Table21.4">
          <table:table-cell table:style-name="Table21.A2" office:value-type="string">
            <text:p text:style-name="P86"><text:span text:style-name="Source_20_Text">text</text:span></text:p>
          </table:table-cell>
          <table:table-cell table:style-name="Table21.B4" office:value-type="string">
            <text:p text:style-name="P133">Sets the value in the String format. <text:span text:style-name="T1"><text:s/></text:span><text:s/></text:p>
            <text:p text:style-name="P133"><text:span text:style-name="T4">Note : </text:span>default value depends on implementation of sub-class.</text:p>
          </table:table-cell>
          <table:table-cell table:style-name="Table21.A2" office:value-type="string">
            <text:p text:style-name="P86"><text:span text:style-name="Source_20_Text">String</text:span></text:p>
          </table:table-cell>
          <table:table-cell table:style-name="Table21.D2" office:value-type="string">
            <text:p text:style-name="P128"><text:span text:style-name="Source_20_Text"><text:span text:style-name="T21">null</text:span></text:span></text:p>
          </table:table-cell>
        </table:table-row>
      </table:table>
      <text:p text:style-name="P151"/>
      <text:h text:style-name="P156" text:outline-level="4">Methods</text:h>
      <text:p text:style-name="P160">*NONE</text:p>
      <text:h text:style-name="P156" text:outline-level="4">Inherited From </text:h>
      <table:table table:name="Table22" table:style-name="Table22">
        <table:table-column table:style-name="Table22.A"/>
        <table:table-header-rows>
          <table:table-row>
            <table:table-cell table:style-name="Table22.A1" office:value-type="string">
              <text:p text:style-name="P125">Inherited From</text:p>
            </table:table-cell>
          </table:table-row>
        </table:table-header-rows>
        <table:table-row>
          <table:table-cell table:style-name="Table22.A2" office:value-type="string">
            <text:p text:style-name="P143"><text:a xlink:type="simple" xlink:href="#XulElement"><text:span text:style-name="Source_20_Text">org.zkoss.zul.imp.XulElement</text:span></text:a></text:p>
          </table:table-cell>
        </table:table-row>
        <table:table-row table:style-name="Table22.3">
          <table:table-cell table:style-name="Table22.A2" office:value-type="string">
            <text:p text:style-name="P143"><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LabelElement"/>LabelElement<text:bookmark-end text:name="LabelElement"/></text:h>
      <text:p text:style-name="P60">A HTML element with a label. </text:p>
      <text:h text:style-name="P106" text:outline-level="4">Class Name</text:h>
      <text:p text:style-name="P356"><text:span text:style-name="Source_20_Text"><text:span text:style-name="T86">org.zkoss.zul.impl.LabelElement</text:span></text:span></text:p>
      <text:h text:style-name="P15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125">Property</text:p>
            </table:table-cell>
            <table:table-cell table:style-name="Table23.A1" office:value-type="string">
              <text:p text:style-name="P125">Description</text:p>
            </table:table-cell>
            <table:table-cell table:style-name="Table23.A1" office:value-type="string">
              <text:p text:style-name="P125">Data Type</text:p>
            </table:table-cell>
            <table:table-cell table:style-name="Table23.D1" office:value-type="string">
              <text:p text:style-name="P125">Values</text:p>
            </table:table-cell>
          </table:table-row>
        </table:table-header-rows>
        <table:table-row>
          <table:table-cell table:style-name="Table23.A2" office:value-type="string">
            <text:p text:style-name="P86"><text:span text:style-name="Source_20_Text">label</text:span></text:p>
          </table:table-cell>
          <table:table-cell table:style-name="Table23.A2" office:value-type="string">
            <text:p text:style-name="P87">Sets the label</text:p>
          </table:table-cell>
          <table:table-cell table:style-name="Table23.A2" office:value-type="string">
            <text:p text:style-name="P86"><text:span text:style-name="Source_20_Text">String</text:span></text:p>
          </table:table-cell>
          <table:table-cell table:style-name="Table23.D2" office:value-type="string">
            <text:p text:style-name="P128"><text:span text:style-name="Source_20_Text"><text:span text:style-name="T20">Any text</text:span></text:span></text:p>
          </table:table-cell>
        </table:table-row>
      </table:table>
      <text:h text:style-name="P156" text:outline-level="4">Inherited From </text:h>
      <table:table table:name="Table24" table:style-name="Table24">
        <table:table-column table:style-name="Table24.A"/>
        <table:table-header-rows>
          <table:table-row>
            <table:table-cell table:style-name="Table24.A1" office:value-type="string">
              <text:p text:style-name="P125">Inherited From</text:p>
            </table:table-cell>
          </table:table-row>
        </table:table-header-rows>
        <table:table-row>
          <table:table-cell table:style-name="Table24.A2" office:value-type="string">
            <text:p text:style-name="P142"><text:a xlink:type="simple" xlink:href="#XulElement">org.zkoss.zul.impl.XulElement</text:a></text:p>
          </table:table-cell>
        </table:table-row>
        <table:table-row table:style-name="Table24.3">
          <table:table-cell table:style-name="Table24.A2" office:value-type="string">
            <text:p text:style-name="P142"><text:a xlink:type="simple" xlink:href="#HtmlBasedComponent">org.zkoss.zk.ui.HtmlBasedComponent</text:a><text:span text:style-name="T95"> </text:span></text:p>
          </table:table-cell>
        </table:table-row>
        <table:table-row table:style-name="Table24.3">
          <table:table-cell table:style-name="Table24.A2" office:value-type="string">
            <text:p text:style-name="P142"><text:a xlink:type="simple" xlink:href="#AbstractComponent">org.zkoss.zk.ui.AbstractComponent </text:a></text:p>
          </table:table-cell>
        </table:table-row>
      </table:table>
      <text:p text:style-name="Text_20_body"/>
      <text:p text:style-name="P34"/>
      <text:h text:style-name="Heading_20_3" text:outline-level="3"><text:bookmark-start text:name="LabelImageElement"/>LabelImageElement<text:bookmark-end text:name="LabelImageElement"/></text:h>
      <text:p text:style-name="P60">A HTML element with a label and an image. </text:p>
      <text:h text:style-name="Heading_20_4" text:outline-level="4">Class Name</text:h>
      <text:p text:style-name="P356"><text:span text:style-name="Source_20_Text"><text:span text:style-name="T86">org.zkoss.zul.impl.LabelImageElement</text:span></text:span></text:p>
      <text:h text:style-name="P107"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25">Property</text:p>
            </table:table-cell>
            <table:table-cell table:style-name="Table25.A1" office:value-type="string">
              <text:p text:style-name="P125">Description</text:p>
            </table:table-cell>
            <table:table-cell table:style-name="Table25.A1" office:value-type="string">
              <text:p text:style-name="P125">Data Type</text:p>
            </table:table-cell>
            <table:table-cell table:style-name="Table25.D1" office:value-type="string">
              <text:p text:style-name="P125">Default Value</text:p>
            </table:table-cell>
          </table:table-row>
        </table:table-header-rows>
        <table:table-row>
          <table:table-cell table:style-name="Table25.A2" office:value-type="string">
            <text:p text:style-name="P86"><text:span text:style-name="Source_20_Text">image</text:span></text:p>
          </table:table-cell>
          <table:table-cell table:style-name="Table25.A2" office:value-type="string">
            <text:p text:style-name="P87">Sets the label</text:p>
          </table:table-cell>
          <table:table-cell table:style-name="Table25.A2" office:value-type="string">
            <text:p text:style-name="P86"><text:span text:style-name="Source_20_Text">String</text:span></text:p>
          </table:table-cell>
          <table:table-cell table:style-name="Table25.D2" office:value-type="string">
            <text:p text:style-name="P128"><text:span text:style-name="Source_20_Text"><text:span text:style-name="T20">null</text:span></text:span></text:p>
          </table:table-cell>
        </table:table-row>
        <table:table-row>
          <table:table-cell table:style-name="Table25.A2" office:value-type="string">
            <text:p text:style-name="P86"><text:span text:style-name="Source_20_Text">imageContent</text:span></text:p>
          </table:table-cell>
          <table:table-cell table:style-name="Table25.A2" office:value-type="string">
            <text:p text:style-name="P87">Sets the content directly</text:p>
          </table:table-cell>
          <table:table-cell table:style-name="Table25.A2" office:value-type="string">
            <text:p text:style-name="P128"><text:span text:style-name="Source_20_Text">org.zkoss.image.Image</text:span><text:span text:style-name="Source_20_Text"><text:span text:style-name="T20"> </text:span></text:span></text:p>
          </table:table-cell>
          <table:table-cell table:style-name="Table25.D2" office:value-type="string">
            <text:p text:style-name="P128"><text:span text:style-name="Source_20_Text"><text:span text:style-name="T20">null</text:span></text:span></text:p>
          </table:table-cell>
        </table:table-row>
        <table:table-row>
          <table:table-cell table:style-name="Table25.A2" office:value-type="string">
            <text:p text:style-name="P86"><text:span text:style-name="Source_20_Text">src</text:span></text:p>
          </table:table-cell>
          <table:table-cell table:style-name="Table25.A2" office:value-type="string">
            <text:p text:style-name="P87">Sets the image URI</text:p>
          </table:table-cell>
          <table:table-cell table:style-name="Table25.A2" office:value-type="string">
            <text:p text:style-name="P86"><text:span text:style-name="Source_20_Text">String</text:span></text:p>
          </table:table-cell>
          <table:table-cell table:style-name="Table25.D2" office:value-type="string">
            <text:p text:style-name="P128"><text:span text:style-name="Source_20_Text"><text:span text:style-name="T20">null</text:span></text:span></text:p>
          </table:table-cell>
        </table:table-row>
      </table:table>
      <text:h text:style-name="P156"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25">Name</text:p>
            </table:table-cell>
            <table:table-cell table:style-name="Table26.A1" office:value-type="string">
              <text:p text:style-name="P125">Description</text:p>
            </table:table-cell>
            <table:table-cell table:style-name="Table26.C1" office:value-type="string">
              <text:p text:style-name="P125">Return Data Type</text:p>
            </table:table-cell>
          </table:table-row>
        </table:table-header-rows>
        <table:table-row>
          <table:table-cell table:style-name="Table26.A2" office:value-type="string">
            <text:p text:style-name="P128"><text:span text:style-name="Source_20_Text"><text:span text:style-name="T20">isImageAssigned()</text:span></text:span></text:p>
            <text:p text:style-name="P128"><text:span text:style-name="Source_20_Text"><text:span text:style-name="T20"/></text:span></text:p>
          </table:table-cell>
          <table:table-cell table:style-name="Table26.A2" office:value-type="string">
            <text:p text:style-name="P87">Returns whether the image is available. </text:p>
            <text:p text:style-name="P87">It return true if setImage(java.lang.String) or setImageContent(org.zkoss.image.Image) is called with non-null.</text:p>
          </table:table-cell>
          <table:table-cell table:style-name="Table26.C2" office:value-type="string">
            <text:p text:style-name="P86"><text:span text:style-name="Source_20_Text">boolean</text:span></text:p>
          </table:table-cell>
        </table:table-row>
        <table:table-row>
          <table:table-cell table:style-name="Table26.A2" office:value-type="string">
            <text:p text:style-name="P128"><text:span text:style-name="Source_20_Text"><text:span text:style-name="T20">getImgTag()</text:span></text:span></text:p>
          </table:table-cell>
          <table:table-cell table:style-name="Table26.A2" office:value-type="string">
            <text:p text:style-name="P87">Returns the HTML IMG tag for the image part.</text:p>
            <text:p text:style-name="P87">Used only for component template, not for application developers.</text:p>
            <text:p text:style-name="P87">Note: the component template shall use this method to generate the HTML tag, instead of using getImage(). </text:p>
          </table:table-cell>
          <table:table-cell table:style-name="Table26.C2" office:value-type="string">
            <text:p text:style-name="P128"><text:span text:style-name="Source_20_Text"><text:span text:style-name="T20">String</text:span></text:span></text:p>
          </table:table-cell>
        </table:table-row>
      </table:table>
      <text:h text:style-name="P156" text:outline-level="4">Inherited From </text:h>
      <table:table table:name="Table27" table:style-name="Table27">
        <table:table-column table:style-name="Table27.A"/>
        <table:table-header-rows>
          <table:table-row>
            <table:table-cell table:style-name="Table27.A1" office:value-type="string">
              <text:p text:style-name="P125">Inherited From</text:p>
            </table:table-cell>
          </table:table-row>
        </table:table-header-rows>
        <table:table-row>
          <table:table-cell table:style-name="Table27.A2" office:value-type="string">
            <text:p text:style-name="P142"><text:a xlink:type="simple" xlink:href="#LabelElement">org.zkoss.zul.impl.LabelElement</text:a></text:p>
          </table:table-cell>
        </table:table-row>
        <table:table-row>
          <table:table-cell table:style-name="Table27.A2" office:value-type="string">
            <text:p text:style-name="P142"><text:a xlink:type="simple" xlink:href="#XulElement">org.zkoss.zul.impl.XulElement</text:a></text:p>
          </table:table-cell>
        </table:table-row>
        <table:table-row table:style-name="Table27.4">
          <table:table-cell table:style-name="Table27.A2" office:value-type="string">
            <text:p text:style-name="P142"><text:a xlink:type="simple" xlink:href="#HtmlBasedComponent">org.zkoss.zk.ui.HtmlBasedComponent</text:a><text:span text:style-name="T95"> </text:span></text:p>
          </table:table-cell>
        </table:table-row>
        <table:table-row table:style-name="Table27.4">
          <table:table-cell table:style-name="Table27.A2" office:value-type="string">
            <text:p text:style-name="P142"><text:a xlink:type="simple" xlink:href="#AbstractComponent">org.zkoss.zk.ui.AbstractComponent </text:a></text:p>
          </table:table-cell>
        </table:table-row>
      </table:table>
      <text:p text:style-name="Text_20_body"/>
      <text:h text:style-name="P35"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356"><text:span text:style-name="Source_20_Text"><text:span text:style-name="T16">org.zkoss.zkex.zul.LayoutRegion</text:span></text:span></text:p>
      <text:h text:style-name="P156" text:outline-level="4">Supported Child Components</text:h>
      <text:p text:style-name="Text_20_body_20_indent_20_2">*NONE</text:p>
      <text:h text:style-name="P15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125">Name</text:p>
            </table:table-cell>
            <table:table-cell table:style-name="Table28.B1" office:value-type="string">
              <text:p text:style-name="P125">Inherited From</text:p>
            </table:table-cell>
          </table:table-row>
        </table:table-header-rows>
        <table:table-row>
          <table:table-cell table:style-name="Table28.A2" office:value-type="string">
            <text:p text:style-name="P128"><text:span text:style-name="Source_20_Text">onOpen</text:span></text:p>
          </table:table-cell>
          <table:table-cell table:style-name="Table28.B2" office:value-type="string">
            <text:p text:style-name="Table_20_Contents"><text:a xlink:type="simple" xlink:href="#OpenEvent"><text:span text:style-name="Source_20_Text"><text:span text:style-name="T97">org.zkoss.zk.ui.event.OpenEvent</text:span></text:span></text:a></text:p>
            <text:p text:style-name="Table_20_Contents"><text:span text:style-name="Source_20_Text"><text:span text:style-name="T106">Description: </text:span></text:span><text:span text:style-name="Source_20_Text"><text:span text:style-name="T107">When a layout is collapsed or opened by a user, the </text:span></text:span><text:span text:style-name="Source_20_Text"><text:span text:style-name="T98">onOpen</text:span></text:span><text:span text:style-name="Source_20_Text"><text:span text:style-name="T107"> event is sent to the application.</text:span></text:span></text:p>
          </table:table-cell>
        </table:table-row>
      </table:table>
      <text:h text:style-name="P212"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24">Property</text:p>
            </table:table-cell>
            <table:table-cell table:style-name="Table29.A1" office:value-type="string">
              <text:p text:style-name="P124">Description</text:p>
            </table:table-cell>
            <table:table-cell table:style-name="Table29.A1" office:value-type="string">
              <text:p text:style-name="P124">Data Type</text:p>
            </table:table-cell>
            <table:table-cell table:style-name="Table29.D1" office:value-type="string">
              <text:p text:style-name="P124">Default Value</text:p>
            </table:table-cell>
          </table:table-row>
        </table:table-header-rows>
        <table:table-row>
          <table:table-cell table:style-name="Table29.A2" office:value-type="string">
            <text:p text:style-name="P86"><text:span text:style-name="Source_20_Text"><text:span text:style-name="T60">flex </text:span></text:span></text:p>
          </table:table-cell>
          <table:table-cell table:style-name="Table29.A2" office:value-type="string">
            <text:p text:style-name="P112">Sets whether to grow and shrink vertical/horizontal to fit their given space, so called flexibility.</text:p>
          </table:table-cell>
          <table:table-cell table:style-name="Table29.A2" office:value-type="string">
            <text:p text:style-name="P86"><text:span text:style-name="Source_20_Text"><text:span text:style-name="T60">java.lang.String</text:span></text:span></text:p>
          </table:table-cell>
          <table:table-cell table:style-name="Table29.D2" office:value-type="string">
            <text:p text:style-name="P128"><text:span text:style-name="Source_20_Text"><text:span text:style-name="T61">false</text:span></text:span></text:p>
          </table:table-cell>
        </table:table-row>
        <table:table-row>
          <table:table-cell table:style-name="Table29.A2" office:value-type="string">
            <text:p text:style-name="P86"><text:span text:style-name="Source_20_Text">size </text:span></text:p>
          </table:table-cell>
          <table:table-cell table:style-name="Table29.A2" office:value-type="string">
            <text:p text:style-name="P112">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86"><text:span text:style-name="Source_20_Text"><text:span text:style-name="T60">java.lang.String</text:span></text:span></text:p>
          </table:table-cell>
          <table:table-cell table:style-name="Table29.D2" office:value-type="string">
            <text:p text:style-name="P128"><text:span text:style-name="Source_20_Text">null</text:span></text:p>
          </table:table-cell>
        </table:table-row>
        <table:table-row>
          <table:table-cell table:style-name="Table29.A2" office:value-type="string">
            <text:p text:style-name="P86"><text:span text:style-name="Source_20_Text">splittable </text:span></text:p>
          </table:table-cell>
          <table:table-cell table:style-name="Table29.A2" office:value-type="string">
            <text:p text:style-name="P112">Sets whether enable the split functionality.</text:p>
          </table:table-cell>
          <table:table-cell table:style-name="Table29.A2" office:value-type="string">
            <text:p text:style-name="P86"><text:span text:style-name="Source_20_Text">boolean</text:span></text:p>
          </table:table-cell>
          <table:table-cell table:style-name="Table29.D2" office:value-type="string">
            <text:p text:style-name="P128"><text:span text:style-name="Source_20_Text">false</text:span></text:p>
          </table:table-cell>
        </table:table-row>
        <table:table-row>
          <table:table-cell table:style-name="Table29.A2" office:value-type="string">
            <text:p text:style-name="P86"><text:span text:style-name="Source_20_Text">collapsible </text:span></text:p>
          </table:table-cell>
          <table:table-cell table:style-name="Table29.A2" office:value-type="string">
            <text:p text:style-name="P112">Sets whether set the initial display to collapse.</text:p>
          </table:table-cell>
          <table:table-cell table:style-name="Table29.A2" office:value-type="string">
            <text:p text:style-name="P86"><text:span text:style-name="Source_20_Text">boolean</text:span></text:p>
          </table:table-cell>
          <table:table-cell table:style-name="Table29.D2" office:value-type="string">
            <text:p text:style-name="P128"><text:span text:style-name="Source_20_Text">false</text:span></text:p>
          </table:table-cell>
        </table:table-row>
        <table:table-row>
          <table:table-cell table:style-name="Table29.A2" office:value-type="string">
            <text:p text:style-name="P86"><text:span text:style-name="Source_20_Text">margins </text:span></text:p>
          </table:table-cell>
          <table:table-cell table:style-name="Table29.A2" office:value-type="string">
            <text:p text:style-name="P112">Sets margins for the element "0,1,2,3" that direction is "top,left,right,bottom".</text:p>
          </table:table-cell>
          <table:table-cell table:style-name="Table29.A2" office:value-type="string">
            <text:p text:style-name="P86"><text:span text:style-name="Source_20_Text">java.lang.String</text:span></text:p>
          </table:table-cell>
          <table:table-cell table:style-name="Table29.D2" office:value-type="string">
            <text:p text:style-name="P143"><text:span text:style-name="Source_20_Text">0,0,0,0</text:span></text:p>
          </table:table-cell>
        </table:table-row>
        <table:table-row>
          <table:table-cell table:style-name="Table29.A2" office:value-type="string">
            <text:p text:style-name="P86"><text:span text:style-name="Source_20_Text">open </text:span></text:p>
          </table:table-cell>
          <table:table-cell table:style-name="Table29.A2" office:value-type="string">
            <text:p text:style-name="P112">Opens or collapses the splitter. Meaningful only if isCollapsible is not false.</text:p>
          </table:table-cell>
          <table:table-cell table:style-name="Table29.A2" office:value-type="string">
            <text:p text:style-name="P86"><text:span text:style-name="Source_20_Text">boolean</text:span></text:p>
          </table:table-cell>
          <table:table-cell table:style-name="Table29.D2" office:value-type="string">
            <text:p text:style-name="P128"><text:span text:style-name="Source_20_Text">true</text:span></text:p>
          </table:table-cell>
        </table:table-row>
        <table:table-row>
          <table:table-cell table:style-name="Table29.A2" office:value-type="string">
            <text:p text:style-name="P86"><text:span text:style-name="Source_20_Text">autoscroll </text:span></text:p>
          </table:table-cell>
          <table:table-cell table:style-name="Table29.A2" office:value-type="string">
            <text:p text:style-name="P112">Sets whether enable overflow scrolling.</text:p>
          </table:table-cell>
          <table:table-cell table:style-name="Table29.A2" office:value-type="string">
            <text:p text:style-name="P86"><text:span text:style-name="Source_20_Text">boolean</text:span></text:p>
          </table:table-cell>
          <table:table-cell table:style-name="Table29.D2" office:value-type="string">
            <text:p text:style-name="P128"><text:span text:style-name="Source_20_Text">false</text:span></text:p>
          </table:table-cell>
        </table:table-row>
        <table:table-row>
          <table:table-cell table:style-name="Table29.A2" office:value-type="string">
            <text:p text:style-name="P86"><text:span text:style-name="Source_20_Text">border </text:span></text:p>
          </table:table-cell>
          <table:table-cell table:style-name="Table29.A2" office:value-type="string">
            <text:p text:style-name="P112">Sets the border (either none or normal).</text:p>
          </table:table-cell>
          <table:table-cell table:style-name="Table29.A2" office:value-type="string">
            <text:p text:style-name="P86"><text:span text:style-name="Source_20_Text">java.lang.String</text:span></text:p>
          </table:table-cell>
          <table:table-cell table:style-name="Table29.D2" office:value-type="string">
            <text:p text:style-name="P128"><text:span text:style-name="Source_20_Text">normal</text:span></text:p>
          </table:table-cell>
        </table:table-row>
        <table:table-row>
          <table:table-cell table:style-name="Table29.A2" office:value-type="string">
            <text:p text:style-name="P86"><text:span text:style-name="Source_20_Text">maxsize </text:span></text:p>
          </table:table-cell>
          <table:table-cell table:style-name="Table29.A2" office:value-type="string">
            <text:p text:style-name="P112">Sets the maximum size of the resizing element.</text:p>
          </table:table-cell>
          <table:table-cell table:style-name="Table29.A2" office:value-type="string">
            <text:p text:style-name="P86"><text:span text:style-name="Source_20_Text">int</text:span></text:p>
          </table:table-cell>
          <table:table-cell table:style-name="Table29.D2" office:value-type="string">
            <text:p text:style-name="P128"><text:span text:style-name="Source_20_Text">2000</text:span></text:p>
          </table:table-cell>
        </table:table-row>
        <table:table-row>
          <table:table-cell table:style-name="Table29.A2" office:value-type="string">
            <text:p text:style-name="P86"><text:span text:style-name="Source_20_Text">minsize </text:span></text:p>
          </table:table-cell>
          <table:table-cell table:style-name="Table29.A2" office:value-type="string">
            <text:p text:style-name="P112">Sets the minimum size of the resizing element.</text:p>
          </table:table-cell>
          <table:table-cell table:style-name="Table29.A2" office:value-type="string">
            <text:p text:style-name="P86"><text:span text:style-name="Source_20_Text">int</text:span></text:p>
          </table:table-cell>
          <table:table-cell table:style-name="Table29.D2" office:value-type="string">
            <text:p text:style-name="P128"><text:span text:style-name="Source_20_Text">0</text:span></text:p>
          </table:table-cell>
        </table:table-row>
      </table:table>
      <text:p text:style-name="P166"/>
      <text:h text:style-name="P15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Source_20_Text"><text:span text:style-name="T1"/></text:span></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107" text:outline-level="4">Inherited From </text:h>
      <table:table table:name="Table31" table:style-name="Table31">
        <table:table-column table:style-name="Table31.A"/>
        <table:table-header-rows>
          <table:table-row>
            <table:table-cell table:style-name="Table31.A1" office:value-type="string">
              <text:p text:style-name="P125">Inherited From</text:p>
            </table:table-cell>
          </table:table-row>
        </table:table-header-rows>
        <table:table-row table:style-name="Table31.2">
          <table:table-cell table:style-name="Table31.A2" office:value-type="string">
            <text:p text:style-name="P143"><text:a xlink:type="simple" xlink:href="#XulElement"><text:span text:style-name="T61">org.zkoss.zul.impl.XulElement</text:span></text:a></text:p>
          </table:table-cell>
        </table:table-row>
        <table:table-row table:style-name="Table31.2">
          <table:table-cell table:style-name="Table31.A2" office:value-type="string">
            <text:p text:style-name="P143"><text:span text:style-name="T61"><text:s/></text:span><text:a xlink:type="simple" xlink:href="#HtmlBasedComponent">org.zkoss.zk.ui.HtmlBasedComponent</text:a><text:span text:style-name="T61"> </text:span></text:p>
          </table:table-cell>
        </table:table-row>
        <table:table-row table:style-name="Table31.2">
          <table:table-cell table:style-name="Table31.A2" office:value-type="string">
            <text:p text:style-name="P143"><text:s/><text:a xlink:type="simple" xlink:href="#AbstractComponent">org.zkoss.zk.ui.AbstractComponent </text:a></text:p>
          </table:table-cell>
        </table:table-row>
      </table:table>
      <text:h text:style-name="P35" text:outline-level="3"><text:bookmark-start text:name="NumberInputElement"/>NumberInputElement<text:bookmark-end text:name="NumberInputElement"/></text:h>
      <text:p text:style-name="P60">A skeletal implementation for number-type input box. </text:p>
      <text:p text:style-name="P8"/>
      <text:h text:style-name="P106" text:outline-level="4">Class Name</text:h>
      <text:p text:style-name="P356"><text:span text:style-name="Source_20_Text"><text:span text:style-name="T86">org.zkoss.zul.impl.NumberInputElement</text:span></text:span></text:p>
      <text:h text:style-name="P15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7">Property</text:p>
            </table:table-cell>
            <table:table-cell table:style-name="Table32.A1" office:value-type="string">
              <text:p text:style-name="P7">Description</text:p>
            </table:table-cell>
            <table:table-cell table:style-name="Table32.A1" office:value-type="string">
              <text:p text:style-name="P7">Data Type</text:p>
            </table:table-cell>
            <table:table-cell table:style-name="Table32.D1" office:value-type="string">
              <text:p text:style-name="P7">Default Values</text:p>
            </table:table-cell>
          </table:table-row>
        </table:table-header-rows>
        <table:table-row>
          <table:table-cell table:style-name="Table32.A2" office:value-type="string">
            <text:p text:style-name="P86"><text:span text:style-name="Source_20_Text">RoundingMode</text:span></text:p>
          </table:table-cell>
          <table:table-cell table:style-name="Table32.A2" office:value-type="string">
            <text:p text:style-name="P87">the rounding mode.</text:p>
          </table:table-cell>
          <table:table-cell table:style-name="Table32.A2" office:value-type="string">
            <text:p text:style-name="P86"><text:span text:style-name="Source_20_Text">int</text:span></text:p>
          </table:table-cell>
          <table:table-cell table:style-name="Table32.D2" office:value-type="string">
            <text:p text:style-name="P128"><text:span text:style-name="Source_20_Text">BigDecimal.ROUND_HALF_EVEN.</text:span></text:p>
          </table:table-cell>
        </table:table-row>
      </table:table>
      <text:p text:style-name="P152"/>
      <text:h text:style-name="Heading_20_4" text:outline-level="4">Methods</text:h>
      <text:p text:style-name="P153"><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86"><text:span text:style-name="Source_20_Text">void</text:span></text:p>
          </table:table-cell>
        </table:table-row>
      </table:table>
      <text:p text:style-name="P152"/>
      <text:p text:style-name="P152">Inherited From </text:p>
      <table:table table:name="Table35" table:style-name="Table35">
        <table:table-column table:style-name="Table35.A"/>
        <table:table-header-rows>
          <table:table-row>
            <table:table-cell table:style-name="Table35.A1" office:value-type="string">
              <text:p text:style-name="P125">Inherited From</text:p>
            </table:table-cell>
          </table:table-row>
        </table:table-header-rows>
        <table:table-row>
          <table:table-cell table:style-name="Table35.A2" office:value-type="string">
            <text:p text:style-name="P142"><text:a xlink:type="simple" xlink:href="#FormatInputElement"><text:span text:style-name="Source_20_Text">org.zkoss.zul.impl.FormatInputElement</text:span></text:a></text:p>
          </table:table-cell>
        </table:table-row>
        <table:table-row>
          <table:table-cell table:style-name="Table35.A2" office:value-type="string">
            <text:p text:style-name="P142"><text:a xlink:type="simple" xlink:href="#InputElement"><text:span text:style-name="Source_20_Text">org.zkoss.zul.impl.InputElement</text:span></text:a></text:p>
          </table:table-cell>
        </table:table-row>
        <table:table-row>
          <table:table-cell table:style-name="Table35.A2" office:value-type="string">
            <text:p text:style-name="P142"><text:a xlink:type="simple" xlink:href="#XulElement"><text:span text:style-name="Source_20_Text">org.zkoss.zul.impl.XulElement</text:span></text:a></text:p>
          </table:table-cell>
        </table:table-row>
        <table:table-row table:style-name="Table35.5">
          <table:table-cell table:style-name="Table35.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142"><text:a xlink:type="simple" xlink:href="#AbstractComponent"><text:span text:style-name="Source_20_Text">org.zkoss.zk.ui.AbstractComponent </text:span></text:a></text:p>
          </table:table-cell>
        </table:table-row>
      </table:table>
      <text:p text:style-name="Text_20_body"/>
      <text:p text:style-name="P34"/>
      <text:h text:style-name="Heading_20_3" text:outline-level="3"><text:bookmark-start text:name="XulElement"/>XulElement<text:bookmark-end text:name="XulElement"/></text:h>
      <text:p text:style-name="P60">The fundamental class for XUL elements.</text:p>
      <text:h text:style-name="P106" text:outline-level="4">Class Name</text:h>
      <text:p text:style-name="P356"><text:span text:style-name="Source_20_Text"><text:span text:style-name="T86">org.zkoss.zul.impl.XulElement</text:span></text:span></text:p>
      <text:h text:style-name="P15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25">Property</text:p>
            </table:table-cell>
            <table:table-cell table:style-name="Table36.A1" office:value-type="string">
              <text:p text:style-name="P125">Description</text:p>
            </table:table-cell>
            <table:table-cell table:style-name="Table36.A1" office:value-type="string">
              <text:p text:style-name="P125">Data Type</text:p>
            </table:table-cell>
            <table:table-cell table:style-name="Table36.D1" office:value-type="string">
              <text:p text:style-name="P125">Default Value</text:p>
            </table:table-cell>
          </table:table-row>
        </table:table-header-rows>
        <table:table-row>
          <table:table-cell table:style-name="Table36.A2" office:value-type="string">
            <text:p text:style-name="P128"><text:span text:style-name="Source_20_Text"><text:span text:style-name="T20">action</text:span></text:span></text:p>
          </table:table-cell>
          <table:table-cell table:style-name="Table36.A2" office:value-type="string">
            <text:p text:style-name="P87">Sets the label</text:p>
          </table:table-cell>
          <table:table-cell table:style-name="Table36.A2" office:value-type="string">
            <text:p text:style-name="P86"><text:span text:style-name="Source_20_Text">String</text:span></text:p>
          </table:table-cell>
          <table:table-cell table:style-name="Table36.D2" office:value-type="string">
            <text:p text:style-name="P128"><text:span text:style-name="Source_20_Text"><text:span text:style-name="T20">null</text:span></text:span></text:p>
          </table:table-cell>
        </table:table-row>
        <table:table-row>
          <table:table-cell table:style-name="Table36.A2" office:value-type="string">
            <text:p text:style-name="P128"><text:span text:style-name="Source_20_Text"><text:span text:style-name="T20">context</text:span></text:span></text:p>
          </table:table-cell>
          <table:table-cell table:style-name="Table36.A2" office:value-type="string">
            <text:p text:style-name="P87">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128"><text:span text:style-name="Source_20_Text">String</text:span></text:p>
          </table:table-cell>
          <table:table-cell table:style-name="Table36.D2" office:value-type="string">
            <text:p text:style-name="P128"><text:span text:style-name="Source_20_Text"><text:span text:style-name="T20">null</text:span></text:span></text:p>
          </table:table-cell>
        </table:table-row>
        <table:table-row>
          <table:table-cell table:style-name="Table36.A2" office:value-type="string">
            <text:p text:style-name="P128"><text:span text:style-name="Source_20_Text"><text:span text:style-name="T20">popup</text:span></text:span></text:p>
          </table:table-cell>
          <table:table-cell table:style-name="Table36.A2" office:value-type="string">
            <text:p text:style-name="P87">Sets the ID of <text:a xlink:type="simple" xlink:href="#Popup"><text:span text:style-name="Source_20_Text">Popup</text:span></text:a> that should appear when the user clicks on the element. </text:p>
          </table:table-cell>
          <table:table-cell table:style-name="Table36.A2" office:value-type="string">
            <text:p text:style-name="P86"><text:span text:style-name="Source_20_Text">String</text:span></text:p>
          </table:table-cell>
          <table:table-cell table:style-name="Table36.D2" office:value-type="string">
            <text:p text:style-name="P128"><text:span text:style-name="Source_20_Text"><text:span text:style-name="T20">null</text:span></text:span></text:p>
          </table:table-cell>
        </table:table-row>
        <table:table-row>
          <table:table-cell table:style-name="Table36.A2" office:value-type="string">
            <text:p text:style-name="P128"><text:span text:style-name="Source_20_Text"><text:span text:style-name="T20">tooltip</text:span></text:span></text:p>
          </table:table-cell>
          <table:table-cell table:style-name="Table36.A2" office:value-type="string">
            <text:p text:style-name="P87">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128"><text:span text:style-name="Source_20_Text"><text:span text:style-name="T20">String</text:span></text:span></text:p>
          </table:table-cell>
          <table:table-cell table:style-name="Table36.D2" office:value-type="string">
            <text:p text:style-name="P128"><text:span text:style-name="Source_20_Text"><text:span text:style-name="T20">null</text:span></text:span></text:p>
          </table:table-cell>
        </table:table-row>
      </table:table>
      <text:h text:style-name="P15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25">Name</text:p>
            </table:table-cell>
            <table:table-cell table:style-name="Table37.A1" office:value-type="string">
              <text:p text:style-name="P125">Description</text:p>
            </table:table-cell>
            <table:table-cell table:style-name="Table37.C1" office:value-type="string">
              <text:p text:style-name="P125">Return Data Type</text:p>
            </table:table-cell>
          </table:table-row>
        </table:table-header-rows>
        <table:table-row>
          <table:table-cell table:style-name="Table37.A2" office:value-type="string">
            <text:p text:style-name="P128"><text:span text:style-name="Source_20_Text"><text:span text:style-name="T20">getInnerAttrs()</text:span></text:span></text:p>
            <text:p text:style-name="P128"><text:span text:style-name="Source_20_Text"><text:span text:style-name="T20"/></text:span></text:p>
          </table:table-cell>
          <table:table-cell table:style-name="Table37.A2" office:value-type="string">
            <text:p text:style-name="P87">Generates the Client-Side-Action attributes to the interior tag. </text:p>
            <text:p text:style-name="P87"><text:span text:style-name="T4">Reason: </text:span><text:span text:style-name="Source_20_Text">onfocus</text:span> is the main use.</text:p>
          </table:table-cell>
          <table:table-cell table:style-name="Table37.C2" office:value-type="string">
            <text:p text:style-name="P86"><text:span text:style-name="Source_20_Text">String</text:span></text:p>
          </table:table-cell>
        </table:table-row>
        <table:table-row>
          <table:table-cell table:style-name="Table37.A2" office:value-type="string">
            <text:p text:style-name="P128"><text:span text:style-name="Source_20_Text"><text:span text:style-name="T20">getOuterAttrs()</text:span></text:span></text:p>
          </table:table-cell>
          <table:table-cell table:style-name="Table37.A2" office:value-type="string">
            <text:p text:style-name="P87"/>
          </table:table-cell>
          <table:table-cell table:style-name="Table37.C2" office:value-type="string">
            <text:p text:style-name="P128"><text:span text:style-name="Source_20_Text"><text:span text:style-name="T20">String</text:span></text:span></text:p>
          </table:table-cell>
        </table:table-row>
      </table:table>
      <text:h text:style-name="P156" text:outline-level="4">Inherited From </text:h>
      <table:table table:name="Table38" table:style-name="Table38">
        <table:table-column table:style-name="Table38.A"/>
        <table:table-header-rows>
          <table:table-row>
            <table:table-cell table:style-name="Table38.A1" office:value-type="string">
              <text:p text:style-name="P125">Inherited From</text:p>
            </table:table-cell>
          </table:table-row>
        </table:table-header-rows>
        <table:table-row table:style-name="Table38.2">
          <table:table-cell table:style-name="Table38.A2" office:value-type="string">
            <text:p text:style-name="P142"><text:a xlink:type="simple" xlink:href="#HtmlBasedComponent">org.zkoss.zk.ui.HtmlBasedComponent</text:a><text:span text:style-name="T95"> </text:span></text:p>
          </table:table-cell>
        </table:table-row>
        <table:table-row table:style-name="Table38.2">
          <table:table-cell table:style-name="Table38.A2" office:value-type="string">
            <text:p text:style-name="P142"><text:a xlink:type="simple" xlink:href="#AbstractComponent">org.zkoss.zk.ui.AbstractComponent </text:a></text:p>
          </table:table-cell>
        </table:table-row>
      </table:table>
      <text:p text:style-name="Text_20_body"/>
      <text:p text:style-name="Standard"><text:a xlink:type="simple" xlink:href="#NumberInputElement"><text:span text:style-name="T54"/></text:a></text:p>
      <text:h text:style-name="Heading_20_2" text:outline-level="2">Com<text:span text:style-name="T1">ponents</text:span></text:h>
      <text:h text:style-name="Heading_20_3" text:outline-level="3"><text:bookmark-start text:name="Audio"/>Audio<text:bookmark-end text:name="Audio"/></text:h>
      <text:p text:style-name="Text_20_body_20_indent_20_2"><text:span text:style-name="T91">An </text:span><text:span text:style-name="Source_20_Text"><text:span text:style-name="T91">audio</text:span></text:span><text:span text:style-name="T91"> component is used to play the audio at the browser. Like </text:span><text:span text:style-name="Source_20_Text"><text:span text:style-name="T91">image</text:span></text:span><text:span text:style-name="T91">, you could use the </text:span><text:span text:style-name="Source_20_Text"><text:span text:style-name="T91">src</text:span></text:span><text:span text:style-name="T91"> property to specify an URL of an audio resource, or the </text:span><text:span text:style-name="Source_20_Text"><text:span text:style-name="T91">setContent</text:span></text:span><text:span text:style-name="T91"> method to specify a dynamically generated audio.</text:span></text:p>
      <text:p text:style-name="Text_20_body_20_indent_20_2"><text:span text:style-name="T91">Depending on the browser and the </text:span><text:span text:style-name="Source_20_Text"><text:span text:style-name="T91">audio</text:span></text:span><text:span text:style-name="T91"> plugin, developers might be able to control the play of an audio by the </text:span><text:span text:style-name="Source_20_Text"><text:span text:style-name="T91">play</text:span></text:span><text:span text:style-name="T91">, </text:span><text:span text:style-name="Source_20_Text"><text:span text:style-name="T91">stop</text:span></text:span><text:span text:style-name="T91"> and </text:span><text:span text:style-name="Source_20_Text"><text:span text:style-name="T91">pause</text:span></text:span><text:span text:style-name="T91"> methods. Currently, Internet Explorer with Media Player is capable of such controls.</text:span></text:p>
      <text:p text:style-name="P60"><draw:frame draw:style-name="fr3"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356"><text:span text:style-name="Source_20_Text"><text:span text:style-name="T86">org.zkoss.zul.Audio</text:span></text:span></text:p>
      <text:h text:style-name="P156" text:outline-level="4">Supported Child Components</text:h>
      <text:p text:style-name="P63">*NONE</text:p>
      <text:h text:style-name="P156" text:outline-level="4">Supported Events</text:h>
      <text:p text:style-name="P368">*NONE</text:p>
      <text:h text:style-name="P213"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125">Property</text:p>
            </table:table-cell>
            <table:table-cell table:style-name="Table39.A1" office:value-type="string">
              <text:p text:style-name="P125">Description</text:p>
            </table:table-cell>
            <table:table-cell table:style-name="Table39.A1" office:value-type="string">
              <text:p text:style-name="P125">Data Type</text:p>
            </table:table-cell>
            <table:table-cell table:style-name="Table39.D1" office:value-type="string">
              <text:p text:style-name="P124">Default Value</text:p>
            </table:table-cell>
          </table:table-row>
        </table:table-header-rows>
        <table:table-row>
          <table:table-cell table:style-name="Table39.A2" office:value-type="string">
            <text:p text:style-name="P86"><text:span text:style-name="Source_20_Text">align</text:span></text:p>
          </table:table-cell>
          <table:table-cell table:style-name="Table39.A2" office:value-type="string">
            <text:p text:style-name="P133">Sets the alignment: <text:span text:style-name="T111">one of top</text:span><text:span text:style-name="Source_20_Text"><text:span text:style-name="T20">, </text:span></text:span></text:p>
            <text:p text:style-name="P133"><text:span text:style-name="Source_20_Text"><text:span text:style-name="T22">Value:</text:span></text:span><text:span text:style-name="Source_20_Text"><text:span text:style-name="T20">texttop, middle, absmiddle, bottom, absbottom, baseline, left, right and center.</text:span></text:span></text:p>
          </table:table-cell>
          <table:table-cell table:style-name="Table39.A2" office:value-type="string">
            <text:p text:style-name="P86"><text:span text:style-name="Source_20_Text">java.lang.String</text:span></text:p>
          </table:table-cell>
          <table:table-cell table:style-name="Table39.D2" office:value-type="string">
            <text:p text:style-name="P130"><text:span text:style-name="Source_20_Text">&lt;null&gt;</text:span></text:p>
          </table:table-cell>
        </table:table-row>
        <table:table-row>
          <table:table-cell table:style-name="Table39.A2" office:value-type="string">
            <text:p text:style-name="P86"><text:span text:style-name="Source_20_Text">aut</text:span><text:span text:style-name="Source_20_Text"><text:span text:style-name="T1">ostart</text:span></text:span></text:p>
          </table:table-cell>
          <table:table-cell table:style-name="Table39.A2" office:value-type="string">
            <text:p text:style-name="P87">Sets whether to auto start playing the <text:span text:style-name="Source_20_Text">audio</text:span>.</text:p>
          </table:table-cell>
          <table:table-cell table:style-name="Table39.A2" office:value-type="string">
            <text:p text:style-name="P86"><text:span text:style-name="Source_20_Text"><text:span text:style-name="T1">boolean</text:span></text:span></text:p>
          </table:table-cell>
          <table:table-cell table:style-name="Table39.D2" office:value-type="string">
            <text:p text:style-name="P132"><text:span text:style-name="Source_20_Text"><text:span text:style-name="T61">false</text:span></text:span></text:p>
          </table:table-cell>
        </table:table-row>
        <table:table-row table:style-name="Table39.4">
          <table:table-cell table:style-name="Table39.A2" office:value-type="string">
            <text:p text:style-name="P86"><text:span text:style-name="Source_20_Text">border</text:span></text:p>
          </table:table-cell>
          <table:table-cell table:style-name="Table39.B4" office:value-type="string">
            <text:p text:style-name="P87">Sets the width of the border.</text:p>
          </table:table-cell>
          <table:table-cell table:style-name="Table39.A2" office:value-type="string">
            <text:p text:style-name="P86"><text:span text:style-name="Source_20_Text">java.lang.Str</text:span><text:span text:style-name="Source_20_Text"><text:span text:style-name="T1">ing</text:span></text:span></text:p>
          </table:table-cell>
          <table:table-cell table:style-name="Table39.D2" office:value-type="string">
            <text:p text:style-name="P128"><text:span text:style-name="Source_20_Text"><text:span text:style-name="T64">&lt;null&gt;</text:span></text:span></text:p>
          </table:table-cell>
        </table:table-row>
        <table:table-row table:style-name="Table39.4">
          <table:table-cell table:style-name="Table39.A2" office:value-type="string">
            <text:p text:style-name="P86"><text:span text:style-name="Source_20_Text">con</text:span><text:span text:style-name="Source_20_Text"><text:span text:style-name="T1">tent</text:span></text:span></text:p>
          </table:table-cell>
          <table:table-cell table:style-name="Table39.B4" office:value-type="string">
            <text:p text:style-name="P133">Sets the content directly.</text:p>
          </table:table-cell>
          <table:table-cell table:style-name="Table39.A2" office:value-type="string">
            <text:p text:style-name="P86"><text:span text:style-name="Source_20_Text">org.zkoss.sound.Audio</text:span></text:p>
          </table:table-cell>
          <table:table-cell table:style-name="Table39.D2" office:value-type="string">
            <text:p text:style-name="P128"><text:span text:style-name="Source_20_Text"><text:span text:style-name="T64">&lt;null&gt;</text:span></text:span></text:p>
          </table:table-cell>
        </table:table-row>
        <table:table-row table:style-name="Table39.4">
          <table:table-cell table:style-name="Table39.A2" office:value-type="string">
            <text:p text:style-name="P86"><text:span text:style-name="Source_20_Text">src</text:span></text:p>
          </table:table-cell>
          <table:table-cell table:style-name="Table39.B4" office:value-type="string">
            <text:p text:style-name="P133">Sets the src.</text:p>
          </table:table-cell>
          <table:table-cell table:style-name="Table39.A2" office:value-type="string">
            <text:p text:style-name="P86"><text:span text:style-name="Source_20_Text">java.lang.Str</text:span><text:span text:style-name="Source_20_Text"><text:span text:style-name="T1">ing</text:span></text:span></text:p>
          </table:table-cell>
          <table:table-cell table:style-name="Table39.D2" office:value-type="string">
            <text:p text:style-name="P128"><text:span text:style-name="Source_20_Text"><text:span text:style-name="T64">&lt;null&gt;</text:span></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3">Value: <text:span text:style-name="T93">false</text:span></text:p>
            <text:p text:style-name="Table_20_Contents"><text:span text:style-name="T4">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1">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125">Inherited From</text:p>
            </table:table-cell>
          </table:table-row>
        </table:table-header-rows>
        <table:table-row>
          <table:table-cell table:style-name="Table41.A2" office:value-type="string">
            <text:p text:style-name="P142"><text:a xlink:type="simple" xlink:href="#XulElement">org.zkoss.zul.impl.XulElement</text:a></text:p>
          </table:table-cell>
        </table:table-row>
        <table:table-row table:style-name="Table41.3">
          <table:table-cell table:style-name="Table41.A2" office:value-type="string">
            <text:p text:style-name="P142"><text:a xlink:type="simple" xlink:href="#HtmlBasedComponent">org.zkoss.zk.ui.HtmlBasedComponent</text:a> </text:p>
          </table:table-cell>
        </table:table-row>
        <table:table-row table:style-name="Table41.3">
          <table:table-cell table:style-name="Table41.A2" office:value-type="string">
            <text:p text:style-name="P142"><text:a xlink:type="simple" xlink:href="#AbstractComponent">org.zkoss.zk.ui.AbstractComponent </text:a></text:p>
          </table:table-cell>
        </table:table-row>
      </table:table>
      <text:h text:style-name="P35" text:outline-level="3"/>
      <text:h text:style-name="Heading_20_3" text:outline-level="3"><text:bookmark-start text:name="Auxhead"/>Auxhead<text:bookmark-end text:name="Auxhead"/></text:h>
      <text:p text:style-name="P48">Used to define a collection of auxiliary headers (<text:span text:style-name="Source_20_Text">Auxheader</text:span>).</text:p>
      <text:p text:style-name="P48"><draw:frame draw:style-name="fr3" draw:name="graphics20" text:anchor-type="paragraph" svg:width="14.949cm" svg:height="2.54cm" draw:z-index="80"><draw:image xlink:href="../images/auxheader.png" xlink:type="simple" xlink:show="embed" xlink:actuate="onLoad" draw:filter-name="&lt;All formats&gt;"/></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text:span text:style-name="T1">&lt;/grid&gt;</text:span></text:p>
      <text:h text:style-name="Heading_20_4" text:outline-level="4"><text:span text:style-name="T41">Class Name</text:span></text:h>
      <text:p text:style-name="P356"><text:span text:style-name="Source_20_Text"><text:span text:style-name="T16">org.zkoss.zul.Auxhead</text:span></text:span></text:p>
      <text:h text:style-name="P155" text:outline-level="4"><text:span text:style-name="T39">Supported Child Components</text:span></text:h>
      <text:p text:style-name="P465"><text:span text:style-name="T49"><text:tab/></text:span><text:span text:style-name="Source_20_Text"><text:span text:style-name="T46"> </text:span></text:span><text:a xlink:type="simple" xlink:href="#Auxheader"><text:span text:style-name="Source_20_Text"><text:span text:style-name="T46">Auxheader</text:span></text:span></text:a></text:p>
      <text:h text:style-name="P257" text:outline-level="4"><text:span text:style-name="T39">Supported Events</text:span></text:h>
      <text:p text:style-name="P462"><text:span text:style-name="T55"><text:tab/> <text:s/>*NONE</text:span></text:p>
      <text:h text:style-name="P256" text:outline-level="4"><text:span text:style-name="T39">Properties</text:span></text:h>
      <text:p text:style-name="P466"><text:span text:style-name="T49"><text:tab/> <text:s/>*NONE</text:span></text:p>
      <text:p text:style-name="Text_20_body_20_indent_20_2"><text:span text:style-name="T39">Methods</text:span></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133"><text:span text:style-name="Source_20_Text"><text:span text:style-name="T72">insertBefore(org.zkoss.zk.ui.Component child, org.zkoss.zk.ui.Component insertBefore)</text:span></text:span></text:p>
          </table:table-cell>
          <table:table-cell table:style-name="Table181.A2" office:value-type="string">
            <text:p text:style-name="P450"/>
          </table:table-cell>
          <table:table-cell table:style-name="Table181.C2" office:value-type="string">
            <text:p text:style-name="P128"><text:span text:style-name="Source_20_Text"><text:span text:style-name="T60">boolean</text:span></text:span></text:p>
          </table:table-cell>
        </table:table-row>
      </table:table>
      <text:h text:style-name="Heading_20_4" text:outline-level="4"><text:span text:style-name="T39">Inherited From </text:span></text:h>
      <table:table table:name="Table182" table:style-name="Table182">
        <table:table-column table:style-name="Table182.A"/>
        <table:table-header-rows>
          <table:table-row>
            <table:table-cell table:style-name="Table182.A1" office:value-type="string">
              <text:p text:style-name="P125">Inherited From</text:p>
            </table:table-cell>
          </table:table-row>
        </table:table-header-rows>
        <table:table-row>
          <table:table-cell table:style-name="Table182.A2" office:value-type="string">
            <text:p text:style-name="P142"><text:a xlink:type="simple" xlink:href="#XulElement"><text:span text:style-name="Source_20_Text"><text:span text:style-name="T95">org.zkoss.zul.impl.XulElement</text:span></text:span></text:a></text:p>
          </table:table-cell>
        </table:table-row>
        <table:table-row table:style-name="Table182.3">
          <table:table-cell table:style-name="Table182.A2" office:value-type="string">
            <text:p text:style-name="P142"><text:a xlink:type="simple" xlink:href="#HtmlBasedComponent"><text:span text:style-name="Source_20_Text"><text:span text:style-name="T95">org.zkoss.zk.ui.HtmlBasedComponent</text:span></text:span></text:a></text:p>
          </table:table-cell>
        </table:table-row>
        <table:table-row table:style-name="Table182.3">
          <table:table-cell table:style-name="Table182.A2" office:value-type="string">
            <text:p text:style-name="P142"><text:a xlink:type="simple" xlink:href="#AbstractComponent"><text:span text:style-name="Source_20_Text"><text:span text:style-name="T95">org.zkoss.zk.ui.AbstractComponent </text:span></text:span></text:a></text:p>
          </table:table-cell>
        </table:table-row>
      </table:table>
      <text:p text:style-name="Standard"/>
      <text:h text:style-name="P210" text:outline-level="3"/>
      <text:h text:style-name="Heading_20_3" text:outline-level="3"><text:bookmark-start text:name="Auxheader"/>Auxheader<text:bookmark-end text:name="Auxheader"/></text:h>
      <text:p text:style-name="Text_20_body_20_indent">An auxiliary header.</text:p>
      <text:p text:style-name="P48"><draw:frame draw:style-name="fr3" draw:name="graphics21" text:anchor-type="paragraph" svg:width="14.949cm" svg:height="2.54cm" draw:z-index="81"><draw:image xlink:href="../images/auxheader.png" xlink:type="simple" xlink:show="embed" xlink:actuate="onLoad" draw:filter-name="&lt;All formats&gt;"/></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text:span text:style-name="T1">&lt;/grid&gt;</text:span></text:p>
      <text:h text:style-name="Heading_20_4" text:outline-level="4"><text:span text:style-name="T41">Class Name</text:span></text:h>
      <text:p text:style-name="P356"><text:span text:style-name="Source_20_Text"><text:span text:style-name="T16">org.zkoss.zul.Auxheader</text:span></text:span></text:p>
      <text:h text:style-name="P155" text:outline-level="4"><text:span text:style-name="T39">Supported Child Components</text:span></text:h>
      <text:p text:style-name="P462"><text:span text:style-name="T57"><text:tab/></text:span><text:span text:style-name="Source_20_Text"><text:span text:style-name="T58"> <text:s/>*NONE</text:span></text:span></text:p>
      <text:h text:style-name="P257" text:outline-level="4"><text:span text:style-name="T39">Supported Events</text:span></text:h>
      <text:p text:style-name="P462"><text:span text:style-name="T55"><text:tab/> <text:s/>*NONE</text:span></text:p>
      <text:h text:style-name="P256" text:outline-level="4"><text:span text:style-name="T39">Properties</text:span><text:span text:style-name="T57"><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125">Property</text:p>
            </table:table-cell>
            <table:table-cell table:style-name="Table336.A1" office:value-type="string">
              <text:p text:style-name="P125">Description</text:p>
            </table:table-cell>
            <table:table-cell table:style-name="Table336.C1" office:value-type="string">
              <text:p text:style-name="P125">Data Type</text:p>
            </table:table-cell>
          </table:table-row>
        </table:table-header-rows>
        <table:table-row>
          <table:table-cell table:style-name="Table336.A2" office:value-type="string">
            <text:p text:style-name="P86"><text:span text:style-name="Source_20_Text">colspan</text:span></text:p>
          </table:table-cell>
          <table:table-cell table:style-name="Table336.A2" office:value-type="string">
            <text:p text:style-name="P451"><text:span text:style-name="T40">Sets the number of columns to span this header.</text:span></text:p>
          </table:table-cell>
          <table:table-cell table:style-name="Table336.C2" office:value-type="string">
            <text:p text:style-name="P86"><text:span text:style-name="Source_20_Text">int</text:span></text:p>
          </table:table-cell>
        </table:table-row>
        <table:table-row>
          <table:table-cell table:style-name="Table336.A2" office:value-type="string">
            <text:p text:style-name="P128"><text:span text:style-name="Source_20_Text"><text:span text:style-name="T20">rowspan</text:span></text:span></text:p>
          </table:table-cell>
          <table:table-cell table:style-name="Table336.A2" office:value-type="string">
            <text:p text:style-name="P451"><text:span text:style-name="T40">Sets the number of rows to span this header.</text:span></text:p>
          </table:table-cell>
          <table:table-cell table:style-name="Table336.C2" office:value-type="string">
            <text:p text:style-name="P128"><text:span text:style-name="Source_20_Text"><text:span text:style-name="T20">int</text:span></text:span></text:p>
          </table:table-cell>
        </table:table-row>
      </table:table>
      <text:p text:style-name="Text_20_body_20_indent_20_2"><text:span text:style-name="T39"/></text:p>
      <text:p text:style-name="Text_20_body_20_indent_20_2"><text:span text:style-name="T39">Methods</text:span></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457"><text:span text:style-name="T40">getOuterAttrs()</text:span></text:p>
          </table:table-cell>
          <table:table-cell table:style-name="Table337.A2" office:value-type="string">
            <text:p text:style-name="P450"/>
          </table:table-cell>
          <table:table-cell table:style-name="Table337.C2" office:value-type="string">
            <text:p text:style-name="P128"><text:span text:style-name="Source_20_Text"><text:span text:style-name="T20">java.lang.String</text:span></text:span></text:p>
          </table:table-cell>
        </table:table-row>
        <table:table-row table:style-name="Table337.2">
          <table:table-cell table:style-name="Table337.A2" office:value-type="string">
            <text:p text:style-name="P458">setParent(org.zkoss.zk.ui.Component parent)</text:p>
          </table:table-cell>
          <table:table-cell table:style-name="Table337.A2" office:value-type="string">
            <text:p text:style-name="P450"/>
          </table:table-cell>
          <table:table-cell table:style-name="Table337.C2" office:value-type="string">
            <text:p text:style-name="P128"/>
          </table:table-cell>
        </table:table-row>
      </table:table>
      <text:h text:style-name="Heading_20_4" text:outline-level="4"><text:span text:style-name="T39">Inherited From </text:span></text:h>
      <table:table table:name="Table338" table:style-name="Table338">
        <table:table-column table:style-name="Table338.A"/>
        <table:table-header-rows>
          <table:table-row>
            <table:table-cell table:style-name="Table338.A1" office:value-type="string">
              <text:p text:style-name="P125">Inherited From</text:p>
            </table:table-cell>
          </table:table-row>
        </table:table-header-rows>
        <table:table-row>
          <table:table-cell table:style-name="Table338.A2" office:value-type="string">
            <text:p text:style-name="P142"><text:a xlink:type="simple" xlink:href="#HeaderElement"><text:span text:style-name="Source_20_Text">org.zkoss.zul.impl.HeaderElement</text:span></text:a></text:p>
          </table:table-cell>
        </table:table-row>
        <table:table-row>
          <table:table-cell table:style-name="Table338.A2" office:value-type="string">
            <text:p text:style-name="P142"><text:a xlink:type="simple" xlink:href="#LabelImageElement"><text:span text:style-name="Source_20_Text">org.zkoss.zul.impl.LabelImageElement</text:span></text:a></text:p>
          </table:table-cell>
        </table:table-row>
        <table:table-row>
          <table:table-cell table:style-name="Table338.A2" office:value-type="string">
            <text:p text:style-name="P142"><text:a xlink:type="simple" xlink:href="#LabelElement"><text:span text:style-name="Source_20_Text">org.zkoss.zul.impl.LabelElement</text:span></text:a></text:p>
          </table:table-cell>
        </table:table-row>
        <table:table-row>
          <table:table-cell table:style-name="Table338.A2" office:value-type="string">
            <text:p text:style-name="P142"><text:a xlink:type="simple" xlink:href="#XulElement"><text:span text:style-name="Source_20_Text">org.zkoss.zul.impl.XulElement</text:span></text:a></text:p>
          </table:table-cell>
        </table:table-row>
        <table:table-row table:style-name="Table338.6">
          <table:table-cell table:style-name="Table338.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142"><text:a xlink:type="simple" xlink:href="#AbstractComponent"><text:span text:style-name="Source_20_Text">org.zkoss.zk.ui.AbstractComponent </text:span></text:a></text:p>
          </table:table-cell>
        </table:table-row>
      </table:table>
      <text:p text:style-name="P186"><text:span text:style-name="T39"/></text:p>
      <text:p text:style-name="P195"/>
      <text:h text:style-name="Heading_20_3" text:outline-level="3"><text:bookmark-start text:name="Bandbox"/>Bandbox<text:bookmark-end text:name="Bandbox"/></text:h>
      <text:p text:style-name="Text_20_body_20_indent">A <text:span text:style-name="Source_20_Text">band</text:span><text:span text:style-name="Source_20_Text"><text:span text:style-name="T1">box</text:span></text:span><text:span text:style-name="T1"> is a special text box that embeds a customizable popup window (aka., a dropdown window). Like comboboxes, a </text:span><text:span text:style-name="Source_20_Text"><text:span text:style-name="T1">bandbox</text:span></text:span><text:span text:style-name="T1"> consists of an input box and a popup window. The popup window is opened automatically, when users presses </text:span><text:span text:style-name="T8">Alt+DOWN</text:span><text:span text:style-name="T1"> or clicks the </text:span><text:span text:style-name="T1"><draw:frame draw:style-name="fr6" draw:name="graphics45" text:anchor-type="as-char" svg:y="-0.309cm" svg:width="0.445cm" svg:height="0.466cm" draw:z-index="70"><draw:image xlink:href="../images/bandbox-1.png" xlink:type="simple" xlink:show="embed" xlink:actuate="onLoad" draw:filter-name="&lt;All formats&gt;"/></draw:frame></text:span><text:span text:style-name="T1">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71"><draw:image xlink:href="../images/bandbox-2.png" xlink:type="simple" xlink:show="embed" xlink:actuate="onLoad" draw:filter-name="&lt;All formats&gt;"/></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277" text:outline-level="4">Class Name</text:h>
      <text:p text:style-name="P356"><text:span text:style-name="Source_20_Text"><text:span text:style-name="T16">org.zkoss.zul.Bandbox</text:span></text:span></text:p>
      <text:h text:style-name="P156" text:outline-level="4">Supported Child Components</text:h>
      <text:p text:style-name="Text_20_body_20_indent_20_2"><text:a xlink:type="simple" xlink:href="#Bandpopup">Bandpopup</text:a></text:p>
      <text:h text:style-name="P156" text:outline-level="4">Supported Events</text:h>
      <text:p text:style-name="P168"><text:tab/> </text:p>
      <table:table table:name="Table94" table:style-name="Table94">
        <table:table-column table:style-name="Table94.A"/>
        <table:table-column table:style-name="Table94.B"/>
        <table:table-header-rows>
          <table:table-row>
            <table:table-cell table:style-name="Table94.A1" office:value-type="string">
              <text:p text:style-name="P125">Name</text:p>
            </table:table-cell>
            <table:table-cell table:style-name="Table94.B1" office:value-type="string">
              <text:p text:style-name="P125">Event Type</text:p>
            </table:table-cell>
          </table:table-row>
        </table:table-header-rows>
        <table:table-row>
          <table:table-cell table:style-name="Table94.A2" office:value-type="string">
            <text:p text:style-name="P287"><text:span text:style-name="Source_20_Text"><text:span text:style-name="T7">onOpen</text:span></text:span></text:p>
          </table:table-cell>
          <table:table-cell table:style-name="Table94.B2" office:value-type="string">
            <text:p text:style-name="Table_20_Contents"><text:span text:style-name="T4">Event:</text:span> <text:a xlink:type="simple" xlink:href="#OpenEvent"><text:span text:style-name="Source_20_Text">org.zkoss.zk.ui.event.OpenEvent</text:span></text:a></text:p>
            <text:p text:style-name="P461"><text:span text:style-name="Source_20_Text"><text:span text:style-name="T126">Denotes user has opened or closed a component. Note: unlike onClose, this event is only a notification. The client sends this event after opening or closing the component.</text:span></text:span></text:p>
          </table:table-cell>
        </table:table-row>
      </table:table>
      <text:h text:style-name="P256" text:outline-level="4"><text:span text:style-name="T39">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125">Property</text:p>
            </table:table-cell>
            <table:table-cell table:style-name="Table93.A1" office:value-type="string">
              <text:p text:style-name="P125">Description</text:p>
            </table:table-cell>
            <table:table-cell table:style-name="Table93.A1" office:value-type="string">
              <text:p text:style-name="P125">Data Type</text:p>
            </table:table-cell>
            <table:table-cell table:style-name="Table93.D1" office:value-type="string">
              <text:p text:style-name="P124">Default Value</text:p>
            </table:table-cell>
          </table:table-row>
        </table:table-header-rows>
        <table:table-row>
          <table:table-cell table:style-name="Table93.A2" office:value-type="string">
            <text:p text:style-name="P86"><text:span text:style-name="Source_20_Text">autodrop</text:span></text:p>
          </table:table-cell>
          <table:table-cell table:style-name="Table93.A2" office:value-type="string">
            <text:p text:style-name="P459">Sets whether to automatically drop the list if users is changing this text box.</text:p>
          </table:table-cell>
          <table:table-cell table:style-name="Table93.A2" office:value-type="string">
            <text:p text:style-name="Standard"><text:span text:style-name="Source_20_Text"><text:span text:style-name="T60">boolean</text:span></text:span></text:p>
          </table:table-cell>
          <table:table-cell table:style-name="Table93.D2" office:value-type="string">
            <text:p text:style-name="P128"><text:span text:style-name="Source_20_Text"><text:span text:style-name="T61">false</text:span></text:span></text:p>
          </table:table-cell>
        </table:table-row>
        <table:table-row>
          <table:table-cell table:style-name="Table93.A2" office:value-type="string">
            <text:p text:style-name="P86"><text:span text:style-name="Source_20_Text"><text:span text:style-name="T1">buttonVisible</text:span></text:span></text:p>
          </table:table-cell>
          <table:table-cell table:style-name="Table93.A2" office:value-type="string">
            <text:p text:style-name="P461"><text:span text:style-name="Source_20_Text"><text:span text:style-name="T79">Sets whether the button (on the right of the textbox) is visible. </text:span></text:span></text:p>
          </table:table-cell>
          <table:table-cell table:style-name="Table93.A2" office:value-type="string">
            <text:p text:style-name="Standard"><text:span text:style-name="Source_20_Text"><text:span text:style-name="T60">boolean</text:span></text:span></text:p>
          </table:table-cell>
          <table:table-cell table:style-name="Table93.D2" office:value-type="string">
            <text:p text:style-name="P86"><text:span text:style-name="Source_20_Text"><text:span text:style-name="T60">true</text:span></text:span></text:p>
          </table:table-cell>
        </table:table-row>
        <table:table-row>
          <table:table-cell table:style-name="Table93.A2" office:value-type="string">
            <text:p text:style-name="P86"><text:span text:style-name="Source_20_Text">image</text:span></text:p>
          </table:table-cell>
          <table:table-cell table:style-name="Table93.A2" office:value-type="string">
            <text:p text:style-name="P46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86"><text:span text:style-name="Source_20_Text">"~./zul/img/bandbtn.gif". </text:span></text:p>
          </table:table-cell>
        </table:table-row>
        <table:table-row>
          <table:table-cell table:style-name="Table93.A2" office:value-type="string">
            <text:p text:style-name="P86"><text:span text:style-name="Source_20_Text">multiline</text:span></text:p>
          </table:table-cell>
          <table:table-cell table:style-name="Table93.A2" office:value-type="string">
            <text:p text:style-name="P461">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86"><text:span text:style-name="Source_20_Text">false</text:span></text:p>
          </table:table-cell>
        </table:table-row>
        <table:table-row>
          <table:table-cell table:style-name="Table93.A2" office:value-type="string">
            <text:p text:style-name="P86"><text:span text:style-name="Source_20_Text">rows</text:span></text:p>
          </table:table-cell>
          <table:table-cell table:style-name="Table93.A2" office:value-type="string">
            <text:p text:style-name="P461">Sets the rows. </text:p>
          </table:table-cell>
          <table:table-cell table:style-name="Table93.A2" office:value-type="string">
            <text:p text:style-name="Standard"><text:span text:style-name="Source_20_Text">int</text:span></text:p>
          </table:table-cell>
          <table:table-cell table:style-name="Table93.D2" office:value-type="string">
            <text:p text:style-name="P86"><text:span text:style-name="Source_20_Text">1</text:span></text:p>
          </table:table-cell>
        </table:table-row>
      </table:table>
      <text:h text:style-name="P15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463"><text:span text:style-name="Source_20_Text">clone()</text:span></text:p>
          </table:table-cell>
          <table:table-cell table:style-name="Table91.A2" office:value-type="string">
            <text:p text:style-name="Table_20_Contents"/>
          </table:table-cell>
          <table:table-cell table:style-name="Table91.C2" office:value-type="string">
            <text:p text:style-name="P463"><text:span text:style-name="Source_20_Text"><text:span text:style-name="T1">java.lang.Object</text:span></text:span></text:p>
          </table:table-cell>
        </table:table-row>
        <table:table-row>
          <table:table-cell table:style-name="Table91.A2" office:value-type="string">
            <text:p text:style-name="P459"><text:span text:style-name="Source_20_Text">closeDropdown()</text:span></text:p>
          </table:table-cell>
          <table:table-cell table:style-name="Table91.A2" office:value-type="string">
            <text:p text:style-name="P463">Closes the popup (getDropdown()).</text:p>
          </table:table-cell>
          <table:table-cell table:style-name="Table91.C2" office:value-type="string">
            <text:p text:style-name="P459"><text:span text:style-name="Source_20_Text">void</text:span></text:p>
          </table:table-cell>
        </table:table-row>
        <table:table-row>
          <table:table-cell table:style-name="Table91.A2" office:value-type="string">
            <text:p text:style-name="P459"><text:span text:style-name="Source_20_Text">getDropdown()</text:span></text:p>
          </table:table-cell>
          <table:table-cell table:style-name="Table91.A2" office:value-type="string">
            <text:p text:style-name="P463">Returns the dropdown window belonging to this band box.</text:p>
          </table:table-cell>
          <table:table-cell table:style-name="Table91.C2" office:value-type="string">
            <text:p text:style-name="P459"><text:span text:style-name="Source_20_Text">org.zkoss.zul.Bandpopup</text:span></text:p>
          </table:table-cell>
        </table:table-row>
        <table:table-row>
          <table:table-cell table:style-name="Table91.A2" office:value-type="string">
            <text:p text:style-name="P459"><text:span text:style-name="Source_20_Text">getInnerAttrs()</text:span></text:p>
          </table:table-cell>
          <table:table-cell table:style-name="Table91.A2" office:value-type="string">
            <text:p text:style-name="P463">Generates the Client-Side-Action attributes to the interior tag.</text:p>
          </table:table-cell>
          <table:table-cell table:style-name="Table91.C2" office:value-type="string">
            <text:p text:style-name="P459"><text:span text:style-name="Source_20_Text">java.lang.String</text:span></text:p>
          </table:table-cell>
        </table:table-row>
        <table:table-row>
          <table:table-cell table:style-name="Table91.A2" office:value-type="string">
            <text:p text:style-name="P459"><text:span text:style-name="Source_20_Text">getOuterAttrs()</text:span></text:p>
          </table:table-cell>
          <table:table-cell table:style-name="Table91.A2" office:value-type="string">
            <text:p text:style-name="P461"><text:span text:style-name="T129">Returns </text:span><text:span text:style-name="Source_20_Text"><text:span text:style-name="T129">west</text:span></text:span><text:span text:style-name="T129"> componennt</text:span></text:p>
          </table:table-cell>
          <table:table-cell table:style-name="Table91.C2" office:value-type="string">
            <text:p text:style-name="P459"><text:span text:style-name="Source_20_Text">java.lang.String</text:span></text:p>
          </table:table-cell>
        </table:table-row>
        <table:table-row>
          <table:table-cell table:style-name="Table91.A2" office:value-type="string">
            <text:p text:style-name="P459"><text:span text:style-name="Source_20_Text">getRealStyleFlags()</text:span></text:p>
          </table:table-cell>
          <table:table-cell table:style-name="Table91.A2" office:value-type="string">
            <text:p text:style-name="P463">Returns RS_NO_WIDTH|RS_NO_HEIGHT.</text:p>
          </table:table-cell>
          <table:table-cell table:style-name="Table91.C2" office:value-type="string">
            <text:p text:style-name="P87"><text:span text:style-name="Source_20_Text"/></text:p>
          </table:table-cell>
        </table:table-row>
        <table:table-row>
          <table:table-cell table:style-name="Table91.A2" office:value-type="string">
            <text:p text:style-name="P459"><text:span text:style-name="Source_20_Text">insertBefore(org.zkoss.zk.ui.Component newChild, org.zkoss.zk.ui.Component refChild)</text:span></text:p>
          </table:table-cell>
          <table:table-cell table:style-name="Table91.A2" office:value-type="string">
            <text:p text:style-name="P463"/>
          </table:table-cell>
          <table:table-cell table:style-name="Table91.C2" office:value-type="string">
            <text:p text:style-name="P87"><text:span text:style-name="Source_20_Text">boolean</text:span></text:p>
          </table:table-cell>
        </table:table-row>
      </table:table>
      <text:p text:style-name="P123"><text:span text:style-name="T39">Inherited From </text:span></text:p>
      <table:table table:name="Table92" table:style-name="Table92">
        <table:table-column table:style-name="Table92.A"/>
        <table:table-header-rows>
          <table:table-row>
            <table:table-cell table:style-name="Table92.A1" office:value-type="string">
              <text:p text:style-name="P125">Inherited From</text:p>
            </table:table-cell>
          </table:table-row>
        </table:table-header-rows>
        <table:table-row>
          <table:table-cell table:style-name="Table92.A2" office:value-type="string">
            <text:p text:style-name="P142"><text:a xlink:type="simple" xlink:href="#InputElement"><text:span text:style-name="Source_20_Text">org.zkoss.zul.InputElement</text:span></text:a></text:p>
          </table:table-cell>
        </table:table-row>
        <table:table-row>
          <table:table-cell table:style-name="Table92.A2" office:value-type="string">
            <text:p text:style-name="P142"><text:a xlink:type="simple" xlink:href="#XulElement"><text:span text:style-name="Source_20_Text">org.zkoss.zul.imp.XulElement</text:span></text:a></text:p>
          </table:table-cell>
        </table:table-row>
        <table:table-row table:style-name="Table92.4">
          <table:table-cell table:style-name="Table92.A2" office:value-type="string">
            <text:p text:style-name="P142"><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142"><text:a xlink:type="simple" xlink:href="#AbstractComponent"><text:span text:style-name="Source_20_Text">org.zkoss.zk.ui.AbstractComponent </text:span></text:a></text:p>
          </table:table-cell>
        </table:table-row>
      </table:table>
      <text:h text:style-name="Heading_20_3" text:outline-level="3"/>
      <text:h text:style-name="P35" text:outline-level="3"/>
      <text:h text:style-name="Heading_20_3" text:outline-level="3"><text:bookmark-start text:name="Bandpopup"/>Bandpopup</text:h>
      <text:p text:style-name="Text_20_body_20_indent"><text:span text:style-name="T1">The popup that belongs to a </text:span><text:span text:style-name="Source_20_Text"><text:span text:style-name="T1">Bandbox</text:span></text:span><text:span text:style-name="T1"> instance.</text:span></text:p>
      <text:p text:style-name="Text_20_body_20_indent"><text:span text:style-name="T1">Developer usually listen to the </text:span><text:span text:style-name="Source_20_Text"><text:span text:style-name="T1">onOpen</text:span></text:span><text:span text:style-name="T1"> event that is sent to </text:span><text:span text:style-name="Source_20_Text"><text:span text:style-name="T1">Bandbox</text:span></text:span><text:span text:style-name="T1"> and then creates proper components as children of this component. </text:span></text:p>
      <text:p text:style-name="Code"><draw:frame draw:style-name="fr7" draw:name="graphics6" text:anchor-type="paragraph" svg:x="12.381cm" svg:y="3.466cm" svg:width="4.911cm" svg:height="3.006cm" draw:z-index="72"><draw:image xlink:href="../images/bandbox-2.png" xlink:type="simple" xlink:show="embed" xlink:actuate="onLoad" draw:filter-name="&lt;All formats&gt;"/></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277" text:outline-level="4">Class Name</text:h>
      <text:p text:style-name="P356"><text:span text:style-name="Source_20_Text"><text:span text:style-name="T16">org.zkoss.zul.Bandpopup</text:span></text:span></text:p>
      <text:h text:style-name="P156" text:outline-level="4">Supported Child Components</text:h>
      <text:p text:style-name="Text_20_body_20_indent_20_2"><text:a xlink:type="simple" xlink:href="#Bandpopup">*NONE</text:a></text:p>
      <text:h text:style-name="P156" text:outline-level="4">Supported Events</text:h>
      <text:p text:style-name="P462"><text:span text:style-name="T55"><text:tab/> <text:s/>*NONE</text:span></text:p>
      <text:h text:style-name="P256" text:outline-level="4"><text:span text:style-name="T39">Properties</text:span></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125">Property</text:p>
            </table:table-cell>
            <table:table-cell table:style-name="Table319.A1" office:value-type="string">
              <text:p text:style-name="P125">Description</text:p>
            </table:table-cell>
            <table:table-cell table:style-name="Table319.A1" office:value-type="string">
              <text:p text:style-name="P125">Data Type</text:p>
            </table:table-cell>
            <table:table-cell table:style-name="Table319.D1" office:value-type="string">
              <text:p text:style-name="P124">Default Value</text:p>
            </table:table-cell>
          </table:table-row>
        </table:table-header-rows>
        <table:table-row>
          <table:table-cell table:style-name="Table319.A2" office:value-type="string">
            <text:p text:style-name="P86"><text:span text:style-name="Source_20_Text"><text:span text:style-name="T60">visible</text:span></text:span></text:p>
          </table:table-cell>
          <table:table-cell table:style-name="Table319.A2" office:value-type="string">
            <text:p text:style-name="P129">Sets whether this component is visible.</text:p>
          </table:table-cell>
          <table:table-cell table:style-name="Table319.A2" office:value-type="string">
            <text:p text:style-name="P86"><text:span text:style-name="Source_20_Text"><text:span text:style-name="T60">boolean</text:span></text:span></text:p>
          </table:table-cell>
          <table:table-cell table:style-name="Table319.D2" office:value-type="string">
            <text:p text:style-name="P90"><text:span text:style-name="Source_20_Text">true</text:span></text:p>
          </table:table-cell>
        </table:table-row>
      </table:table>
      <text:p text:style-name="P443">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46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463"><text:span text:style-name="Source_20_Text"><text:span text:style-name="T1">void</text:span></text:span></text:p>
          </table:table-cell>
        </table:table-row>
      </table:table>
      <text:p text:style-name="P123"><text:span text:style-name="T39">Inherited From </text:span></text:p>
      <table:table table:name="Table322" table:style-name="Table322">
        <table:table-column table:style-name="Table322.A"/>
        <table:table-header-rows>
          <table:table-row>
            <table:table-cell table:style-name="Table322.A1" office:value-type="string">
              <text:p text:style-name="P125">Inherited From</text:p>
            </table:table-cell>
          </table:table-row>
        </table:table-header-rows>
        <table:table-row>
          <table:table-cell table:style-name="Table322.A2" office:value-type="string">
            <text:p text:style-name="P142"><text:a xlink:type="simple" xlink:href="#InputElement"><text:span text:style-name="Source_20_Text">org.zkoss.zul.InputElement</text:span></text:a></text:p>
          </table:table-cell>
        </table:table-row>
        <table:table-row>
          <table:table-cell table:style-name="Table322.A2" office:value-type="string">
            <text:p text:style-name="P142"><text:a xlink:type="simple" xlink:href="#XulElement"><text:span text:style-name="Source_20_Text">org.zkoss.zul.imp.XulElement</text:span></text:a></text:p>
          </table:table-cell>
        </table:table-row>
        <table:table-row table:style-name="Table322.4">
          <table:table-cell table:style-name="Table322.A2" office:value-type="string">
            <text:p text:style-name="P142"><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142"><text:a xlink:type="simple" xlink:href="#AbstractComponent"><text:span text:style-name="Source_20_Text">org.zkoss.zk.ui.AbstractComponent </text:span></text:a></text:p>
          </table:table-cell>
        </table:table-row>
      </table:table>
      <text:h text:style-name="Heading_20_3" text:outline-level="3"><text:bookmark-start text:name="Calendar"/>Calendar<text:bookmark-end text:name="Calendar"/></text:h>
      <text:p text:style-name="Text_20_body_20_indent">A calendar dis<text:span text:style-name="T1">plays a 'flat' calendar and allows user to select a day from it.</text:span></text:p>
      <text:p text:style-name="Text_20_body_20_indent"><draw:frame draw:style-name="fr8" draw:name="graphics50" text:anchor-type="paragraph" svg:x="1.004cm" svg:y="0.353cm" svg:width="6.459cm" svg:height="3.129cm" draw:z-index="73"><draw:image xlink:href="../images/calendar.png" xlink:type="simple" xlink:show="embed" xlink:actuate="onLoad" draw:filter-name="&lt;All formats&gt;"/></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Heading_20_4" text:outline-level="4"><text:span text:style-name="T41">Class Name</text:span></text:h>
      <text:p text:style-name="P356"><text:span text:style-name="Source_20_Text"><text:span text:style-name="T16">org.zkoss.zul.Calendar</text:span></text:span></text:p>
      <text:h text:style-name="P156" text:outline-level="4">Supported Child Components</text:h>
      <text:p text:style-name="Text_20_body_20_indent_20_2"><text:a xlink:type="simple" xlink:href="#Bandpopup">*NONE</text:a></text:p>
      <text:h text:style-name="P156" text:outline-level="4">Supported Events</text:h>
      <text:p text:style-name="P462"><text:span text:style-name="T55"><text:tab/> <text:s/>*NONE</text:span></text:p>
      <text:h text:style-name="P256" text:outline-level="4"><text:span text:style-name="T39">Properties</text:span></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125">Property</text:p>
            </table:table-cell>
            <table:table-cell table:style-name="Table320.A1" office:value-type="string">
              <text:p text:style-name="P125">Description</text:p>
            </table:table-cell>
            <table:table-cell table:style-name="Table320.A1" office:value-type="string">
              <text:p text:style-name="P125">Data Type</text:p>
            </table:table-cell>
            <table:table-cell table:style-name="Table320.D1" office:value-type="string">
              <text:p text:style-name="P124">Default Value</text:p>
            </table:table-cell>
          </table:table-row>
        </table:table-header-rows>
        <table:table-row>
          <table:table-cell table:style-name="Table320.A2" office:value-type="string">
            <text:p text:style-name="P86"><text:span text:style-name="Source_20_Text"><text:span text:style-name="T60">compact</text:span></text:span></text:p>
          </table:table-cell>
          <table:table-cell table:style-name="Table320.A2" office:value-type="string">
            <text:p text:style-name="P289">Sets whether to use a compact layout.</text:p>
          </table:table-cell>
          <table:table-cell table:style-name="Table320.A2" office:value-type="string">
            <text:p text:style-name="P86"><text:span text:style-name="Source_20_Text"><text:span text:style-name="T60">boolean</text:span></text:span></text:p>
          </table:table-cell>
          <table:table-cell table:style-name="Table320.D2" office:value-type="string">
            <text:p text:style-name="P90"><text:span text:style-name="Source_20_Text">true</text:span></text:p>
          </table:table-cell>
        </table:table-row>
        <table:table-row>
          <table:table-cell table:style-name="Table320.A2" office:value-type="string">
            <text:p text:style-name="P86"><text:span text:style-name="Source_20_Text">name</text:span></text:p>
          </table:table-cell>
          <table:table-cell table:style-name="Table320.A2" office:value-type="string">
            <text:p text:style-name="P289">Sets the name of this component.</text:p>
          </table:table-cell>
          <table:table-cell table:style-name="Table320.A2" office:value-type="string">
            <text:p text:style-name="P460"><text:span text:style-name="Source_20_Text">java.lang.String</text:span></text:p>
          </table:table-cell>
          <table:table-cell table:style-name="Table320.D2" office:value-type="string">
            <text:p text:style-name="P90"><text:span text:style-name="Source_20_Text">null</text:span></text:p>
          </table:table-cell>
        </table:table-row>
        <table:table-row>
          <table:table-cell table:style-name="Table320.A2" office:value-type="string">
            <text:p text:style-name="P86"><text:span text:style-name="Source_20_Text">timeZone</text:span></text:p>
          </table:table-cell>
          <table:table-cell table:style-name="Table320.A2" office:value-type="string">
            <text:p text:style-name="P289">Sets the time zone that this date box belongs to, or null if the default time zone is used.</text:p>
          </table:table-cell>
          <table:table-cell table:style-name="Table320.A2" office:value-type="string">
            <text:p text:style-name="P460"><text:span text:style-name="Source_20_Text">java.util.TimeZone</text:span></text:p>
          </table:table-cell>
          <table:table-cell table:style-name="Table320.D2" office:value-type="string">
            <text:p text:style-name="P16"><text:span text:style-name="Source_20_Text"><text:span text:style-name="T83">D</text:span></text:span><text:span text:style-name="Source_20_Text"><text:span text:style-name="T83">etermined by</text:span></text:span><text:span text:style-name="Source_20_Text"> TimeZones.getCurrent() </text:span></text:p>
          </table:table-cell>
        </table:table-row>
        <table:table-row>
          <table:table-cell table:style-name="Table320.A2" office:value-type="string">
            <text:p text:style-name="P86"><text:span text:style-name="Source_20_Text">value</text:span></text:p>
          </table:table-cell>
          <table:table-cell table:style-name="Table320.A2" office:value-type="string">
            <text:p text:style-name="P289">Assigns a value to this component.</text:p>
          </table:table-cell>
          <table:table-cell table:style-name="Table320.A2" office:value-type="string">
            <text:p text:style-name="P460"><text:span text:style-name="Source_20_Text">java.util.Date</text:span></text:p>
          </table:table-cell>
          <table:table-cell table:style-name="Table320.D2" office:value-type="string">
            <text:p text:style-name="P90"><text:span text:style-name="Source_20_Text">today </text:span></text:p>
          </table:table-cell>
        </table:table-row>
        <table:table-row>
          <table:table-cell table:style-name="Table320.A2" office:value-type="string">
            <text:p text:style-name="P86"><text:span text:style-name="Source_20_Text"><text:span text:style-name="T60">visible</text:span></text:span></text:p>
          </table:table-cell>
          <table:table-cell table:style-name="Table320.A2" office:value-type="string">
            <text:p text:style-name="P289">Sets whether this component is visible.</text:p>
          </table:table-cell>
          <table:table-cell table:style-name="Table320.A2" office:value-type="string">
            <text:p text:style-name="P86"><text:span text:style-name="Source_20_Text"><text:span text:style-name="T60">boolean</text:span></text:span></text:p>
          </table:table-cell>
          <table:table-cell table:style-name="Table320.D2" office:value-type="string">
            <text:p text:style-name="P90"><text:span text:style-name="Source_20_Text">true</text:span></text:p>
          </table:table-cell>
        </table:table-row>
      </table:table>
      <text:h text:style-name="Heading_20_4" text:outline-level="4"><text:span text:style-name="T39">Methods</text:span></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441"><text:span text:style-name="Source_20_Text"><text:span text:style-name="T103">getOuterAttrs() </text:span></text:span></text:p>
          </table:table-cell>
          <table:table-cell table:style-name="Table323.A2" office:value-type="string">
            <text:p text:style-name="Table_20_Contents"/>
          </table:table-cell>
          <table:table-cell table:style-name="Table323.C2" office:value-type="string">
            <text:p text:style-name="P464"><text:span text:style-name="Source_20_Text"><text:span text:style-name="T104">java.lang.String </text:span></text:span></text:p>
          </table:table-cell>
        </table:table-row>
      </table:table>
      <text:h text:style-name="Heading_20_4" text:outline-level="4"><text:span text:style-name="T39">Inherited From </text:span></text:h>
      <table:table table:name="Table324" table:style-name="Table324">
        <table:table-column table:style-name="Table324.A"/>
        <table:table-header-rows>
          <table:table-row>
            <table:table-cell table:style-name="Table324.A1" office:value-type="string">
              <text:p text:style-name="P125">Inherited From</text:p>
            </table:table-cell>
          </table:table-row>
        </table:table-header-rows>
        <table:table-row>
          <table:table-cell table:style-name="Table324.A2" office:value-type="string">
            <text:p text:style-name="P142"><text:a xlink:type="simple" xlink:href="#XulElement"><text:span text:style-name="Source_20_Text">org.zkoss.zul.imp.XulElement</text:span></text:a></text:p>
          </table:table-cell>
        </table:table-row>
        <table:table-row table:style-name="Table324.3">
          <table:table-cell table:style-name="Table324.A2" office:value-type="string">
            <text:p text:style-name="P142"><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142"><text:a xlink:type="simple" xlink:href="#AbstractComponent"><text:span text:style-name="Source_20_Text">org.zkoss.zk.ui.AbstractComponent </text:span></text:a></text:p>
          </table:table-cell>
        </table:table-row>
      </table:table>
      <text:h text:style-name="Heading_20_3" text:outline-level="3"/>
      <text:h text:style-name="P35" text:outline-level="3"/>
      <text:h text:style-name="Heading_20_3" text:outline-level="3"><text:bookmark-start text:name="Borderlayout"/>Borderlayout<text:bookmark-end text:name="Borderlayout"/></text:h>
      <text:p text:style-name="Text_20_body_20_indent"><text:span text:style-name="T91">The layout component is a nested component. The parent component is </text:span><text:span text:style-name="Source_20_Text"><text:span text:style-name="T91">borderlayout</text:span></text:span><text:span text:style-name="T91">, and its </text:span>children components include <text:span text:style-name="T118">north</text:span>, <text:span text:style-name="T118">south</text:span>, <text:span text:style-name="T118">center</text:span>, <text:span text:style-name="T118">west</text:span>, and <text:span text:style-name="T118">east</text:span>. The combination of children <text:span text:style-name="T121">components of </text:span><text:span text:style-name="Source_20_Text"><text:span text:style-name="T98">borderlayout</text:span></text:span><text:span text:style-name="T119"> </text:span><text:span text:style-name="T121">is free.</text:span></text:p>
      <text:p text:style-name="P52"><draw:frame draw:style-name="fr4"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06" text:outline-level="4">Class Name</text:h>
      <text:p text:style-name="P356"><text:span text:style-name="Source_20_Text"><text:span text:style-name="T16">org.zkoss.zkex.zul.Borderlayout</text:span></text:span></text:p>
      <text:h text:style-name="P15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156" text:outline-level="4">Supported Events</text:h>
      <text:p text:style-name="P168"><text:tab/> <text:span text:style-name="T93">*None</text:span></text:p>
      <text:h text:style-name="P212" text:outline-level="4">Properties</text:h>
      <text:p text:style-name="P167"><text:tab/><text:span text:style-name="T38">*None</text:span></text:p>
      <text:h text:style-name="P15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Source_20_Text"><text:span text:style-name="T1">Center</text:span></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156" text:outline-level="4">Inherited From </text:h>
      <table:table table:name="Table43" table:style-name="Table43">
        <table:table-column table:style-name="Table43.A"/>
        <table:table-header-rows>
          <table:table-row>
            <table:table-cell table:style-name="Table43.A1" office:value-type="string">
              <text:p text:style-name="P125">Inherited From</text:p>
            </table:table-cell>
          </table:table-row>
        </table:table-header-rows>
        <table:table-row table:style-name="Table43.2">
          <table:table-cell table:style-name="Table43.A2" office:value-type="string">
            <text:p text:style-name="P142"><text:a xlink:type="simple" xlink:href="#HtmlBasedComponent">org.zkoss.zk.ui.HtmlBasedComponent</text:a> </text:p>
          </table:table-cell>
        </table:table-row>
        <table:table-row table:style-name="Table43.2">
          <table:table-cell table:style-name="Table43.A2" office:value-type="string">
            <text:p text:style-name="P142"><text:a xlink:type="simple" xlink:href="#AbstractComponent">org.zkoss.zk.ui.AbstractComponent </text:a></text:p>
          </table:table-cell>
        </table:table-row>
      </table:table>
      <text:p text:style-name="P34"/>
      <text:h text:style-name="Heading_20_3" text:outline-level="3"><text:bookmark-start text:name="Box"/>Box<text:bookmark-end text:name="Box"/></text:h>
      <text:p text:style-name="P6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6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8"><text:s/><text:span text:style-name="T4"><text:s text:c="6"/></text:span></text:p>
      <text:p text:style-name="P9"><draw:frame draw:style-name="fr3"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106" text:outline-level="4">Class Name</text:h>
      <text:p text:style-name="P356"><text:span text:style-name="Source_20_Text"><text:span text:style-name="T86">org.zkoss.zul.Box</text:span></text:span></text:p>
      <text:h text:style-name="P156" text:outline-level="4">Supported Child Components</text:h>
      <text:p text:style-name="P64">*ALL</text:p>
      <text:h text:style-name="P156" text:outline-level="4">Supported Events <text:s text:c="6"/></text:h>
      <text:p text:style-name="P170"><text:s text:c="8"/>*NONE</text:p>
      <text:h text:style-name="P213"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125">Property</text:p>
            </table:table-cell>
            <table:table-cell table:style-name="Table44.A1" office:value-type="string">
              <text:p text:style-name="P125">Description</text:p>
            </table:table-cell>
            <table:table-cell table:style-name="Table44.A1" office:value-type="string">
              <text:p text:style-name="P125">Data Type</text:p>
            </table:table-cell>
            <table:table-cell table:style-name="Table44.D1" office:value-type="string">
              <text:p text:style-name="P124">Default Value</text:p>
            </table:table-cell>
          </table:table-row>
        </table:table-header-rows>
        <table:table-row>
          <table:table-cell table:style-name="Table44.A2" office:value-type="string">
            <text:p text:style-name="P86"><text:span text:style-name="Source_20_Text">heights</text:span></text:p>
          </table:table-cell>
          <table:table-cell table:style-name="Table44.A2" office:value-type="string">
            <text:p text:style-name="P87">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0">java.lang.String</text:span></text:span></text:p>
          </table:table-cell>
          <table:table-cell table:style-name="Table44.D2" office:value-type="string">
            <text:p text:style-name="P128"><text:span text:style-name="Source_20_Text"><text:span text:style-name="T61">&lt;null&gt;</text:span></text:span></text:p>
          </table:table-cell>
        </table:table-row>
        <table:table-row>
          <table:table-cell table:style-name="Table44.A2" office:value-type="string">
            <text:p text:style-name="P86"><text:span text:style-name="Source_20_Text">ori</text:span><text:span text:style-name="Source_20_Text"><text:span text:style-name="T1">ent</text:span></text:span></text:p>
          </table:table-cell>
          <table:table-cell table:style-name="Table44.A2" office:value-type="string">
            <text:p text:style-name="P87">Sets the<text:span text:style-name="T1"> orient.</text:span></text:p>
            <text:p text:style-name="P87"><text:span text:style-name="T62">Values:</text:span><text:span text:style-name="Source_20_Text"><text:span text:style-name="T61">horizontal</text:span></text:span><text:span text:style-name="T60"> | </text:span><text:span text:style-name="Source_20_Text"><text:span text:style-name="T60">ver</text:span></text:span><text:span text:style-name="Source_20_Text"><text:span text:style-name="T74">tical </text:span></text:span></text:p>
          </table:table-cell>
          <table:table-cell table:style-name="Table44.A2" office:value-type="string">
            <text:p text:style-name="Standard"><text:span text:style-name="Source_20_Text"><text:span text:style-name="T60">java.lang.String</text:span></text:span></text:p>
          </table:table-cell>
          <table:table-cell table:style-name="Table44.D2" office:value-type="string">
            <text:p text:style-name="P86"><text:span text:style-name="Source_20_Text"><text:span text:style-name="T60">&lt;null&gt;</text:span></text:span></text:p>
          </table:table-cell>
        </table:table-row>
        <table:table-row table:style-name="Table44.4">
          <table:table-cell table:style-name="Table44.A2" office:value-type="string">
            <text:p text:style-name="P86"><text:span text:style-name="Source_20_Text">spacing</text:span></text:p>
          </table:table-cell>
          <table:table-cell table:style-name="Table44.B4" office:value-type="string">
            <text:p text:style-name="P133">Sets the<text:span text:style-name="T1"> spacing.(such as "</text:span><text:span text:style-name="Source_20_Text"><text:span text:style-name="T1">0</text:span></text:span><text:span text:style-name="T1">", "</text:span><text:span text:style-name="Source_20_Text"><text:span text:style-name="T1">5px</text:span></text:span><text:span text:style-name="T1">", "</text:span><text:span text:style-name="Source_20_Text"><text:span text:style-name="T1">3pt</text:span></text:span><text:span text:style-name="T1">" or "</text:span><text:span text:style-name="Source_20_Text"><text:span text:style-name="T1">1em</text:span></text:span><text:span text:style-name="T1">")</text:span></text:p>
          </table:table-cell>
          <table:table-cell table:style-name="Table44.A2" office:value-type="string">
            <text:p text:style-name="Standard"><text:span text:style-name="Source_20_Text"><text:span text:style-name="T60">java.lang.String</text:span></text:span></text:p>
          </table:table-cell>
          <table:table-cell table:style-name="Table44.D2" office:value-type="string">
            <text:p text:style-name="P90"><text:span text:style-name="Source_20_Text">&lt;null&gt;</text:span></text:p>
          </table:table-cell>
        </table:table-row>
        <table:table-row table:style-name="Table44.4">
          <table:table-cell table:style-name="Table44.A2" office:value-type="string">
            <text:p text:style-name="P86"><text:span text:style-name="Source_20_Text">val</text:span><text:span text:style-name="Source_20_Text"><text:span text:style-name="T1">ign</text:span></text:span></text:p>
          </table:table-cell>
          <table:table-cell table:style-name="Table44.B4" office:value-type="string">
            <text:p text:style-name="P133">Sets the vertical alignment of the adjacent cells of a box.</text:p>
            <text:p text:style-name="P133"><text:span text:style-name="T62">Value:</text:span><text:span text:style-name="Source_20_Text"><text:span text:style-name="T61">top|middle|bottom</text:span></text:span></text:p>
          </table:table-cell>
          <table:table-cell table:style-name="Table44.A2" office:value-type="string">
            <text:p text:style-name="Standard"><text:span text:style-name="Source_20_Text"><text:span text:style-name="T60">java.lang.String</text:span></text:span></text:p>
          </table:table-cell>
          <table:table-cell table:style-name="Table44.D2" office:value-type="string">
            <text:p text:style-name="P128"><text:span text:style-name="Source_20_Text"><text:span text:style-name="T61">top</text:span></text:span></text:p>
          </table:table-cell>
        </table:table-row>
        <table:table-row table:style-name="Table44.4">
          <table:table-cell table:style-name="Table44.A2" office:value-type="string">
            <text:p text:style-name="P86"><text:span text:style-name="Source_20_Text">widths</text:span></text:p>
          </table:table-cell>
          <table:table-cell table:style-name="Table44.B4" office:value-type="string">
            <text:p text:style-name="P133">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0">java.lang.String</text:span></text:span></text:p>
          </table:table-cell>
          <table:table-cell table:style-name="Table44.D2" office:value-type="string">
            <text:p text:style-name="P128"><text:span text:style-name="Source_20_Text"><text:span text:style-name="T64">&lt;empty&gt;</text:span></text:span></text:p>
          </table:table-cell>
        </table:table-row>
      </table:table>
      <text:p text:style-name="P151"/>
      <text:h text:style-name="P15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133"><text:span text:style-name="Source_20_Text"><text:span text:style-name="T20">getChildInnerAttrs(org.zkoss.zk.ui.Component) </text:span></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Source_20_Text"><text:span text:style-name="T60">java.lang.String</text:span></text:span></text:p>
          </table:table-cell>
        </table:table-row>
        <table:table-row>
          <table:table-cell table:style-name="Table45.A2" office:value-type="string">
            <text:p text:style-name="P133"><text:span text:style-name="Source_20_Text"><text:span text:style-name="T20">getChildOuterAttrs(org.zkoss.zk.ui.Component) </text:span></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Source_20_Text"><text:span text:style-name="T60">java.lang.String</text:span></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156" text:outline-level="4">Inherited From </text:h>
      <table:table table:name="Table46" table:style-name="Table46">
        <table:table-column table:style-name="Table46.A"/>
        <table:table-header-rows>
          <table:table-row>
            <table:table-cell table:style-name="Table46.A1" office:value-type="string">
              <text:p text:style-name="P125">Inherited From</text:p>
            </table:table-cell>
          </table:table-row>
        </table:table-header-rows>
        <table:table-row>
          <table:table-cell table:style-name="Table46.A2" office:value-type="string">
            <text:p text:style-name="P142"><text:a xlink:type="simple" xlink:href="#XulElement">org.zkoss.zul.impl.XulElement</text:a></text:p>
          </table:table-cell>
        </table:table-row>
        <table:table-row>
          <table:table-cell table:style-name="Table46.A2" office:value-type="string">
            <text:p text:style-name="P142"><text:a xlink:type="simple" xlink:href="#HtmlBasedComponent">org.zkoss.zk.ui.HtmlBasedComponent</text:a> </text:p>
          </table:table-cell>
        </table:table-row>
        <table:table-row table:style-name="Table46.4">
          <table:table-cell table:style-name="Table46.A2" office:value-type="string">
            <text:p text:style-name="P142"><text:a xlink:type="simple" xlink:href="#AbstractComponent">org.zkoss.zk.ui.AbstractComponent </text:a></text:p>
          </table:table-cell>
        </table:table-row>
      </table:table>
      <text:p text:style-name="P34"/>
      <text:h text:style-name="Heading_20_3" text:outline-level="3"><text:bookmark-start text:name="Button"/>Button<text:bookmark-end text:name="Button"/></text:h>
      <text:p text:style-name="Text_20_body_20_indent_20_2"><text:span text:style-name="T91">You could assign a </text:span><text:span text:style-name="Source_20_Text"><text:span text:style-name="T91">label</text:span></text:span><text:span text:style-name="T91"> and an </text:span><text:span text:style-name="Source_20_Text"><text:span text:style-name="T91">image</text:span></text:span><text:span text:style-name="T91"> to a button by the </text:span><text:span text:style-name="Source_20_Text"><text:span text:style-name="T91">label</text:span></text:span><text:span text:style-name="T91"> and </text:span><text:span text:style-name="Source_20_Text"><text:span text:style-name="T91">image</text:span></text:span><text:span text:style-name="T91"> properties. If both are specified, the </text:span><text:span text:style-name="Source_20_Text"><text:span text:style-name="T91">dir</text:span></text:span><text:span text:style-name="T91"> property control which is displayed up front, and the </text:span><text:span text:style-name="Source_20_Text"><text:span text:style-name="T91">orient</text:span></text:span><text:span text:style-name="T91"> property controls whether the layout is horizontal or vertical. </text:span></text:p>
      <text:p text:style-name="P8"><draw:frame draw:style-name="fr3"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106" text:outline-level="4">Class Name</text:h>
      <text:p text:style-name="P356"><text:span text:style-name="Source_20_Text"><text:span text:style-name="T14">org.zkoss.zul.Button</text:span></text:span></text:p>
      <text:h text:style-name="P156" text:outline-level="4">Supported Child Components</text:h>
      <text:p text:style-name="Text_20_body_20_indent_20_2">*NONE </text:p>
      <text:h text:style-name="P156" text:outline-level="4">Supported Events</text:h>
      <text:h text:style-name="P213" text:outline-level="4"/>
      <table:table table:name="Table47" table:style-name="Table47">
        <table:table-column table:style-name="Table47.A"/>
        <table:table-column table:style-name="Table47.B"/>
        <table:table-header-rows>
          <table:table-row>
            <table:table-cell table:style-name="Table47.A1" office:value-type="string">
              <text:p text:style-name="P125">Name</text:p>
            </table:table-cell>
            <table:table-cell table:style-name="Table47.B1" office:value-type="string">
              <text:p text:style-name="P125">Event Type</text:p>
            </table:table-cell>
          </table:table-row>
        </table:table-header-rows>
        <table:table-row>
          <table:table-cell table:style-name="Table47.A2" office:value-type="string">
            <text:p text:style-name="P128"><text:span text:style-name="Source_20_Text">onClick</text:span></text:p>
          </table:table-cell>
          <table:table-cell table:style-name="Table47.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clicked the component. </text:span></text:span></text:p>
          </table:table-cell>
        </table:table-row>
        <table:table-row>
          <table:table-cell table:style-name="Table47.A2" office:value-type="string">
            <text:p text:style-name="P128"><text:span text:style-name="Source_20_Text">onRightClick</text:span></text:p>
          </table:table-cell>
          <table:table-cell table:style-name="Table47.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right-clicked the component.</text:span></text:span></text:p>
          </table:table-cell>
        </table:table-row>
        <table:table-row>
          <table:table-cell table:style-name="Table47.A2" office:value-type="string">
            <text:p text:style-name="P128"><text:span text:style-name="Source_20_Text">onDoubleClick</text:span></text:p>
          </table:table-cell>
          <table:table-cell table:style-name="Table47.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double-clicked the component.</text:span></text:span></text:p>
          </table:table-cell>
        </table:table-row>
        <table:table-row>
          <table:table-cell table:style-name="Table47.A2" office:value-type="string">
            <text:p text:style-name="P128"><text:span text:style-name="Source_20_Text">onFocus</text:span></text:p>
          </table:table-cell>
          <table:table-cell table:style-name="Table47.B2" office:value-type="string">
            <text:p text:style-name="P133"><text:a xlink:type="simple" xlink:href="#Event"><text:span text:style-name="Source_20_Text">org.zkoss.zk.ui.event.Event</text:span></text:a></text:p>
            <text:p text:style-name="P133"><text:span text:style-name="Source_20_Text"/></text:p>
            <text:p text:style-name="P133"><text:span text:style-name="Source_20_Text"><text:span text:style-name="T4">Description:</text:span></text:span><text:span text:style-name="Source_20_Text"> Denotes when a component gets the focus.</text:span></text:p>
          </table:table-cell>
        </table:table-row>
        <table:table-row>
          <table:table-cell table:style-name="Table47.A2" office:value-type="string">
            <text:p text:style-name="P128"><text:span text:style-name="Source_20_Text">onBlur</text:span></text:p>
          </table:table-cell>
          <table:table-cell table:style-name="Table47.B2" office:value-type="string">
            <text:p text:style-name="P133"><text:a xlink:type="simple" xlink:href="#Event"><text:span text:style-name="Source_20_Text">org.zkoss.zk.ui.even.Event</text:span></text:a></text:p>
            <text:p text:style-name="P133"><text:span text:style-name="Source_20_Text"/></text:p>
            <text:p text:style-name="P133"><text:span text:style-name="Source_20_Text">Description: Denotes when a component loses the focus.</text:span></text:p>
          </table:table-cell>
        </table:table-row>
      </table:table>
      <text:h text:style-name="P165"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24">Property</text:p>
            </table:table-cell>
            <table:table-cell table:style-name="Table48.A1" office:value-type="string">
              <text:p text:style-name="P124">Description</text:p>
            </table:table-cell>
            <table:table-cell table:style-name="Table48.A1" office:value-type="string">
              <text:p text:style-name="P124">Data Type</text:p>
            </table:table-cell>
            <table:table-cell table:style-name="Table48.D1" office:value-type="string">
              <text:p text:style-name="P124">Default Value</text:p>
            </table:table-cell>
          </table:table-row>
        </table:table-header-rows>
        <table:table-row>
          <table:table-cell table:style-name="Table48.A2" office:value-type="string">
            <text:p text:style-name="P86"><text:span text:style-name="Source_20_Text"><text:span text:style-name="T60">dir</text:span></text:span></text:p>
          </table:table-cell>
          <table:table-cell table:style-name="Table48.A2" office:value-type="string">
            <text:p text:style-name="P89">Sets the direction of button</text:p>
            <text:p text:style-name="P87"><text:span text:style-name="T62">Value:</text:span><text:span text:style-name="Source_20_Text"><text:span text:style-name="T60">normal</text:span></text:span><text:span text:style-name="T60"> | </text:span><text:span text:style-name="Source_20_Text"><text:span text:style-name="T60">reverse</text:span></text:span></text:p>
          </table:table-cell>
          <table:table-cell table:style-name="Table48.A2" office:value-type="string">
            <text:p text:style-name="P86"><text:span text:style-name="Source_20_Text"><text:span text:style-name="T60">java.lang.String</text:span></text:span></text:p>
          </table:table-cell>
          <table:table-cell table:style-name="Table48.D2" office:value-type="string">
            <text:p text:style-name="P128"><text:span text:style-name="Source_20_Text"><text:span text:style-name="T61">normal</text:span></text:span></text:p>
          </table:table-cell>
        </table:table-row>
        <table:table-row>
          <table:table-cell table:style-name="Table48.A2" office:value-type="string">
            <text:p text:style-name="P86"><text:span text:style-name="Source_20_Text"><text:span text:style-name="T60">disable</text:span></text:span></text:p>
          </table:table-cell>
          <table:table-cell table:style-name="Table48.A2" office:value-type="string">
            <text:p text:style-name="P89">Sets whether it is disabled or not</text:p>
          </table:table-cell>
          <table:table-cell table:style-name="Table48.A2" office:value-type="string">
            <text:p text:style-name="P86"><text:span text:style-name="Source_20_Text"><text:span text:style-name="T60">boolean</text:span></text:span></text:p>
          </table:table-cell>
          <table:table-cell table:style-name="Table48.D2" office:value-type="string">
            <text:p text:style-name="P86"><text:span text:style-name="Source_20_Text"><text:span text:style-name="T60">false</text:span></text:span></text:p>
          </table:table-cell>
        </table:table-row>
        <table:table-row table:style-name="Table48.4">
          <table:table-cell table:style-name="Table48.A2" office:value-type="string">
            <text:p text:style-name="P86"><text:span text:style-name="Source_20_Text"><text:span text:style-name="T60">href</text:span></text:span></text:p>
          </table:table-cell>
          <table:table-cell table:style-name="Table48.B4" office:value-type="string">
            <text:p text:style-name="P129">Provides a hyper link</text:p>
          </table:table-cell>
          <table:table-cell table:style-name="Table48.A2" office:value-type="string">
            <text:p text:style-name="P86"><text:span text:style-name="Source_20_Text"><text:span text:style-name="T60">java.lang.String</text:span></text:span></text:p>
          </table:table-cell>
          <table:table-cell table:style-name="Table48.D2" office:value-type="string">
            <text:p text:style-name="P90">&lt;empty string&gt;</text:p>
          </table:table-cell>
        </table:table-row>
        <table:table-row table:style-name="Table48.4">
          <table:table-cell table:style-name="Table48.A2" office:value-type="string">
            <text:p text:style-name="P86"><text:span text:style-name="Source_20_Text"><text:span text:style-name="T60">orient</text:span></text:span></text:p>
          </table:table-cell>
          <table:table-cell table:style-name="Table48.B4" office:value-type="string">
            <text:p text:style-name="P129">Sets the orientation of button</text:p>
            <text:p text:style-name="P133"><text:span text:style-name="T62">Value:</text:span><text:span text:style-name="Source_20_Text"><text:span text:style-name="T61">horizontal</text:span></text:span><text:span text:style-name="T61"> | </text:span><text:span text:style-name="Source_20_Text"><text:span text:style-name="T61">vertical</text:span></text:span></text:p>
          </table:table-cell>
          <table:table-cell table:style-name="Table48.A2" office:value-type="string">
            <text:p text:style-name="P86"><text:span text:style-name="Source_20_Text"><text:span text:style-name="T60">java.lang.String</text:span></text:span></text:p>
          </table:table-cell>
          <table:table-cell table:style-name="Table48.D2" office:value-type="string">
            <text:p text:style-name="P128"><text:span text:style-name="Source_20_Text"><text:span text:style-name="T61">horizontal</text:span></text:span></text:p>
          </table:table-cell>
        </table:table-row>
        <table:table-row table:style-name="Table48.4">
          <table:table-cell table:style-name="Table48.A2" office:value-type="string">
            <text:p text:style-name="P86"><text:span text:style-name="Source_20_Text"><text:span text:style-name="T60">target</text:span></text:span></text:p>
          </table:table-cell>
          <table:table-cell table:style-name="Table48.B4" office:value-type="string">
            <text:p text:style-name="P129">Sets the target frame or window</text:p>
          </table:table-cell>
          <table:table-cell table:style-name="Table48.A2" office:value-type="string">
            <text:p text:style-name="P86"><text:span text:style-name="Source_20_Text"><text:span text:style-name="T60">java.lang.String</text:span></text:span></text:p>
          </table:table-cell>
          <table:table-cell table:style-name="Table48.D2" office:value-type="string">
            <text:p text:style-name="P130">&lt;null&gt;</text:p>
          </table:table-cell>
        </table:table-row>
        <table:table-row table:style-name="Table48.4">
          <table:table-cell table:style-name="Table48.A2" office:value-type="string">
            <text:p text:style-name="P86"><text:span text:style-name="Source_20_Text"><text:span text:style-name="T60">tabindex</text:span></text:span></text:p>
          </table:table-cell>
          <table:table-cell table:style-name="Table48.B4" office:value-type="string">
            <text:p text:style-name="P129">Sets the tab order of this component</text:p>
          </table:table-cell>
          <table:table-cell table:style-name="Table48.A2" office:value-type="string">
            <text:p text:style-name="P86"><text:span text:style-name="Source_20_Text"><text:span text:style-name="T60">int</text:span></text:span></text:p>
          </table:table-cell>
          <table:table-cell table:style-name="Table48.D2" office:value-type="string">
            <text:p text:style-name="P86"><text:span text:style-name="Source_20_Text"><text:span text:style-name="T60">-1 </text:span></text:span></text:p>
          </table:table-cell>
        </table:table-row>
      </table:table>
      <text:p text:style-name="P151"/>
      <text:h text:style-name="P15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3">Value: <text:span text:style-name="Source_20_Text"><text:span text:style-name="T93">false</text:span></text:span></text:p>
            <text:p text:style-name="Table_20_Contents"><text:span text:style-name="T4">Note:</text:span> No child is allowed. </text:p>
          </table:table-cell>
          <table:table-cell table:style-name="Table49.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56" text:outline-level="4">Inherited From </text:h>
      <table:table table:name="Table50" table:style-name="Table50">
        <table:table-column table:style-name="Table50.A"/>
        <table:table-header-rows>
          <table:table-row>
            <table:table-cell table:style-name="Table50.A1" office:value-type="string">
              <text:p text:style-name="P125">Inherited From</text:p>
            </table:table-cell>
          </table:table-row>
        </table:table-header-rows>
        <table:table-row>
          <table:table-cell table:style-name="Table50.A2" office:value-type="string">
            <text:p text:style-name="P143"><text:a xlink:type="simple" xlink:href="#LabelImageElement">org.zkoss.zul.impl.LabelImageElement</text:a></text:p>
          </table:table-cell>
        </table:table-row>
        <table:table-row>
          <table:table-cell table:style-name="Table50.A2" office:value-type="string">
            <text:p text:style-name="P143"><text:a xlink:type="simple" xlink:href="#LabelElement">org.zkoss.zul.impl.LabelElement</text:a></text:p>
          </table:table-cell>
        </table:table-row>
        <table:table-row>
          <table:table-cell table:style-name="Table50.A2" office:value-type="string">
            <text:p text:style-name="P143"><text:a xlink:type="simple" xlink:href="#XulElement">org.zkoss.zul.impl.XulElement</text:a></text:p>
          </table:table-cell>
        </table:table-row>
        <table:table-row table:style-name="Table50.5">
          <table:table-cell table:style-name="Table50.A2" office:value-type="string">
            <text:p text:style-name="P143"><text:s/><text:a xlink:type="simple" xlink:href="#HtmlBasedComponent">org.zkoss.zk.ui.HtmlBasedComponent</text:a> </text:p>
          </table:table-cell>
        </table:table-row>
        <table:table-row table:style-name="Table50.5">
          <table:table-cell table:style-name="Table50.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Caption"/>Caption<text:bookmark-end text:name="Caption"/></text:h>
      <text:p text:style-name="P60">A header for a <text:span text:style-name="Source_20_Text">Groupbox</text:span>. It may contain either a text label, using <text:span text:style-name="Source_20_Text">LabelElement.setLabel(java.lang.String)</text:span>, or child elements for a more complex caption.</text:p>
      <text:p text:style-name="P8"><text:s/><text:span text:style-name="T4"><text:s text:c="6"/></text:span></text:p>
      <text:p text:style-name="P9"><draw:frame draw:style-name="fr3"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106" text:outline-level="4">Class Name</text:h>
      <text:p text:style-name="P356"><text:span text:style-name="Source_20_Text"><text:span text:style-name="T86">org.zkoss.zul.Caption</text:span></text:span></text:p>
      <text:h text:style-name="P156" text:outline-level="4">Supported Child Components</text:h>
      <text:p text:style-name="P64">*ALL</text:p>
      <text:h text:style-name="P156" text:outline-level="4">Supported Events <text:s text:c="6"/></text:h>
      <text:p text:style-name="P170"><text:s text:c="7"/></text:p>
      <table:table table:name="Table51" table:style-name="Table51">
        <table:table-column table:style-name="Table51.A"/>
        <table:table-column table:style-name="Table51.B"/>
        <table:table-header-rows>
          <table:table-row>
            <table:table-cell table:style-name="Table51.A1" office:value-type="string">
              <text:p text:style-name="P125">Name</text:p>
            </table:table-cell>
            <table:table-cell table:style-name="Table51.B1" office:value-type="string">
              <text:p text:style-name="P125">Event Type</text:p>
            </table:table-cell>
          </table:table-row>
        </table:table-header-rows>
        <table:table-row>
          <table:table-cell table:style-name="Table51.A2" office:value-type="string">
            <text:p text:style-name="P128"><text:span text:style-name="Source_20_Text">onClick</text:span></text:p>
          </table:table-cell>
          <table:table-cell table:style-name="Table51.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clicked the component. </text:span></text:span></text:p>
          </table:table-cell>
        </table:table-row>
        <table:table-row>
          <table:table-cell table:style-name="Table51.A2" office:value-type="string">
            <text:p text:style-name="P128"><text:span text:style-name="Source_20_Text">onRightClick</text:span></text:p>
          </table:table-cell>
          <table:table-cell table:style-name="Table51.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right-clicked the component.</text:span></text:span></text:p>
          </table:table-cell>
        </table:table-row>
        <table:table-row>
          <table:table-cell table:style-name="Table51.A2" office:value-type="string">
            <text:p text:style-name="P128"><text:span text:style-name="Source_20_Text">onDoubleClick</text:span></text:p>
          </table:table-cell>
          <table:table-cell table:style-name="Table51.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double-clicked the component.</text:span></text:span></text:p>
          </table:table-cell>
        </table:table-row>
      </table:table>
      <text:h text:style-name="P213" text:outline-level="4">Properties</text:h>
      <text:p text:style-name="P167"><text:s text:c="8"/><text:span text:style-name="T75">*NONE</text:span></text:p>
      <text:h text:style-name="P15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Source_20_Text"><text:span text:style-name="T60">java.lang.String</text:span></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Source_20_Text"><text:span text:style-name="T60">java.lang.String</text:span></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Source_20_Text"><text:span text:style-name="T60">java.lang.String</text:span></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156" text:outline-level="4">Inherited From </text:h>
      <table:table table:name="Table53" table:style-name="Table53">
        <table:table-column table:style-name="Table53.A"/>
        <table:table-header-rows>
          <table:table-row>
            <table:table-cell table:style-name="Table53.A1" office:value-type="string">
              <text:p text:style-name="P125">Inherited From</text:p>
            </table:table-cell>
          </table:table-row>
        </table:table-header-rows>
        <table:table-row>
          <table:table-cell table:style-name="Table53.A2" office:value-type="string">
            <text:p text:style-name="P143"><text:a xlink:type="simple" xlink:href="#LabelImageElement">org.zkoss.zul.impl.LabelImageElement</text:a></text:p>
          </table:table-cell>
        </table:table-row>
        <table:table-row>
          <table:table-cell table:style-name="Table53.A2" office:value-type="string">
            <text:p text:style-name="P143"><text:a xlink:type="simple" xlink:href="#LabelElement">org.zkoss.zul.impl.LabelElement</text:a></text:p>
          </table:table-cell>
        </table:table-row>
        <table:table-row table:style-name="Table53.4">
          <table:table-cell table:style-name="Table53.A2" office:value-type="string">
            <text:p text:style-name="P143"><text:a xlink:type="simple" xlink:href="#XulElement">org.zkoss.zul.impl.XulElement</text:a></text:p>
          </table:table-cell>
        </table:table-row>
        <table:table-row table:style-name="Table53.4">
          <table:table-cell table:style-name="Table53.A2" office:value-type="string">
            <text:p text:style-name="P143"><text:s/><text:a xlink:type="simple" xlink:href="#HtmlBasedComponent">org.zkoss.zk.ui.HtmlBasedComponent</text:a> </text:p>
          </table:table-cell>
        </table:table-row>
        <table:table-row table:style-name="Table53.4">
          <table:table-cell table:style-name="Table53.A2" office:value-type="string">
            <text:p text:style-name="P143"><text:s/><text:a xlink:type="simple" xlink:href="#AbstractComponent">org.zkoss.zk.ui.AbstractComponent </text:a></text:p>
          </table:table-cell>
        </table:table-row>
      </table:table>
      <text:h text:style-name="P35" text:outline-level="3"><text:bookmark-start text:name="Center"/>Center<text:bookmark-end text:name="Center"/></text:h>
      <text:p text:style-name="P53">This component is a center region. The default class of CSS is specified "layout-region-center".</text:p>
      <text:p text:style-name="Text_20_body_20_indent"/>
      <text:p text:style-name="P52"><draw:frame draw:style-name="fr4"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06" text:outline-level="4">Class Name</text:h>
      <text:p text:style-name="P356"><text:span text:style-name="Source_20_Text"><text:span text:style-name="T16">org.zkoss.zkex.zul.Center</text:span></text:span></text:p>
      <text:h text:style-name="P156" text:outline-level="4">Supported Child Components</text:h>
      <text:p text:style-name="Text_20_body_20_indent_20_2">*NONE</text:p>
      <text:h text:style-name="P15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125">Name</text:p>
            </table:table-cell>
            <table:table-cell table:style-name="Table54.B1" office:value-type="string">
              <text:p text:style-name="P125">Inherited From</text:p>
            </table:table-cell>
          </table:table-row>
        </table:table-header-rows>
        <table:table-row>
          <table:table-cell table:style-name="Table54.A2" office:value-type="string">
            <text:p text:style-name="P128"><text:span text:style-name="Source_20_Text">OnOpen</text:span></text:p>
          </table:table-cell>
          <table:table-cell table:style-name="Table54.B2" office:value-type="string">
            <text:p text:style-name="Table_20_Contents"><text:a xlink:type="simple" xlink:href="#OpenEvent"><text:span text:style-name="Source_20_Text"><text:span text:style-name="T112">org.zkoss.zk.ui.event.OpenEvent</text:span></text:span></text:a></text:p>
            <text:p text:style-name="Table_20_Contents"><text:span text:style-name="Source_20_Text"><text:span text:style-name="T113"/></text:span></text:p>
            <text:p text:style-name="Table_20_Contents"><text:span text:style-name="Source_20_Text"><text:span text:style-name="T114">Description: </text:span></text:span><text:span text:style-name="Source_20_Text"><text:span text:style-name="T115">When a layout is collapsed or opened by a user, the </text:span></text:span><text:span text:style-name="Source_20_Text"><text:span text:style-name="T85">onOpen</text:span></text:span><text:span text:style-name="Source_20_Text"><text:span text:style-name="T115"> event is sent to the application.</text:span></text:span></text:p>
          </table:table-cell>
        </table:table-row>
      </table:table>
      <text:h text:style-name="P212"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124">Property</text:p>
            </table:table-cell>
            <table:table-cell table:style-name="Table55.A1" office:value-type="string">
              <text:p text:style-name="P124">Description</text:p>
            </table:table-cell>
            <table:table-cell table:style-name="Table55.A1" office:value-type="string">
              <text:p text:style-name="P124">Data Type</text:p>
            </table:table-cell>
            <table:table-cell table:style-name="Table55.D1" office:value-type="string">
              <text:p text:style-name="P124">Default Value</text:p>
            </table:table-cell>
          </table:table-row>
        </table:table-header-rows>
        <table:table-row>
          <table:table-cell table:style-name="Table55.A2" office:value-type="string">
            <text:p text:style-name="P86"><text:span text:style-name="Source_20_Text"><text:span text:style-name="T60">size</text:span></text:span></text:p>
          </table:table-cell>
          <table:table-cell table:style-name="Table55.A2" office:value-type="string">
            <text:p text:style-name="P112">Sets the size of this region.</text:p>
          </table:table-cell>
          <table:table-cell table:style-name="Table55.A2" office:value-type="string">
            <text:p text:style-name="P86"><text:span text:style-name="Source_20_Text"><text:span text:style-name="T60">java.lang.String</text:span></text:span></text:p>
          </table:table-cell>
          <table:table-cell table:style-name="Table55.D2" office:value-type="string">
            <text:p text:style-name="P128"><text:span text:style-name="Source_20_Text"><text:span text:style-name="T61">null</text:span></text:span></text:p>
          </table:table-cell>
        </table:table-row>
      </table:table>
      <text:p text:style-name="P166"/>
      <text:h text:style-name="P15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Source_20_Text"><text:span text:style-name="T1">java.lang.String</text:span></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Heading_20_4" text:outline-level="4"/>
      <text:p text:style-name="Text_20_body"/>
      <text:h text:style-name="P156" text:outline-level="4">Inherited From </text:h>
      <table:table table:name="Table57" table:style-name="Table57">
        <table:table-column table:style-name="Table57.A"/>
        <table:table-header-rows>
          <table:table-row>
            <table:table-cell table:style-name="Table57.A1" office:value-type="string">
              <text:p text:style-name="P125">Inherited From</text:p>
            </table:table-cell>
          </table:table-row>
        </table:table-header-rows>
        <table:table-row table:style-name="Table57.2">
          <table:table-cell table:style-name="Table57.A2" office:value-type="string">
            <text:p text:style-name="P143"><text:a xlink:type="simple" xlink:href="#LayoutRegion"><text:span text:style-name="T61">org.zkoss.zkex.zul.LayoutRegion </text:span></text:a></text:p>
          </table:table-cell>
        </table:table-row>
        <table:table-row table:style-name="Table57.2">
          <table:table-cell table:style-name="Table57.A2" office:value-type="string">
            <text:p text:style-name="P143"><text:span text:style-name="T61"><text:s/></text:span><text:a xlink:type="simple" xlink:href="#HtmlBasedComponent">org.zkoss.zk.ui.HtmlBasedComponent</text:a><text:span text:style-name="T61"> </text:span></text:p>
          </table:table-cell>
        </table:table-row>
        <table:table-row table:style-name="Table57.2">
          <table:table-cell table:style-name="Table57.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Checkbox"/>Checkbox<text:bookmark-end text:name="Checkbox"/></text:h>
      <text:p text:style-name="P60">A checkbox.</text:p>
      <text:p text:style-name="P60"><draw:frame draw:style-name="fr3"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106" text:outline-level="4">Class Name</text:h>
      <text:p text:style-name="P356"><text:span text:style-name="Source_20_Text"><text:span text:style-name="T14">org.zkoss.zul.Button</text:span></text:span></text:p>
      <text:h text:style-name="P156" text:outline-level="4">Supported Child Components</text:h>
      <text:p text:style-name="Text_20_body_20_indent_20_2">*ALL </text:p>
      <text:h text:style-name="P156" text:outline-level="4">Supported Events</text:h>
      <text:h text:style-name="P213" text:outline-level="4"/>
      <table:table table:name="Table58" table:style-name="Table58">
        <table:table-column table:style-name="Table58.A"/>
        <table:table-column table:style-name="Table58.B"/>
        <table:table-header-rows>
          <table:table-row>
            <table:table-cell table:style-name="Table58.A1" office:value-type="string">
              <text:p text:style-name="P125">Name</text:p>
            </table:table-cell>
            <table:table-cell table:style-name="Table58.B1" office:value-type="string">
              <text:p text:style-name="P125">Event Type</text:p>
            </table:table-cell>
          </table:table-row>
        </table:table-header-rows>
        <table:table-row>
          <table:table-cell table:style-name="Table58.A2" office:value-type="string">
            <text:p text:style-name="P128"><text:span text:style-name="Source_20_Text">onRightClick</text:span></text:p>
          </table:table-cell>
          <table:table-cell table:style-name="Table58.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right-clicked the component.</text:span></text:span></text:p>
          </table:table-cell>
        </table:table-row>
        <table:table-row>
          <table:table-cell table:style-name="Table58.A2" office:value-type="string">
            <text:p text:style-name="P128"><text:span text:style-name="Source_20_Text">onDoubleClick</text:span></text:p>
          </table:table-cell>
          <table:table-cell table:style-name="Table58.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double-clicked the component.</text:span></text:span></text:p>
          </table:table-cell>
        </table:table-row>
        <table:table-row>
          <table:table-cell table:style-name="Table58.A2" office:value-type="string">
            <text:p text:style-name="P128"><text:span text:style-name="Source_20_Text">onFocus</text:span></text:p>
          </table:table-cell>
          <table:table-cell table:style-name="Table58.B2" office:value-type="string">
            <text:p text:style-name="P133"><text:a xlink:type="simple" xlink:href="#Event"><text:span text:style-name="Source_20_Text">org.zkoss.zk.ui.event.Event</text:span></text:a></text:p>
            <text:p text:style-name="P133"><text:span text:style-name="Source_20_Text"/></text:p>
            <text:p text:style-name="P133"><text:span text:style-name="Source_20_Text"><text:span text:style-name="T4">Description:</text:span></text:span><text:span text:style-name="Source_20_Text"> Denotes when a component gets the focus.</text:span></text:p>
          </table:table-cell>
        </table:table-row>
        <table:table-row>
          <table:table-cell table:style-name="Table58.A2" office:value-type="string">
            <text:p text:style-name="P128"><text:span text:style-name="Source_20_Text">onBlur</text:span></text:p>
          </table:table-cell>
          <table:table-cell table:style-name="Table58.B2" office:value-type="string">
            <text:p text:style-name="P133"><text:a xlink:type="simple" xlink:href="#Event"><text:span text:style-name="Source_20_Text">org.zkoss.zk.ui.even.Event</text:span></text:a></text:p>
            <text:p text:style-name="P133"><text:span text:style-name="Source_20_Text"/></text:p>
            <text:p text:style-name="P133"><text:span text:style-name="Source_20_Text">Description: Denotes when a component loses the focus.</text:span></text:p>
          </table:table-cell>
        </table:table-row>
        <table:table-row>
          <table:table-cell table:style-name="Table58.A2" office:value-type="string">
            <text:p text:style-name="P128">onCheck</text:p>
          </table:table-cell>
          <table:table-cell table:style-name="Table58.B2" office:value-type="string">
            <text:p text:style-name="P133"><text:a xlink:type="simple" xlink:href="#CheckEvent"><text:span text:style-name="Source_20_Text">org.zkoss.zk.ui.event.CheckEvent</text:span></text:a></text:p>
            <text:p text:style-name="P133"><text:span text:style-name="Source_20_Text">Description: Denotes when a component loses the focus.</text:span></text:p>
          </table:table-cell>
        </table:table-row>
      </table:table>
      <text:h text:style-name="P165"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124">Property</text:p>
            </table:table-cell>
            <table:table-cell table:style-name="Table59.A1" office:value-type="string">
              <text:p text:style-name="P124">Description</text:p>
            </table:table-cell>
            <table:table-cell table:style-name="Table59.A1" office:value-type="string">
              <text:p text:style-name="P124">Data Type</text:p>
            </table:table-cell>
            <table:table-cell table:style-name="Table59.D1" office:value-type="string">
              <text:p text:style-name="P124">Default Value</text:p>
            </table:table-cell>
          </table:table-row>
        </table:table-header-rows>
        <table:table-row>
          <table:table-cell table:style-name="Table59.A2" office:value-type="string">
            <text:p text:style-name="P86"><text:span text:style-name="Source_20_Text"><text:span text:style-name="T60">checked</text:span></text:span></text:p>
          </table:table-cell>
          <table:table-cell table:style-name="Table59.A2" office:value-type="string">
            <text:p text:style-name="P87"><text:span text:style-name="Source_20_Text"><text:span text:style-name="T60">Sets whether it is checked.</text:span></text:span></text:p>
          </table:table-cell>
          <table:table-cell table:style-name="Table59.A2" office:value-type="string">
            <text:p text:style-name="P86"><text:span text:style-name="Source_20_Text"><text:span text:style-name="T60">boo</text:span></text:span><text:span text:style-name="Source_20_Text"><text:span text:style-name="T74">lean</text:span></text:span></text:p>
          </table:table-cell>
          <table:table-cell table:style-name="Table59.D2" office:value-type="string">
            <text:p text:style-name="P128"><text:span text:style-name="Source_20_Text"><text:span text:style-name="T61">false</text:span></text:span></text:p>
          </table:table-cell>
        </table:table-row>
        <table:table-row>
          <table:table-cell table:style-name="Table59.A2" office:value-type="string">
            <text:p text:style-name="P86"><text:span text:style-name="Source_20_Text"><text:span text:style-name="T60">dis</text:span></text:span><text:span text:style-name="Source_20_Text"><text:span text:style-name="T74">abled</text:span></text:span></text:p>
          </table:table-cell>
          <table:table-cell table:style-name="Table59.A2" office:value-type="string">
            <text:p text:style-name="P89">Sets whether it is disabled.</text:p>
          </table:table-cell>
          <table:table-cell table:style-name="Table59.A2" office:value-type="string">
            <text:p text:style-name="P86"><text:span text:style-name="Source_20_Text"><text:span text:style-name="T60">boolean</text:span></text:span></text:p>
          </table:table-cell>
          <table:table-cell table:style-name="Table59.D2" office:value-type="string">
            <text:p text:style-name="P86"><text:span text:style-name="Source_20_Text"><text:span text:style-name="T60">false</text:span></text:span></text:p>
          </table:table-cell>
        </table:table-row>
        <table:table-row table:style-name="Table59.4">
          <table:table-cell table:style-name="Table59.A2" office:value-type="string">
            <text:p text:style-name="P86"><text:span text:style-name="Source_20_Text"><text:span text:style-name="T60">name</text:span></text:span></text:p>
          </table:table-cell>
          <table:table-cell table:style-name="Table59.B4" office:value-type="string">
            <text:p text:style-name="P129">Sets the<text:span text:style-name="T1"> name of this component.</text:span></text:p>
          </table:table-cell>
          <table:table-cell table:style-name="Table59.A2" office:value-type="string">
            <text:p text:style-name="Standard"><text:span text:style-name="Source_20_Text"><text:span text:style-name="T60">java.lang.String</text:span></text:span></text:p>
          </table:table-cell>
          <table:table-cell table:style-name="Table59.D2" office:value-type="string">
            <text:p text:style-name="P90"><text:span text:style-name="Source_20_Text">&lt;null&gt;</text:span></text:p>
          </table:table-cell>
        </table:table-row>
        <table:table-row table:style-name="Table59.4">
          <table:table-cell table:style-name="Table59.A2" office:value-type="string">
            <text:p text:style-name="P86"><text:span text:style-name="Source_20_Text"><text:span text:style-name="T74">tabindex</text:span></text:span></text:p>
          </table:table-cell>
          <table:table-cell table:style-name="Table59.B4" office:value-type="string">
            <text:p text:style-name="P133"><text:span text:style-name="T60">Sets the</text:span><text:span text:style-name="T74"> tab order of this component. </text:span></text:p>
          </table:table-cell>
          <table:table-cell table:style-name="Table59.A2" office:value-type="string">
            <text:p text:style-name="P86"><text:span text:style-name="Source_20_Text"><text:span text:style-name="T74">int </text:span></text:span></text:p>
          </table:table-cell>
          <table:table-cell table:style-name="Table59.D2" office:value-type="string">
            <text:p text:style-name="P128"><text:span text:style-name="Source_20_Text"><text:span text:style-name="T61">-1</text:span></text:span></text:p>
          </table:table-cell>
        </table:table-row>
      </table:table>
      <text:p text:style-name="P151"/>
      <text:h text:style-name="P15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Source_20_Text"><text:span text:style-name="T60">java.lang.String</text:span></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Source_20_Text"><text:span text:style-name="T60">java.lang.String</text:span></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Source_20_Text"><text:span text:style-name="T60">java.lang.String</text:span></text:span></text:p>
          </table:table-cell>
        </table:table-row>
      </table:table>
      <text:h text:style-name="Heading_20_4" text:outline-level="4"/>
      <text:h text:style-name="P156" text:outline-level="4">Inherited From </text:h>
      <table:table table:name="Table61" table:style-name="Table61">
        <table:table-column table:style-name="Table61.A"/>
        <table:table-header-rows>
          <table:table-row>
            <table:table-cell table:style-name="Table61.A1" office:value-type="string">
              <text:p text:style-name="P125">Inherited From</text:p>
            </table:table-cell>
          </table:table-row>
        </table:table-header-rows>
        <table:table-row>
          <table:table-cell table:style-name="Table61.A2" office:value-type="string">
            <text:p text:style-name="P143"><text:a xlink:type="simple" xlink:href="#LabelImageElement">org.zkoss.zul.impl.LabelImageElement</text:a></text:p>
          </table:table-cell>
        </table:table-row>
        <table:table-row>
          <table:table-cell table:style-name="Table61.A2" office:value-type="string">
            <text:p text:style-name="P143"><text:a xlink:type="simple" xlink:href="#LabelElement">org.zkoss.zul.impl.LabelElement</text:a></text:p>
          </table:table-cell>
        </table:table-row>
        <table:table-row>
          <table:table-cell table:style-name="Table61.A2" office:value-type="string">
            <text:p text:style-name="P143"><text:a xlink:type="simple" xlink:href="#XulElement">org.zkoss.zul.impl.XulElement</text:a></text:p>
          </table:table-cell>
        </table:table-row>
        <table:table-row table:style-name="Table61.5">
          <table:table-cell table:style-name="Table61.A2" office:value-type="string">
            <text:p text:style-name="P143"><text:s/><text:a xlink:type="simple" xlink:href="#HtmlBasedComponent">org.zkoss.zk.ui.HtmlBasedComponent</text:a> </text:p>
          </table:table-cell>
        </table:table-row>
        <table:table-row table:style-name="Table61.5">
          <table:table-cell table:style-name="Table61.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Column"/>Col<text:span text:style-name="T1">umn</text:span><text:bookmark-end text:name="Column"/></text:h>
      <text:p text:style-name="P60">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Source_20_Text"><text:span text:style-name="T91">grid</text:span></text:span><text:span text:style-name="T91">. <text:s/></text:span></text:p>
      <text:p text:style-name="P60"><draw:frame draw:style-name="fr3"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6" text:outline-level="4">Class Name</text:h>
      <text:p text:style-name="P356"><text:span text:style-name="Source_20_Text"><text:span text:style-name="T14">org.zkoss.zul.Column</text:span></text:span></text:p>
      <text:h text:style-name="P156" text:outline-level="4">Supported Child Components</text:h>
      <text:p text:style-name="Text_20_body_20_indent_20_2">*ALL</text:p>
      <text:h text:style-name="P156" text:outline-level="4">Supported Events</text:h>
      <text:h text:style-name="P213" text:outline-level="4"/>
      <table:table table:name="Table62" table:style-name="Table62">
        <table:table-column table:style-name="Table62.A"/>
        <table:table-column table:style-name="Table62.B"/>
        <table:table-header-rows>
          <table:table-row>
            <table:table-cell table:style-name="Table62.A1" office:value-type="string">
              <text:p text:style-name="P125">Name</text:p>
            </table:table-cell>
            <table:table-cell table:style-name="Table62.B1" office:value-type="string">
              <text:p text:style-name="P125">Event Type</text:p>
            </table:table-cell>
          </table:table-row>
        </table:table-header-rows>
        <table:table-row>
          <table:table-cell table:style-name="Table62.A2" office:value-type="string">
            <text:p text:style-name="P128"><text:span text:style-name="Source_20_Text">onClick</text:span></text:p>
          </table:table-cell>
          <table:table-cell table:style-name="Table62.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clicked the component. </text:span></text:span></text:p>
          </table:table-cell>
        </table:table-row>
        <table:table-row>
          <table:table-cell table:style-name="Table62.A2" office:value-type="string">
            <text:p text:style-name="P128"><text:span text:style-name="Source_20_Text">onRightClick</text:span></text:p>
          </table:table-cell>
          <table:table-cell table:style-name="Table62.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right-clicked the component.</text:span></text:span></text:p>
          </table:table-cell>
        </table:table-row>
        <table:table-row>
          <table:table-cell table:style-name="Table62.A2" office:value-type="string">
            <text:p text:style-name="P128"><text:span text:style-name="Source_20_Text">onDoubleClick</text:span></text:p>
          </table:table-cell>
          <table:table-cell table:style-name="Table62.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double-clicked the component.</text:span></text:span></text:p>
          </table:table-cell>
        </table:table-row>
      </table:table>
      <text:h text:style-name="P165"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124">Property</text:p>
            </table:table-cell>
            <table:table-cell table:style-name="Table63.A1" office:value-type="string">
              <text:p text:style-name="P124">Description</text:p>
            </table:table-cell>
            <table:table-cell table:style-name="Table63.A1" office:value-type="string">
              <text:p text:style-name="P124">Data Type</text:p>
            </table:table-cell>
            <table:table-cell table:style-name="Table63.D1" office:value-type="string">
              <text:p text:style-name="P124">Default Value</text:p>
            </table:table-cell>
          </table:table-row>
        </table:table-header-rows>
        <table:table-row>
          <table:table-cell table:style-name="Table63.A2" office:value-type="string">
            <text:p text:style-name="P86"><text:span text:style-name="Source_20_Text"><text:span text:style-name="T74">sortAscending</text:span></text:span></text:p>
          </table:table-cell>
          <table:table-cell table:style-name="Table63.A2" office:value-type="string">
            <text:p text:style-name="P87"><text:span text:style-name="Source_20_Text"><text:span text:style-name="T74">Sets the ascending sorter, or null for no sorter for the ascending order.</text:span></text:span></text:p>
          </table:table-cell>
          <table:table-cell table:style-name="Table63.A2" office:value-type="string">
            <text:p text:style-name="P86"><text:span text:style-name="Source_20_Text"><text:span text:style-name="T74">java.util.Comparator </text:span></text:span></text:p>
          </table:table-cell>
          <table:table-cell table:style-name="Table63.D2" office:value-type="string">
            <text:p text:style-name="P128"><text:span text:style-name="Source_20_Text"><text:span text:style-name="T61">&lt;null&gt;</text:span></text:span></text:p>
          </table:table-cell>
        </table:table-row>
        <table:table-row>
          <table:table-cell table:style-name="Table63.A2" office:value-type="string">
            <text:p text:style-name="P86"><text:span text:style-name="Source_20_Text"><text:span text:style-name="T74">sortDescending</text:span></text:span></text:p>
          </table:table-cell>
          <table:table-cell table:style-name="Table63.A2" office:value-type="string">
            <text:p text:style-name="P87"><text:span text:style-name="Source_20_Text"><text:span text:style-name="T60">Sets the descending sorter, or null for no sorter for the descending order. </text:span></text:span></text:p>
          </table:table-cell>
          <table:table-cell table:style-name="Table63.A2" office:value-type="string">
            <text:p text:style-name="P86"><text:span text:style-name="Source_20_Text"><text:span text:style-name="T74">java.util.Comparator</text:span></text:span></text:p>
          </table:table-cell>
          <table:table-cell table:style-name="Table63.D2" office:value-type="string">
            <text:p text:style-name="P128"><text:span text:style-name="Source_20_Text"><text:span text:style-name="T61">&lt;null&gt;</text:span></text:span></text:p>
          </table:table-cell>
        </table:table-row>
        <table:table-row>
          <table:table-cell table:style-name="Table63.A2" office:value-type="string">
            <text:p text:style-name="P86"><text:span text:style-name="Source_20_Text"><text:span text:style-name="T60">sortDirection</text:span></text:span></text:p>
          </table:table-cell>
          <table:table-cell table:style-name="Table63.A2" office:value-type="string">
            <text:p text:style-name="P91">Sets the sort direction. </text:p>
            <text:p text:style-name="P94"><text:span text:style-name="T65">Value: </text:span><text:span text:style-name="T68">ascending|descending|natural</text:span></text:p>
          </table:table-cell>
          <table:table-cell table:style-name="Table63.A2" office:value-type="string">
            <text:p text:style-name="Standard"><text:span text:style-name="Source_20_Text"><text:span text:style-name="T60">java.lang.String</text:span></text:span></text:p>
          </table:table-cell>
          <table:table-cell table:style-name="Table63.D2" office:value-type="string">
            <text:p text:style-name="P86"><text:span text:style-name="Source_20_Text"><text:span text:style-name="T60">natural</text:span></text:span></text:p>
          </table:table-cell>
        </table:table-row>
      </table:table>
      <text:p text:style-name="P151"/>
      <text:h text:style-name="P15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Source_20_Text"><text:span text:style-name="T1">org.zkoss.zul.Grid</text:span></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Source_20_Text"><text:span text:style-name="T60">java.lang.String</text:span></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1"> style class.</text:span></text:p>
          </table:table-cell>
          <table:table-cell table:style-name="Table64.C2" office:value-type="string">
            <text:p text:style-name="Standard"><text:span text:style-name="Source_20_Text"><text:span text:style-name="T60">java.lang.String</text:span></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95">It invokes <text:span text:style-name="Source_20_Text">sort(boolean)</text:span> to sort list items and maintain <text:span text:style-name="Source_20_Text">getSortDirection()</text:span>.</text:p>
          </table:table-cell>
          <table:table-cell table:style-name="Table64.C2" office:value-type="string">
            <text:p text:style-name="P95"><text:span text:style-name="Source_20_Text">void</text:span></text:p>
          </table:table-cell>
        </table:table-row>
        <table:table-row>
          <table:table-cell table:style-name="Table64.A2" office:value-type="string">
            <text:p text:style-name="Table_20_Contents"><text:span text:style-name="Source_20_Text"><text:span text:style-name="T1">setParent(org.zkoss.zk.ui.Component parent) </text:span></text:span></text:p>
          </table:table-cell>
          <table:table-cell table:style-name="Table64.A2" office:value-type="string">
            <text:p text:style-name="Table_20_Contents"/>
          </table:table-cell>
          <table:table-cell table:style-name="Table64.C2" office:value-type="string">
            <text:p text:style-name="P95"><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56" text:outline-level="4">Inherited From </text:h>
      <table:table table:name="Table65" table:style-name="Table65">
        <table:table-column table:style-name="Table65.A"/>
        <table:table-header-rows>
          <table:table-row>
            <table:table-cell table:style-name="Table65.A1" office:value-type="string">
              <text:p text:style-name="P125">Inherited From</text:p>
            </table:table-cell>
          </table:table-row>
        </table:table-header-rows>
        <table:table-row>
          <table:table-cell table:style-name="Table65.A2" office:value-type="string">
            <text:p text:style-name="P143"><text:a xlink:type="simple" xlink:href="#HeaderElement">org.zkoss.zul.impl.HeaderElement</text:a></text:p>
          </table:table-cell>
        </table:table-row>
        <table:table-row>
          <table:table-cell table:style-name="Table65.A2" office:value-type="string">
            <text:p text:style-name="P143"><text:a xlink:type="simple" xlink:href="#XulElement">org.zkoss.zul.impl.XulElement</text:a></text:p>
          </table:table-cell>
        </table:table-row>
        <table:table-row table:style-name="Table65.4">
          <table:table-cell table:style-name="Table65.A2" office:value-type="string">
            <text:p text:style-name="P143"><text:s/><text:a xlink:type="simple" xlink:href="#HtmlBasedComponent">org.zkoss.zk.ui.HtmlBasedComponent</text:a> </text:p>
          </table:table-cell>
        </table:table-row>
        <table:table-row table:style-name="Table65.4">
          <table:table-cell table:style-name="Table65.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Columns"/>Col<text:span text:style-name="T1">umns</text:span><text:bookmark-end text:name="Columns"/></text:h>
      <text:p text:style-name="P60">Defines the <text:span text:style-name="Source_20_Text">columns</text:span> of a <text:span text:style-name="Source_20_Text">grid</text:span>. </text:p>
      <text:p text:style-name="P60">Each child of a <text:span text:style-name="Source_20_Text">columns</text:span> element should be a <text:span text:style-name="Source_20_Text">org.zkoss.zul.Column</text:span> element.</text:p>
      <text:p text:style-name="P60"><draw:frame draw:style-name="fr3"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6" text:outline-level="4">Class Name</text:h>
      <text:p text:style-name="P356"><text:span text:style-name="Source_20_Text"><text:span text:style-name="T14">org.zkoss.zul.Columns</text:span></text:span></text:p>
      <text:h text:style-name="P156" text:outline-level="4">Supported Child Components</text:h>
      <text:p text:style-name="Text_20_body_20_indent_20_2">*<text:a xlink:type="simple" xlink:href="#Column">Column</text:a></text:p>
      <text:h text:style-name="P156" text:outline-level="4">Supported Events</text:h>
      <text:h text:style-name="P213" text:outline-level="4"/>
      <table:table table:name="Table66" table:style-name="Table66">
        <table:table-column table:style-name="Table66.A"/>
        <table:table-column table:style-name="Table66.B"/>
        <table:table-header-rows>
          <table:table-row>
            <table:table-cell table:style-name="Table66.A1" office:value-type="string">
              <text:p text:style-name="P125">Name</text:p>
            </table:table-cell>
            <table:table-cell table:style-name="Table66.B1" office:value-type="string">
              <text:p text:style-name="P125">Event Type</text:p>
            </table:table-cell>
          </table:table-row>
        </table:table-header-rows>
        <table:table-row>
          <table:table-cell table:style-name="Table66.A2" office:value-type="string">
            <text:p text:style-name="P128"><text:span text:style-name="Source_20_Text">onColSize</text:span></text:p>
          </table:table-cell>
          <table:table-cell table:style-name="Table66.B2" office:value-type="string">
            <text:p text:style-name="P133"><text:a xlink:type="simple" xlink:href="#ColSizeEvent"><text:span text:style-name="Source_20_Text"><text:span text:style-name="T93">org.zkoss.zul.event.ColSizeEvent</text:span></text:span></text:a></text:p>
            <text:p text:style-name="P133"><text:span text:style-name="Source_20_Text"><text:span text:style-name="T4">Description:</text:span></text:span><text:span text:style-name="Source_20_Text"><text:span text:style-name="T93"> </text:span></text:span><text:span text:style-name="Source_20_Text"><text:span text:style-name="T122">Notifies the parent of a group of headers that the widths</text:span></text:span></text:p>
            <text:p text:style-name="P24">of two of its children are changed by the user.</text:p>
          </table:table-cell>
        </table:table-row>
      </table:table>
      <text:h text:style-name="P165" text:outline-level="4">Properties</text:h>
      <text:p text:style-name="P356"><text:s/><text:span text:style-name="T98">*NONE</text:span></text:p>
      <text:h text:style-name="P15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156" text:outline-level="4">Inherited From </text:h>
      <table:table table:name="Table68" table:style-name="Table68">
        <table:table-column table:style-name="Table68.A"/>
        <table:table-header-rows>
          <table:table-row>
            <table:table-cell table:style-name="Table68.A1" office:value-type="string">
              <text:p text:style-name="P125">Inherited From</text:p>
            </table:table-cell>
          </table:table-row>
        </table:table-header-rows>
        <table:table-row>
          <table:table-cell table:style-name="Table68.A2" office:value-type="string">
            <text:p text:style-name="P142"><text:a xlink:type="simple" xlink:href="#HeadersElement">org.zkoss.zul.impl.HeadersElement</text:a></text:p>
          </table:table-cell>
        </table:table-row>
        <table:table-row>
          <table:table-cell table:style-name="Table68.A2" office:value-type="string">
            <text:p text:style-name="P142"><text:a xlink:type="simple" xlink:href="#XulElement">org.zkoss.zul.impl.XulElement</text:a></text:p>
          </table:table-cell>
        </table:table-row>
        <table:table-row table:style-name="Table68.4">
          <table:table-cell table:style-name="Table68.A2" office:value-type="string">
            <text:p text:style-name="P142"><text:a xlink:type="simple" xlink:href="#HtmlBasedComponent">org.zkoss.zk.ui.HtmlBasedComponent</text:a> </text:p>
          </table:table-cell>
        </table:table-row>
        <table:table-row table:style-name="Table68.4">
          <table:table-cell table:style-name="Table68.A2" office:value-type="string">
            <text:p text:style-name="P142"><text:a xlink:type="simple" xlink:href="#AbstractComponent">org.zkoss.zk.ui.AbstractComponent </text:a></text:p>
          </table:table-cell>
        </table:table-row>
      </table:table>
      <text:h text:style-name="P35" text:outline-level="3"/>
      <text:h text:style-name="Heading_20_3" text:outline-level="3"><text:bookmark-start text:name="Combobox"/>Com<text:span text:style-name="T1">bobox</text:span><text:bookmark-end text:name="Combobox"/></text:h>
      <text:p text:style-name="P60">Components: <text:span text:style-name="Source_20_Text">combobox</text:span> and <text:span text:style-name="Source_20_Text">comboitem</text:span>.</text:p>
      <text:p text:style-name="P60">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60"><draw:frame draw:style-name="fr3"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06" text:outline-level="4">Class Name</text:h>
      <text:p text:style-name="P356"><text:span text:style-name="Source_20_Text"><text:span text:style-name="T14">org.zkoss.zul.Combobox</text:span></text:span></text:p>
      <text:h text:style-name="P156" text:outline-level="4">Supported Child Components</text:h>
      <text:p text:style-name="Text_20_body_20_indent_20_2"><text:a xlink:type="simple" xlink:href="#Comboitem">Comboitem</text:a> </text:p>
      <text:h text:style-name="P156" text:outline-level="4">Supported Events</text:h>
      <text:h text:style-name="P213" text:outline-level="4"/>
      <table:table table:name="Table69" table:style-name="Table69">
        <table:table-column table:style-name="Table69.A"/>
        <table:table-column table:style-name="Table69.B"/>
        <table:table-header-rows>
          <table:table-row>
            <table:table-cell table:style-name="Table69.A1" office:value-type="string">
              <text:p text:style-name="P125">Name</text:p>
            </table:table-cell>
            <table:table-cell table:style-name="Table69.B1" office:value-type="string">
              <text:p text:style-name="P125">Event Type</text:p>
            </table:table-cell>
          </table:table-row>
        </table:table-header-rows>
        <table:table-row>
          <table:table-cell table:style-name="Table69.A2" office:value-type="string">
            <text:p text:style-name="P128"><text:span text:style-name="Source_20_Text">onChange</text:span></text:p>
          </table:table-cell>
          <table:table-cell table:style-name="Table69.B2" office:value-type="string">
            <text:p text:style-name="P133"><text:a xlink:type="simple" xlink:href="#InputEvent"><text:span text:style-name="Source_20_Text"><text:span text:style-name="T93">org.zkoss.zk.ui.event.Input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text:span></text:span><text:span text:style-name="Source_20_Text"><text:span text:style-name="T122">Denotes the content of an input component has been</text:span></text:span></text:p>
            <text:p text:style-name="P26"><text:span text:style-name="T121">modified by the user.</text:span><text:span text:style-name="Source_20_Text"><text:span text:style-name="T93"> </text:span></text:span></text:p>
          </table:table-cell>
        </table:table-row>
        <table:table-row>
          <table:table-cell table:style-name="Table69.A2" office:value-type="string">
            <text:p text:style-name="P128"><text:span text:style-name="Source_20_Text"/></text:p>
            <text:p text:style-name="P128"><text:span text:style-name="Source_20_Text">onChanging</text:span></text:p>
          </table:table-cell>
          <table:table-cell table:style-name="Table69.B2" office:value-type="string">
            <text:p text:style-name="P133"><text:a xlink:type="simple" xlink:href="#InputEvent"><text:span text:style-name="Source_20_Text"><text:span text:style-name="T93">org.zkoss.zk.ui.event.InputEvent</text:span></text:span></text:a></text:p>
            <text:p text:style-name="P133"><text:span text:style-name="Source_20_Text"><text:span text:style-name="T93"/></text:span></text:p>
            <text:p text:style-name="P133"><text:span text:style-name="Source_20_Text"><text:span text:style-name="T4">Description:</text:span></text:span><text:span text:style-name="Source_20_Text"><text:span text:style-name="T93"> </text:span></text:span><text:span text:style-name="Source_20_Text"><text:span text:style-name="T122">Denotes that user is changing the content of an input </text:span></text:span><text:span text:style-name="T121">component. Notice that the component's content (at the server) won't be changed until </text:span><text:span text:style-name="Source_20_Text"><text:span text:style-name="T98">onChange</text:span></text:span><text:span text:style-name="T119"> </text:span><text:span text:style-name="T121">is received.</text:span></text:p>
            <text:p text:style-name="P27"><text:span text:style-name="T121">Thus, you have to invoke the </text:span><text:span text:style-name="Source_20_Text"><text:span text:style-name="T98">getValue</text:span></text:span><text:span text:style-name="T119"> </text:span><text:span text:style-name="T121">method in the </text:span><text:span text:style-name="Source_20_Text"><text:span text:style-name="T98">InputEvent</text:span></text:span><text:span text:style-name="T119"> </text:span><text:span text:style-name="T121">class to retrieve the temporary value.</text:span></text:p>
          </table:table-cell>
        </table:table-row>
        <table:table-row>
          <table:table-cell table:style-name="Table69.A2" office:value-type="string">
            <text:p text:style-name="P128"><text:span text:style-name="Source_20_Text">onSelection</text:span></text:p>
          </table:table-cell>
          <table:table-cell table:style-name="Table69.B2" office:value-type="string">
            <text:p text:style-name="P133"><text:a xlink:type="simple" xlink:href="#SelectionEvent"><text:span text:style-name="Source_20_Text"><text:span text:style-name="T93">org.zkoss.zk.ui.event.Selection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text:span></text:span><text:span text:style-name="Source_20_Text"><text:span text:style-name="T122">Denotes that user is selecting a portion of the text of an </text:span></text:span><text:span text:style-name="T121">input component. You can retrieve the start and end position of the selected text by use of the </text:span><text:span text:style-name="Source_20_Text"><text:span text:style-name="T98">getStart</text:span></text:span><text:span text:style-name="T119"> </text:span><text:span text:style-name="T121">and </text:span><text:span text:style-name="Source_20_Text"><text:span text:style-name="T98">getEnd</text:span></text:span><text:span text:style-name="T119"> </text:span><text:span text:style-name="T121">methods.</text:span></text:p>
          </table:table-cell>
        </table:table-row>
        <table:table-row>
          <table:table-cell table:style-name="Table69.A2" office:value-type="string">
            <text:p text:style-name="P128"><text:span text:style-name="Source_20_Text">onFocus</text:span></text:p>
          </table:table-cell>
          <table:table-cell table:style-name="Table69.B2" office:value-type="string">
            <text:p text:style-name="P133"><text:a xlink:type="simple" xlink:href="#Event"><text:span text:style-name="Source_20_Text">org.zkoss.zk.ui.event.Event</text:span></text:a></text:p>
            <text:p text:style-name="P133"><text:span text:style-name="Source_20_Text"/></text:p>
            <text:p text:style-name="P133"><text:span text:style-name="Source_20_Text"><text:span text:style-name="T4">Description:</text:span></text:span><text:span text:style-name="Source_20_Text"> Denotes when a component gets the focus.</text:span></text:p>
          </table:table-cell>
        </table:table-row>
        <table:table-row>
          <table:table-cell table:style-name="Table69.A2" office:value-type="string">
            <text:p text:style-name="P128"><text:span text:style-name="Source_20_Text">onBlur</text:span></text:p>
          </table:table-cell>
          <table:table-cell table:style-name="Table69.B2" office:value-type="string">
            <text:p text:style-name="P133"><text:a xlink:type="simple" xlink:href="#Event"><text:span text:style-name="Source_20_Text">org.zkoss.zk.ui.even.Event</text:span></text:a></text:p>
            <text:p text:style-name="P133"><text:span text:style-name="Source_20_Text"/></text:p>
            <text:p text:style-name="P133"><text:span text:style-name="Source_20_Text"><text:span text:style-name="T4">Description:</text:span></text:span><text:span text:style-name="Source_20_Text"> Denotes when a component loses the focus.</text:span></text:p>
          </table:table-cell>
        </table:table-row>
        <table:table-row>
          <table:table-cell table:style-name="Table69.A2" office:value-type="string">
            <text:p text:style-name="P128"><text:span text:style-name="Source_20_Text">onOpen</text:span></text:p>
          </table:table-cell>
          <table:table-cell table:style-name="Table69.B2" office:value-type="string">
            <text:p text:style-name="P133"><text:a xlink:type="simple" xlink:href="#OpenEvent"><text:span text:style-name="Source_20_Text">org.zkoss.zk.ui.event.OpenEvent</text:span></text:a></text:p>
            <text:p text:style-name="P133"><text:span text:style-name="Source_20_Text"/></text:p>
            <text:p text:style-name="P133"><text:span text:style-name="Source_20_Text"><text:span text:style-name="T4">Description:</text:span></text:span><text:span text:style-name="Source_20_Text"> </text:span><text:span text:style-name="Source_20_Text"><text:span text:style-name="T121">Denotes user has opened or closed a component. Note:</text:span></text:span></text:p>
            <text:p text:style-name="P25">unlike <text:span text:style-name="Source_20_Text">onClose</text:span>, this event is only a notification. The</text:p>
            <text:p text:style-name="P25">client sends this event after opening or closing the</text:p>
            <text:p text:style-name="P25">component.</text:p>
            <text:p text:style-name="P25">It is useful to implement <text:span text:style-name="T123">load-on-demand </text:span>by listening to</text:p>
            <text:p text:style-name="P25">the <text:span text:style-name="Source_20_Text">onOpen</text:span><text:span text:style-name="T118"> </text:span>event, and creating components when the</text:p>
            <text:p text:style-name="P24">first time the component is opened.</text:p>
          </table:table-cell>
        </table:table-row>
      </table:table>
      <text:h text:style-name="P165"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124">Property</text:p>
            </table:table-cell>
            <table:table-cell table:style-name="Table70.A1" office:value-type="string">
              <text:p text:style-name="P124">Description</text:p>
            </table:table-cell>
            <table:table-cell table:style-name="Table70.A1" office:value-type="string">
              <text:p text:style-name="P124">Data Type</text:p>
            </table:table-cell>
            <table:table-cell table:style-name="Table70.D1" office:value-type="string">
              <text:p text:style-name="P124">Default Value</text:p>
            </table:table-cell>
          </table:table-row>
        </table:table-header-rows>
        <table:table-row>
          <table:table-cell table:style-name="Table70.A2" office:value-type="string">
            <text:p text:style-name="P86"><text:span text:style-name="Source_20_Text"><text:span text:style-name="T60">aut</text:span></text:span><text:span text:style-name="Source_20_Text"><text:span text:style-name="T74">ocomplete</text:span></text:span></text:p>
          </table:table-cell>
          <table:table-cell table:style-name="Table70.A2" office:value-type="string">
            <text:p text:style-name="P4"><text:span text:style-name="Source_20_Text"><text:span text:style-name="T76">Sets whether to automatically complete this text box by matching the nearest item. </text:span></text:span></text:p>
          </table:table-cell>
          <table:table-cell table:style-name="Table70.A2" office:value-type="string">
            <text:p text:style-name="P86"><text:span text:style-name="Source_20_Text"><text:span text:style-name="T60">boo</text:span></text:span><text:span text:style-name="Source_20_Text"><text:span text:style-name="T74">lean</text:span></text:span></text:p>
          </table:table-cell>
          <table:table-cell table:style-name="Table70.D2" office:value-type="string">
            <text:p text:style-name="P128"><text:span text:style-name="Source_20_Text"><text:span text:style-name="T61">false</text:span></text:span></text:p>
          </table:table-cell>
        </table:table-row>
        <table:table-row>
          <table:table-cell table:style-name="Table70.A2" office:value-type="string">
            <text:p text:style-name="P86"><text:span text:style-name="Source_20_Text"><text:span text:style-name="T60">aut</text:span></text:span><text:span text:style-name="Source_20_Text"><text:span text:style-name="T74">odrop</text:span></text:span></text:p>
          </table:table-cell>
          <table:table-cell table:style-name="Table70.A2" office:value-type="string">
            <text:p text:style-name="P89">Sets whether to automatically drop the list if users is changing this text box. </text:p>
          </table:table-cell>
          <table:table-cell table:style-name="Table70.A2" office:value-type="string">
            <text:p text:style-name="P86"><text:span text:style-name="Source_20_Text"><text:span text:style-name="T60">boolean</text:span></text:span></text:p>
          </table:table-cell>
          <table:table-cell table:style-name="Table70.D2" office:value-type="string">
            <text:p text:style-name="P86"><text:span text:style-name="Source_20_Text"><text:span text:style-name="T60">false</text:span></text:span></text:p>
          </table:table-cell>
        </table:table-row>
        <table:table-row table:style-name="Table70.4">
          <table:table-cell table:style-name="Table70.A2" office:value-type="string">
            <text:p text:style-name="P86"><text:span text:style-name="Source_20_Text"><text:span text:style-name="T60">buttonVisible</text:span></text:span></text:p>
          </table:table-cell>
          <table:table-cell table:style-name="Table70.B4" office:value-type="string">
            <text:p text:style-name="P133">Sets whether the button (on the right of the textbox) is visible. </text:p>
          </table:table-cell>
          <table:table-cell table:style-name="Table70.A2" office:value-type="string">
            <text:p text:style-name="P86"><text:span text:style-name="Source_20_Text"><text:span text:style-name="T60">boo</text:span></text:span><text:span text:style-name="Source_20_Text"><text:span text:style-name="T74">lean</text:span></text:span></text:p>
          </table:table-cell>
          <table:table-cell table:style-name="Table70.D2" office:value-type="string">
            <text:p text:style-name="P5"><text:span text:style-name="Source_20_Text"><text:span text:style-name="T66">true</text:span></text:span></text:p>
          </table:table-cell>
        </table:table-row>
        <table:table-row table:style-name="Table70.5">
          <table:table-cell table:style-name="Table70.A2" office:value-type="string">
            <text:p text:style-name="P86"><text:span text:style-name="Source_20_Text"><text:span text:style-name="T60">image</text:span></text:span></text:p>
          </table:table-cell>
          <table:table-cell table:style-name="Table70.B4" office:value-type="string">
            <text:p text:style-name="P4"><text:span text:style-name="Source_20_Text"><text:span text:style-name="T78">Sets the URI of the button image. </text:span></text:span></text:p>
          </table:table-cell>
          <table:table-cell table:style-name="Table70.A2" office:value-type="string">
            <text:p text:style-name="Standard"><text:span text:style-name="Source_20_Text"><text:span text:style-name="T60">java.lang.String</text:span></text:span></text:p>
          </table:table-cell>
          <table:table-cell table:style-name="Table70.D2" office:value-type="string">
            <text:p text:style-name="P128"><text:span text:style-name="Source_20_Text"><text:span text:style-name="T61">&lt;null&gt;</text:span></text:span></text:p>
          </table:table-cell>
        </table:table-row>
      </table:table>
      <text:p text:style-name="P151"/>
      <text:h text:style-name="P15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3">Value: <text:span text:style-name="Source_20_Text"><text:span text:style-name="T93">true</text:span></text:span></text:p>
            <text:p text:style-name="Table_20_Contents"><text:span text:style-name="T4">Note:</text:span> child is allowed. </text:p>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Source_20_Text"><text:span text:style-name="T1">ing</text:span></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1">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1">.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95"><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ins</text:span><text:span text:style-name="Source_20_Text"><text:span text:style-name="T1">ertBefore(org.zkoss.zk.ui.Component)</text:span></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1">tiline.</text:span></text:p>
            <text:p text:style-name="P133"><text:span text:style-name="T5">Note: </text:span><text:span text:style-name="T65">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1"> rows.</text:span></text:p>
            <text:p text:style-name="P93"><text:span text:style-name="T1">Note: </text:span><text:span text:style-name="T94">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156" text:outline-level="4">Inherited From </text:h>
      <table:table table:name="Table72" table:style-name="Table72">
        <table:table-column table:style-name="Table72.A"/>
        <table:table-header-rows>
          <table:table-row>
            <table:table-cell table:style-name="Table72.A1" office:value-type="string">
              <text:p text:style-name="P125">Inherited From</text:p>
            </table:table-cell>
          </table:table-row>
        </table:table-header-rows>
        <table:table-row>
          <table:table-cell table:style-name="Table72.A2" office:value-type="string">
            <text:p text:style-name="P142"><text:a xlink:type="simple" xlink:href="#Textbox">org.zkoss.zul.Textbox</text:a></text:p>
          </table:table-cell>
        </table:table-row>
        <table:table-row>
          <table:table-cell table:style-name="Table72.A2" office:value-type="string">
            <text:p text:style-name="P142"><text:a xlink:type="simple" xlink:href="#InputElement">org.zkoss.zul.impl.InputElement</text:a></text:p>
          </table:table-cell>
        </table:table-row>
        <table:table-row>
          <table:table-cell table:style-name="Table72.A2" office:value-type="string">
            <text:p text:style-name="P142"><text:a xlink:type="simple" xlink:href="#XulElement">org.zkoss.zul.impl.XulElement</text:a></text:p>
          </table:table-cell>
        </table:table-row>
        <table:table-row table:style-name="Table72.5">
          <table:table-cell table:style-name="Table72.A2" office:value-type="string">
            <text:p text:style-name="P142"><text:a xlink:type="simple" xlink:href="#HtmlBasedComponent">org.zkoss.zk.ui.HtmlBasedComponent</text:a> </text:p>
          </table:table-cell>
        </table:table-row>
        <table:table-row table:style-name="Table72.5">
          <table:table-cell table:style-name="Table72.A2" office:value-type="string">
            <text:p text:style-name="P142"><text:a xlink:type="simple" xlink:href="#AbstractComponent">org.zkoss.zk.ui.AbstractComponent </text:a></text:p>
          </table:table-cell>
        </table:table-row>
      </table:table>
      <text:h text:style-name="P35" text:outline-level="3"><text:bookmark-start text:name="Comboitem"/>Com<text:span text:style-name="T1">boitem</text:span><text:bookmark-end text:name="Comboitem"/></text:h>
      <text:p text:style-name="P60">An item of a combo box.</text:p>
      <text:p text:style-name="P60"><draw:frame draw:style-name="fr3"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06" text:outline-level="4">Class Name</text:h>
      <text:p text:style-name="P356"><text:span text:style-name="Source_20_Text"><text:span text:style-name="T14">org.zkoss.zul.C</text:span></text:span><text:span text:style-name="Source_20_Text"><text:span text:style-name="T15">omboitem</text:span></text:span></text:p>
      <text:h text:style-name="P156" text:outline-level="4">Supported Child Components</text:h>
      <text:p text:style-name="Text_20_body_20_indent_20_2">*NONE</text:p>
      <text:h text:style-name="P156" text:outline-level="4">Supported Events</text:h>
      <text:p text:style-name="P380">*NONE</text:p>
      <text:h text:style-name="P212"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124">Property</text:p>
            </table:table-cell>
            <table:table-cell table:style-name="Table73.A1" office:value-type="string">
              <text:p text:style-name="P124">Description</text:p>
            </table:table-cell>
            <table:table-cell table:style-name="Table73.A1" office:value-type="string">
              <text:p text:style-name="P124">Data Type</text:p>
            </table:table-cell>
            <table:table-cell table:style-name="Table73.D1" office:value-type="string">
              <text:p text:style-name="P124">Default Value</text:p>
            </table:table-cell>
          </table:table-row>
        </table:table-header-rows>
        <table:table-row>
          <table:table-cell table:style-name="Table73.A2" office:value-type="string">
            <text:p text:style-name="P86"><text:span text:style-name="Source_20_Text"><text:span text:style-name="T74">value</text:span></text:span></text:p>
          </table:table-cell>
          <table:table-cell table:style-name="Table73.A2" office:value-type="string">
            <text:p text:style-name="P87"><text:span text:style-name="Source_20_Text"><text:span text:style-name="T60">Associate the value with this combo item. </text:span></text:span></text:p>
          </table:table-cell>
          <table:table-cell table:style-name="Table73.A2" office:value-type="string">
            <text:p text:style-name="P86"><text:span text:style-name="Source_20_Text"><text:span text:style-name="T74">java.lang.Object</text:span></text:span></text:p>
          </table:table-cell>
          <table:table-cell table:style-name="Table73.D2" office:value-type="string">
            <text:p text:style-name="P128"><text:span text:style-name="Source_20_Text"><text:span text:style-name="T61">&lt;null&gt;</text:span></text:span></text:p>
          </table:table-cell>
        </table:table-row>
        <table:table-row>
          <table:table-cell table:style-name="Table73.A2" office:value-type="string">
            <text:p text:style-name="P86"><text:span text:style-name="Source_20_Text">des</text:span><text:span text:style-name="Source_20_Text"><text:span text:style-name="T1">cription</text:span></text:span></text:p>
          </table:table-cell>
          <table:table-cell table:style-name="Table73.A2" office:value-type="string">
            <text:p text:style-name="P87">Sets the<text:span text:style-name="T1"> description.</text:span></text:p>
          </table:table-cell>
          <table:table-cell table:style-name="Table73.A2" office:value-type="string">
            <text:p text:style-name="P86">jav<text:span text:style-name="T1">a.lang.String</text:span></text:p>
          </table:table-cell>
          <table:table-cell table:style-name="Table73.D2" office:value-type="string">
            <text:p text:style-name="P128"><text:span text:style-name="Source_20_Text">&lt;empty&gt;</text:span></text:p>
          </table:table-cell>
        </table:table-row>
      </table:table>
      <text:p text:style-name="P151"/>
      <text:h text:style-name="P15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3">Value: <text:span text:style-name="Source_20_Text"><text:span text:style-name="T93">false</text:span></text:span></text:p>
            <text:p text:style-name="Table_20_Contents"><text:span text:style-name="T4">Note:</text:span> No child is allowed. </text:p>
          </table:table-cell>
          <table:table-cell table:style-name="Table74.C2" office:value-type="string">
            <text:p text:style-name="Table_20_Contents"><text:span text:style-name="Source_20_Text">boo</text:span><text:span text:style-name="Source_20_Text"><text:span text:style-name="T1">lean</text:sp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95"><text:span text:style-name="Source_20_Text">void</text:span></text:p>
          </table:table-cell>
        </table:table-row>
      </table:table>
      <text:h text:style-name="Heading_20_4" text:outline-level="4"/>
      <text:h text:style-name="P156" text:outline-level="4">Inherited From </text:h>
      <table:table table:name="Table75" table:style-name="Table75">
        <table:table-column table:style-name="Table75.A"/>
        <table:table-header-rows>
          <table:table-row>
            <table:table-cell table:style-name="Table75.A1" office:value-type="string">
              <text:p text:style-name="P125">Inherited From</text:p>
            </table:table-cell>
          </table:table-row>
        </table:table-header-rows>
        <table:table-row>
          <table:table-cell table:style-name="Table75.A2" office:value-type="string">
            <text:p text:style-name="P143"><text:a xlink:type="simple" xlink:href="#LabelImageElement">org.zkoss.zul.impl.LabelImageElement</text:a></text:p>
          </table:table-cell>
        </table:table-row>
        <table:table-row>
          <table:table-cell table:style-name="Table75.A2" office:value-type="string">
            <text:p text:style-name="P143"><text:a xlink:type="simple" xlink:href="#LabelElement">org.zkoss.zul.impl.LabelElement</text:a></text:p>
          </table:table-cell>
        </table:table-row>
        <table:table-row>
          <table:table-cell table:style-name="Table75.A2" office:value-type="string">
            <text:p text:style-name="P143"><text:a xlink:type="simple" xlink:href="#XulElement">org.zkoss.zul.impl.XulElement</text:a></text:p>
          </table:table-cell>
        </table:table-row>
        <table:table-row table:style-name="Table75.5">
          <table:table-cell table:style-name="Table75.A2" office:value-type="string">
            <text:p text:style-name="P143"><text:s/><text:a xlink:type="simple" xlink:href="#HtmlBasedComponent">org.zkoss.zk.ui.HtmlBasedComponent</text:a> </text:p>
          </table:table-cell>
        </table:table-row>
        <table:table-row table:style-name="Table75.5">
          <table:table-cell table:style-name="Table75.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Datebox"/>Datebox<text:bookmark-end text:name="Datebox"/></text:h>
      <text:p text:style-name="P65"><text:span text:style-name="T98">An edit box for holding a date. <text:s/>After click on the calender, a </text:span><text:span text:style-name="Source_20_Text"><text:span text:style-name="T98">calender</text:span></text:span><text:span text:style-name="T98"> will pop-up for inputting date.</text:span></text:p>
      <text:p text:style-name="P65"><text:span text:style-name="T98">Mouseless Entry </text:span><text:span text:style-name="Source_20_Text"><text:span text:style-name="T98">datebox</text:span></text:span></text:p>
      <text:p text:style-name="P65"><text:span text:style-name="T98">• Alt+DOWN to pop up the </text:span><text:span text:style-name="Source_20_Text"><text:span text:style-name="T98">calendar.</text:span></text:span></text:p>
      <text:p text:style-name="P65"><text:span text:style-name="T98">• LEFT, RIGHT, UP and DOWN to change the selected day from the </text:span><text:span text:style-name="Source_20_Text"><text:span text:style-name="T98">calendar.</text:span></text:span></text:p>
      <text:p text:style-name="P65"><text:span text:style-name="T98">• ENTER to activate the selection by copying the selected day to the </text:span><text:span text:style-name="Source_20_Text"><text:span text:style-name="T98">datebox</text:span></text:span><text:span text:style-name="T98"> control.</text:span></text:p>
      <text:p text:style-name="P65"><text:span text:style-name="T98">• Alt+UP or ESC to give up the selection and close the </text:span><text:span text:style-name="Source_20_Text"><text:span text:style-name="T98">calendar</text:span></text:span><text:span text:style-name="T98">.</text:span></text:p>
      <text:p text:style-name="P8"><draw:frame draw:style-name="fr3"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56"><text:span text:style-name="Source_20_Text"><text:span text:style-name="T85">org.zkoss.zul.Datebox</text:span></text:span> </text:p>
      <text:h text:style-name="Heading_20_4" text:outline-level="4">Supported Child Components</text:h>
      <text:p text:style-name="P67">*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125">Name</text:p>
            </table:table-cell>
            <table:table-cell table:style-name="Table76.B1" office:value-type="string">
              <text:p text:style-name="P125">Event Type</text:p>
            </table:table-cell>
          </table:table-row>
        </table:table-header-rows>
        <table:table-row>
          <table:table-cell table:style-name="Table76.A2" office:value-type="string">
            <text:p text:style-name="P128"><text:span text:style-name="Source_20_Text">OnClick</text:span></text:p>
          </table:table-cell>
          <table:table-cell table:style-name="Table76.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clicked the component. </text:span></text:span></text:p>
          </table:table-cell>
        </table:table-row>
        <table:table-row>
          <table:table-cell table:style-name="Table76.A2" office:value-type="string">
            <text:p text:style-name="P128"><text:span text:style-name="Source_20_Text">OnSelection</text:span></text:p>
          </table:table-cell>
          <table:table-cell table:style-name="Table76.B2" office:value-type="string">
            <text:p text:style-name="P133"><text:a xlink:type="simple" xlink:href="#SelectionEvent"><text:span text:style-name="Source_20_Text">org.zkoss.zk.ui.event.SelectionEvent</text:span></text:a></text:p>
            <text:p text:style-name="P133"><text:span text:style-name="Source_20_Text"/></text:p>
            <text:p text:style-name="P133"><text:span text:style-name="Source_20_Text"><text:span text:style-name="T4">Description:</text:spa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128"><text:span text:style-name="Source_20_Text">OnFocus</text:span></text:p>
          </table:table-cell>
          <table:table-cell table:style-name="Table76.B2" office:value-type="string">
            <text:p text:style-name="P133"><text:a xlink:type="simple" xlink:href="#Event"><text:span text:style-name="Source_20_Text">org.zkoss.zk.ui.event.Event</text:span></text:a></text:p>
            <text:p text:style-name="P133"><text:span text:style-name="Source_20_Text"/></text:p>
            <text:p text:style-name="P133"><text:span text:style-name="Source_20_Text"><text:span text:style-name="T4">Description:</text:span></text:span><text:span text:style-name="Source_20_Text"> Denotes when a component gets the focus.</text:span></text:p>
          </table:table-cell>
        </table:table-row>
        <table:table-row>
          <table:table-cell table:style-name="Table76.A2" office:value-type="string">
            <text:p text:style-name="P128"><text:span text:style-name="Source_20_Text">OnBlur</text:span></text:p>
          </table:table-cell>
          <table:table-cell table:style-name="Table76.B2" office:value-type="string">
            <text:p text:style-name="P133"><text:a xlink:type="simple" xlink:href="#Event"><text:span text:style-name="Source_20_Text">org.zkoss.zk.ui.even.Event</text:span></text:a></text:p>
            <text:p text:style-name="P133"><text:span text:style-name="Source_20_Text"/></text:p>
            <text:p text:style-name="P133"><text:span text:style-name="Source_20_Text">Description: Denotes when a component loses the focus.</text:span></text:p>
          </table:table-cell>
        </table:table-row>
        <table:table-row>
          <table:table-cell table:style-name="Table76.A2" office:value-type="string">
            <text:p text:style-name="P128"><text:span text:style-name="Source_20_Text">OnChange</text:span></text:p>
          </table:table-cell>
          <table:table-cell table:style-name="Table76.B2" office:value-type="string">
            <text:p text:style-name="P133"><text:a xlink:type="simple" xlink:href="#InputEvent"><text:span text:style-name="Source_20_Text">org.zkoss.zk.ui.even.InputEvent</text:span></text:a></text:p>
            <text:p text:style-name="P133"><text:span text:style-name="Source_20_Text"/></text:p>
            <text:p text:style-name="P133"><text:span text:style-name="Source_20_Text"><text:span text:style-name="T4">Description:</text:span></text:span><text:span text:style-name="Source_20_Text"> An input control notifies the application with the onChange event if its content is changed</text:span></text:p>
            <text:p text:style-name="P133"><text:span text:style-name="Source_20_Text">by the user.</text:span></text:p>
          </table:table-cell>
        </table:table-row>
        <table:table-row>
          <table:table-cell table:style-name="Table76.A2" office:value-type="string">
            <text:p text:style-name="P128"><text:span text:style-name="Source_20_Text">OnChanging</text:span></text:p>
          </table:table-cell>
          <table:table-cell table:style-name="Table76.B2" office:value-type="string">
            <text:p text:style-name="P133"><text:a xlink:type="simple" xlink:href="#InputEvent"><text:span text:style-name="Source_20_Text">org.zkoss.zk.ui.even.InputEvent</text:span></text:a></text:p>
            <text:p text:style-name="P133"><text:span text:style-name="Source_20_Text"/></text:p>
            <text:p text:style-name="P133"><text:span text:style-name="Source_20_Text"><text:span text:style-name="T4">Desczription:</text:span></text:span><text:span text:style-name="Source_20_Text"> An input control also notifies the application with the onChanging event, when user is</text:span></text:p>
            <text:p text:style-name="P133"><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125">Property</text:p>
            </table:table-cell>
            <table:table-cell table:style-name="Table77.A1" office:value-type="string">
              <text:p text:style-name="P125">Description</text:p>
            </table:table-cell>
            <table:table-cell table:style-name="Table77.A1" office:value-type="string">
              <text:p text:style-name="P125">Data Type</text:p>
            </table:table-cell>
            <table:table-cell table:style-name="Table77.D1" office:value-type="string">
              <text:p text:style-name="P125">Default Value</text:p>
            </table:table-cell>
          </table:table-row>
        </table:table-header-rows>
        <table:table-row>
          <table:table-cell table:style-name="Table77.A2" office:value-type="string">
            <text:p text:style-name="P86"><text:span text:style-name="Source_20_Text">image</text:span></text:p>
          </table:table-cell>
          <table:table-cell table:style-name="Table77.A2" office:value-type="string">
            <text:p text:style-name="P87">the URI of the button image</text:p>
            <text:p text:style-name="P87"><text:span text:style-name="T4">Values: </text:span><text:span text:style-name="Source_20_Text"><text:span text:style-name="T93">url</text:span></text:span></text:p>
          </table:table-cell>
          <table:table-cell table:style-name="Table77.A2" office:value-type="string">
            <text:p text:style-name="P86"><text:span text:style-name="Source_20_Text">String</text:span></text:p>
          </table:table-cell>
          <table:table-cell table:style-name="Table77.D2" office:value-type="string">
            <text:p text:style-name="P86"><text:span text:style-name="Source_20_Text">&lt;empty string&gt;</text:span></text:p>
          </table:table-cell>
        </table:table-row>
        <table:table-row table:style-name="Table77.3">
          <table:table-cell table:style-name="Table77.A2" office:value-type="string">
            <text:p text:style-name="P86"><text:span text:style-name="Source_20_Text">lenient</text:span></text:p>
          </table:table-cell>
          <table:table-cell table:style-name="Table77.B3" office:value-type="string">
            <text:p text:style-name="P133">whether or not date/time parsing is to be lenient</text:p>
            <text:p text:style-name="P133">With lenient parsing, the parser may use heuristics to interpret inputs that do not precisely match this object's format.</text:p>
            <text:p text:style-name="P133">With strict parsing, inputs must match this object's format</text:p>
            <text:p text:style-name="P133"><text:span text:style-name="T4">Values:</text:span><text:span text:style-name="Source_20_Text"><text:span text:style-name="T93">true|false</text:span></text:span></text:p>
          </table:table-cell>
          <table:table-cell table:style-name="Table77.A2" office:value-type="string">
            <text:p text:style-name="P86"><text:span text:style-name="Source_20_Text">Boolean</text:span></text:p>
          </table:table-cell>
          <table:table-cell table:style-name="Table77.D2" office:value-type="string">
            <text:p text:style-name="P86"><text:span text:style-name="Source_20_Text">true</text:span></text:p>
          </table:table-cell>
        </table:table-row>
        <table:table-row table:style-name="Table77.3">
          <table:table-cell table:style-name="Table77.A2" office:value-type="string">
            <text:p text:style-name="P86"><text:span text:style-name="Source_20_Text">compact</text:span></text:p>
          </table:table-cell>
          <table:table-cell table:style-name="Table77.B3" office:value-type="string">
            <text:p text:style-name="P133">whether to use a compact layout</text:p>
            <text:p text:style-name="P133"><text:span text:style-name="T4">Values:</text:span><text:span text:style-name="Source_20_Text"><text:span text:style-name="T93">true|false</text:span></text:span></text:p>
          </table:table-cell>
          <table:table-cell table:style-name="Table77.A2" office:value-type="string">
            <text:p text:style-name="P86"><text:span text:style-name="Source_20_Text">Boolean</text:span></text:p>
          </table:table-cell>
          <table:table-cell table:style-name="Table77.D2" office:value-type="string">
            <text:p text:style-name="P86"><text:span text:style-name="Source_20_Text">false</text:span></text:p>
          </table:table-cell>
        </table:table-row>
        <table:table-row table:style-name="Table77.3">
          <table:table-cell table:style-name="Table77.A2" office:value-type="string">
            <text:p text:style-name="P86"><text:span text:style-name="Source_20_Text">buttonVisible</text:span></text:p>
          </table:table-cell>
          <table:table-cell table:style-name="Table77.B3" office:value-type="string">
            <text:p text:style-name="P133">whether the button (on the right of the textbox) is visible</text:p>
            <text:p text:style-name="P133"><text:span text:style-name="T4">Values:</text:span><text:span text:style-name="Source_20_Text"><text:span text:style-name="T93">true|false</text:span></text:span></text:p>
          </table:table-cell>
          <table:table-cell table:style-name="Table77.A2" office:value-type="string">
            <text:p text:style-name="P86"><text:span text:style-name="Source_20_Text">Boolean</text:span></text:p>
          </table:table-cell>
          <table:table-cell table:style-name="Table77.D2" office:value-type="string">
            <text:p text:style-name="P86"><text:span text:style-name="Source_20_Text">true</text:span></text:p>
          </table:table-cell>
        </table:table-row>
        <table:table-row table:style-name="Table77.3">
          <table:table-cell table:style-name="Table77.A2" office:value-type="string">
            <text:p text:style-name="P86"><text:span text:style-name="Source_20_Text">timezone</text:span></text:p>
          </table:table-cell>
          <table:table-cell table:style-name="Table77.B3" office:value-type="string">
            <text:p text:style-name="P133">the time zone that this date box belongs to, or <text:span text:style-name="Source_20_Text">null</text:span> if the default time zone is used.</text:p>
          </table:table-cell>
          <table:table-cell table:style-name="Table77.A2" office:value-type="string">
            <text:p text:style-name="P133"><text:span text:style-name="Source_20_Text">java.util.TimeZone </text:span></text:p>
          </table:table-cell>
          <table:table-cell table:style-name="Table77.D2" office:value-type="string">
            <text:p text:style-name="P86"><text:span text:style-name="Source_20_Text">&lt;null&gt;</text:span></text:p>
          </table:table-cell>
        </table:table-row>
        <table:table-row table:style-name="Table77.3">
          <table:table-cell table:style-name="Table77.A2" office:value-type="string">
            <text:p text:style-name="P86"><text:span text:style-name="Source_20_Text">Value</text:span></text:p>
          </table:table-cell>
          <table:table-cell table:style-name="Table77.B3" office:value-type="string">
            <text:p text:style-name="P133">the value (in Date)</text:p>
          </table:table-cell>
          <table:table-cell table:style-name="Table77.A2" office:value-type="string">
            <text:p text:style-name="P133"><text:span text:style-name="Source_20_Text"><text:span text:style-name="T96">java.util.Date</text:span></text:span><text:span text:style-name="Source_20_Text"> </text:span></text:p>
          </table:table-cell>
          <table:table-cell table:style-name="Table77.D2" office:value-type="string">
            <text:p text:style-name="P86"><text:span text:style-name="Source_20_Text">&lt;empty string&gt;</text:span></text:p>
          </table:table-cell>
        </table:table-row>
      </table:table>
      <text:h text:style-name="Heading_20_4" text:outline-level="4">Methods</text:h>
      <text:p text:style-name="P153"><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86"><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86"><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86"><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86"><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86"><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27">Inherited From</text:p>
            </table:table-cell>
          </table:table-row>
        </table:table-header-rows>
        <table:table-row>
          <table:table-cell table:style-name="Table79.A2" office:value-type="string">
            <text:p text:style-name="P444"><text:a xlink:type="simple" xlink:href="#FormatInputElement"><text:span text:style-name="Source_20_Text"><text:span text:style-name="T100">org.zkoss.zul.impl.FormatInputElement</text:span></text:span></text:a></text:p>
          </table:table-cell>
        </table:table-row>
        <table:table-row>
          <table:table-cell table:style-name="Table79.A2" office:value-type="string">
            <text:p text:style-name="P142"><text:a xlink:type="simple" xlink:href="#InputElement"><text:span text:style-name="Source_20_Text">org.zkoss.zul.impl.InputElement</text:span></text:a></text:p>
          </table:table-cell>
        </table:table-row>
        <table:table-row table:style-name="Table79.4">
          <table:table-cell table:style-name="Table79.A2" office:value-type="string">
            <text:p text:style-name="P142"><text:a xlink:type="simple" xlink:href="#XulElement"><text:span text:style-name="Source_20_Text">org.zkoss.zul.impl.XulElement</text:span></text:a></text:p>
          </table:table-cell>
        </table:table-row>
        <table:table-row table:style-name="Table79.4">
          <table:table-cell table:style-name="Table79.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142"><text:a xlink:type="simple" xlink:href="#AbstractComponent"><text:span text:style-name="Source_20_Text">org.zkoss.zk.ui.AbstractComponent </text:span></text:a></text:p>
          </table:table-cell>
        </table:table-row>
      </table:table>
      <text:p text:style-name="P34"/>
      <text:h text:style-name="P35" text:outline-level="3"/>
      <text:h text:style-name="Heading_20_3" text:outline-level="3"><text:bookmark-start text:name="Decimalbox"/>D<text:bookmark-end text:name="Decimalbox"/>oublebox</text:h>
      <text:p text:style-name="P353">An edit box for holding an float point value (double).</text:p>
      <text:p text:style-name="P8"><draw:frame draw:style-name="fr3" draw:name="graphics112" text:anchor-type="paragraph" svg:width="2.937cm" svg:height="0.9cm" draw:z-index="75"><draw:image xlink:href="../images/doublebox.png" xlink:type="simple" xlink:show="embed" xlink:actuate="onLoad" draw:filter-name="&lt;All formats&gt;"/></draw:frame></text:p>
      <text:p text:style-name="Code_20_Indent_20_2">&lt;doublebox value="2.3"/&gt;</text:p>
      <text:h text:style-name="Heading_20_4" text:outline-level="4">Class Name</text:h>
      <text:p text:style-name="P56"><text:span text:style-name="Source_20_Text"><text:span text:style-name="T85">org.zkoss.zul.Doublebox</text:span></text:span> </text:p>
      <text:h text:style-name="Heading_20_4" text:outline-level="4">Supported Child Components</text:h>
      <text:p text:style-name="Text_20_body_20_indent_20_2">*NONE </text:p>
      <text:h text:style-name="P158"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125">Name</text:p>
            </table:table-cell>
            <table:table-cell table:style-name="Table80.B1" office:value-type="string">
              <text:p text:style-name="P125">Inherited From</text:p>
            </table:table-cell>
          </table:table-row>
        </table:table-header-rows>
        <table:table-row>
          <table:table-cell table:style-name="Table80.A2" office:value-type="string">
            <text:p text:style-name="P128"><text:span text:style-name="Source_20_Text">OnClick</text:span></text:p>
          </table:table-cell>
          <table:table-cell table:style-name="Table80.B2" office:value-type="string">
            <text:p text:style-name="P133"><text:a xlink:type="simple" xlink:href="#MouseEvent"><text:span text:style-name="Source_20_Text"><text:span text:style-name="T93">org.zkoss.zk.ui.event.MouseEvent</text:span></text:span></text:a></text:p>
            <text:p text:style-name="P133"><text:span text:style-name="Source_20_Text"><text:span text:style-name="T93"/></text:span></text:p>
            <text:p text:style-name="P133"><text:span text:style-name="Source_20_Text"><text:span text:style-name="T4">Description: </text:span></text:span><text:span text:style-name="Source_20_Text"><text:span text:style-name="T93">Denotes user has clicked the component.</text:span></text:span></text:p>
          </table:table-cell>
        </table:table-row>
        <table:table-row>
          <table:table-cell table:style-name="Table80.A2" office:value-type="string">
            <text:p text:style-name="P128"><text:span text:style-name="Source_20_Text">OnSelection</text:span></text:p>
          </table:table-cell>
          <table:table-cell table:style-name="Table80.B2" office:value-type="string">
            <text:p text:style-name="P133"><text:a xlink:type="simple" xlink:href="#SelectionEvent"><text:span text:style-name="Source_20_Text">org.zkoss.zk.ui.event.SelectionEvent</text:span></text:a></text:p>
            <text:p text:style-name="P133"><text:span text:style-name="Source_20_Text"/></text:p>
            <text:p text:style-name="P133"><text:span text:style-name="Source_20_Text"><text:span text:style-name="T4">Description: </text:span></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128"><text:span text:style-name="Source_20_Text">OnFocus</text:span></text:p>
          </table:table-cell>
          <table:table-cell table:style-name="Table80.B2" office:value-type="string">
            <text:p text:style-name="P133"><text:a xlink:type="simple" xlink:href="#Event"><text:span text:style-name="Source_20_Text">org.zkoss.zk.ui.event.Event</text:span></text:a></text:p>
            <text:p text:style-name="P133"><text:span text:style-name="Source_20_Text"/></text:p>
            <text:p text:style-name="P133"><text:span text:style-name="Source_20_Text"><text:span text:style-name="T4">Description:</text:span></text:span><text:span text:style-name="Source_20_Text"> Denotes when a component gets the focus.</text:span></text:p>
          </table:table-cell>
        </table:table-row>
        <table:table-row>
          <table:table-cell table:style-name="Table80.A2" office:value-type="string">
            <text:p text:style-name="P128"><text:span text:style-name="Source_20_Text">OnBlur</text:span></text:p>
          </table:table-cell>
          <table:table-cell table:style-name="Table80.B2" office:value-type="string">
            <text:p text:style-name="P133"><text:a xlink:type="simple" xlink:href="#Event"><text:span text:style-name="Source_20_Text">org.zkoss.zk.ui.even.Event</text:span></text:a></text:p>
            <text:p text:style-name="P133"><text:span text:style-name="Source_20_Text"/></text:p>
            <text:p text:style-name="P133"><text:span text:style-name="Source_20_Text"><text:span text:style-name="T4">Description:</text:span></text:span><text:span text:style-name="Source_20_Text"> Denotes when a component loses the focus.</text:span></text:p>
          </table:table-cell>
        </table:table-row>
        <table:table-row>
          <table:table-cell table:style-name="Table80.A2" office:value-type="string">
            <text:p text:style-name="P128"><text:span text:style-name="Source_20_Text">OnChange</text:span></text:p>
          </table:table-cell>
          <table:table-cell table:style-name="Table80.B2" office:value-type="string">
            <text:p text:style-name="P133"><text:span text:style-name="Source_20_Text">org.zkoss.zk.ui.even.InputEvent</text:span></text:p>
            <text:p text:style-name="P133"><text:span text:style-name="Source_20_Text"/></text:p>
            <text:p text:style-name="P133"><text:span text:style-name="Source_20_Text"><text:span text:style-name="T4">Description: </text:span></text:span><text:span text:style-name="Source_20_Text">An input control notifies the application with the onChange event if its content is changed</text:span></text:p>
            <text:p text:style-name="P133"><text:span text:style-name="Source_20_Text">by the user.</text:span></text:p>
          </table:table-cell>
        </table:table-row>
        <table:table-row>
          <table:table-cell table:style-name="Table80.A2" office:value-type="string">
            <text:p text:style-name="P128"><text:span text:style-name="Source_20_Text">OnChanging</text:span></text:p>
          </table:table-cell>
          <table:table-cell table:style-name="Table80.B2" office:value-type="string">
            <text:p text:style-name="P133"><text:a xlink:type="simple" xlink:href="#InputEvent"><text:span text:style-name="Source_20_Text">org.zkoss.zk.ui.even.InputEvent</text:span></text:a></text:p>
            <text:p text:style-name="P133"><text:span text:style-name="Source_20_Text"/></text:p>
            <text:p text:style-name="P133"><text:span text:style-name="Source_20_Text"><text:span text:style-name="T4">Description:</text:span></text:span><text:span text:style-name="Source_20_Text"> An input control also notifies the application with the onChanging event, when user is</text:span></text:p>
            <text:p text:style-name="P133"><text:span text:style-name="Source_20_Text">changing the content.</text:span></text:p>
          </table:table-cell>
        </table:table-row>
      </table:table>
      <text:h text:style-name="P158"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125">Property</text:p>
            </table:table-cell>
            <table:table-cell table:style-name="Table81.A1" office:value-type="string">
              <text:p text:style-name="P125">Description</text:p>
            </table:table-cell>
            <table:table-cell table:style-name="Table81.A1" office:value-type="string">
              <text:p text:style-name="P125">Data Type</text:p>
            </table:table-cell>
            <table:table-cell table:style-name="Table81.D1" office:value-type="string">
              <text:p text:style-name="P125">Default Values</text:p>
            </table:table-cell>
          </table:table-row>
        </table:table-header-rows>
        <table:table-row>
          <table:table-cell table:style-name="Table81.A2" office:value-type="string">
            <text:p text:style-name="P86"><text:span text:style-name="Source_20_Text">value</text:span></text:p>
          </table:table-cell>
          <table:table-cell table:style-name="Table81.A2" office:value-type="string">
            <text:p text:style-name="P87">the value (in <text:span text:style-name="Source_20_Text">Double</text:span>), might be null unless a constraint stops it. </text:p>
          </table:table-cell>
          <table:table-cell table:style-name="Table81.A2" office:value-type="string">
            <text:p text:style-name="P86"><text:span text:style-name="Source_20_Text"><text:span text:style-name="T96">java.math.BigDecimal</text:span></text:span><text:span text:style-name="Source_20_Text"> </text:span></text:p>
          </table:table-cell>
          <table:table-cell table:style-name="Table81.D2" office:value-type="string">
            <text:p text:style-name="P86"><text:span text:style-name="Source_20_Text">0</text:span></text:p>
          </table:table-cell>
        </table:table-row>
      </table:table>
      <text:h text:style-name="Heading_20_4" text:outline-level="4">Methods</text:h>
      <text:p text:style-name="P153"><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86"><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86"><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86"><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86"><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125">Inherited From</text:p>
            </table:table-cell>
          </table:table-row>
        </table:table-header-rows>
        <table:table-row>
          <table:table-cell table:style-name="Table83.A2" office:value-type="string">
            <text:p text:style-name="P444"><text:a xlink:type="simple" xlink:href="#NumberInputElement"><text:span text:style-name="Source_20_Text"><text:span text:style-name="T100">org.zkoss.zul.impl.NumberInputElement</text:span></text:span></text:a></text:p>
          </table:table-cell>
        </table:table-row>
        <table:table-row>
          <table:table-cell table:style-name="Table83.A2" office:value-type="string">
            <text:p text:style-name="P444"><text:a xlink:type="simple" xlink:href="#FormatInputElement"><text:span text:style-name="Source_20_Text"><text:span text:style-name="T100">org.zkoss.zul.impl.FormatInputElement</text:span></text:span></text:a></text:p>
          </table:table-cell>
        </table:table-row>
        <table:table-row>
          <table:table-cell table:style-name="Table83.A2" office:value-type="string">
            <text:p text:style-name="P142"><text:a xlink:type="simple" xlink:href="#InputElement"><text:span text:style-name="Source_20_Text">org.zkoss.zul.impl.InputElement</text:span></text:a></text:p>
          </table:table-cell>
        </table:table-row>
        <table:table-row table:style-name="Table83.5">
          <table:table-cell table:style-name="Table83.A2" office:value-type="string">
            <text:p text:style-name="P142"><text:a xlink:type="simple" xlink:href="#XulElement"><text:span text:style-name="Source_20_Text">org.zkoss.zul.impl.XulElement</text:span></text:a></text:p>
          </table:table-cell>
        </table:table-row>
        <table:table-row table:style-name="Table83.5">
          <table:table-cell table:style-name="Table83.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142"><text:a xlink:type="simple" xlink:href="#AbstractComponent"><text:span text:style-name="Source_20_Text">org.zkoss.zk.ui.AbstractComponent </text:span></text:a></text:p>
          </table:table-cell>
        </table:table-row>
      </table:table>
      <text:p text:style-name="Standard"/>
      <text:h text:style-name="Heading_20_3" text:outline-level="3"/>
      <text:h text:style-name="P35" text:outline-level="3"/>
      <text:h text:style-name="Heading_20_3" text:outline-level="3">Div</text:h>
      <text:p text:style-name="P65"><text:span text:style-name="T98">The same as </text:span><text:span text:style-name="Source_20_Text"><text:span text:style-name="T98">HTML DIV </text:span></text:span><text:span text:style-name="T98">tag.</text:span></text:p>
      <text:p text:style-name="P65"><text:span text:style-name="T98">An extension. It has the same effect as</text:span><text:span text:style-name="Source_20_Text"><text:span text:style-name="T98"> &lt;h:div xmlns:h="http://www.w3.org/1999/xhtml"&gt;</text:span></text:span><text:span text:style-name="T98">. Note: a Window without title and caption has the same visual effect as </text:span><text:span text:style-name="Source_20_Text"><text:span text:style-name="T98">Div</text:span></text:span><text:span text:style-name="T98">, but </text:span><text:span text:style-name="Source_20_Text"><text:span text:style-name="T98">Div</text:span></text:span><text:span text:style-name="T98"> doesn't implement </text:span><text:span text:style-name="Source_20_Text"><text:span text:style-name="T98">IdSpace</text:span></text:span><text:span text:style-name="T98">. In other words, </text:span><text:span text:style-name="Source_20_Text"><text:span text:style-name="T98">Div</text:span></text:span><text:span text:style-name="T98"> won't affect the uniqueness of identifiers. </text:span></text:p>
      <text:p text:style-name="P8"><draw:frame draw:style-name="fr3"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56"><text:span text:style-name="Source_20_Text"><text:span text:style-name="T85">org.zkoss.zul.Div</text:span></text:span><text:span text:style-name="Source_20_Text"> </text:span></text:p>
      <text:h text:style-name="Heading_20_4" text:outline-level="4">Supported Child Components</text:h>
      <text:p text:style-name="P67">*All</text:p>
      <text:h text:style-name="Heading_20_4" text:outline-level="4">Supported Events</text:h>
      <text:p text:style-name="P163">*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125">Property</text:p>
            </table:table-cell>
            <table:table-cell table:style-name="Table84.A1" office:value-type="string">
              <text:p text:style-name="P125">Description</text:p>
            </table:table-cell>
            <table:table-cell table:style-name="Table84.A1" office:value-type="string">
              <text:p text:style-name="P125">Data Type</text:p>
            </table:table-cell>
            <table:table-cell table:style-name="Table84.D1" office:value-type="string">
              <text:p text:style-name="P125">Values</text:p>
            </table:table-cell>
          </table:table-row>
        </table:table-header-rows>
        <table:table-row>
          <table:table-cell table:style-name="Table84.A2" office:value-type="string">
            <text:p text:style-name="P86"><text:span text:style-name="Source_20_Text">align</text:span></text:p>
          </table:table-cell>
          <table:table-cell table:style-name="Table84.A2" office:value-type="string">
            <text:p text:style-name="P87">The alignment</text:p>
            <text:p text:style-name="P87"><text:span text:style-name="T4">Values:</text:span> <text:span text:style-name="Source_20_Text">one of left, center, right, ustify.</text:span></text:p>
          </table:table-cell>
          <table:table-cell table:style-name="Table84.A2" office:value-type="string">
            <text:p text:style-name="P86"><text:span text:style-name="Source_20_Text">String</text:span></text:p>
          </table:table-cell>
          <table:table-cell table:style-name="Table84.D2" office:value-type="string">
            <text:p text:style-name="P86"><text:span text:style-name="Source_20_Text">&lt;null&gt; </text:span></text:p>
            <text:p text:style-name="P86"><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86"><text:span text:style-name="Source_20_Text">String</text:span></text:p>
          </table:table-cell>
        </table:table-row>
      </table:table>
      <text:p text:style-name="P154"><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125">Inherited From</text:p>
            </table:table-cell>
          </table:table-row>
        </table:table-header-rows>
        <table:table-row table:style-name="Table86.2">
          <table:table-cell table:style-name="Table86.A2" office:value-type="string">
            <text:p text:style-name="P142"><text:a xlink:type="simple" xlink:href="#XulElement"><text:span text:style-name="Source_20_Text">org.zkoss.zul.impl.XulElement</text:span></text:a></text:p>
          </table:table-cell>
        </table:table-row>
        <table:table-row table:style-name="Table86.2">
          <table:table-cell table:style-name="Table86.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142"><text:a xlink:type="simple" xlink:href="#AbstractComponent"><text:span text:style-name="Source_20_Text">org.zkoss.zk.ui.AbstractComponent </text:span></text:a></text:p>
          </table:table-cell>
        </table:table-row>
      </table:table>
      <text:h text:style-name="P35" text:outline-level="3"/>
      <text:h text:style-name="Heading_20_3" text:outline-level="3"><text:bookmark-start text:name="East"/>East<text:bookmark-end text:name="East"/></text:h>
      <text:p text:style-name="P53">This component is a east region. The default class of CSS is specified "layout-region-east".</text:p>
      <text:p text:style-name="Text_20_body_20_indent"/>
      <text:p text:style-name="P52"><draw:frame draw:style-name="fr4"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06" text:outline-level="4">Class Name</text:h>
      <text:p text:style-name="P356"><text:span text:style-name="Source_20_Text"><text:span text:style-name="T16">org.zkoss.zkex.zul.East</text:span></text:span></text:p>
      <text:h text:style-name="P156" text:outline-level="4">Supported Child Components</text:h>
      <text:p text:style-name="Text_20_body_20_indent_20_2">*NONE</text:p>
      <text:h text:style-name="P15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125">Name</text:p>
            </table:table-cell>
            <table:table-cell table:style-name="Table87.B1" office:value-type="string">
              <text:p text:style-name="P125">Inherited From</text:p>
            </table:table-cell>
          </table:table-row>
        </table:table-header-rows>
        <table:table-row>
          <table:table-cell table:style-name="Table87.A2" office:value-type="string">
            <text:p text:style-name="P128"><text:span text:style-name="Source_20_Text">OnOpen</text:span></text:p>
          </table:table-cell>
          <table:table-cell table:style-name="Table87.B2" office:value-type="string">
            <text:p text:style-name="Table_20_Contents"><text:a xlink:type="simple" xlink:href="#OpenEvent"><text:span text:style-name="Source_20_Text"><text:span text:style-name="T108">org.zkoss.zk.ui.event.OpenEvent</text:span></text:span></text:a></text:p>
            <text:p text:style-name="Table_20_Contents"><text:span text:style-name="Source_20_Text"><text:span text:style-name="T106">Description: </text:span></text:span><text:span text:style-name="Source_20_Text"><text:span text:style-name="T107">When a layout is collapsed or opened by a user, the </text:span></text:span><text:span text:style-name="Source_20_Text"><text:span text:style-name="T98">onOpen</text:span></text:span><text:span text:style-name="Source_20_Text"><text:span text:style-name="T107"> event is sent to the application.</text:span></text:span></text:p>
          </table:table-cell>
        </table:table-row>
      </table:table>
      <text:h text:style-name="P212"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124">Property</text:p>
            </table:table-cell>
            <table:table-cell table:style-name="Table88.A1" office:value-type="string">
              <text:p text:style-name="P124">Description</text:p>
            </table:table-cell>
            <table:table-cell table:style-name="Table88.A1" office:value-type="string">
              <text:p text:style-name="P124">Data Type</text:p>
            </table:table-cell>
            <table:table-cell table:style-name="Table88.D1" office:value-type="string">
              <text:p text:style-name="P124">Default Value</text:p>
            </table:table-cell>
          </table:table-row>
        </table:table-header-rows>
        <table:table-row>
          <table:table-cell table:style-name="Table88.A2" office:value-type="string">
            <text:p text:style-name="P86"><text:span text:style-name="Source_20_Text"><text:span text:style-name="T60">size</text:span></text:span></text:p>
          </table:table-cell>
          <table:table-cell table:style-name="Table88.A2" office:value-type="string">
            <text:p text:style-name="P112">Sets the size of this region.</text:p>
          </table:table-cell>
          <table:table-cell table:style-name="Table88.A2" office:value-type="string">
            <text:p text:style-name="P86"><text:span text:style-name="Source_20_Text"><text:span text:style-name="T60">java.lang.String</text:span></text:span></text:p>
          </table:table-cell>
          <table:table-cell table:style-name="Table88.D2" office:value-type="string">
            <text:p text:style-name="P128"><text:span text:style-name="Source_20_Text"><text:span text:style-name="T61">null</text:span></text:span></text:p>
          </table:table-cell>
        </table:table-row>
      </table:table>
      <text:p text:style-name="P166"/>
      <text:h text:style-name="P15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Source_20_Text"><text:span text:style-name="T1">java.lang.String</text:span></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Heading_20_4" text:outline-level="4"/>
      <text:p text:style-name="Text_20_body"/>
      <text:h text:style-name="P156" text:outline-level="4">Inherited From </text:h>
      <table:table table:name="Table90" table:style-name="Table90">
        <table:table-column table:style-name="Table90.A"/>
        <table:table-header-rows>
          <table:table-row>
            <table:table-cell table:style-name="Table90.A1" office:value-type="string">
              <text:p text:style-name="P125">Inherited From</text:p>
            </table:table-cell>
          </table:table-row>
        </table:table-header-rows>
        <table:table-row table:style-name="Table90.2">
          <table:table-cell table:style-name="Table90.A2" office:value-type="string">
            <text:p text:style-name="P142"><text:a xlink:type="simple" xlink:href="#LayoutRegion"><text:span text:style-name="T61">org.zkoss.zkex.zul.LayoutRegion </text:span></text:a></text:p>
          </table:table-cell>
        </table:table-row>
        <table:table-row table:style-name="Table90.2">
          <table:table-cell table:style-name="Table90.A2" office:value-type="string">
            <text:p text:style-name="P142"><text:a xlink:type="simple" xlink:href="#HtmlBasedComponent">org.zkoss.zk.ui.HtmlBasedComponent</text:a><text:span text:style-name="T61"> </text:span></text:p>
          </table:table-cell>
        </table:table-row>
        <table:table-row table:style-name="Table90.2">
          <table:table-cell table:style-name="Table90.A2" office:value-type="string">
            <text:p text:style-name="P142"><text:a xlink:type="simple" xlink:href="#AbstractComponent">org.zkoss.zk.ui.AbstractComponent </text:a></text:p>
          </table:table-cell>
        </table:table-row>
      </table:table>
      <text:h text:style-name="Heading_20_3" text:outline-level="3"/>
      <text:h text:style-name="P35" text:outline-level="3"/>
      <text:h text:style-name="Heading_20_3" text:outline-level="3"><text:bookmark-start text:name="Flash"/><text:bookmark-start text:name="Calendar1"/>F<text:bookmark-end text:name="Calendar1"/>lash<text:bookmark-end text:name="Flash"/></text:h>
      <text:p text:style-name="Text_20_body_20_indent"><text:span text:style-name="T1">A generic flash component.</text:span></text:p>
      <text:p text:style-name="Text_20_body_20_indent"><draw:frame draw:style-name="fr3" draw:name="graphics5" text:anchor-type="paragraph" svg:width="15.662cm" svg:height="0.82cm" draw:z-index="74"><draw:image xlink:href="../images/flash.png" xlink:type="simple" xlink:show="embed" xlink:actuate="onLoad" draw:filter-name="&lt;All formats&gt;"/></draw:frame></text:p>
      <text:p text:style-name="Code_20_Indent">&lt;flash src="SWF/cc.milestones.121503.swf" height="320" width="620"&gt;&lt;/flash&gt;</text:p>
      <text:h text:style-name="Heading_20_4" text:outline-level="4"><text:span text:style-name="T41">Class Name</text:span></text:h>
      <text:p text:style-name="P356"><text:span text:style-name="Source_20_Text"><text:span text:style-name="T16">org.zkoss.zul.Flash</text:span></text:span></text:p>
      <text:h text:style-name="P155" text:outline-level="4"><text:span text:style-name="T39">Supported Child Components</text:span></text:h>
      <text:p text:style-name="P465"><text:span text:style-name="T49"><text:tab/> *NONE</text:span></text:p>
      <text:h text:style-name="P257" text:outline-level="4"><text:span text:style-name="T39">Supported Events</text:span></text:h>
      <text:p text:style-name="P462"><text:span text:style-name="T55"><text:tab/> <text:s/>*NONE</text:span></text:p>
      <text:h text:style-name="P256" text:outline-level="4"><text:span text:style-name="T39">Properties</text:span></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125">Property</text:p>
            </table:table-cell>
            <table:table-cell table:style-name="Table325.A1" office:value-type="string">
              <text:p text:style-name="P125">Description</text:p>
            </table:table-cell>
            <table:table-cell table:style-name="Table325.A1" office:value-type="string">
              <text:p text:style-name="P125">Data Type</text:p>
            </table:table-cell>
            <table:table-cell table:style-name="Table325.D1" office:value-type="string">
              <text:p text:style-name="P124">Default Value</text:p>
            </table:table-cell>
          </table:table-row>
        </table:table-header-rows>
        <table:table-row table:style-name="Table325.2">
          <table:table-cell table:style-name="Table325.A2" office:value-type="string">
            <text:p text:style-name="P86"><text:span text:style-name="Source_20_Text"><text:span text:style-name="T60">autoPlay</text:span></text:span></text:p>
          </table:table-cell>
          <table:table-cell table:style-name="Table325.A2" office:value-type="string">
            <text:p text:style-name="P445"><text:span text:style-name="T40">Sets wether the song Flash movie playing automatically</text:span></text:p>
          </table:table-cell>
          <table:table-cell table:style-name="Table325.C2" office:value-type="string">
            <text:p text:style-name="P128"><text:span text:style-name="Source_20_Text"><text:span text:style-name="T70">void</text:span></text:span></text:p>
          </table:table-cell>
          <table:table-cell table:style-name="Table325.C2" office:value-type="string">
            <text:p text:style-name="P291"><text:span text:style-name="Source_20_Text"><text:span text:style-name="T23">false</text:span></text:span></text:p>
          </table:table-cell>
        </table:table-row>
        <table:table-row table:style-name="Table325.2">
          <table:table-cell table:style-name="Table325.A2" office:value-type="string">
            <text:p text:style-name="P86"><text:span text:style-name="Source_20_Text">bgcolor</text:span></text:p>
          </table:table-cell>
          <table:table-cell table:style-name="Table325.A2" office:value-type="string">
            <text:p text:style-name="P445"><text:span text:style-name="T40">Sets the background color of Flash movie</text:span></text:p>
          </table:table-cell>
          <table:table-cell table:style-name="Table325.C2" office:value-type="string">
            <text:p text:style-name="P128"><text:span text:style-name="Source_20_Text"><text:span text:style-name="T20">void</text:span></text:span></text:p>
          </table:table-cell>
          <table:table-cell table:style-name="Table325.C2" office:value-type="string">
            <text:p text:style-name="P291"><text:span text:style-name="Source_20_Text"><text:span text:style-name="T23">&lt;empty string&gt;</text:span></text:span></text:p>
          </table:table-cell>
        </table:table-row>
        <table:table-row table:style-name="Table325.2">
          <table:table-cell table:style-name="Table325.A2" office:value-type="string">
            <text:p text:style-name="P86"><text:span text:style-name="Source_20_Text">loop</text:span></text:p>
          </table:table-cell>
          <table:table-cell table:style-name="Table325.A2" office:value-type="string">
            <text:p text:style-name="P445"><text:span text:style-name="T40">Sets whether the Flash movie plays repeatly</text:span></text:p>
          </table:table-cell>
          <table:table-cell table:style-name="Table325.C2" office:value-type="string">
            <text:p text:style-name="P128"><text:span text:style-name="Source_20_Text"><text:span text:style-name="T20">void</text:span></text:span></text:p>
          </table:table-cell>
          <table:table-cell table:style-name="Table325.C2" office:value-type="string">
            <text:p text:style-name="P291"><text:span text:style-name="Source_20_Text"><text:span text:style-name="T23">true</text:span></text:span></text:p>
          </table:table-cell>
        </table:table-row>
        <table:table-row table:style-name="Table325.2">
          <table:table-cell table:style-name="Table325.A2" office:value-type="string">
            <text:p text:style-name="P86"><text:span text:style-name="Source_20_Text">src</text:span></text:p>
          </table:table-cell>
          <table:table-cell table:style-name="Table325.A2" office:value-type="string">
            <text:p text:style-name="P445"><text:span text:style-name="T40">Sets the source path of Flash movie and redraw the component</text:span></text:p>
          </table:table-cell>
          <table:table-cell table:style-name="Table325.C2" office:value-type="string">
            <text:p text:style-name="P128"><text:span text:style-name="Source_20_Text"><text:span text:style-name="T20">java.lang.String</text:span></text:span></text:p>
          </table:table-cell>
          <table:table-cell table:style-name="Table325.C2" office:value-type="string">
            <text:p text:style-name="P291"><text:span text:style-name="Source_20_Text"><text:span text:style-name="T23">&lt;empty string&gt;</text:span></text:span></text:p>
          </table:table-cell>
        </table:table-row>
        <table:table-row table:style-name="Table325.2">
          <table:table-cell table:style-name="Table325.A2" office:value-type="string">
            <text:p text:style-name="P86"><text:span text:style-name="Source_20_Text"><text:span text:style-name="T60">wode</text:span></text:span></text:p>
          </table:table-cell>
          <table:table-cell table:style-name="Table325.A2" office:value-type="string">
            <text:p text:style-name="P445"><text:span text:style-name="T40">Sets the Window Mode property of the Flash movie for transparency, layering, and positioning in the browser.</text:span></text:p>
            <text:p text:style-name="P449"><text:span text:style-name="T40">values:</text:span></text:p>
            <text:list text:style-name="L13">
              <text:list-item>
                <text:p text:style-name="P446"><text:span text:style-name="Source_20_Text"><text:span text:style-name="T140">window</text:span></text:span><text:span text:style-name="T40"> - movie plays in its own rectangular window on a web page.</text:span></text:p>
              </text:list-item>
              <text:list-item>
                <text:p text:style-name="P446"><text:span text:style-name="Source_20_Text"><text:span text:style-name="T140">opaque</text:span></text:span><text:span text:style-name="T40"> - the movie hides everything on the page behind it.</text:span></text:p>
              </text:list-item>
              <text:list-item>
                <text:p text:style-name="P446"><text:span text:style-name="Source_20_Text"><text:span text:style-name="T140">transparent</text:span></text:span><text:span text:style-name="T40"> - the background of the HTML page shows through all transparent portions of the movie, this may slow animation performance.</text:span></text:p>
              </text:list-item>
            </text:list>
          </table:table-cell>
          <table:table-cell table:style-name="Table325.C2" office:value-type="string">
            <text:p text:style-name="P128"><text:span text:style-name="Source_20_Text"><text:span text:style-name="T20">java.lang.String</text:span></text:span></text:p>
          </table:table-cell>
          <table:table-cell table:style-name="Table325.C2" office:value-type="string">
            <text:p text:style-name="P291"><text:span text:style-name="Source_20_Text"><text:span text:style-name="T25">transparent</text:span></text:span></text:p>
          </table:table-cell>
        </table:table-row>
      </table:table>
      <text:p text:style-name="Text_20_body_20_indent_20_2"><text:span text:style-name="T39">Methods</text:span></text:p>
      <text:p text:style-name="Text_20_body_20_indent_20_2"><text:span text:style-name="T56">*NONE</text:span></text:p>
      <text:h text:style-name="Heading_20_4" text:outline-level="4"><text:span text:style-name="T39">Inherited From </text:span></text:h>
      <table:table table:name="Table326" table:style-name="Table326">
        <table:table-column table:style-name="Table326.A"/>
        <table:table-header-rows>
          <table:table-row>
            <table:table-cell table:style-name="Table326.A1" office:value-type="string">
              <text:p text:style-name="P125">Inherited From</text:p>
            </table:table-cell>
          </table:table-row>
        </table:table-header-rows>
        <table:table-row table:style-name="Table326.2">
          <table:table-cell table:style-name="Table326.A2" office:value-type="string">
            <text:p text:style-name="P142"><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142"><text:a xlink:type="simple" xlink:href="#AbstractComponent"><text:span text:style-name="Source_20_Text">org.zkoss.zk.ui.AbstractComponent </text:span></text:a></text:p>
          </table:table-cell>
        </table:table-row>
      </table:table>
      <text:h text:style-name="Heading_20_3" text:outline-level="3"/>
      <text:p text:style-name="P195"/>
      <text:h text:style-name="Heading_20_3" text:outline-level="3"><text:bookmark-start text:name="Footer"/><text:bookmark-start text:name="Calendar2"/>F<text:bookmark-end text:name="Calendar2"/>ooter<text:bookmark-end text:name="Footer"/></text:h>
      <text:p text:style-name="Text_20_body_20_indent"><text:span text:style-name="T1">A column of the footer of a grid (</text:span><text:span text:style-name="Source_20_Text"><text:span text:style-name="T1">Grid</text:span></text:span><text:span text:style-name="T1">). Its parent must be </text:span><text:span text:style-name="Source_20_Text"><text:span text:style-name="T1">Foot</text:span></text:span><text:span text:style-name="T1">.</text:span></text:p>
      <text:p text:style-name="Text_20_body_20_indent"><text:span text:style-name="T1">Unlike </text:span><text:span text:style-name="Source_20_Text"><text:span text:style-name="T1">Column</text:span></text:span><text:span text:style-name="T1">, you could place any child in a grid footer. </text:span></text:p>
      <text:p text:style-name="Text_20_body_20_indent"><draw:frame draw:style-name="fr9" draw:name="graphics7" text:anchor-type="paragraph" svg:x="0.991cm" svg:y="0.557cm" svg:width="12.942cm" svg:height="2.399cm" draw:z-index="76"><draw:image xlink:href="../images/grid-2.png" xlink:type="simple" xlink:show="embed" xlink:actuate="onLoad" draw:filter-name="&lt;All formats&gt;"/></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Heading_20_4" text:outline-level="4"><text:span text:style-name="T41">Class Name</text:span></text:h>
      <text:p text:style-name="P356"><text:span text:style-name="Source_20_Text"><text:span text:style-name="T16">org.zkoss.zul.Footer</text:span></text:span></text:p>
      <text:h text:style-name="P155" text:outline-level="4"><text:span text:style-name="T39">Supported Child Components</text:span></text:h>
      <text:p text:style-name="P465"><text:span text:style-name="T49"><text:tab/> *ALL</text:span></text:p>
      <text:h text:style-name="P257" text:outline-level="4"><text:span text:style-name="T39">Supported Events</text:span></text:h>
      <text:p text:style-name="P462"><text:span text:style-name="T55"><text:tab/> <text:s/>*NONE</text:span></text:p>
      <text:h text:style-name="P256" text:outline-level="4"><text:span text:style-name="T39">Properties</text:span></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125">Property</text:p>
            </table:table-cell>
            <table:table-cell table:style-name="Table327.A1" office:value-type="string">
              <text:p text:style-name="P125">Description</text:p>
            </table:table-cell>
            <table:table-cell table:style-name="Table327.A1" office:value-type="string">
              <text:p text:style-name="P125">Data Type</text:p>
            </table:table-cell>
            <table:table-cell table:style-name="Table327.D1" office:value-type="string">
              <text:p text:style-name="P124">Default Value</text:p>
            </table:table-cell>
          </table:table-row>
        </table:table-header-rows>
        <table:table-row table:style-name="Table327.2">
          <table:table-cell table:style-name="Table327.A2" office:value-type="string">
            <text:p text:style-name="P86"><text:span text:style-name="Source_20_Text"><text:span text:style-name="T60">span</text:span></text:span></text:p>
          </table:table-cell>
          <table:table-cell table:style-name="Table327.A2" office:value-type="string">
            <text:p text:style-name="P445"><text:span text:style-name="T40">Sets wether the song Flash movie playing automatically</text:span></text:p>
          </table:table-cell>
          <table:table-cell table:style-name="Table327.C2" office:value-type="string">
            <text:p text:style-name="P128"><text:span text:style-name="Source_20_Text"><text:span text:style-name="T70">int</text:span></text:span></text:p>
          </table:table-cell>
          <table:table-cell table:style-name="Table327.D2" office:value-type="string">
            <text:p text:style-name="P90"><text:span text:style-name="Source_20_Text">1</text:span></text:p>
          </table:table-cell>
        </table:table-row>
      </table:table>
      <text:p text:style-name="Text_20_body_20_indent_20_2"><text:span text:style-name="T40"/></text:p>
      <text:p text:style-name="Text_20_body_20_indent_20_2"><text:span text:style-name="T39">Methods</text:span></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128"><text:span text:style-name="Source_20_Text"><text:span text:style-name="T70">getColumn()</text:span></text:span></text:p>
          </table:table-cell>
          <table:table-cell table:style-name="Table328.A2" office:value-type="string">
            <text:p text:style-name="P450">Returns the column that is in the same column as this footer, or null if not available.</text:p>
          </table:table-cell>
          <table:table-cell table:style-name="Table328.C2" office:value-type="string">
            <text:p text:style-name="P128"><text:span text:style-name="Source_20_Text"><text:span text:style-name="T71">org.zkoss.zul.Column</text:span></text:span></text:p>
          </table:table-cell>
        </table:table-row>
        <table:table-row table:style-name="Table328.3">
          <table:table-cell table:style-name="Table328.A2" office:value-type="string">
            <text:p text:style-name="P128"><text:span text:style-name="Source_20_Text"><text:span text:style-name="T70">getColumnIndex()</text:span></text:span></text:p>
          </table:table-cell>
          <table:table-cell table:style-name="Table328.A2" office:value-type="string">
            <text:p text:style-name="P450">Returns the column index, starting from 0.</text:p>
          </table:table-cell>
          <table:table-cell table:style-name="Table328.C2" office:value-type="string">
            <text:p text:style-name="P128"><text:span text:style-name="Source_20_Text"><text:span text:style-name="T70">int</text:span></text:span></text:p>
          </table:table-cell>
        </table:table-row>
        <table:table-row table:style-name="Table328.3">
          <table:table-cell table:style-name="Table328.A2" office:value-type="string">
            <text:p text:style-name="P128"><text:span text:style-name="Source_20_Text"><text:span text:style-name="T70">getGrid()</text:span></text:span></text:p>
          </table:table-cell>
          <table:table-cell table:style-name="Table328.A2" office:value-type="string">
            <text:p text:style-name="P450"><text:s/>Returns the grid that this belongs to.</text:p>
          </table:table-cell>
          <table:table-cell table:style-name="Table328.C2" office:value-type="string">
            <text:p text:style-name="P128"><text:span text:style-name="Source_20_Text"><text:span text:style-name="T70">org.zkoss.zul.Grid</text:span></text:span></text:p>
          </table:table-cell>
        </table:table-row>
        <table:table-row table:style-name="Table328.3">
          <table:table-cell table:style-name="Table328.A5" office:value-type="string">
            <text:p text:style-name="P291"><text:span text:style-name="Source_20_Text"><text:span text:style-name="T66">setParent(org.zkoss.zk.ui.Component parent)</text:span></text:span></text:p>
          </table:table-cell>
          <table:table-cell table:style-name="Table328.A2" office:value-type="string">
            <text:p text:style-name="P450"/>
          </table:table-cell>
          <table:table-cell table:style-name="Table328.C2" office:value-type="string">
            <text:p text:style-name="P128"><text:span text:style-name="Source_20_Text"><text:span text:style-name="T70">void</text:span></text:span></text:p>
          </table:table-cell>
        </table:table-row>
      </table:table>
      <text:p text:style-name="P184"/>
      <text:p text:style-name="Text_20_body_20_indent"><text:span text:style-name="T39">Inherited From </text:span></text:p>
      <table:table table:name="Table329" table:style-name="Table329">
        <table:table-column table:style-name="Table329.A"/>
        <table:table-header-rows>
          <table:table-row>
            <table:table-cell table:style-name="Table329.A1" office:value-type="string">
              <text:p text:style-name="P125">Inherited From</text:p>
            </table:table-cell>
          </table:table-row>
        </table:table-header-rows>
        <table:table-row>
          <table:table-cell table:style-name="Table329.A2" office:value-type="string">
            <text:p text:style-name="P142"><text:a xlink:type="simple" xlink:href="#LabelElement"><text:span text:style-name="Source_20_Text"><text:span text:style-name="T95">org.zkoss.zul.impl.LabelElement</text:span></text:span></text:a></text:p>
          </table:table-cell>
        </table:table-row>
        <table:table-row>
          <table:table-cell table:style-name="Table329.A2" office:value-type="string">
            <text:p text:style-name="P142"><text:a xlink:type="simple" xlink:href="#LabelImageElement"><text:span text:style-name="Source_20_Text"><text:span text:style-name="T95">org.zkoss.zul.impl.LabelImageElement</text:span></text:span></text:a></text:p>
          </table:table-cell>
        </table:table-row>
        <table:table-row>
          <table:table-cell table:style-name="Table329.A2" office:value-type="string">
            <text:p text:style-name="P142"><text:a xlink:type="simple" xlink:href="#XulElement"><text:span text:style-name="Source_20_Text"><text:span text:style-name="T95">org.zkoss.zul.impl.XulElement</text:span></text:span></text:a></text:p>
          </table:table-cell>
        </table:table-row>
        <table:table-row table:style-name="Table329.5">
          <table:table-cell table:style-name="Table329.A2" office:value-type="string">
            <text:p text:style-name="P142"><text:a xlink:type="simple" xlink:href="#HtmlBasedComponent"><text:span text:style-name="Source_20_Text"><text:span text:style-name="T95">org.zkoss.zk.ui.HtmlBasedComponent</text:span></text:span></text:a></text:p>
          </table:table-cell>
        </table:table-row>
        <table:table-row table:style-name="Table329.5">
          <table:table-cell table:style-name="Table329.A2" office:value-type="string">
            <text:p text:style-name="P142"><text:a xlink:type="simple" xlink:href="#AbstractComponent"><text:span text:style-name="Source_20_Text"><text:span text:style-name="T95">org.zkoss.zk.ui.AbstractComponent </text:span></text:span></text:a></text:p>
          </table:table-cell>
        </table:table-row>
      </table:table>
      <text:p text:style-name="Standard"/>
      <text:h text:style-name="P35" text:outline-level="3"/>
      <text:h text:style-name="Heading_20_3" text:outline-level="3"><text:bookmark-start text:name="Foot"/><text:bookmark-start text:name="Calendar12"/>F<text:bookmark-end text:name="Calendar12"/>oot<text:bookmark-end text:name="Foot"/></text:h>
      <text:p text:style-name="Text_20_body_20_indent"><text:span text:style-name="T1">Defines a set of footers (Footer) for a grid (Grid).</text:span></text:p>
      <text:p text:style-name="Text_20_body_20_indent"><draw:frame draw:style-name="fr9" draw:name="graphics8" text:anchor-type="paragraph" svg:x="0.991cm" svg:y="0.557cm" svg:width="12.942cm" svg:height="2.399cm" draw:z-index="77"><draw:image xlink:href="../images/grid-2.png" xlink:type="simple" xlink:show="embed" xlink:actuate="onLoad" draw:filter-name="&lt;All formats&gt;"/></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Heading_20_4" text:outline-level="4"><text:span text:style-name="T41">Class Name</text:span></text:h>
      <text:p text:style-name="P356"><text:span text:style-name="Source_20_Text"><text:span text:style-name="T16">org.zkoss.zul.Foot</text:span></text:span></text:p>
      <text:h text:style-name="P155" text:outline-level="4"><text:span text:style-name="T39">Supported Child Components</text:span></text:h>
      <text:p text:style-name="P465"><text:span text:style-name="T49"><text:tab/> <text:s/></text:span><text:a xlink:type="simple" xlink:href="#Footer"><text:span text:style-name="T49">Footer</text:span></text:a></text:p>
      <text:h text:style-name="P257" text:outline-level="4"><text:span text:style-name="T39">Supported Events</text:span></text:h>
      <text:p text:style-name="P462"><text:span text:style-name="T55"><text:tab/> <text:s/>*NONE</text:span></text:p>
      <text:h text:style-name="P256" text:outline-level="4"><text:span text:style-name="T39">Properties</text:span></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125">Property</text:p>
            </table:table-cell>
            <table:table-cell table:style-name="Table330.A1" office:value-type="string">
              <text:p text:style-name="P125">Description</text:p>
            </table:table-cell>
            <table:table-cell table:style-name="Table330.C1" office:value-type="string">
              <text:p text:style-name="P125">Data Type</text:p>
            </table:table-cell>
          </table:table-row>
        </table:table-header-rows>
        <table:table-row>
          <table:table-cell table:style-name="Table330.A2" office:value-type="string">
            <text:p text:style-name="P86"><text:span text:style-name="Source_20_Text">value</text:span></text:p>
          </table:table-cell>
          <table:table-cell table:style-name="Table330.A2" office:value-type="string">
            <text:p text:style-name="P450">Sets the current value of the progress meter. </text:p>
          </table:table-cell>
          <table:table-cell table:style-name="Table330.C2" office:value-type="string">
            <text:p text:style-name="P86"><text:span text:style-name="Source_20_Text">java.langString</text:span></text:p>
          </table:table-cell>
        </table:table-row>
      </table:table>
      <text:p text:style-name="Text_20_body_20_indent_20_2"><text:span text:style-name="T39">Methods</text:span></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133"><text:span text:style-name="Source_20_Text"><text:span text:style-name="T70">getGrid()</text:span></text:span></text:p>
          </table:table-cell>
          <table:table-cell table:style-name="Table331.A2" office:value-type="string">
            <text:p text:style-name="P450">Returns the grid that this belongs to.</text:p>
          </table:table-cell>
          <table:table-cell table:style-name="Table331.C2" office:value-type="string">
            <text:p text:style-name="P128"><text:span text:style-name="Source_20_Text"><text:span text:style-name="T70">org.zkoss.zul.Grid</text:span></text:span></text:p>
          </table:table-cell>
        </table:table-row>
        <table:table-row table:style-name="Table331.2">
          <table:table-cell table:style-name="Table331.A2" office:value-type="string">
            <text:p text:style-name="P133"><text:span text:style-name="Source_20_Text"><text:span text:style-name="T72">insertBefore(org.zkoss.zk.ui.Component child, org.zkoss.zk.ui.Component insertBefore)</text:span></text:span></text:p>
          </table:table-cell>
          <table:table-cell table:style-name="Table331.A2" office:value-type="string">
            <text:p text:style-name="P450"/>
          </table:table-cell>
          <table:table-cell table:style-name="Table331.C2" office:value-type="string">
            <text:p text:style-name="P128"><text:span text:style-name="Source_20_Text"><text:span text:style-name="T60">boolean</text:span></text:span></text:p>
          </table:table-cell>
        </table:table-row>
        <table:table-row table:style-name="Table331.2">
          <table:table-cell table:style-name="Table331.A2" office:value-type="string">
            <text:p text:style-name="P133"><text:span text:style-name="Source_20_Text"><text:span text:style-name="T70">setParent(org.zkoss.zk.ui.Component parent)</text:span></text:span></text:p>
          </table:table-cell>
          <table:table-cell table:style-name="Table331.A2" office:value-type="string">
            <text:p text:style-name="P450"/>
          </table:table-cell>
          <table:table-cell table:style-name="Table331.C2" office:value-type="string">
            <text:p text:style-name="P128"><text:span text:style-name="Source_20_Text"><text:span text:style-name="T70">void</text:span></text:span></text:p>
          </table:table-cell>
        </table:table-row>
      </table:table>
      <text:h text:style-name="Heading_20_4" text:outline-level="4"><text:span text:style-name="T39">Inherited From </text:span></text:h>
      <table:table table:name="Table332" table:style-name="Table332">
        <table:table-column table:style-name="Table332.A"/>
        <table:table-header-rows>
          <table:table-row>
            <table:table-cell table:style-name="Table332.A1" office:value-type="string">
              <text:p text:style-name="P125">Inherited From</text:p>
            </table:table-cell>
          </table:table-row>
        </table:table-header-rows>
        <table:table-row>
          <table:table-cell table:style-name="Table332.A2" office:value-type="string">
            <text:p text:style-name="P142"><text:a xlink:type="simple" xlink:href="#XulElement"><text:span text:style-name="Source_20_Text"><text:span text:style-name="T95">org.zkoss.zul.impl.XulElement</text:span></text:span></text:a></text:p>
          </table:table-cell>
        </table:table-row>
        <table:table-row table:style-name="Table332.3">
          <table:table-cell table:style-name="Table332.A2" office:value-type="string">
            <text:p text:style-name="P142"><text:a xlink:type="simple" xlink:href="#HtmlBasedComponent"><text:span text:style-name="Source_20_Text"><text:span text:style-name="T95">org.zkoss.zk.ui.HtmlBasedComponent</text:span></text:span></text:a></text:p>
          </table:table-cell>
        </table:table-row>
        <table:table-row table:style-name="Table332.3">
          <table:table-cell table:style-name="Table332.A2" office:value-type="string">
            <text:p text:style-name="P142"><text:a xlink:type="simple" xlink:href="#AbstractComponent"><text:span text:style-name="Source_20_Text"><text:span text:style-name="T95">org.zkoss.zk.ui.AbstractComponent </text:span></text:span></text:a></text:p>
          </table:table-cell>
        </table:table-row>
      </table:table>
      <text:p text:style-name="Standard"/>
      <text:h text:style-name="P35" text:outline-level="3"/>
      <text:h text:style-name="Heading_20_3" text:outline-level="3"><text:bookmark-start text:name="Grid"/>Grid<text:bookmark-end text:name="Grid"/></text:h>
      <text:p text:style-name="P60">Components: <text:span text:style-name="Source_20_Text">grid, columns, column, rows and row.</text:span></text:p>
      <text:p text:style-name="P60">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60"><draw:frame draw:style-name="fr4"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6" text:outline-level="4">Class Name</text:h>
      <text:p text:style-name="P356"><text:span text:style-name="Source_20_Text"><text:span text:style-name="T14">org.zkoss.zul.Grid</text:span></text:span></text:p>
      <text:h text:style-name="P156" text:outline-level="4">Supported Child Components</text:h>
      <text:p text:style-name="Text_20_body_20_indent_20_2"><text:a xlink:type="simple" xlink:href="#Columns">Columns</text:a> <text:a xlink:type="simple" xlink:href="#Rows">Rows</text:a></text:p>
      <text:h text:style-name="P156" text:outline-level="4">Supported Events</text:h>
      <text:h text:style-name="P213" text:outline-level="4"/>
      <table:table table:name="Table95" table:style-name="Table95">
        <table:table-column table:style-name="Table95.A"/>
        <table:table-column table:style-name="Table95.B"/>
        <table:table-header-rows>
          <table:table-row>
            <table:table-cell table:style-name="Table95.A1" office:value-type="string">
              <text:p text:style-name="P125">Name</text:p>
            </table:table-cell>
            <table:table-cell table:style-name="Table95.B1" office:value-type="string">
              <text:p text:style-name="P125">Event Type</text:p>
            </table:table-cell>
          </table:table-row>
        </table:table-header-rows>
        <table:table-row>
          <table:table-cell table:style-name="Table95.A2" office:value-type="string">
            <text:p text:style-name="P128"><text:span text:style-name="Source_20_Text">onPaging</text:span></text:p>
          </table:table-cell>
          <table:table-cell table:style-name="Table95.B2" office:value-type="string">
            <text:p text:style-name="P133"><text:a xlink:type="simple" xlink:href="#PagingEvent"><text:span text:style-name="Source_20_Text"><text:span text:style-name="T93">org.zkoss.zul.event.PagingEvent</text:span></text:span></text:a></text:p>
            <text:p text:style-name="P133"><text:span text:style-name="Source_20_Text"><text:span text:style-name="T4">Description:</text:span></text:span><text:span text:style-name="Source_20_Text"><text:span text:style-name="T93"> Notifies one of the pages of a multi-page component is</text:span></text:span></text:p>
            <text:p text:style-name="P133"><text:span text:style-name="Source_20_Text"><text:span text:style-name="T93">selected by the user. </text:span></text:span></text:p>
          </table:table-cell>
        </table:table-row>
      </table:table>
      <text:h text:style-name="P165"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124">Property</text:p>
            </table:table-cell>
            <table:table-cell table:style-name="Table96.A1" office:value-type="string">
              <text:p text:style-name="P124">Description</text:p>
            </table:table-cell>
            <table:table-cell table:style-name="Table96.A1" office:value-type="string">
              <text:p text:style-name="P124">Data Type</text:p>
            </table:table-cell>
            <table:table-cell table:style-name="Table96.D1" office:value-type="string">
              <text:p text:style-name="P124">Default Value</text:p>
            </table:table-cell>
          </table:table-row>
        </table:table-header-rows>
        <table:table-row>
          <table:table-cell table:style-name="Table96.A2" office:value-type="string">
            <text:p text:style-name="P86"><text:span text:style-name="Source_20_Text"><text:span text:style-name="T74">align</text:span></text:span></text:p>
          </table:table-cell>
          <table:table-cell table:style-name="Table96.A2" office:value-type="string">
            <text:p text:style-name="P87"><text:span text:style-name="Source_20_Text"><text:span text:style-name="T60">Sets the horizontal alignment of the whole grid.</text:span></text:span></text:p>
            <text:p text:style-name="P87"><text:span text:style-name="Source_20_Text"><text:span text:style-name="T62">Val</text:span></text:span><text:span text:style-name="Source_20_Text"><text:span text:style-name="T63">ue:</text:span></text:span><text:span text:style-name="Source_20_Text"><text:span text:style-name="T74"> left|center|right</text:span></text:span></text:p>
          </table:table-cell>
          <table:table-cell table:style-name="Table96.A2" office:value-type="string">
            <text:p text:style-name="Standard"><text:span text:style-name="Source_20_Text"><text:span text:style-name="T60">java.lang.String</text:span></text:span></text:p>
          </table:table-cell>
          <table:table-cell table:style-name="Table96.D2" office:value-type="string">
            <text:p text:style-name="P128"><text:span text:style-name="Source_20_Text"><text:span text:style-name="T61">&lt;null&gt;</text:span></text:span></text:p>
          </table:table-cell>
        </table:table-row>
        <table:table-row>
          <table:table-cell table:style-name="Table96.A2" office:value-type="string">
            <text:p text:style-name="P86"><text:span text:style-name="Source_20_Text"><text:span text:style-name="T60">mod</text:span></text:span><text:span text:style-name="Source_20_Text"><text:span text:style-name="T74">el</text:span></text:span></text:p>
          </table:table-cell>
          <table:table-cell table:style-name="Table96.A2" office:value-type="string">
            <text:p text:style-name="P87"><text:span text:style-name="Source_20_Text"><text:span text:style-name="T60">Sets the list model associated with this grid.</text:span></text:span></text:p>
          </table:table-cell>
          <table:table-cell table:style-name="Table96.A2" office:value-type="string">
            <text:p text:style-name="P86"><text:span text:style-name="Source_20_Text"><text:span text:style-name="T60">org.zkoss.zul.ListModel</text:span></text:span></text:p>
          </table:table-cell>
          <table:table-cell table:style-name="Table96.D2" office:value-type="string">
            <text:p text:style-name="P128"><text:span text:style-name="Source_20_Text"><text:span text:style-name="T61">&lt;null&gt;</text:span></text:span></text:p>
          </table:table-cell>
        </table:table-row>
        <table:table-row>
          <table:table-cell table:style-name="Table96.A2" office:value-type="string">
            <text:p text:style-name="P86"><text:span text:style-name="Source_20_Text"><text:span text:style-name="T60">pageSize</text:span></text:span></text:p>
          </table:table-cell>
          <table:table-cell table:style-name="Table96.A2" office:value-type="string">
            <text:p text:style-name="P89">Sets the page size, aka., the number rows per page. </text:p>
            <text:p text:style-name="P133"><text:span text:style-name="T4">Not</text:span><text:span text:style-name="T5">e: </text:span><text:span text:style-name="T65">Available only the paging mold</text:span></text:p>
          </table:table-cell>
          <table:table-cell table:style-name="Table96.A2" office:value-type="string">
            <text:p text:style-name="P86"><text:span text:style-name="Source_20_Text"><text:span text:style-name="T74">int</text:span></text:span></text:p>
          </table:table-cell>
          <table:table-cell table:style-name="Table96.D2" office:value-type="string">
            <text:p text:style-name="P86"><text:span text:style-name="Source_20_Text"><text:span text:style-name="T60">&lt;null&gt;</text:span></text:span></text:p>
          </table:table-cell>
        </table:table-row>
        <table:table-row table:style-name="Table96.5">
          <table:table-cell table:style-name="Table96.A2" office:value-type="string">
            <text:p text:style-name="P86"><text:span text:style-name="Source_20_Text"><text:span text:style-name="T60">paginal</text:span></text:span></text:p>
          </table:table-cell>
          <table:table-cell table:style-name="Table96.B5" office:value-type="string">
            <text:p text:style-name="P129"/>
          </table:table-cell>
          <table:table-cell table:style-name="Table96.A2" office:value-type="string">
            <text:p text:style-name="P86"><text:span text:style-name="Source_20_Text"><text:span text:style-name="T60">org.zkoss.zul.ext.Paginal</text:span></text:span></text:p>
          </table:table-cell>
          <table:table-cell table:style-name="Table96.D2" office:value-type="string">
            <text:p text:style-name="P90"><text:span text:style-name="Source_20_Text">&lt;null&gt;</text:span></text:p>
          </table:table-cell>
        </table:table-row>
        <table:table-row table:style-name="Table96.5">
          <table:table-cell table:style-name="Table96.A2" office:value-type="string">
            <text:p text:style-name="P86"><text:span text:style-name="Source_20_Text"><text:span text:style-name="T60">pre</text:span></text:span><text:span text:style-name="Source_20_Text"><text:span text:style-name="T74">loadSize</text:span></text:span></text:p>
          </table:table-cell>
          <table:table-cell table:style-name="Table96.B5" office:value-type="string">
            <text:p text:style-name="P133"><text:span text:style-name="Source_20_Text"><text:span text:style-name="T61">Sets the number of rows to preload when receiving the rendering request from the client. </text:span></text:span></text:p>
          </table:table-cell>
          <table:table-cell table:style-name="Table96.A2" office:value-type="string">
            <text:p text:style-name="P86"><text:span text:style-name="Source_20_Text"><text:span text:style-name="T60">int</text:span></text:span></text:p>
          </table:table-cell>
          <table:table-cell table:style-name="Table96.D2" office:value-type="string">
            <text:p text:style-name="P128"><text:span text:style-name="Source_20_Text"><text:span text:style-name="T61">7</text:span></text:span></text:p>
          </table:table-cell>
        </table:table-row>
        <table:table-row table:style-name="Table96.5">
          <table:table-cell table:style-name="Table96.A2" office:value-type="string">
            <text:p text:style-name="P86"><text:span text:style-name="Source_20_Text"><text:span text:style-name="T60">rowrenderer</text:span></text:span></text:p>
          </table:table-cell>
          <table:table-cell table:style-name="Table96.B5" office:value-type="string">
            <text:p text:style-name="P129">Sets the renderer which is used to render each row if getModel() is not null.</text:p>
          </table:table-cell>
          <table:table-cell table:style-name="Table96.A2" office:value-type="string">
            <text:p text:style-name="P86"><text:span text:style-name="Source_20_Text"><text:span text:style-name="T60">org</text:span></text:span><text:span text:style-name="Source_20_Text"><text:span text:style-name="T74">.zkoss.zul.RowRenderer</text:span></text:span></text:p>
          </table:table-cell>
          <table:table-cell table:style-name="Table96.D2" office:value-type="string">
            <text:p text:style-name="P130"><text:span text:style-name="Source_20_Text">&lt;null&gt;</text:span></text:p>
          </table:table-cell>
        </table:table-row>
      </table:table>
      <text:p text:style-name="P151"/>
      <text:h text:style-name="P15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Source_20_Text"><text:span text:style-name="T1">java.lang.Object</text:span></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Source_20_Text"><text:span text:style-name="T96">org.zkoss.zk.ui.Component</text:span></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1"> columns.</text:span></text:p>
          </table:table-cell>
          <table:table-cell table:style-name="Table97.C2" office:value-type="string">
            <text:p text:style-name="Table_20_Contents"><text:span text:style-name="Source_20_Text">org</text:span><text:span text:style-name="Source_20_Text"><text:span text:style-name="T1">.zkoss.zul.Columns</text:span></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1"> foot.</text:span></text:p>
          </table:table-cell>
          <table:table-cell table:style-name="Table97.C2" office:value-type="string">
            <text:p text:style-name="Table_20_Contents"><text:span text:style-name="Source_20_Text">org</text:span><text:span text:style-name="Source_20_Text"><text:span text:style-name="T1">.zkoss.zul.Foot</text:span></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Source_20_Text"><text:span text:style-name="T60">java.lang.String</text:span></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Source_20_Text"><text:span text:style-name="T1">.zkoss.zul.Paging</text:span></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1"> rows.</text:span></text:p>
          </table:table-cell>
          <table:table-cell table:style-name="Table97.C2" office:value-type="string">
            <text:p text:style-name="Table_20_Contents"><text:span text:style-name="Source_20_Text">org</text:span><text:span text:style-name="Source_20_Text"><text:span text:style-name="T1">.zkoss.zul.Rows</text:span></text:span></text:p>
          </table:table-cell>
        </table:table-row>
        <table:table-row>
          <table:table-cell table:style-name="Table9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1">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156" text:outline-level="4">Inherited From </text:h>
      <table:table table:name="Table98" table:style-name="Table98">
        <table:table-column table:style-name="Table98.A"/>
        <table:table-header-rows>
          <table:table-row>
            <table:table-cell table:style-name="Table98.A1" office:value-type="string">
              <text:p text:style-name="P125">Inherited From</text:p>
            </table:table-cell>
          </table:table-row>
        </table:table-header-rows>
        <table:table-row>
          <table:table-cell table:style-name="Table98.A2" office:value-type="string">
            <text:p text:style-name="P143"><text:a xlink:type="simple" xlink:href="#XulElement">org.zkoss.zul.impl.XulElement</text:a></text:p>
          </table:table-cell>
        </table:table-row>
        <table:table-row table:style-name="Table98.3">
          <table:table-cell table:style-name="Table98.A2" office:value-type="string">
            <text:p text:style-name="P143"><text:s/><text:a xlink:type="simple" xlink:href="#HtmlBasedComponent">org.zkoss.zk.ui.HtmlBasedComponent</text:a> </text:p>
          </table:table-cell>
        </table:table-row>
        <table:table-row table:style-name="Table98.3">
          <table:table-cell table:style-name="Table98.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Groupbox"/>Groupbox<text:bookmark-end text:name="Groupbox"/></text:h>
      <text:p text:style-name="P60">Components: <text:span text:style-name="Source_20_Text">groupbox</text:span>.</text:p>
      <text:p text:style-name="P60">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60"><draw:frame draw:style-name="fr4"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106" text:outline-level="4">Class Name</text:h>
      <text:p text:style-name="P356"><text:span text:style-name="Source_20_Text"><text:span text:style-name="T14">org.zkoss.zul.Groupbox</text:span></text:span></text:p>
      <text:h text:style-name="P156" text:outline-level="4">Supported Child Components</text:h>
      <text:p text:style-name="Text_20_body_20_indent_20_2">*ALL </text:p>
      <text:h text:style-name="P156" text:outline-level="4">Supported Events</text:h>
      <text:h text:style-name="P213" text:outline-level="4"/>
      <table:table table:name="Table99" table:style-name="Table99">
        <table:table-column table:style-name="Table99.A"/>
        <table:table-column table:style-name="Table99.B"/>
        <table:table-header-rows>
          <table:table-row>
            <table:table-cell table:style-name="Table99.A1" office:value-type="string">
              <text:p text:style-name="P125">Name</text:p>
            </table:table-cell>
            <table:table-cell table:style-name="Table99.B1" office:value-type="string">
              <text:p text:style-name="P125">Event Type</text:p>
            </table:table-cell>
          </table:table-row>
        </table:table-header-rows>
        <table:table-row>
          <table:table-cell table:style-name="Table99.A2" office:value-type="string">
            <text:p text:style-name="P128"><text:span text:style-name="Source_20_Text">onClick</text:span></text:p>
          </table:table-cell>
          <table:table-cell table:style-name="Table99.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clicked the component. </text:span></text:span></text:p>
          </table:table-cell>
        </table:table-row>
        <table:table-row>
          <table:table-cell table:style-name="Table99.A2" office:value-type="string">
            <text:p text:style-name="P128"><text:span text:style-name="Source_20_Text">onRightClick</text:span></text:p>
          </table:table-cell>
          <table:table-cell table:style-name="Table99.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right-clicked the component.</text:span></text:span></text:p>
          </table:table-cell>
        </table:table-row>
        <table:table-row>
          <table:table-cell table:style-name="Table99.A2" office:value-type="string">
            <text:p text:style-name="P128"><text:span text:style-name="Source_20_Text">onDoubleClick</text:span></text:p>
          </table:table-cell>
          <table:table-cell table:style-name="Table99.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double-clicked the component.</text:span></text:span></text:p>
          </table:table-cell>
        </table:table-row>
        <table:table-row>
          <table:table-cell table:style-name="Table99.A2" office:value-type="string">
            <text:p text:style-name="P128"><text:span text:style-name="Source_20_Text">onOpen</text:span></text:p>
          </table:table-cell>
          <table:table-cell table:style-name="Table99.B2" office:value-type="string">
            <text:p text:style-name="P133"><text:a xlink:type="simple" xlink:href="#OpenEvent"><text:span text:style-name="Source_20_Text"><text:span text:style-name="T93">org.zkoss.zk.ui.event.Open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text:span></text:span><text:span text:style-name="Source_20_Text"><text:span text:style-name="T122">Denotes user has opened or closed a component. Note:</text:span></text:span></text:p>
            <text:p text:style-name="P25">unlike <text:span text:style-name="Source_20_Text">onClose</text:span>, this event is only a notification. The client sends this event after opening or closing the component.</text:p>
            <text:p text:style-name="P27"><text:span text:style-name="T121">It is useful to implement </text:span>load-on-demand <text:span text:style-name="T121">by listening to the </text:span><text:span text:style-name="Source_20_Text"><text:span text:style-name="T98">onOpen</text:span></text:span><text:span text:style-name="T119"> </text:span><text:span text:style-name="T121">event, and creating components when the first time the component is opened.</text:span></text:p>
          </table:table-cell>
        </table:table-row>
      </table:table>
      <text:h text:style-name="P165"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124">Property</text:p>
            </table:table-cell>
            <table:table-cell table:style-name="Table100.A1" office:value-type="string">
              <text:p text:style-name="P124">Description</text:p>
            </table:table-cell>
            <table:table-cell table:style-name="Table100.A1" office:value-type="string">
              <text:p text:style-name="P124">Data Type</text:p>
            </table:table-cell>
            <table:table-cell table:style-name="Table100.D1" office:value-type="string">
              <text:p text:style-name="P124">Default Value</text:p>
            </table:table-cell>
          </table:table-row>
        </table:table-header-rows>
        <table:table-row>
          <table:table-cell table:style-name="Table100.A2" office:value-type="string">
            <text:p text:style-name="P86"><text:span text:style-name="Source_20_Text"><text:span text:style-name="T60">closable</text:span></text:span></text:p>
          </table:table-cell>
          <table:table-cell table:style-name="Table100.A2" office:value-type="string">
            <text:p text:style-name="P87"><text:span text:style-name="Source_20_Text"><text:span text:style-name="T60">Sets whether user can open or close the group box. </text:span></text:span></text:p>
          </table:table-cell>
          <table:table-cell table:style-name="Table100.A2" office:value-type="string">
            <text:p text:style-name="P86"><text:span text:style-name="Source_20_Text"><text:span text:style-name="T60">boo</text:span></text:span><text:span text:style-name="Source_20_Text"><text:span text:style-name="T74">lean</text:span></text:span></text:p>
          </table:table-cell>
          <table:table-cell table:style-name="Table100.D2" office:value-type="string">
            <text:p text:style-name="P128"><text:span text:style-name="Source_20_Text"><text:span text:style-name="T61">true</text:span></text:span></text:p>
          </table:table-cell>
        </table:table-row>
        <table:table-row>
          <table:table-cell table:style-name="Table100.A2" office:value-type="string">
            <text:p text:style-name="P86"><text:span text:style-name="Source_20_Text"><text:span text:style-name="T60">con</text:span></text:span><text:span text:style-name="Source_20_Text"><text:span text:style-name="T74">tentStyle</text:span></text:span></text:p>
          </table:table-cell>
          <table:table-cell table:style-name="Table100.A2" office:value-type="string">
            <text:p text:style-name="P89">Sets the CSS style for the content block of the groupbox. </text:p>
          </table:table-cell>
          <table:table-cell table:style-name="Table100.A2" office:value-type="string">
            <text:p text:style-name="P86"><text:span text:style-name="Source_20_Text"><text:span text:style-name="T60">java.lang.Str</text:span></text:span><text:span text:style-name="Source_20_Text"><text:span text:style-name="T74">ing</text:span></text:span></text:p>
          </table:table-cell>
          <table:table-cell table:style-name="Table100.D2" office:value-type="string">
            <text:p text:style-name="P86"><text:span text:style-name="Source_20_Text"><text:span text:style-name="T60">&lt;null&gt;</text:span></text:span></text:p>
          </table:table-cell>
        </table:table-row>
        <table:table-row table:style-name="Table100.4">
          <table:table-cell table:style-name="Table100.A2" office:value-type="string">
            <text:p text:style-name="P86"><text:span text:style-name="Source_20_Text"><text:span text:style-name="T60">ope</text:span></text:span><text:span text:style-name="Source_20_Text"><text:span text:style-name="T74">n</text:span></text:span></text:p>
          </table:table-cell>
          <table:table-cell table:style-name="Table100.B4" office:value-type="string">
            <text:p text:style-name="P129">Opens or closes this groupbox. </text:p>
          </table:table-cell>
          <table:table-cell table:style-name="Table100.A2" office:value-type="string">
            <text:p text:style-name="P86"><text:span text:style-name="Source_20_Text"><text:span text:style-name="T60">boo</text:span></text:span><text:span text:style-name="Source_20_Text"><text:span text:style-name="T74">lean</text:span></text:span></text:p>
          </table:table-cell>
          <table:table-cell table:style-name="Table100.D2" office:value-type="string">
            <text:p text:style-name="P90"><text:span text:style-name="Source_20_Text">true</text:span></text:p>
          </table:table-cell>
        </table:table-row>
      </table:table>
      <text:p text:style-name="P151"/>
      <text:h text:style-name="P15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Source_20_Text"><text:span text:style-name="T1">org.zkoss.zul.Caption</text:span></text:span></text:p>
          </table:table-cell>
        </table:table-row>
        <table:table-row>
          <table:table-cell table:style-name="Table101.A2" office:value-type="string">
            <text:p text:style-name="Table_20_Contents"><text:span text:style-name="Source_20_Text">get</text:span><text:span text:style-name="Source_20_Text"><text:span text:style-name="T1">ContentSclass()</text:span></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get</text:span><text:span text:style-name="Source_20_Text"><text:span text:style-name="T1">OuterAttrs()</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Source_20_Text"><text:span text:style-name="T1">lean</text:sp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156" text:outline-level="4">Inherited From </text:h>
      <table:table table:name="Table102" table:style-name="Table102">
        <table:table-column table:style-name="Table102.A"/>
        <table:table-header-rows>
          <table:table-row>
            <table:table-cell table:style-name="Table102.A1" office:value-type="string">
              <text:p text:style-name="P125">Inherited From</text:p>
            </table:table-cell>
          </table:table-row>
        </table:table-header-rows>
        <table:table-row>
          <table:table-cell table:style-name="Table102.A2" office:value-type="string">
            <text:p text:style-name="P143"><text:a xlink:type="simple" xlink:href="#XulElement">org.zkoss.zul.impl.XulElement</text:a></text:p>
          </table:table-cell>
        </table:table-row>
        <table:table-row table:style-name="Table102.3">
          <table:table-cell table:style-name="Table102.A2" office:value-type="string">
            <text:p text:style-name="P143"><text:s/><text:a xlink:type="simple" xlink:href="#HtmlBasedComponent">org.zkoss.zk.ui.HtmlBasedComponent</text:a> </text:p>
          </table:table-cell>
        </table:table-row>
        <table:table-row table:style-name="Table102.3">
          <table:table-cell table:style-name="Table102.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Hbox"/>Hbox<text:bookmark-end text:name="Hbox"/></text:h>
      <text:p text:style-name="P60">T<text:span text:style-name="T1">he </text:span><text:span text:style-name="Source_20_Text"><text:span text:style-name="T1">hbox</text:span></text:span><text:span text:style-name="T1"> component is used to create a horizontally oriented box. Each component placed in the </text:span><text:span text:style-name="T8">hbox </text:span><text:span text:style-name="T1">will be placed horizontally in a row.</text:span></text:p>
      <text:p text:style-name="P8"><text:s/><text:span text:style-name="T4"><text:s text:c="6"/></text:span></text:p>
      <text:p text:style-name="P9"><draw:frame draw:style-name="fr4"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06" text:outline-level="4">Class Name</text:h>
      <text:p text:style-name="P356"><text:span text:style-name="Source_20_Text"><text:span text:style-name="T86">org.zkoss.zul.Hbox</text:span></text:span></text:p>
      <text:h text:style-name="P156" text:outline-level="4">Supported Child Components</text:h>
      <text:p text:style-name="P64">*ALL</text:p>
      <text:h text:style-name="P156" text:outline-level="4">Supported Events <text:s text:c="6"/></text:h>
      <text:p text:style-name="P170"><text:s text:c="8"/>*NONE</text:p>
      <text:h text:style-name="P213" text:outline-level="4">Properties</text:h>
      <text:p text:style-name="P167"><text:tab/> <text:s/><text:span text:style-name="T75">*NONE</text:span></text:p>
      <text:h text:style-name="P156" text:outline-level="4">Methods</text:h>
      <text:p text:style-name="P170"><text:s text:c="8"/>*NONE</text:p>
      <text:h text:style-name="P156" text:outline-level="4">Inherited From </text:h>
      <table:table table:name="Table103" table:style-name="Table103">
        <table:table-column table:style-name="Table103.A"/>
        <table:table-header-rows>
          <table:table-row>
            <table:table-cell table:style-name="Table103.A1" office:value-type="string">
              <text:p text:style-name="P125">Inherited From</text:p>
            </table:table-cell>
          </table:table-row>
        </table:table-header-rows>
        <table:table-row>
          <table:table-cell table:style-name="Table103.A2" office:value-type="string">
            <text:p text:style-name="P142"><text:a xlink:type="simple" xlink:href="#Box">org.zkoss.zul.Box</text:a></text:p>
          </table:table-cell>
        </table:table-row>
        <table:table-row>
          <table:table-cell table:style-name="Table103.A2" office:value-type="string">
            <text:p text:style-name="P142"><text:a xlink:type="simple" xlink:href="#XulElement">org.zkoss.zul.impl.XulElement</text:a></text:p>
          </table:table-cell>
        </table:table-row>
        <table:table-row>
          <table:table-cell table:style-name="Table103.A2" office:value-type="string">
            <text:p text:style-name="P142"><text:a xlink:type="simple" xlink:href="#HtmlBasedComponent">org.zkoss.zk.ui.HtmlBasedComponent</text:a> </text:p>
          </table:table-cell>
        </table:table-row>
        <table:table-row table:style-name="Table103.5">
          <table:table-cell table:style-name="Table103.A2" office:value-type="string">
            <text:p text:style-name="P142"><text:a xlink:type="simple" xlink:href="#AbstractComponent">org.zkoss.zk.ui.AbstractComponent </text:a></text:p>
          </table:table-cell>
        </table:table-row>
      </table:table>
      <text:p text:style-name="P34"/>
      <text:h text:style-name="Heading_20_3" text:outline-level="3"><text:bookmark-start text:name="Html"/>Html<text:bookmark-end text:name="Html"/></text:h>
      <text:p text:style-name="Text_20_body_20_indent"><text:span text:style-name="T121">The simplest way is to use a XUL component called </text:span><text:span text:style-name="Source_20_Text"><text:span text:style-name="T24">html</text:span></text:span><text:span text:style-name="T120"> </text:span><text:span text:style-name="T121">to embed whatever HTML tag</text:span><text:span text:style-name="T122">s you want to send directly to the browser. </text:span><text:span text:style-name="T121">To avoid ZK from interpreting the HTML tags, you usually enclose them with </text:span><text:span text:style-name="Source_20_Text"><text:span text:style-name="T24">&lt;![CDATA[</text:span></text:span><text:span text:style-name="T119"> </text:span><text:span text:style-name="T121">and </text:span><text:span text:style-name="Source_20_Text"><text:span text:style-name="T119">]]&gt;</text:span></text:span><text:span text:style-name="T121">. In other words, they are not the child component. Rather, they are stored in the </text:span><text:span text:style-name="Source_20_Text"><text:span text:style-name="T24">content</text:span></text:span><text:span text:style-name="T119"> </text:span><text:span text:style-name="T121">property. Notice you can use EL expressions in it.</text:span></text:p>
      <text:p text:style-name="P8"><draw:frame draw:style-name="fr4"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121">where </text:span><text:span text:style-name="Source_20_Text"><text:span text:style-name="T24">&lt;h4&gt;...&lt;/p&gt;</text:span></text:span><text:span text:style-name="T119"> </text:span><text:span text:style-name="T121">will become the content of the </text:span><text:span text:style-name="Source_20_Text"><text:span text:style-name="T24">html</text:span></text:span><text:span text:style-name="T119"> </text:span><text:span text:style-name="T121">element (see also the </text:span><text:span text:style-name="Source_20_Text"><text:span text:style-name="T24">getContent</text:span></text:span><text:span text:style-name="T119"> </text:span><text:span text:style-name="T121">method of the </text:span><text:span text:style-name="Source_20_Text"><text:span text:style-name="T24">org.zkoss.zul.Html</text:span></text:span><text:span text:style-name="T119"> </text:span><text:span text:style-name="T121">class).</text:span></text:p>
      <text:p text:style-name="Text_20_body_20_indent">The <text:span text:style-name="Source_20_Text"><text:span text:style-name="T20">html</text:span></text:span><text:span text:style-name="T118"> </text:span>component generates the HTML <text:span text:style-name="Source_20_Text"><text:span text:style-name="T20">SPAN</text:span></text:span><text:span text:style-name="T118">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77"><text:span text:style-name="Source_20_Text"/></text:p>
      <text:p text:style-name="P68"/>
      <text:h text:style-name="P106" text:outline-level="4">Class Name</text:h>
      <text:p text:style-name="P356"><text:span text:style-name="Source_20_Text"><text:span text:style-name="T86">org.zkoss.zul.Html</text:span></text:span></text:p>
      <text:h text:style-name="P156" text:outline-level="4">Supported Child Components</text:h>
      <text:p text:style-name="P69"><text:span text:style-name="T60">*NONE</text:span> </text:p>
      <text:h text:style-name="P156" text:outline-level="4">Supported Events</text:h>
      <text:p text:style-name="Text_20_body_20_indent_20_2"><text:span text:style-name="T60">*NONE</text:span> </text:p>
      <text:h text:style-name="P165"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125">Property</text:p>
            </table:table-cell>
            <table:table-cell table:style-name="Table104.A1" office:value-type="string">
              <text:p text:style-name="P125">Description</text:p>
            </table:table-cell>
            <table:table-cell table:style-name="Table104.A1" office:value-type="string">
              <text:p text:style-name="P125">Data Type</text:p>
            </table:table-cell>
            <table:table-cell table:style-name="Table104.D1" office:value-type="string">
              <text:p text:style-name="P124">Default Value</text:p>
            </table:table-cell>
          </table:table-row>
        </table:table-header-rows>
        <table:table-row>
          <table:table-cell table:style-name="Table104.A2" office:value-type="string">
            <text:p text:style-name="P86"><text:span text:style-name="Source_20_Text"><text:span text:style-name="T93">content</text:span></text:span></text:p>
          </table:table-cell>
          <table:table-cell table:style-name="Table104.A2" office:value-type="string">
            <text:p text:style-name="P88">Returns the embedded content (i.e., HTML tags).</text:p>
          </table:table-cell>
          <table:table-cell table:style-name="Table104.A2" office:value-type="string">
            <text:p text:style-name="P86"><text:span text:style-name="Source_20_Text">String</text:span></text:p>
          </table:table-cell>
          <table:table-cell table:style-name="Table104.D2" office:value-type="string">
            <text:p text:style-name="P86"><text:span text:style-name="Source_20_Text"><text:span text:style-name="T69">empty ("")</text:span></text:span></text:p>
          </table:table-cell>
        </table:table-row>
      </table:table>
      <text:p text:style-name="P151"/>
      <text:h text:style-name="P15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Source_20_Text"><text:span text:style-name="T4">(Source Text)</text:span></text:span></text:p>
          </table:table-cell>
          <table:table-cell table:style-name="Table105.A2" office:value-type="string">
            <text:p text:style-name="Table_20_Contents">Determines whether it accepts child components</text:p>
            <text:p text:style-name="Table_20_Contents"><text:span text:style-name="T4">Note:</text:span> No child is allowed. </text:p>
          </table:table-cell>
          <table:table-cell table:style-name="Table105.A2" office:value-type="string">
            <text:p text:style-name="Table_20_Contents"><text:span text:style-name="Source_20_Text">Boolean</text:span></text:p>
            <text:p text:style-name="P86"><text:span text:style-name="Source_20_Text"><text:span text:style-name="T4">(Source Text)</text:span></text:span></text:p>
          </table:table-cell>
          <table:table-cell table:style-name="Table105.D2" office:value-type="string">
            <text:p text:style-name="P86"><text:span text:style-name="Source_20_Text">false</text:span></text:p>
          </table:table-cell>
        </table:table-row>
      </table:table>
      <text:h text:style-name="Heading_20_4" text:outline-level="4"/>
      <text:h text:style-name="P156" text:outline-level="4">Inherited From </text:h>
      <table:table table:name="Table106" table:style-name="Table106">
        <table:table-column table:style-name="Table106.A"/>
        <table:table-header-rows>
          <table:table-row>
            <table:table-cell table:style-name="Table106.A1" office:value-type="string">
              <text:p text:style-name="P125">Inherited From</text:p>
            </table:table-cell>
          </table:table-row>
        </table:table-header-rows>
        <table:table-row>
          <table:table-cell table:style-name="Table106.A2" office:value-type="string">
            <text:p text:style-name="P142"><text:a xlink:type="simple" xlink:href="#XulElement">org.zkoss.zul.impl.XulElement</text:a></text:p>
          </table:table-cell>
        </table:table-row>
        <table:table-row table:style-name="Table106.3">
          <table:table-cell table:style-name="Table106.A2" office:value-type="string">
            <text:p text:style-name="P142"><text:a xlink:type="simple" xlink:href="#HtmlBasedComponent">org.zkoss.zk.ui.HtmlBasedComponent</text:a> </text:p>
          </table:table-cell>
        </table:table-row>
        <table:table-row table:style-name="Table106.3">
          <table:table-cell table:style-name="Table106.A2" office:value-type="string">
            <text:p text:style-name="P142"><text:a xlink:type="simple" xlink:href="#AbstractComponent">org.zkoss.zk.ui.AbstractComponent </text:a></text:p>
          </table:table-cell>
        </table:table-row>
      </table:table>
      <text:p text:style-name="P34"/>
      <text:h text:style-name="Heading_20_3" text:outline-level="3"><text:bookmark-start text:name="Iframe"/>Iframe<text:bookmark-end text:name="Iframe"/></text:h>
      <text:p text:style-name="Text_20_body_20_indent">The <text:span text:style-name="T118">iframe </text:span>component uses the HTML IFRAME tag to delegate a portion of the display to</text:p>
      <text:p text:style-name="Text_20_body_20_indent">another URL. Though the appearance looks similar to the <text:span text:style-name="T118">include </text:span>component. The concept and meaning of the <text:span text:style-name="T118">iframe </text:span>component is different.</text:p>
      <text:p text:style-name="Text_20_body_20_indent">The content included by the <text:span text:style-name="T118">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118">include </text:span>component. The inclusion is</text:p>
      <text:p text:style-name="Text_20_body_20_indent">done at the server, and the browser knows nothing about it. It means the URL specified by</text:p>
      <text:p text:style-name="Text_20_body_20_indent">the <text:span text:style-name="T118">src </text:span>property could be any internal resource.</text:p>
      <text:p text:style-name="Text_20_body_20_indent">The content of the <text:span text:style-name="T118">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54"><draw:frame draw:style-name="fr4" draw:name="graphics120" text:anchor-type="paragraph" svg:width="8.724cm" svg:height="5.029cm" draw:z-index="20"><draw:image xlink:href="../images/iframe.png" xlink:type="simple" xlink:show="embed" xlink:actuate="onLoad"/></draw:frame></text:p>
      <text:p text:style-name="P10"/>
      <text:p text:style-name="Code_20_Indent_20_2"><text:span text:style-name="Source_20_Text">&lt;window id="win" title="This is an Iframe Demo!"&gt;</text:span></text:p>
      <text:p text:style-name="Code_20_Indent_20_2"><text:span text:style-name="Source_20_Text"><text:tab/>&lt;iframe </text:span><text:span text:style-name="Source_20_Text"><text:span text:style-name="T67">style="width:99%; height:400px;border:3px inset;"</text:span></text:span><text:span text:style-name="Source_20_Text"><text:span text:style-name="T60"> </text:span></text:span></text:p>
      <text:p text:style-name="Code_20_Indent_20_2"><text:span text:style-name="Source_20_Text"><text:tab/><text:tab/>src=</text:span><text:span text:style-name="Source_20_Text"><text:span text:style-name="T67">"</text:span></text:span><text:span text:style-name="Source_20_Text">/zk-devguide.pdf</text:span><text:span text:style-name="Source_20_Text"><text:span text:style-name="T67">"</text:span></text:span><text:span text:style-name="Source_20_Text"> /&gt;</text:span></text:p>
      <text:p text:style-name="Code_20_Indent_20_2"><text:span text:style-name="Source_20_Text">&lt;/window&gt;</text:span></text:p>
      <text:p text:style-name="P55"/>
      <text:p text:style-name="Text_20_body_20_indent">The <text:span text:style-name="T116">embedding</text:span><text:span text:style-name="T123">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118">image </text:span>and <text:span text:style-name="Source_20_Text"><text:span text:style-name="T20">audio</text:span></text:span><text:span text:style-name="T118"> </text:span>components<text:span text:style-name="T124">47</text:span>, you could specify the dynamically generated</text:p>
      <text:p text:style-name="Text_20_body_20_indent">content. A typical example is you could use JasperReport<text:span text:style-name="T124"> </text:span>to generate a PDF report in a</text:p>
      <text:p text:style-name="Text_20_body_20_indent">binary array or stream, and then pass the report to an <text:span text:style-name="Source_20_Text"><text:span text:style-name="T20">iframe</text:span></text:span><text:span text:style-name="T118"> </text:span>component by wrapping the</text:p>
      <text:p text:style-name="Text_20_body_20_indent">result with the <text:span text:style-name="Source_20_Text"><text:span text:style-name="T20">org.zkoss.util.media.AMedia</text:span></text:span><text:span text:style-name="T118"> </text:span>class.</text:p>
      <text:p text:style-name="Text_20_body_20_indent">In the following example, we illustrate that you could embed any content by use of <text:span text:style-name="Source_20_Text"><text:span text:style-name="T118">iframe</text:span></text:span>,</text:p>
      <text:p text:style-name="Text_20_body_20_indent">as long as the client supports its format.</text:p>
      <text:p text:style-name="P11"/>
      <text:h text:style-name="P106" text:outline-level="4">Class Name</text:h>
      <text:p text:style-name="P356"><text:span text:style-name="Source_20_Text"><text:span text:style-name="T86">org.zkoss.zul.Iframe</text:span></text:span></text:p>
      <text:h text:style-name="P156" text:outline-level="4">Supported Child Components</text:h>
      <text:p text:style-name="P69"><text:span text:style-name="T60">*NONE</text:span> </text:p>
      <text:h text:style-name="P156" text:outline-level="4">Supported Events</text:h>
      <text:p text:style-name="Text_20_body_20_indent_20_2"><text:span text:style-name="T60">*NONE</text:span> </text:p>
      <text:h text:style-name="P165"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125">Property</text:p>
            </table:table-cell>
            <table:table-cell table:style-name="Table107.A1" office:value-type="string">
              <text:p text:style-name="P125">Description</text:p>
            </table:table-cell>
            <table:table-cell table:style-name="Table107.A1" office:value-type="string">
              <text:p text:style-name="P125">Data Type</text:p>
            </table:table-cell>
            <table:table-cell table:style-name="Table107.D1" office:value-type="string">
              <text:p text:style-name="P124">Default Value</text:p>
            </table:table-cell>
          </table:table-row>
        </table:table-header-rows>
        <table:table-row>
          <table:table-cell table:style-name="Table107.A2" office:value-type="string">
            <text:p text:style-name="P86"><text:span text:style-name="Source_20_Text"><text:span text:style-name="T93">content</text:span></text:span></text:p>
          </table:table-cell>
          <table:table-cell table:style-name="Table107.A2" office:value-type="string">
            <text:p text:style-name="P88"><text:span text:style-name="Source_20_Text">org.zkoss.util.media.Media</text:span> any binary content that client side browser accept (i.e., mp3, pdf...).</text:p>
          </table:table-cell>
          <table:table-cell table:style-name="Table107.A2" office:value-type="string">
            <text:p text:style-name="P86"><text:span text:style-name="Source_20_Text">Media </text:span></text:p>
          </table:table-cell>
          <table:table-cell table:style-name="Table107.D2" office:value-type="string">
            <text:p text:style-name="P86"><text:span text:style-name="Source_20_Text"><text:span text:style-name="T69">null</text:span></text:span></text:p>
          </table:table-cell>
        </table:table-row>
      </table:table>
      <text:p text:style-name="P151"/>
      <text:h text:style-name="P15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4">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156" text:outline-level="4">Inherited From </text:h>
      <table:table table:name="Table109" table:style-name="Table109">
        <table:table-column table:style-name="Table109.A"/>
        <table:table-header-rows>
          <table:table-row>
            <table:table-cell table:style-name="Table109.A1" office:value-type="string">
              <text:p text:style-name="P125">Inherited From</text:p>
            </table:table-cell>
          </table:table-row>
        </table:table-header-rows>
        <table:table-row>
          <table:table-cell table:style-name="Table109.A2" office:value-type="string">
            <text:p text:style-name="P142"><text:a xlink:type="simple" xlink:href="#XulElement">org.zkoss.zul.impl.XulElement</text:a></text:p>
          </table:table-cell>
        </table:table-row>
        <table:table-row table:style-name="Table109.3">
          <table:table-cell table:style-name="Table109.A2" office:value-type="string">
            <text:p text:style-name="P142"><text:a xlink:type="simple" xlink:href="#HtmlBasedComponent">org.zkoss.zk.ui.HtmlBasedComponent</text:a> </text:p>
          </table:table-cell>
        </table:table-row>
        <table:table-row table:style-name="Table109.3">
          <table:table-cell table:style-name="Table109.A2" office:value-type="string">
            <text:p text:style-name="P142"><text:a xlink:type="simple" xlink:href="#AbstractComponent">org.zkoss.zk.ui.AbstractComponent </text:a></text:p>
          </table:table-cell>
        </table:table-row>
      </table:table>
      <text:p text:style-name="P34"/>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106" text:outline-level="4">Class Name</text:h>
      <text:p text:style-name="P356"><text:span text:style-name="Source_20_Text"><text:span text:style-name="T86">org.zkoss.zul.Image</text:span></text:span></text:p>
      <text:h text:style-name="P156" text:outline-level="4">Supported Child Components</text:h>
      <text:p text:style-name="P69"><text:span text:style-name="T60">*NONE</text:span> </text:p>
      <text:h text:style-name="P156" text:outline-level="4">Supported Events</text:h>
      <text:p text:style-name="Text_20_body_20_indent_20_2"><text:span text:style-name="T60">*NONE</text:span> </text:p>
      <text:h text:style-name="P165"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125">Property</text:p>
            </table:table-cell>
            <table:table-cell table:style-name="Table110.A1" office:value-type="string">
              <text:p text:style-name="P125">Description</text:p>
            </table:table-cell>
            <table:table-cell table:style-name="Table110.A1" office:value-type="string">
              <text:p text:style-name="P125">Data Type</text:p>
            </table:table-cell>
            <table:table-cell table:style-name="Table110.D1" office:value-type="string">
              <text:p text:style-name="P124">Default Value</text:p>
            </table:table-cell>
          </table:table-row>
        </table:table-header-rows>
        <table:table-row>
          <table:table-cell table:style-name="Table110.A2" office:value-type="string">
            <text:p text:style-name="P86"><text:span text:style-name="Source_20_Text"><text:span text:style-name="T93">content</text:span></text:span></text:p>
          </table:table-cell>
          <table:table-cell table:style-name="Table110.A2" office:value-type="string">
            <text:p text:style-name="P88"><text:span text:style-name="Source_20_Text">org.zkoss.image.Image </text:span><text:s/>an image object (i.e., jpeg, png...).</text:p>
          </table:table-cell>
          <table:table-cell table:style-name="Table110.A2" office:value-type="string">
            <text:p text:style-name="P86"><text:span text:style-name="Source_20_Text">Image </text:span></text:p>
          </table:table-cell>
          <table:table-cell table:style-name="Table110.D2" office:value-type="string">
            <text:p text:style-name="P86"><text:span text:style-name="Source_20_Text"><text:span text:style-name="T69">null</text:span></text:span></text:p>
          </table:table-cell>
        </table:table-row>
      </table:table>
      <text:p text:style-name="P151"/>
      <text:h text:style-name="P15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4">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86"><text:span text:style-name="Source_20_Text">false</text:span></text:p>
          </table:table-cell>
        </table:table-row>
      </table:table>
      <text:h text:style-name="Heading_20_4" text:outline-level="4"/>
      <text:h text:style-name="P156" text:outline-level="4">Inherited From </text:h>
      <table:table table:name="Table112" table:style-name="Table112">
        <table:table-column table:style-name="Table112.A"/>
        <table:table-header-rows>
          <table:table-row>
            <table:table-cell table:style-name="Table112.A1" office:value-type="string">
              <text:p text:style-name="P125">Inherited From</text:p>
            </table:table-cell>
          </table:table-row>
        </table:table-header-rows>
        <table:table-row>
          <table:table-cell table:style-name="Table112.A2" office:value-type="string">
            <text:p text:style-name="P142"><text:a xlink:type="simple" xlink:href="#XulElement">org.zkoss.zul.impl.XulElement</text:a></text:p>
          </table:table-cell>
        </table:table-row>
        <table:table-row table:style-name="Table112.3">
          <table:table-cell table:style-name="Table112.A2" office:value-type="string">
            <text:p text:style-name="P142"><text:a xlink:type="simple" xlink:href="#HtmlBasedComponent">org.zkoss.zk.ui.HtmlBasedComponent</text:a> </text:p>
          </table:table-cell>
        </table:table-row>
        <table:table-row table:style-name="Table112.3">
          <table:table-cell table:style-name="Table112.A2" office:value-type="string">
            <text:p text:style-name="P142"><text:a xlink:type="simple" xlink:href="#AbstractComponent">org.zkoss.zk.ui.AbstractComponent </text:a></text:p>
          </table:table-cell>
        </table:table-row>
      </table:table>
      <text:p text:style-name="P34"/>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3" draw:name="graphics121" text:anchor-type="paragraph" svg:width="7.911cm" svg:height="5.48cm" draw:z-index="21"><draw:image xlink:href="../images/imagemap.png" xlink:type="simple" xlink:show="embed" xlink:actuate="onLoad"/></draw:frame>Then, the user gets the result as depicted below.</text:p>
      <text:h text:style-name="P106" text:outline-level="4">Class Name</text:h>
      <text:p text:style-name="P356"><text:span text:style-name="Source_20_Text"><text:span text:style-name="T86">org.zkoss.zul.Imagemap</text:span></text:span></text:p>
      <text:h text:style-name="P156" text:outline-level="4">Supported Child Components</text:h>
      <text:p text:style-name="P69"><text:span text:style-name="T60">*NONE</text:span> </text:p>
      <text:h text:style-name="P15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125">Name</text:p>
            </table:table-cell>
            <table:table-cell table:style-name="Table113.B1" office:value-type="string">
              <text:p text:style-name="P125">Event Type</text:p>
            </table:table-cell>
          </table:table-row>
        </table:table-header-rows>
        <table:table-row>
          <table:table-cell table:style-name="Table113.A2" office:value-type="string">
            <text:p text:style-name="P128"><text:span text:style-name="Source_20_Text">onClick</text:span></text:p>
          </table:table-cell>
          <table:table-cell table:style-name="Table113.B2" office:value-type="string">
            <text:p text:style-name="P133"><text:a xlink:type="simple" xlink:href="#MouseEvent"><text:span text:style-name="Source_20_Text"><text:span text:style-name="T93">org.zkoss.zk.ui.event.MouseEvent</text:span></text:span></text:a></text:p>
            <text:p text:style-name="P133"><text:span text:style-name="Source_20_Text"><text:span text:style-name="T4">Description:</text:span></text:span><text:span text:style-name="Source_20_Text"><text:span text:style-name="T93"> Denotes user has clicked the component.</text:span></text:span></text:p>
            <text:p text:style-name="P133"><text:span text:style-name="Source_20_Text"><text:span text:style-name="T93">Use getX(), getY() method get coo</text:span></text:span><text:span text:style-name="Source_20_Text"><text:span text:style-name="T94">rdinates.</text:span></text:span></text:p>
          </table:table-cell>
        </table:table-row>
      </table:table>
      <text:h text:style-name="P165"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125">Property</text:p>
            </table:table-cell>
            <table:table-cell table:style-name="Table114.A1" office:value-type="string">
              <text:p text:style-name="P125">Description</text:p>
            </table:table-cell>
            <table:table-cell table:style-name="Table114.A1" office:value-type="string">
              <text:p text:style-name="P125">Data Type</text:p>
            </table:table-cell>
            <table:table-cell table:style-name="Table114.D1" office:value-type="string">
              <text:p text:style-name="P124">Default Value</text:p>
            </table:table-cell>
          </table:table-row>
        </table:table-header-rows>
        <table:table-row>
          <table:table-cell table:style-name="Table114.A2" office:value-type="string">
            <text:p text:style-name="P86"><text:span text:style-name="Source_20_Text"><text:span text:style-name="T93">content</text:span></text:span></text:p>
          </table:table-cell>
          <table:table-cell table:style-name="Table114.A2" office:value-type="string">
            <text:p text:style-name="P88"><text:span text:style-name="Source_20_Text">org.zkoss.image.Image </text:span><text:s/>an image object (i.e., jpeg, png...).</text:p>
          </table:table-cell>
          <table:table-cell table:style-name="Table114.A2" office:value-type="string">
            <text:p text:style-name="P86"><text:span text:style-name="Source_20_Text">Image </text:span></text:p>
          </table:table-cell>
          <table:table-cell table:style-name="Table114.D2" office:value-type="string">
            <text:p text:style-name="P86"><text:span text:style-name="Source_20_Text"><text:span text:style-name="T69">null</text:span></text:span></text:p>
          </table:table-cell>
        </table:table-row>
      </table:table>
      <text:p text:style-name="P151"/>
      <text:h text:style-name="P15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4">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156" text:outline-level="4">Inherited From </text:h>
      <table:table table:name="Table116" table:style-name="Table116">
        <table:table-column table:style-name="Table116.A"/>
        <table:table-header-rows>
          <table:table-row>
            <table:table-cell table:style-name="Table116.A1" office:value-type="string">
              <text:p text:style-name="P125">Inherited From</text:p>
            </table:table-cell>
          </table:table-row>
        </table:table-header-rows>
        <table:table-row>
          <table:table-cell table:style-name="Table116.A2" office:value-type="string">
            <text:p text:style-name="P142"><text:a xlink:type="simple" xlink:href="#Image">org.zkoss.zul.Image</text:a></text:p>
          </table:table-cell>
        </table:table-row>
        <table:table-row>
          <table:table-cell table:style-name="Table116.A2" office:value-type="string">
            <text:p text:style-name="P142"><text:a xlink:type="simple" xlink:href="#XulElement">org.zkoss.zul.impl.XulElement</text:a></text:p>
          </table:table-cell>
        </table:table-row>
        <table:table-row table:style-name="Table116.4">
          <table:table-cell table:style-name="Table116.A2" office:value-type="string">
            <text:p text:style-name="P142"><text:a xlink:type="simple" xlink:href="#HtmlBasedComponent">org.zkoss.zk.ui.HtmlBasedComponent</text:a> </text:p>
          </table:table-cell>
        </table:table-row>
        <table:table-row table:style-name="Table116.4">
          <table:table-cell table:style-name="Table116.A2" office:value-type="string">
            <text:p text:style-name="P142"><text:a xlink:type="simple" xlink:href="#AbstractComponent">org.zkoss.zk.ui.AbstractComponent </text:a></text:p>
          </table:table-cell>
        </table:table-row>
      </table:table>
      <text:p text:style-name="P34"/>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106" text:outline-level="4">Class Name</text:h>
      <text:p text:style-name="P356"><text:span text:style-name="Source_20_Text"><text:span text:style-name="T14">org.zkoss.zul.Include</text:span></text:span></text:p>
      <text:h text:style-name="P156" text:outline-level="4">Supported Child Components</text:h>
      <text:p text:style-name="Text_20_body_20_indent_20_2">*NONE </text:p>
      <text:h text:style-name="P156" text:outline-level="4">Supported Events</text:h>
      <text:p text:style-name="Text_20_body_20_indent_20_2">*NONE</text:p>
      <text:h text:style-name="P212"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124">Property</text:p>
            </table:table-cell>
            <table:table-cell table:style-name="Table117.A1" office:value-type="string">
              <text:p text:style-name="P124">Description</text:p>
            </table:table-cell>
            <table:table-cell table:style-name="Table117.A1" office:value-type="string">
              <text:p text:style-name="P124">Data Type</text:p>
            </table:table-cell>
            <table:table-cell table:style-name="Table117.D1" office:value-type="string">
              <text:p text:style-name="P124">Default Value</text:p>
            </table:table-cell>
          </table:table-row>
        </table:table-header-rows>
        <table:table-row>
          <table:table-cell table:style-name="Table117.A2" office:value-type="string">
            <text:p text:style-name="P86"><text:span text:style-name="Source_20_Text"><text:span text:style-name="T60">src</text:span></text:span></text:p>
          </table:table-cell>
          <table:table-cell table:style-name="Table117.A2" office:value-type="string">
            <text:p text:style-name="P87"><text:span text:style-name="Source_20_Text"><text:span text:style-name="T60">Sets whether user can open or close the group box. </text:span></text:span></text:p>
          </table:table-cell>
          <table:table-cell table:style-name="Table117.A2" office:value-type="string">
            <text:p text:style-name="P86"><text:span text:style-name="Source_20_Text"><text:span text:style-name="T60">boo</text:span></text:span><text:span text:style-name="Source_20_Text"><text:span text:style-name="T74">lean</text:span></text:span></text:p>
          </table:table-cell>
          <table:table-cell table:style-name="Table117.D2" office:value-type="string">
            <text:p text:style-name="P128"><text:span text:style-name="Source_20_Text"><text:span text:style-name="T61">true</text:span></text:span></text:p>
          </table:table-cell>
        </table:table-row>
        <table:table-row>
          <table:table-cell table:style-name="Table117.A2" office:value-type="string">
            <text:p text:style-name="P86"><text:span text:style-name="Source_20_Text"><text:span text:style-name="T74">localized</text:span></text:span></text:p>
          </table:table-cell>
          <table:table-cell table:style-name="Table117.A2" office:value-type="string">
            <text:p text:style-name="P89">Sets the CSS style for the content block of the groupbox. </text:p>
          </table:table-cell>
          <table:table-cell table:style-name="Table117.A2" office:value-type="string">
            <text:p text:style-name="P86"><text:span text:style-name="Source_20_Text"><text:span text:style-name="T60">java.lang.Str</text:span></text:span><text:span text:style-name="Source_20_Text"><text:span text:style-name="T74">ing</text:span></text:span></text:p>
          </table:table-cell>
          <table:table-cell table:style-name="Table117.D2" office:value-type="string">
            <text:p text:style-name="P86"><text:span text:style-name="Source_20_Text"><text:span text:style-name="T60">&lt;null&gt;</text:span></text:span></text:p>
          </table:table-cell>
        </table:table-row>
        <table:table-row table:style-name="Table117.4">
          <table:table-cell table:style-name="Table117.A2" office:value-type="string">
            <text:p text:style-name="P86"><text:span text:style-name="Source_20_Text"><text:span text:style-name="T60">ope</text:span></text:span><text:span text:style-name="Source_20_Text"><text:span text:style-name="T74">n</text:span></text:span></text:p>
          </table:table-cell>
          <table:table-cell table:style-name="Table117.B4" office:value-type="string">
            <text:p text:style-name="P129">Opens or closes this groupbox. </text:p>
          </table:table-cell>
          <table:table-cell table:style-name="Table117.A2" office:value-type="string">
            <text:p text:style-name="P86"><text:span text:style-name="Source_20_Text"><text:span text:style-name="T60">boo</text:span></text:span><text:span text:style-name="Source_20_Text"><text:span text:style-name="T74">lean</text:span></text:span></text:p>
          </table:table-cell>
          <table:table-cell table:style-name="Table117.D2" office:value-type="string">
            <text:p text:style-name="P90"><text:span text:style-name="Source_20_Text">true</text:span></text:p>
          </table:table-cell>
        </table:table-row>
      </table:table>
      <text:p text:style-name="P151"/>
      <text:h text:style-name="P15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4">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86"><text:span text:style-name="Source_20_Text">false</text:span></text:p>
          </table:table-cell>
        </table:table-row>
      </table:table>
      <text:h text:style-name="P156" text:outline-level="4">Inherited From </text:h>
      <table:table table:name="Table119" table:style-name="Table119">
        <table:table-column table:style-name="Table119.A"/>
        <table:table-header-rows>
          <table:table-row>
            <table:table-cell table:style-name="Table119.A1" office:value-type="string">
              <text:p text:style-name="P125">Inherited From</text:p>
            </table:table-cell>
          </table:table-row>
        </table:table-header-rows>
        <table:table-row>
          <table:table-cell table:style-name="Table119.A2" office:value-type="string">
            <text:p text:style-name="P143"><text:a xlink:type="simple" xlink:href="#XulElement">org.zkoss.zul.impl.XulElement</text:a></text:p>
          </table:table-cell>
        </table:table-row>
        <table:table-row table:style-name="Table119.3">
          <table:table-cell table:style-name="Table119.A2" office:value-type="string">
            <text:p text:style-name="P143"><text:s/><text:a xlink:type="simple" xlink:href="#HtmlBasedComponent">org.zkoss.zk.ui.HtmlBasedComponent</text:a> </text:p>
          </table:table-cell>
        </table:table-row>
        <table:table-row table:style-name="Table119.3">
          <table:table-cell table:style-name="Table119.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Intbox"/>Intbox<text:bookmark-end text:name="Intbox"/></text:h>
      <text:p text:style-name="Text_20_body_20_indent_20_2"><text:span text:style-name="T91">A </text:span><text:span text:style-name="Source_20_Text"><text:span text:style-name="T91">intbox</text:span></text:span><text:span text:style-name="T91"> is used to let users input integer </text:span><text:span text:style-name="T92">data.</text:span></text:p>
      <text:p text:style-name="P61"><draw:frame draw:style-name="fr3" draw:name="graphics122" text:anchor-type="paragraph" svg:width="5.607cm" svg:height="1.52cm" draw:z-index="22"><draw:image xlink:href="../images/intbox.png" xlink:type="simple" xlink:show="embed" xlink:actuate="onLoad"/></draw:frame>While input invalid data:</text:p>
      <text:p text:style-name="P61"><draw:frame draw:style-name="fr3"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106" text:outline-level="4">Class Name</text:h>
      <text:p text:style-name="P356"><text:span text:style-name="Source_20_Text"><text:span text:style-name="T86">org.zkoss.zul.Intbox</text:span></text:span></text:p>
      <text:h text:style-name="P156" text:outline-level="4">Supported Child Components</text:h>
      <text:p text:style-name="P70">*NONE </text:p>
      <text:h text:style-name="P15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125">Event Name</text:p>
            </table:table-cell>
            <table:table-cell table:style-name="Table120.B1" office:value-type="string">
              <text:p text:style-name="P125">Event Type</text:p>
            </table:table-cell>
          </table:table-row>
        </table:table-header-rows>
        <table:table-row>
          <table:table-cell table:style-name="Table120.A2" office:value-type="string">
            <text:p text:style-name="P128"><text:span text:style-name="Source_20_Text">onChange</text:span></text:p>
          </table:table-cell>
          <table:table-cell table:style-name="Table120.B2" office:value-type="string">
            <text:p text:style-name="P133"><text:a xlink:type="simple" xlink:href="#InputEvent"><text:span text:style-name="Source_20_Text"><text:span text:style-name="T93">org.zkoss.zk.ui.event.InputEvent</text:span></text:span></text:a></text:p>
            <text:p text:style-name="P136"><text:span text:style-name="T4">Description:</text:span> </text:p>
            <text:p text:style-name="P136">Denotes the content of an input component has been modified by the user.</text:p>
          </table:table-cell>
        </table:table-row>
        <table:table-row>
          <table:table-cell table:style-name="Table120.A2" office:value-type="string">
            <text:p text:style-name="P128"><text:span text:style-name="Source_20_Text">onChanging</text:span></text:p>
          </table:table-cell>
          <table:table-cell table:style-name="Table120.B2" office:value-type="string">
            <text:p text:style-name="P133"><text:a xlink:type="simple" xlink:href="#InputEvent"><text:span text:style-name="Source_20_Text"><text:span text:style-name="T93">org.zkoss.zk.ui.event.InputEvent</text:span></text:span></text:a></text:p>
            <text:p text:style-name="P137">Description: </text:p>
            <text:p text:style-name="P138">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128"><text:span text:style-name="Source_20_Text">onSelection</text:span></text:p>
          </table:table-cell>
          <table:table-cell table:style-name="Table120.B2" office:value-type="string">
            <text:p text:style-name="P133"><text:a xlink:type="simple" xlink:href="#SelectionEvent"><text:span text:style-name="Source_20_Text">org.zkoss.zk.ui.event.SelectionEvent</text:span></text:a></text:p>
            <text:p text:style-name="P137">Description: </text:p>
            <text:p text:style-name="P136"><text:span text:style-name="T93">Denotes that user is selecting a portion of the text of an input component. You can retrieve the start and end position of the selected text by use of the </text:span><text:span text:style-name="Source_20_Text"><text:span text:style-name="T93">getStart</text:span></text:span><text:span text:style-name="T93"> and </text:span><text:span text:style-name="Source_20_Text"><text:span text:style-name="T93">getEnd</text:span></text:span><text:span text:style-name="T93"> methods.</text:span><text:span text:style-name="T4"> </text:span></text:p>
          </table:table-cell>
        </table:table-row>
        <table:table-row>
          <table:table-cell table:style-name="Table120.A2" office:value-type="string">
            <text:p text:style-name="P128"><text:span text:style-name="Source_20_Text">onFocus</text:span></text:p>
          </table:table-cell>
          <table:table-cell table:style-name="Table120.B2" office:value-type="string">
            <text:p text:style-name="P133"><text:a xlink:type="simple" xlink:href="#Event"><text:span text:style-name="Source_20_Text">org.zkoss.zk.ui.event.Event</text:span></text:a></text:p>
            <text:p text:style-name="P137">Description: </text:p>
            <text:p text:style-name="P138">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128"><text:span text:style-name="Source_20_Text">onBlur</text:span></text:p>
          </table:table-cell>
          <table:table-cell table:style-name="Table120.B2" office:value-type="string">
            <text:p text:style-name="P133"><text:a xlink:type="simple" xlink:href="#Event"><text:span text:style-name="Source_20_Text">org.zkoss.zk.ui.event.Event</text:span></text:a></text:p>
            <text:p text:style-name="P137">Description: </text:p>
            <text:p text:style-name="P138">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128"><text:span text:style-name="Source_20_Text">onCreate</text:span></text:p>
          </table:table-cell>
          <table:table-cell table:style-name="Table120.B2" office:value-type="string">
            <text:p text:style-name="P133"><text:a xlink:type="simple" xlink:href="#CreateEvent"><text:span text:style-name="Source_20_Text">org.zkoss.ui.zk.ui.event.CreateEvent</text:span></text:a></text:p>
            <text:p text:style-name="P137">Description: </text:p>
            <text:p text:style-name="P138">Denotes a component is created when rendering a ZUML page.</text:p>
          </table:table-cell>
        </table:table-row>
        <table:table-row>
          <table:table-cell table:style-name="Table120.A2" office:value-type="string">
            <text:p text:style-name="P128"><text:span text:style-name="Source_20_Text">onDrop</text:span></text:p>
          </table:table-cell>
          <table:table-cell table:style-name="Table120.B2" office:value-type="string">
            <text:p text:style-name="P133"><text:a xlink:type="simple" xlink:href="#DropEvent"><text:span text:style-name="Source_20_Text">org.zkoss.ui.zk.ui.event.DropEvent</text:span></text:a></text:p>
            <text:p text:style-name="P137">Description: </text:p>
            <text:p text:style-name="P138">Denotes another component is dropped to the component that receives this event.</text:p>
          </table:table-cell>
        </table:table-row>
      </table:table>
      <text:h text:style-name="P15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125">Property</text:p>
            </table:table-cell>
            <table:table-cell table:style-name="Table121.A1" office:value-type="string">
              <text:p text:style-name="P125">Description</text:p>
            </table:table-cell>
            <table:table-cell table:style-name="Table121.C1" office:value-type="string">
              <text:p text:style-name="P125">Return Data Type</text:p>
            </table:table-cell>
          </table:table-row>
        </table:table-header-rows>
        <table:table-row table:style-name="Table121.2">
          <table:table-cell table:style-name="Table121.A2" office:value-type="string">
            <text:p text:style-name="P86"><text:span text:style-name="Source_20_Text">val</text:span><text:span text:style-name="Source_20_Text"><text:span text:style-name="T1">ue</text:span></text:span></text:p>
          </table:table-cell>
          <table:table-cell table:style-name="Table121.B2" office:value-type="string">
            <text:p text:style-name="P87">Sets the text value. </text:p>
          </table:table-cell>
          <table:table-cell table:style-name="Table121.C2" office:value-type="string">
            <text:p text:style-name="P86"><text:span text:style-name="Source_20_Text">Integer</text:span></text:p>
          </table:table-cell>
        </table:table-row>
      </table:table>
      <text:p text:style-name="P151"/>
      <text:h text:style-name="P156" text:outline-level="4">Methods</text:h>
      <text:p text:style-name="P160">*NONE</text:p>
      <text:h text:style-name="P156" text:outline-level="4">Inherited From </text:h>
      <table:table table:name="Table122" table:style-name="Table122">
        <table:table-column table:style-name="Table122.A"/>
        <table:table-header-rows>
          <table:table-row>
            <table:table-cell table:style-name="Table122.A1" office:value-type="string">
              <text:p text:style-name="P125">Inherited From</text:p>
            </table:table-cell>
          </table:table-row>
        </table:table-header-rows>
        <table:table-row>
          <table:table-cell table:style-name="Table122.A2" office:value-type="string">
            <text:p text:style-name="P143"><text:a xlink:type="simple" xlink:href="#NumberInputElement"><text:span text:style-name="Source_20_Text">org.zkoss.zul.NumberInputElement</text:span></text:a></text:p>
          </table:table-cell>
        </table:table-row>
        <table:table-row>
          <table:table-cell table:style-name="Table122.A2" office:value-type="string">
            <text:p text:style-name="P143"><text:a xlink:type="simple" xlink:href="#FormatInputElement"><text:span text:style-name="Source_20_Text">org.zkoss.zul.FormatInputElement</text:span></text:a></text:p>
          </table:table-cell>
        </table:table-row>
        <table:table-row>
          <table:table-cell table:style-name="Table122.A2" office:value-type="string">
            <text:p text:style-name="P143"><text:a xlink:type="simple" xlink:href="#InputElement"><text:span text:style-name="Source_20_Text">org.zkoss.zul.InputElement</text:span></text:a></text:p>
          </table:table-cell>
        </table:table-row>
        <table:table-row>
          <table:table-cell table:style-name="Table122.A2" office:value-type="string">
            <text:p text:style-name="P143"><text:a xlink:type="simple" xlink:href="#XulElement"><text:span text:style-name="Source_20_Text">org.zkoss.zul.imp.XulElement</text:span></text:a></text:p>
          </table:table-cell>
        </table:table-row>
        <table:table-row table:style-name="Table122.6">
          <table:table-cell table:style-name="Table122.A2" office:value-type="string">
            <text:p text:style-name="P143"><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Label"/>Label<text:bookmark-end text:name="Label"/></text:h>
      <text:p text:style-name="Text_20_body_20_indent">A label component represents a piece of text.</text:p>
      <text:p text:style-name="P8"><draw:frame draw:style-name="fr3"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55"/>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1"/>
      <text:h text:style-name="P106" text:outline-level="4">Class Name</text:h>
      <text:p text:style-name="P356"><text:span text:style-name="Source_20_Text"><text:span text:style-name="T86">org.zkoss.zul.Label</text:span></text:span></text:p>
      <text:h text:style-name="P156" text:outline-level="4">Supported Child Components</text:h>
      <text:p text:style-name="P69"><text:span text:style-name="T60">*NONE</text:span> </text:p>
      <text:h text:style-name="P156" text:outline-level="4">Supported Events</text:h>
      <text:p text:style-name="Text_20_body_20_indent_20_2"><text:span text:style-name="T60">*NONE</text:span> </text:p>
      <text:h text:style-name="P165"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125">Property</text:p>
            </table:table-cell>
            <table:table-cell table:style-name="Table123.A1" office:value-type="string">
              <text:p text:style-name="P125">Description</text:p>
            </table:table-cell>
            <table:table-cell table:style-name="Table123.C1" office:value-type="string">
              <text:p text:style-name="P125">Data Type</text:p>
            </table:table-cell>
          </table:table-row>
        </table:table-header-rows>
        <table:table-row>
          <table:table-cell table:style-name="Table123.A2" office:value-type="string">
            <text:p text:style-name="P86"><text:span text:style-name="Source_20_Text">value</text:span></text:p>
          </table:table-cell>
          <table:table-cell table:style-name="Table123.A2" office:value-type="string">
            <text:p text:style-name="P88">The <text:span text:style-name="Source_20_Text">String</text:span> value denote this label.</text:p>
          </table:table-cell>
          <table:table-cell table:style-name="Table123.C2" office:value-type="string">
            <text:p text:style-name="P86"><text:span text:style-name="Source_20_Text">String</text:span></text:p>
          </table:table-cell>
        </table:table-row>
        <table:table-row>
          <table:table-cell table:style-name="Table123.A2" office:value-type="string">
            <text:p text:style-name="P86"><text:span text:style-name="Source_20_Text">pre</text:span></text:p>
          </table:table-cell>
          <table:table-cell table:style-name="Table123.A2" office:value-type="string">
            <text:p text:style-name="P88">If true, all white spaces, such as new line, space and tab, are preserved.</text:p>
          </table:table-cell>
          <table:table-cell table:style-name="Table123.C2" office:value-type="string">
            <text:p text:style-name="P86"><text:span text:style-name="Source_20_Text">boolean</text:span></text:p>
          </table:table-cell>
        </table:table-row>
        <table:table-row>
          <table:table-cell table:style-name="Table123.A2" office:value-type="string">
            <text:p text:style-name="P173"><text:span text:style-name="Source_20_Text">maxlength</text:span></text:p>
          </table:table-cell>
          <table:table-cell table:style-name="Table123.A2" office:value-type="string">
            <text:p text:style-name="P88">Truncated the characters that exceeds the specified</text:p>
          </table:table-cell>
          <table:table-cell table:style-name="Table123.C2" office:value-type="string">
            <text:p text:style-name="P86"><text:span text:style-name="Source_20_Text">Positive Int</text:span><text:span text:style-name="Source_20_Text"><text:span text:style-name="T1">eger</text:span></text:span></text:p>
          </table:table-cell>
        </table:table-row>
      </table:table>
      <text:p text:style-name="P151"/>
      <text:h text:style-name="P15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4">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156" text:outline-level="4">Inherited From </text:h>
      <table:table table:name="Table125" table:style-name="Table125">
        <table:table-column table:style-name="Table125.A"/>
        <table:table-header-rows>
          <table:table-row>
            <table:table-cell table:style-name="Table125.A1" office:value-type="string">
              <text:p text:style-name="P125">Inherited From</text:p>
            </table:table-cell>
          </table:table-row>
        </table:table-header-rows>
        <table:table-row>
          <table:table-cell table:style-name="Table125.A2" office:value-type="string">
            <text:p text:style-name="P142"><text:a xlink:type="simple" xlink:href="#XulElement">org.zkoss.zul.impl.XulElement</text:a></text:p>
          </table:table-cell>
        </table:table-row>
        <table:table-row table:style-name="Table125.3">
          <table:table-cell table:style-name="Table125.A2" office:value-type="string">
            <text:p text:style-name="P142"><text:a xlink:type="simple" xlink:href="#HtmlBasedComponent">org.zkoss.zk.ui.HtmlBasedComponent</text:a> </text:p>
          </table:table-cell>
        </table:table-row>
        <table:table-row table:style-name="Table125.3">
          <table:table-cell table:style-name="Table125.A2" office:value-type="string">
            <text:p text:style-name="P142"><text:a xlink:type="simple" xlink:href="#AbstractComponent">org.zkoss.zk.ui.AbstractComponent </text:a></text:p>
          </table:table-cell>
        </table:table-row>
      </table:table>
      <text:p text:style-name="P34"/>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60"><draw:frame draw:style-name="fr3"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106" text:outline-level="4"/>
      <text:h text:style-name="P106" text:outline-level="4">Class Name</text:h>
      <text:p text:style-name="P356"><text:span text:style-name="Source_20_Text"><text:span text:style-name="T14">org.zkoss.zul.Listbox</text:span></text:span></text:p>
      <text:h text:style-name="P15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156" text:outline-level="4">Supported Events</text:h>
      <text:h text:style-name="P213" text:outline-level="4"/>
      <table:table table:name="Table126" table:style-name="Table126">
        <table:table-column table:style-name="Table126.A"/>
        <table:table-column table:style-name="Table126.B"/>
        <table:table-header-rows>
          <table:table-row>
            <table:table-cell table:style-name="Table126.A1" office:value-type="string">
              <text:p text:style-name="P125">Name</text:p>
            </table:table-cell>
            <table:table-cell table:style-name="Table126.B1" office:value-type="string">
              <text:p text:style-name="P125">Event Type</text:p>
            </table:table-cell>
          </table:table-row>
        </table:table-header-rows>
        <table:table-row>
          <table:table-cell table:style-name="Table126.A2" office:value-type="string">
            <text:p text:style-name="P128"><text:span text:style-name="Source_20_Text">onPaging</text:span></text:p>
          </table:table-cell>
          <table:table-cell table:style-name="Table126.B2" office:value-type="string">
            <text:p text:style-name="P133"><text:a xlink:type="simple" xlink:href="#PagingEvent"><text:span text:style-name="Source_20_Text"><text:span text:style-name="T93">org.zkoss.zul.event.PagingEvent</text:span></text:span></text:a></text:p>
            <text:p text:style-name="P133"><text:span text:style-name="Source_20_Text"><text:span text:style-name="T4">Description:</text:span></text:span><text:span text:style-name="Source_20_Text"><text:span text:style-name="T93"> Notifies one of the pages of a multi-page component is</text:span></text:span></text:p>
            <text:p text:style-name="P133"><text:span text:style-name="Source_20_Text"><text:span text:style-name="T93">selected by the user. </text:span></text:span></text:p>
          </table:table-cell>
        </table:table-row>
      </table:table>
      <text:h text:style-name="P165"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124">Property</text:p>
            </table:table-cell>
            <table:table-cell table:style-name="Table127.A1" office:value-type="string">
              <text:p text:style-name="P124">Description</text:p>
            </table:table-cell>
            <table:table-cell table:style-name="Table127.A1" office:value-type="string">
              <text:p text:style-name="P124">Data Type</text:p>
            </table:table-cell>
            <table:table-cell table:style-name="Table127.D1" office:value-type="string">
              <text:p text:style-name="P124">Default Value</text:p>
            </table:table-cell>
          </table:table-row>
        </table:table-header-rows>
        <table:table-row>
          <table:table-cell table:style-name="Table127.A2" office:value-type="string">
            <text:p text:style-name="P86"><text:span text:style-name="Source_20_Text"><text:span text:style-name="T74">align</text:span></text:span></text:p>
          </table:table-cell>
          <table:table-cell table:style-name="Table127.A2" office:value-type="string">
            <text:p text:style-name="P87"><text:span text:style-name="Source_20_Text"><text:span text:style-name="T60">Sets the horizontal alignment of the whole Listbox.</text:span></text:span></text:p>
            <text:p text:style-name="P87"><text:span text:style-name="Source_20_Text"><text:span text:style-name="T62">Val</text:span></text:span><text:span text:style-name="Source_20_Text"><text:span text:style-name="T63">ue:</text:span></text:span><text:span text:style-name="Source_20_Text"><text:span text:style-name="T74"> left|center|right</text:span></text:span></text:p>
          </table:table-cell>
          <table:table-cell table:style-name="Table127.A2" office:value-type="string">
            <text:p text:style-name="Standard"><text:span text:style-name="Source_20_Text"><text:span text:style-name="T60">java.lang.String</text:span></text:span></text:p>
          </table:table-cell>
          <table:table-cell table:style-name="Table127.D2" office:value-type="string">
            <text:p text:style-name="P128"><text:span text:style-name="Source_20_Text"><text:span text:style-name="T61">&lt;null&gt;</text:span></text:span></text:p>
          </table:table-cell>
        </table:table-row>
        <table:table-row>
          <table:table-cell table:style-name="Table127.A2" office:value-type="string">
            <text:p text:style-name="P86"><text:span text:style-name="Source_20_Text"><text:span text:style-name="T60">mod</text:span></text:span><text:span text:style-name="Source_20_Text"><text:span text:style-name="T74">el</text:span></text:span></text:p>
          </table:table-cell>
          <table:table-cell table:style-name="Table127.A2" office:value-type="string">
            <text:p text:style-name="P87"><text:span text:style-name="Source_20_Text"><text:span text:style-name="T60">Sets the list model associated with this Listbox.</text:span></text:span></text:p>
          </table:table-cell>
          <table:table-cell table:style-name="Table127.A2" office:value-type="string">
            <text:p text:style-name="P86"><text:span text:style-name="Source_20_Text"><text:span text:style-name="T60">org.zkoss.zul.ListModel</text:span></text:span></text:p>
          </table:table-cell>
          <table:table-cell table:style-name="Table127.D2" office:value-type="string">
            <text:p text:style-name="P128"><text:span text:style-name="Source_20_Text"><text:span text:style-name="T61">&lt;null&gt;</text:span></text:span></text:p>
          </table:table-cell>
        </table:table-row>
        <table:table-row>
          <table:table-cell table:style-name="Table127.A2" office:value-type="string">
            <text:p text:style-name="P86"><text:span text:style-name="Source_20_Text"><text:span text:style-name="T60">pageSize</text:span></text:span></text:p>
          </table:table-cell>
          <table:table-cell table:style-name="Table127.A2" office:value-type="string">
            <text:p text:style-name="P89">Sets the page size, aka., the number rows per page. </text:p>
            <text:p text:style-name="P133"><text:span text:style-name="T4">Not</text:span><text:span text:style-name="T5">e: </text:span><text:span text:style-name="T65">Available only the paging mold</text:span></text:p>
          </table:table-cell>
          <table:table-cell table:style-name="Table127.A2" office:value-type="string">
            <text:p text:style-name="P86"><text:span text:style-name="Source_20_Text"><text:span text:style-name="T74">int</text:span></text:span></text:p>
          </table:table-cell>
          <table:table-cell table:style-name="Table127.D2" office:value-type="string">
            <text:p text:style-name="P86"><text:span text:style-name="Source_20_Text"><text:span text:style-name="T60">&lt;null&gt;</text:span></text:span></text:p>
          </table:table-cell>
        </table:table-row>
        <table:table-row table:style-name="Table127.5">
          <table:table-cell table:style-name="Table127.A2" office:value-type="string">
            <text:p text:style-name="P86"><text:span text:style-name="Source_20_Text"><text:span text:style-name="T60">paginal</text:span></text:span></text:p>
          </table:table-cell>
          <table:table-cell table:style-name="Table127.B5" office:value-type="string">
            <text:p text:style-name="P129"/>
          </table:table-cell>
          <table:table-cell table:style-name="Table127.A2" office:value-type="string">
            <text:p text:style-name="P86"><text:span text:style-name="Source_20_Text"><text:span text:style-name="T60">org.zkoss.zul.ext.Paginal</text:span></text:span></text:p>
          </table:table-cell>
          <table:table-cell table:style-name="Table127.D2" office:value-type="string">
            <text:p text:style-name="P90"><text:span text:style-name="Source_20_Text">&lt;null&gt;</text:span></text:p>
          </table:table-cell>
        </table:table-row>
        <table:table-row table:style-name="Table127.5">
          <table:table-cell table:style-name="Table127.A2" office:value-type="string">
            <text:p text:style-name="P86"><text:span text:style-name="Source_20_Text"><text:span text:style-name="T60">pre</text:span></text:span><text:span text:style-name="Source_20_Text"><text:span text:style-name="T74">loadSize</text:span></text:span></text:p>
          </table:table-cell>
          <table:table-cell table:style-name="Table127.B5" office:value-type="string">
            <text:p text:style-name="P133"><text:span text:style-name="Source_20_Text"><text:span text:style-name="T61">Sets the number of rows to preload when receiving the rendering request from the client. </text:span></text:span></text:p>
          </table:table-cell>
          <table:table-cell table:style-name="Table127.A2" office:value-type="string">
            <text:p text:style-name="P86"><text:span text:style-name="Source_20_Text"><text:span text:style-name="T60">int</text:span></text:span></text:p>
          </table:table-cell>
          <table:table-cell table:style-name="Table127.D2" office:value-type="string">
            <text:p text:style-name="P128"><text:span text:style-name="Source_20_Text"><text:span text:style-name="T61">7</text:span></text:span></text:p>
          </table:table-cell>
        </table:table-row>
        <table:table-row table:style-name="Table127.5">
          <table:table-cell table:style-name="Table127.A2" office:value-type="string">
            <text:p text:style-name="P86"><text:span text:style-name="Source_20_Text"><text:span text:style-name="T60">itemRenderer</text:span></text:span></text:p>
          </table:table-cell>
          <table:table-cell table:style-name="Table127.B5" office:value-type="string">
            <text:p text:style-name="P129">Sets the renderer which is used to render each <text:span text:style-name="Source_20_Text">Listitem</text:span> if getModel() is not null.</text:p>
          </table:table-cell>
          <table:table-cell table:style-name="Table127.A2" office:value-type="string">
            <text:p text:style-name="P86"><text:span text:style-name="Source_20_Text"><text:span text:style-name="T60">org</text:span></text:span><text:span text:style-name="Source_20_Text"><text:span text:style-name="T74">.zkoss.zul.RowRenderer</text:span></text:span></text:p>
          </table:table-cell>
          <table:table-cell table:style-name="Table127.D2" office:value-type="string">
            <text:p text:style-name="P130"><text:span text:style-name="Source_20_Text">&lt;null&gt;</text:span></text:p>
          </table:table-cell>
        </table:table-row>
        <table:table-row table:style-name="Table127.5">
          <table:table-cell table:style-name="Table127.A2" office:value-type="string">
            <text:p text:style-name="P86"><text:span text:style-name="Source_20_Text"><text:span text:style-name="T74">maxlength</text:span></text:span></text:p>
          </table:table-cell>
          <table:table-cell table:style-name="Table127.B5" office:value-type="string">
            <text:p text:style-name="P131">the maximal length of each item's label.</text:p>
          </table:table-cell>
          <table:table-cell table:style-name="Table127.A2" office:value-type="string">
            <text:p text:style-name="P86"><text:span text:style-name="Source_20_Text"><text:span text:style-name="T60">int</text:span></text:span></text:p>
          </table:table-cell>
          <table:table-cell table:style-name="Table127.D2" office:value-type="string">
            <text:p text:style-name="P128"><text:span text:style-name="Source_20_Text"><text:span text:style-name="T61">0(no effect)</text:span></text:span></text:p>
          </table:table-cell>
        </table:table-row>
        <table:table-row table:style-name="Table127.5">
          <table:table-cell table:style-name="Table127.A2" office:value-type="string">
            <text:p text:style-name="P86"><text:span text:style-name="Source_20_Text"><text:span text:style-name="T74">multiple</text:span></text:span></text:p>
          </table:table-cell>
          <table:table-cell table:style-name="Table127.B5" office:value-type="string">
            <text:p text:style-name="P131">Is multiple selections are allowed.</text:p>
          </table:table-cell>
          <table:table-cell table:style-name="Table127.A2" office:value-type="string">
            <text:p text:style-name="P86"><text:span text:style-name="Source_20_Text"><text:span text:style-name="T60">boolean</text:span></text:span></text:p>
          </table:table-cell>
          <table:table-cell table:style-name="Table127.D2" office:value-type="string">
            <text:p text:style-name="P128"><text:span text:style-name="Source_20_Text"><text:span text:style-name="T61">false</text:span></text:span></text:p>
          </table:table-cell>
        </table:table-row>
        <table:table-row table:style-name="Table127.5">
          <table:table-cell table:style-name="Table127.A2" office:value-type="string">
            <text:p text:style-name="P86"><text:span text:style-name="Source_20_Text">checkmark</text:span></text:p>
          </table:table-cell>
          <table:table-cell table:style-name="Table127.B5" office:value-type="string">
            <text:p text:style-name="P133">Is the check mark shall be displayed in front of each item.</text:p>
          </table:table-cell>
          <table:table-cell table:style-name="Table127.A2" office:value-type="string">
            <text:p text:style-name="P86"><text:span text:style-name="Source_20_Text">boolean</text:span></text:p>
          </table:table-cell>
          <table:table-cell table:style-name="Table127.D2" office:value-type="string">
            <text:p text:style-name="P128"><text:span text:style-name="Source_20_Text">false</text:span></text:p>
          </table:table-cell>
        </table:table-row>
        <table:table-row table:style-name="Table127.5">
          <table:table-cell table:style-name="Table127.A2" office:value-type="string">
            <text:p text:style-name="P86"><text:span text:style-name="Source_20_Text">disable</text:span></text:p>
          </table:table-cell>
          <table:table-cell table:style-name="Table127.B5" office:value-type="string">
            <text:p text:style-name="P133">Is this <text:span text:style-name="Source_20_Text">Listbox</text:span> is disabled.</text:p>
          </table:table-cell>
          <table:table-cell table:style-name="Table127.A2" office:value-type="string">
            <text:p text:style-name="P86"><text:span text:style-name="Source_20_Text">boolean</text:span></text:p>
          </table:table-cell>
          <table:table-cell table:style-name="Table127.D2" office:value-type="string">
            <text:p text:style-name="P128"><text:span text:style-name="Source_20_Text">false</text:span></text:p>
          </table:table-cell>
        </table:table-row>
        <table:table-row table:style-name="Table127.5">
          <table:table-cell table:style-name="Table127.A2" office:value-type="string">
            <text:p text:style-name="P86"><text:span text:style-name="Source_20_Text">vflex</text:span></text:p>
          </table:table-cell>
          <table:table-cell table:style-name="Table127.B5" office:value-type="string">
            <text:p text:style-name="P133">To grow and shrink vertical to fit their given space, so called vertial flexibility.</text:p>
          </table:table-cell>
          <table:table-cell table:style-name="Table127.A2" office:value-type="string">
            <text:p text:style-name="P86"><text:span text:style-name="Source_20_Text">boolean</text:span></text:p>
          </table:table-cell>
          <table:table-cell table:style-name="Table127.D2" office:value-type="string">
            <text:p text:style-name="P128"><text:span text:style-name="Source_20_Text">false</text:span></text:p>
          </table:table-cell>
        </table:table-row>
      </table:table>
      <text:p text:style-name="P151"/>
      <text:h text:style-name="P15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95">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95">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95">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95">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1">Returns </text:span><text:span text:style-name="Source_20_Text"><text:span text:style-name="T1">Listhead</text:span></text:span><text:span text:style-name="T1"> belonging to this L</text:span><text:span text:style-name="Source_20_Text"><text:span text:style-name="T1">istbox</text:span></text:span><text:span text:style-name="T1">,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1">Returns </text:span><text:span text:style-name="Source_20_Text"><text:span text:style-name="T1">Listfoot</text:span></text:span><text:span text:style-name="T1"> belonging to this L</text:span><text:span text:style-name="Source_20_Text"><text:span text:style-name="T1">istbox</text:span></text:span><text:span text:style-name="T1">,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Source_20_Text"><text:span text:style-name="T1">ectAll()</text:span></text:span></text:p>
          </table:table-cell>
          <table:table-cell table:style-name="Table128.B2" office:value-type="string">
            <text:p text:style-name="P95">Select all items.</text:p>
          </table:table-cell>
        </table:table-row>
        <table:table-row>
          <table:table-cell table:style-name="Table128.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1">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1">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156" text:outline-level="4">Inherited From </text:h>
      <table:table table:name="Table129" table:style-name="Table129">
        <table:table-column table:style-name="Table129.A"/>
        <table:table-header-rows>
          <table:table-row>
            <table:table-cell table:style-name="Table129.A1" office:value-type="string">
              <text:p text:style-name="P125">Inherited From</text:p>
            </table:table-cell>
          </table:table-row>
        </table:table-header-rows>
        <table:table-row>
          <table:table-cell table:style-name="Table129.A2" office:value-type="string">
            <text:p text:style-name="P143"><text:a xlink:type="simple" xlink:href="#XulElement">org.zkoss.zul.impl.XulElement</text:a></text:p>
          </table:table-cell>
        </table:table-row>
        <table:table-row table:style-name="Table129.3">
          <table:table-cell table:style-name="Table129.A2" office:value-type="string">
            <text:p text:style-name="P143"><text:s/><text:a xlink:type="simple" xlink:href="#HtmlBasedComponent">org.zkoss.zk.ui.HtmlBasedComponent</text:a> </text:p>
          </table:table-cell>
        </table:table-row>
        <table:table-row table:style-name="Table129.3">
          <table:table-cell table:style-name="Table129.A2" office:value-type="string">
            <text:p text:style-name="P143"><text:s/><text:a xlink:type="simple" xlink:href="#AbstractComponent">org.zkoss.zk.ui.AbstractComponent </text:a></text:p>
          </table:table-cell>
        </table:table-row>
      </table:table>
      <text:p text:style-name="P34"/>
      <text:h text:style-name="P39" text:outline-level="3"><text:bookmark-start text:name="Listcell"/>Listcell<text:bookmark-end text:name="Listcell"/></text:h>
      <text:p text:style-name="P60">A list cell. </text:p>
      <text:p text:style-name="P60"><draw:frame draw:style-name="fr3"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356"><text:span text:style-name="Source_20_Text"><text:span text:style-name="T14">org.zkoss.zul.Listcell</text:span></text:span></text:p>
      <text:h text:style-name="P156" text:outline-level="4">Supported Child Components</text:h>
      <text:p text:style-name="Text_20_body_20_indent_20_2">*ALL</text:p>
      <text:h text:style-name="P156" text:outline-level="4">Supported Events</text:h>
      <text:p text:style-name="Text_20_body_20_indent_20_2">*NONE</text:p>
      <text:h text:style-name="P212"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Source_20_Text"><text:span text:style-name="T1">int</text:span></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Source_20_Text"><text:span text:style-name="T1">Java.lang.Object</text:span></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15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Source_20_Text"><text:span text:style-name="T1">org.zkoss.zul.Listbox</text:span></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0">java.lang.String</text:span></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0">java.lang.String</text:span></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Source_20_Text"><text:span text:style-name="T60">java.lang.String</text:span></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95"><text:span text:style-name="Source_20_Text">Returns the column index, starting from 0.</text:span></text:p>
          </table:table-cell>
          <table:table-cell table:style-name="Table131.C2" office:value-type="string">
            <text:p text:style-name="P95"><text:span text:style-name="Source_20_Text">int</text:span></text:p>
          </table:table-cell>
        </table:table-row>
        <table:table-row>
          <table:table-cell table:style-name="Table131.A2" office:value-type="string">
            <text:p text:style-name="Table_20_Contents"><text:span text:style-name="Source_20_Text"><text:span text:style-name="T1">setParent(org.zkoss.zk.ui.Component parent) </text:span></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95"><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95"><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95"/>
          </table:table-cell>
        </table:table-row>
      </table:table>
      <text:h text:style-name="Heading_20_4" text:outline-level="4"/>
      <text:h text:style-name="P156" text:outline-level="4">Inherited From </text:h>
      <table:table table:name="Table132" table:style-name="Table132">
        <table:table-column table:style-name="Table132.A"/>
        <table:table-header-rows>
          <table:table-row>
            <table:table-cell table:style-name="Table132.A1" office:value-type="string">
              <text:p text:style-name="P125">Inherited From</text:p>
            </table:table-cell>
          </table:table-row>
        </table:table-header-rows>
        <table:table-row>
          <table:table-cell table:style-name="Table132.A2" office:value-type="string">
            <text:p text:style-name="P143"><text:a xlink:type="simple" xlink:href="#LabelImageElement">org.zkoss.zul.impl.LabelImageElement</text:a></text:p>
          </table:table-cell>
        </table:table-row>
        <table:table-row>
          <table:table-cell table:style-name="Table132.A2" office:value-type="string">
            <text:p text:style-name="P143"><text:a xlink:type="simple" xlink:href="#LabelElement">org.zkoss.zul.impl.LabelElement</text:a></text:p>
          </table:table-cell>
        </table:table-row>
        <table:table-row>
          <table:table-cell table:style-name="Table132.A2" office:value-type="string">
            <text:p text:style-name="P143"><text:a xlink:type="simple" xlink:href="#XulElement">org.zkoss.zul.impl.XulElement</text:a></text:p>
          </table:table-cell>
        </table:table-row>
        <table:table-row table:style-name="Table132.5">
          <table:table-cell table:style-name="Table132.A2" office:value-type="string">
            <text:p text:style-name="P143"><text:s/><text:a xlink:type="simple" xlink:href="#HtmlBasedComponent">org.zkoss.zk.ui.HtmlBasedComponent</text:a> </text:p>
          </table:table-cell>
        </table:table-row>
        <table:table-row table:style-name="Table132.5">
          <table:table-cell table:style-name="Table132.A2" office:value-type="string">
            <text:p text:style-name="P143"><text:s/><text:a xlink:type="simple" xlink:href="#AbstractComponent">org.zkoss.zk.ui.AbstractComponent </text:a></text:p>
          </table:table-cell>
        </table:table-row>
      </table:table>
      <text:p text:style-name="P34"/>
      <text:h text:style-name="P39" text:outline-level="3"><text:bookmark-start text:name="Listfoot"/>Listfoot<text:bookmark-end text:name="Listfoot"/></text:h>
      <text:p text:style-name="P60">Like <text:span text:style-name="Source_20_Text"><text:span text:style-name="T91">Listhead</text:span></text:span><text:span text:style-name="T91">, each listbox has at most one </text:span><text:span text:style-name="Source_20_Text"><text:span text:style-name="T91">Listfoot</text:span></text:span><text:span text:style-name="T91">.</text:span></text:p>
      <text:p text:style-name="P60"><draw:frame draw:style-name="fr3"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356"><text:span text:style-name="Source_20_Text"><text:span text:style-name="T14">org.zkoss.zul.Listfoot</text:span></text:span></text:p>
      <text:h text:style-name="P156" text:outline-level="4">Supported Child Components</text:h>
      <text:p text:style-name="Text_20_body_20_indent_20_2"><text:a xlink:type="simple" xlink:href="#Listfooter">Listfooter</text:a></text:p>
      <text:h text:style-name="P156" text:outline-level="4">Supported Events</text:h>
      <text:p text:style-name="P71">*NONE</text:p>
      <text:h text:style-name="P212" text:outline-level="4">Properties</text:h>
      <text:p text:style-name="Text_20_body_20_indent_20_2">*NONE</text:p>
      <text:h text:style-name="P15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Source_20_Text"><text:span text:style-name="T1">org.zkoss.zul.Listbox</text:span></text:span></text:p>
          </table:table-cell>
        </table:table-row>
      </table:table>
      <text:h text:style-name="Heading_20_4" text:outline-level="4"/>
      <text:h text:style-name="P156" text:outline-level="4">Inherited From </text:h>
      <table:table table:name="Table134" table:style-name="Table134">
        <table:table-column table:style-name="Table134.A"/>
        <table:table-header-rows>
          <table:table-row>
            <table:table-cell table:style-name="Table134.A1" office:value-type="string">
              <text:p text:style-name="P125">Inherited From</text:p>
            </table:table-cell>
          </table:table-row>
        </table:table-header-rows>
        <table:table-row>
          <table:table-cell table:style-name="Table134.A2" office:value-type="string">
            <text:p text:style-name="P143"><text:a xlink:type="simple" xlink:href="#XulElement">org.zkoss.zul.impl.XulElement</text:a></text:p>
          </table:table-cell>
        </table:table-row>
        <table:table-row table:style-name="Table134.3">
          <table:table-cell table:style-name="Table134.A2" office:value-type="string">
            <text:p text:style-name="P143"><text:s/><text:a xlink:type="simple" xlink:href="#HtmlBasedComponent">org.zkoss.zk.ui.HtmlBasedComponent</text:a> </text:p>
          </table:table-cell>
        </table:table-row>
        <table:table-row table:style-name="Table134.3">
          <table:table-cell table:style-name="Table134.A2" office:value-type="string">
            <text:p text:style-name="P143"><text:s/><text:a xlink:type="simple" xlink:href="#AbstractComponent">org.zkoss.zk.ui.AbstractComponent </text:a></text:p>
          </table:table-cell>
        </table:table-row>
      </table:table>
      <text:p text:style-name="P34"/>
      <text:h text:style-name="P39" text:outline-level="3"><text:bookmark-start text:name="Listfooter"/>Listfooter<text:bookmark-end text:name="Listfooter"/></text:h>
      <text:p text:style-name="P60">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60">Note: <text:span text:style-name="Source_20_Text"><text:span text:style-name="T91">Listcell</text:span></text:span><text:span text:style-name="T91"> also accepts children. </text:span></text:p>
      <text:p text:style-name="P60"><draw:frame draw:style-name="fr3"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356"><text:span text:style-name="Source_20_Text"><text:span text:style-name="T14">org.zkoss.zul.Listfooter</text:span></text:span></text:p>
      <text:h text:style-name="P156" text:outline-level="4">Supported Child Components</text:h>
      <text:p text:style-name="Text_20_body_20_indent_20_2">*ALL</text:p>
      <text:h text:style-name="P156" text:outline-level="4">Supported Events</text:h>
      <text:p text:style-name="Text_20_body_20_indent_20_2">*NONE</text:p>
      <text:h text:style-name="P212"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Source_20_Text"><text:span text:style-name="T1">int</text:span></text:span></text:p>
          </table:table-cell>
        </table:table-row>
      </table:table>
      <text:h text:style-name="P15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Source_20_Text"><text:span text:style-name="T1">org.zkoss.zul.Listbox</text:span></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Source_20_Text"><text:span text:style-name="T60">java.lang.String</text:span></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95"><text:span text:style-name="Source_20_Text">Returns the column index, starting from 0.</text:span></text:p>
          </table:table-cell>
          <table:table-cell table:style-name="Table136.C2" office:value-type="string">
            <text:p text:style-name="P95"><text:span text:style-name="Source_20_Text">int</text:span></text:p>
          </table:table-cell>
        </table:table-row>
        <table:table-row>
          <table:table-cell table:style-name="Table136.A2" office:value-type="string">
            <text:p text:style-name="Table_20_Contents"><text:span text:style-name="Source_20_Text"><text:span text:style-name="T1">setParent(org.zkoss.zk.ui.Component parent) </text:span></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95"><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95"><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95"><text:span text:style-name="Source_20_Text">Org.zkoss.zul.ListHeader</text:span></text:p>
          </table:table-cell>
        </table:table-row>
      </table:table>
      <text:h text:style-name="Heading_20_4" text:outline-level="4"/>
      <text:h text:style-name="P156" text:outline-level="4">Inherited From </text:h>
      <table:table table:name="Table137" table:style-name="Table137">
        <table:table-column table:style-name="Table137.A"/>
        <table:table-header-rows>
          <table:table-row>
            <table:table-cell table:style-name="Table137.A1" office:value-type="string">
              <text:p text:style-name="P125">Inherited From</text:p>
            </table:table-cell>
          </table:table-row>
        </table:table-header-rows>
        <table:table-row>
          <table:table-cell table:style-name="Table137.A2" office:value-type="string">
            <text:p text:style-name="P143"><text:a xlink:type="simple" xlink:href="#LabelImageElement">org.zkoss.zul.impl.LabelImageElement</text:a></text:p>
          </table:table-cell>
        </table:table-row>
        <table:table-row>
          <table:table-cell table:style-name="Table137.A2" office:value-type="string">
            <text:p text:style-name="P143"><text:a xlink:type="simple" xlink:href="#LabelElement">org.zkoss.zul.impl.LabelElement</text:a></text:p>
          </table:table-cell>
        </table:table-row>
        <table:table-row>
          <table:table-cell table:style-name="Table137.A2" office:value-type="string">
            <text:p text:style-name="P143"><text:a xlink:type="simple" xlink:href="#XulElement">org.zkoss.zul.impl.XulElement</text:a></text:p>
          </table:table-cell>
        </table:table-row>
        <table:table-row table:style-name="Table137.5">
          <table:table-cell table:style-name="Table137.A2" office:value-type="string">
            <text:p text:style-name="P143"><text:s/><text:a xlink:type="simple" xlink:href="#HtmlBasedComponent">org.zkoss.zk.ui.HtmlBasedComponent</text:a> </text:p>
          </table:table-cell>
        </table:table-row>
        <table:table-row table:style-name="Table137.5">
          <table:table-cell table:style-name="Table137.A2" office:value-type="string">
            <text:p text:style-name="P143"><text:s/><text:a xlink:type="simple" xlink:href="#AbstractComponent">org.zkoss.zk.ui.AbstractComponent </text:a></text:p>
          </table:table-cell>
        </table:table-row>
      </table:table>
      <text:p text:style-name="P34"/>
      <text:h text:style-name="P39" text:outline-level="3"><text:bookmark-start text:name="Listhead"/>Listhead<text:bookmark-end text:name="Listhead"/></text:h>
      <text:p text:style-name="P60">A list headers used to define multi-columns and/or headers. Can only surpport <text:span text:style-name="Source_20_Text"><text:span text:style-name="T91">Listheader</text:span></text:span><text:span text:style-name="T91"> as its child.</text:span></text:p>
      <text:p text:style-name="P60"><draw:frame draw:style-name="fr3"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356"><text:span text:style-name="Source_20_Text"><text:span text:style-name="T14">org.zkoss.zul.Listhead</text:span></text:span></text:p>
      <text:h text:style-name="P156" text:outline-level="4">Supported Child Components</text:h>
      <text:p text:style-name="Text_20_body_20_indent_20_2"><text:a xlink:type="simple" xlink:href="#Listheader">Listheader</text:a></text:p>
      <text:h text:style-name="P156" text:outline-level="4">Supported Events</text:h>
      <text:p text:style-name="P71">*NONE</text:p>
      <text:h text:style-name="P212" text:outline-level="4">Properties</text:h>
      <text:p text:style-name="Text_20_body_20_indent_20_2">*NONE</text:p>
      <text:h text:style-name="P15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Source_20_Text"><text:span text:style-name="T1">org.zkoss.zul.Listbox</text:span></text:span></text:p>
          </table:table-cell>
        </table:table-row>
      </table:table>
      <text:h text:style-name="Heading_20_4" text:outline-level="4"/>
      <text:h text:style-name="P156" text:outline-level="4">Inherited From </text:h>
      <table:table table:name="Table139" table:style-name="Table139">
        <table:table-column table:style-name="Table139.A"/>
        <table:table-header-rows>
          <table:table-row>
            <table:table-cell table:style-name="Table139.A1" office:value-type="string">
              <text:p text:style-name="P125">Inherited From</text:p>
            </table:table-cell>
          </table:table-row>
        </table:table-header-rows>
        <table:table-row>
          <table:table-cell table:style-name="Table139.A2" office:value-type="string">
            <text:p text:style-name="P143"><text:a xlink:type="simple" xlink:href="#HeaderElement">org.zkoss.zul.impl.HeaderElement</text:a></text:p>
          </table:table-cell>
        </table:table-row>
        <table:table-row>
          <table:table-cell table:style-name="Table139.A2" office:value-type="string">
            <text:p text:style-name="P143"><text:a xlink:type="simple" xlink:href="#XulElement">org.zkoss.zul.impl.XulElement</text:a></text:p>
          </table:table-cell>
        </table:table-row>
        <table:table-row table:style-name="Table139.4">
          <table:table-cell table:style-name="Table139.A2" office:value-type="string">
            <text:p text:style-name="P143"><text:s/><text:a xlink:type="simple" xlink:href="#HtmlBasedComponent">org.zkoss.zk.ui.HtmlBasedComponent</text:a> </text:p>
          </table:table-cell>
        </table:table-row>
        <table:table-row table:style-name="Table139.4">
          <table:table-cell table:style-name="Table139.A2" office:value-type="string">
            <text:p text:style-name="P143"><text:s/><text:a xlink:type="simple" xlink:href="#AbstractComponent">org.zkoss.zk.ui.AbstractComponent </text:a></text:p>
          </table:table-cell>
        </table:table-row>
      </table:table>
      <text:p text:style-name="P34"/>
      <text:h text:style-name="P39" text:outline-level="3"><text:bookmark-start text:name="Listheader"/>Listheader<text:bookmark-end text:name="Listheader"/></text:h>
      <text:p text:style-name="P60">The list header which defines the attributes and header of a columen of a list box. Its parent must be <text:span text:style-name="Source_20_Text"><text:span text:style-name="T91">Listhead</text:span></text:span><text:span text:style-name="T91">.</text:span></text:p>
      <text:p text:style-name="P60"><draw:frame draw:style-name="fr3"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356"><text:span text:style-name="Source_20_Text"><text:span text:style-name="T14">org.zkoss.zul.Listheader</text:span></text:span></text:p>
      <text:h text:style-name="P156" text:outline-level="4">Supported Child Components</text:h>
      <text:p text:style-name="Text_20_body_20_indent_20_2">*NONE</text:p>
      <text:h text:style-name="P156" text:outline-level="4">Supported Events</text:h>
      <text:h text:style-name="P213" text:outline-level="4"/>
      <table:table table:name="Table140" table:style-name="Table140">
        <table:table-column table:style-name="Table140.A"/>
        <table:table-column table:style-name="Table140.B"/>
        <table:table-header-rows>
          <table:table-row>
            <table:table-cell table:style-name="Table140.A1" office:value-type="string">
              <text:p text:style-name="P125">Name</text:p>
            </table:table-cell>
            <table:table-cell table:style-name="Table140.B1" office:value-type="string">
              <text:p text:style-name="P125">Event Type</text:p>
            </table:table-cell>
          </table:table-row>
        </table:table-header-rows>
        <table:table-row>
          <table:table-cell table:style-name="Table140.A2" office:value-type="string">
            <text:p text:style-name="P128"><text:span text:style-name="Source_20_Text">onClick</text:span></text:p>
          </table:table-cell>
          <table:table-cell table:style-name="Table140.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clicked the component. </text:span></text:span></text:p>
          </table:table-cell>
        </table:table-row>
        <table:table-row>
          <table:table-cell table:style-name="Table140.A2" office:value-type="string">
            <text:p text:style-name="P128"><text:span text:style-name="Source_20_Text">onRightClick</text:span></text:p>
          </table:table-cell>
          <table:table-cell table:style-name="Table140.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right-clicked the component.</text:span></text:span></text:p>
          </table:table-cell>
        </table:table-row>
        <table:table-row>
          <table:table-cell table:style-name="Table140.A2" office:value-type="string">
            <text:p text:style-name="P128"><text:span text:style-name="Source_20_Text">onDoubleClick</text:span></text:p>
          </table:table-cell>
          <table:table-cell table:style-name="Table140.B2" office:value-type="string">
            <text:p text:style-name="P133"><text:a xlink:type="simple" xlink:href="#MouseEvent"><text:span text:style-name="Source_20_Text"><text:span text:style-name="T93">org.zkoss.zk.ui.event.MouseEvent</text:span></text:span></text:a></text:p>
            <text:p text:style-name="P133"><text:a xlink:type="simple" xlink:href="#MouseEvent"><text:span text:style-name="Source_20_Text"><text:span text:style-name="T93"/></text:span></text:a></text:p>
            <text:p text:style-name="P133"><text:span text:style-name="Source_20_Text"><text:span text:style-name="T4">Description:</text:span></text:span><text:span text:style-name="Source_20_Text"><text:span text:style-name="T93"> Denotes user has double-clicked the component.</text:span></text:span></text:p>
          </table:table-cell>
        </table:table-row>
      </table:table>
      <text:h text:style-name="P165"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124">Property</text:p>
            </table:table-cell>
            <table:table-cell table:style-name="Table141.A1" office:value-type="string">
              <text:p text:style-name="P124">Description</text:p>
            </table:table-cell>
            <table:table-cell table:style-name="Table141.C1" office:value-type="string">
              <text:p text:style-name="P124">Data Type</text:p>
            </table:table-cell>
          </table:table-row>
        </table:table-header-rows>
        <table:table-row>
          <table:table-cell table:style-name="Table141.A2" office:value-type="string">
            <text:p text:style-name="P86"><text:span text:style-name="Source_20_Text"><text:span text:style-name="T74">sortAscending</text:span></text:span></text:p>
          </table:table-cell>
          <table:table-cell table:style-name="Table141.A2" office:value-type="string">
            <text:p text:style-name="P87"><text:span text:style-name="Source_20_Text"><text:span text:style-name="T74">Sets the ascending sorter, or null for no sorter for the ascending order.</text:span></text:span></text:p>
          </table:table-cell>
          <table:table-cell table:style-name="Table141.C2" office:value-type="string">
            <text:p text:style-name="P86"><text:span text:style-name="Source_20_Text"><text:span text:style-name="T74">java.util.Comparator </text:span></text:span></text:p>
          </table:table-cell>
        </table:table-row>
        <table:table-row>
          <table:table-cell table:style-name="Table141.A2" office:value-type="string">
            <text:p text:style-name="P86"><text:span text:style-name="Source_20_Text"><text:span text:style-name="T74">sortDescending</text:span></text:span></text:p>
          </table:table-cell>
          <table:table-cell table:style-name="Table141.A2" office:value-type="string">
            <text:p text:style-name="P87"><text:span text:style-name="Source_20_Text"><text:span text:style-name="T60">Sets the descending sorter, or null for no sorter for the descending order. </text:span></text:span></text:p>
          </table:table-cell>
          <table:table-cell table:style-name="Table141.C2" office:value-type="string">
            <text:p text:style-name="P86"><text:span text:style-name="Source_20_Text"><text:span text:style-name="T74">java.util.Comparator</text:span></text:span></text:p>
          </table:table-cell>
        </table:table-row>
        <table:table-row>
          <table:table-cell table:style-name="Table141.A2" office:value-type="string">
            <text:p text:style-name="P86"><text:span text:style-name="Source_20_Text"><text:span text:style-name="T60">sortDirection</text:span></text:span></text:p>
          </table:table-cell>
          <table:table-cell table:style-name="Table141.A2" office:value-type="string">
            <text:p text:style-name="P91">Sets the sort direction. </text:p>
            <text:p text:style-name="P94"><text:span text:style-name="T65">Value: </text:span><text:span text:style-name="T68">ascending|descending|natural</text:span></text:p>
          </table:table-cell>
          <table:table-cell table:style-name="Table141.C2" office:value-type="string">
            <text:p text:style-name="P28"><text:span text:style-name="Source_20_Text"><text:span text:style-name="T60">java.lang.String</text:span></text:span></text:p>
          </table:table-cell>
        </table:table-row>
        <table:table-row>
          <table:table-cell table:style-name="Table141.A2" office:value-type="string">
            <text:p text:style-name="P86"><text:span text:style-name="Source_20_Text">maxlength</text:span></text:p>
          </table:table-cell>
          <table:table-cell table:style-name="Table141.A2" office:value-type="string">
            <text:p text:style-name="P91">the maximal length of each item's label.</text:p>
          </table:table-cell>
          <table:table-cell table:style-name="Table141.C2" office:value-type="string">
            <text:p text:style-name="P28"><text:span text:style-name="Source_20_Text">Positive integer</text:span></text:p>
          </table:table-cell>
        </table:table-row>
      </table:table>
      <text:p text:style-name="P151"/>
      <text:h text:style-name="P15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Source_20_Text"><text:span text:style-name="T1">org.zkoss.zul.Listbox</text:span></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Source_20_Text"><text:span text:style-name="T60">java.lang.String</text:span></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1"> style class.</text:span></text:p>
          </table:table-cell>
          <table:table-cell table:style-name="Table142.C2" office:value-type="string">
            <text:p text:style-name="Standard"><text:span text:style-name="Source_20_Text"><text:span text:style-name="T60">java.lang.String</text:span></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95">It invokes <text:span text:style-name="Source_20_Text">sort(boolean)</text:span> to sort list items and maintain <text:span text:style-name="Source_20_Text">getSortDirection()</text:span>.</text:p>
          </table:table-cell>
          <table:table-cell table:style-name="Table142.C2" office:value-type="string">
            <text:p text:style-name="P95"><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95"><text:span text:style-name="Source_20_Text">Returns the column index, starting from 0.</text:span></text:p>
          </table:table-cell>
          <table:table-cell table:style-name="Table142.C2" office:value-type="string">
            <text:p text:style-name="P95"><text:span text:style-name="Source_20_Text">int</text:span></text:p>
          </table:table-cell>
        </table:table-row>
        <table:table-row>
          <table:table-cell table:style-name="Table142.A2" office:value-type="string">
            <text:p text:style-name="Table_20_Contents"><text:span text:style-name="Source_20_Text"><text:span text:style-name="T1">setParent(org.zkoss.zk.ui.Component parent) </text:span></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95"><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56" text:outline-level="4">Inherited From </text:h>
      <table:table table:name="Table143" table:style-name="Table143">
        <table:table-column table:style-name="Table143.A"/>
        <table:table-header-rows>
          <table:table-row>
            <table:table-cell table:style-name="Table143.A1" office:value-type="string">
              <text:p text:style-name="P125">Inherited From</text:p>
            </table:table-cell>
          </table:table-row>
        </table:table-header-rows>
        <table:table-row>
          <table:table-cell table:style-name="Table143.A2" office:value-type="string">
            <text:p text:style-name="P142"><text:a xlink:type="simple" xlink:href="#HeaderElement">org.zkoss.zul.impl.HeaderElement</text:a></text:p>
          </table:table-cell>
        </table:table-row>
        <table:table-row>
          <table:table-cell table:style-name="Table143.A2" office:value-type="string">
            <text:p text:style-name="P142"><text:a xlink:type="simple" xlink:href="#XulElement">org.zkoss.zul.impl.XulElement</text:a></text:p>
          </table:table-cell>
        </table:table-row>
        <table:table-row table:style-name="Table143.4">
          <table:table-cell table:style-name="Table143.A2" office:value-type="string">
            <text:p text:style-name="P142"><text:a xlink:type="simple" xlink:href="#HtmlBasedComponent">org.zkoss.zk.ui.HtmlBasedComponent</text:a> </text:p>
          </table:table-cell>
        </table:table-row>
        <table:table-row table:style-name="Table143.4">
          <table:table-cell table:style-name="Table143.A2" office:value-type="string">
            <text:p text:style-name="P142"><text:a xlink:type="simple" xlink:href="#AbstractComponent">org.zkoss.zk.ui.AbstractComponent </text:a></text:p>
          </table:table-cell>
        </table:table-row>
      </table:table>
      <text:p text:style-name="P34"/>
      <text:h text:style-name="P39" text:outline-level="3"><text:bookmark-start text:name="Listitem"/>Listitem<text:bookmark-end text:name="Listitem"/></text:h>
      <text:p text:style-name="P60">A list item. </text:p>
      <text:p text:style-name="P60"><draw:frame draw:style-name="fr3"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356"><text:span text:style-name="Source_20_Text"><text:span text:style-name="T14">org.zkoss.zul.Listitem</text:span></text:span></text:p>
      <text:h text:style-name="P156" text:outline-level="4">Supported Child Components</text:h>
      <text:p text:style-name="Text_20_body_20_indent_20_2"><text:a xlink:type="simple" xlink:href="#Listcell">Listcell</text:a></text:p>
      <text:h text:style-name="P15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125">Name</text:p>
            </table:table-cell>
            <table:table-cell table:style-name="Table144.B1" office:value-type="string">
              <text:p text:style-name="P125">Event Type</text:p>
            </table:table-cell>
          </table:table-row>
        </table:table-header-rows>
        <table:table-row>
          <table:table-cell table:style-name="Table144.A2" office:value-type="string">
            <text:p text:style-name="P128"><text:span text:style-name="Source_20_Text">onSelect</text:span></text:p>
          </table:table-cell>
          <table:table-cell table:style-name="Table144.B2" office:value-type="string">
            <text:p text:style-name="P133"><text:a xlink:type="simple" xlink:href="#SelectEvent"><text:span text:style-name="Source_20_Text"><text:span text:style-name="T4">org.zkoss.zul.event.SelectEvent</text:span></text:span></text:a></text:p>
            <text:p text:style-name="P133"><text:span text:style-name="Source_20_Text"><text:span text:style-name="T4">Description:</text:span></text:span><text:span text:style-name="Source_20_Text"><text:span text:style-name="T93"> Represents an event cause by user's the list selection is changed at the client. <text:s/></text:span></text:span></text:p>
          </table:table-cell>
        </table:table-row>
      </table:table>
      <text:h text:style-name="P212"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125">Name</text:p>
            </table:table-cell>
            <table:table-cell table:style-name="Table145.A1" office:value-type="string">
              <text:p text:style-name="Table_20_Heading">Description</text:p>
            </table:table-cell>
            <table:table-cell table:style-name="Table145.A1" office:value-type="string">
              <text:p text:style-name="P125">Data Type</text:p>
            </table:table-cell>
            <table:table-cell table:style-name="Table145.D1" office:value-type="string">
              <text:p text:style-name="P124">Default Value</text:p>
            </table:table-cell>
          </table:table-row>
        </table:table-header-rows>
        <table:table-row>
          <table:table-cell table:style-name="Table145.A2" office:value-type="string">
            <text:p text:style-name="P86"><text:span text:style-name="Source_20_Text">maxlength</text:span></text:p>
          </table:table-cell>
          <table:table-cell table:style-name="Table145.A2" office:value-type="string">
            <text:p text:style-name="P131">the maximal length of this item's label.</text:p>
          </table:table-cell>
          <table:table-cell table:style-name="Table145.A2" office:value-type="string">
            <text:p text:style-name="P86"><text:span text:style-name="Source_20_Text"><text:span text:style-name="T1">int</text:span></text:span></text:p>
          </table:table-cell>
          <table:table-cell table:style-name="Table145.D2" office:value-type="string">
            <text:p text:style-name="P86"/>
          </table:table-cell>
        </table:table-row>
        <table:table-row>
          <table:table-cell table:style-name="Table145.A2" office:value-type="string">
            <text:p text:style-name="P86"><text:span text:style-name="Source_20_Text">index</text:span></text:p>
          </table:table-cell>
          <table:table-cell table:style-name="Table145.A2" office:value-type="string">
            <text:p text:style-name="P131">the index of this item (aka., the order in the listbox). </text:p>
          </table:table-cell>
          <table:table-cell table:style-name="Table145.A2" office:value-type="string">
            <text:p text:style-name="P86"><text:span text:style-name="Source_20_Text"><text:span text:style-name="T1">int</text:span></text:span></text:p>
          </table:table-cell>
          <table:table-cell table:style-name="Table145.D2" office:value-type="string">
            <text:p text:style-name="P86"/>
          </table:table-cell>
        </table:table-row>
        <table:table-row>
          <table:table-cell table:style-name="Table145.A2" office:value-type="string">
            <text:p text:style-name="P86"><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86"><text:span text:style-name="Source_20_Text"><text:span text:style-name="T1">Java.lang.Object</text:span></text:span></text:p>
          </table:table-cell>
          <table:table-cell table:style-name="Table145.D2" office:value-type="string">
            <text:p text:style-name="P86"/>
          </table:table-cell>
        </table:table-row>
        <table:table-row>
          <table:table-cell table:style-name="Table145.A2" office:value-type="string">
            <text:p text:style-name="P86"><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86"><text:span text:style-name="Source_20_Text">String</text:span></text:p>
          </table:table-cell>
          <table:table-cell table:style-name="Table145.D2" office:value-type="string">
            <text:p text:style-name="P86"/>
          </table:table-cell>
        </table:table-row>
        <table:table-row>
          <table:table-cell table:style-name="Table145.A2" office:value-type="string">
            <text:p text:style-name="P86"><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86"><text:span text:style-name="Source_20_Text">String</text:span></text:p>
          </table:table-cell>
          <table:table-cell table:style-name="Table145.D2" office:value-type="string">
            <text:p text:style-name="P86"/>
          </table:table-cell>
        </table:table-row>
        <table:table-row>
          <table:table-cell table:style-name="Table145.A2" office:value-type="string">
            <text:p text:style-name="P86"><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86"><text:span text:style-name="Source_20_Text">String</text:span></text:p>
          </table:table-cell>
          <table:table-cell table:style-name="Table145.D2" office:value-type="string">
            <text:p text:style-name="P86"/>
          </table:table-cell>
        </table:table-row>
        <table:table-row>
          <table:table-cell table:style-name="Table145.A2" office:value-type="string">
            <text:p text:style-name="P86"><text:span text:style-name="Source_20_Text">disable</text:span></text:p>
          </table:table-cell>
          <table:table-cell table:style-name="Table145.A2" office:value-type="string">
            <text:p text:style-name="P133">Is this <text:span text:style-name="Source_20_Text">Listitem</text:span> is disabled.</text:p>
          </table:table-cell>
          <table:table-cell table:style-name="Table145.A2" office:value-type="string">
            <text:p text:style-name="P86"><text:span text:style-name="Source_20_Text">boolean</text:span></text:p>
          </table:table-cell>
          <table:table-cell table:style-name="Table145.D2" office:value-type="string">
            <text:p text:style-name="P128"><text:span text:style-name="Source_20_Text">false</text:span></text:p>
          </table:table-cell>
        </table:table-row>
        <table:table-row>
          <table:table-cell table:style-name="Table145.A2" office:value-type="string">
            <text:p text:style-name="P86"><text:span text:style-name="Source_20_Text">sel</text:span><text:span text:style-name="Source_20_Text"><text:span text:style-name="T1">ected</text:span></text:span></text:p>
          </table:table-cell>
          <table:table-cell table:style-name="Table145.A2" office:value-type="string">
            <text:p text:style-name="P133">Is this <text:span text:style-name="Source_20_Text">Listitem</text:span> is selected.</text:p>
          </table:table-cell>
          <table:table-cell table:style-name="Table145.A2" office:value-type="string">
            <text:p text:style-name="P86"><text:span text:style-name="Source_20_Text">boolean</text:span></text:p>
          </table:table-cell>
          <table:table-cell table:style-name="Table145.D2" office:value-type="string">
            <text:p text:style-name="P128"><text:span text:style-name="Source_20_Text">false</text:span></text:p>
          </table:table-cell>
        </table:table-row>
      </table:table>
      <text:h text:style-name="P15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Source_20_Text"><text:span text:style-name="T1">org.zkoss.zul.Listbox</text:span></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Source_20_Text"><text:span text:style-name="T60">java.lang.String</text:span></text:span></text:p>
          </table:table-cell>
        </table:table-row>
        <table:table-row>
          <table:table-cell table:style-name="Table146.A2" office:value-type="string">
            <text:p text:style-name="Table_20_Contents"><text:span text:style-name="Source_20_Text"><text:span text:style-name="T1">setParent(org.zkoss.zk.ui.Component parent) </text:span></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95"><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95"/>
          </table:table-cell>
        </table:table-row>
      </table:table>
      <text:h text:style-name="Heading_20_4" text:outline-level="4"/>
      <text:h text:style-name="P156" text:outline-level="4">Inherited From </text:h>
      <table:table table:name="Table147" table:style-name="Table147">
        <table:table-column table:style-name="Table147.A"/>
        <table:table-header-rows>
          <table:table-row>
            <table:table-cell table:style-name="Table147.A1" office:value-type="string">
              <text:p text:style-name="P125">Inherited From</text:p>
            </table:table-cell>
          </table:table-row>
        </table:table-header-rows>
        <table:table-row>
          <table:table-cell table:style-name="Table147.A2" office:value-type="string">
            <text:p text:style-name="P143"><text:a xlink:type="simple" xlink:href="#XulElement">org.zkoss.zul.impl.XulElement</text:a></text:p>
          </table:table-cell>
        </table:table-row>
        <table:table-row table:style-name="Table147.3">
          <table:table-cell table:style-name="Table147.A2" office:value-type="string">
            <text:p text:style-name="P143"><text:s/><text:a xlink:type="simple" xlink:href="#HtmlBasedComponent">org.zkoss.zk.ui.HtmlBasedComponent</text:a> </text:p>
          </table:table-cell>
        </table:table-row>
        <table:table-row table:style-name="Table147.3">
          <table:table-cell table:style-name="Table147.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Menu"/>Menu<text:bookmark-end text:name="Menu"/></text:h>
      <text:p text:style-name="Text_20_body_20_indent_20_2"><text:span text:style-name="Source_20_Text"><text:span text:style-name="T109">An element, much like a button, that is placed on a menu bar. When the user clicks the menu element, the child </text:span></text:span><text:span text:style-name="Source_20_Text"><text:span text:style-name="T100">Menupopup</text:span></text:span><text:span text:style-name="Source_20_Text"><text:span text:style-name="T109"> <text:s/>of the menu will be displayed. This element is also used to create submenus of </text:span></text:span><text:span text:style-name="Source_20_Text"><text:span text:style-name="T100">Menupopup</text:span></text:span><text:span text:style-name="Source_20_Text"><text:span text:style-name="T109">.</text:span></text:span><text:span text:style-name="Source_20_Text"><text:span text:style-name="T100"> </text:span></text:span></text:p>
      <text:p text:style-name="Text_20_body_20_indent_20_2"><draw:frame draw:style-name="fr3" draw:name="graphics131" text:anchor-type="paragraph" svg:width="10.557cm" svg:height="2.593cm" draw:z-index="32"><draw:image xlink:href="../images/Menu.png" xlink:type="simple" xlink:show="embed" xlink:actuate="onLoad"/></draw:frame><text:span text:style-name="Source_20_Text"><text:span text:style-name="T87"/></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56"><text:span text:style-name="Source_20_Text"><text:span text:style-name="T85">org.zkoss.zul.Menu</text:span></text:span> </text:p>
      <text:h text:style-name="Heading_20_4" text:outline-level="4">Supported Child Components</text:h>
      <text:p text:style-name="P67"><text:a xlink:type="simple" xlink:href="#Menupopup">Menupopup</text:a></text:p>
      <text:h text:style-name="P158" text:outline-level="4">Supported Events</text:h>
      <text:p text:style-name="P67">*NONE</text:p>
      <text:h text:style-name="P236" text:outline-level="4">Properties</text:h>
      <text:p text:style-name="P67">*NONE</text:p>
      <text:h text:style-name="P270"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86"><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4">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86"><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86"><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86"><text:span text:style-name="Source_20_Text">boolean</text:span></text:p>
          </table:table-cell>
        </table:table-row>
      </table:table>
      <text:h text:style-name="Heading_20_4" text:outline-level="4"><text:span text:style-name="T4">Inherited </text:span>From </text:h>
      <table:table table:name="Table149" table:style-name="Table149">
        <table:table-column table:style-name="Table149.A"/>
        <table:table-header-rows>
          <table:table-row>
            <table:table-cell table:style-name="Table149.A1" office:value-type="string">
              <text:p text:style-name="P125">Inherited From</text:p>
            </table:table-cell>
          </table:table-row>
        </table:table-header-rows>
        <table:table-row table:style-name="Table149.2">
          <table:table-cell table:style-name="Table149.A2" office:value-type="string">
            <text:p text:style-name="P142"><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142"><text:a xlink:type="simple" xlink:href="#LabelElement"><text:span text:style-name="Source_20_Text">org.zkoss.zul.impl.LabelElement</text:span></text:a></text:p>
          </table:table-cell>
        </table:table-row>
        <table:table-row table:style-name="Table149.2">
          <table:table-cell table:style-name="Table149.A2" office:value-type="string">
            <text:p text:style-name="P142"><text:a xlink:type="simple" xlink:href="#XulElement"><text:span text:style-name="Source_20_Text">org.zkoss.zul.impl.XulElement</text:span></text:a></text:p>
          </table:table-cell>
        </table:table-row>
        <table:table-row table:style-name="Table149.2">
          <table:table-cell table:style-name="Table149.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142"><text:a xlink:type="simple" xlink:href="#AbstractComponent"><text:span text:style-name="Source_20_Text">org.zkoss.zk.ui.AbstractComponent </text:span></text:a></text:p>
          </table:table-cell>
        </table:table-row>
      </table:table>
      <text:p text:style-name="P34"/>
      <text:h text:style-name="Heading_20_3" text:outline-level="3">Menubar</text:h>
      <text:p text:style-name="Text_20_body_20_indent_20_2"><text:span text:style-name="Source_20_Text"><text:span text:style-name="T109">A container that usually contains menu elements.</text:span></text:span><text:span text:style-name="Source_20_Text"><text:span text:style-name="T100"> </text:span></text:span></text:p>
      <text:p text:style-name="Text_20_body_20_indent_20_2"><draw:frame draw:style-name="fr3" draw:name="graphics132" text:anchor-type="paragraph" svg:width="10.557cm" svg:height="2.593cm" draw:z-index="33"><draw:image xlink:href="../images/Menu.png" xlink:type="simple" xlink:show="embed" xlink:actuate="onLoad"/></draw:frame><text:span text:style-name="Source_20_Text"><text:span text:style-name="T87"/></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56"><text:span text:style-name="Source_20_Text"><text:span text:style-name="T85">org.zkoss.zul.Menubar</text:span></text:span></text:p>
      <text:h text:style-name="Heading_20_4" text:outline-level="4">Supported Child Components</text:h>
      <text:p text:style-name="P67">*NONE</text:p>
      <text:h text:style-name="P120" text:outline-level="4">Supported Events</text:h>
      <text:p text:style-name="P67">*NONE</text:p>
      <text:h text:style-name="P120"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125">Property</text:p>
            </table:table-cell>
            <table:table-cell table:style-name="Table150.A1" office:value-type="string">
              <text:p text:style-name="P125">Description</text:p>
            </table:table-cell>
            <table:table-cell table:style-name="Table150.A1" office:value-type="string">
              <text:p text:style-name="P125">Data Type</text:p>
            </table:table-cell>
            <table:table-cell table:style-name="Table150.D1" office:value-type="string">
              <text:p text:style-name="P125">Default Values</text:p>
            </table:table-cell>
          </table:table-row>
        </table:table-header-rows>
        <table:table-row>
          <table:table-cell table:style-name="Table150.A2" office:value-type="string">
            <text:p text:style-name="P86"><text:span text:style-name="Source_20_Text">orient</text:span></text:p>
          </table:table-cell>
          <table:table-cell table:style-name="Table150.A2" office:value-type="string">
            <text:p text:style-name="P87">The orient</text:p>
            <text:p text:style-name="P87"><text:span text:style-name="T4">Values:</text:span><text:span text:style-name="Source_20_Text"> horizontal | vertical</text:span></text:p>
          </table:table-cell>
          <table:table-cell table:style-name="Table150.A2" office:value-type="string">
            <text:p text:style-name="P86"><text:span text:style-name="Source_20_Text">String</text:span></text:p>
          </table:table-cell>
          <table:table-cell table:style-name="Table150.D2" office:value-type="string">
            <text:p text:style-name="P128"><text:span text:style-name="Source_20_Text">vertical</text:span></text:p>
          </table:table-cell>
        </table:table-row>
        <table:table-row>
          <table:table-cell table:style-name="Table150.A2" office:value-type="string">
            <text:p text:style-name="P86"><text:span text:style-name="Source_20_Text">autodrop</text:span></text:p>
          </table:table-cell>
          <table:table-cell table:style-name="Table150.A2" office:value-type="string">
            <text:p text:style-name="P87">Returns whether to automatically drop down menus if user moves mouse over it. </text:p>
            <text:p text:style-name="P87"><text:span text:style-name="T4">Values:</text:span> <text:span text:style-name="Source_20_Text">true | false</text:span></text:p>
          </table:table-cell>
          <table:table-cell table:style-name="Table150.A2" office:value-type="string">
            <text:p text:style-name="P86"><text:span text:style-name="Source_20_Text">Boolean</text:span></text:p>
          </table:table-cell>
          <table:table-cell table:style-name="Table150.D2" office:value-type="string">
            <text:p text:style-name="P128"><text:span text:style-name="Source_20_Text">false</text:span></text:p>
          </table:table-cell>
        </table:table-row>
      </table:table>
      <text:h text:style-name="P270"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86"><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86"><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86"><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125">Inherited From</text:p>
            </table:table-cell>
          </table:table-row>
        </table:table-header-rows>
        <table:table-row table:style-name="Table152.2">
          <table:table-cell table:style-name="Table152.A2" office:value-type="string">
            <text:p text:style-name="P142"><text:a xlink:type="simple" xlink:href="#XulElement"><text:span text:style-name="Source_20_Text">org.zkoss.zul.impl.XulElement</text:span></text:a></text:p>
          </table:table-cell>
        </table:table-row>
        <table:table-row table:style-name="Table152.2">
          <table:table-cell table:style-name="Table152.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142"><text:a xlink:type="simple" xlink:href="#AbstractComponent"><text:span text:style-name="Source_20_Text">org.zkoss.zk.ui.AbstractComponent </text:span></text:a></text:p>
          </table:table-cell>
        </table:table-row>
      </table:table>
      <text:p text:style-name="P34"/>
      <text:h text:style-name="Heading_20_3" text:outline-level="3"><text:bookmark-start text:name="Menuitem"/>Menuitem<text:bookmark-end text:name="Menuitem"/></text:h>
      <text:p text:style-name="Text_20_body_20_indent_20_2"><text:span text:style-name="Source_20_Text"><text:span text:style-name="T109">A single choice in a </text:span></text:span><text:span text:style-name="Source_20_Text"><text:span text:style-name="T100">Menupopup</text:span></text:span><text:span text:style-name="Source_20_Text"><text:span text:style-name="T109"> element. It acts much like a button but it is rendered on a menu. </text:span></text:span><text:span text:style-name="Source_20_Text"><text:span text:style-name="T100"><text:s/></text:span></text:span></text:p>
      <text:p text:style-name="Text_20_body_20_indent_20_2"><draw:frame draw:style-name="fr3" draw:name="graphics133" text:anchor-type="paragraph" svg:width="10.557cm" svg:height="2.593cm" draw:z-index="34"><draw:image xlink:href="../images/Menu.png" xlink:type="simple" xlink:show="embed" xlink:actuate="onLoad"/></draw:frame><text:span text:style-name="Source_20_Text"><text:span text:style-name="T87"/></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72"><text:span text:style-name="Source_20_Text">org.zkoss.zul.Menuitem</text:span></text:p>
      <text:h text:style-name="Heading_20_4" text:outline-level="4">Supported Child Components</text:h>
      <text:p text:style-name="P66"><text:span text:style-name="Source_20_Text"><text:span text:style-name="T85">*NONE</text:span></text:span><text:span text:style-name="T7"> </text:span></text:p>
      <text:h text:style-name="P120"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125">Event Name</text:p>
            </table:table-cell>
            <table:table-cell table:style-name="Table153.B1" office:value-type="string">
              <text:p text:style-name="P125">Event Type</text:p>
            </table:table-cell>
          </table:table-row>
        </table:table-header-rows>
        <table:table-row>
          <table:table-cell table:style-name="Table153.A2" office:value-type="string">
            <text:p text:style-name="P128"><text:span text:style-name="Source_20_Text">onClick</text:span></text:p>
          </table:table-cell>
          <table:table-cell table:style-name="Table153.B2" office:value-type="string">
            <text:p text:style-name="P4"><text:a xlink:type="simple" xlink:href="#MouseEvent"><text:span text:style-name="Source_20_Text"><text:span text:style-name="T125">org.zkoss.zk.ui.event.MouseEvent</text:span></text:span></text:a></text:p>
            <text:p text:style-name="P4"><text:span text:style-name="T80">Description:</text:span><text:span text:style-name="T77"> </text:span><text:span text:style-name="T127">A menu command is associated with a menu item. There are two ways to associate a command to it: the</text:span><text:span text:style-name="Source_20_Text"><text:span text:style-name="T130"> onClick</text:span></text:span><text:span text:style-name="T132"> </text:span><text:span text:style-name="T127">event and the </text:span><text:span text:style-name="Source_20_Text"><text:span text:style-name="T130">href</text:span></text:span><text:span text:style-name="T132"> </text:span><text:span text:style-name="T127">property. If a event listener is added for a menu item for the </text:span><text:span text:style-name="Source_20_Text"><text:span text:style-name="T130">onClick</text:span></text:span><text:span text:style-name="T132"> </text:span><text:span text:style-name="T127">event, the listener is invoked when the item is clicked.</text:span></text:p>
          </table:table-cell>
        </table:table-row>
      </table:table>
      <text:h text:style-name="P120"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125">Property</text:p>
            </table:table-cell>
            <table:table-cell table:style-name="Table154.A1" office:value-type="string">
              <text:p text:style-name="P125">Description</text:p>
            </table:table-cell>
            <table:table-cell table:style-name="Table154.A1" office:value-type="string">
              <text:p text:style-name="P125">Data Type</text:p>
            </table:table-cell>
            <table:table-cell table:style-name="Table154.D1" office:value-type="string">
              <text:p text:style-name="P124">Default Value</text:p>
            </table:table-cell>
          </table:table-row>
        </table:table-header-rows>
        <table:table-row>
          <table:table-cell table:style-name="Table154.A2" office:value-type="string">
            <text:p text:style-name="P86"><text:span text:style-name="Source_20_Text"><text:span text:style-name="T26">value</text:span></text:span></text:p>
          </table:table-cell>
          <table:table-cell table:style-name="Table154.A2" office:value-type="string">
            <text:p text:style-name="P87">The value</text:p>
          </table:table-cell>
          <table:table-cell table:style-name="Table154.A2" office:value-type="string">
            <text:p text:style-name="P86"><text:span text:style-name="Source_20_Text">String</text:span></text:p>
          </table:table-cell>
          <table:table-cell table:style-name="Table154.D2" office:value-type="string">
            <text:p text:style-name="P130"><text:span text:style-name="Source_20_Text">&lt;empty string&gt;</text:span></text:p>
          </table:table-cell>
        </table:table-row>
        <table:table-row>
          <table:table-cell table:style-name="Table154.A2" office:value-type="string">
            <text:p text:style-name="P86"><text:span text:style-name="Source_20_Text"><text:span text:style-name="T7">href</text:span></text:span></text:p>
          </table:table-cell>
          <table:table-cell table:style-name="Table154.A2" office:value-type="string">
            <text:p text:style-name="P87">The target frame or window.</text:p>
          </table:table-cell>
          <table:table-cell table:style-name="Table154.A2" office:value-type="string">
            <text:p text:style-name="P86"><text:span text:style-name="Source_20_Text">String</text:span></text:p>
          </table:table-cell>
          <table:table-cell table:style-name="Table154.D2" office:value-type="string">
            <text:p text:style-name="P92"><text:span text:style-name="Source_20_Text">&lt;null&gt;</text:span></text:p>
          </table:table-cell>
        </table:table-row>
        <table:table-row table:style-name="Table154.4">
          <table:table-cell table:style-name="Table154.A2" office:value-type="string">
            <text:p text:style-name="P86"><text:span text:style-name="Source_20_Text"><text:span text:style-name="T7">Target</text:span></text:span></text:p>
          </table:table-cell>
          <table:table-cell table:style-name="Table154.B4" office:value-type="string">
            <text:p text:style-name="P133">The href</text:p>
          </table:table-cell>
          <table:table-cell table:style-name="Table154.A2" office:value-type="string">
            <text:p text:style-name="P86"><text:span text:style-name="Source_20_Text">String</text:span></text:p>
          </table:table-cell>
          <table:table-cell table:style-name="Table154.D2" office:value-type="string">
            <text:p text:style-name="P90"><text:span text:style-name="Source_20_Text">&lt;null&gt;</text:span></text:p>
          </table:table-cell>
        </table:table-row>
        <table:table-row table:style-name="Table154.4">
          <table:table-cell table:style-name="Table154.A2" office:value-type="string">
            <text:p text:style-name="P86"><text:span text:style-name="Source_20_Text"><text:span text:style-name="T7">autocheck</text:span></text:span></text:p>
          </table:table-cell>
          <table:table-cell table:style-name="Table154.B4" office:value-type="string">
            <text:p text:style-name="P133">Whether the menuitem check mark will update each time the menu item is selected</text:p>
            <text:p text:style-name="P133"><text:span text:style-name="T4">Values</text:span>: <text:span text:style-name="Source_20_Text">true | false</text:span></text:p>
          </table:table-cell>
          <table:table-cell table:style-name="Table154.A2" office:value-type="string">
            <text:p text:style-name="P86"><text:span text:style-name="Source_20_Text">Boolean</text:span></text:p>
          </table:table-cell>
          <table:table-cell table:style-name="Table154.D2" office:value-type="string">
            <text:p text:style-name="P130"><text:span text:style-name="Source_20_Text">false</text:span></text:p>
          </table:table-cell>
        </table:table-row>
        <table:table-row table:style-name="Table154.4">
          <table:table-cell table:style-name="Table154.A2" office:value-type="string">
            <text:p text:style-name="P86"><text:span text:style-name="Source_20_Text"><text:span text:style-name="T7">checked</text:span></text:span></text:p>
          </table:table-cell>
          <table:table-cell table:style-name="Table154.B4" office:value-type="string">
            <text:p text:style-name="P133">Whether it is checked.</text:p>
            <text:p text:style-name="P133"><text:span text:style-name="T4">Values</text:span>: <text:span text:style-name="Source_20_Text">true | false</text:span></text:p>
          </table:table-cell>
          <table:table-cell table:style-name="Table154.A2" office:value-type="string">
            <text:p text:style-name="P86"><text:span text:style-name="Source_20_Text">Boolean</text:span></text:p>
          </table:table-cell>
          <table:table-cell table:style-name="Table154.D2" office:value-type="string">
            <text:p text:style-name="P130"><text:span text:style-name="Source_20_Text">false</text:span></text:p>
          </table:table-cell>
        </table:table-row>
      </table:table>
      <text:h text:style-name="P270"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4">Values</text:span>: true | false</text:p>
          </table:table-cell>
          <table:table-cell table:style-name="Table155.C2" office:value-type="string">
            <text:p text:style-name="P86"><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86"><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125">Inherited From</text:p>
            </table:table-cell>
          </table:table-row>
        </table:table-header-rows>
        <table:table-row table:style-name="Table156.2">
          <table:table-cell table:style-name="Table156.A2" office:value-type="string">
            <text:p text:style-name="P142"><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142"><text:a xlink:type="simple" xlink:href="#LabelElement"><text:span text:style-name="Source_20_Text">org.zkoss.zul.impl.LabelElement</text:span></text:a></text:p>
          </table:table-cell>
        </table:table-row>
        <table:table-row table:style-name="Table156.2">
          <table:table-cell table:style-name="Table156.A2" office:value-type="string">
            <text:p text:style-name="P142"><text:a xlink:type="simple" xlink:href="#XulElement"><text:span text:style-name="Source_20_Text">org.zkoss.zul.impl.XulElement</text:span></text:a></text:p>
          </table:table-cell>
        </table:table-row>
        <table:table-row table:style-name="Table156.2">
          <table:table-cell table:style-name="Table156.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142"><text:a xlink:type="simple" xlink:href="#AbstractComponent"><text:span text:style-name="Source_20_Text">org.zkoss.zk.ui.AbstractComponent </text:span></text:a></text:p>
          </table:table-cell>
        </table:table-row>
      </table:table>
      <text:p text:style-name="P34"/>
      <text:h text:style-name="Heading_20_3" text:outline-level="3">Menupopup</text:h>
      <text:p text:style-name="Text_20_body_20_indent_20_2"><text:span text:style-name="Source_20_Text"><text:span text:style-name="T109">A container used to display menus. It should be placed inside a Menu.</text:span></text:span></text:p>
      <text:p text:style-name="Text_20_body_20_indent_20_2"><text:span text:style-name="Source_20_Text"><text:span text:style-name="T109">Supported event: </text:span></text:span><text:span text:style-name="Source_20_Text"><text:span text:style-name="T100">onOpen</text:span></text:span><text:span text:style-name="Source_20_Text"><text:span text:style-name="T109">.</text:span></text:span></text:p>
      <text:p text:style-name="Text_20_body_20_indent_20_2"><text:span text:style-name="Source_20_Text"><text:span text:style-name="T109">Note: to have better performance, </text:span></text:span><text:span text:style-name="Source_20_Text"><text:span text:style-name="T100">onOpen</text:span></text:span><text:span text:style-name="Source_20_Text"><text:span text:style-name="T109"> is sent only if non-deferrable event listener is registered (see </text:span></text:span><text:span text:style-name="Source_20_Text"><text:span text:style-name="T100">Deferrable</text:span></text:span><text:span text:style-name="Source_20_Text"><text:span text:style-name="T109">).</text:span></text:span></text:p>
      <text:p text:style-name="Text_20_body_20_indent_20_2"><text:span text:style-name="Source_20_Text"><text:span text:style-name="T109">To load the content dynamically, you can listen to the </text:span></text:span><text:span text:style-name="Source_20_Text"><text:span text:style-name="T100">onOpen</text:span></text:span><text:span text:style-name="Source_20_Text"><text:span text:style-name="T109"> event, and then create menuitem when </text:span></text:span><text:span text:style-name="Source_20_Text"><text:span text:style-name="T100">OpenEvent.isOpen()</text:span></text:span><text:span text:style-name="Source_20_Text"><text:span text:style-name="T109"> is true.</text:span></text:span></text:p>
      <text:p text:style-name="Text_20_body_20_indent_20_2"><text:span text:style-name="Source_20_Text"><text:span text:style-name="T109">Default </text:span></text:span><text:span text:style-name="Source_20_Text"><text:span text:style-name="T100">HtmlBasedComponent.getSclass()</text:span></text:span><text:span text:style-name="Source_20_Text"><text:span text:style-name="T109">: </text:span></text:span><text:span text:style-name="Source_20_Text"><text:span text:style-name="T100">menupopup</text:span></text:span><text:span text:style-name="Source_20_Text"><text:span text:style-name="T109">. </text:span></text:span><text:span text:style-name="Source_20_Text"><text:span text:style-name="T100"><text:s/></text:span></text:span></text:p>
      <text:p text:style-name="Text_20_body_20_indent_20_2"><draw:frame draw:style-name="fr3" draw:name="graphics134" text:anchor-type="paragraph" svg:width="10.557cm" svg:height="2.593cm" draw:z-index="35"><draw:image xlink:href="../images/Menu.png" xlink:type="simple" xlink:show="embed" xlink:actuate="onLoad"/></draw:frame><text:span text:style-name="Source_20_Text"><text:span text:style-name="T87"/></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72"><text:span text:style-name="Source_20_Text">org.zkoss.zul.Menupopup</text:span></text:p>
      <text:h text:style-name="Heading_20_4" text:outline-level="4">Supported Child Components</text:h>
      <text:p text:style-name="P66"><text:a xlink:type="simple" xlink:href="#Menu"><text:span text:style-name="Source_20_Text">Menu</text:span></text:a><text:span text:style-name="Source_20_Text"><text:span text:style-name="T85">,</text:span></text:span><text:a xlink:type="simple" xlink:href="#Menuitem"><text:span text:style-name="Source_20_Text">Menuitem</text:span></text:a><text:span text:style-name="Source_20_Text"><text:span text:style-name="T85">,</text:span></text:span><text:a xlink:type="simple" xlink:href="#Menuseparator"><text:span text:style-name="Source_20_Text">Menuseparator</text:span></text:a><text:span text:style-name="T7"> </text:span></text:p>
      <text:h text:style-name="P120"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125">Event Name</text:p>
            </table:table-cell>
            <table:table-cell table:style-name="Table157.B1" office:value-type="string">
              <text:p text:style-name="P125">Event Type</text:p>
            </table:table-cell>
          </table:table-row>
        </table:table-header-rows>
        <table:table-row>
          <table:table-cell table:style-name="Table157.A2" office:value-type="string">
            <text:p text:style-name="P128"><text:span text:style-name="Source_20_Text">onOpen</text:span></text:p>
          </table:table-cell>
          <table:table-cell table:style-name="Table157.B2" office:value-type="string">
            <text:p text:style-name="P133"><text:a xlink:type="simple" xlink:href="#OpenEvent"><text:span text:style-name="Source_20_Text"><text:span text:style-name="T93">org.zkoss.zk.ui.event.OpenEvent</text:span></text:span></text:a></text:p>
            <text:p text:style-name="P129"><text:span text:style-name="T4">Description:</text:span> Denotes user has opened or closed a component.</text:p>
          </table:table-cell>
        </table:table-row>
      </table:table>
      <text:h text:style-name="P120" text:outline-level="4">Properties</text:h>
      <text:p text:style-name="P67">*NONE</text:p>
      <text:h text:style-name="P270"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86"><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86"><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125">Inherited From</text:p>
            </table:table-cell>
          </table:table-row>
        </table:table-header-rows>
        <table:table-row table:style-name="Table159.2">
          <table:table-cell table:style-name="Table159.A2" office:value-type="string">
            <text:p text:style-name="P142"><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142"><text:a xlink:type="simple" xlink:href="#LabelElement"><text:span text:style-name="Source_20_Text">org.zkoss.zul.impl.LabelElement</text:span></text:a></text:p>
          </table:table-cell>
        </table:table-row>
        <table:table-row table:style-name="Table159.2">
          <table:table-cell table:style-name="Table159.A2" office:value-type="string">
            <text:p text:style-name="P142"><text:a xlink:type="simple" xlink:href="#XulElement"><text:span text:style-name="Source_20_Text">org.zkoss.zul.impl.XulElement</text:span></text:a></text:p>
          </table:table-cell>
        </table:table-row>
        <table:table-row table:style-name="Table159.2">
          <table:table-cell table:style-name="Table159.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142"><text:a xlink:type="simple" xlink:href="#AbstractComponent"><text:span text:style-name="Source_20_Text">org.zkoss.zk.ui.AbstractComponent </text:span></text:a></text:p>
          </table:table-cell>
        </table:table-row>
      </table:table>
      <text:p text:style-name="P34"/>
      <text:h text:style-name="Heading_20_3" text:outline-level="3"><text:bookmark-start text:name="Menuseparator"/>Menuseparator<text:bookmark-end text:name="Menuseparator"/></text:h>
      <text:p text:style-name="Text_20_body_20_indent_20_2"><text:span text:style-name="Source_20_Text"><text:span text:style-name="T109">Used to create a separator between menu items..</text:span></text:span><text:span text:style-name="Source_20_Text"><text:span text:style-name="T100"> </text:span></text:span></text:p>
      <text:p text:style-name="Text_20_body_20_indent_20_2"><draw:frame draw:style-name="fr3" draw:name="graphics135" text:anchor-type="paragraph" svg:width="10.557cm" svg:height="2.593cm" draw:z-index="36"><draw:image xlink:href="../images/Menu.png" xlink:type="simple" xlink:show="embed" xlink:actuate="onLoad"/></draw:frame><text:span text:style-name="Source_20_Text"><text:span text:style-name="T87"/></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56"><text:span text:style-name="Source_20_Text"><text:span text:style-name="T85">org.zkoss.zul.Menuseparator</text:span></text:span></text:p>
      <text:h text:style-name="Heading_20_4" text:outline-level="4">Supported Child Components</text:h>
      <text:p text:style-name="P67">*NONE</text:p>
      <text:h text:style-name="P157" text:outline-level="4">Supported Events</text:h>
      <text:p text:style-name="P67">*NONE</text:p>
      <text:h text:style-name="P121" text:outline-level="4">Properties</text:h>
      <text:p text:style-name="P67">*NONE</text:p>
      <text:h text:style-name="P270"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4">Default</text:span>: <text:span text:style-name="Source_20_Text">false</text:span></text:p>
          </table:table-cell>
          <table:table-cell table:style-name="Table160.C2" office:value-type="string">
            <text:p text:style-name="P86"><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125">Inherited From</text:p>
            </table:table-cell>
          </table:table-row>
        </table:table-header-rows>
        <table:table-row table:style-name="Table161.2">
          <table:table-cell table:style-name="Table161.A2" office:value-type="string">
            <text:p text:style-name="P142"><text:a xlink:type="simple" xlink:href="#XulElement"><text:span text:style-name="Source_20_Text">org.zkoss.zul.impl.XulElement</text:span></text:a></text:p>
          </table:table-cell>
        </table:table-row>
        <table:table-row table:style-name="Table161.2">
          <table:table-cell table:style-name="Table161.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142"><text:a xlink:type="simple" xlink:href="#AbstractComponent"><text:span text:style-name="Source_20_Text">org.zkoss.zk.ui.AbstractComponent </text:span></text:a></text:p>
          </table:table-cell>
        </table:table-row>
      </table:table>
      <text:h text:style-name="P35" text:outline-level="3"><text:bookmark-start text:name="North"/>North<text:bookmark-end text:name="North"/></text:h>
      <text:p text:style-name="P53">This component is a north region. The default class of CSS is specified "layout-region-north".</text:p>
      <text:p text:style-name="Text_20_body_20_indent"/>
      <text:p text:style-name="P52"><draw:frame draw:style-name="fr4"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06" text:outline-level="4">Class Name</text:h>
      <text:p text:style-name="P356"><text:span text:style-name="Source_20_Text"><text:span text:style-name="T16">org.zkoss.zkex.zul.North</text:span></text:span></text:p>
      <text:h text:style-name="P156" text:outline-level="4">Supported Child Components</text:h>
      <text:p text:style-name="Text_20_body_20_indent_20_2">*NONE</text:p>
      <text:h text:style-name="P15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125">Name</text:p>
            </table:table-cell>
            <table:table-cell table:style-name="Table162.B1" office:value-type="string">
              <text:p text:style-name="P125">Inherited From</text:p>
            </table:table-cell>
          </table:table-row>
        </table:table-header-rows>
        <table:table-row>
          <table:table-cell table:style-name="Table162.A2" office:value-type="string">
            <text:p text:style-name="P128"><text:span text:style-name="Source_20_Text">OnOpen</text:span></text:p>
          </table:table-cell>
          <table:table-cell table:style-name="Table162.B2" office:value-type="string">
            <text:p text:style-name="Table_20_Contents"><text:a xlink:type="simple" xlink:href="#OpenEvent"><text:span text:style-name="Source_20_Text"><text:span text:style-name="T97">org.zkoss.zk.ui.event.OpenEvent</text:span></text:span></text:a></text:p>
            <text:p text:style-name="Table_20_Contents"><text:span text:style-name="Source_20_Text"><text:span text:style-name="T106">Description: </text:span></text:span><text:span text:style-name="Source_20_Text"><text:span text:style-name="T107">When a layout is collapsed or opened by a user, the </text:span></text:span><text:span text:style-name="Source_20_Text"><text:span text:style-name="T98">onOpen</text:span></text:span><text:span text:style-name="Source_20_Text"><text:span text:style-name="T107"> event is sent to the application.</text:span></text:span></text:p>
          </table:table-cell>
        </table:table-row>
      </table:table>
      <text:h text:style-name="P212"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124">Property</text:p>
            </table:table-cell>
            <table:table-cell table:style-name="Table163.A1" office:value-type="string">
              <text:p text:style-name="P124">Description</text:p>
            </table:table-cell>
            <table:table-cell table:style-name="Table163.A1" office:value-type="string">
              <text:p text:style-name="P124">Data Type</text:p>
            </table:table-cell>
            <table:table-cell table:style-name="Table163.D1" office:value-type="string">
              <text:p text:style-name="P124">Default Value</text:p>
            </table:table-cell>
          </table:table-row>
        </table:table-header-rows>
        <table:table-row>
          <table:table-cell table:style-name="Table163.A2" office:value-type="string">
            <text:p text:style-name="P86"><text:span text:style-name="Source_20_Text"><text:span text:style-name="T60">size</text:span></text:span></text:p>
          </table:table-cell>
          <table:table-cell table:style-name="Table163.A2" office:value-type="string">
            <text:p text:style-name="P112">Sets the size of this region.</text:p>
          </table:table-cell>
          <table:table-cell table:style-name="Table163.A2" office:value-type="string">
            <text:p text:style-name="P86"><text:span text:style-name="Source_20_Text"><text:span text:style-name="T60">java.lang.String</text:span></text:span></text:p>
          </table:table-cell>
          <table:table-cell table:style-name="Table163.D2" office:value-type="string">
            <text:p text:style-name="P128"><text:span text:style-name="Source_20_Text"><text:span text:style-name="T61">null</text:span></text:span></text:p>
          </table:table-cell>
        </table:table-row>
      </table:table>
      <text:p text:style-name="P166"/>
      <text:h text:style-name="P15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Source_20_Text"><text:span text:style-name="T1">java.lang.String</text:span></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Heading_20_4" text:outline-level="4"/>
      <text:p text:style-name="Text_20_body"/>
      <text:h text:style-name="P156" text:outline-level="4">Inherited From </text:h>
      <table:table table:name="Table165" table:style-name="Table165">
        <table:table-column table:style-name="Table165.A"/>
        <table:table-header-rows>
          <table:table-row>
            <table:table-cell table:style-name="Table165.A1" office:value-type="string">
              <text:p text:style-name="P125">Inherited From</text:p>
            </table:table-cell>
          </table:table-row>
        </table:table-header-rows>
        <table:table-row table:style-name="Table165.2">
          <table:table-cell table:style-name="Table165.A2" office:value-type="string">
            <text:p text:style-name="P143"><text:a xlink:type="simple" xlink:href="#LayoutRegion"><text:span text:style-name="T61">org.zkoss.zkex.zul.LayoutRegion </text:span></text:a></text:p>
          </table:table-cell>
        </table:table-row>
        <table:table-row table:style-name="Table165.2">
          <table:table-cell table:style-name="Table165.A2" office:value-type="string">
            <text:p text:style-name="P143"><text:span text:style-name="T61"><text:s/></text:span><text:a xlink:type="simple" xlink:href="#HtmlBasedComponent">org.zkoss.zk.ui.HtmlBasedComponent</text:a><text:span text:style-name="T61"> </text:span></text:p>
          </table:table-cell>
        </table:table-row>
        <table:table-row table:style-name="Table165.2">
          <table:table-cell table:style-name="Table165.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Popup"/>Popup<text:bookmark-end text:name="Popup"/></text:h>
      <text:p text:style-name="P174"><text:span text:style-name="Source_20_Text"><text:span text:style-name="T133">A container that is displayed as a popup. The popup window does not have any special frame. Popups can be displayed when an element is clicked by assigning the id of the popup to either the</text:span></text:span><text:span text:style-name="Source_20_Text"><text:span text:style-name="T134"> XulElement.setPopup(java.lang.String), XulElement.setContext(java.lang.String) or XulElement.setTooltip(java.lang.String) attribute of the element. </text:span></text:span></text:p>
      <text:p text:style-name="P8"><draw:frame draw:style-name="fr3"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56"><text:span text:style-name="Source_20_Text"><text:span text:style-name="T85">org.zkoss.zul.popup</text:span></text:span> </text:p>
      <text:h text:style-name="P120" text:outline-level="4">Supported Child Components</text:h>
      <text:p text:style-name="P67">*ALL</text:p>
      <text:h text:style-name="P120" text:outline-level="4">Supported Events</text:h>
      <text:p text:style-name="P67">*NONE</text:p>
      <text:h text:style-name="P120" text:outline-level="4">Attributes</text:h>
      <text:p text:style-name="P67">*NONE</text:p>
      <text:h text:style-name="P270"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87"><text:span text:style-name="Source_20_Text">getOutAttrs()</text:span></text:p>
          </table:table-cell>
          <table:table-cell table:style-name="Table166.A2" office:value-type="string">
            <text:p text:style-name="Table_20_Contents"/>
          </table:table-cell>
          <table:table-cell table:style-name="Table166.C2" office:value-type="string">
            <text:p text:style-name="P86"><text:span text:style-name="Source_20_Text">String</text:span></text:p>
          </table:table-cell>
        </table:table-row>
        <table:table-row>
          <table:table-cell table:style-name="Table166.A2" office:value-type="string">
            <text:p text:style-name="P87">setVisible()</text:p>
          </table:table-cell>
          <table:table-cell table:style-name="Table166.A2" office:value-type="string">
            <text:p text:style-name="Table_20_Contents">Not allowed</text:p>
          </table:table-cell>
          <table:table-cell table:style-name="Table166.C2" office:value-type="string">
            <text:p text:style-name="P86">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125">Inherited From</text:p>
            </table:table-cell>
          </table:table-row>
        </table:table-header-rows>
        <table:table-row table:style-name="Table167.2">
          <table:table-cell table:style-name="Table167.A2" office:value-type="string">
            <text:p text:style-name="P142"><text:a xlink:type="simple" xlink:href="#XulElement"><text:span text:style-name="Source_20_Text">org.zkoss.zul.impl.XulElement</text:span></text:a></text:p>
          </table:table-cell>
        </table:table-row>
        <table:table-row table:style-name="Table167.2">
          <table:table-cell table:style-name="Table167.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142"><text:a xlink:type="simple" xlink:href="#AbstractComponent"><text:span text:style-name="Source_20_Text">org.zkoss.zk.ui.AbstractComponent </text:span></text:a></text:p>
          </table:table-cell>
        </table:table-row>
      </table:table>
      <text:h text:style-name="P35" text:outline-level="3"/>
      <text:h text:style-name="Heading_20_3" text:outline-level="3"><text:bookmark-start text:name="Progressmeter"/><text:bookmark-start text:name="Calendar11"/><text:bookmark-end text:name="Calendar11"/>Progressmeter<text:bookmark-end text:name="Progressmeter"/></text:h>
      <text:p text:style-name="P48">A progress meter is a bar that indicates how much of a task has been completed. The <text:span text:style-name="T7">value</text:span> property must be in the range between 0 and 100.</text:p>
      <text:p text:style-name="P48"><draw:frame draw:style-name="fr3" draw:name="graphics9" text:anchor-type="paragraph" svg:width="2.937cm" svg:height="0.529cm" draw:z-index="78"><draw:image xlink:href="../images/progressmeter.png" xlink:type="simple" xlink:show="embed" xlink:actuate="onLoad" draw:filter-name="&lt;All formats&gt;"/></draw:frame></text:p>
      <text:p text:style-name="Code_20_Indent"><text:span text:style-name="T1"><text:tab/>&lt;progressmeter value="10"/&gt;</text:span></text:p>
      <text:h text:style-name="Heading_20_4" text:outline-level="4"><text:span text:style-name="T41">Class Name</text:span></text:h>
      <text:p text:style-name="P356"><text:span text:style-name="Source_20_Text"><text:span text:style-name="T16">org.zkoss.zul.Progressmeter</text:span></text:span></text:p>
      <text:h text:style-name="P155" text:outline-level="4"><text:span text:style-name="T39">Supported Child Components</text:span></text:h>
      <text:p text:style-name="P465"><text:span text:style-name="T49"><text:tab/> <text:s/>*NONE</text:span></text:p>
      <text:h text:style-name="P257" text:outline-level="4"><text:span text:style-name="T39">Supported Events</text:span></text:h>
      <text:p text:style-name="P462"><text:span text:style-name="T55"><text:tab/> <text:s/>*NONE</text:span></text:p>
      <text:h text:style-name="P256" text:outline-level="4"><text:span text:style-name="T39">Properties</text:span></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125">Property</text:p>
            </table:table-cell>
            <table:table-cell table:style-name="Table333.A1" office:value-type="string">
              <text:p text:style-name="P125">Description</text:p>
            </table:table-cell>
            <table:table-cell table:style-name="Table333.C1" office:value-type="string">
              <text:p text:style-name="P125">Data Type</text:p>
            </table:table-cell>
          </table:table-row>
        </table:table-header-rows>
        <table:table-row>
          <table:table-cell table:style-name="Table333.A2" office:value-type="string">
            <text:p text:style-name="P86"><text:span text:style-name="Source_20_Text">value</text:span></text:p>
          </table:table-cell>
          <table:table-cell table:style-name="Table333.A2" office:value-type="string">
            <text:p text:style-name="P450">Sets the current value of the progress meter. </text:p>
          </table:table-cell>
          <table:table-cell table:style-name="Table333.C2" office:value-type="string">
            <text:p text:style-name="P86"><text:span text:style-name="Source_20_Text">java.lang.String</text:span></text:p>
          </table:table-cell>
        </table:table-row>
      </table:table>
      <text:p text:style-name="Text_20_body_20_indent_20_2"><text:span text:style-name="T39">Methods</text:span></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128"><text:span text:style-name="Source_20_Text"><text:span text:style-name="T73">getOuterAttrs()</text:span></text:span></text:p>
          </table:table-cell>
          <table:table-cell table:style-name="Table334.A2" office:value-type="string">
            <text:p text:style-name="P450">Returns the grid that this belongs to.</text:p>
          </table:table-cell>
          <table:table-cell table:style-name="Table334.C2" office:value-type="string">
            <text:p text:style-name="P128"><text:span text:style-name="Source_20_Text"><text:span text:style-name="T84">java.lang.String </text:span></text:span></text:p>
          </table:table-cell>
        </table:table-row>
        <table:table-row table:style-name="Table334.2">
          <table:table-cell table:style-name="Table334.A2" office:value-type="string">
            <text:p text:style-name="P128"><text:span text:style-name="Source_20_Text"><text:span text:style-name="T73">isChildable()</text:span></text:span></text:p>
          </table:table-cell>
          <table:table-cell table:style-name="Table334.A2" office:value-type="string">
            <text:p text:style-name="P450"/>
          </table:table-cell>
          <table:table-cell table:style-name="Table334.C2" office:value-type="string">
            <text:p text:style-name="P128"><text:span text:style-name="Source_20_Text"><text:span text:style-name="T60">boolean</text:span></text:span></text:p>
          </table:table-cell>
        </table:table-row>
      </table:table>
      <text:h text:style-name="Heading_20_4" text:outline-level="4"><text:span text:style-name="T39">Inherited From </text:span></text:h>
      <table:table table:name="Table335" table:style-name="Table335">
        <table:table-column table:style-name="Table335.A"/>
        <table:table-header-rows>
          <table:table-row>
            <table:table-cell table:style-name="Table335.A1" office:value-type="string">
              <text:p text:style-name="P125">Inherited From</text:p>
            </table:table-cell>
          </table:table-row>
        </table:table-header-rows>
        <table:table-row>
          <table:table-cell table:style-name="Table335.A2" office:value-type="string">
            <text:p text:style-name="P142"><text:a xlink:type="simple" xlink:href="#XulElement"><text:span text:style-name="Source_20_Text"><text:span text:style-name="T95">org.zkoss.zul.impl.XulElement</text:span></text:span></text:a></text:p>
          </table:table-cell>
        </table:table-row>
        <table:table-row table:style-name="Table335.3">
          <table:table-cell table:style-name="Table335.A2" office:value-type="string">
            <text:p text:style-name="P142"><text:a xlink:type="simple" xlink:href="#HtmlBasedComponent"><text:span text:style-name="Source_20_Text"><text:span text:style-name="T95">org.zkoss.zk.ui.HtmlBasedComponent</text:span></text:span></text:a></text:p>
          </table:table-cell>
        </table:table-row>
        <table:table-row table:style-name="Table335.3">
          <table:table-cell table:style-name="Table335.A2" office:value-type="string">
            <text:p text:style-name="P142"><text:a xlink:type="simple" xlink:href="#AbstractComponent"><text:span text:style-name="Source_20_Text"><text:span text:style-name="T95">org.zkoss.zk.ui.AbstractComponent </text:span></text:span></text:a></text:p>
          </table:table-cell>
        </table:table-row>
      </table:table>
      <text:p text:style-name="Standard"/>
      <text:p text:style-name="P34"/>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8"><draw:frame draw:style-name="fr3"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106" text:outline-level="4">Class Name</text:h>
      <text:p text:style-name="P356"><text:span text:style-name="Source_20_Text"><text:span text:style-name="T86">org.zkoss.zul.Radio</text:span></text:span></text:p>
      <text:h text:style-name="P156" text:outline-level="4">Supported Child Components</text:h>
      <text:p text:style-name="P69"><text:span text:style-name="T60">*NONE</text:span> </text:p>
      <text:h text:style-name="P156" text:outline-level="4">Supported Events</text:h>
      <text:p text:style-name="P168"/>
      <table:table table:name="Table168" table:style-name="Table168">
        <table:table-column table:style-name="Table168.A"/>
        <table:table-column table:style-name="Table168.B"/>
        <table:table-header-rows>
          <table:table-row>
            <table:table-cell table:style-name="Table168.A1" office:value-type="string">
              <text:p text:style-name="P125">Name</text:p>
            </table:table-cell>
            <table:table-cell table:style-name="Table168.B1" office:value-type="string">
              <text:p text:style-name="P125">Event Type</text:p>
            </table:table-cell>
          </table:table-row>
        </table:table-header-rows>
        <table:table-row>
          <table:table-cell table:style-name="Table168.A2" office:value-type="string">
            <text:p text:style-name="P128"><text:span text:style-name="Source_20_Text">onFocus</text:span></text:p>
          </table:table-cell>
          <table:table-cell table:style-name="Table168.B2" office:value-type="string">
            <text:p text:style-name="P133"><text:a xlink:type="simple" xlink:href="#Event"><text:span text:style-name="Source_20_Text">org.zkoss.zk.ui.event.Event</text:span></text:a></text:p>
            <text:p text:style-name="P133"><text:span text:style-name="Source_20_Text"/></text:p>
            <text:p text:style-name="P133"><text:span text:style-name="Source_20_Text"><text:span text:style-name="T4">Description:</text:span></text:span><text:span text:style-name="Source_20_Text"> Denotes when a component gets the focus.</text:span></text:p>
          </table:table-cell>
        </table:table-row>
        <table:table-row>
          <table:table-cell table:style-name="Table168.A2" office:value-type="string">
            <text:p text:style-name="P128"><text:span text:style-name="Source_20_Text">onBlur</text:span></text:p>
          </table:table-cell>
          <table:table-cell table:style-name="Table168.B2" office:value-type="string">
            <text:p text:style-name="P133"><text:a xlink:type="simple" xlink:href="#Event"><text:span text:style-name="Source_20_Text">org.zkoss.zk.ui.even.Event</text:span></text:a></text:p>
            <text:p text:style-name="P133"><text:span text:style-name="Source_20_Text"/></text:p>
            <text:p text:style-name="P133"><text:span text:style-name="Source_20_Text">Description: Denotes when a component loses the focus.</text:span></text:p>
          </table:table-cell>
        </table:table-row>
        <table:table-row>
          <table:table-cell table:style-name="Table168.A2" office:value-type="string">
            <text:p text:style-name="P128"><text:span text:style-name="Source_20_Text">onCheck</text:span></text:p>
          </table:table-cell>
          <table:table-cell table:style-name="Table168.B2" office:value-type="string">
            <text:p text:style-name="P133"><text:a xlink:type="simple" xlink:href="#CheckEvent"><text:span text:style-name="Source_20_Text">org.zkoss.zk.ui.event.CheckEvent</text:span></text:a></text:p>
            <text:p text:style-name="P133"><text:span text:style-name="Source_20_Text">Description: Denotes when a component loses the focus.</text:span></text:p>
          </table:table-cell>
        </table:table-row>
      </table:table>
      <text:h text:style-name="P212"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125">Property</text:p>
            </table:table-cell>
            <table:table-cell table:style-name="Table169.A1" office:value-type="string">
              <text:p text:style-name="P125">Description</text:p>
            </table:table-cell>
            <table:table-cell table:style-name="Table169.C1" office:value-type="string">
              <text:p text:style-name="P125">Data Type</text:p>
            </table:table-cell>
          </table:table-row>
        </table:table-header-rows>
        <table:table-row>
          <table:table-cell table:style-name="Table169.A2" office:value-type="string">
            <text:p text:style-name="P86"><text:span text:style-name="Source_20_Text">value</text:span></text:p>
          </table:table-cell>
          <table:table-cell table:style-name="Table169.A2" office:value-type="string">
            <text:p text:style-name="P88">The <text:span text:style-name="Source_20_Text">String</text:span> value denote this radio.</text:p>
          </table:table-cell>
          <table:table-cell table:style-name="Table169.C2" office:value-type="string">
            <text:p text:style-name="P86"><text:span text:style-name="Source_20_Text">String</text:span></text:p>
          </table:table-cell>
        </table:table-row>
        <table:table-row>
          <table:table-cell table:style-name="Table169.A2" office:value-type="string">
            <text:p text:style-name="P86"><text:span text:style-name="Source_20_Text">selected</text:span></text:p>
          </table:table-cell>
          <table:table-cell table:style-name="Table169.A2" office:value-type="string">
            <text:p text:style-name="P88">The state of this radio.</text:p>
          </table:table-cell>
          <table:table-cell table:style-name="Table169.C2" office:value-type="string">
            <text:p text:style-name="P86"><text:span text:style-name="Source_20_Text">boolean</text:span></text:p>
          </table:table-cell>
        </table:table-row>
      </table:table>
      <text:p text:style-name="P151"/>
      <text:h text:style-name="P15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4">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Source_20_Text"><text:span text:style-name="T60">java.lang.String</text:span></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Source_20_Text"><text:span text:style-name="T60">java.lang.String</text:span></text:span></text:p>
          </table:table-cell>
        </table:table-row>
      </table:table>
      <text:h text:style-name="P107" text:outline-level="4">Inherited From </text:h>
      <table:table table:name="Table171" table:style-name="Table171">
        <table:table-column table:style-name="Table171.A"/>
        <table:table-header-rows>
          <table:table-row>
            <table:table-cell table:style-name="Table171.A1" office:value-type="string">
              <text:p text:style-name="P125">Inherited From</text:p>
            </table:table-cell>
          </table:table-row>
        </table:table-header-rows>
        <table:table-row>
          <table:table-cell table:style-name="Table171.A2" office:value-type="string">
            <text:p text:style-name="P142"><text:a xlink:type="simple" xlink:href="#LabelImageElement">org.zkoss.zul.CheckBox</text:a></text:p>
          </table:table-cell>
        </table:table-row>
        <table:table-row>
          <table:table-cell table:style-name="Table171.A2" office:value-type="string">
            <text:p text:style-name="P142"><text:a xlink:type="simple" xlink:href="#LabelImageElement">org.zkoss.zul.impl.LabelImageElement</text:a></text:p>
          </table:table-cell>
        </table:table-row>
        <table:table-row>
          <table:table-cell table:style-name="Table171.A2" office:value-type="string">
            <text:p text:style-name="P142"><text:a xlink:type="simple" xlink:href="#LabelElement">org.zkoss.zul.impl.LabelElement</text:a></text:p>
          </table:table-cell>
        </table:table-row>
        <table:table-row>
          <table:table-cell table:style-name="Table171.A2" office:value-type="string">
            <text:p text:style-name="P142"><text:a xlink:type="simple" xlink:href="#XulElement">org.zkoss.zul.impl.XulElement</text:a></text:p>
          </table:table-cell>
        </table:table-row>
        <table:table-row table:style-name="Table171.6">
          <table:table-cell table:style-name="Table171.A2" office:value-type="string">
            <text:p text:style-name="P142"><text:a xlink:type="simple" xlink:href="#HtmlBasedComponent">org.zkoss.zk.ui.HtmlBasedComponent</text:a> </text:p>
          </table:table-cell>
        </table:table-row>
        <table:table-row table:style-name="Table171.6">
          <table:table-cell table:style-name="Table171.A2" office:value-type="string">
            <text:p text:style-name="P142"><text:a xlink:type="simple" xlink:href="#AbstractComponent">org.zkoss.zk.ui.AbstractComponent </text:a></text:p>
          </table:table-cell>
        </table:table-row>
      </table:table>
      <text:p text:style-name="P34"/>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8"><draw:frame draw:style-name="fr3"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106" text:outline-level="4">Class Name</text:h>
      <text:p text:style-name="P356"><text:span text:style-name="Source_20_Text"><text:span text:style-name="T86">org.zkoss.zul.Radiogroup</text:span></text:span></text:p>
      <text:h text:style-name="P156" text:outline-level="4">Supported Child Components</text:h>
      <text:p text:style-name="P63">*ALL</text:p>
      <text:h text:style-name="P156" text:outline-level="4">Supported Events</text:h>
      <text:p text:style-name="P164">*NONE</text:p>
      <text:h text:style-name="P212"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125">Property</text:p>
            </table:table-cell>
            <table:table-cell table:style-name="Table172.A1" office:value-type="string">
              <text:p text:style-name="P125">Description</text:p>
            </table:table-cell>
            <table:table-cell table:style-name="Table172.C1" office:value-type="string">
              <text:p text:style-name="P125">Data Type</text:p>
            </table:table-cell>
          </table:table-row>
        </table:table-header-rows>
        <table:table-row>
          <table:table-cell table:style-name="Table172.A2" office:value-type="string">
            <text:p text:style-name="P86"><text:span text:style-name="Source_20_Text">value</text:span></text:p>
          </table:table-cell>
          <table:table-cell table:style-name="Table172.A2" office:value-type="string">
            <text:p text:style-name="P88">The <text:span text:style-name="Source_20_Text">String</text:span> value denote this radio.</text:p>
          </table:table-cell>
          <table:table-cell table:style-name="Table172.C2" office:value-type="string">
            <text:p text:style-name="P86"><text:span text:style-name="Source_20_Text">String</text:span></text:p>
          </table:table-cell>
        </table:table-row>
        <table:table-row>
          <table:table-cell table:style-name="Table172.A2" office:value-type="string">
            <text:p text:style-name="P86"><text:span text:style-name="Source_20_Text">selectedIndex</text:span></text:p>
          </table:table-cell>
          <table:table-cell table:style-name="Table172.A2" office:value-type="string">
            <text:p text:style-name="P88">the index of the selected radio button (-1 if no one is selected). </text:p>
          </table:table-cell>
          <table:table-cell table:style-name="Table172.C2" office:value-type="string">
            <text:p text:style-name="P86"><text:span text:style-name="Source_20_Text">int</text:span></text:p>
          </table:table-cell>
        </table:table-row>
        <table:table-row>
          <table:table-cell table:style-name="Table172.A2" office:value-type="string">
            <text:p text:style-name="P86"><text:span text:style-name="Source_20_Text">selectedItem</text:span></text:p>
          </table:table-cell>
          <table:table-cell table:style-name="Table172.A2" office:value-type="string">
            <text:p text:style-name="P88">the selected <text:span text:style-name="Source_20_Text">radio</text:span> button. </text:p>
          </table:table-cell>
          <table:table-cell table:style-name="Table172.C2" office:value-type="string">
            <text:p text:style-name="P86"><text:span text:style-name="Source_20_Text">org.zkoss.zul.Radio</text:span></text:p>
          </table:table-cell>
        </table:table-row>
        <table:table-row>
          <table:table-cell table:style-name="Table172.A2" office:value-type="string">
            <text:p text:style-name="P86"><text:span text:style-name="Source_20_Text">name</text:span></text:p>
          </table:table-cell>
          <table:table-cell table:style-name="Table172.A2" office:value-type="string">
            <text:p text:style-name="P88">the name of this group of radio buttons. </text:p>
          </table:table-cell>
          <table:table-cell table:style-name="Table172.C2" office:value-type="string">
            <text:p text:style-name="P86"><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98">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Source_20_Text"><text:span text:style-name="T1">endItem</text:span></text:span></text:p>
          </table:table-cell>
          <table:table-cell table:style-name="Table173.A2" office:value-type="string">
            <text:p text:style-name="Table_20_Contents">Appends a radio button. </text:p>
          </table:table-cell>
          <table:table-cell table:style-name="Table173.C2" office:value-type="string">
            <text:p text:style-name="P86"><text:span text:style-name="Source_20_Text"><text:span text:style-name="T60">org.zkoss.zul.Radio</text:span></text:span></text:p>
          </table:table-cell>
        </table:table-row>
        <table:table-row>
          <table:table-cell table:style-name="Table173.A2" office:value-type="string">
            <text:p text:style-name="Table_20_Contents"><text:span text:style-name="Source_20_Text"><text:span text:style-name="T1">removeItemAt</text:span></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86"><text:span text:style-name="Source_20_Text"><text:span text:style-name="T60">org.zkoss.zul.Radio</text:span></text:span></text:p>
          </table:table-cell>
        </table:table-row>
      </table:table>
      <text:h text:style-name="P107" text:outline-level="4">Inherited From </text:h>
      <table:table table:name="Table174" table:style-name="Table174">
        <table:table-column table:style-name="Table174.A"/>
        <table:table-header-rows>
          <table:table-row>
            <table:table-cell table:style-name="Table174.A1" office:value-type="string">
              <text:p text:style-name="P125">Inherited From</text:p>
            </table:table-cell>
          </table:table-row>
        </table:table-header-rows>
        <table:table-row>
          <table:table-cell table:style-name="Table174.A2" office:value-type="string">
            <text:p text:style-name="P143"><text:a xlink:type="simple" xlink:href="#XulElement">org.zkoss.zul.impl.XulElement</text:a></text:p>
          </table:table-cell>
        </table:table-row>
        <table:table-row table:style-name="Table174.3">
          <table:table-cell table:style-name="Table174.A2" office:value-type="string">
            <text:p text:style-name="P143"><text:s/><text:a xlink:type="simple" xlink:href="#HtmlBasedComponent">org.zkoss.zk.ui.HtmlBasedComponent</text:a> </text:p>
          </table:table-cell>
        </table:table-row>
        <table:table-row table:style-name="Table174.3">
          <table:table-cell table:style-name="Table174.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Row"/>Row<text:bookmark-end text:name="Row"/></text:h>
      <text:p text:style-name="P60">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60"><text:span text:style-name="T4">Default getSclass()</text:span>: the same as grid's sclass. <text:s/></text:p>
      <text:p text:style-name="P60"><draw:frame draw:style-name="fr3"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6" text:outline-level="4">Class Name</text:h>
      <text:p text:style-name="P356"><text:span text:style-name="Source_20_Text"><text:span text:style-name="T14">org.zkoss.zul.Row</text:span></text:span></text:p>
      <text:h text:style-name="P156" text:outline-level="4">Supported Child Components</text:h>
      <text:p text:style-name="Text_20_body_20_indent_20_2">*ALL</text:p>
      <text:h text:style-name="P156" text:outline-level="4">Supported Events</text:h>
      <text:p text:style-name="P380">*NONE</text:p>
      <text:h text:style-name="P212"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124">Property</text:p>
            </table:table-cell>
            <table:table-cell table:style-name="Table175.A1" office:value-type="string">
              <text:p text:style-name="P124">Description</text:p>
            </table:table-cell>
            <table:table-cell table:style-name="Table175.A1" office:value-type="string">
              <text:p text:style-name="P124">Data Type</text:p>
            </table:table-cell>
            <table:table-cell table:style-name="Table175.D1" office:value-type="string">
              <text:p text:style-name="P124">Default Value</text:p>
            </table:table-cell>
          </table:table-row>
        </table:table-header-rows>
        <table:table-row>
          <table:table-cell table:style-name="Table175.A2" office:value-type="string">
            <text:p text:style-name="P86"><text:span text:style-name="Source_20_Text"><text:span text:style-name="T74">align</text:span></text:span></text:p>
          </table:table-cell>
          <table:table-cell table:style-name="Table175.A2" office:value-type="string">
            <text:p text:style-name="P87"><text:span text:style-name="Source_20_Text"><text:span text:style-name="T60">Sets the horizontal alignment of the whole grid.</text:span></text:span></text:p>
            <text:p text:style-name="P87"><text:span text:style-name="Source_20_Text"><text:span text:style-name="T62">Val</text:span></text:span><text:span text:style-name="Source_20_Text"><text:span text:style-name="T63">ue:</text:span></text:span><text:span text:style-name="Source_20_Text"><text:span text:style-name="T74"> left|center|right</text:span></text:span></text:p>
          </table:table-cell>
          <table:table-cell table:style-name="Table175.A2" office:value-type="string">
            <text:p text:style-name="Standard"><text:span text:style-name="Source_20_Text"><text:span text:style-name="T74">java.lang.String</text:span></text:span></text:p>
          </table:table-cell>
          <table:table-cell table:style-name="Table175.D2" office:value-type="string">
            <text:p text:style-name="P128"><text:span text:style-name="Source_20_Text"><text:span text:style-name="T61">&lt;null&gt;</text:span></text:span></text:p>
          </table:table-cell>
        </table:table-row>
        <table:table-row>
          <table:table-cell table:style-name="Table175.A2" office:value-type="string">
            <text:p text:style-name="P86"><text:span text:style-name="Source_20_Text"><text:span text:style-name="T74">nowrap</text:span></text:span></text:p>
          </table:table-cell>
          <table:table-cell table:style-name="Table175.A2" office:value-type="string">
            <text:p text:style-name="P87"><text:span text:style-name="Source_20_Text"><text:span text:style-name="T60">Sets the nowrap.</text:span></text:span></text:p>
          </table:table-cell>
          <table:table-cell table:style-name="Table175.A2" office:value-type="string">
            <text:p text:style-name="P86"><text:span text:style-name="Source_20_Text"><text:span text:style-name="T60">boo</text:span></text:span><text:span text:style-name="Source_20_Text"><text:span text:style-name="T74">lean</text:span></text:span></text:p>
          </table:table-cell>
          <table:table-cell table:style-name="Table175.D2" office:value-type="string">
            <text:p text:style-name="P128"><text:span text:style-name="Source_20_Text"><text:span text:style-name="T61">false</text:span></text:span></text:p>
          </table:table-cell>
        </table:table-row>
        <table:table-row>
          <table:table-cell table:style-name="Table175.A2" office:value-type="string">
            <text:p text:style-name="P86"><text:span text:style-name="Source_20_Text"><text:span text:style-name="T60">sclass</text:span></text:span></text:p>
          </table:table-cell>
          <table:table-cell table:style-name="Table175.A2" office:value-type="string">
            <text:p text:style-name="P91">Sets the style class.</text:p>
          </table:table-cell>
          <table:table-cell table:style-name="Table175.A2" office:value-type="string">
            <text:p text:style-name="Standard"><text:span text:style-name="Source_20_Text"><text:span text:style-name="T74">java.lang.String</text:span></text:span></text:p>
          </table:table-cell>
          <table:table-cell table:style-name="Table175.D2" office:value-type="string">
            <text:p text:style-name="P86"><text:span text:style-name="Source_20_Text"><text:span text:style-name="T60">&lt;null&gt;</text:span></text:span></text:p>
          </table:table-cell>
        </table:table-row>
        <table:table-row table:style-name="Table175.5">
          <table:table-cell table:style-name="Table175.A2" office:value-type="string">
            <text:p text:style-name="P86"><text:span text:style-name="Source_20_Text"><text:span text:style-name="T60">spans</text:span></text:span></text:p>
          </table:table-cell>
          <table:table-cell table:style-name="Table175.B5" office:value-type="string">
            <text:p text:style-name="P129">Sets the spans, which is a list of numbers separated by comma. </text:p>
          </table:table-cell>
          <table:table-cell table:style-name="Table175.A2" office:value-type="string">
            <text:p text:style-name="Standard"><text:span text:style-name="Source_20_Text"><text:span text:style-name="T74">java.lang.String</text:span></text:span></text:p>
          </table:table-cell>
          <table:table-cell table:style-name="Table175.D2" office:value-type="string">
            <text:p text:style-name="P90"><text:span text:style-name="Source_20_Text">&lt;null&gt;</text:span></text:p>
          </table:table-cell>
        </table:table-row>
        <table:table-row table:style-name="Table175.5">
          <table:table-cell table:style-name="Table175.A2" office:value-type="string">
            <text:p text:style-name="P86"><text:span text:style-name="Source_20_Text"><text:span text:style-name="T74">valign</text:span></text:span></text:p>
          </table:table-cell>
          <table:table-cell table:style-name="Table175.B5" office:value-type="string">
            <text:p text:style-name="P133"><text:span text:style-name="Source_20_Text"><text:span text:style-name="T61">Sets the vertical alignment of the whole row. </text:span></text:span></text:p>
          </table:table-cell>
          <table:table-cell table:style-name="Table175.A2" office:value-type="string">
            <text:p text:style-name="Standard"><text:span text:style-name="Source_20_Text"><text:span text:style-name="T74">java.lang.String</text:span></text:span></text:p>
          </table:table-cell>
          <table:table-cell table:style-name="Table175.D2" office:value-type="string">
            <text:p text:style-name="P128"><text:span text:style-name="Source_20_Text"><text:span text:style-name="T61">&lt;null&gt;</text:span></text:span></text:p>
          </table:table-cell>
        </table:table-row>
        <table:table-row table:style-name="Table175.5">
          <table:table-cell table:style-name="Table175.A2" office:value-type="string">
            <text:p text:style-name="P86"><text:span text:style-name="Source_20_Text"><text:span text:style-name="T60">val</text:span></text:span><text:span text:style-name="Source_20_Text"><text:span text:style-name="T74">ue</text:span></text:span></text:p>
          </table:table-cell>
          <table:table-cell table:style-name="Table175.B5" office:value-type="string">
            <text:p text:style-name="P129">Sets the<text:span text:style-name="T1"> value.</text:span></text:p>
          </table:table-cell>
          <table:table-cell table:style-name="Table175.A2" office:value-type="string">
            <text:p text:style-name="P86"><text:span text:style-name="Source_20_Text"><text:span text:style-name="T74">java.lang.Object</text:span></text:span></text:p>
          </table:table-cell>
          <table:table-cell table:style-name="Table175.D2" office:value-type="string">
            <text:p text:style-name="P130"><text:span text:style-name="Source_20_Text">&lt;null&gt;</text:span></text:p>
          </table:table-cell>
        </table:table-row>
      </table:table>
      <text:p text:style-name="P151"/>
      <text:h text:style-name="P15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Source_20_Text"><text:span text:style-name="T1">java.lang.String</text:span></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Source_20_Text"><text:span text:style-name="T96">org.zkoss.zul.Grid</text:span></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29"><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95"><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95"/>
          </table:table-cell>
          <table:table-cell table:style-name="Table176.C2" office:value-type="string">
            <text:p text:style-name="P95"><text:span text:style-name="Source_20_Text">void</text:span></text:p>
          </table:table-cell>
        </table:table-row>
        <table:table-row>
          <table:table-cell table:style-name="Table176.A2" office:value-type="string">
            <text:p text:style-name="P95"><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95"><text:span text:style-name="Source_20_Text">void</text:span></text:p>
          </table:table-cell>
        </table:table-row>
      </table:table>
      <text:h text:style-name="P107" text:outline-level="4">Inherited From </text:h>
      <table:table table:name="Table177" table:style-name="Table177">
        <table:table-column table:style-name="Table177.A"/>
        <table:table-header-rows>
          <table:table-row>
            <table:table-cell table:style-name="Table177.A1" office:value-type="string">
              <text:p text:style-name="P125">Inherited From</text:p>
            </table:table-cell>
          </table:table-row>
        </table:table-header-rows>
        <table:table-row>
          <table:table-cell table:style-name="Table177.A2" office:value-type="string">
            <text:p text:style-name="P143"><text:a xlink:type="simple" xlink:href="#XulElement">org.zkoss.zul.impl.XulElement</text:a></text:p>
          </table:table-cell>
        </table:table-row>
        <table:table-row table:style-name="Table177.3">
          <table:table-cell table:style-name="Table177.A2" office:value-type="string">
            <text:p text:style-name="P143"><text:s/><text:a xlink:type="simple" xlink:href="#HtmlBasedComponent">org.zkoss.zk.ui.HtmlBasedComponent</text:a> </text:p>
          </table:table-cell>
        </table:table-row>
        <table:table-row table:style-name="Table177.3">
          <table:table-cell table:style-name="Table177.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Rows"/>Rows<text:bookmark-end text:name="Rows"/></text:h>
      <text:p text:style-name="P60">Defines the <text:span text:style-name="Source_20_Text">rows</text:span> of a grid. Each child of a <text:span text:style-name="Source_20_Text">rows</text:span> element should be a <text:span text:style-name="Source_20_Text">org.zkoss.zul.Row</text:span> element.</text:p>
      <text:p text:style-name="P60"><draw:frame draw:style-name="fr3"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6" text:outline-level="4">Class Name</text:h>
      <text:p text:style-name="P356"><text:span text:style-name="Source_20_Text"><text:span text:style-name="T14">org.zkoss.zul.Rows</text:span></text:span></text:p>
      <text:h text:style-name="P155" text:outline-level="4">Supported Child Components</text:h>
      <text:p text:style-name="Text_20_body_20_indent_20_2"><text:a xlink:type="simple" xlink:href="#Row">Row</text:a></text:p>
      <text:h text:style-name="P156" text:outline-level="4">Supported Events</text:h>
      <text:p text:style-name="P380">*NONE</text:p>
      <text:h text:style-name="P212" text:outline-level="4">Properties</text:h>
      <text:p text:style-name="P380">*NONE</text:p>
      <text:h text:style-name="P15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Source_20_Text"><text:span text:style-name="T1">org.zkoss.zul.Grid</text:span></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95">Returns the index of the last visible child. </text:p>
          </table:table-cell>
          <table:table-cell table:style-name="Table178.C2" office:value-type="string">
            <text:p text:style-name="P95"><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95"/>
          </table:table-cell>
          <table:table-cell table:style-name="Table178.C2" office:value-type="string">
            <text:p text:style-name="P95"><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95"><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95"/>
          </table:table-cell>
          <table:table-cell table:style-name="Table178.C2" office:value-type="string">
            <text:p text:style-name="P95"><text:span text:style-name="Source_20_Text">void</text:span></text:p>
          </table:table-cell>
        </table:table-row>
      </table:table>
      <text:h text:style-name="Heading_20_4" text:outline-level="4"/>
      <text:h text:style-name="P156" text:outline-level="4">Inherited From </text:h>
      <table:table table:name="Table179" table:style-name="Table179">
        <table:table-column table:style-name="Table179.A"/>
        <table:table-header-rows>
          <table:table-row>
            <table:table-cell table:style-name="Table179.A1" office:value-type="string">
              <text:p text:style-name="P125">Inherited From</text:p>
            </table:table-cell>
          </table:table-row>
        </table:table-header-rows>
        <table:table-row>
          <table:table-cell table:style-name="Table179.A2" office:value-type="string">
            <text:p text:style-name="P142"><text:a xlink:type="simple" xlink:href="#XulElement">org.zkoss.zul.impl.XulElement</text:a></text:p>
          </table:table-cell>
        </table:table-row>
        <table:table-row table:style-name="Table179.3">
          <table:table-cell table:style-name="Table179.A2" office:value-type="string">
            <text:p text:style-name="P142"><text:a xlink:type="simple" xlink:href="#HtmlBasedComponent">org.zkoss.zk.ui.HtmlBasedComponent</text:a> </text:p>
          </table:table-cell>
        </table:table-row>
        <table:table-row table:style-name="Table179.3">
          <table:table-cell table:style-name="Table179.A2" office:value-type="string">
            <text:p text:style-name="P142"><text:a xlink:type="simple" xlink:href="#AbstractComponent">org.zkoss.zk.ui.AbstractComponent</text:a></text:p>
          </table:table-cell>
        </table:table-row>
      </table:table>
      <text:h text:style-name="P35" text:outline-level="3"/>
      <text:h text:style-name="Heading_20_3" text:outline-level="3"><text:bookmark-start text:name="Script"/>Script<text:bookmark-end text:name="Script"/></text:h>
      <text:p text:style-name="Text_20_body_20_indent">The<text:span text:style-name="T1"> </text:span><text:span text:style-name="T8">script</text:span><text:span text:style-name="T1"> component is used to specify the script codes running at the browser. Notice that, unlike </text:span><text:span text:style-name="T8">zscript</text:span><text:span text:style-name="T1">, the script codes are running at the browser. They are usually written in JavaScript which is supported by the most of browsers. The simplest format is as follows.</text:span></text:p>
      <text:p text:style-name="Text_20_body_20_indent"><draw:frame draw:style-name="fr3" draw:name="graphics22" text:anchor-type="paragraph" svg:width="7.83cm" svg:height="0.686cm" draw:z-index="82"><draw:image xlink:href="../images/script.png" xlink:type="simple" xlink:show="embed" xlink:actuate="onLoad" draw:filter-name="&lt;All formats&gt;"/></draw:frame><text:span text:style-name="T1"/></text:p>
      <text:p text:style-name="Code_20_Indent"><text:span text:style-name="T1">&lt;zk&gt;</text:span></text:p>
      <text:p text:style-name="Code_20_Indent"><text:span text:style-name="T1">&lt;window id="win" &gt;</text:span></text:p>
      <text:p text:style-name="Code_20_Indent"><text:span text:style-name="T1"><text:tab/>&lt;button label="change color" onClick='Clients.evalJavaScript("myfunc()")'/&gt;</text:span></text:p>
      <text:p text:style-name="Code_20_Indent"><text:span text:style-name="T1">&lt;/window&gt;</text:span></text:p>
      <text:p text:style-name="Code_20_Indent"><text:span text:style-name="T1">&lt;script type="text/javascript"&gt;</text:span></text:p>
      <text:p text:style-name="Code_20_Indent"><text:span text:style-name="T1">function myfunc() {</text:span></text:p>
      <text:p text:style-name="Code_20_Indent"><text:span text:style-name="T1"><text:tab/>$e("${win.uuid}").style.backgroundColor = "blue";</text:span></text:p>
      <text:p text:style-name="Code_20_Indent"><text:span text:style-name="T1">}</text:span></text:p>
      <text:p text:style-name="Code_20_Indent"><text:span text:style-name="T1">&lt;/script&gt;</text:span></text:p>
      <text:p text:style-name="Code_20_Indent"><text:span text:style-name="T1">&lt;/zk&gt;</text:span></text:p>
      <text:h text:style-name="Heading_20_4" text:outline-level="4"><text:span text:style-name="T41">Class Name</text:span></text:h>
      <text:p text:style-name="P356"><text:span text:style-name="Source_20_Text"><text:span text:style-name="T16">org.zkoss.zul.Script</text:span></text:span></text:p>
      <text:h text:style-name="P155" text:outline-level="4"><text:span text:style-name="T39">Supported Child Components</text:span></text:h>
      <text:p text:style-name="P465"><text:span text:style-name="T49"><text:tab/> <text:s/>*NONE</text:span></text:p>
      <text:h text:style-name="P257" text:outline-level="4"><text:span text:style-name="T39">Supported Events</text:span></text:h>
      <text:p text:style-name="P462"><text:span text:style-name="T55"><text:tab/> <text:s/>*NONE</text:span></text:p>
      <text:h text:style-name="P256" text:outline-level="4"><text:span text:style-name="T39">Properties</text:span><text:span text:style-name="T57"><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125">Property</text:p>
            </table:table-cell>
            <table:table-cell table:style-name="Table339.A1" office:value-type="string">
              <text:p text:style-name="P125">Description</text:p>
            </table:table-cell>
            <table:table-cell table:style-name="Table339.C1" office:value-type="string">
              <text:p text:style-name="P125">Data Type</text:p>
            </table:table-cell>
          </table:table-row>
        </table:table-header-rows>
        <table:table-row table:style-name="Table339.2">
          <table:table-cell table:style-name="Table339.A2" office:value-type="string">
            <text:p text:style-name="P86"><text:span text:style-name="Source_20_Text">charset</text:span></text:p>
          </table:table-cell>
          <table:table-cell table:style-name="Table339.A2" office:value-type="string">
            <text:p text:style-name="P452"><text:span text:style-name="T40">Sets whether the button (on the right of the textbox) is visible. </text:span></text:p>
          </table:table-cell>
          <table:table-cell table:style-name="Table339.C2" office:value-type="string">
            <text:p text:style-name="P128"><text:span text:style-name="Source_20_Text"><text:span text:style-name="T27">java.lang.String</text:span></text:span></text:p>
          </table:table-cell>
        </table:table-row>
        <table:table-row table:style-name="Table339.2">
          <table:table-cell table:style-name="Table339.A2" office:value-type="string">
            <text:p text:style-name="P128"><text:span text:style-name="Source_20_Text"><text:span text:style-name="T20">content</text:span></text:span></text:p>
          </table:table-cell>
          <table:table-cell table:style-name="Table339.A2" office:value-type="string">
            <text:p text:style-name="P453"><text:span text:style-name="T40">Sets the content of the script element.</text:span></text:p>
          </table:table-cell>
          <table:table-cell table:style-name="Table339.C2" office:value-type="string">
            <text:p text:style-name="P128"><text:span text:style-name="Source_20_Text"><text:span text:style-name="T27">java.lang.String</text:span></text:span></text:p>
          </table:table-cell>
        </table:table-row>
        <table:table-row table:style-name="Table339.2">
          <table:table-cell table:style-name="Table339.A2" office:value-type="string">
            <text:p text:style-name="P128"><text:span text:style-name="Source_20_Text"><text:span text:style-name="T20">defer</text:span></text:span></text:p>
          </table:table-cell>
          <table:table-cell table:style-name="Table339.A2" office:value-type="string">
            <text:p text:style-name="P453"><text:span text:style-name="T40">Sets whether to defer the execution of the script codes.</text:span></text:p>
          </table:table-cell>
          <table:table-cell table:style-name="Table339.C2" office:value-type="string">
            <text:p text:style-name="P128"><text:span text:style-name="Source_20_Text"><text:span text:style-name="T27">boolean</text:span></text:span></text:p>
          </table:table-cell>
        </table:table-row>
        <table:table-row table:style-name="Table339.2">
          <table:table-cell table:style-name="Table339.A2" office:value-type="string">
            <text:p text:style-name="P128"><text:span text:style-name="Source_20_Text"><text:span text:style-name="T20">src</text:span></text:span></text:p>
          </table:table-cell>
          <table:table-cell table:style-name="Table339.A2" office:value-type="string">
            <text:p text:style-name="P453"><text:span text:style-name="T40">Sets the URI of the source that contains the script codes.</text:span></text:p>
          </table:table-cell>
          <table:table-cell table:style-name="Table339.C2" office:value-type="string">
            <text:p text:style-name="P128"><text:span text:style-name="Source_20_Text"><text:span text:style-name="T27">java.lang.String</text:span></text:span></text:p>
          </table:table-cell>
        </table:table-row>
        <table:table-row table:style-name="Table339.2">
          <table:table-cell table:style-name="Table339.A2" office:value-type="string">
            <text:p text:style-name="P128"><text:span text:style-name="Source_20_Text"><text:span text:style-name="T20">type</text:span></text:span></text:p>
          </table:table-cell>
          <table:table-cell table:style-name="Table339.A2" office:value-type="string">
            <text:p text:style-name="P453"><text:span text:style-name="T40">Sets the type of this client script.</text:span></text:p>
          </table:table-cell>
          <table:table-cell table:style-name="Table339.C2" office:value-type="string">
            <text:p text:style-name="P128"><text:span text:style-name="Source_20_Text"><text:span text:style-name="T27">java.lang.String</text:span></text:span></text:p>
          </table:table-cell>
        </table:table-row>
      </table:table>
      <text:p text:style-name="P71"><text:span text:style-name="T40"/></text:p>
      <text:p text:style-name="Text_20_body_20_indent_20_2"><text:span text:style-name="T39">Methods</text:span></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279" text:outline-level="4"><text:span text:style-name="T40">isChildable()</text:span></text:h>
          </table:table-cell>
          <table:table-cell table:style-name="Table340.A2" office:value-type="string">
            <text:p text:style-name="P454">Not childable.</text:p>
            <text:p text:style-name="P450"><text:span text:style-name="T4">Value:</text:span> false</text:p>
          </table:table-cell>
          <table:table-cell table:style-name="Table340.C2" office:value-type="string">
            <text:h text:style-name="P280" text:outline-level="4">boolean</text:h>
          </table:table-cell>
        </table:table-row>
        <table:table-row table:style-name="Table340.2">
          <table:table-cell table:style-name="Table340.A2" office:value-type="string">
            <text:p text:style-name="P467"><text:span text:style-name="T40">redraw(java.io.Writer out)</text:span></text:p>
          </table:table-cell>
          <table:table-cell table:style-name="Table340.A2" office:value-type="string">
            <text:p text:style-name="P450"/>
          </table:table-cell>
          <table:table-cell table:style-name="Table340.C2" office:value-type="string">
            <text:p text:style-name="P128"/>
          </table:table-cell>
        </table:table-row>
      </table:table>
      <text:h text:style-name="Heading_20_4" text:outline-level="4"><text:span text:style-name="T39">Inherited From </text:span></text:h>
      <table:table table:name="Table341" table:style-name="Table341">
        <table:table-column table:style-name="Table341.A"/>
        <table:table-header-rows>
          <table:table-row>
            <table:table-cell table:style-name="Table341.A1" office:value-type="string">
              <text:p text:style-name="P125">Inherited From</text:p>
            </table:table-cell>
          </table:table-row>
        </table:table-header-rows>
        <table:table-row table:style-name="Table341.2">
          <table:table-cell table:style-name="Table341.A2" office:value-type="string">
            <text:p text:style-name="P142"><text:a xlink:type="simple" xlink:href="#AbstractComponent"><text:span text:style-name="Source_20_Text"><text:span text:style-name="T95">org.zkoss.zk.ui.AbstractComponent </text:span></text:span></text:a></text:p>
          </table:table-cell>
        </table:table-row>
      </table:table>
      <text:p text:style-name="P186"><text:span text:style-name="T39"/></text:p>
      <text:p text:style-name="P34"/>
      <text:h text:style-name="Heading_20_3" text:outline-level="3"><text:bookmark-start text:name="Slider"/>Slider<text:bookmark-end text:name="Slider"/></text:h>
      <text:p text:style-name="P122">A slider with slid and knob</text:p>
      <text:p text:style-name="P122">A slider is used to let user specifying a value by scrolling.</text:p>
      <text:p text:style-name="P122">A slider accepts a range of value starting from 0 to 100. You could change the maximal</text:p>
      <text:p text:style-name="P123"><text:span text:style-name="T135">allowed value by the </text:span><text:span text:style-name="Source_20_Text"><text:span text:style-name="T101">maxpos</text:span></text:span><text:span text:style-name="T135"> property.</text:span></text:p>
      <text:p text:style-name="P8"><draw:frame draw:style-name="fr4"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56"><text:span text:style-name="Source_20_Text"><text:span text:style-name="T85">org.zkoss.zul.Slider</text:span></text:span> </text:p>
      <text:h text:style-name="Heading_20_4" text:outline-level="4">Supported Child Components</text:h>
      <text:p text:style-name="P67">*NONE </text:p>
      <text:h text:style-name="P120"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125">Name</text:p>
            </table:table-cell>
            <table:table-cell table:style-name="Table183.B1" office:value-type="string">
              <text:p text:style-name="P125">Inherited From</text:p>
            </table:table-cell>
          </table:table-row>
        </table:table-header-rows>
        <table:table-row>
          <table:table-cell table:style-name="Table183.A2" office:value-type="string">
            <text:p text:style-name="P128"><text:span text:style-name="Source_20_Text">OnScroll</text:span></text:p>
          </table:table-cell>
          <table:table-cell table:style-name="Table183.B2" office:value-type="string">
            <text:p text:style-name="P133"><text:a xlink:type="simple" xlink:href="#ScrollEvent"><text:span text:style-name="Source_20_Text"><text:span text:style-name="T93">org.zkoss.zk.ui.event.ScrollEvent</text:span></text:span></text:a></text:p>
            <text:p text:style-name="P133"><text:a xlink:type="simple" xlink:href="#ScrollEvent"><text:span text:style-name="Source_20_Text"><text:span text:style-name="T93"/></text:span></text:a></text:p>
            <text:p text:style-name="P30"><text:span text:style-name="T6">Description:</text:span><text:span text:style-name="T136"> Denotes the content of a scrollable component has been scrolled by the user.</text:span></text:p>
          </table:table-cell>
        </table:table-row>
        <table:table-row>
          <table:table-cell table:style-name="Table183.A2" office:value-type="string">
            <text:p text:style-name="P128"><text:span text:style-name="Source_20_Text">OnScrolling</text:span></text:p>
          </table:table-cell>
          <table:table-cell table:style-name="Table183.B2" office:value-type="string">
            <text:p text:style-name="P133"><text:a xlink:type="simple" xlink:href="#ScrollEvent"><text:span text:style-name="Source_20_Text"><text:span text:style-name="T93">org.zkoss.zk.ui.event.ScrollEvent</text:span></text:span></text:a></text:p>
            <text:p text:style-name="P133"><text:a xlink:type="simple" xlink:href="#ScrollEvent"><text:span text:style-name="Source_20_Text"><text:span text:style-name="T93"/></text:span></text:a></text:p>
            <text:p text:style-name="P144"><text:span text:style-name="T6">Description:</text:span><text:span text:style-name="T136"> Denotes that user is scrolling a scrollable component.</text:span></text:p>
            <text:p text:style-name="P145">Notice that the component's content (at the server)</text:p>
            <text:p text:style-name="P146"><text:span text:style-name="T102">won't be changed until </text:span><text:span text:style-name="Source_20_Text"><text:span text:style-name="T98">onScroll</text:span></text:span><text:span text:style-name="T110"> is received. Thus, you</text:span></text:p>
            <text:p text:style-name="P146"><text:span text:style-name="T102">have to invoke the </text:span><text:span text:style-name="Source_20_Text"><text:span text:style-name="T98">getPos</text:span></text:span><text:span text:style-name="T110"> method in the </text:span><text:span text:style-name="Source_20_Text"><text:span text:style-name="T98">ScrollEvent</text:span></text:span></text:p>
            <text:p text:style-name="P145">class to retrieve the temporary position.</text:p>
          </table:table-cell>
        </table:table-row>
      </table:table>
      <text:h text:style-name="P120"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125">Property</text:p>
            </table:table-cell>
            <table:table-cell table:style-name="Table184.A1" office:value-type="string">
              <text:p text:style-name="P125">Description</text:p>
            </table:table-cell>
            <table:table-cell table:style-name="Table184.A1" office:value-type="string">
              <text:p text:style-name="P125">Data Type</text:p>
            </table:table-cell>
            <table:table-cell table:style-name="Table184.D1" office:value-type="string">
              <text:p text:style-name="P125">Default Values</text:p>
            </table:table-cell>
          </table:table-row>
        </table:table-header-rows>
        <table:table-row>
          <table:table-cell table:style-name="Table184.A2" office:value-type="string">
            <text:p text:style-name="P86"><text:span text:style-name="Source_20_Text">curpos</text:span></text:p>
          </table:table-cell>
          <table:table-cell table:style-name="Table184.A2" office:value-type="string">
            <text:p text:style-name="P87">the current position of the slider </text:p>
            <text:p text:style-name="P87"><text:span text:style-name="T4">Values: </text:span>0 to maxpos</text:p>
          </table:table-cell>
          <table:table-cell table:style-name="Table184.A2" office:value-type="string">
            <text:p text:style-name="P86"><text:span text:style-name="Source_20_Text">Int</text:span></text:p>
          </table:table-cell>
          <table:table-cell table:style-name="Table184.D2" office:value-type="string">
            <text:p text:style-name="P86"><text:span text:style-name="Source_20_Text">0</text:span></text:p>
          </table:table-cell>
        </table:table-row>
        <table:table-row table:style-name="Table184.3">
          <table:table-cell table:style-name="Table184.A2" office:value-type="string">
            <text:p text:style-name="P86"><text:span text:style-name="Source_20_Text">maxpos</text:span></text:p>
          </table:table-cell>
          <table:table-cell table:style-name="Table184.B3" office:value-type="string">
            <text:p text:style-name="P133">the maximum position of the slider. </text:p>
          </table:table-cell>
          <table:table-cell table:style-name="Table184.A2" office:value-type="string">
            <text:p text:style-name="P86"><text:span text:style-name="Source_20_Text">Int</text:span></text:p>
          </table:table-cell>
          <table:table-cell table:style-name="Table184.D2" office:value-type="string">
            <text:p text:style-name="P86"><text:span text:style-name="Source_20_Text">100</text:span></text:p>
          </table:table-cell>
        </table:table-row>
        <table:table-row table:style-name="Table184.3">
          <table:table-cell table:style-name="Table184.A2" office:value-type="string">
            <text:p text:style-name="P86"><text:span text:style-name="Source_20_Text">PageIncrement</text:span></text:p>
          </table:table-cell>
          <table:table-cell table:style-name="Table184.B3" office:value-type="string">
            <text:p text:style-name="P133">the amount that the value of curpos changes by when the tray of the scroll bar is clicked </text:p>
          </table:table-cell>
          <table:table-cell table:style-name="Table184.A2" office:value-type="string">
            <text:p text:style-name="P86"><text:span text:style-name="Source_20_Text">Int</text:span></text:p>
          </table:table-cell>
          <table:table-cell table:style-name="Table184.D2" office:value-type="string">
            <text:p text:style-name="P86"><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86"><text:span text:style-name="Source_20_Text">String</text:span></text:p>
          </table:table-cell>
        </table:table-row>
      </table:table>
      <text:h text:style-name="P120" text:outline-level="4">Inherited From </text:h>
      <table:table table:name="Table186" table:style-name="Table186">
        <table:table-column table:style-name="Table186.A"/>
        <table:table-header-rows>
          <table:table-row>
            <table:table-cell table:style-name="Table186.A1" office:value-type="string">
              <text:p text:style-name="P125">Inherited From</text:p>
            </table:table-cell>
          </table:table-row>
        </table:table-header-rows>
        <table:table-row table:style-name="Table186.2">
          <table:table-cell table:style-name="Table186.A2" office:value-type="string">
            <text:p text:style-name="P142"><text:a xlink:type="simple" xlink:href="#XulElement"><text:span text:style-name="Source_20_Text">org.zkoss.zul.impl.XulElement</text:span></text:a></text:p>
          </table:table-cell>
        </table:table-row>
        <table:table-row table:style-name="Table186.2">
          <table:table-cell table:style-name="Table186.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142"><text:a xlink:type="simple" xlink:href="#AbstractComponent"><text:span text:style-name="Source_20_Text">org.zkoss.zk.ui.AbstractComponent </text:span></text:a></text:p>
          </table:table-cell>
        </table:table-row>
      </table:table>
      <text:h text:style-name="P35" text:outline-level="3"/>
      <text:h text:style-name="Heading_20_3" text:outline-level="3">Space</text:h>
      <text:p text:style-name="P48">Space is a <text:span text:style-name="Source_20_Text">Separator</text:span> with the orient default to "horizontal".</text:p>
      <text:p text:style-name="P48">In other words, &lt;space&gt; is equivalent to <text:span text:style-name="Source_20_Text">&lt;separator orient="horizontal"&gt;</text:span> </text:p>
      <text:p text:style-name="P48"><draw:frame draw:style-name="fr2" draw:name="graphics10" text:anchor-type="paragraph" svg:x="6.417cm" svg:y="0.212cm" svg:width="2.092cm" svg:height="0.529cm" draw:z-index="79"><draw:image xlink:href="../images/space.png" xlink:type="simple" xlink:show="embed" xlink:actuate="onLoad" draw:filter-name="&lt;All formats&gt;"/></draw:frame></text:p>
      <text:p text:style-name="Code_20_Indent"><text:span text:style-name="T1">&lt;zk&gt;</text:span></text:p>
      <text:p text:style-name="Code_20_Indent"><text:span text:style-name="T1"><text:tab/>&lt;space bar="true"/&gt;</text:span></text:p>
      <text:p text:style-name="Code_20_Indent"><text:span text:style-name="T1"><text:tab/>&lt;space bar="true"/&gt;</text:span></text:p>
      <text:p text:style-name="Code_20_Indent"><text:span text:style-name="T1"><text:tab/>&lt;space bar="true"/&gt;</text:span></text:p>
      <text:p text:style-name="Code_20_Indent"><text:span text:style-name="T1"><text:tab/>&lt;space bar="true"/&gt;</text:span></text:p>
      <text:p text:style-name="Code_20_Indent"><text:span text:style-name="T1">&lt;/zk&gt;</text:span></text:p>
      <text:h text:style-name="Heading_20_4" text:outline-level="4"><text:span text:style-name="T41">Class Name</text:span></text:h>
      <text:p text:style-name="P356"><text:span text:style-name="Source_20_Text"><text:span text:style-name="T16">org.zkoss.zul.Space</text:span></text:span></text:p>
      <text:h text:style-name="P155" text:outline-level="4"><text:span text:style-name="T39">Supported Child Components</text:span></text:h>
      <text:p text:style-name="P462"><text:span text:style-name="T56"><text:tab/> <text:s/>*NONE</text:span></text:p>
      <text:h text:style-name="Heading_20_4" text:outline-level="4"><text:span text:style-name="T39">Supported Events</text:span></text:h>
      <text:p text:style-name="P462"><text:span text:style-name="T55"><text:tab/> <text:s/>*NONE</text:span></text:p>
      <text:h text:style-name="P256" text:outline-level="4"><text:span text:style-name="T39">Properties</text:span></text:h>
      <text:h text:style-name="P258" text:outline-level="4"><text:span text:style-name="T57">*NONE</text:span></text:h>
      <text:p text:style-name="Text_20_body_20_indent_20_2"><text:span text:style-name="T39">Methods</text:span></text:p>
      <text:p text:style-name="Text_20_body_20_indent_20_2"><text:span text:style-name="T39"/></text:p>
      <text:p text:style-name="P71"><text:span text:style-name="T40">*NONE</text:span></text:p>
      <text:h text:style-name="P270" text:outline-level="4"><text:span text:style-name="T39">Inherited From </text:span></text:h>
      <table:table table:name="Table180" table:style-name="Table180">
        <table:table-column table:style-name="Table180.A"/>
        <table:table-header-rows>
          <table:table-row>
            <table:table-cell table:style-name="Table180.A1" office:value-type="string">
              <text:p text:style-name="P125">Inherited From</text:p>
            </table:table-cell>
          </table:table-row>
        </table:table-header-rows>
        <table:table-row>
          <table:table-cell table:style-name="Table180.A2" office:value-type="string">
            <text:p text:style-name="P142"><text:a xlink:type="simple" xlink:href="#Separator"><text:span text:style-name="Source_20_Text"><text:span text:style-name="T95">org.zkoss.zul.Separator</text:span></text:span></text:a></text:p>
          </table:table-cell>
        </table:table-row>
        <table:table-row>
          <table:table-cell table:style-name="Table180.A2" office:value-type="string">
            <text:p text:style-name="P142"><text:a xlink:type="simple" xlink:href="#XulElement"><text:span text:style-name="Source_20_Text"><text:span text:style-name="T95">org.zkoss.zul.impl.XulElement</text:span></text:span></text:a></text:p>
          </table:table-cell>
        </table:table-row>
        <table:table-row table:style-name="Table180.4">
          <table:table-cell table:style-name="Table180.A2" office:value-type="string">
            <text:p text:style-name="P142"><text:a xlink:type="simple" xlink:href="#HtmlBasedComponent"><text:span text:style-name="Source_20_Text"><text:span text:style-name="T95">org.zkoss.zk.ui.HtmlBasedComponent</text:span></text:span></text:a></text:p>
          </table:table-cell>
        </table:table-row>
        <table:table-row table:style-name="Table180.4">
          <table:table-cell table:style-name="Table180.A2" office:value-type="string">
            <text:p text:style-name="P142"><text:a xlink:type="simple" xlink:href="#AbstractComponent"><text:span text:style-name="Source_20_Text"><text:span text:style-name="T95">org.zkoss.zk.ui.AbstractComponent </text:span></text:span></text:a></text:p>
          </table:table-cell>
        </table:table-row>
      </table:table>
      <text:p text:style-name="Standard"/>
      <text:h text:style-name="Heading_20_3" text:outline-level="3"/>
      <text:h text:style-name="Heading_20_3" text:outline-level="3"><text:bookmark-start text:name="South"/>South<text:bookmark-end text:name="South"/></text:h>
      <text:p text:style-name="P53">This component is a south region. The default class of CSS is specified "layout-region-south".</text:p>
      <text:p text:style-name="Text_20_body_20_indent"/>
      <text:p text:style-name="P52"><draw:frame draw:style-name="fr4"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06" text:outline-level="4">Class Name</text:h>
      <text:p text:style-name="P356"><text:span text:style-name="Source_20_Text"><text:span text:style-name="T16">org.zkoss.zkex.zul.south</text:span></text:span></text:p>
      <text:h text:style-name="P156" text:outline-level="4">Supported Child Components</text:h>
      <text:p text:style-name="Text_20_body_20_indent_20_2">*NONE</text:p>
      <text:h text:style-name="P15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125">Name</text:p>
            </table:table-cell>
            <table:table-cell table:style-name="Table187.B1" office:value-type="string">
              <text:p text:style-name="P125">Inherited From</text:p>
            </table:table-cell>
          </table:table-row>
        </table:table-header-rows>
        <table:table-row>
          <table:table-cell table:style-name="Table187.A2" office:value-type="string">
            <text:p text:style-name="P128"><text:span text:style-name="Source_20_Text">OnOpen</text:span></text:p>
          </table:table-cell>
          <table:table-cell table:style-name="Table187.B2" office:value-type="string">
            <text:p text:style-name="Table_20_Contents"><text:a xlink:type="simple" xlink:href="#OpenEvent"><text:span text:style-name="Source_20_Text"><text:span text:style-name="T112">org.zkoss.zk.ui.event.OpenEvent</text:span></text:span></text:a></text:p>
            <text:p text:style-name="Table_20_Contents"><text:span text:style-name="Source_20_Text"><text:span text:style-name="T113"/></text:span></text:p>
            <text:p text:style-name="Table_20_Contents"><text:span text:style-name="Source_20_Text"><text:span text:style-name="T106">Description: </text:span></text:span><text:span text:style-name="Source_20_Text"><text:span text:style-name="T107">When a layout is collapsed or opened by a user, the </text:span></text:span><text:span text:style-name="Source_20_Text"><text:span text:style-name="T98">onOpen</text:span></text:span><text:span text:style-name="Source_20_Text"><text:span text:style-name="T107"> event is sent to the application.</text:span></text:span></text:p>
          </table:table-cell>
        </table:table-row>
      </table:table>
      <text:h text:style-name="P212"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124">Property</text:p>
            </table:table-cell>
            <table:table-cell table:style-name="Table188.A1" office:value-type="string">
              <text:p text:style-name="P124">Description</text:p>
            </table:table-cell>
            <table:table-cell table:style-name="Table188.A1" office:value-type="string">
              <text:p text:style-name="P124">Data Type</text:p>
            </table:table-cell>
            <table:table-cell table:style-name="Table188.D1" office:value-type="string">
              <text:p text:style-name="P124">Default Value</text:p>
            </table:table-cell>
          </table:table-row>
        </table:table-header-rows>
        <table:table-row>
          <table:table-cell table:style-name="Table188.A2" office:value-type="string">
            <text:p text:style-name="P86"><text:span text:style-name="Source_20_Text"><text:span text:style-name="T60">size</text:span></text:span></text:p>
          </table:table-cell>
          <table:table-cell table:style-name="Table188.A2" office:value-type="string">
            <text:p text:style-name="P112">Sets the size of this region.</text:p>
          </table:table-cell>
          <table:table-cell table:style-name="Table188.A2" office:value-type="string">
            <text:p text:style-name="P86"><text:span text:style-name="Source_20_Text"><text:span text:style-name="T60">java.lang.String</text:span></text:span></text:p>
          </table:table-cell>
          <table:table-cell table:style-name="Table188.D2" office:value-type="string">
            <text:p text:style-name="P128"><text:span text:style-name="Source_20_Text"><text:span text:style-name="T61">null</text:span></text:span></text:p>
          </table:table-cell>
        </table:table-row>
      </table:table>
      <text:p text:style-name="P166"/>
      <text:h text:style-name="P15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Source_20_Text"><text:span text:style-name="T1">java.lang.String</text:span></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107" text:outline-level="4">Inherited From </text:h>
      <table:table table:name="Table190" table:style-name="Table190">
        <table:table-column table:style-name="Table190.A"/>
        <table:table-header-rows>
          <table:table-row>
            <table:table-cell table:style-name="Table190.A1" office:value-type="string">
              <text:p text:style-name="P125">Inherited From</text:p>
            </table:table-cell>
          </table:table-row>
        </table:table-header-rows>
        <table:table-row table:style-name="Table190.2">
          <table:table-cell table:style-name="Table190.A2" office:value-type="string">
            <text:p text:style-name="P142"><text:a xlink:type="simple" xlink:href="#LayoutRegion"><text:span text:style-name="T61">org.zkoss.zkex.zul.LayoutRegion </text:span></text:a></text:p>
          </table:table-cell>
        </table:table-row>
        <table:table-row table:style-name="Table190.2">
          <table:table-cell table:style-name="Table190.A2" office:value-type="string">
            <text:p text:style-name="P142"><text:a xlink:type="simple" xlink:href="#HtmlBasedComponent">org.zkoss.zk.ui.HtmlBasedComponent</text:a><text:span text:style-name="T61"> </text:span></text:p>
          </table:table-cell>
        </table:table-row>
        <table:table-row table:style-name="Table190.2">
          <table:table-cell table:style-name="Table190.A2" office:value-type="string">
            <text:p text:style-name="P142"><text:a xlink:type="simple" xlink:href="#AbstractComponent">org.zkoss.zk.ui.AbstractComponent </text:a></text:p>
          </table:table-cell>
        </table:table-row>
      </table:table>
      <text:p text:style-name="P34"/>
      <text:h text:style-name="Heading_20_3" text:outline-level="3">Separator</text:h>
      <text:p text:style-name="P65"><text:span text:style-name="Source_20_Text"><text:span text:style-name="T109">Space is a </text:span></text:span><text:span text:style-name="Source_20_Text"><text:span text:style-name="T100">Separator</text:span></text:span><text:span text:style-name="Source_20_Text"><text:span text:style-name="T109"> with the orient default to "</text:span></text:span><text:span text:style-name="Source_20_Text"><text:span text:style-name="T100">horizontal</text:span></text:span><text:span text:style-name="Source_20_Text"><text:span text:style-name="T109">".</text:span></text:span></text:p>
      <text:p text:style-name="P65"><text:span text:style-name="Source_20_Text"><text:span text:style-name="T109">In other words, </text:span></text:span><text:span text:style-name="Source_20_Text"><text:span text:style-name="T100">&lt;space&gt;</text:span></text:span><text:span text:style-name="Source_20_Text"><text:span text:style-name="T109"> is equivalent to </text:span></text:span><text:span text:style-name="Source_20_Text"><text:span text:style-name="T100">&lt;separator orient="horizontal"&gt; </text:span></text:span></text:p>
      <text:p text:style-name="P8"><draw:frame draw:style-name="fr3"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56"><text:span text:style-name="Source_20_Text"><text:span text:style-name="T85">org.zkoss.zul.Space</text:span></text:span></text:p>
      <text:h text:style-name="P120" text:outline-level="4">Supported Child Components</text:h>
      <text:p text:style-name="P67">*NONE </text:p>
      <text:h text:style-name="P120" text:outline-level="4">Supported Events</text:h>
      <text:p text:style-name="P67">*NONE</text:p>
      <text:h text:style-name="P120"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125">Property</text:p>
            </table:table-cell>
            <table:table-cell table:style-name="Table191.A1" office:value-type="string">
              <text:p text:style-name="P125">Description</text:p>
            </table:table-cell>
            <table:table-cell table:style-name="Table191.A1" office:value-type="string">
              <text:p text:style-name="P125">Data Type</text:p>
            </table:table-cell>
            <table:table-cell table:style-name="Table191.D1" office:value-type="string">
              <text:p text:style-name="P125">Default Values</text:p>
            </table:table-cell>
          </table:table-row>
        </table:table-header-rows>
        <table:table-row>
          <table:table-cell table:style-name="Table191.A2" office:value-type="string">
            <text:p text:style-name="P86"><text:span text:style-name="Source_20_Text">spacing</text:span></text:p>
          </table:table-cell>
          <table:table-cell table:style-name="Table191.A2" office:value-type="string">
            <text:p text:style-name="P100">the spacing.</text:p>
            <text:p text:style-name="P87"><text:span text:style-name="T117">Values</text:span><text:span text:style-name="T105">: the spacing (</text:span><text:span text:style-name="Source_20_Text"><text:span text:style-name="T105">such as "0", "5px", "3pt" or "1em") </text:span></text:span></text:p>
          </table:table-cell>
          <table:table-cell table:style-name="Table191.A2" office:value-type="string">
            <text:p text:style-name="P86"><text:span text:style-name="Source_20_Text">String</text:span></text:p>
          </table:table-cell>
          <table:table-cell table:style-name="Table191.D2" office:value-type="string">
            <text:p text:style-name="P175"><text:span text:style-name="Source_20_Text">&lt;null&gt;</text:span></text:p>
          </table:table-cell>
        </table:table-row>
        <table:table-row table:style-name="Table191.3">
          <table:table-cell table:style-name="Table191.A2" office:value-type="string">
            <text:p text:style-name="P86"><text:span text:style-name="Source_20_Text">orient</text:span></text:p>
          </table:table-cell>
          <table:table-cell table:style-name="Table191.B3" office:value-type="string">
            <text:p text:style-name="P139">the orient. <text:s/></text:p>
            <text:p text:style-name="P133"><text:span text:style-name="T117">Values</text:span><text:span text:style-name="T105">:</text:span><text:span text:style-name="Source_20_Text">horizontal|vertical</text:span></text:p>
          </table:table-cell>
          <table:table-cell table:style-name="Table191.A2" office:value-type="string">
            <text:p text:style-name="P86"><text:span text:style-name="Source_20_Text">String</text:span></text:p>
          </table:table-cell>
          <table:table-cell table:style-name="Table191.D2" office:value-type="string">
            <text:p text:style-name="P86"><text:span text:style-name="Source_20_Text">horizontal </text:span></text:p>
          </table:table-cell>
        </table:table-row>
        <table:table-row table:style-name="Table191.3">
          <table:table-cell table:style-name="Table191.A2" office:value-type="string">
            <text:p text:style-name="P86"><text:span text:style-name="Source_20_Text">bar</text:span></text:p>
          </table:table-cell>
          <table:table-cell table:style-name="Table191.B3" office:value-type="string">
            <text:p text:style-name="P133">whether to display a visual bar as the separator. </text:p>
            <text:p text:style-name="P133"><text:span text:style-name="T4">Values</text:span>:<text:span text:style-name="Source_20_Text">true/false</text:span></text:p>
          </table:table-cell>
          <table:table-cell table:style-name="Table191.A2" office:value-type="string">
            <text:p text:style-name="P86"><text:span text:style-name="Source_20_Text">boolean</text:span></text:p>
          </table:table-cell>
          <table:table-cell table:style-name="Table191.D2" office:value-type="string">
            <text:p text:style-name="P86"><text:span text:style-name="Source_20_Text">false</text:span></text:p>
          </table:table-cell>
        </table:table-row>
      </table:table>
      <text:h text:style-name="Heading_20_4" text:outline-level="4">Methods</text:h>
      <text:p text:style-name="P67"><text:bookmark text:name="id4565182"/>*NONE</text:p>
      <text:h text:style-name="P120" text:outline-level="4">Inherited From </text:h>
      <table:table table:name="Table192" table:style-name="Table192">
        <table:table-column table:style-name="Table192.A"/>
        <table:table-header-rows>
          <table:table-row>
            <table:table-cell table:style-name="Table192.A1" office:value-type="string">
              <text:p text:style-name="P125"><text:span text:style-name="Source_20_Text">Inherited From</text:span></text:p>
            </table:table-cell>
          </table:table-row>
        </table:table-header-rows>
        <table:table-row table:style-name="Table192.2">
          <table:table-cell table:style-name="Table192.A2" office:value-type="string">
            <text:p text:style-name="P142"><text:a xlink:type="simple" xlink:href="#Separator"><text:span text:style-name="Source_20_Text">org.zkoss.zul.Separator</text:span></text:a></text:p>
          </table:table-cell>
        </table:table-row>
        <table:table-row table:style-name="Table192.2">
          <table:table-cell table:style-name="Table192.A2" office:value-type="string">
            <text:p text:style-name="P142"><text:a xlink:type="simple" xlink:href="#XulElement"><text:span text:style-name="Source_20_Text">org.zkoss.zul.impl.XulElement</text:span></text:a></text:p>
          </table:table-cell>
        </table:table-row>
        <table:table-row table:style-name="Table192.2">
          <table:table-cell table:style-name="Table192.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142"><text:a xlink:type="simple" xlink:href="#AbstractComponent"><text:span text:style-name="Source_20_Text">org.zkoss.zk.ui.AbstractComponent </text:span></text:a></text:p>
          </table:table-cell>
        </table:table-row>
      </table:table>
      <text:p text:style-name="P34"/>
      <text:h text:style-name="Heading_20_3" text:outline-level="3"><text:bookmark-start text:name="Splitter"/>Splitter<text:bookmark-end text:name="Splitter"/></text:h>
      <text:p text:style-name="P65"><text:span text:style-name="Source_20_Text"><text:span text:style-name="T107">An element which should appear before or after an element inside a box (Box, Vbox and Hbox).</text:span></text:span></text:p>
      <text:p text:style-name="P65"><text:span text:style-name="Source_20_Text"><text:span text:style-name="T107">When the splitter is dragged, the sibling elements of the splitter are resized. If </text:span></text:span><text:span text:style-name="Source_20_Text"><text:span text:style-name="T98">getCollapse()</text:span></text:span><text:span text:style-name="Source_20_Text"><text:span text:style-name="T107"> is true, a grippy in placed inside the splitter, and one sibling element of the splitter is collapsed when the grippy is clicked. </text:span></text:span></text:p>
      <text:p text:style-name="P8"><draw:frame draw:style-name="fr5"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56"><text:span text:style-name="Source_20_Text"><text:span text:style-name="T85">org.zkoss.zul.Splitter</text:span></text:span> </text:p>
      <text:h text:style-name="Heading_20_4" text:outline-level="4">Supported Child Components</text:h>
      <text:p text:style-name="P67">*NONE </text:p>
      <text:h text:style-name="P120"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125">Name</text:p>
            </table:table-cell>
            <table:table-cell table:style-name="Table193.B1" office:value-type="string">
              <text:p text:style-name="P125">Inherited From</text:p>
            </table:table-cell>
          </table:table-row>
        </table:table-header-rows>
        <table:table-row>
          <table:table-cell table:style-name="Table193.A2" office:value-type="string">
            <text:p text:style-name="P128"><text:span text:style-name="Source_20_Text">OnOpen</text:span></text:p>
          </table:table-cell>
          <table:table-cell table:style-name="Table193.B2" office:value-type="string">
            <text:p text:style-name="Table_20_Contents"><text:a xlink:type="simple" xlink:href="#OpenEvent"><text:span text:style-name="Source_20_Text"><text:span text:style-name="T108">org.zkoss.zk.ui.event.OpenEvent</text:span></text:span></text:a></text:p>
            <text:p text:style-name="Table_20_Contents"><text:span text:style-name="Source_20_Text"><text:span text:style-name="T106">Description: </text:span></text:span><text:span text:style-name="Source_20_Text"><text:span text:style-name="T107">When a splitter is collapsed or opened by a user, the </text:span></text:span><text:span text:style-name="Source_20_Text"><text:span text:style-name="T98">onOpen</text:span></text:span><text:span text:style-name="Source_20_Text"><text:span text:style-name="T107"> event is sent to the application.</text:span></text:span></text:p>
          </table:table-cell>
        </table:table-row>
      </table:table>
      <text:h text:style-name="P158"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125">Property</text:p>
            </table:table-cell>
            <table:table-cell table:style-name="Table194.A1" office:value-type="string">
              <text:p text:style-name="P125">Description</text:p>
            </table:table-cell>
            <table:table-cell table:style-name="Table194.A1" office:value-type="string">
              <text:p text:style-name="P125">Data Type</text:p>
            </table:table-cell>
            <table:table-cell table:style-name="Table194.D1" office:value-type="string">
              <text:p text:style-name="P125">Default Values</text:p>
            </table:table-cell>
          </table:table-row>
        </table:table-header-rows>
        <table:table-row>
          <table:table-cell table:style-name="Table194.A2" office:value-type="string">
            <text:p text:style-name="P86"><text:span text:style-name="Source_20_Text">collapse</text:span></text:p>
          </table:table-cell>
          <table:table-cell table:style-name="Table194.A2" office:value-type="string">
            <text:p text:style-name="P87">Returns which side of the splitter is collapsed when its grippy is clicked. If this attribute is not specified, the splitter will not cause a collapse. </text:p>
            <text:p text:style-name="P87"><text:span text:style-name="T4">Values: </text:span><text:span text:style-name="Source_20_Text">None,before,after </text:span></text:p>
          </table:table-cell>
          <table:table-cell table:style-name="Table194.A2" office:value-type="string">
            <text:p text:style-name="P86"><text:span text:style-name="Source_20_Text">String</text:span></text:p>
          </table:table-cell>
          <table:table-cell table:style-name="Table194.D2" office:value-type="string">
            <text:p text:style-name="P175"><text:span text:style-name="Source_20_Text">none</text:span></text:p>
          </table:table-cell>
        </table:table-row>
        <table:table-row table:style-name="Table194.3">
          <table:table-cell table:style-name="Table194.A2" office:value-type="string">
            <text:p text:style-name="P86"><text:span text:style-name="Source_20_Text">orient</text:span></text:p>
          </table:table-cell>
          <table:table-cell table:style-name="Table194.B3" office:value-type="string">
            <text:p text:style-name="P133">the maximum position of the slider. </text:p>
            <text:p text:style-name="P133"><text:span text:style-name="T4">Values:</text:span><text:span text:style-name="Source_20_Text"> horizontal | vertical</text:span></text:p>
          </table:table-cell>
          <table:table-cell table:style-name="Table194.A2" office:value-type="string">
            <text:p text:style-name="P86"><text:span text:style-name="Source_20_Text">String</text:span></text:p>
          </table:table-cell>
          <table:table-cell table:style-name="Table194.D2" office:value-type="string">
            <text:p text:style-name="P86"><text:span text:style-name="Source_20_Text">vertical</text:span></text:p>
          </table:table-cell>
        </table:table-row>
        <table:table-row table:style-name="Table194.3">
          <table:table-cell table:style-name="Table194.A2" office:value-type="string">
            <text:p text:style-name="P86"><text:span text:style-name="Source_20_Text">open</text:span></text:p>
          </table:table-cell>
          <table:table-cell table:style-name="Table194.B3" office:value-type="string">
            <text:p text:style-name="P133">the amount that the value of curpos changes by when the tray of the scroll bar is clicked </text:p>
            <text:p text:style-name="P133"><text:span text:style-name="T4">Values:</text:span> <text:span text:style-name="Source_20_Text">true | false</text:span></text:p>
          </table:table-cell>
          <table:table-cell table:style-name="Table194.A2" office:value-type="string">
            <text:p text:style-name="P86"><text:span text:style-name="Source_20_Text">boolean</text:span></text:p>
          </table:table-cell>
          <table:table-cell table:style-name="Table194.D2" office:value-type="string">
            <text:p text:style-name="P86"><text:span text:style-name="Source_20_Text">true</text:span></text:p>
          </table:table-cell>
        </table:table-row>
      </table:table>
      <text:h text:style-name="Heading_20_4" text:outline-level="4">Methods</text:h>
      <text:p text:style-name="P67">*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125">Inherited From</text:p>
            </table:table-cell>
          </table:table-row>
        </table:table-header-rows>
        <table:table-row table:style-name="Table195.2">
          <table:table-cell table:style-name="Table195.A2" office:value-type="string">
            <text:p text:style-name="P142"><text:a xlink:type="simple" xlink:href="#XulElement"><text:span text:style-name="Source_20_Text">org.zkoss.zul.impl.XulElement</text:span></text:a></text:p>
          </table:table-cell>
        </table:table-row>
        <table:table-row table:style-name="Table195.2">
          <table:table-cell table:style-name="Table195.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142"><text:a xlink:type="simple" xlink:href="#AbstractComponent"><text:span text:style-name="Source_20_Text">org.zkoss.zk.ui.AbstractComponent </text:span></text:a></text:p>
          </table:table-cell>
        </table:table-row>
      </table:table>
      <text:p text:style-name="P34"/>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8"><draw:frame draw:style-name="fr3"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56"><text:span text:style-name="Source_20_Text"><text:span text:style-name="T85">org.zkoss.zul.Style</text:span></text:span><text:span text:style-name="Source_20_Text"> </text:span></text:p>
      <text:h text:style-name="Heading_20_4" text:outline-level="4">Supported Child Components</text:h>
      <text:p text:style-name="P67">*NONE </text:p>
      <text:h text:style-name="P120" text:outline-level="4">Supported Events</text:h>
      <text:p text:style-name="P67">*NONE</text:p>
      <text:h text:style-name="P120"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125">Property</text:p>
            </table:table-cell>
            <table:table-cell table:style-name="Table196.A1" office:value-type="string">
              <text:p text:style-name="P125">Description</text:p>
            </table:table-cell>
            <table:table-cell table:style-name="Table196.A1" office:value-type="string">
              <text:p text:style-name="P125">Data Type</text:p>
            </table:table-cell>
            <table:table-cell table:style-name="Table196.D1" office:value-type="string">
              <text:p text:style-name="P125">Default Values</text:p>
            </table:table-cell>
          </table:table-row>
        </table:table-header-rows>
        <table:table-row>
          <table:table-cell table:style-name="Table196.A2" office:value-type="string">
            <text:p text:style-name="P86"><text:span text:style-name="Source_20_Text">src</text:span></text:p>
          </table:table-cell>
          <table:table-cell table:style-name="Table196.A2" office:value-type="string">
            <text:p text:style-name="P87">the URI of an external style sheet. </text:p>
          </table:table-cell>
          <table:table-cell table:style-name="Table196.A2" office:value-type="string">
            <text:p text:style-name="P86"><text:span text:style-name="Source_20_Text">String</text:span></text:p>
          </table:table-cell>
          <table:table-cell table:style-name="Table196.D2" office:value-type="string">
            <text:p text:style-name="P86"><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86"><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86"><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86"><text:span text:style-name="Source_20_Text">boolean</text:span></text:p>
          </table:table-cell>
        </table:table-row>
      </table:table>
      <text:h text:style-name="P120" text:outline-level="4">Inherited From </text:h>
      <table:table table:name="Table198" table:style-name="Table198">
        <table:table-column table:style-name="Table198.A"/>
        <table:table-header-rows>
          <table:table-row>
            <table:table-cell table:style-name="Table198.A1" office:value-type="string">
              <text:p text:style-name="P125">Inherited From</text:p>
            </table:table-cell>
          </table:table-row>
        </table:table-header-rows>
        <table:table-row table:style-name="Table198.2">
          <table:table-cell table:style-name="Table198.A2" office:value-type="string">
            <text:p text:style-name="P142"><text:a xlink:type="simple" xlink:href="#AbstractComponent"><text:span text:style-name="Source_20_Text">org.zkoss.zk.ui.AbstractComponent </text:span></text:a></text:p>
          </table:table-cell>
        </table:table-row>
      </table:table>
      <text:p text:style-name="P34"/>
      <text:h text:style-name="Heading_20_3" text:outline-level="3"><text:bookmark-start text:name="Tab"/>Tab<text:bookmark-end text:name="Tab"/></text:h>
      <text:p text:style-name="Text_20_body_20_indent_20_2"><text:span text:style-name="T92">A specific tab. Clicking on the tab brings the tab panel to the front. You could put a label and an image on it by </text:span><text:span text:style-name="Source_20_Text"><text:span text:style-name="T92">label </text:span></text:span><text:span text:style-name="T92">and </text:span><text:span text:style-name="Source_20_Text"><text:span text:style-name="T92">image </text:span></text:span><text:span text:style-name="T92">properties. </text:span></text:p>
      <text:p text:style-name="Text_20_body_20_indent_20_2"><text:span text:style-name="T92">By setting the </text:span><text:span text:style-name="Source_20_Text"><text:span text:style-name="T92">closable </text:span></text:span><text:span text:style-name="T92">property to true, a close button is shown for the tab, such that user could close the tab and the corresponding tab panel by clicking the button. Once user clicks on the close button, an </text:span><text:span text:style-name="Source_20_Text"><text:span text:style-name="T92">onClose </text:span></text:span><text:span text:style-name="T92">event is sent to the tab. It is processed by the </text:span><text:span text:style-name="Source_20_Text"><text:span text:style-name="T92">onClose </text:span></text:span><text:span text:style-name="T92">method of </text:span><text:span text:style-name="Source_20_Text"><text:span text:style-name="T92">Tab. </text:span></text:span><text:span text:style-name="T92">Then, </text:span><text:span text:style-name="Source_20_Text"><text:span text:style-name="T92">onClose, </text:span></text:span><text:span text:style-name="T92">by default, detaches the tab itself and the corresponding tab panel.</text:span></text:p>
      <text:p text:style-name="Text_20_body_20_indent_20_2"><text:a xlink:type="simple" xlink:href="#Toolbar"><text:span text:style-name="Source_20_Text"><text:span text:style-name="T92"/></text:span></text:a></text:p>
      <text:p text:style-name="P9"><draw:frame draw:style-name="fr3"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106" text:outline-level="4">Class Name</text:h>
      <text:p text:style-name="P356"><text:span text:style-name="Source_20_Text"><text:span text:style-name="T86">org.zkoss.zul.Tab</text:span></text:span></text:p>
      <text:h text:style-name="P156" text:outline-level="4">Supported Child Components</text:h>
      <text:p text:style-name="P70">*NONE</text:p>
      <text:h text:style-name="P15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125">Event Name</text:p>
            </table:table-cell>
            <table:table-cell table:style-name="Table199.B1" office:value-type="string">
              <text:p text:style-name="P125">Event Type</text:p>
            </table:table-cell>
          </table:table-row>
        </table:table-header-rows>
        <table:table-row>
          <table:table-cell table:style-name="Table199.A2" office:value-type="string">
            <text:p text:style-name="P128"><text:span text:style-name="Source_20_Text">onClick</text:span></text:p>
          </table:table-cell>
          <table:table-cell table:style-name="Table199.B2" office:value-type="string">
            <text:p text:style-name="P133"><text:a xlink:type="simple" xlink:href="#MouseEvent"><text:span text:style-name="Source_20_Text">org.zkoss.zk.ui.event.MouseEvent</text:span></text:a></text:p>
            <text:p text:style-name="P137">Description: </text:p>
            <text:p text:style-name="P138">Denotes user has clicked the component.</text:p>
          </table:table-cell>
        </table:table-row>
        <table:table-row>
          <table:table-cell table:style-name="Table199.A2" office:value-type="string">
            <text:p text:style-name="P128"><text:span text:style-name="Source_20_Text">onRightClick</text:span></text:p>
          </table:table-cell>
          <table:table-cell table:style-name="Table199.B2" office:value-type="string">
            <text:p text:style-name="P133"><text:a xlink:type="simple" xlink:href="#MouseEvent"><text:span text:style-name="Source_20_Text">org.zkoss.zk.ui.event.MouseEvent</text:span></text:a></text:p>
            <text:p text:style-name="P137">Description: </text:p>
            <text:p text:style-name="P138">Denotes user has right-clicked the component.</text:p>
          </table:table-cell>
        </table:table-row>
        <table:table-row>
          <table:table-cell table:style-name="Table199.A2" office:value-type="string">
            <text:p text:style-name="P128"><text:span text:style-name="Source_20_Text">onDoubleClick</text:span></text:p>
          </table:table-cell>
          <table:table-cell table:style-name="Table199.B2" office:value-type="string">
            <text:p text:style-name="P133"><text:a xlink:type="simple" xlink:href="#MouseEvent"><text:span text:style-name="Source_20_Text">org.zkoss.zk.ui.event.MouseEvent</text:span></text:a></text:p>
            <text:p text:style-name="P137">Description: </text:p>
            <text:p text:style-name="P138">Denotes user has double-clicked the component.</text:p>
          </table:table-cell>
        </table:table-row>
        <table:table-row>
          <table:table-cell table:style-name="Table199.A2" office:value-type="string">
            <text:p text:style-name="P128"><text:span text:style-name="Source_20_Text">onSelect</text:span></text:p>
          </table:table-cell>
          <table:table-cell table:style-name="Table199.B2" office:value-type="string">
            <text:p text:style-name="P133"><text:a xlink:type="simple" xlink:href="#SelectEvent"><text:span text:style-name="Source_20_Text">org.zkoss.zk.ui.event.SelectEvent</text:span></text:a></text:p>
            <text:p text:style-name="P137">Description: </text:p>
            <text:p text:style-name="P138">Denotes user has selected a tab. onSelect is sent to both tab and tabbox.</text:p>
          </table:table-cell>
        </table:table-row>
        <table:table-row>
          <table:table-cell table:style-name="Table199.A2" office:value-type="string">
            <text:p text:style-name="P128"><text:span text:style-name="Source_20_Text">onClose</text:span></text:p>
          </table:table-cell>
          <table:table-cell table:style-name="Table199.B2" office:value-type="string">
            <text:p text:style-name="P133"><text:a xlink:type="simple" xlink:href="#Event"><text:span text:style-name="Source_20_Text">org.zkoss.ui.zk.ui.event.Event</text:span></text:a></text:p>
            <text:p text:style-name="P137">Description: </text:p>
            <text:p text:style-name="P138">Denotes the close button is pressed by a user, and the component shall detach itself.</text:p>
          </table:table-cell>
        </table:table-row>
      </table:table>
      <text:h text:style-name="P15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125">Property</text:p>
            </table:table-cell>
            <table:table-cell table:style-name="Table200.A1" office:value-type="string">
              <text:p text:style-name="P125">Description</text:p>
            </table:table-cell>
            <table:table-cell table:style-name="Table200.A1" office:value-type="string">
              <text:p text:style-name="P125">Data Type</text:p>
            </table:table-cell>
            <table:table-cell table:style-name="Table200.D1" office:value-type="string">
              <text:p text:style-name="P126">Default Value</text:p>
            </table:table-cell>
          </table:table-row>
        </table:table-header-rows>
        <table:table-row table:style-name="Table200.2">
          <table:table-cell table:style-name="Table200.A2" office:value-type="string">
            <text:p text:style-name="P86"><text:span text:style-name="Source_20_Text"><text:span text:style-name="T1">closable</text:span></text:span></text:p>
          </table:table-cell>
          <table:table-cell table:style-name="Table200.B2" office:value-type="string">
            <text:p text:style-name="P133"><text:span text:style-name="T1">Sets whether this tab is closable. If closable, a button is displayed and the </text:span><text:span text:style-name="Source_20_Text"><text:span text:style-name="T1">onClose </text:span></text:span><text:span text:style-name="T1">event is sent if an user clicks the button. </text:span></text:p>
            <text:p text:style-name="P133"><text:span text:style-name="T1">Values : <text:s/></text:span><text:span text:style-name="Source_20_Text"><text:span text:style-name="T1">true|false</text:span></text:span></text:p>
          </table:table-cell>
          <table:table-cell table:style-name="Table200.A2" office:value-type="string">
            <text:p text:style-name="P86"><text:span text:style-name="Source_20_Text">boolean</text:span></text:p>
          </table:table-cell>
          <table:table-cell table:style-name="Table200.D2" office:value-type="string">
            <text:p text:style-name="P86"><text:span text:style-name="Source_20_Text"><text:span text:style-name="T1">false</text:span></text:span></text:p>
          </table:table-cell>
        </table:table-row>
        <table:table-row table:style-name="Table200.2">
          <table:table-cell table:style-name="Table200.A2" office:value-type="string">
            <text:p text:style-name="P86"><text:span text:style-name="Source_20_Text"><text:span text:style-name="T1">selected</text:span></text:span></text:p>
          </table:table-cell>
          <table:table-cell table:style-name="Table200.B2" office:value-type="string">
            <text:p text:style-name="P135">Sets whether this tab is selected. </text:p>
            <text:p text:style-name="P135">Values :<text:span text:style-name="Source_20_Text"> true|false</text:span></text:p>
          </table:table-cell>
          <table:table-cell table:style-name="Table200.A2" office:value-type="string">
            <text:p text:style-name="P86"><text:span text:style-name="Source_20_Text">boolean</text:span></text:p>
          </table:table-cell>
          <table:table-cell table:style-name="Table200.D2" office:value-type="string">
            <text:p text:style-name="P86"><text:span text:style-name="Source_20_Text"/></text:p>
          </table:table-cell>
        </table:table-row>
      </table:table>
      <text:p text:style-name="P151"/>
      <text:h text:style-name="P15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125">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86"><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86"><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86"><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86"><text:span text:style-name="Source_20_Text">boolean</text:span></text:p>
          </table:table-cell>
          <table:table-cell table:style-name="Table201.D2" office:value-type="string">
            <text:p text:style-name="P86"><text:span text:style-name="Source_20_Text">false</text:span></text:p>
          </table:table-cell>
        </table:table-row>
      </table:table>
      <text:p text:style-name="P171"/>
      <text:h text:style-name="P156" text:outline-level="4">Inherited From </text:h>
      <table:table table:name="Table202" table:style-name="Table202">
        <table:table-column table:style-name="Table202.A"/>
        <table:table-header-rows>
          <table:table-row>
            <table:table-cell table:style-name="Table202.A1" office:value-type="string">
              <text:p text:style-name="P125">Inherited From</text:p>
            </table:table-cell>
          </table:table-row>
        </table:table-header-rows>
        <table:table-row>
          <table:table-cell table:style-name="Table202.A2" office:value-type="string">
            <text:p text:style-name="P143"><text:a xlink:type="simple" xlink:href="#LabelImageElement"><text:span text:style-name="Source_20_Text">org.zkoss.zul.impl.LabelImageElement</text:span></text:a></text:p>
          </table:table-cell>
        </table:table-row>
        <table:table-row>
          <table:table-cell table:style-name="Table202.A2" office:value-type="string">
            <text:p text:style-name="P143"><text:a xlink:type="simple" xlink:href="#LabelElement"><text:span text:style-name="Source_20_Text">org.zkoss.zul.impl.LabelElement</text:span></text:a></text:p>
          </table:table-cell>
        </table:table-row>
        <table:table-row>
          <table:table-cell table:style-name="Table202.A2" office:value-type="string">
            <text:p text:style-name="P143"><text:a xlink:type="simple" xlink:href="#XulElement"><text:span text:style-name="Source_20_Text">org.zkoss.zul.imp.XulElement</text:span></text:a></text:p>
          </table:table-cell>
        </table:table-row>
        <table:table-row table:style-name="Table202.5">
          <table:table-cell table:style-name="Table202.A2" office:value-type="string">
            <text:p text:style-name="P143"><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abbox"/>Tabbox<text:bookmark-end text:name="Tabbox"/></text:h>
      <text:p text:style-name="Text_20_body_20_indent_20_2"><text:span text:style-name="T92">A </text:span><text:span text:style-name="Source_20_Text"><text:span text:style-name="T92">tabbox </text:span></text:span><text:span text:style-name="T92">that contains the </text:span><text:span text:style-name="Source_20_Text"><text:span text:style-name="T92">tabs </text:span></text:span><text:span text:style-name="T92">and </text:span><text:span text:style-name="Source_20_Text"><text:span text:style-name="T92">tabpanels </text:span></text:span><text:span text:style-name="T92">allows developers to separate a large number of components into several groups(each group contains a </text:span><text:span text:style-name="Source_20_Text"><text:span text:style-name="T92">tab </text:span></text:span><text:span text:style-name="T92">and a </text:span><text:span text:style-name="Source_20_Text"><text:span text:style-name="T92">tabpanel), </text:span></text:span><text:span text:style-name="T92">and show one group each time, such that the user interface won't be too complicate to read. There is only one group (aka., a </text:span><text:span text:style-name="Source_20_Text"><text:span text:style-name="T92">tabpanel) </text:span></text:span><text:span text:style-name="T92">is visible at the same time. Once the </text:span><text:span text:style-name="Source_20_Text"><text:span text:style-name="T92">tab </text:span></text:span><text:span text:style-name="T92">of an invisible group is clicked, it becomes visible and the previous visible group becomes invisible.</text:span></text:p>
      <text:p text:style-name="Text_20_body_20_indent_20_2"><text:span text:style-name="T92">The currently selected tab component is given an additional </text:span><text:span text:style-name="Source_20_Text"><text:span text:style-name="T92">selected </text:span></text:span><text:span text:style-name="T92">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Source_20_Text"><text:span text:style-name="T92"/></text:span></text:a></text:p>
      <text:p text:style-name="P9"><draw:frame draw:style-name="fr3"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06" text:outline-level="4">Class Name</text:h>
      <text:p text:style-name="P356"><text:span text:style-name="Source_20_Text"><text:span text:style-name="T86">org.zkoss.zul.Tabbox</text:span></text:span></text:p>
      <text:h text:style-name="P15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15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125">Event Name</text:p>
            </table:table-cell>
            <table:table-cell table:style-name="Table203.B1" office:value-type="string">
              <text:p text:style-name="P125">Event Type</text:p>
            </table:table-cell>
          </table:table-row>
        </table:table-header-rows>
        <table:table-row>
          <table:table-cell table:style-name="Table203.A2" office:value-type="string">
            <text:p text:style-name="P128"><text:span text:style-name="Source_20_Text">onRightClick</text:span></text:p>
          </table:table-cell>
          <table:table-cell table:style-name="Table203.B2" office:value-type="string">
            <text:p text:style-name="P133"><text:a xlink:type="simple" xlink:href="#MouseEvent"><text:span text:style-name="Source_20_Text">org.zkoss.zk.ui.event.MouseEvent</text:span></text:a></text:p>
            <text:p text:style-name="P137">Description: </text:p>
            <text:p text:style-name="P138">Denotes user has right-clicked the component.</text:p>
          </table:table-cell>
        </table:table-row>
        <table:table-row>
          <table:table-cell table:style-name="Table203.A2" office:value-type="string">
            <text:p text:style-name="P128"><text:span text:style-name="Source_20_Text">onSelect</text:span></text:p>
          </table:table-cell>
          <table:table-cell table:style-name="Table203.B2" office:value-type="string">
            <text:p text:style-name="P133"><text:a xlink:type="simple" xlink:href="#SelectEvent"><text:span text:style-name="Source_20_Text">org.zkoss.zk.ui.event.SelectEvent</text:span></text:a></text:p>
            <text:p text:style-name="P137">Description: </text:p>
            <text:p text:style-name="P138">Denotes user has selected a tab. onSelect is sent to both tab and tabbox.</text:p>
          </table:table-cell>
        </table:table-row>
      </table:table>
      <text:h text:style-name="P15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125">Property</text:p>
            </table:table-cell>
            <table:table-cell table:style-name="Table204.A1" office:value-type="string">
              <text:p text:style-name="P125">Description</text:p>
            </table:table-cell>
            <table:table-cell table:style-name="Table204.A1" office:value-type="string">
              <text:p text:style-name="P125">Data Type</text:p>
            </table:table-cell>
            <table:table-cell table:style-name="Table204.D1" office:value-type="string">
              <text:p text:style-name="P126">Default Value</text:p>
            </table:table-cell>
          </table:table-row>
        </table:table-header-rows>
        <table:table-row table:style-name="Table204.2">
          <table:table-cell table:style-name="Table204.A2" office:value-type="string">
            <text:p text:style-name="P86"><text:span text:style-name="Source_20_Text"><text:span text:style-name="T1">orient</text:span></text:span></text:p>
          </table:table-cell>
          <table:table-cell table:style-name="Table204.B2" office:value-type="string">
            <text:p text:style-name="P135">Sets the orient. </text:p>
            <text:p text:style-name="P133"><text:span text:style-name="T1">Values : </text:span><text:span text:style-name="Source_20_Text"><text:span text:style-name="T1">horizontal|vertical</text:span></text:span></text:p>
          </table:table-cell>
          <table:table-cell table:style-name="Table204.A2" office:value-type="string">
            <text:p text:style-name="P86"><text:span text:style-name="Source_20_Text">String</text:span></text:p>
          </table:table-cell>
          <table:table-cell table:style-name="Table204.D2" office:value-type="string">
            <text:p text:style-name="P86"><text:span text:style-name="Source_20_Text">hor</text:span><text:span text:style-name="Source_20_Text"><text:span text:style-name="T1">izontal</text:span></text:span></text:p>
          </table:table-cell>
        </table:table-row>
        <table:table-row table:style-name="Table204.2">
          <table:table-cell table:style-name="Table204.A2" office:value-type="string">
            <text:p text:style-name="P86"><text:span text:style-name="Source_20_Text"><text:span text:style-name="T1">panelSpacing</text:span></text:span></text:p>
          </table:table-cell>
          <table:table-cell table:style-name="Table204.B2" office:value-type="string">
            <text:p text:style-name="P135">Sets the spacing between Tabpanel. This is used by certain molds, such as accordion.</text:p>
          </table:table-cell>
          <table:table-cell table:style-name="Table204.A2" office:value-type="string">
            <text:p text:style-name="P86"><text:span text:style-name="Source_20_Text">String</text:span></text:p>
          </table:table-cell>
          <table:table-cell table:style-name="Table204.D2" office:value-type="string">
            <text:p text:style-name="P86"><text:span text:style-name="Source_20_Text">&lt;null&gt;</text:span></text:p>
          </table:table-cell>
        </table:table-row>
        <table:table-row table:style-name="Table204.2">
          <table:table-cell table:style-name="Table204.A2" office:value-type="string">
            <text:p text:style-name="P86"><text:span text:style-name="Source_20_Text">sel</text:span><text:span text:style-name="Source_20_Text"><text:span text:style-name="T1">ectedIndex</text:span></text:span></text:p>
          </table:table-cell>
          <table:table-cell table:style-name="Table204.B2" office:value-type="string">
            <text:p text:style-name="P133"><text:span text:style-name="Source_20_Text">Sets the selected index. </text:span></text:p>
          </table:table-cell>
          <table:table-cell table:style-name="Table204.A2" office:value-type="string">
            <text:p text:style-name="P86"><text:span text:style-name="Source_20_Text">int</text:span></text:p>
          </table:table-cell>
          <table:table-cell table:style-name="Table204.D2" office:value-type="string">
            <text:p text:style-name="P86"><text:span text:style-name="Source_20_Text">0</text:span></text:p>
          </table:table-cell>
        </table:table-row>
        <table:table-row table:style-name="Table204.2">
          <table:table-cell table:style-name="Table204.A2" office:value-type="string">
            <text:p text:style-name="P86"><text:span text:style-name="Source_20_Text"><text:span text:style-name="T1">selectedPanel</text:span></text:span></text:p>
          </table:table-cell>
          <table:table-cell table:style-name="Table204.B2" office:value-type="string">
            <text:p text:style-name="P147"><text:span text:style-name="Source_20_Text">Sets the selected tabpanel </text:span></text:p>
          </table:table-cell>
          <table:table-cell table:style-name="Table204.A2" office:value-type="string">
            <text:p text:style-name="P86"><text:span text:style-name="Source_20_Text">Tabpanel</text:span></text:p>
          </table:table-cell>
          <table:table-cell table:style-name="Table204.D2" office:value-type="string">
            <text:p text:style-name="P86"><text:span text:style-name="Source_20_Text">&lt;null&gt;</text:span></text:p>
          </table:table-cell>
        </table:table-row>
        <table:table-row table:style-name="Table204.2">
          <table:table-cell table:style-name="Table204.A2" office:value-type="string">
            <text:p text:style-name="P86"><text:span text:style-name="Source_20_Text">sel</text:span><text:span text:style-name="Source_20_Text"><text:span text:style-name="T1">ectedTab</text:span></text:span></text:p>
          </table:table-cell>
          <table:table-cell table:style-name="Table204.B2" office:value-type="string">
            <text:p text:style-name="P133"><text:span text:style-name="Source_20_Text">Sets the sel</text:span><text:span text:style-name="Source_20_Text"><text:span text:style-name="T1">ected tab</text:span></text:span></text:p>
          </table:table-cell>
          <table:table-cell table:style-name="Table204.A2" office:value-type="string">
            <text:p text:style-name="P86"><text:span text:style-name="Source_20_Text">Tab</text:span></text:p>
          </table:table-cell>
          <table:table-cell table:style-name="Table204.D2" office:value-type="string">
            <text:p text:style-name="P86">&lt;<text:span text:style-name="Source_20_Text">null&gt;</text:span></text:p>
          </table:table-cell>
        </table:table-row>
      </table:table>
      <text:p text:style-name="P151"/>
      <text:h text:style-name="P15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125">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86"><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86"><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86"><text:span text:style-name="Source_20_Text">Tabs</text:span></text:p>
          </table:table-cell>
          <table:table-cell table:style-name="Table205.D2" office:value-type="string">
            <text:p text:style-name="Table_20_Contents"/>
          </table:table-cell>
        </table:table-row>
      </table:table>
      <text:p text:style-name="P171"/>
      <text:h text:style-name="P156" text:outline-level="4">Inherited From </text:h>
      <table:table table:name="Table206" table:style-name="Table206">
        <table:table-column table:style-name="Table206.A"/>
        <table:table-header-rows>
          <table:table-row>
            <table:table-cell table:style-name="Table206.A1" office:value-type="string">
              <text:p text:style-name="P125">Inherited From</text:p>
            </table:table-cell>
          </table:table-row>
        </table:table-header-rows>
        <table:table-row>
          <table:table-cell table:style-name="Table206.A2" office:value-type="string">
            <text:p text:style-name="P143"><text:a xlink:type="simple" xlink:href="#XulElement"><text:span text:style-name="Source_20_Text">org.zkoss.zul.imp.XulElement</text:span></text:a></text:p>
          </table:table-cell>
        </table:table-row>
        <table:table-row table:style-name="Table206.3">
          <table:table-cell table:style-name="Table206.A2" office:value-type="string">
            <text:p text:style-name="P143"><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abpanel"/>Tabpanel<text:bookmark-end text:name="Tabpanel"/></text:h>
      <text:p text:style-name="Text_20_body_20_indent_20_2"><text:span text:style-name="T92">A </text:span><text:span text:style-name="Source_20_Text"><text:span text:style-name="T92">tabpanel </text:span></text:span><text:span text:style-name="T92">is the body of a single tab panel. You would place the content for a group of components within a tab panel. The first </text:span><text:span text:style-name="Source_20_Text"><text:span text:style-name="T92">tabpanel </text:span></text:span><text:span text:style-name="T92">corresponds to the first </text:span><text:span text:style-name="Source_20_Text"><text:span text:style-name="T92">tab, </text:span></text:span><text:span text:style-name="T92">the second </text:span><text:span text:style-name="Source_20_Text"><text:span text:style-name="T92">tabpanel </text:span></text:span><text:span text:style-name="T92">corresponds to the second </text:span><text:span text:style-name="Source_20_Text"><text:span text:style-name="T92">tab </text:span></text:span><text:span text:style-name="T92">and so on.</text:span></text:p>
      <text:p text:style-name="Text_20_body_20_indent_20_2"><text:a xlink:type="simple" xlink:href="#Toolbar"><text:span text:style-name="Source_20_Text"><text:span text:style-name="T92"/></text:span></text:a></text:p>
      <text:p text:style-name="P9"><draw:frame draw:style-name="fr3"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06" text:outline-level="4">Class Name</text:h>
      <text:p text:style-name="P356"><text:span text:style-name="Source_20_Text"><text:span text:style-name="T86">org.zkoss.zul.Tabpanel</text:span></text:span></text:p>
      <text:h text:style-name="P156" text:outline-level="4">Supported Child Components</text:h>
      <text:p text:style-name="P70">*ALL</text:p>
      <text:h text:style-name="P15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125">Event Name</text:p>
            </table:table-cell>
            <table:table-cell table:style-name="Table207.B1" office:value-type="string">
              <text:p text:style-name="P125">Event Type</text:p>
            </table:table-cell>
          </table:table-row>
        </table:table-header-rows>
        <table:table-row>
          <table:table-cell table:style-name="Table207.A2" office:value-type="string">
            <text:p text:style-name="P128"><text:span text:style-name="Source_20_Text">onClick</text:span></text:p>
          </table:table-cell>
          <table:table-cell table:style-name="Table207.B2" office:value-type="string">
            <text:p text:style-name="P133"><text:a xlink:type="simple" xlink:href="#MouseEvent"><text:span text:style-name="Source_20_Text">org.zkoss.zk.ui.event.MouseEvent</text:span></text:a></text:p>
            <text:p text:style-name="P137">Description: </text:p>
            <text:p text:style-name="P138">Denotes user has clicked the component.</text:p>
          </table:table-cell>
        </table:table-row>
        <table:table-row>
          <table:table-cell table:style-name="Table207.A2" office:value-type="string">
            <text:p text:style-name="P128"><text:span text:style-name="Source_20_Text">onRightClick</text:span></text:p>
          </table:table-cell>
          <table:table-cell table:style-name="Table207.B2" office:value-type="string">
            <text:p text:style-name="P133"><text:a xlink:type="simple" xlink:href="#MouseEvent"><text:span text:style-name="Source_20_Text">org.zkoss.zk.ui.event.MouseEvent</text:span></text:a></text:p>
            <text:p text:style-name="P137">Description: </text:p>
            <text:p text:style-name="P138">Denotes user has right-clicked the component.</text:p>
          </table:table-cell>
        </table:table-row>
        <table:table-row>
          <table:table-cell table:style-name="Table207.A2" office:value-type="string">
            <text:p text:style-name="P128"><text:span text:style-name="Source_20_Text">onDoubleClick</text:span></text:p>
          </table:table-cell>
          <table:table-cell table:style-name="Table207.B2" office:value-type="string">
            <text:p text:style-name="P133"><text:a xlink:type="simple" xlink:href="#MouseEvent"><text:span text:style-name="Source_20_Text">org.zkoss.zk.ui.event.MouseEvent</text:span></text:a></text:p>
            <text:p text:style-name="P137">Description: </text:p>
            <text:p text:style-name="P138">Denotes user has double-clicked the component.</text:p>
          </table:table-cell>
        </table:table-row>
      </table:table>
      <text:h text:style-name="P156" text:outline-level="4">Properties</text:h>
      <text:p text:style-name="P168"><text:tab/><text:span text:style-name="T93">*NONE</text:span></text:p>
      <text:p text:style-name="P294"/>
      <text:h text:style-name="P15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125">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86"><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86"><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86"><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86"><text:span text:style-name="Source_20_Text">boolean</text:span></text:p>
          </table:table-cell>
          <table:table-cell table:style-name="Table208.D2" office:value-type="string">
            <text:p text:style-name="Table_20_Contents"/>
          </table:table-cell>
        </table:table-row>
      </table:table>
      <text:p text:style-name="P171"/>
      <text:h text:style-name="P156" text:outline-level="4">Inherited From </text:h>
      <table:table table:name="Table209" table:style-name="Table209">
        <table:table-column table:style-name="Table209.A"/>
        <table:table-header-rows>
          <table:table-row>
            <table:table-cell table:style-name="Table209.A1" office:value-type="string">
              <text:p text:style-name="P125">Inherited From</text:p>
            </table:table-cell>
          </table:table-row>
        </table:table-header-rows>
        <table:table-row>
          <table:table-cell table:style-name="Table209.A2" office:value-type="string">
            <text:p text:style-name="P143"><text:a xlink:type="simple" xlink:href="#XulElement"><text:span text:style-name="Source_20_Text">org.zkoss.zul.imp.XulElement</text:span></text:a></text:p>
          </table:table-cell>
        </table:table-row>
        <table:table-row table:style-name="Table209.3">
          <table:table-cell table:style-name="Table209.A2" office:value-type="string">
            <text:p text:style-name="P143"><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abpanels"/>Tabpanels<text:bookmark-end text:name="Tabpanels"/></text:h>
      <text:p text:style-name="Text_20_body_20_indent_20_2"><text:span text:style-name="T92">A </text:span><text:span text:style-name="Source_20_Text"><text:span text:style-name="T92">tabpanels</text:span></text:span><text:span text:style-name="T92"> is the container for the tab panels, i.e., a collection of tabpanel components.</text:span></text:p>
      <text:p text:style-name="Text_20_body_20_indent_20_2"><text:a xlink:type="simple" xlink:href="#Toolbar"><text:span text:style-name="Source_20_Text"><text:span text:style-name="T92"/></text:span></text:a></text:p>
      <text:p text:style-name="P9"><draw:frame draw:style-name="fr3"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06" text:outline-level="4">Class Name</text:h>
      <text:p text:style-name="P356"><text:span text:style-name="Source_20_Text"><text:span text:style-name="T86">org.zkoss.zul.Treepanels</text:span></text:span></text:p>
      <text:h text:style-name="P156" text:outline-level="4">Supported Child Components</text:h>
      <text:p text:style-name="P70"><text:a xlink:type="simple" xlink:href="#Tabpanel"><text:span text:style-name="Source_20_Text">Tabpanel</text:span></text:a></text:p>
      <text:p text:style-name="P18"/>
      <text:h text:style-name="P156" text:outline-level="4">Supported Events</text:h>
      <text:p text:style-name="P168"><text:tab/>*<text:span text:style-name="T93">NONE</text:span></text:p>
      <text:h text:style-name="P213" text:outline-level="4">Properties</text:h>
      <text:p text:style-name="P168"><text:tab/>*<text:span text:style-name="T93">None</text:span></text:p>
      <text:p text:style-name="P294"/>
      <text:h text:style-name="P15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125">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86"><text:span text:style-name="Source_20_Text">Tabbox</text:span></text:p>
          </table:table-cell>
          <table:table-cell table:style-name="Table210.D2" office:value-type="string">
            <text:p text:style-name="Table_20_Contents"/>
          </table:table-cell>
        </table:table-row>
      </table:table>
      <text:p text:style-name="P171"/>
      <text:h text:style-name="P156" text:outline-level="4">Inherited From </text:h>
      <table:table table:name="Table211" table:style-name="Table211">
        <table:table-column table:style-name="Table211.A"/>
        <table:table-header-rows>
          <table:table-row>
            <table:table-cell table:style-name="Table211.A1" office:value-type="string">
              <text:p text:style-name="P125">Inherited From</text:p>
            </table:table-cell>
          </table:table-row>
        </table:table-header-rows>
        <table:table-row>
          <table:table-cell table:style-name="Table211.A2" office:value-type="string">
            <text:p text:style-name="P143"><text:a xlink:type="simple" xlink:href="#XulElement"><text:span text:style-name="Source_20_Text">org.zkoss.zul.imp.XulElement</text:span></text:a></text:p>
          </table:table-cell>
        </table:table-row>
        <table:table-row table:style-name="Table211.3">
          <table:table-cell table:style-name="Table211.A2" office:value-type="string">
            <text:p text:style-name="P143"><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abs"/>Tabs<text:bookmark-end text:name="Tabs"/></text:h>
      <text:p text:style-name="Text_20_body_20_indent_20_2"><text:span text:style-name="T92">A </text:span><text:span text:style-name="Source_20_Text"><text:span text:style-name="T92">tabs</text:span></text:span><text:span text:style-name="T92"> is the container for the </text:span><text:span text:style-name="Source_20_Text"><text:span text:style-name="T92">tab</text:span></text:span><text:span text:style-name="T92"> components.</text:span></text:p>
      <text:p text:style-name="Text_20_body_20_indent_20_2"><text:a xlink:type="simple" xlink:href="#Toolbar"><text:span text:style-name="Source_20_Text"><text:span text:style-name="T92"/></text:span></text:a></text:p>
      <text:p text:style-name="P9"><draw:frame draw:style-name="fr3"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06" text:outline-level="4">Class Name</text:h>
      <text:p text:style-name="P356"><text:span text:style-name="Source_20_Text"><text:span text:style-name="T86">org.zkoss.zul.Tabs</text:span></text:span></text:p>
      <text:h text:style-name="P156" text:outline-level="4">Supported Child Components</text:h>
      <text:p text:style-name="P70"><text:a xlink:type="simple" xlink:href="#Tab"><text:span text:style-name="Source_20_Text">Tab</text:span></text:a></text:p>
      <text:p text:style-name="P18"/>
      <text:h text:style-name="P156" text:outline-level="4">Supported Events</text:h>
      <text:p text:style-name="P168"><text:tab/>*<text:span text:style-name="T93">NONE</text:span></text:p>
      <text:h text:style-name="P213" text:outline-level="4">Properties</text:h>
      <text:p text:style-name="P168"><text:tab/>*<text:span text:style-name="T93">None</text:span></text:p>
      <text:p text:style-name="P294"/>
      <text:h text:style-name="P15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125">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86"><text:span text:style-name="Source_20_Text">Tabbox</text:span></text:p>
          </table:table-cell>
          <table:table-cell table:style-name="Table212.D2" office:value-type="string">
            <text:p text:style-name="Table_20_Contents"/>
          </table:table-cell>
        </table:table-row>
      </table:table>
      <text:p text:style-name="P171"/>
      <text:h text:style-name="P156" text:outline-level="4">Inherited From </text:h>
      <table:table table:name="Table213" table:style-name="Table213">
        <table:table-column table:style-name="Table213.A"/>
        <table:table-header-rows>
          <table:table-row>
            <table:table-cell table:style-name="Table213.A1" office:value-type="string">
              <text:p text:style-name="P125">Inherited From</text:p>
            </table:table-cell>
          </table:table-row>
        </table:table-header-rows>
        <table:table-row>
          <table:table-cell table:style-name="Table213.A2" office:value-type="string">
            <text:p text:style-name="P143"><text:a xlink:type="simple" xlink:href="#XulElement"><text:span text:style-name="Source_20_Text">org.zkoss.zul.imp.XulElement</text:span></text:a></text:p>
          </table:table-cell>
        </table:table-row>
        <table:table-row table:style-name="Table213.3">
          <table:table-cell table:style-name="Table213.A2" office:value-type="string">
            <text:p text:style-name="P143"><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extbox"/>Textbox<text:bookmark-end text:name="Textbox"/></text:h>
      <text:p text:style-name="Text_20_body_20_indent_20_2"><text:span text:style-name="T91">A </text:span><text:span text:style-name="Source_20_Text"><text:span text:style-name="T91">textbox</text:span></text:span><text:span text:style-name="T91"> is used to let users input text </text:span><text:span text:style-name="T92">data.</text:span></text:p>
      <text:p text:style-name="Text_20_body_20_indent_20_2"><text:span text:style-name="T91">You colud assign </text:span><text:span text:style-name="Source_20_Text"><text:span text:style-name="T91">value, type, constraint, rows, cols </text:span></text:span><text:span text:style-name="T91">to a textbox by the corresponding pro</text:span><text:span text:style-name="T92">perties. When you assigns the property </text:span><text:span text:style-name="Source_20_Text"><text:span text:style-name="T92">type </text:span></text:span><text:span text:style-name="T92">to a string value “password” when </text:span><text:span text:style-name="Source_20_Text"><text:span text:style-name="T92">multiline </text:span></text:span><text:span text:style-name="T92">is false( </text:span><text:span text:style-name="Source_20_Text"><text:span text:style-name="T92">multiline</text:span></text:span><text:span text:style-name="T92"> will be </text:span><text:span text:style-name="Source_20_Text"><text:span text:style-name="T92">true </text:span></text:span><text:span text:style-name="T92">if You set rows large then 1 or sets </text:span><text:span text:style-name="Source_20_Text"><text:span text:style-name="T92">multiline </text:span></text:span><text:span text:style-name="T92">to true directly) then any character in this component will replace by '*'.</text:span></text:p>
      <text:p text:style-name="Text_20_body_20_indent_20_2"><text:span text:style-name="T92">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91"> </text:span></text:p>
      <text:p text:style-name="P9"><draw:frame draw:style-name="fr3"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106" text:outline-level="4">Class Name</text:h>
      <text:p text:style-name="P356"><text:span text:style-name="Source_20_Text"><text:span text:style-name="T86">org.zkoss.zul.Textbox</text:span></text:span></text:p>
      <text:h text:style-name="P156" text:outline-level="4">Supported Child Components</text:h>
      <text:p text:style-name="P70">*NONE </text:p>
      <text:h text:style-name="P15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125">Event Name</text:p>
            </table:table-cell>
            <table:table-cell table:style-name="Table214.B1" office:value-type="string">
              <text:p text:style-name="P125">Event Type</text:p>
            </table:table-cell>
          </table:table-row>
        </table:table-header-rows>
        <table:table-row>
          <table:table-cell table:style-name="Table214.A2" office:value-type="string">
            <text:p text:style-name="P128"><text:span text:style-name="Source_20_Text">onChange</text:span></text:p>
          </table:table-cell>
          <table:table-cell table:style-name="Table214.B2" office:value-type="string">
            <text:p text:style-name="P133"><text:a xlink:type="simple" xlink:href="#InputEvent"><text:span text:style-name="Source_20_Text"><text:span text:style-name="T93">org.zkoss.zk.ui.event.InputEvent</text:span></text:span></text:a></text:p>
            <text:p text:style-name="P136"><text:span text:style-name="T4">Description:</text:span> </text:p>
            <text:p text:style-name="P136">Denotes the content of an input component has been modified by the user.</text:p>
          </table:table-cell>
        </table:table-row>
        <table:table-row>
          <table:table-cell table:style-name="Table214.A2" office:value-type="string">
            <text:p text:style-name="P128"><text:span text:style-name="Source_20_Text">onChanging</text:span></text:p>
          </table:table-cell>
          <table:table-cell table:style-name="Table214.B2" office:value-type="string">
            <text:p text:style-name="P133"><text:a xlink:type="simple" xlink:href="#InputEvent"><text:span text:style-name="Source_20_Text"><text:span text:style-name="T93">org.zkoss.zk.ui.event.InputEvent</text:span></text:span></text:a></text:p>
            <text:p text:style-name="P137">Description: </text:p>
            <text:p text:style-name="P138">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128"><text:span text:style-name="Source_20_Text">onSelection</text:span></text:p>
          </table:table-cell>
          <table:table-cell table:style-name="Table214.B2" office:value-type="string">
            <text:p text:style-name="P133"><text:a xlink:type="simple" xlink:href="#SelectionEvent"><text:span text:style-name="Source_20_Text">org.zkoss.zk.ui.event.SelectionEvent</text:span></text:a></text:p>
            <text:p text:style-name="P137">Description: </text:p>
            <text:p text:style-name="P136"><text:span text:style-name="T93">Denotes that user is selecting a portion of the text of an input component. You can retrieve the start and end position of the selected text by use of the </text:span><text:span text:style-name="Source_20_Text"><text:span text:style-name="T93">getStart</text:span></text:span><text:span text:style-name="T93"> and </text:span><text:span text:style-name="Source_20_Text"><text:span text:style-name="T93">getEnd</text:span></text:span><text:span text:style-name="T93"> methods.</text:span><text:span text:style-name="T4"> </text:span></text:p>
          </table:table-cell>
        </table:table-row>
        <table:table-row>
          <table:table-cell table:style-name="Table214.A2" office:value-type="string">
            <text:p text:style-name="P128"><text:span text:style-name="Source_20_Text">onFocus</text:span></text:p>
          </table:table-cell>
          <table:table-cell table:style-name="Table214.B2" office:value-type="string">
            <text:p text:style-name="P133"><text:a xlink:type="simple" xlink:href="#Event"><text:span text:style-name="Source_20_Text">org.zkoss.zk.ui.event.Event</text:span></text:a></text:p>
            <text:p text:style-name="P137">Description: </text:p>
            <text:p text:style-name="P138">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128"><text:span text:style-name="Source_20_Text">onBlur</text:span></text:p>
          </table:table-cell>
          <table:table-cell table:style-name="Table214.B2" office:value-type="string">
            <text:p text:style-name="P133"><text:a xlink:type="simple" xlink:href="#Event"><text:span text:style-name="Source_20_Text">org.zkoss.zk.ui.event.Event</text:span></text:a></text:p>
            <text:p text:style-name="P137">Description: </text:p>
            <text:p text:style-name="P138">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128"><text:span text:style-name="Source_20_Text">onCreate</text:span></text:p>
          </table:table-cell>
          <table:table-cell table:style-name="Table214.B2" office:value-type="string">
            <text:p text:style-name="P133"><text:a xlink:type="simple" xlink:href="#CreateEvent"><text:span text:style-name="Source_20_Text">org.zkoss.ui.zk.ui.event.CreateEvent</text:span></text:a></text:p>
            <text:p text:style-name="P137">Description: </text:p>
            <text:p text:style-name="P138">Denotes a component is created when rendering a ZUML page.</text:p>
          </table:table-cell>
        </table:table-row>
        <table:table-row>
          <table:table-cell table:style-name="Table214.A2" office:value-type="string">
            <text:p text:style-name="P128"><text:span text:style-name="Source_20_Text">onDrop</text:span></text:p>
          </table:table-cell>
          <table:table-cell table:style-name="Table214.B2" office:value-type="string">
            <text:p text:style-name="P133"><text:a xlink:type="simple" xlink:href="#DropEvent"><text:span text:style-name="Source_20_Text">org.zkoss.ui.zk.ui.event.DropEvent</text:span></text:a></text:p>
            <text:p text:style-name="P137">Description: </text:p>
            <text:p text:style-name="P138">Denotes another component is dropped to the component that receives this event.</text:p>
          </table:table-cell>
        </table:table-row>
      </table:table>
      <text:h text:style-name="P15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125">Property</text:p>
            </table:table-cell>
            <table:table-cell table:style-name="Table215.A1" office:value-type="string">
              <text:p text:style-name="P125">Description</text:p>
            </table:table-cell>
            <table:table-cell table:style-name="Table215.A1" office:value-type="string">
              <text:p text:style-name="P125">Data Type</text:p>
            </table:table-cell>
            <table:table-cell table:style-name="Table215.D1" office:value-type="string">
              <text:p text:style-name="P124">Default Value</text:p>
            </table:table-cell>
          </table:table-row>
        </table:table-header-rows>
        <table:table-row>
          <table:table-cell table:style-name="Table215.A2" office:value-type="string">
            <text:p text:style-name="P86"><text:span text:style-name="Source_20_Text">multiline</text:span></text:p>
          </table:table-cell>
          <table:table-cell table:style-name="Table215.A2" office:value-type="string">
            <text:p text:style-name="P87">Sets whether it is multiline. </text:p>
            <text:p text:style-name="P87">Values: <text:span text:style-name="Source_20_Text">true | false</text:span></text:p>
            <text:p text:style-name="P87">Note: If <text:span text:style-name="Source_20_Text">rows &gt; 1</text:span>, multiline will always return <text:span text:style-name="Source_20_Text">true</text:span></text:p>
          </table:table-cell>
          <table:table-cell table:style-name="Table215.A2" office:value-type="string">
            <text:p text:style-name="P86"><text:span text:style-name="Source_20_Text">boolean</text:span></text:p>
          </table:table-cell>
          <table:table-cell table:style-name="Table215.D2" office:value-type="string">
            <text:p text:style-name="P86"><text:span text:style-name="Source_20_Text">false</text:span></text:p>
          </table:table-cell>
        </table:table-row>
        <table:table-row>
          <table:table-cell table:style-name="Table215.A2" office:value-type="string">
            <text:p text:style-name="P86">rows</text:p>
          </table:table-cell>
          <table:table-cell table:style-name="Table215.A2" office:value-type="string">
            <text:p text:style-name="P87">Sets the rows. </text:p>
          </table:table-cell>
          <table:table-cell table:style-name="Table215.A2" office:value-type="string">
            <text:p text:style-name="P86"><text:span text:style-name="Source_20_Text">int</text:span></text:p>
          </table:table-cell>
          <table:table-cell table:style-name="Table215.D2" office:value-type="string">
            <text:p text:style-name="P96">1</text:p>
          </table:table-cell>
        </table:table-row>
        <table:table-row table:style-name="Table215.4">
          <table:table-cell table:style-name="Table215.A2" office:value-type="string">
            <text:p text:style-name="P86"><text:span text:style-name="Source_20_Text">type</text:span></text:p>
          </table:table-cell>
          <table:table-cell table:style-name="Table215.B4" office:value-type="string">
            <text:p text:style-name="P87">Sets the type. </text:p>
            <text:p text:style-name="P87">Values : <text:span text:style-name="Source_20_Text">text | password</text:span></text:p>
          </table:table-cell>
          <table:table-cell table:style-name="Table215.A2" office:value-type="string">
            <text:p text:style-name="P86"><text:span text:style-name="Source_20_Text">String</text:span></text:p>
          </table:table-cell>
          <table:table-cell table:style-name="Table215.D2" office:value-type="string">
            <text:p text:style-name="P86">text</text:p>
          </table:table-cell>
        </table:table-row>
        <table:table-row table:style-name="Table215.4">
          <table:table-cell table:style-name="Table215.A2" office:value-type="string">
            <text:p text:style-name="P86"><text:span text:style-name="Source_20_Text">val</text:span><text:span text:style-name="Source_20_Text"><text:span text:style-name="T1">ue</text:span></text:span></text:p>
          </table:table-cell>
          <table:table-cell table:style-name="Table215.B4" office:value-type="string">
            <text:p text:style-name="P87">Sets the text value. </text:p>
          </table:table-cell>
          <table:table-cell table:style-name="Table215.A2" office:value-type="string">
            <text:p text:style-name="P86"><text:span text:style-name="Source_20_Text">String</text:span></text:p>
          </table:table-cell>
          <table:table-cell table:style-name="Table215.D2" office:value-type="string">
            <text:p text:style-name="P96">&lt;empty string&gt;</text:p>
          </table:table-cell>
        </table:table-row>
      </table:table>
      <text:p text:style-name="P151"/>
      <text:h text:style-name="P156" text:outline-level="4">Methods</text:h>
      <text:p text:style-name="P160">*NONE</text:p>
      <text:h text:style-name="P156" text:outline-level="4">Inherited From </text:h>
      <table:table table:name="Table216" table:style-name="Table216">
        <table:table-column table:style-name="Table216.A"/>
        <table:table-header-rows>
          <table:table-row>
            <table:table-cell table:style-name="Table216.A1" office:value-type="string">
              <text:p text:style-name="P125">Inherited From</text:p>
            </table:table-cell>
          </table:table-row>
        </table:table-header-rows>
        <table:table-row>
          <table:table-cell table:style-name="Table216.A2" office:value-type="string">
            <text:p text:style-name="P143"><text:a xlink:type="simple" xlink:href="#InputElement"><text:span text:style-name="Source_20_Text">org.zkoss.zul.InputElement</text:span></text:a></text:p>
          </table:table-cell>
        </table:table-row>
        <table:table-row>
          <table:table-cell table:style-name="Table216.A2" office:value-type="string">
            <text:p text:style-name="P143"><text:a xlink:type="simple" xlink:href="#XulElement"><text:span text:style-name="Source_20_Text">org.zkoss.zul.imp.XulElement</text:span></text:a></text:p>
          </table:table-cell>
        </table:table-row>
        <table:table-row table:style-name="Table216.4">
          <table:table-cell table:style-name="Table216.A2" office:value-type="string">
            <text:p text:style-name="P143"><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143"><text:s/><text:a xlink:type="simple" xlink:href="#AbstractComponent"><text:span text:style-name="Source_20_Text">org.zkoss.zk.ui.AbstractComponent </text:span></text:a></text:p>
          </table:table-cell>
        </table:table-row>
      </table:table>
      <text:h text:style-name="P210" text:outline-level="3"/>
      <text:h text:style-name="Heading_20_3" text:outline-level="3">Timebox</text:h>
      <text:p text:style-name="P197">An edit box for holding a time (a java.util.Date Object , but only Hour &amp; Minute are used.</text:p>
      <text:p text:style-name="P48"><draw:frame draw:style-name="fr3" draw:name="graphics23" text:anchor-type="paragraph" svg:width="8.2cm" svg:height="1.826cm" draw:z-index="83"><draw:image xlink:href="../images/timebox.png" xlink:type="simple" xlink:show="embed" xlink:actuate="onLoad" draw:filter-name="&lt;All formats&gt;"/></draw:frame></text:p>
      <text:p text:style-name="Code_20_Indent"><text:span text:style-name="T1">&lt;window title="Simple" width="300px" border="normal"&gt;</text:span></text:p>
      <text:p text:style-name="Code_20_Indent"><text:span text:style-name="T1"><text:tab/>&lt;timebox id="tb0"/&gt;</text:span></text:p>
      <text:p text:style-name="Code_20_Indent"><text:span text:style-name="T1">&lt;/window&gt;</text:span></text:p>
      <text:h text:style-name="Heading_20_4" text:outline-level="4"><text:span text:style-name="T41">Class Name</text:span></text:h>
      <text:p text:style-name="P356"><text:span text:style-name="Source_20_Text"><text:span text:style-name="T16">org.zkoss.zul.Timebox</text:span></text:span></text:p>
      <text:h text:style-name="P155" text:outline-level="4"><text:span text:style-name="T39">Supported Child Components</text:span></text:h>
      <text:p text:style-name="P462"><text:span text:style-name="T57"><text:tab/></text:span><text:span text:style-name="Source_20_Text"><text:span text:style-name="T58"> <text:s/>*NONE</text:span></text:span></text:p>
      <text:h text:style-name="P257" text:outline-level="4"><text:span text:style-name="T39">Supported Events</text:span></text:h>
      <text:p text:style-name="P462"><text:span text:style-name="T55"><text:tab/> <text:s/>*NONE</text:span></text:p>
      <text:h text:style-name="P256" text:outline-level="4"><text:span text:style-name="T39">Properties</text:span><text:span text:style-name="T57"><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125">Property</text:p>
            </table:table-cell>
            <table:table-cell table:style-name="Table342.A1" office:value-type="string">
              <text:p text:style-name="P125">Description</text:p>
            </table:table-cell>
            <table:table-cell table:style-name="Table342.C1" office:value-type="string">
              <text:p text:style-name="P125">Data Type</text:p>
            </table:table-cell>
          </table:table-row>
        </table:table-header-rows>
        <table:table-row table:style-name="Table342.2">
          <table:table-cell table:style-name="Table342.A2" office:value-type="string">
            <text:p text:style-name="P86"><text:span text:style-name="Source_20_Text">buttonVisible</text:span></text:p>
          </table:table-cell>
          <table:table-cell table:style-name="Table342.A2" office:value-type="string">
            <text:p text:style-name="P452"><text:span text:style-name="T40">Sets whether the button (on the right of the textbox) is visible. </text:span></text:p>
          </table:table-cell>
          <table:table-cell table:style-name="Table342.C2" office:value-type="string">
            <text:p text:style-name="P128"><text:span text:style-name="Source_20_Text"><text:span text:style-name="T20">boolean</text:span></text:span></text:p>
          </table:table-cell>
        </table:table-row>
        <table:table-row table:style-name="Table342.2">
          <table:table-cell table:style-name="Table342.A2" office:value-type="string">
            <text:p text:style-name="P128"><text:span text:style-name="Source_20_Text">image</text:span></text:p>
          </table:table-cell>
          <table:table-cell table:style-name="Table342.A2" office:value-type="string">
            <text:p text:style-name="P451"><text:span text:style-name="T40">Sets the URI of the button image.</text:span></text:p>
          </table:table-cell>
          <table:table-cell table:style-name="Table342.C2" office:value-type="string">
            <text:p text:style-name="P128"><text:span text:style-name="Source_20_Text"><text:span text:style-name="T20">java.lang.String</text:span></text:span></text:p>
          </table:table-cell>
        </table:table-row>
        <table:table-row table:style-name="Table342.2">
          <table:table-cell table:style-name="Table342.A2" office:value-type="string">
            <text:p text:style-name="P128"><text:span text:style-name="Source_20_Text">timeZone</text:span></text:p>
          </table:table-cell>
          <table:table-cell table:style-name="Table342.A2" office:value-type="string">
            <text:p text:style-name="P451"><text:span text:style-name="T40">Sets the time zone that this time box belongs to, or null if the default time zone is used.</text:span></text:p>
          </table:table-cell>
          <table:table-cell table:style-name="Table342.C2" office:value-type="string">
            <text:p text:style-name="P128"><text:span text:style-name="Source_20_Text"><text:span text:style-name="T28">java.util.TimeZone</text:span></text:span></text:p>
          </table:table-cell>
        </table:table-row>
        <table:table-row table:style-name="Table342.2">
          <table:table-cell table:style-name="Table342.A2" office:value-type="string">
            <text:p text:style-name="P128"><text:span text:style-name="Source_20_Text">value</text:span></text:p>
          </table:table-cell>
          <table:table-cell table:style-name="Table342.A2" office:value-type="string">
            <text:p text:style-name="P451"><text:span text:style-name="T40">Sets the value (in </text:span><text:span text:style-name="Source_20_Text"><text:span text:style-name="T140">Date</text:span></text:span><text:span text:style-name="T40">).</text:span></text:p>
          </table:table-cell>
          <table:table-cell table:style-name="Table342.C2" office:value-type="string">
            <text:p text:style-name="P128"><text:span text:style-name="Source_20_Text"><text:span text:style-name="T28">java.util.Date</text:span></text:span></text:p>
          </table:table-cell>
        </table:table-row>
      </table:table>
      <text:p text:style-name="Text_20_body_20_indent_20_2"><text:span text:style-name="T39"/></text:p>
      <text:p text:style-name="Text_20_body_20_indent_20_2"><text:span text:style-name="T39">Methods</text:span></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81" text:outline-level="4"><text:span text:style-name="T40">getInnerAttrs()</text:span></text:h>
          </table:table-cell>
          <table:table-cell table:style-name="Table343.A2" office:value-type="string">
            <text:p text:style-name="P451"><text:span text:style-name="T40">Generates the Client-Side-Action attributes to the interior tag.</text:span></text:p>
          </table:table-cell>
          <table:table-cell table:style-name="Table343.C2" office:value-type="string">
            <text:p text:style-name="P128"><text:span text:style-name="Source_20_Text"><text:span text:style-name="T20">java.lang.String</text:span></text:span></text:p>
          </table:table-cell>
        </table:table-row>
      </table:table>
      <text:h text:style-name="Heading_20_4" text:outline-level="4"><text:span text:style-name="T39">Inherited From </text:span></text:h>
      <table:table table:name="Table344" table:style-name="Table344">
        <table:table-column table:style-name="Table344.A"/>
        <table:table-header-rows>
          <table:table-row>
            <table:table-cell table:style-name="Table344.A1" office:value-type="string">
              <text:p text:style-name="P125">Inherited From</text:p>
            </table:table-cell>
          </table:table-row>
        </table:table-header-rows>
        <table:table-row>
          <table:table-cell table:style-name="Table344.A2" office:value-type="string">
            <text:p text:style-name="P142"><text:a xlink:type="simple" xlink:href="#InputElement"><text:span text:style-name="Source_20_Text">org.zkoss.zul.impl.InputElement</text:span></text:a></text:p>
          </table:table-cell>
        </table:table-row>
        <table:table-row table:style-name="Table344.3">
          <table:table-cell table:style-name="Table344.A2" office:value-type="string">
            <text:p text:style-name="P142"><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142"><text:a xlink:type="simple" xlink:href="#AbstractComponent"><text:span text:style-name="Source_20_Text">org.zkoss.zk.ui.AbstractComponent </text:span></text:a></text:p>
          </table:table-cell>
        </table:table-row>
      </table:table>
      <text:p text:style-name="P186"><text:span text:style-name="T39"/></text:p>
      <text:h text:style-name="Heading_20_3" text:outline-level="3"/>
      <text:h text:style-name="P35" text:outline-level="3"/>
      <text:h text:style-name="Heading_20_3" text:outline-level="3"><text:bookmark-start text:name="Timer"/>Timer<text:bookmark-end text:name="Timer"/></text:h>
      <text:p text:style-name="P62">Timer is a special component that is invisible. It fires one or more org.zkoss.zk.ui.event.Event after a specified delay. </text:p>
      <text:p text:style-name="P62"/>
      <text:p text:style-name="P62">Notice that the timer won't fire any event until it is attached to a page. </text:p>
      <text:p text:style-name="P9"/>
      <text:p text:style-name="Code_20_Indent_20_2">&lt;label id="now"/&gt;</text:p>
      <text:p text:style-name="Code_20_Indent_20_2">&lt;timer id="timer" delay="1000" repeats="true"</text:p>
      <text:p text:style-name="Code_20_Indent_20_2"><text:tab/>onTimer="now.setValue(new Date().toString())"/&gt;</text:p>
      <text:h text:style-name="P106" text:outline-level="4">Class Name</text:h>
      <text:p text:style-name="P356"><text:span text:style-name="Source_20_Text"><text:span text:style-name="T86">org.zkoss.zul.Timer</text:span></text:span></text:p>
      <text:h text:style-name="P156" text:outline-level="4">Supported Child Components</text:h>
      <text:p text:style-name="P70">*NONE </text:p>
      <text:h text:style-name="P15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125">Event Name</text:p>
            </table:table-cell>
            <table:table-cell table:style-name="Table217.B1" office:value-type="string">
              <text:p text:style-name="P125">Event Type</text:p>
            </table:table-cell>
          </table:table-row>
        </table:table-header-rows>
        <table:table-row>
          <table:table-cell table:style-name="Table217.A2" office:value-type="string">
            <text:p text:style-name="P128"><text:span text:style-name="Source_20_Text">onTimer</text:span></text:p>
          </table:table-cell>
          <table:table-cell table:style-name="Table217.B2" office:value-type="string">
            <text:p text:style-name="P133"><text:a xlink:type="simple" xlink:href="#Event"><text:span text:style-name="Source_20_Text">org.zkoss.zk.ui.event.Event</text:span></text:a></text:p>
            <text:p text:style-name="P137">Description: </text:p>
            <text:p text:style-name="P138">Denotes the timer you specified has triggered an event. To know which timer, invoke the <text:span text:style-name="Source_20_Text">getTarget </text:span>method in the <text:span text:style-name="Source_20_Text">Event </text:span>class.</text:p>
          </table:table-cell>
        </table:table-row>
      </table:table>
      <text:h text:style-name="P15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125">Property</text:p>
            </table:table-cell>
            <table:table-cell table:style-name="Table218.A1" office:value-type="string">
              <text:p text:style-name="P125">Description</text:p>
            </table:table-cell>
            <table:table-cell table:style-name="Table218.A1" office:value-type="string">
              <text:p text:style-name="P125">Data Type</text:p>
            </table:table-cell>
            <table:table-cell table:style-name="Table218.D1" office:value-type="string">
              <text:p text:style-name="P124">Default Value</text:p>
            </table:table-cell>
          </table:table-row>
        </table:table-header-rows>
        <table:table-row>
          <table:table-cell table:style-name="Table218.A2" office:value-type="string">
            <text:p text:style-name="P86"><text:span text:style-name="Source_20_Text">delay</text:span></text:p>
          </table:table-cell>
          <table:table-cell table:style-name="Table218.A2" office:value-type="string">
            <text:p text:style-name="P87">Sets the delay, the number of milliseconds between successive action events. </text:p>
            <text:p text:style-name="P87">Note : 0 means imm<text:span text:style-name="T1">ediately</text:span></text:p>
          </table:table-cell>
          <table:table-cell table:style-name="Table218.A2" office:value-type="string">
            <text:p text:style-name="P86"><text:span text:style-name="Source_20_Text">int</text:span></text:p>
          </table:table-cell>
          <table:table-cell table:style-name="Table218.D2" office:value-type="string">
            <text:p text:style-name="P96">0</text:p>
          </table:table-cell>
        </table:table-row>
        <table:table-row>
          <table:table-cell table:style-name="Table218.A2" office:value-type="string">
            <text:p text:style-name="P86"><text:span text:style-name="Source_20_Text">repeats</text:span></text:p>
          </table:table-cell>
          <table:table-cell table:style-name="Table218.A2" office:value-type="string">
            <text:p text:style-name="P101">Sets whether the timer shall send Event repeatedly. </text:p>
            <text:p text:style-name="P101">Values : <text:span text:style-name="Source_20_Text">true|false</text:span></text:p>
          </table:table-cell>
          <table:table-cell table:style-name="Table218.A2" office:value-type="string">
            <text:p text:style-name="P86"><text:span text:style-name="Source_20_Text">boolean</text:span></text:p>
          </table:table-cell>
          <table:table-cell table:style-name="Table218.D2" office:value-type="string">
            <text:p text:style-name="P86"><text:span text:style-name="Source_20_Text">false</text:span></text:p>
          </table:table-cell>
        </table:table-row>
        <table:table-row table:style-name="Table218.4">
          <table:table-cell table:style-name="Table218.A2" office:value-type="string">
            <text:p text:style-name="P86"><text:span text:style-name="Source_20_Text">running</text:span></text:p>
          </table:table-cell>
          <table:table-cell table:style-name="Table218.B4" office:value-type="string">
            <text:p text:style-name="P133">Start or stops the timer. </text:p>
            <text:p text:style-name="P133">Values : <text:span text:style-name="Source_20_Text">true|false</text:span></text:p>
          </table:table-cell>
          <table:table-cell table:style-name="Table218.A2" office:value-type="string">
            <text:p text:style-name="P86"><text:span text:style-name="Source_20_Text">boolean</text:span></text:p>
          </table:table-cell>
          <table:table-cell table:style-name="Table218.D2" office:value-type="string">
            <text:p text:style-name="P86"><text:span text:style-name="Source_20_Text">true</text:span></text:p>
          </table:table-cell>
        </table:table-row>
      </table:table>
      <text:p text:style-name="P151"/>
      <text:h text:style-name="P15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67"/>
      <text:h text:style-name="P156" text:outline-level="4">Inherited From </text:h>
      <table:table table:name="Table220" table:style-name="Table220">
        <table:table-column table:style-name="Table220.A"/>
        <table:table-header-rows>
          <table:table-row>
            <table:table-cell table:style-name="Table220.A1" office:value-type="string">
              <text:p text:style-name="P125">Inherited From</text:p>
            </table:table-cell>
          </table:table-row>
        </table:table-header-rows>
        <table:table-row>
          <table:table-cell table:style-name="Table220.A2" office:value-type="string">
            <text:p text:style-name="P143"><text:a xlink:type="simple" xlink:href="#XulElement"><text:span text:style-name="Source_20_Text">org.zkoss.zul.imp.XulElement</text:span></text:a></text:p>
          </table:table-cell>
        </table:table-row>
        <table:table-row table:style-name="Table220.3">
          <table:table-cell table:style-name="Table220.A2" office:value-type="string">
            <text:p text:style-name="P143"><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oolbar"/>Toolbar<text:bookmark-end text:name="Toolbar"/></text:h>
      <text:p text:style-name="Text_20_body_20_indent_20_2"><text:span text:style-name="T92">A </text:span><text:span text:style-name="Source_20_Text"><text:span text:style-name="T92">toolbar</text:span></text:span><text:span text:style-name="T92"> is used to place a series of buttons, such as </text:span><text:span text:style-name="Source_20_Text"><text:span text:style-name="T92">toolbarbutton </text:span></text:span><text:span text:style-name="T92">or </text:span><text:span text:style-name="Source_20_Text"><text:span text:style-name="T92">button. </text:span></text:span><text:span text:style-name="T92">The toolbar buttons could be used without toolbars, so a toolbar could be used without tool buttons. However, tool buttons change their appearance if they are placed inside a toolbar.</text:span></text:p>
      <text:p text:style-name="Text_20_body_20_indent_20_2"><text:span text:style-name="T92">The toolbar has two orientation: </text:span><text:span text:style-name="Source_20_Text"><text:span text:style-name="T92">horizontal </text:span></text:span><text:span text:style-name="T92">and </text:span><text:span text:style-name="Source_20_Text"><text:span text:style-name="T92">vertical. </text:span></text:span><text:span text:style-name="T92">It controls how the buttons are placed</text:span>.</text:p>
      <text:p text:style-name="Text_20_body_20_indent_20_2"><text:span text:style-name="T92">See also : </text:span><text:a xlink:type="simple" xlink:href="#Button"><text:span text:style-name="Source_20_Text"><text:span text:style-name="T92">org.zkoss.zul.Button</text:span></text:span></text:a><text:span text:style-name="T92">, </text:span><text:a xlink:type="simple" xlink:href="#Toolbarbutton"><text:span text:style-name="Source_20_Text"><text:span text:style-name="T92">org.zkoss.zul.Toolbarbutton</text:span></text:span></text:a></text:p>
      <text:p text:style-name="P9"><draw:frame draw:style-name="fr3"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106" text:outline-level="4">Class Name</text:h>
      <text:p text:style-name="P356"><text:span text:style-name="Source_20_Text"><text:span text:style-name="T86">org.zkoss.zul.Toolbar</text:span></text:span></text:p>
      <text:h text:style-name="P156" text:outline-level="4">Supported Child Components</text:h>
      <text:p text:style-name="P70">*ALL</text:p>
      <text:h text:style-name="P15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125">Event Name</text:p>
            </table:table-cell>
            <table:table-cell table:style-name="Table221.B1" office:value-type="string">
              <text:p text:style-name="P125">Event Type</text:p>
            </table:table-cell>
          </table:table-row>
        </table:table-header-rows>
        <table:table-row>
          <table:table-cell table:style-name="Table221.A2" office:value-type="string">
            <text:p text:style-name="P128"><text:span text:style-name="Source_20_Text">onClick</text:span></text:p>
          </table:table-cell>
          <table:table-cell table:style-name="Table221.B2" office:value-type="string">
            <text:p text:style-name="P133"><text:a xlink:type="simple" xlink:href="#MouseEvent"><text:span text:style-name="Source_20_Text">org.zkoss.zk.ui.event.MouseEvent</text:span></text:a></text:p>
            <text:p text:style-name="P137">Description: </text:p>
            <text:p text:style-name="P138">Denotes user has clicked the component.</text:p>
          </table:table-cell>
        </table:table-row>
        <table:table-row>
          <table:table-cell table:style-name="Table221.A2" office:value-type="string">
            <text:p text:style-name="P140">onRightClick</text:p>
          </table:table-cell>
          <table:table-cell table:style-name="Table221.B2" office:value-type="string">
            <text:p text:style-name="P133"><text:a xlink:type="simple" xlink:href="#MouseEvent"><text:span text:style-name="Source_20_Text">org.zkoss.zk.ui.event.MouseEvent</text:span></text:a></text:p>
            <text:p text:style-name="P137">Description: </text:p>
            <text:p text:style-name="P138">Denotes user has right-clicked the component.</text:p>
          </table:table-cell>
        </table:table-row>
        <table:table-row>
          <table:table-cell table:style-name="Table221.A2" office:value-type="string">
            <text:p text:style-name="P140">onDoubleClick</text:p>
          </table:table-cell>
          <table:table-cell table:style-name="Table221.B2" office:value-type="string">
            <text:p text:style-name="P133"><text:a xlink:type="simple" xlink:href="#MouseEvent"><text:span text:style-name="Source_20_Text">org.zkoss.zk.ui.event.MouseEvent</text:span></text:a></text:p>
            <text:p text:style-name="P137">Description: </text:p>
            <text:p text:style-name="P138">Denotes user has double-clicked the component.</text:p>
          </table:table-cell>
        </table:table-row>
      </table:table>
      <text:h text:style-name="P15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125">Property</text:p>
            </table:table-cell>
            <table:table-cell table:style-name="Table222.A1" office:value-type="string">
              <text:p text:style-name="P125">Description</text:p>
            </table:table-cell>
            <table:table-cell table:style-name="Table222.A1" office:value-type="string">
              <text:p text:style-name="P125">Data Type</text:p>
            </table:table-cell>
            <table:table-cell table:style-name="Table222.D1" office:value-type="string">
              <text:p text:style-name="P126">Default Value</text:p>
            </table:table-cell>
          </table:table-row>
        </table:table-header-rows>
        <table:table-row table:style-name="Table222.2">
          <table:table-cell table:style-name="Table222.A2" office:value-type="string">
            <text:p text:style-name="P86"><text:span text:style-name="Source_20_Text">ori</text:span><text:span text:style-name="Source_20_Text"><text:span text:style-name="T1">ent</text:span></text:span></text:p>
          </table:table-cell>
          <table:table-cell table:style-name="Table222.B2" office:value-type="string">
            <text:p text:style-name="P133">Sets the ori<text:span text:style-name="T1">ent.</text:span></text:p>
            <text:p text:style-name="P133"><text:span text:style-name="T1">Values : </text:span><text:span text:style-name="Source_20_Text"><text:span text:style-name="T1">horizontal|vertical</text:span></text:span></text:p>
          </table:table-cell>
          <table:table-cell table:style-name="Table222.A2" office:value-type="string">
            <text:p text:style-name="P86"><text:span text:style-name="Source_20_Text">String</text:span></text:p>
          </table:table-cell>
          <table:table-cell table:style-name="Table222.D2" office:value-type="string">
            <text:p text:style-name="P86"><text:span text:style-name="Source_20_Text">horizontal </text:span></text:p>
          </table:table-cell>
        </table:table-row>
      </table:table>
      <text:p text:style-name="P151"/>
      <text:h text:style-name="P156" text:outline-level="4">Methods</text:h>
      <text:p text:style-name="P161">*NONE</text:p>
      <text:h text:style-name="P156" text:outline-level="4">Inherited From </text:h>
      <table:table table:name="Table223" table:style-name="Table223">
        <table:table-column table:style-name="Table223.A"/>
        <table:table-header-rows>
          <table:table-row>
            <table:table-cell table:style-name="Table223.A1" office:value-type="string">
              <text:p text:style-name="P125">Inherited From</text:p>
            </table:table-cell>
          </table:table-row>
        </table:table-header-rows>
        <table:table-row>
          <table:table-cell table:style-name="Table223.A2" office:value-type="string">
            <text:p text:style-name="P143"><text:a xlink:type="simple" xlink:href="#XulElement"><text:span text:style-name="Source_20_Text">org.zkoss.zul.imp.XulElement</text:span></text:a></text:p>
          </table:table-cell>
        </table:table-row>
        <table:table-row table:style-name="Table223.3">
          <table:table-cell table:style-name="Table223.A2" office:value-type="string">
            <text:p text:style-name="P143"><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oolbarbutton"/>Toolbarbutton<text:bookmark-end text:name="Toolbarbutton"/></text:h>
      <text:p text:style-name="Text_20_body_20_indent_20_2"><text:span text:style-name="T92">The behave of </text:span><text:span text:style-name="Source_20_Text"><text:span text:style-name="T92">Toolbarbutton</text:span></text:span><text:span text:style-name="T92"> is similar to the </text:span><text:span text:style-name="Source_20_Text"><text:span text:style-name="T92">button </text:span></text:span><text:span text:style-name="T92">except the appearance is different. The </text:span><text:span text:style-name="Source_20_Text"><text:span text:style-name="T92">button </text:span></text:span><text:span text:style-name="T92">component uses HTML BUTTON tag, while </text:span><text:span text:style-name="Source_20_Text"><text:span text:style-name="T92">thetoolbarbutton </text:span></text:span><text:span text:style-name="T92">component uses HTML A tag.</text:span></text:p>
      <text:p text:style-name="Text_20_body_20_indent_20_2"><text:span text:style-name="T92">A </text:span><text:span text:style-name="Source_20_Text"><text:span text:style-name="T92">toolbarbutton </text:span></text:span><text:span text:style-name="T92">could be placed outside a </text:span><text:span text:style-name="Source_20_Text"><text:span text:style-name="T92">toolbar, </text:span></text:span><text:span text:style-name="T92">However </text:span><text:span text:style-name="Source_20_Text"><text:span text:style-name="T92">toolbarbutton</text:span></text:span><text:span text:style-name="T92">s change their appearance if they are placed inside a </text:span><text:span text:style-name="Source_20_Text"><text:span text:style-name="T92">toolbar. </text:span></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92">See also : </text:span><text:a xlink:type="simple" xlink:href="#Button"><text:span text:style-name="Source_20_Text"><text:span text:style-name="T92">org.zkoss.zul.Button</text:span></text:span></text:a><text:span text:style-name="T92">, </text:span><text:a xlink:type="simple" xlink:href="#Toolbar"><text:span text:style-name="Source_20_Text"><text:span text:style-name="T92">org.zkoss.zul.Toolbar</text:span></text:span></text:a></text:p>
      <text:p text:style-name="P9"><draw:frame draw:style-name="fr3"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106" text:outline-level="4">Class Name</text:h>
      <text:p text:style-name="P356"><text:span text:style-name="Source_20_Text"><text:span text:style-name="T86">org.zkoss.zul.Toolbarbutton</text:span></text:span></text:p>
      <text:h text:style-name="P156" text:outline-level="4">Supported Child Components</text:h>
      <text:p text:style-name="P70">*NONE </text:p>
      <text:h text:style-name="P15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125">Event Name</text:p>
            </table:table-cell>
            <table:table-cell table:style-name="Table224.B1" office:value-type="string">
              <text:p text:style-name="P125">Event Type</text:p>
            </table:table-cell>
          </table:table-row>
        </table:table-header-rows>
        <table:table-row>
          <table:table-cell table:style-name="Table224.A2" office:value-type="string">
            <text:p text:style-name="P128"><text:span text:style-name="Source_20_Text">onClick</text:span></text:p>
          </table:table-cell>
          <table:table-cell table:style-name="Table224.B2" office:value-type="string">
            <text:p text:style-name="P133"><text:a xlink:type="simple" xlink:href="#MouseEvent"><text:span text:style-name="Source_20_Text">org.zkoss.zk.ui.event.MouseEvent</text:span></text:a></text:p>
            <text:p text:style-name="P137">Description: </text:p>
            <text:p text:style-name="P138">Denotes user has clicked the component.</text:p>
          </table:table-cell>
        </table:table-row>
        <table:table-row>
          <table:table-cell table:style-name="Table224.A2" office:value-type="string">
            <text:p text:style-name="P140">onRightClick</text:p>
          </table:table-cell>
          <table:table-cell table:style-name="Table224.B2" office:value-type="string">
            <text:p text:style-name="P133"><text:a xlink:type="simple" xlink:href="#MouseEvent"><text:span text:style-name="Source_20_Text">org.zkoss.zk.ui.event.MouseEvent</text:span></text:a></text:p>
            <text:p text:style-name="P137">Description: </text:p>
            <text:p text:style-name="P138">Denotes user has right-clicked the component.</text:p>
          </table:table-cell>
        </table:table-row>
      </table:table>
      <text:h text:style-name="P15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125">Property</text:p>
            </table:table-cell>
            <table:table-cell table:style-name="Table225.A1" office:value-type="string">
              <text:p text:style-name="P125">Description</text:p>
            </table:table-cell>
            <table:table-cell table:style-name="Table225.A1" office:value-type="string">
              <text:p text:style-name="P125">Data Type</text:p>
            </table:table-cell>
            <table:table-cell table:style-name="Table225.D1" office:value-type="string">
              <text:p text:style-name="P124">Default Value</text:p>
            </table:table-cell>
          </table:table-row>
        </table:table-header-rows>
        <table:table-row>
          <table:table-cell table:style-name="Table225.A2" office:value-type="string">
            <text:p text:style-name="P86"><text:span text:style-name="Source_20_Text">dir</text:span></text:p>
          </table:table-cell>
          <table:table-cell table:style-name="Table225.A2" office:value-type="string">
            <text:p text:style-name="P97">Sets the direction of image, if normal then text first, otherwise image first.</text:p>
            <text:p text:style-name="P87"><text:span text:style-name="T1">Check </text:span><text:a xlink:type="simple" xlink:href="#Button"><text:span text:style-name="Source_20_Text"><text:span text:style-name="T1">Button</text:span></text:span></text:a><text:span text:style-name="T1"> to know more.</text:span></text:p>
            <text:p text:style-name="P87"><text:span text:style-name="T5">Values </text:span><text:span text:style-name="T1">: </text:span><text:span text:style-name="Source_20_Text"><text:span text:style-name="T1">normal|reverse</text:span></text:span></text:p>
          </table:table-cell>
          <table:table-cell table:style-name="Table225.A2" office:value-type="string">
            <text:p text:style-name="P86"><text:span text:style-name="Source_20_Text">String</text:span></text:p>
          </table:table-cell>
          <table:table-cell table:style-name="Table225.D2" office:value-type="string">
            <text:p text:style-name="P86"><text:span text:style-name="Source_20_Text"><text:span text:style-name="T1">normal</text:span></text:span></text:p>
          </table:table-cell>
        </table:table-row>
        <table:table-row>
          <table:table-cell table:style-name="Table225.A2" office:value-type="string">
            <text:p text:style-name="P86"><text:span text:style-name="Source_20_Text">href</text:span></text:p>
          </table:table-cell>
          <table:table-cell table:style-name="Table225.A2" office:value-type="string">
            <text:p text:style-name="P4"><text:span text:style-name="T128">Sets the href, </text:span><text:span text:style-name="T131">If </text:span><text:span text:style-name="Source_20_Text"><text:span text:style-name="T1">null</text:span></text:span><text:span text:style-name="Source_20_Text"><text:span text:style-name="T131">, </text:span></text:span><text:span text:style-name="T131">the button has no function unless you specify the </text:span><text:span text:style-name="Source_20_Text"><text:span text:style-name="T99">onClick</text:span></text:span><text:span text:style-name="T131"> handler. If has value, button will render as a HTML A tag.</text:span></text:p>
          </table:table-cell>
          <table:table-cell table:style-name="Table225.A2" office:value-type="string">
            <text:p text:style-name="P86"><text:span text:style-name="Source_20_Text">String</text:span></text:p>
          </table:table-cell>
          <table:table-cell table:style-name="Table225.D2" office:value-type="string">
            <text:p text:style-name="P86"><text:span text:style-name="Source_20_Text">&lt;null&gt;</text:span></text:p>
          </table:table-cell>
        </table:table-row>
        <table:table-row table:style-name="Table225.4">
          <table:table-cell table:style-name="Table225.A2" office:value-type="string">
            <text:p text:style-name="P86"><text:span text:style-name="Source_20_Text">ori</text:span><text:span text:style-name="Source_20_Text"><text:span text:style-name="T1">ent</text:span></text:span></text:p>
          </table:table-cell>
          <table:table-cell table:style-name="Table225.B4" office:value-type="string">
            <text:p text:style-name="P133">Sets the ori<text:span text:style-name="T1">ent.</text:span></text:p>
            <text:p text:style-name="P133"><text:span text:style-name="T1">Check </text:span><text:a xlink:type="simple" xlink:href="#Button"><text:span text:style-name="Source_20_Text"><text:span text:style-name="T1">Button</text:span></text:span></text:a><text:span text:style-name="T1"> to know more.</text:span></text:p>
            <text:p text:style-name="P133"><text:span text:style-name="T5">Values</text:span><text:span text:style-name="T1"> : </text:span><text:span text:style-name="Source_20_Text"><text:span text:style-name="T1">horizontal|vertical</text:span></text:span></text:p>
          </table:table-cell>
          <table:table-cell table:style-name="Table225.A2" office:value-type="string">
            <text:p text:style-name="P86"><text:span text:style-name="Source_20_Text">String</text:span></text:p>
          </table:table-cell>
          <table:table-cell table:style-name="Table225.D2" office:value-type="string">
            <text:p text:style-name="P86"><text:span text:style-name="Source_20_Text">horizontal </text:span></text:p>
          </table:table-cell>
        </table:table-row>
        <table:table-row table:style-name="Table225.4">
          <table:table-cell table:style-name="Table225.A2" office:value-type="string">
            <text:p text:style-name="P86"><text:span text:style-name="Source_20_Text">target</text:span></text:p>
          </table:table-cell>
          <table:table-cell table:style-name="Table225.B4" office:value-type="string">
            <text:p text:style-name="P133">Sets the target frame or window, this attribute works when <text:span text:style-name="Source_20_Text">href </text:span>not null </text:p>
          </table:table-cell>
          <table:table-cell table:style-name="Table225.A2" office:value-type="string">
            <text:p text:style-name="P86"><text:span text:style-name="Source_20_Text">String</text:span></text:p>
          </table:table-cell>
          <table:table-cell table:style-name="Table225.D2" office:value-type="string">
            <text:p text:style-name="P86"><text:span text:style-name="Source_20_Text">&lt;null&gt;</text:span></text:p>
          </table:table-cell>
        </table:table-row>
      </table:table>
      <text:p text:style-name="P151"/>
      <text:h text:style-name="P15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1">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67"/>
      <text:h text:style-name="P156" text:outline-level="4">Inherited From </text:h>
      <table:table table:name="Table227" table:style-name="Table227">
        <table:table-column table:style-name="Table227.A"/>
        <table:table-header-rows>
          <table:table-row>
            <table:table-cell table:style-name="Table227.A1" office:value-type="string">
              <text:p text:style-name="P125">Inherited From</text:p>
            </table:table-cell>
          </table:table-row>
        </table:table-header-rows>
        <table:table-row>
          <table:table-cell table:style-name="Table227.A2" office:value-type="string">
            <text:p text:style-name="P143"><text:a xlink:type="simple" xlink:href="#LabelImageElement"><text:span text:style-name="Source_20_Text">org.zkoss.zul.impl.LabelImageElement</text:span></text:a></text:p>
          </table:table-cell>
        </table:table-row>
        <table:table-row>
          <table:table-cell table:style-name="Table227.A2" office:value-type="string">
            <text:p text:style-name="P143"><text:a xlink:type="simple" xlink:href="#LabelElement"><text:span text:style-name="Source_20_Text">org.zkoss.zul.impl.LabelElement</text:span></text:a></text:p>
          </table:table-cell>
        </table:table-row>
        <table:table-row>
          <table:table-cell table:style-name="Table227.A2" office:value-type="string">
            <text:p text:style-name="P143"><text:a xlink:type="simple" xlink:href="#XulElement"><text:span text:style-name="Source_20_Text">org.zkoss.zul.imp.XulElement</text:span></text:a></text:p>
          </table:table-cell>
        </table:table-row>
        <table:table-row table:style-name="Table227.5">
          <table:table-cell table:style-name="Table227.A2" office:value-type="string">
            <text:p text:style-name="P143"><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Tree<text:bookmark-end text:name="Tree"/></text:h>
      <text:p text:style-name="Text_20_body_20_indent_20_2"><text:span text:style-name="T92">A </text:span><text:span text:style-name="Source_20_Text"><text:span text:style-name="T92">tree </text:span></text:span><text:span text:style-name="T92">consists of tree parts, the set of columns, the set of footers, and the tree body. The set of columns is defined by a number of </text:span><text:span text:style-name="Source_20_Text"><text:span text:style-name="T92">treecol </text:span></text:span><text:span text:style-name="T92">components, one for each column. Each column will appear as a header at the top of the tree. The second part, The set of footers is defined by a number of </text:span><text:span text:style-name="Source_20_Text"><text:span text:style-name="T92">treefooter </text:span></text:span><text:span text:style-name="T92">components, one for each column also. Each column will appear as a footer at the bottom of the tree. The third part, the tree body, contains the data to appear in the tree and is created with a </text:span><text:span text:style-name="Source_20_Text"><text:span text:style-name="T92">treechildren </text:span></text:span><text:span text:style-name="T92">component.</text:span></text:p>
      <text:p text:style-name="Text_20_body_20_indent_20_2"><text:a xlink:type="simple" xlink:href="#Toolbar"><text:span text:style-name="Source_20_Text"><text:span text:style-name="T92"/></text:span></text:a></text:p>
      <text:p text:style-name="P9"><draw:frame draw:style-name="fr3"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06" text:outline-level="4">Class Name</text:h>
      <text:p text:style-name="P356"><text:span text:style-name="Source_20_Text"><text:span text:style-name="T86">org.zkoss.zul.Tree</text:span></text:span></text:p>
      <text:h text:style-name="P15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Source_20_Text"><text:span text:style-name="T53">Treefoot</text:span></text:span></text:a></text:p>
      <text:h text:style-name="P15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125">Event Name</text:p>
            </table:table-cell>
            <table:table-cell table:style-name="Table228.B1" office:value-type="string">
              <text:p text:style-name="P125">Event Type</text:p>
            </table:table-cell>
          </table:table-row>
        </table:table-header-rows>
        <table:table-row>
          <table:table-cell table:style-name="Table228.A2" office:value-type="string">
            <text:p text:style-name="P128"><text:span text:style-name="Source_20_Text">onSelect</text:span></text:p>
          </table:table-cell>
          <table:table-cell table:style-name="Table228.B2" office:value-type="string">
            <text:p text:style-name="P133"><text:a xlink:type="simple" xlink:href="#SelectEvent"><text:span text:style-name="Source_20_Text">org.zkoss.zk.ui.event.SelectEvent</text:span></text:a></text:p>
            <text:p text:style-name="P137">Description: </text:p>
            <text:p text:style-name="P138">Denotes user has selected one or multiple child components(a set of treeitem).</text:p>
          </table:table-cell>
        </table:table-row>
      </table:table>
      <text:h text:style-name="P15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125">Property</text:p>
            </table:table-cell>
            <table:table-cell table:style-name="Table229.A1" office:value-type="string">
              <text:p text:style-name="P125">Description</text:p>
            </table:table-cell>
            <table:table-cell table:style-name="Table229.A1" office:value-type="string">
              <text:p text:style-name="P125">Data Type</text:p>
            </table:table-cell>
            <table:table-cell table:style-name="Table229.D1" office:value-type="string">
              <text:p text:style-name="P124">Default Value</text:p>
            </table:table-cell>
          </table:table-row>
        </table:table-header-rows>
        <table:table-row table:style-name="Table229.2">
          <table:table-cell table:style-name="Table229.A2" office:value-type="string">
            <text:p text:style-name="P86"><text:span text:style-name="Source_20_Text"><text:span text:style-name="T1">checkmark </text:span></text:span></text:p>
          </table:table-cell>
          <table:table-cell table:style-name="Table229.B2" office:value-type="string">
            <text:p text:style-name="P135">Sets whether the check mark shall be displayed in front of each item.</text:p>
            <text:p text:style-name="P133"><text:span text:style-name="T1">The check mark is a </text:span><text:span text:style-name="Source_20_Text"><text:span text:style-name="T1">checkbox </text:span></text:span><text:span text:style-name="T1">if </text:span><text:span text:style-name="Source_20_Text"><text:span text:style-name="T1">isMultiple() </text:span></text:span><text:span text:style-name="T1">returns true. It is a </text:span><text:span text:style-name="Source_20_Text"><text:span text:style-name="T1">radio </text:span></text:span><text:span text:style-name="T1">button if </text:span><text:span text:style-name="Source_20_Text"><text:span text:style-name="T1">isMultiple() </text:span></text:span><text:span text:style-name="T1">returns false. </text:span></text:p>
            <text:p text:style-name="P133"><text:span text:style-name="T1">Values : </text:span><text:span text:style-name="Source_20_Text"><text:span text:style-name="T1">true|false</text:span></text:span></text:p>
          </table:table-cell>
          <table:table-cell table:style-name="Table229.A2" office:value-type="string">
            <text:p text:style-name="P86"><text:span text:style-name="Source_20_Text">boolean</text:span></text:p>
          </table:table-cell>
          <table:table-cell table:style-name="Table229.D2" office:value-type="string">
            <text:p text:style-name="P86"><text:span text:style-name="Source_20_Text">false</text:span></text:p>
          </table:table-cell>
        </table:table-row>
        <table:table-row table:style-name="Table229.2">
          <table:table-cell table:style-name="Table229.A2" office:value-type="string">
            <text:p text:style-name="P86"><text:span text:style-name="Source_20_Text"><text:span text:style-name="T1">model</text:span></text:span></text:p>
          </table:table-cell>
          <table:table-cell table:style-name="Table229.B2" office:value-type="string">
            <text:p text:style-name="P135">Sets the tree model associated with this tree.</text:p>
          </table:table-cell>
          <table:table-cell table:style-name="Table229.A2" office:value-type="string">
            <text:p text:style-name="P86"><text:span text:style-name="Source_20_Text">org.zkoss.zul.TreeModel</text:span></text:p>
          </table:table-cell>
          <table:table-cell table:style-name="Table229.D2" office:value-type="string">
            <text:p text:style-name="P86"><text:span text:style-name="Source_20_Text">&lt;null&gt;</text:span></text:p>
          </table:table-cell>
        </table:table-row>
        <table:table-row table:style-name="Table229.2">
          <table:table-cell table:style-name="Table229.A2" office:value-type="string">
            <text:p text:style-name="P86"><text:span text:style-name="Source_20_Text">multiple</text:span></text:p>
          </table:table-cell>
          <table:table-cell table:style-name="Table229.B2" office:value-type="string">
            <text:p text:style-name="P133">Sets whether multiple selections are allowed.</text:p>
            <text:p text:style-name="P133">Values : <text:span text:style-name="Source_20_Text">true|false</text:span> </text:p>
          </table:table-cell>
          <table:table-cell table:style-name="Table229.A2" office:value-type="string">
            <text:p text:style-name="P86"><text:span text:style-name="Source_20_Text">boolean</text:span></text:p>
          </table:table-cell>
          <table:table-cell table:style-name="Table229.D2" office:value-type="string">
            <text:p text:style-name="P86"><text:span text:style-name="Source_20_Text">false</text:span></text:p>
          </table:table-cell>
        </table:table-row>
        <table:table-row table:style-name="Table229.2">
          <table:table-cell table:style-name="Table229.A2" office:value-type="string">
            <text:p text:style-name="P86"><text:span text:style-name="Source_20_Text">name</text:span></text:p>
          </table:table-cell>
          <table:table-cell table:style-name="Table229.B2" office:value-type="string">
            <text:p text:style-name="P147">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229.A2" office:value-type="string">
            <text:p text:style-name="P86"><text:span text:style-name="Source_20_Text">String</text:span></text:p>
          </table:table-cell>
          <table:table-cell table:style-name="Table229.D2" office:value-type="string">
            <text:p text:style-name="P86"><text:span text:style-name="Source_20_Text">&lt;null&gt;</text:span></text:p>
          </table:table-cell>
        </table:table-row>
        <table:table-row table:style-name="Table229.2">
          <table:table-cell table:style-name="Table229.A2" office:value-type="string">
            <text:p text:style-name="P86"><text:span text:style-name="Source_20_Text">pageSize</text:span></text:p>
          </table:table-cell>
          <table:table-cell table:style-name="Table229.B2" office:value-type="string">
            <text:p text:style-name="P133">Sets the page size that is used by all <text:span text:style-name="Source_20_Text">Treechildren </text:span>to display a portion of their child <text:span text:style-name="Source_20_Text">Treeitem, </text:span>or -1 if no limitation.</text:p>
          </table:table-cell>
          <table:table-cell table:style-name="Table229.A2" office:value-type="string">
            <text:p text:style-name="P86"><text:span text:style-name="Source_20_Text">int</text:span></text:p>
          </table:table-cell>
          <table:table-cell table:style-name="Table229.D2" office:value-type="string">
            <text:p text:style-name="P86">10</text:p>
          </table:table-cell>
        </table:table-row>
        <table:table-row table:style-name="Table229.2">
          <table:table-cell table:style-name="Table229.A2" office:value-type="string">
            <text:p text:style-name="P86"><text:span text:style-name="Source_20_Text">rows</text:span></text:p>
          </table:table-cell>
          <table:table-cell table:style-name="Table229.B2" office:value-type="string">
            <text:p text:style-name="P133">Sets the rows. Zero means no limitation. </text:p>
          </table:table-cell>
          <table:table-cell table:style-name="Table229.A2" office:value-type="string">
            <text:p text:style-name="P86"><text:span text:style-name="Source_20_Text">int</text:span></text:p>
          </table:table-cell>
          <table:table-cell table:style-name="Table229.D2" office:value-type="string">
            <text:p text:style-name="P86">0</text:p>
          </table:table-cell>
        </table:table-row>
        <table:table-row table:style-name="Table229.2">
          <table:table-cell table:style-name="Table229.A2" office:value-type="string">
            <text:p text:style-name="P86"><text:span text:style-name="Source_20_Text">selectedItem</text:span></text:p>
          </table:table-cell>
          <table:table-cell table:style-name="Table229.B2" office:value-type="string">
            <text:p text:style-name="P133">Deselects all of the currently selected items and selects the given item. </text:p>
          </table:table-cell>
          <table:table-cell table:style-name="Table229.A2" office:value-type="string">
            <text:p text:style-name="P86"><text:span text:style-name="Source_20_Text">org.zkoss.zul.Treeitem</text:span></text:p>
          </table:table-cell>
          <table:table-cell table:style-name="Table229.D2" office:value-type="string">
            <text:p text:style-name="P86"><text:span text:style-name="Source_20_Text">&lt;null&gt;</text:span></text:p>
          </table:table-cell>
        </table:table-row>
        <table:table-row table:style-name="Table229.2">
          <table:table-cell table:style-name="Table229.A2" office:value-type="string">
            <text:p text:style-name="P86"><text:span text:style-name="Source_20_Text">seltype</text:span></text:p>
          </table:table-cell>
          <table:table-cell table:style-name="Table229.B2" office:value-type="string">
            <text:p text:style-name="P133">Sets the seltype. Currently, only "<text:span text:style-name="Source_20_Text">single" </text:span>is supported. </text:p>
            <text:p text:style-name="P133">Values : <text:span text:style-name="Source_20_Text">single</text:span></text:p>
          </table:table-cell>
          <table:table-cell table:style-name="Table229.A2" office:value-type="string">
            <text:p text:style-name="P86"><text:span text:style-name="Source_20_Text">String</text:span></text:p>
          </table:table-cell>
          <table:table-cell table:style-name="Table229.D2" office:value-type="string">
            <text:p text:style-name="P86"><text:span text:style-name="Source_20_Text">&lt;single&gt;</text:span></text:p>
          </table:table-cell>
        </table:table-row>
        <table:table-row table:style-name="Table229.2">
          <table:table-cell table:style-name="Table229.A2" office:value-type="string">
            <text:p text:style-name="P86"><text:span text:style-name="Source_20_Text">treeitemRender</text:span></text:p>
          </table:table-cell>
          <table:table-cell table:style-name="Table229.B2" office:value-type="string">
            <text:p text:style-name="P133">Sets the renderer which is used to render each item if <text:span text:style-name="Source_20_Text">getModel() </text:span>is not null.</text:p>
            <text:p text:style-name="P133">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229.A2" office:value-type="string">
            <text:p text:style-name="P86"><text:span text:style-name="Source_20_Text">org.zkoss.zul.TreeitemRenderer</text:span></text:p>
          </table:table-cell>
          <table:table-cell table:style-name="Table229.D2" office:value-type="string">
            <text:p text:style-name="P86"><text:span text:style-name="Source_20_Text">&lt;null&gt;</text:span></text:p>
          </table:table-cell>
        </table:table-row>
        <table:table-row table:style-name="Table229.2">
          <table:table-cell table:style-name="Table229.A2" office:value-type="string">
            <text:p text:style-name="P86">vflex</text:p>
          </table:table-cell>
          <table:table-cell table:style-name="Table229.B2" office:value-type="string">
            <text:p text:style-name="P133">Sets whether to grow and shrink vertical to fit their given space, so called vertial flexibility.</text:p>
            <text:p text:style-name="P133">Note: this attribute is ignored if <text:span text:style-name="Source_20_Text">setRows(int)</text:span> is specified </text:p>
            <text:p text:style-name="P133">Values : <text:span text:style-name="Source_20_Text">true|false</text:span></text:p>
          </table:table-cell>
          <table:table-cell table:style-name="Table229.A2" office:value-type="string">
            <text:p text:style-name="P86"><text:span text:style-name="Source_20_Text">boolean</text:span></text:p>
          </table:table-cell>
          <table:table-cell table:style-name="Table229.D2" office:value-type="string">
            <text:p text:style-name="P86"><text:span text:style-name="Source_20_Text">false</text:span></text:p>
          </table:table-cell>
        </table:table-row>
      </table:table>
      <text:p text:style-name="P151"/>
      <text:h text:style-name="P15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125">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86"><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86"/>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86"/>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86"><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86"><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86"><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86"><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86"><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86"><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86"><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86"><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86"/>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86"><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86"><text:span text:style-name="Source_20_Text">Treeitem</text:span></text:p>
          </table:table-cell>
          <table:table-cell table:style-name="Table230.D2" office:value-type="string">
            <text:p text:style-name="Table_20_Contents"/>
          </table:table-cell>
        </table:table-row>
      </table:table>
      <text:p text:style-name="P171"/>
      <text:h text:style-name="P156" text:outline-level="4">Inherited From </text:h>
      <table:table table:name="Table231" table:style-name="Table231">
        <table:table-column table:style-name="Table231.A"/>
        <table:table-header-rows>
          <table:table-row>
            <table:table-cell table:style-name="Table231.A1" office:value-type="string">
              <text:p text:style-name="P125">Inherited From</text:p>
            </table:table-cell>
          </table:table-row>
        </table:table-header-rows>
        <table:table-row>
          <table:table-cell table:style-name="Table231.A2" office:value-type="string">
            <text:p text:style-name="P143"><text:a xlink:type="simple" xlink:href="#XulElement"><text:span text:style-name="Source_20_Text">org.zkoss.zul.imp.XulElement</text:span></text:a></text:p>
          </table:table-cell>
        </table:table-row>
        <table:table-row table:style-name="Table231.3">
          <table:table-cell table:style-name="Table231.A2" office:value-type="string">
            <text:p text:style-name="P143"><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cell"/>Treecell<text:bookmark-end text:name="Treecell"/></text:h>
      <text:p text:style-name="Text_20_body_20_indent_20_2"><text:span text:style-name="Source_20_Text"><text:span text:style-name="T92">Treecell </text:span></text:span><text:span text:style-name="T92">represent one column in a </text:span><text:span text:style-name="Source_20_Text"><text:span text:style-name="T92">treerow </text:span></text:span><text:span text:style-name="T92">by sequencial. T</text:span><text:span text:style-name="Source_20_Text"><text:span text:style-name="T92">reecell</text:span></text:span><text:span text:style-name="T92"> can contains any component in it, such as label, image, textbox etc.</text:span></text:p>
      <text:p text:style-name="Text_20_body_20_indent_20_2"><text:a xlink:type="simple" xlink:href="#Toolbar"><text:span text:style-name="Source_20_Text"><text:span text:style-name="T92"/></text:span></text:a></text:p>
      <text:p text:style-name="P9"><draw:frame draw:style-name="fr3"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06" text:outline-level="4">Class Name</text:h>
      <text:p text:style-name="P356"><text:span text:style-name="Source_20_Text"><text:span text:style-name="T86">org.zkoss.zul.Treecell</text:span></text:span></text:p>
      <text:h text:style-name="P156" text:outline-level="4">Supported Child Components</text:h>
      <text:p text:style-name="P70">*ALL</text:p>
      <text:h text:style-name="P15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125">Event Name</text:p>
            </table:table-cell>
            <table:table-cell table:style-name="Table232.B1" office:value-type="string">
              <text:p text:style-name="P125">Event Type</text:p>
            </table:table-cell>
          </table:table-row>
        </table:table-header-rows>
        <table:table-row>
          <table:table-cell table:style-name="Table232.A2" office:value-type="string">
            <text:p text:style-name="P128"><text:span text:style-name="Source_20_Text">onClick</text:span></text:p>
          </table:table-cell>
          <table:table-cell table:style-name="Table232.B2" office:value-type="string">
            <text:p text:style-name="P138"><text:a xlink:type="simple" xlink:href="#MouseEvent"><text:span text:style-name="Source_20_Text">org.zkoss.zk.ui.event.MouseEvent</text:span></text:a></text:p>
            <text:p text:style-name="P137">Description: </text:p>
            <text:p text:style-name="P102">Denotes user has clicked the component.</text:p>
          </table:table-cell>
        </table:table-row>
        <table:table-row>
          <table:table-cell table:style-name="Table232.A2" office:value-type="string">
            <text:p text:style-name="P128"><text:span text:style-name="Source_20_Text">onRightClick</text:span></text:p>
          </table:table-cell>
          <table:table-cell table:style-name="Table232.B2" office:value-type="string">
            <text:p text:style-name="P133"><text:a xlink:type="simple" xlink:href="#MouseEvent"><text:span text:style-name="Source_20_Text">org.zkoss.zk.ui.event.MouseEvent</text:span></text:a></text:p>
            <text:p text:style-name="P137">Description: </text:p>
            <text:p text:style-name="P138">Denotes user has right-clicked the component.</text:p>
          </table:table-cell>
        </table:table-row>
        <table:table-row>
          <table:table-cell table:style-name="Table232.A2" office:value-type="string">
            <text:p text:style-name="P128"><text:span text:style-name="Source_20_Text">onDoubleClick</text:span></text:p>
          </table:table-cell>
          <table:table-cell table:style-name="Table232.B2" office:value-type="string">
            <text:p text:style-name="P133"><text:a xlink:type="simple" xlink:href="#MouseEvent"><text:span text:style-name="Source_20_Text">org.zkoss.zk.ui.event.MouseEvent</text:span></text:a></text:p>
            <text:p text:style-name="P137">Description: </text:p>
            <text:p text:style-name="P138">Denotes user has double-clicked the component.</text:p>
          </table:table-cell>
        </table:table-row>
      </table:table>
      <text:p text:style-name="P169"/>
      <text:h text:style-name="P213"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125">Property</text:p>
            </table:table-cell>
            <table:table-cell table:style-name="Table233.A1" office:value-type="string">
              <text:p text:style-name="P125">Description</text:p>
            </table:table-cell>
            <table:table-cell table:style-name="Table233.A1" office:value-type="string">
              <text:p text:style-name="P125">Data Type</text:p>
            </table:table-cell>
            <table:table-cell table:style-name="Table233.D1" office:value-type="string">
              <text:p text:style-name="P126">Default Value</text:p>
            </table:table-cell>
          </table:table-row>
        </table:table-header-rows>
        <table:table-row table:style-name="Table233.2">
          <table:table-cell table:style-name="Table233.A2" office:value-type="string">
            <text:p text:style-name="P86"><text:span text:style-name="Source_20_Text"><text:span text:style-name="T1">span</text:span></text:span></text:p>
          </table:table-cell>
          <table:table-cell table:style-name="Table233.B2" office:value-type="string">
            <text:p text:style-name="P148">Sets the number of columns to span this cell. </text:p>
            <text:p text:style-name="Text_20_body">It is the same as the colspan attribute of HTML TD tag. </text:p>
          </table:table-cell>
          <table:table-cell table:style-name="Table233.A2" office:value-type="string">
            <text:p text:style-name="P86"><text:span text:style-name="Source_20_Text">int</text:span></text:p>
          </table:table-cell>
          <table:table-cell table:style-name="Table233.D2" office:value-type="string">
            <text:p text:style-name="P86"><text:span text:style-name="Source_20_Text">1</text:span></text:p>
          </table:table-cell>
        </table:table-row>
        <table:table-row table:style-name="Table233.2">
          <table:table-cell table:style-name="Table233.A2" office:value-type="string">
            <text:p text:style-name="P86"><text:span text:style-name="Source_20_Text"><text:span text:style-name="T1">width</text:span></text:span></text:p>
          </table:table-cell>
          <table:table-cell table:style-name="Table233.B2" office:value-type="string">
            <text:p text:style-name="P135">Do not set this property, use <text:span text:style-name="Source_20_Text"><text:span text:style-name="T1">Treecol.width</text:span></text:span><text:span text:style-name="T1"> instead.</text:span></text:p>
          </table:table-cell>
          <table:table-cell table:style-name="Table233.A2" office:value-type="string">
            <text:p text:style-name="P86"><text:span text:style-name="Source_20_Text">int</text:span></text:p>
          </table:table-cell>
          <table:table-cell table:style-name="Table233.D2" office:value-type="string">
            <text:p text:style-name="P86"><text:span text:style-name="Source_20_Text"/></text:p>
          </table:table-cell>
        </table:table-row>
      </table:table>
      <text:p text:style-name="P151"/>
      <text:h text:style-name="P15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125">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86"><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86"><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86"><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86"><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86"><text:span text:style-name="Source_20_Text">Treecol</text:span></text:p>
          </table:table-cell>
          <table:table-cell table:style-name="Table234.D2" office:value-type="string">
            <text:p text:style-name="Table_20_Contents"/>
          </table:table-cell>
        </table:table-row>
      </table:table>
      <text:p text:style-name="P171"/>
      <text:h text:style-name="P156" text:outline-level="4">Inherited From </text:h>
      <table:table table:name="Table235" table:style-name="Table235">
        <table:table-column table:style-name="Table235.A"/>
        <table:table-header-rows>
          <table:table-row>
            <table:table-cell table:style-name="Table235.A1" office:value-type="string">
              <text:p text:style-name="P125">Inherited From</text:p>
            </table:table-cell>
          </table:table-row>
        </table:table-header-rows>
        <table:table-row>
          <table:table-cell table:style-name="Table235.A2" office:value-type="string">
            <text:p text:style-name="P143"><text:a xlink:type="simple" xlink:href="#LabelImageElement"><text:span text:style-name="Source_20_Text">org.zkoss.zul.impl.LabelImageElement</text:span></text:a></text:p>
          </table:table-cell>
        </table:table-row>
        <table:table-row>
          <table:table-cell table:style-name="Table235.A2" office:value-type="string">
            <text:p text:style-name="P143"><text:a xlink:type="simple" xlink:href="#LabelElement"><text:span text:style-name="Source_20_Text">org.zkoss.zul.impl.LabelElement</text:span></text:a></text:p>
          </table:table-cell>
        </table:table-row>
        <table:table-row>
          <table:table-cell table:style-name="Table235.A2" office:value-type="string">
            <text:p text:style-name="P143"><text:a xlink:type="simple" xlink:href="#XulElement"><text:span text:style-name="Source_20_Text">org.zkoss.zul.imp.XulElement</text:span></text:a></text:p>
          </table:table-cell>
        </table:table-row>
        <table:table-row table:style-name="Table235.5">
          <table:table-cell table:style-name="Table235.A2" office:value-type="string">
            <text:p text:style-name="P143"><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children"/>Treechildren<text:bookmark-end text:name="Treechildren"/></text:h>
      <text:p text:style-name="Text_20_body_20_indent_20_2"><text:span text:style-name="Source_20_Text"><text:span text:style-name="T92">Treechildren </text:span></text:span><text:span text:style-name="T92">contains a collection of treeitem components. It is main body of the </text:span><text:span text:style-name="Source_20_Text"><text:span text:style-name="T92">Tree </text:span></text:span><text:span text:style-name="T92">and it also the main body of a </text:span><text:span text:style-name="Source_20_Text"><text:span text:style-name="T92">Treeitem</text:span></text:span><text:span text:style-name="T92">'s children.</text:span></text:p>
      <text:p text:style-name="Text_20_body_20_indent_20_2"><text:span text:style-name="T92">You can change the page size of each </text:span><text:span text:style-name="Source_20_Text"><text:span text:style-name="T92">treechildren </text:span></text:span><text:span text:style-name="T92">instance by modifying the </text:span><text:span text:style-name="Source_20_Text"><text:span text:style-name="T92">pageSize </text:span></text:span><text:span text:style-name="T92">property</text:span></text:p>
      <text:p text:style-name="Text_20_body_20_indent_20_2"><text:a xlink:type="simple" xlink:href="#Toolbar"><text:span text:style-name="Source_20_Text"><text:span text:style-name="T92"/></text:span></text:a></text:p>
      <text:p text:style-name="P9"><draw:frame draw:style-name="fr3"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06" text:outline-level="4">Class Name</text:h>
      <text:p text:style-name="P356"><text:span text:style-name="Source_20_Text"><text:span text:style-name="T86">org.zkoss.zul.Treechildren</text:span></text:span></text:p>
      <text:h text:style-name="P156" text:outline-level="4">Supported Child Components</text:h>
      <text:p text:style-name="P70"><text:a xlink:type="simple" xlink:href="#Treeitem"><text:span text:style-name="Source_20_Text">Treeitem</text:span></text:a></text:p>
      <text:h text:style-name="P15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125">Event Name</text:p>
            </table:table-cell>
            <table:table-cell table:style-name="Table236.B1" office:value-type="string">
              <text:p text:style-name="P125">Event Type</text:p>
            </table:table-cell>
          </table:table-row>
        </table:table-header-rows>
        <table:table-row>
          <table:table-cell table:style-name="Table236.A2" office:value-type="string">
            <text:p text:style-name="P128"><text:span text:style-name="Source_20_Text">onPaging</text:span></text:p>
          </table:table-cell>
          <table:table-cell table:style-name="Table236.B2" office:value-type="string">
            <text:p text:style-name="P133"><text:a xlink:type="simple" xlink:href="#PagingEvent"><text:span text:style-name="Source_20_Text">org.zkoss.zul.event.PagingEvent</text:span></text:a></text:p>
            <text:p text:style-name="P137">Description: </text:p>
            <text:p text:style-name="P138">Notifies one of the pages of a multi-page component is selected by the user.</text:p>
          </table:table-cell>
        </table:table-row>
        <table:table-row>
          <table:table-cell table:style-name="Table236.A2" office:value-type="string">
            <text:p text:style-name="P128">onPageSize</text:p>
          </table:table-cell>
          <table:table-cell table:style-name="Table236.B2" office:value-type="string">
            <text:p text:style-name="P133"><text:a xlink:type="simple" xlink:href="#PageSizeEvent"><text:span text:style-name="Source_20_Text">org.zkoss.zul.event.PageSizeEvent</text:span></text:a></text:p>
            <text:p text:style-name="P137">Description: </text:p>
            <text:p text:style-name="P138">Used to notify that the page size is changed (by the user) </text:p>
          </table:table-cell>
        </table:table-row>
      </table:table>
      <text:h text:style-name="P15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125">Property</text:p>
            </table:table-cell>
            <table:table-cell table:style-name="Table237.A1" office:value-type="string">
              <text:p text:style-name="P125">Description</text:p>
            </table:table-cell>
            <table:table-cell table:style-name="Table237.A1" office:value-type="string">
              <text:p text:style-name="P125">Data Type</text:p>
            </table:table-cell>
            <table:table-cell table:style-name="Table237.D1" office:value-type="string">
              <text:p text:style-name="P124">Default Value</text:p>
            </table:table-cell>
          </table:table-row>
        </table:table-header-rows>
        <table:table-row table:style-name="Table237.2">
          <table:table-cell table:style-name="Table237.A2" office:value-type="string">
            <text:p text:style-name="P86"><text:span text:style-name="Source_20_Text"><text:span text:style-name="T1">pageSize</text:span></text:span></text:p>
          </table:table-cell>
          <table:table-cell table:style-name="Table237.B2" office:value-type="string">
            <text:p text:style-name="P135">Sets the page size which controls the number of visible child Treeitem. -1 means no limitation.</text:p>
            <text:p text:style-name="P133"><text:span text:style-name="T1">The default value gets by </text:span><text:span text:style-name="Source_20_Text"><text:span text:style-name="T1">getTree().getPageSize()</text:span></text:span></text:p>
          </table:table-cell>
          <table:table-cell table:style-name="Table237.A2" office:value-type="string">
            <text:p text:style-name="P86"><text:span text:style-name="Source_20_Text">int</text:span></text:p>
          </table:table-cell>
          <table:table-cell table:style-name="Table237.D2" office:value-type="string">
            <text:p text:style-name="P86"><text:span text:style-name="Source_20_Text">10</text:span></text:p>
          </table:table-cell>
        </table:table-row>
        <table:table-row table:style-name="Table237.2">
          <table:table-cell table:style-name="Table237.A2" office:value-type="string">
            <text:p text:style-name="P86"><text:span text:style-name="Source_20_Text">activePage</text:span></text:p>
          </table:table-cell>
          <table:table-cell table:style-name="Table237.B2" office:value-type="string">
            <text:p text:style-name="P133">Sets the active page (starting from 0).</text:p>
          </table:table-cell>
          <table:table-cell table:style-name="Table237.A2" office:value-type="string">
            <text:p text:style-name="P86"><text:span text:style-name="Source_20_Text">int</text:span></text:p>
          </table:table-cell>
          <table:table-cell table:style-name="Table237.D2" office:value-type="string">
            <text:p text:style-name="P86">0</text:p>
          </table:table-cell>
        </table:table-row>
      </table:table>
      <text:p text:style-name="P151"/>
      <text:h text:style-name="P15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125">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86"><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86"><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86"><text:span text:style-name="Source_20_Text">Col</text:span><text:span text:style-name="Source_20_Text"><text:span text:style-name="T1">lection</text:spa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86"><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86"><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86"><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86"><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86"><text:span text:style-name="Source_20_Text">int</text:span></text:p>
          </table:table-cell>
          <table:table-cell table:style-name="Table238.D2" office:value-type="string">
            <text:p text:style-name="Table_20_Contents"/>
          </table:table-cell>
        </table:table-row>
      </table:table>
      <text:p text:style-name="P171"/>
      <text:h text:style-name="P156" text:outline-level="4">Inherited From </text:h>
      <table:table table:name="Table239" table:style-name="Table239">
        <table:table-column table:style-name="Table239.A"/>
        <table:table-header-rows>
          <table:table-row>
            <table:table-cell table:style-name="Table239.A1" office:value-type="string">
              <text:p text:style-name="P125">Inherited From</text:p>
            </table:table-cell>
          </table:table-row>
        </table:table-header-rows>
        <table:table-row>
          <table:table-cell table:style-name="Table239.A2" office:value-type="string">
            <text:p text:style-name="P143"><text:a xlink:type="simple" xlink:href="#XulElement"><text:span text:style-name="Source_20_Text">org.zkoss.zul.imp.XulElement</text:span></text:a></text:p>
          </table:table-cell>
        </table:table-row>
        <table:table-row table:style-name="Table239.3">
          <table:table-cell table:style-name="Table239.A2" office:value-type="string">
            <text:p text:style-name="P143"><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col"/>Treecol<text:bookmark-end text:name="Treecol"/></text:h>
      <text:p text:style-name="Text_20_body_20_indent_20_2"><text:span text:style-name="T92">A </text:span><text:span text:style-name="Source_20_Text"><text:span text:style-name="T92">treecol </text:span></text:span><text:span text:style-name="T92">is a top column of tree, Its parent must be </text:span><text:span text:style-name="Source_20_Text"><text:span text:style-name="T92">Treecols.</text:span></text:span></text:p>
      <text:p text:style-name="P73"><draw:frame draw:style-name="fr3"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06" text:outline-level="4">Class Name</text:h>
      <text:p text:style-name="P356"><text:span text:style-name="Source_20_Text"><text:span text:style-name="T86">org.zkoss.zul.Treecol</text:span></text:span></text:p>
      <text:h text:style-name="P156" text:outline-level="4">Supported Child Components</text:h>
      <text:p text:style-name="P70">*NONE</text:p>
      <text:h text:style-name="P156" text:outline-level="4">Supported Events</text:h>
      <text:p text:style-name="P168"><text:tab/>*<text:span text:style-name="T93">NONE</text:span></text:p>
      <text:h text:style-name="P213"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125">Property</text:p>
            </table:table-cell>
            <table:table-cell table:style-name="Table240.A1" office:value-type="string">
              <text:p text:style-name="P125">Description</text:p>
            </table:table-cell>
            <table:table-cell table:style-name="Table240.A1" office:value-type="string">
              <text:p text:style-name="P125">Data Type</text:p>
            </table:table-cell>
            <table:table-cell table:style-name="Table240.D1" office:value-type="string">
              <text:p text:style-name="P126">Default Value</text:p>
            </table:table-cell>
          </table:table-row>
        </table:table-header-rows>
        <table:table-row table:style-name="Table240.2">
          <table:table-cell table:style-name="Table240.A2" office:value-type="string">
            <text:p text:style-name="P86"><text:span text:style-name="Source_20_Text"><text:span text:style-name="T1">maxlength</text:span></text:span></text:p>
          </table:table-cell>
          <table:table-cell table:style-name="Table240.B2" office:value-type="string">
            <text:p text:style-name="P135">Sets the maximal length of each item's label. </text:p>
          </table:table-cell>
          <table:table-cell table:style-name="Table240.A2" office:value-type="string">
            <text:p text:style-name="P86"><text:span text:style-name="Source_20_Text">int</text:span></text:p>
          </table:table-cell>
          <table:table-cell table:style-name="Table240.D2" office:value-type="string">
            <text:p text:style-name="P86"><text:span text:style-name="Source_20_Text">0</text:span></text:p>
          </table:table-cell>
        </table:table-row>
      </table:table>
      <text:p text:style-name="P151"/>
      <text:h text:style-name="P15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125">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86"><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86"><text:span text:style-name="Source_20_Text">Tree</text:span></text:p>
          </table:table-cell>
          <table:table-cell table:style-name="Table241.D2" office:value-type="string">
            <text:p text:style-name="Table_20_Contents"/>
          </table:table-cell>
        </table:table-row>
      </table:table>
      <text:p text:style-name="P171"/>
      <text:h text:style-name="P156" text:outline-level="4">Inherited From </text:h>
      <table:table table:name="Table242" table:style-name="Table242">
        <table:table-column table:style-name="Table242.A"/>
        <table:table-header-rows>
          <table:table-row>
            <table:table-cell table:style-name="Table242.A1" office:value-type="string">
              <text:p text:style-name="P125">Inherited From</text:p>
            </table:table-cell>
          </table:table-row>
        </table:table-header-rows>
        <table:table-row>
          <table:table-cell table:style-name="Table242.A2" office:value-type="string">
            <text:p text:style-name="P143"><text:a xlink:type="simple" xlink:href="#HeaderElement"><text:span text:style-name="Source_20_Text">org.zkoss.zul.impl.HeaderElement</text:span></text:a></text:p>
          </table:table-cell>
        </table:table-row>
        <table:table-row>
          <table:table-cell table:style-name="Table242.A2" office:value-type="string">
            <text:p text:style-name="P143"><text:a xlink:type="simple" xlink:href="#LabelImageElement"><text:span text:style-name="Source_20_Text">org.zkoss.zul.impl.LabelImageElement</text:span></text:a></text:p>
          </table:table-cell>
        </table:table-row>
        <table:table-row>
          <table:table-cell table:style-name="Table242.A2" office:value-type="string">
            <text:p text:style-name="P143"><text:a xlink:type="simple" xlink:href="#LabelElement"><text:span text:style-name="Source_20_Text">org.zkoss.zul.impl.LabelElement</text:span></text:a></text:p>
          </table:table-cell>
        </table:table-row>
        <table:table-row>
          <table:table-cell table:style-name="Table242.A2" office:value-type="string">
            <text:p text:style-name="P143"><text:a xlink:type="simple" xlink:href="#XulElement"><text:span text:style-name="Source_20_Text">org.zkoss.zul.imp.XulElement</text:span></text:a></text:p>
          </table:table-cell>
        </table:table-row>
        <table:table-row table:style-name="Table242.6">
          <table:table-cell table:style-name="Table242.A2" office:value-type="string">
            <text:p text:style-name="P143"><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cols"/>Treecols<text:bookmark-end text:name="Treecols"/></text:h>
      <text:p text:style-name="Text_20_body_20_indent_20_2"><text:span text:style-name="T92">A </text:span><text:span text:style-name="Source_20_Text"><text:span text:style-name="T92">treecols </text:span></text:span><text:span text:style-name="T92">is main part of tree which contains set of columns. The set of columns is defined by a number of </text:span><text:span text:style-name="Source_20_Text"><text:span text:style-name="T92">treecol </text:span></text:span><text:span text:style-name="T92">components. Each column will appear as a column at the top of the tree.</text:span></text:p>
      <text:p text:style-name="Text_20_body_20_indent_20_2"><text:a xlink:type="simple" xlink:href="#Toolbar"><text:span text:style-name="Source_20_Text"><text:span text:style-name="T92"/></text:span></text:a></text:p>
      <text:p text:style-name="P9"><draw:frame draw:style-name="fr3"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06" text:outline-level="4">Class Name</text:h>
      <text:p text:style-name="P356"><text:span text:style-name="Source_20_Text"><text:span text:style-name="T86">org.zkoss.zul.Treecols</text:span></text:span></text:p>
      <text:h text:style-name="P156" text:outline-level="4">Supported Child Components</text:h>
      <text:p text:style-name="P70"><text:a xlink:type="simple" xlink:href="#Treecol"><text:span text:style-name="Source_20_Text">Treecol</text:span></text:a></text:p>
      <text:p text:style-name="P70"><text:span text:style-name="Source_20_Text"/></text:p>
      <text:h text:style-name="P15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125">Event Name</text:p>
            </table:table-cell>
            <table:table-cell table:style-name="Table243.B1" office:value-type="string">
              <text:p text:style-name="P125">Event Type</text:p>
            </table:table-cell>
          </table:table-row>
        </table:table-header-rows>
        <table:table-row>
          <table:table-cell table:style-name="Table243.A2" office:value-type="string">
            <text:p text:style-name="P128"><text:span text:style-name="Source_20_Text">onColSize</text:span></text:p>
          </table:table-cell>
          <table:table-cell table:style-name="Table243.B2" office:value-type="string">
            <text:p text:style-name="P133"><text:a xlink:type="simple" xlink:href="#ColSizeEvent"><text:span text:style-name="Source_20_Text">org.zkoss.zul.event.ColSizeEvent</text:span></text:a></text:p>
            <text:p text:style-name="P137">Description: </text:p>
            <text:p text:style-name="P138">Notifies the parent of a group of headers that the widths</text:p>
            <text:p text:style-name="P138">of two of its children are changed by the user.</text:p>
          </table:table-cell>
        </table:table-row>
      </table:table>
      <text:h text:style-name="P156" text:outline-level="4">Properties</text:h>
      <text:p text:style-name="P168"><text:tab/><text:span text:style-name="T93">*NONE</text:span></text:p>
      <text:h text:style-name="P15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125">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Source_20_Text"><text:span text:style-name="T1">Tree</text:span></text:span></text:p>
          </table:table-cell>
          <table:table-cell table:style-name="Table244.A2" office:value-type="string">
            <text:p text:style-name="Table_20_Contents">Returns the tree that it belongs to.</text:p>
          </table:table-cell>
          <table:table-cell table:style-name="Table244.A2" office:value-type="string">
            <text:p text:style-name="P86"><text:span text:style-name="Source_20_Text">org.zkoss.zul.Tree</text:span></text:p>
          </table:table-cell>
          <table:table-cell table:style-name="Table244.D2" office:value-type="string">
            <text:p text:style-name="Table_20_Contents"/>
          </table:table-cell>
        </table:table-row>
      </table:table>
      <text:p text:style-name="P171"/>
      <text:h text:style-name="P156" text:outline-level="4">Inherited From </text:h>
      <table:table table:name="Table245" table:style-name="Table245">
        <table:table-column table:style-name="Table245.A"/>
        <table:table-header-rows>
          <table:table-row>
            <table:table-cell table:style-name="Table245.A1" office:value-type="string">
              <text:p text:style-name="P125">Inherited From</text:p>
            </table:table-cell>
          </table:table-row>
        </table:table-header-rows>
        <table:table-row>
          <table:table-cell table:style-name="Table245.A2" office:value-type="string">
            <text:p text:style-name="P143"><text:a xlink:type="simple" xlink:href="#HeadersElement"><text:span text:style-name="Source_20_Text">org</text:span></text:a><text:a xlink:type="simple" xlink:href="#HeadersElement"><text:span text:style-name="Source_20_Text"><text:span text:style-name="T1">.zkoss.zul.impl.HeadersElement</text:span></text:span></text:a></text:p>
          </table:table-cell>
        </table:table-row>
        <table:table-row>
          <table:table-cell table:style-name="Table245.A2" office:value-type="string">
            <text:p text:style-name="P143"><text:a xlink:type="simple" xlink:href="#XulElement"><text:span text:style-name="Source_20_Text">org.zkoss.zul.imp.XulElement</text:span></text:a></text:p>
          </table:table-cell>
        </table:table-row>
        <table:table-row table:style-name="Table245.4">
          <table:table-cell table:style-name="Table245.A2" office:value-type="string">
            <text:p text:style-name="P143"><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foot"/>Treefoot<text:bookmark-end text:name="Treefoot"/></text:h>
      <text:p text:style-name="Text_20_body_20_indent_20_2"><text:span text:style-name="T92">A </text:span><text:span text:style-name="Source_20_Text"><text:span text:style-name="T92">treefoot </text:span></text:span><text:span text:style-name="T92">is main part of tree which contains set of footers. The set of footers is defined by a number of </text:span><text:span text:style-name="Source_20_Text"><text:span text:style-name="T92">treefooter </text:span></text:span><text:span text:style-name="T92">components. Each column will appear as a footer at the bottom of the tree.</text:span></text:p>
      <text:p text:style-name="Text_20_body_20_indent_20_2"><text:a xlink:type="simple" xlink:href="#Toolbar"><text:span text:style-name="Source_20_Text"><text:span text:style-name="T92"/></text:span></text:a></text:p>
      <text:p text:style-name="P9"><draw:frame draw:style-name="fr3"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06" text:outline-level="4">Class Name</text:h>
      <text:p text:style-name="P356"><text:span text:style-name="Source_20_Text"><text:span text:style-name="T86">org.zkoss.zul.Treefoot</text:span></text:span></text:p>
      <text:h text:style-name="P156" text:outline-level="4">Supported Child Components</text:h>
      <text:p text:style-name="P70"><text:a xlink:type="simple" xlink:href="#Treefooter"><text:span text:style-name="Source_20_Text">Treefooter</text:span></text:a></text:p>
      <text:h text:style-name="P156" text:outline-level="4">Supported Events</text:h>
      <text:p text:style-name="P168"><text:tab/>*<text:span text:style-name="T93">None</text:span></text:p>
      <text:h text:style-name="P213" text:outline-level="4">Properties</text:h>
      <text:p text:style-name="P168"><text:tab/>*<text:span text:style-name="T93">None</text:span></text:p>
      <text:h text:style-name="P15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125">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86"><text:span text:style-name="Source_20_Text">Tree</text:span></text:p>
          </table:table-cell>
          <table:table-cell table:style-name="Table246.D2" office:value-type="string">
            <text:p text:style-name="Table_20_Contents"/>
          </table:table-cell>
        </table:table-row>
      </table:table>
      <text:p text:style-name="P171"/>
      <text:h text:style-name="P156" text:outline-level="4">Inherited From </text:h>
      <table:table table:name="Table247" table:style-name="Table247">
        <table:table-column table:style-name="Table247.A"/>
        <table:table-header-rows>
          <table:table-row>
            <table:table-cell table:style-name="Table247.A1" office:value-type="string">
              <text:p text:style-name="P125">Inherited From</text:p>
            </table:table-cell>
          </table:table-row>
        </table:table-header-rows>
        <table:table-row>
          <table:table-cell table:style-name="Table247.A2" office:value-type="string">
            <text:p text:style-name="P143"><text:a xlink:type="simple" xlink:href="#XulElement"><text:span text:style-name="Source_20_Text">org.zkoss.zul.imp.XulElement</text:span></text:a></text:p>
          </table:table-cell>
        </table:table-row>
        <table:table-row table:style-name="Table247.3">
          <table:table-cell table:style-name="Table247.A2" office:value-type="string">
            <text:p text:style-name="P143"><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footer"/>Treefooter<text:bookmark-end text:name="Treefooter"/></text:h>
      <text:p text:style-name="Text_20_body_20_indent_20_2"><text:span text:style-name="T92">A </text:span><text:span text:style-name="Source_20_Text"><text:span text:style-name="T92">treefooter </text:span></text:span><text:span text:style-name="T92">is a bottom column of tree, Its parent must be </text:span><text:span text:style-name="Source_20_Text"><text:span text:style-name="T92">Treefoot. </text:span></text:span><text:span text:style-name="T92">You colud place any child in a tree footer.</text:span></text:p>
      <text:p text:style-name="Text_20_body_20_indent_20_2"><text:a xlink:type="simple" xlink:href="#Toolbar"><text:span text:style-name="Source_20_Text"><text:span text:style-name="T92"/></text:span></text:a></text:p>
      <text:p text:style-name="P9"><draw:frame draw:style-name="fr3"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106" text:outline-level="4">Class Name</text:h>
      <text:p text:style-name="P356"><text:span text:style-name="Source_20_Text"><text:span text:style-name="T86">org.zkoss.zul.Treefooter</text:span></text:span></text:p>
      <text:h text:style-name="P156" text:outline-level="4">Supported Child Components</text:h>
      <text:p text:style-name="P70">*ALL</text:p>
      <text:h text:style-name="P156" text:outline-level="4">Supported Events</text:h>
      <text:p text:style-name="P168"><text:tab/>*<text:span text:style-name="T93">NONE</text:span></text:p>
      <text:h text:style-name="P213"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125">Property</text:p>
            </table:table-cell>
            <table:table-cell table:style-name="Table248.A1" office:value-type="string">
              <text:p text:style-name="P125">Description</text:p>
            </table:table-cell>
            <table:table-cell table:style-name="Table248.A1" office:value-type="string">
              <text:p text:style-name="P125">Data Type</text:p>
            </table:table-cell>
            <table:table-cell table:style-name="Table248.D1" office:value-type="string">
              <text:p text:style-name="P126">Default Value</text:p>
            </table:table-cell>
          </table:table-row>
        </table:table-header-rows>
        <table:table-row table:style-name="Table248.2">
          <table:table-cell table:style-name="Table248.A2" office:value-type="string">
            <text:p text:style-name="P86"><text:span text:style-name="Source_20_Text"><text:span text:style-name="T1">span</text:span></text:span></text:p>
          </table:table-cell>
          <table:table-cell table:style-name="Table248.B2" office:value-type="string">
            <text:p text:style-name="P135">Sets the number of columns to span this footer. </text:p>
          </table:table-cell>
          <table:table-cell table:style-name="Table248.A2" office:value-type="string">
            <text:p text:style-name="P86"><text:span text:style-name="Source_20_Text">int</text:span></text:p>
          </table:table-cell>
          <table:table-cell table:style-name="Table248.D2" office:value-type="string">
            <text:p text:style-name="P86"><text:span text:style-name="Source_20_Text">1</text:span></text:p>
          </table:table-cell>
        </table:table-row>
      </table:table>
      <text:p text:style-name="P151"/>
      <text:h text:style-name="P15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125">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86"><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86"><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86"><text:span text:style-name="Source_20_Text">Treecol</text:span></text:p>
          </table:table-cell>
          <table:table-cell table:style-name="Table249.D2" office:value-type="string">
            <text:p text:style-name="Table_20_Contents"/>
          </table:table-cell>
        </table:table-row>
      </table:table>
      <text:p text:style-name="P171"/>
      <text:h text:style-name="P156" text:outline-level="4">Inherited From </text:h>
      <table:table table:name="Table250" table:style-name="Table250">
        <table:table-column table:style-name="Table250.A"/>
        <table:table-header-rows>
          <table:table-row>
            <table:table-cell table:style-name="Table250.A1" office:value-type="string">
              <text:p text:style-name="P125">Inherited From</text:p>
            </table:table-cell>
          </table:table-row>
        </table:table-header-rows>
        <table:table-row>
          <table:table-cell table:style-name="Table250.A2" office:value-type="string">
            <text:p text:style-name="P143"><text:a xlink:type="simple" xlink:href="#LabelImageElement"><text:span text:style-name="Source_20_Text">org.zkoss.zul.impl.LabelImageElement</text:span></text:a></text:p>
          </table:table-cell>
        </table:table-row>
        <table:table-row>
          <table:table-cell table:style-name="Table250.A2" office:value-type="string">
            <text:p text:style-name="P143"><text:a xlink:type="simple" xlink:href="#LabelElement"><text:span text:style-name="Source_20_Text">org.zkoss.zul.impl.LabelElement</text:span></text:a></text:p>
          </table:table-cell>
        </table:table-row>
        <table:table-row>
          <table:table-cell table:style-name="Table250.A2" office:value-type="string">
            <text:p text:style-name="P143"><text:a xlink:type="simple" xlink:href="#XulElement"><text:span text:style-name="Source_20_Text">org.zkoss.zul.imp.XulElement</text:span></text:a></text:p>
          </table:table-cell>
        </table:table-row>
        <table:table-row table:style-name="Table250.5">
          <table:table-cell table:style-name="Table250.A2" office:value-type="string">
            <text:p text:style-name="P143"><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item"/>Treeitem<text:bookmark-end text:name="Treeitem"/></text:h>
      <text:p text:style-name="Text_20_body_20_indent_20_2"><text:span text:style-name="Source_20_Text"><text:span text:style-name="T92">Treeitem </text:span></text:span><text:span text:style-name="T92">contains a row of data (</text:span><text:span text:style-name="Source_20_Text"><text:span text:style-name="T92">treerow), </text:span></text:span><text:span text:style-name="T92">and an optional treechildren.</text:span></text:p>
      <text:p text:style-name="Text_20_body_20_indent_20_2"><text:span text:style-name="T92">If the component doesn't contain a </text:span><text:span text:style-name="Source_20_Text"><text:span text:style-name="T92">treechildren, </text:span></text:span><text:span text:style-name="T92">it is a leaf node that doesn't accept any child items.</text:span></text:p>
      <text:p text:style-name="Text_20_body_20_indent_20_2"><text:span text:style-name="T92">If it contains a </text:span><text:span text:style-name="Source_20_Text"><text:span text:style-name="T92">treechildren, </text:span></text:span><text:span text:style-name="T92">it is a branch node that might contain other items.</text:span></text:p>
      <text:p text:style-name="P62">For a branch node, an +/- button will appear at the beginning of the row, such that user could open and close the item by clicking on the +/- button.</text:p>
      <text:p text:style-name="Text_20_body_20_indent_20_2"><text:a xlink:type="simple" xlink:href="#Toolbar"><text:span text:style-name="Source_20_Text"><text:span text:style-name="T92"/></text:span></text:a></text:p>
      <text:p text:style-name="P9"><draw:frame draw:style-name="fr3"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06" text:outline-level="4">Class Name</text:h>
      <text:p text:style-name="P356"><text:span text:style-name="Source_20_Text"><text:span text:style-name="T86">org.zkoss.zul.Treeitem</text:span></text:span></text:p>
      <text:h text:style-name="P15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15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125">Event Name</text:p>
            </table:table-cell>
            <table:table-cell table:style-name="Table251.B1" office:value-type="string">
              <text:p text:style-name="P125">Event Type</text:p>
            </table:table-cell>
          </table:table-row>
        </table:table-header-rows>
        <table:table-row>
          <table:table-cell table:style-name="Table251.A2" office:value-type="string">
            <text:p text:style-name="P128"><text:span text:style-name="Source_20_Text">onRightClick</text:span></text:p>
          </table:table-cell>
          <table:table-cell table:style-name="Table251.B2" office:value-type="string">
            <text:p text:style-name="P133"><text:a xlink:type="simple" xlink:href="#MouseEvent"><text:span text:style-name="Source_20_Text">org.zkoss.zk.ui.event.MouseEvent</text:span></text:a></text:p>
            <text:p text:style-name="P137">Description: </text:p>
            <text:p text:style-name="P138">Denotes user has right-clicked the component.</text:p>
          </table:table-cell>
        </table:table-row>
        <table:table-row>
          <table:table-cell table:style-name="Table251.A2" office:value-type="string">
            <text:p text:style-name="P128"><text:span text:style-name="Source_20_Text">onDoubleClick</text:span></text:p>
          </table:table-cell>
          <table:table-cell table:style-name="Table251.B2" office:value-type="string">
            <text:p text:style-name="P133"><text:a xlink:type="simple" xlink:href="#MouseEvent"><text:span text:style-name="Source_20_Text">org.zkoss.zk.ui.event.MouseEvent</text:span></text:a></text:p>
            <text:p text:style-name="P137">Description: </text:p>
            <text:p text:style-name="P138">Denotes user has double-clicked the component.</text:p>
          </table:table-cell>
        </table:table-row>
        <table:table-row>
          <table:table-cell table:style-name="Table251.A2" office:value-type="string">
            <text:p text:style-name="P128"><text:span text:style-name="Source_20_Text">onOpen</text:span></text:p>
          </table:table-cell>
          <table:table-cell table:style-name="Table251.B2" office:value-type="string">
            <text:p text:style-name="P133"><text:a xlink:type="simple" xlink:href="#OpenEvent"><text:span text:style-name="Source_20_Text">org.zkoss.zk.ui.event.OpenEvent</text:span></text:a></text:p>
            <text:p text:style-name="P137">Description: </text:p>
            <text:p text:style-name="P138">Denotes user has opened or closed a component. </text:p>
            <text:p text:style-name="P138">It is useful to implement load-on-demand by listening to the onOpen event, and creating components when the first time the component is opened.</text:p>
          </table:table-cell>
        </table:table-row>
      </table:table>
      <text:h text:style-name="P15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125">Property</text:p>
            </table:table-cell>
            <table:table-cell table:style-name="Table252.A1" office:value-type="string">
              <text:p text:style-name="P125">Description</text:p>
            </table:table-cell>
            <table:table-cell table:style-name="Table252.A1" office:value-type="string">
              <text:p text:style-name="P125">Data Type</text:p>
            </table:table-cell>
            <table:table-cell table:style-name="Table252.D1" office:value-type="string">
              <text:p text:style-name="P126">Default Value</text:p>
            </table:table-cell>
          </table:table-row>
        </table:table-header-rows>
        <table:table-row table:style-name="Table252.2">
          <table:table-cell table:style-name="Table252.A2" office:value-type="string">
            <text:p text:style-name="P86"><text:span text:style-name="Source_20_Text"><text:span text:style-name="T1">image</text:span></text:span></text:p>
          </table:table-cell>
          <table:table-cell table:style-name="Table252.B2" office:value-type="string">
            <text:p text:style-name="P133"><text:span text:style-name="T1">Sets the image of the </text:span><text:span text:style-name="Source_20_Text"><text:span text:style-name="T1">Treecell </text:span></text:span><text:span text:style-name="T1">it contains. If it is not created, we automatically create it. </text:span></text:p>
            <text:p text:style-name="P133"><text:span text:style-name="T1">Same as </text:span><text:span text:style-name="Source_20_Text"><text:span text:style-name="T1">setSrc</text:span></text:span></text:p>
          </table:table-cell>
          <table:table-cell table:style-name="Table252.A2" office:value-type="string">
            <text:p text:style-name="P86"><text:span text:style-name="Source_20_Text">String</text:span></text:p>
          </table:table-cell>
          <table:table-cell table:style-name="Table252.D2" office:value-type="string">
            <text:p text:style-name="P86"><text:span text:style-name="Source_20_Text"/></text:p>
          </table:table-cell>
        </table:table-row>
        <table:table-row table:style-name="Table252.2">
          <table:table-cell table:style-name="Table252.A2" office:value-type="string">
            <text:p text:style-name="P86"><text:span text:style-name="Source_20_Text"><text:span text:style-name="T1">label</text:span></text:span></text:p>
          </table:table-cell>
          <table:table-cell table:style-name="Table252.B2" office:value-type="string">
            <text:p text:style-name="P135">Sets the label of the Treecell it contains. If it is not created, we automatically create it. </text:p>
          </table:table-cell>
          <table:table-cell table:style-name="Table252.A2" office:value-type="string">
            <text:p text:style-name="P86"><text:span text:style-name="Source_20_Text">String</text:span></text:p>
          </table:table-cell>
          <table:table-cell table:style-name="Table252.D2" office:value-type="string">
            <text:p text:style-name="P86"><text:span text:style-name="Source_20_Text"/></text:p>
          </table:table-cell>
        </table:table-row>
        <table:table-row table:style-name="Table252.2">
          <table:table-cell table:style-name="Table252.A2" office:value-type="string">
            <text:p text:style-name="P86"><text:span text:style-name="Source_20_Text">open</text:span></text:p>
          </table:table-cell>
          <table:table-cell table:style-name="Table252.B2" office:value-type="string">
            <text:p text:style-name="P133">Sets whether this container is open. </text:p>
            <text:p text:style-name="P133">Values : <text:span text:style-name="Source_20_Text">true|false</text:span></text:p>
          </table:table-cell>
          <table:table-cell table:style-name="Table252.A2" office:value-type="string">
            <text:p text:style-name="P86"><text:span text:style-name="Source_20_Text">boolean</text:span></text:p>
          </table:table-cell>
          <table:table-cell table:style-name="Table252.D2" office:value-type="string">
            <text:p text:style-name="P86"><text:span text:style-name="Source_20_Text">true</text:span></text:p>
          </table:table-cell>
        </table:table-row>
        <table:table-row table:style-name="Table252.2">
          <table:table-cell table:style-name="Table252.A2" office:value-type="string">
            <text:p text:style-name="P86"><text:span text:style-name="Source_20_Text">sel</text:span><text:span text:style-name="Source_20_Text"><text:span text:style-name="T1">ected</text:span></text:span></text:p>
          </table:table-cell>
          <table:table-cell table:style-name="Table252.B2" office:value-type="string">
            <text:p text:style-name="P147">Sets whether this item is selected. </text:p>
            <text:p text:style-name="P147">Values : <text:span text:style-name="Source_20_Text">true|false</text:span></text:p>
          </table:table-cell>
          <table:table-cell table:style-name="Table252.A2" office:value-type="string">
            <text:p text:style-name="P86"><text:span text:style-name="Source_20_Text">boolean</text:span></text:p>
          </table:table-cell>
          <table:table-cell table:style-name="Table252.D2" office:value-type="string">
            <text:p text:style-name="P86"><text:span text:style-name="Source_20_Text">false</text:span></text:p>
          </table:table-cell>
        </table:table-row>
        <table:table-row table:style-name="Table252.2">
          <table:table-cell table:style-name="Table252.A2" office:value-type="string">
            <text:p text:style-name="P86"><text:span text:style-name="Source_20_Text">src</text:span></text:p>
          </table:table-cell>
          <table:table-cell table:style-name="Table252.B2" office:value-type="string">
            <text:p text:style-name="P133">Sets the src of the <text:span text:style-name="Source_20_Text">Treecell </text:span>it contains. If it is not created, we automatically create it.</text:p>
            <text:p text:style-name="P133">The same as <text:span text:style-name="Source_20_Text">setImage. </text:span></text:p>
          </table:table-cell>
          <table:table-cell table:style-name="Table252.A2" office:value-type="string">
            <text:p text:style-name="P86"><text:span text:style-name="Source_20_Text">String</text:span></text:p>
          </table:table-cell>
          <table:table-cell table:style-name="Table252.D2" office:value-type="string">
            <text:p text:style-name="P86"/>
          </table:table-cell>
        </table:table-row>
        <table:table-row table:style-name="Table252.2">
          <table:table-cell table:style-name="Table252.A2" office:value-type="string">
            <text:p text:style-name="P86"><text:span text:style-name="Source_20_Text">value</text:span></text:p>
          </table:table-cell>
          <table:table-cell table:style-name="Table252.B2" office:value-type="string">
            <text:p text:style-name="P133">Sets the value. </text:p>
            <text:p text:style-name="P133">Note: the value is not sent to the browser, so it is OK to be anything. </text:p>
          </table:table-cell>
          <table:table-cell table:style-name="Table252.A2" office:value-type="string">
            <text:p text:style-name="P86"><text:span text:style-name="Source_20_Text">Object</text:span></text:p>
          </table:table-cell>
          <table:table-cell table:style-name="Table252.D2" office:value-type="string">
            <text:p text:style-name="P86">null</text:p>
          </table:table-cell>
        </table:table-row>
      </table:table>
      <text:p text:style-name="P151"/>
      <text:h text:style-name="P15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125">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86"><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86"><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86"><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86"><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86"><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86"><text:span text:style-name="Source_20_Text">boolean</text:span></text:p>
          </table:table-cell>
          <table:table-cell table:style-name="Table253.D2" office:value-type="string">
            <text:p text:style-name="Table_20_Contents"/>
          </table:table-cell>
        </table:table-row>
      </table:table>
      <text:p text:style-name="P171"/>
      <text:h text:style-name="P156" text:outline-level="4">Inherited From </text:h>
      <table:table table:name="Table254" table:style-name="Table254">
        <table:table-column table:style-name="Table254.A"/>
        <table:table-header-rows>
          <table:table-row>
            <table:table-cell table:style-name="Table254.A1" office:value-type="string">
              <text:p text:style-name="P125">Inherited From</text:p>
            </table:table-cell>
          </table:table-row>
        </table:table-header-rows>
        <table:table-row>
          <table:table-cell table:style-name="Table254.A2" office:value-type="string">
            <text:p text:style-name="P143"><text:a xlink:type="simple" xlink:href="#XulElement"><text:span text:style-name="Source_20_Text">org.zkoss.zul.imp.XulElement</text:span></text:a></text:p>
          </table:table-cell>
        </table:table-row>
        <table:table-row table:style-name="Table254.3">
          <table:table-cell table:style-name="Table254.A2" office:value-type="string">
            <text:p text:style-name="P143"><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Treerow"/>Treerow<text:bookmark-end text:name="Treerow"/></text:h>
      <text:p text:style-name="Text_20_body_20_indent_20_2"><text:span text:style-name="Source_20_Text"><text:span text:style-name="T92">Treerow </text:span></text:span><text:span text:style-name="T92">is a single row in the </text:span><text:span text:style-name="Source_20_Text"><text:span text:style-name="T92">tree, </text:span></text:span><text:span text:style-name="T92">it is the main content of </text:span><text:span text:style-name="Source_20_Text"><text:span text:style-name="T92">treeitem</text:span></text:span><text:span text:style-name="T92">. </text:span><text:span text:style-name="Source_20_Text"><text:span text:style-name="T92">Treerow </text:span></text:span><text:span text:style-name="T92">can contains multiple </text:span><text:span text:style-name="Source_20_Text"><text:span text:style-name="T92">treecell</text:span></text:span><text:span text:style-name="T92">, each </text:span><text:span text:style-name="Source_20_Text"><text:span text:style-name="T92">treecell</text:span></text:span><text:span text:style-name="T92"> represent one column in this row by sequencial. A </text:span><text:span text:style-name="Source_20_Text"><text:span text:style-name="T92">treecell </text:span></text:span><text:span text:style-name="T92">can contains any component in it, such as label, image, textbox etc. </text:span></text:p>
      <text:p text:style-name="Text_20_body_20_indent_20_2"><text:a xlink:type="simple" xlink:href="#Toolbar"><text:span text:style-name="Source_20_Text"><text:span text:style-name="T92"/></text:span></text:a></text:p>
      <text:p text:style-name="P9"><draw:frame draw:style-name="fr3"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06" text:outline-level="4">Class Name</text:h>
      <text:p text:style-name="P356"><text:span text:style-name="Source_20_Text"><text:span text:style-name="T86">org.zkoss.zul.Treerow</text:span></text:span></text:p>
      <text:h text:style-name="P156" text:outline-level="4">Supported Child Components</text:h>
      <text:p text:style-name="Text_20_body_20_indent_20_2"><text:a xlink:type="simple" xlink:href="#Treerow"><text:span text:style-name="Source_20_Text">Treecell</text:span></text:a></text:p>
      <text:h text:style-name="P156" text:outline-level="4">Supported Events</text:h>
      <text:p text:style-name="P169"><text:tab/>*None</text:p>
      <text:h text:style-name="P213"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125">Property</text:p>
            </table:table-cell>
            <table:table-cell table:style-name="Table255.A1" office:value-type="string">
              <text:p text:style-name="P125">Description</text:p>
            </table:table-cell>
            <table:table-cell table:style-name="Table255.A1" office:value-type="string">
              <text:p text:style-name="P125">Data Type</text:p>
            </table:table-cell>
            <table:table-cell table:style-name="Table255.D1" office:value-type="string">
              <text:p text:style-name="P126">Default Value</text:p>
            </table:table-cell>
          </table:table-row>
        </table:table-header-rows>
        <table:table-row table:style-name="Table255.2">
          <table:table-cell table:style-name="Table255.A2" office:value-type="string">
            <text:p text:style-name="P86"><text:span text:style-name="Source_20_Text"><text:span text:style-name="T1">context</text:span></text:span></text:p>
          </table:table-cell>
          <table:table-cell table:style-name="Table255.B2" office:value-type="string">
            <text:p text:style-name="P133"><text:span text:style-name="T1">Don't use this property of </text:span><text:span text:style-name="Source_20_Text"><text:span text:style-name="T1">Treerow, </text:span></text:span><text:span text:style-name="T1">use </text:span><text:span text:style-name="Source_20_Text"><text:span text:style-name="T1">Treeitem.context</text:span></text:span><text:span text:style-name="T1"> instead.</text:span></text:p>
          </table:table-cell>
          <table:table-cell table:style-name="Table255.A2" office:value-type="string">
            <text:p text:style-name="P86"><text:span text:style-name="Source_20_Text">String</text:span></text:p>
          </table:table-cell>
          <table:table-cell table:style-name="Table255.D2" office:value-type="string">
            <text:p text:style-name="P86"><text:span text:style-name="Source_20_Text">Always throws UnsupportedOperationException </text:span></text:p>
          </table:table-cell>
        </table:table-row>
        <table:table-row table:style-name="Table255.2">
          <table:table-cell table:style-name="Table255.A2" office:value-type="string">
            <text:p text:style-name="P86"><text:span text:style-name="Source_20_Text"><text:span text:style-name="T1">popup</text:span></text:span></text:p>
          </table:table-cell>
          <table:table-cell table:style-name="Table255.B2" office:value-type="string">
            <text:p text:style-name="P135">Don't use this property of <text:span text:style-name="Source_20_Text"><text:span text:style-name="T1">Treerow, </text:span></text:span><text:span text:style-name="T1">use </text:span><text:span text:style-name="Source_20_Text"><text:span text:style-name="T1">Treeitem.popup</text:span></text:span><text:span text:style-name="T1"> instead.</text:span></text:p>
          </table:table-cell>
          <table:table-cell table:style-name="Table255.A2" office:value-type="string">
            <text:p text:style-name="P86"><text:span text:style-name="Source_20_Text">String</text:span></text:p>
          </table:table-cell>
          <table:table-cell table:style-name="Table255.D2" office:value-type="string">
            <text:p text:style-name="P86"><text:span text:style-name="Source_20_Text">Always throws UnsupportedOperationException </text:span></text:p>
          </table:table-cell>
        </table:table-row>
        <table:table-row table:style-name="Table255.2">
          <table:table-cell table:style-name="Table255.A2" office:value-type="string">
            <text:p text:style-name="P86"><text:span text:style-name="Source_20_Text">tooltip</text:span></text:p>
          </table:table-cell>
          <table:table-cell table:style-name="Table255.B2" office:value-type="string">
            <text:p text:style-name="P133"><text:span text:style-name="T1">Don't use this property of </text:span><text:span text:style-name="Source_20_Text"><text:span text:style-name="T1">Treerow, </text:span></text:span><text:span text:style-name="T1">use </text:span><text:span text:style-name="Source_20_Text"><text:span text:style-name="T1">Treeitem.tooltip</text:span></text:span><text:span text:style-name="T1"> instead.</text:span></text:p>
          </table:table-cell>
          <table:table-cell table:style-name="Table255.A2" office:value-type="string">
            <text:p text:style-name="P86"><text:span text:style-name="Source_20_Text">String</text:span></text:p>
          </table:table-cell>
          <table:table-cell table:style-name="Table255.D2" office:value-type="string">
            <text:p text:style-name="P86"><text:span text:style-name="Source_20_Text">Always throws UnsupportedOperationException </text:span></text:p>
          </table:table-cell>
        </table:table-row>
      </table:table>
      <text:p text:style-name="P151"/>
      <text:h text:style-name="P15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125">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86"><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86"><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86"><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86"><text:span text:style-name="Source_20_Text">Tree</text:span></text:p>
          </table:table-cell>
          <table:table-cell table:style-name="Table256.D2" office:value-type="string">
            <text:p text:style-name="Table_20_Contents"/>
          </table:table-cell>
        </table:table-row>
      </table:table>
      <text:p text:style-name="P171"/>
      <text:h text:style-name="P156" text:outline-level="4">Inherited From </text:h>
      <table:table table:name="Table257" table:style-name="Table257">
        <table:table-column table:style-name="Table257.A"/>
        <table:table-header-rows>
          <table:table-row>
            <table:table-cell table:style-name="Table257.A1" office:value-type="string">
              <text:p text:style-name="P125">Inherited From</text:p>
            </table:table-cell>
          </table:table-row>
        </table:table-header-rows>
        <table:table-row>
          <table:table-cell table:style-name="Table257.A2" office:value-type="string">
            <text:p text:style-name="P143"><text:a xlink:type="simple" xlink:href="#XulElement"><text:span text:style-name="Source_20_Text">org.zkoss.zul.imp.XulElement</text:span></text:a></text:p>
          </table:table-cell>
        </table:table-row>
        <table:table-row table:style-name="Table257.3">
          <table:table-cell table:style-name="Table257.A2" office:value-type="string">
            <text:p text:style-name="P143"><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143"><text:s/><text:a xlink:type="simple" xlink:href="#AbstractComponent"><text:span text:style-name="Source_20_Text">org.zkoss.zk.ui.AbstractComponent </text:span></text:a></text:p>
          </table:table-cell>
        </table:table-row>
      </table:table>
      <text:p text:style-name="P34"/>
      <text:h text:style-name="Heading_20_3" text:outline-level="3"><text:bookmark-start text:name="Vbox"/>Vbox<text:bookmark-end text:name="Vbox"/></text:h>
      <text:p text:style-name="P60">T<text:span text:style-name="T1">he vbox component is used to create a vertically oriented box. Added components will be placed underneath each other in a column.</text:span></text:p>
      <text:p text:style-name="P8"><text:s/><text:span text:style-name="T4"><text:s text:c="6"/></text:span></text:p>
      <text:p text:style-name="P9"><draw:frame draw:style-name="fr3"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06" text:outline-level="4">Class Name</text:h>
      <text:p text:style-name="P356"><text:span text:style-name="Source_20_Text"><text:span text:style-name="T86">org.zkoss.zul.Vbox</text:span></text:span></text:p>
      <text:h text:style-name="P156" text:outline-level="4">Supported Child Components</text:h>
      <text:p text:style-name="P64">*ALL</text:p>
      <text:h text:style-name="P156" text:outline-level="4">Supported Events <text:s text:c="6"/></text:h>
      <text:p text:style-name="P170"><text:s text:c="8"/>*NONE</text:p>
      <text:h text:style-name="P213" text:outline-level="4">Properties</text:h>
      <text:p text:style-name="P167"><text:tab/><text:span text:style-name="T75">*NONE</text:span></text:p>
      <text:h text:style-name="P156" text:outline-level="4">Methods</text:h>
      <text:p text:style-name="P170"><text:s text:c="6"/>*NONE</text:p>
      <text:h text:style-name="P156" text:outline-level="4">Inherited From </text:h>
      <table:table table:name="Table258" table:style-name="Table258">
        <table:table-column table:style-name="Table258.A"/>
        <table:table-header-rows>
          <table:table-row>
            <table:table-cell table:style-name="Table258.A1" office:value-type="string">
              <text:p text:style-name="P125">Inherited From</text:p>
            </table:table-cell>
          </table:table-row>
        </table:table-header-rows>
        <table:table-row>
          <table:table-cell table:style-name="Table258.A2" office:value-type="string">
            <text:p text:style-name="P142"><text:a xlink:type="simple" xlink:href="#Box">org.zkoss.zul.Box</text:a></text:p>
          </table:table-cell>
        </table:table-row>
        <table:table-row>
          <table:table-cell table:style-name="Table258.A2" office:value-type="string">
            <text:p text:style-name="P142"><text:a xlink:type="simple" xlink:href="#XulElement">org.zkoss.zul.impl.XulElement</text:a></text:p>
          </table:table-cell>
        </table:table-row>
        <table:table-row>
          <table:table-cell table:style-name="Table258.A2" office:value-type="string">
            <text:p text:style-name="P142"><text:a xlink:type="simple" xlink:href="#HtmlBasedComponent">org.zkoss.zk.ui.HtmlBasedComponent</text:a> </text:p>
          </table:table-cell>
        </table:table-row>
        <table:table-row table:style-name="Table258.5">
          <table:table-cell table:style-name="Table258.A2" office:value-type="string">
            <text:p text:style-name="P142"><text:a xlink:type="simple" xlink:href="#AbstractComponent">org.zkoss.zk.ui.AbstractComponent </text:a></text:p>
          </table:table-cell>
        </table:table-row>
      </table:table>
      <text:h text:style-name="P35" text:outline-level="3"><text:bookmark-start text:name="West"/>West<text:bookmark-end text:name="West"/></text:h>
      <text:p text:style-name="P53">This component is a west region. The default class of CSS is specified "layout-region-west".</text:p>
      <text:p text:style-name="Text_20_body_20_indent"/>
      <text:p text:style-name="P52"><draw:frame draw:style-name="fr4"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06" text:outline-level="4">Class Name</text:h>
      <text:p text:style-name="P356"><text:span text:style-name="Source_20_Text"><text:span text:style-name="T16">org.zkoss.zkex.zul.West</text:span></text:span></text:p>
      <text:h text:style-name="P156" text:outline-level="4">Supported Child Components</text:h>
      <text:p text:style-name="Text_20_body_20_indent_20_2">*NONE</text:p>
      <text:h text:style-name="P15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125">Name</text:p>
            </table:table-cell>
            <table:table-cell table:style-name="Table259.B1" office:value-type="string">
              <text:p text:style-name="P125">Inherited From</text:p>
            </table:table-cell>
          </table:table-row>
        </table:table-header-rows>
        <table:table-row>
          <table:table-cell table:style-name="Table259.A2" office:value-type="string">
            <text:p text:style-name="P128"><text:span text:style-name="Source_20_Text">OnOpen</text:span></text:p>
          </table:table-cell>
          <table:table-cell table:style-name="Table259.B2" office:value-type="string">
            <text:p text:style-name="Table_20_Contents"><text:a xlink:type="simple" xlink:href="#OpenEvent"><text:span text:style-name="Source_20_Text"><text:span text:style-name="T112">org.zkoss.zk.ui.event.OpenEvent</text:span></text:span></text:a></text:p>
            <text:p text:style-name="Table_20_Contents"><text:span text:style-name="Source_20_Text"><text:span text:style-name="T113"/></text:span></text:p>
            <text:p text:style-name="Table_20_Contents"><text:span text:style-name="Source_20_Text"><text:span text:style-name="T114">Description: </text:span></text:span><text:span text:style-name="Source_20_Text"><text:span text:style-name="T115">When a layout is collapsed or opened by a user, the </text:span></text:span><text:span text:style-name="Source_20_Text"><text:span text:style-name="T85">onOpen</text:span></text:span><text:span text:style-name="Source_20_Text"><text:span text:style-name="T115"> event is sent to the application.</text:span></text:span></text:p>
          </table:table-cell>
        </table:table-row>
      </table:table>
      <text:h text:style-name="P212"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124">Property</text:p>
            </table:table-cell>
            <table:table-cell table:style-name="Table260.A1" office:value-type="string">
              <text:p text:style-name="P124">Description</text:p>
            </table:table-cell>
            <table:table-cell table:style-name="Table260.A1" office:value-type="string">
              <text:p text:style-name="P124">Data Type</text:p>
            </table:table-cell>
            <table:table-cell table:style-name="Table260.D1" office:value-type="string">
              <text:p text:style-name="P124">Default Value</text:p>
            </table:table-cell>
          </table:table-row>
        </table:table-header-rows>
        <table:table-row>
          <table:table-cell table:style-name="Table260.A2" office:value-type="string">
            <text:p text:style-name="P86"><text:span text:style-name="Source_20_Text"><text:span text:style-name="T60">size</text:span></text:span></text:p>
          </table:table-cell>
          <table:table-cell table:style-name="Table260.A2" office:value-type="string">
            <text:p text:style-name="P112">Sets the size of this region.</text:p>
          </table:table-cell>
          <table:table-cell table:style-name="Table260.A2" office:value-type="string">
            <text:p text:style-name="P86"><text:span text:style-name="Source_20_Text"><text:span text:style-name="T60">java.lang.String</text:span></text:span></text:p>
          </table:table-cell>
          <table:table-cell table:style-name="Table260.D2" office:value-type="string">
            <text:p text:style-name="P128"><text:span text:style-name="Source_20_Text"><text:span text:style-name="T61">null</text:span></text:span></text:p>
          </table:table-cell>
        </table:table-row>
      </table:table>
      <text:p text:style-name="P166"/>
      <text:h text:style-name="P15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Source_20_Text"><text:span text:style-name="T1">java.lang.String</text:span></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Heading_20_4" text:outline-level="4"/>
      <text:p text:style-name="Text_20_body"/>
      <text:h text:style-name="P156" text:outline-level="4">Inherited From </text:h>
      <table:table table:name="Table262" table:style-name="Table262">
        <table:table-column table:style-name="Table262.A"/>
        <table:table-header-rows>
          <table:table-row>
            <table:table-cell table:style-name="Table262.A1" office:value-type="string">
              <text:p text:style-name="P125">Inherited From</text:p>
            </table:table-cell>
          </table:table-row>
        </table:table-header-rows>
        <table:table-row table:style-name="Table262.2">
          <table:table-cell table:style-name="Table262.A2" office:value-type="string">
            <text:p text:style-name="P143"><text:a xlink:type="simple" xlink:href="#LayoutRegion"><text:span text:style-name="T61">org.zkoss.zkex.zul.LayoutRegion </text:span></text:a></text:p>
          </table:table-cell>
        </table:table-row>
        <table:table-row table:style-name="Table262.2">
          <table:table-cell table:style-name="Table262.A2" office:value-type="string">
            <text:p text:style-name="P143"><text:span text:style-name="T61"><text:s/></text:span><text:a xlink:type="simple" xlink:href="#HtmlBasedComponent">org.zkoss.zk.ui.HtmlBasedComponent</text:a><text:span text:style-name="T61"> </text:span></text:p>
          </table:table-cell>
        </table:table-row>
        <table:table-row table:style-name="Table262.2">
          <table:table-cell table:style-name="Table262.A2" office:value-type="string">
            <text:p text:style-name="P143"><text:s/><text:a xlink:type="simple" xlink:href="#AbstractComponent">org.zkoss.zk.ui.AbstractComponent </text:a></text:p>
          </table:table-cell>
        </table:table-row>
      </table:table>
      <text:p text:style-name="P34"/>
      <text:h text:style-name="Heading_20_3" text:outline-level="3"><text:bookmark-start text:name="Window"/>Window<text:bookmark-end text:name="Window"/></text:h>
      <text:p text:style-name="P60">A window is, like HTML DIV tag, used to group components. Unlike other components, a window has the following characteristics. <text:s/></text:p>
      <text:list text:style-name="L7">
        <text:list-item>
          <text:p text:style-name="P346">A window is an owner of an ID space. Any component contained in a window, including itself, could be found by use of the getFellow method, if it is assigned with an identifier.</text:p>
        </text:list-item>
        <text:list-item>
          <text:p text:style-name="P346">A window could be overlapped, popup, and embedded.</text:p>
        </text:list-item>
        <text:list-item>
          <text:p text:style-name="P346">A window could be a modal dialog.</text:p>
        </text:list-item>
      </text:list>
      <text:p text:style-name="P8"><draw:frame draw:style-name="fr3"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106" text:outline-level="4">Class Name</text:h>
      <text:p text:style-name="P356"><text:span text:style-name="Source_20_Text"><text:span text:style-name="T14">org.zkoss.zul.Window</text:span></text:span></text:p>
      <text:h text:style-name="P156" text:outline-level="4">Supported Child Components</text:h>
      <text:p text:style-name="Text_20_body_20_indent_20_2">*ALL</text:p>
      <text:h text:style-name="P156" text:outline-level="4">Supported Events</text:h>
      <text:h text:style-name="P213" text:outline-level="4"/>
      <table:table table:name="Table263" table:style-name="Table263">
        <table:table-column table:style-name="Table263.A"/>
        <table:table-column table:style-name="Table263.B"/>
        <table:table-header-rows>
          <table:table-row>
            <table:table-cell table:style-name="Table263.A1" office:value-type="string">
              <text:p text:style-name="P125">Name</text:p>
            </table:table-cell>
            <table:table-cell table:style-name="Table263.B1" office:value-type="string">
              <text:p text:style-name="P125">Event Type</text:p>
            </table:table-cell>
          </table:table-row>
        </table:table-header-rows>
        <table:table-row>
          <table:table-cell table:style-name="Table263.A2" office:value-type="string">
            <text:p text:style-name="P128"><text:span text:style-name="Source_20_Text">onMove </text:span></text:p>
          </table:table-cell>
          <table:table-cell table:style-name="Table263.B2" office:value-type="string">
            <text:p text:style-name="P133"><text:span text:style-name="T4">Event:</text:span><text:span text:style-name="T93"> <text:s/></text:span><text:a xlink:type="simple" xlink:href="#Event"><text:span text:style-name="Source_20_Text"><text:span text:style-name="T93">org.zkoss.ui.zk.ui.event.Event</text:span></text:span></text:a></text:p>
            <text:p text:style-name="P141">Denotes the close button is pressed by a user, and the</text:p>
            <text:p text:style-name="P141">component shall detach itself.</text:p>
          </table:table-cell>
        </table:table-row>
        <table:table-row>
          <table:table-cell table:style-name="Table263.A2" office:value-type="string">
            <text:p text:style-name="P128"><text:span text:style-name="Source_20_Text">onOpen </text:span></text:p>
          </table:table-cell>
          <table:table-cell table:style-name="Table263.B2" office:value-type="string">
            <text:p text:style-name="P133"><text:span text:style-name="T4">Event: </text:span><text:a xlink:type="simple" xlink:href="#OpenEvent"><text:span text:style-name="Source_20_Text"><text:span text:style-name="T93">org.zkoss.zk.ui.event.OpenEvent</text:span></text:span></text:a></text:p>
            <text:p text:style-name="P133"><text:span text:style-name="T93">Denotes user has opened or closed a component.</text:span><text:span text:style-name="Source_20_Text"><text:span text:style-name="T93"> </text:span></text:span></text:p>
            <text:p text:style-name="P133"><text:span text:style-name="Source_20_Text"><text:span text:style-name="T4">Note:</text:span></text:span></text:p>
            <text:p text:style-name="P133"><text:span text:style-name="T93">Unlike </text:span><text:span text:style-name="Source_20_Text"><text:span text:style-name="T93">onClose</text:span></text:span><text:span text:style-name="T93">, this event is only a notification. The</text:span></text:p>
            <text:p text:style-name="P141">client sends this event after opening or closing the</text:p>
            <text:p text:style-name="P141">component.</text:p>
            <text:p text:style-name="P141">It is useful to implement load-on-demand by listening to</text:p>
            <text:p text:style-name="P133"><text:span text:style-name="T93">the </text:span><text:span text:style-name="Source_20_Text"><text:span text:style-name="T93">onOpen</text:span></text:span><text:span text:style-name="T93"> event, and creating components when the</text:span></text:p>
            <text:p text:style-name="P141">first time the component is opened.</text:p>
          </table:table-cell>
        </table:table-row>
        <table:table-row>
          <table:table-cell table:style-name="Table263.A2" office:value-type="string">
            <text:p text:style-name="P128"><text:span text:style-name="Source_20_Text">onClose </text:span></text:p>
          </table:table-cell>
          <table:table-cell table:style-name="Table263.B2" office:value-type="string">
            <text:p text:style-name="P133"><text:span text:style-name="T4">Event:</text:span><text:span text:style-name="T93"> </text:span><text:a xlink:type="simple" xlink:href="#Event"><text:span text:style-name="Source_20_Text"><text:span text:style-name="T93">org.zkoss.ui.zk.ui.event.Event</text:span></text:span></text:a></text:p>
            <text:p text:style-name="P141">Denotes the close button is pressed by a user, and the</text:p>
            <text:p text:style-name="P141">component shall detach itself.</text:p>
          </table:table-cell>
        </table:table-row>
        <table:table-row>
          <table:table-cell table:style-name="Table263.A2" office:value-type="string">
            <text:p text:style-name="P128"><text:span text:style-name="Source_20_Text">onOK </text:span></text:p>
          </table:table-cell>
          <table:table-cell table:style-name="Table263.B2" office:value-type="string">
            <text:p text:style-name="P133"><text:span text:style-name="T4">Event:</text:span><text:span text:style-name="Source_20_Text"> </text:span><text:a xlink:type="simple" xlink:href="#KeyEvent"><text:span text:style-name="Source_20_Text">org.zkoss.zk.ui.event.KeyEvent</text:span></text:a></text:p>
            <text:p text:style-name="P133">Denotes user has pressed the ENTER key.</text:p>
          </table:table-cell>
        </table:table-row>
        <table:table-row>
          <table:table-cell table:style-name="Table263.A2" office:value-type="string">
            <text:p text:style-name="P128"><text:span text:style-name="Source_20_Text">onCacnel </text:span></text:p>
          </table:table-cell>
          <table:table-cell table:style-name="Table263.B2" office:value-type="string">
            <text:p text:style-name="P133"><text:span text:style-name="T4">Event:</text:span><text:span text:style-name="Source_20_Text"> </text:span><text:a xlink:type="simple" xlink:href="#KeyEvent"><text:span text:style-name="Source_20_Text">org.zkoss.zk.ui.event.KeyEvent</text:span></text:a></text:p>
            <text:p text:style-name="P133"><text:span text:style-name="Source_20_Text">Denotes user has pressed the ESC key.</text:span></text:p>
          </table:table-cell>
        </table:table-row>
        <table:table-row>
          <table:table-cell table:style-name="Table263.A2" office:value-type="string">
            <text:p text:style-name="P128">onCtrlKey</text:p>
          </table:table-cell>
          <table:table-cell table:style-name="Table263.B2" office:value-type="string">
            <text:p text:style-name="P133"><text:span text:style-name="T4">Event: </text:span><text:a xlink:type="simple" xlink:href="#KeyEvent"><text:span text:style-name="Source_20_Text">org.zkoss.zk.ui.event.KeyEvent</text:span></text:a></text:p>
            <text:p text:style-name="P133">Denotes user has pressed a special key, such as PgUp, Home and a key combined with the Ctrl or Alt key. Refer to the ctrlKeys Property section below for details.</text:p>
          </table:table-cell>
        </table:table-row>
      </table:table>
      <text:h text:style-name="P165"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124">Property</text:p>
            </table:table-cell>
            <table:table-cell table:style-name="Table264.A1" office:value-type="string">
              <text:p text:style-name="P124">Description</text:p>
            </table:table-cell>
            <table:table-cell table:style-name="Table264.A1" office:value-type="string">
              <text:p text:style-name="P124">Data Type</text:p>
            </table:table-cell>
            <table:table-cell table:style-name="Table264.D1" office:value-type="string">
              <text:p text:style-name="P124">Default Value</text:p>
            </table:table-cell>
          </table:table-row>
        </table:table-header-rows>
        <table:table-row>
          <table:table-cell table:style-name="Table264.A2" office:value-type="string">
            <text:p text:style-name="P4"><text:span text:style-name="Source_20_Text"><text:span text:style-name="T76">border </text:span></text:span></text:p>
          </table:table-cell>
          <table:table-cell table:style-name="Table264.A2" office:value-type="string">
            <text:p text:style-name="P6">Sets the border </text:p>
            <text:p text:style-name="P4"><text:span text:style-name="T81">Values: </text:span><text:span text:style-name="Source_20_Text"><text:span text:style-name="T82">none</text:span></text:span><text:span text:style-name="T82"> | </text:span><text:span text:style-name="Source_20_Text"><text:span text:style-name="T82">normal</text:span></text:span><text:span text:style-name="T82"> </text:span></text:p>
          </table:table-cell>
          <table:table-cell table:style-name="Table264.A2" office:value-type="string">
            <text:p text:style-name="P86"><text:span text:style-name="Source_20_Text"><text:span text:style-name="T60">java.lang.String</text:span></text:span></text:p>
          </table:table-cell>
          <table:table-cell table:style-name="Table264.D2" office:value-type="string">
            <text:p text:style-name="P128"><text:span text:style-name="Source_20_Text"><text:span text:style-name="T61">none</text:span></text:span></text:p>
          </table:table-cell>
        </table:table-row>
        <table:table-row>
          <table:table-cell table:style-name="Table264.A2" office:value-type="string">
            <text:p text:style-name="P86"><text:span text:style-name="Source_20_Text">closable</text:span></text:p>
          </table:table-cell>
          <table:table-cell table:style-name="Table264.A2" office:value-type="string">
            <text:p text:style-name="P89">Sets whether to show a close button on the title bar. </text:p>
          </table:table-cell>
          <table:table-cell table:style-name="Table264.A2" office:value-type="string">
            <text:p text:style-name="P86"><text:span text:style-name="Source_20_Text"><text:span text:style-name="T60">boolean</text:span></text:span></text:p>
          </table:table-cell>
          <table:table-cell table:style-name="Table264.D2" office:value-type="string">
            <text:p text:style-name="P86"><text:span text:style-name="Source_20_Text"><text:span text:style-name="T60">false</text:span></text:span></text:p>
          </table:table-cell>
        </table:table-row>
        <table:table-row table:style-name="Table264.4">
          <table:table-cell table:style-name="Table264.A2" office:value-type="string">
            <text:p text:style-name="P86"><text:span text:style-name="Source_20_Text">contentStyle</text:span></text:p>
          </table:table-cell>
          <table:table-cell table:style-name="Table264.B4" office:value-type="string">
            <text:p text:style-name="P129">Sets the CSS style for the content block of the window. </text:p>
          </table:table-cell>
          <table:table-cell table:style-name="Table264.A2" office:value-type="string">
            <text:p text:style-name="P86"><text:span text:style-name="Source_20_Text"><text:span text:style-name="T60">java.lang.String</text:span></text:span></text:p>
          </table:table-cell>
          <table:table-cell table:style-name="Table264.D2" office:value-type="string">
            <text:p text:style-name="P90"><text:span text:style-name="Source_20_Text">&lt;empty string&gt;</text:span></text:p>
          </table:table-cell>
        </table:table-row>
        <table:table-row table:style-name="Table264.4">
          <table:table-cell table:style-name="Table264.A2" office:value-type="string">
            <text:p text:style-name="P86"><text:span text:style-name="Source_20_Text">ctrlKeys</text:span></text:p>
          </table:table-cell>
          <table:table-cell table:style-name="Table264.B4" office:value-type="string">
            <text:p text:style-name="P133">Sets what keystrokes to intercept. </text:p>
          </table:table-cell>
          <table:table-cell table:style-name="Table264.A2" office:value-type="string">
            <text:p text:style-name="P86"><text:span text:style-name="Source_20_Text"><text:span text:style-name="T60">java.lang.String</text:span></text:span></text:p>
          </table:table-cell>
          <table:table-cell table:style-name="Table264.D2" office:value-type="string">
            <text:p text:style-name="P128"><text:span text:style-name="Source_20_Text"><text:span text:style-name="T61">&lt;null&gt;</text:span></text:span></text:p>
          </table:table-cell>
        </table:table-row>
        <table:table-row table:style-name="Table264.4">
          <table:table-cell table:style-name="Table264.A2" office:value-type="string">
            <text:p text:style-name="P86"><text:span text:style-name="Source_20_Text">draggable</text:span></text:p>
          </table:table-cell>
          <table:table-cell table:style-name="Table264.B4" office:value-type="string">
            <text:p text:style-name="P129"/>
          </table:table-cell>
          <table:table-cell table:style-name="Table264.A2" office:value-type="string">
            <text:p text:style-name="P86"><text:span text:style-name="Source_20_Text"><text:span text:style-name="T60">java.lang.String</text:span></text:span></text:p>
          </table:table-cell>
          <table:table-cell table:style-name="Table264.D2" office:value-type="string">
            <text:p text:style-name="P130"><text:span text:style-name="Source_20_Text">&lt;null&gt;</text:span></text:p>
          </table:table-cell>
        </table:table-row>
        <table:table-row table:style-name="Table264.4">
          <table:table-cell table:style-name="Table264.A2" office:value-type="string">
            <text:p text:style-name="P86"><text:span text:style-name="Source_20_Text">mode</text:span></text:p>
          </table:table-cell>
          <table:table-cell table:style-name="Table264.B4" office:value-type="string">
            <text:p text:style-name="P129">Sets the mode of window.</text:p>
            <text:p text:style-name="P16"><text:span text:style-name="T81">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86"><text:span text:style-name="Source_20_Text"><text:span text:style-name="T60">int</text:span></text:span></text:p>
          </table:table-cell>
          <table:table-cell table:style-name="Table264.D2" office:value-type="string">
            <text:p text:style-name="P86"><text:span text:style-name="Source_20_Text"><text:span text:style-name="T60">0</text:span></text:span></text:p>
          </table:table-cell>
        </table:table-row>
        <table:table-row table:style-name="Table264.4">
          <table:table-cell table:style-name="Table264.A2" office:value-type="string">
            <text:p text:style-name="P86"><text:span text:style-name="Source_20_Text">position</text:span></text:p>
          </table:table-cell>
          <table:table-cell table:style-name="Table264.B4" office:value-type="string">
            <text:p text:style-name="P129">Sets how to position the window at the client screen. </text:p>
          </table:table-cell>
          <table:table-cell table:style-name="Table264.A2" office:value-type="string">
            <text:p text:style-name="P86"><text:span text:style-name="Source_20_Text"><text:span text:style-name="T60">java.lang.String</text:span></text:span></text:p>
          </table:table-cell>
          <table:table-cell table:style-name="Table264.D2" office:value-type="string">
            <text:p text:style-name="P86"><text:span text:style-name="Source_20_Text">&lt;null&gt;</text:span></text:p>
          </table:table-cell>
        </table:table-row>
        <table:table-row table:style-name="Table264.4">
          <table:table-cell table:style-name="Table264.A2" office:value-type="string">
            <text:p text:style-name="P86"><text:span text:style-name="Source_20_Text">sizable</text:span></text:p>
          </table:table-cell>
          <table:table-cell table:style-name="Table264.B4" office:value-type="string">
            <text:p text:style-name="P129">Sets whether the window is sizable. </text:p>
          </table:table-cell>
          <table:table-cell table:style-name="Table264.A2" office:value-type="string">
            <text:p text:style-name="P86"><text:span text:style-name="Source_20_Text">boolean</text:span></text:p>
          </table:table-cell>
          <table:table-cell table:style-name="Table264.D2" office:value-type="string">
            <text:p text:style-name="P86"><text:span text:style-name="Source_20_Text">false</text:span></text:p>
          </table:table-cell>
        </table:table-row>
        <table:table-row table:style-name="Table264.4">
          <table:table-cell table:style-name="Table264.A2" office:value-type="string">
            <text:p text:style-name="P86"><text:span text:style-name="Source_20_Text">title</text:span></text:p>
          </table:table-cell>
          <table:table-cell table:style-name="Table264.B4" office:value-type="string">
            <text:p text:style-name="P129">Sets the title. </text:p>
          </table:table-cell>
          <table:table-cell table:style-name="Table264.A2" office:value-type="string">
            <text:p text:style-name="P86"><text:span text:style-name="Source_20_Text"><text:span text:style-name="T60">java.lang.String</text:span></text:span></text:p>
          </table:table-cell>
          <table:table-cell table:style-name="Table264.D2" office:value-type="string">
            <text:p text:style-name="P90"><text:span text:style-name="Source_20_Text">&lt;empty string&gt;</text:span></text:p>
          </table:table-cell>
        </table:table-row>
        <table:table-row table:style-name="Table264.4">
          <table:table-cell table:style-name="Table264.A2" office:value-type="string">
            <text:p text:style-name="P86"><text:span text:style-name="Source_20_Text">visible</text:span></text:p>
          </table:table-cell>
          <table:table-cell table:style-name="Table264.B4" office:value-type="string">
            <text:p text:style-name="P129">Changes the visibility of the window. </text:p>
          </table:table-cell>
          <table:table-cell table:style-name="Table264.A2" office:value-type="string">
            <text:p text:style-name="P86"><text:span text:style-name="Source_20_Text">boolean</text:span></text:p>
          </table:table-cell>
          <table:table-cell table:style-name="Table264.D2" office:value-type="string">
            <text:p text:style-name="P86"><text:span text:style-name="Source_20_Text">false</text:span></text:p>
          </table:table-cell>
        </table:table-row>
      </table:table>
      <text:p text:style-name="P151"/>
      <text:h text:style-name="P15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149"><text:span text:style-name="Source_20_Text">clone()</text:span></text:p>
          </table:table-cell>
          <table:table-cell table:style-name="Table265.A2" office:value-type="string">
            <text:p text:style-name="Table_20_Contents"/>
          </table:table-cell>
          <table:table-cell table:style-name="Table265.C2" office:value-type="string">
            <text:p text:style-name="P149"><text:span text:style-name="Source_20_Text"><text:span text:style-name="T1">java.lang.Object</text:span></text:span></text:p>
          </table:table-cell>
        </table:table-row>
        <table:table-row>
          <table:table-cell table:style-name="Table265.A2" office:value-type="string">
            <text:p text:style-name="P149"><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149"><text:span text:style-name="Source_20_Text"><text:span text:style-name="T1">void</text:span></text:span></text:p>
          </table:table-cell>
        </table:table-row>
        <table:table-row>
          <table:table-cell table:style-name="Table265.A2" office:value-type="string">
            <text:p text:style-name="P149"><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149"><text:span text:style-name="Source_20_Text"><text:span text:style-name="T1">void</text:span></text:span></text:p>
          </table:table-cell>
        </table:table-row>
        <table:table-row>
          <table:table-cell table:style-name="Table265.A2" office:value-type="string">
            <text:p text:style-name="P149"><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149"><text:span text:style-name="Source_20_Text">void</text:span></text:p>
          </table:table-cell>
        </table:table-row>
        <table:table-row>
          <table:table-cell table:style-name="Table265.A2" office:value-type="string">
            <text:p text:style-name="P149"><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149"><text:span text:style-name="Source_20_Text"><text:span text:style-name="T1">void</text:span></text:span></text:p>
          </table:table-cell>
        </table:table-row>
        <table:table-row>
          <table:table-cell table:style-name="Table265.A2" office:value-type="string">
            <text:p text:style-name="P149"><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149"><text:span text:style-name="Source_20_Text"><text:span text:style-name="T1">void</text:span></text:span></text:p>
          </table:table-cell>
        </table:table-row>
        <table:table-row>
          <table:table-cell table:style-name="Table265.A2" office:value-type="string">
            <text:p text:style-name="P149"><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149"><text:span text:style-name="Source_20_Text">java.lang.String </text:span></text:p>
          </table:table-cell>
        </table:table-row>
        <table:table-row>
          <table:table-cell table:style-name="Table265.A2" office:value-type="string">
            <text:p text:style-name="P149"><text:span text:style-name="Source_20_Text">getOuterAttrs() </text:span></text:p>
          </table:table-cell>
          <table:table-cell table:style-name="Table265.A2" office:value-type="string">
            <text:p text:style-name="Standard"/>
          </table:table-cell>
          <table:table-cell table:style-name="Table265.C2" office:value-type="string">
            <text:p text:style-name="P149"><text:span text:style-name="Source_20_Text"><text:s/>java.lang.String <text:tab/></text:span></text:p>
          </table:table-cell>
        </table:table-row>
        <table:table-row>
          <table:table-cell table:style-name="Table265.A2" office:value-type="string">
            <text:p text:style-name="P149"><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149"><text:span text:style-name="Source_20_Text">java.lang.String </text:span></text:p>
          </table:table-cell>
        </table:table-row>
        <table:table-row>
          <table:table-cell table:style-name="Table265.A2" office:value-type="string">
            <text:p text:style-name="P149"><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149"><text:span text:style-name="Source_20_Text">boolean</text:span></text:p>
          </table:table-cell>
        </table:table-row>
        <table:table-row>
          <table:table-cell table:style-name="Table265.A2" office:value-type="string">
            <text:p text:style-name="P149"><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149"><text:span text:style-name="Source_20_Text">boolean</text:span></text:p>
          </table:table-cell>
        </table:table-row>
        <table:table-row>
          <table:table-cell table:style-name="Table265.A2" office:value-type="string">
            <text:p text:style-name="P149"><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149"><text:span text:style-name="Source_20_Text">boolean</text:span></text:p>
          </table:table-cell>
        </table:table-row>
        <table:table-row>
          <table:table-cell table:style-name="Table265.A2" office:value-type="string">
            <text:p text:style-name="P149"><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149"><text:span text:style-name="Source_20_Text">boolean</text:span></text:p>
          </table:table-cell>
        </table:table-row>
        <table:table-row>
          <table:table-cell table:style-name="Table265.A2" office:value-type="string">
            <text:p text:style-name="P149"><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149"><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149"><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149"><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149"><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149"><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149"><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149"><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149"><text:span text:style-name="Source_20_Text">void</text:span></text:p>
          </table:table-cell>
        </table:table-row>
      </table:table>
      <text:p text:style-name="P113"/>
      <text:p text:style-name="P113">Inherited From </text:p>
      <table:table table:name="Table266" table:style-name="Table266">
        <table:table-column table:style-name="Table266.A"/>
        <table:table-header-rows>
          <table:table-row>
            <table:table-cell table:style-name="Table266.A1" office:value-type="string">
              <text:p text:style-name="P125">Name</text:p>
            </table:table-cell>
          </table:table-row>
        </table:table-header-rows>
        <table:table-row>
          <table:table-cell table:style-name="Table266.A2" office:value-type="string">
            <text:p text:style-name="P143"><text:a xlink:type="simple" xlink:href="#XulElement">org.zkoss.zul.impl.XulElement</text:a></text:p>
          </table:table-cell>
        </table:table-row>
        <table:table-row table:style-name="Table266.3">
          <table:table-cell table:style-name="Table266.A2" office:value-type="string">
            <text:p text:style-name="P143"><text:s/><text:a xlink:type="simple" xlink:href="#HtmlBasedComponent">org.zkoss.zk.ui.HtmlBasedComponent</text:a> </text:p>
          </table:table-cell>
        </table:table-row>
        <table:table-row table:style-name="Table266.3">
          <table:table-cell table:style-name="Table266.A2" office:value-type="string">
            <text:p text:style-name="P143"><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106" text:outline-level="4">Class Name</text:h>
      <text:p text:style-name="P300"><text:span text:style-name="Source_20_Text"><text:span text:style-name="T88">org.zkoss.zk.ui.event.CheckEvent</text:span></text:span></text:p>
      <text:h text:style-name="P15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125">Name</text:p>
            </table:table-cell>
            <table:table-cell table:style-name="Table267.A1" office:value-type="string">
              <text:p text:style-name="Table_20_Heading">Description</text:p>
            </table:table-cell>
            <table:table-cell table:style-name="Table267.C1" office:value-type="string">
              <text:p text:style-name="P125">Data Type</text:p>
            </table:table-cell>
          </table:table-row>
        </table:table-header-rows>
        <table:table-row>
          <table:table-cell table:style-name="Table267.A2" office:value-type="string">
            <text:p text:style-name="P86"><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86"><text:span text:style-name="Source_20_Text">boolea</text:span></text:p>
          </table:table-cell>
        </table:table-row>
      </table:table>
      <text:h text:style-name="P155" text:outline-level="4">Inherited From </text:h>
      <table:table table:name="Table268" table:style-name="Table268">
        <table:table-column table:style-name="Table268.A"/>
        <table:table-header-rows>
          <table:table-row>
            <table:table-cell table:style-name="Table268.A1" office:value-type="string">
              <text:p text:style-name="P125">Inherited From</text:p>
            </table:table-cell>
          </table:table-row>
        </table:table-header-rows>
        <table:table-row>
          <table:table-cell table:style-name="Table268.A2" office:value-type="string">
            <text:p text:style-name="P142"><text:a xlink:type="simple" xlink:href="#Event"><text:span text:style-name="Source_20_Text"><text:span text:style-name="T93">org.zkoss.zk.ui.event.Event </text:span></text:span></text:a></text:p>
          </table:table-cell>
        </table:table-row>
      </table:table>
      <text:p text:style-name="P115"/>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106" text:outline-level="4">Class Name</text:h>
      <text:p text:style-name="P300"><text:span text:style-name="Source_20_Text"><text:span text:style-name="T88">org.zkoss.zul.event.ColSizeEvent</text:span></text:span></text:p>
      <text:h text:style-name="P15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125">Name</text:p>
            </table:table-cell>
            <table:table-cell table:style-name="Table269.A1" office:value-type="string">
              <text:p text:style-name="Table_20_Heading">Description</text:p>
            </table:table-cell>
            <table:table-cell table:style-name="Table269.C1" office:value-type="string">
              <text:p text:style-name="P125">Data Type</text:p>
            </table:table-cell>
          </table:table-row>
        </table:table-header-rows>
        <table:table-row>
          <table:table-cell table:style-name="Table269.A2" office:value-type="string">
            <text:p text:style-name="P86"><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86"><text:span text:style-name="Source_20_Text">int</text:span></text:p>
          </table:table-cell>
        </table:table-row>
        <table:table-row>
          <table:table-cell table:style-name="Table269.A2" office:value-type="string">
            <text:p text:style-name="P86">getColumn1()</text:p>
          </table:table-cell>
          <table:table-cell table:style-name="Table269.A2" office:value-type="string">
            <text:p text:style-name="Table_20_Contents">Returns the first column whose width is changed. </text:p>
          </table:table-cell>
          <table:table-cell table:style-name="Table269.C2" office:value-type="string">
            <text:p text:style-name="P86">org.zkoss.zk.ui.Component</text:p>
          </table:table-cell>
        </table:table-row>
        <table:table-row>
          <table:table-cell table:style-name="Table269.A2" office:value-type="string">
            <text:p text:style-name="P86">get<text:span text:style-name="T1">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86">org.zkoss.zk.ui.Component</text:p>
          </table:table-cell>
        </table:table-row>
        <table:table-row>
          <table:table-cell table:style-name="Table269.A2" office:value-type="string">
            <text:p text:style-name="P86">get<text:span text:style-name="T1">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86">int</text:p>
          </table:table-cell>
        </table:table-row>
      </table:table>
      <text:h text:style-name="P155" text:outline-level="4">Inherited From </text:h>
      <table:table table:name="Table270" table:style-name="Table270">
        <table:table-column table:style-name="Table270.A"/>
        <table:table-header-rows>
          <table:table-row>
            <table:table-cell table:style-name="Table270.A1" office:value-type="string">
              <text:p text:style-name="P125">Inherited From</text:p>
            </table:table-cell>
          </table:table-row>
        </table:table-header-rows>
        <table:table-row>
          <table:table-cell table:style-name="Table270.A2" office:value-type="string">
            <text:p text:style-name="P142"><text:a xlink:type="simple" xlink:href="#Event"><text:span text:style-name="Source_20_Text"><text:span text:style-name="T93">org.zkoss.zk.ui.event.Event </text:span></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106" text:outline-level="4">Class Name</text:h>
      <text:p text:style-name="P300"><text:span text:style-name="Source_20_Text"><text:span text:style-name="T88">org.zkoss.zk.ui.event.CreateEvent</text:span></text:span></text:p>
      <text:h text:style-name="P15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125">Name</text:p>
            </table:table-cell>
            <table:table-cell table:style-name="Table271.A1" office:value-type="string">
              <text:p text:style-name="Table_20_Heading">Description</text:p>
            </table:table-cell>
            <table:table-cell table:style-name="Table271.C1" office:value-type="string">
              <text:p text:style-name="P125">Data Type</text:p>
            </table:table-cell>
          </table:table-row>
        </table:table-header-rows>
        <table:table-row>
          <table:table-cell table:style-name="Table271.A2" office:value-type="string">
            <text:p text:style-name="P86"><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86"><text:span text:style-name="Source_20_Text">java.lang.String</text:span></text:p>
          </table:table-cell>
        </table:table-row>
      </table:table>
      <text:h text:style-name="P156" text:outline-level="4">Inherited From </text:h>
      <table:table table:name="Table272" table:style-name="Table272">
        <table:table-column table:style-name="Table272.A"/>
        <table:table-header-rows>
          <table:table-row>
            <table:table-cell table:style-name="Table272.A1" office:value-type="string">
              <text:p text:style-name="P125">Inherited From</text:p>
            </table:table-cell>
          </table:table-row>
        </table:table-header-rows>
        <table:table-row>
          <table:table-cell table:style-name="Table272.A2" office:value-type="string">
            <text:p text:style-name="P142"><text:a xlink:type="simple" xlink:href="#Event"><text:span text:style-name="Source_20_Text"><text:span text:style-name="T93">org.zkoss.zk.ui.event.Event </text:span></text:span></text:a></text:p>
          </table:table-cell>
        </table:table-row>
      </table:table>
      <text:p text:style-name="Text_20_body"/>
      <text:h text:style-name="Heading_20_3" text:outline-level="3"><text:bookmark-start text:name="DropEvent"/>DropEvent<text:bookmark-end text:name="DropEvent"/></text:h>
      <text:p text:style-name="P60">Represents an event cause by user's dragging and dropping a component.</text:p>
      <text:p text:style-name="P60">The component being dragged can be retrieved by <text:span text:style-name="Source_20_Text">getDragged()</text:span>. The component that received the dragged component is <text:span text:style-name="Source_20_Text">Event.getTarget()</text:span>. </text:p>
      <text:p text:style-name="P8"/>
      <text:h text:style-name="P106" text:outline-level="4">Class Name</text:h>
      <text:p text:style-name="P300"><text:span text:style-name="Source_20_Text"><text:span text:style-name="T88">org.zkoss.zk.ui.event.DropEvent</text:span></text:span></text:p>
      <text:h text:style-name="P15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125">Name</text:p>
            </table:table-cell>
            <table:table-cell table:style-name="Table273.A1" office:value-type="string">
              <text:p text:style-name="Table_20_Heading">Description</text:p>
            </table:table-cell>
            <table:table-cell table:style-name="Table273.C1" office:value-type="string">
              <text:p text:style-name="P125">Data Type</text:p>
            </table:table-cell>
          </table:table-row>
        </table:table-header-rows>
        <table:table-row>
          <table:table-cell table:style-name="Table273.A2" office:value-type="string">
            <text:p text:style-name="P87"><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86"><text:span text:style-name="Source_20_Text">Component</text:span></text:p>
          </table:table-cell>
        </table:table-row>
        <table:table-row>
          <table:table-cell table:style-name="Table273.A2" office:value-type="string">
            <text:p text:style-name="P87"><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86">String</text:p>
          </table:table-cell>
        </table:table-row>
      </table:table>
      <text:h text:style-name="P156" text:outline-level="4">Inherited From </text:h>
      <table:table table:name="Table274" table:style-name="Table274">
        <table:table-column table:style-name="Table274.A"/>
        <table:table-header-rows>
          <table:table-row>
            <table:table-cell table:style-name="Table274.A1" office:value-type="string">
              <text:p text:style-name="P125">Inherited From</text:p>
            </table:table-cell>
          </table:table-row>
        </table:table-header-rows>
        <table:table-row>
          <table:table-cell table:style-name="Table274.A2" office:value-type="string">
            <text:p text:style-name="P142"><text:a xlink:type="simple" xlink:href="#Event"><text:span text:style-name="Source_20_Text"><text:span text:style-name="T93">org.zkoss.zk.ui.event.Event </text:span></text:span></text:a></text:p>
          </table:table-cell>
        </table:table-row>
      </table:table>
      <text:p text:style-name="Text_20_body"/>
      <text:h text:style-name="Heading_20_3" text:outline-level="3"><text:bookmark-start text:name="ErrorEvent"/>ErrorEvent<text:bookmark-end text:name="ErrorEvent"/></text:h>
      <text:p text:style-name="P60">Represents an event cause by user's entering a wrong data or clearing the last wrong data. <text:s/><text:span text:style-name="Source_20_Text">ErrorEvent</text:span> is sent when the client detects users entered a wrong value. </text:p>
      <text:p text:style-name="P60">Note: if the client doesn't detect the error, the value is sent back to the server with regular event, such as <text:span text:style-name="Source_20_Text">InputEvent</text:span></text:p>
      <text:p text:style-name="P8"/>
      <text:h text:style-name="P106" text:outline-level="4">Class Name</text:h>
      <text:p text:style-name="P300"><text:span text:style-name="Source_20_Text"><text:span text:style-name="T88">org.zkoss.zk.ui.event.ErrorEvent</text:span></text:span></text:p>
      <text:h text:style-name="P15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125">Name</text:p>
            </table:table-cell>
            <table:table-cell table:style-name="Table275.A1" office:value-type="string">
              <text:p text:style-name="Table_20_Heading">Description</text:p>
            </table:table-cell>
            <table:table-cell table:style-name="Table275.A1" office:value-type="string">
              <text:p text:style-name="P125">Data Type</text:p>
            </table:table-cell>
            <table:table-cell table:style-name="Table275.D1" office:value-type="string">
              <text:p text:style-name="P125">Values</text:p>
            </table:table-cell>
          </table:table-row>
        </table:table-header-rows>
        <table:table-row>
          <table:table-cell table:style-name="Table275.A2" office:value-type="string">
            <text:p text:style-name="P87"><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86"><text:span text:style-name="Source_20_Text">String</text:span></text:p>
          </table:table-cell>
          <table:table-cell table:style-name="Table275.D2" office:value-type="string">
            <text:p text:style-name="P86"/>
          </table:table-cell>
        </table:table-row>
      </table:table>
      <text:h text:style-name="P155" text:outline-level="4"><text:span text:style-name="T39">Inherited </text:span><text:span text:style-name="T45">From </text:span></text:h>
      <table:table table:name="Table276" table:style-name="Table276">
        <table:table-column table:style-name="Table276.A"/>
        <table:table-header-rows>
          <table:table-row>
            <table:table-cell table:style-name="Table276.A1" office:value-type="string">
              <text:p text:style-name="P125">Inherited From</text:p>
            </table:table-cell>
          </table:table-row>
        </table:table-header-rows>
        <table:table-row>
          <table:table-cell table:style-name="Table276.A2" office:value-type="string">
            <text:p text:style-name="P142"><text:a xlink:type="simple" xlink:href="#InputEvent"><text:span text:style-name="Source_20_Text"><text:span text:style-name="T93">org.zkoss.zk.ui.event.InputEvent</text:span></text:span></text:a></text:p>
          </table:table-cell>
        </table:table-row>
        <table:table-row>
          <table:table-cell table:style-name="Table276.A2" office:value-type="string">
            <text:p text:style-name="P142"><text:a xlink:type="simple" xlink:href="#Event"><text:span text:style-name="Source_20_Text"><text:span text:style-name="T93">org.zkoss.zk.ui.event.Event</text:span></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106" text:outline-level="4">Class Name</text:h>
      <text:p text:style-name="P300"><text:span text:style-name="Source_20_Text"><text:span text:style-name="T88">org.zkoss.zk.ui.event.Event</text:span></text:span></text:p>
      <text:h text:style-name="P15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125">Name</text:p>
            </table:table-cell>
            <table:table-cell table:style-name="Table277.A1" office:value-type="string">
              <text:p text:style-name="Table_20_Heading">Description</text:p>
            </table:table-cell>
            <table:table-cell table:style-name="Table277.C1" office:value-type="string">
              <text:p text:style-name="P125">Data Type</text:p>
            </table:table-cell>
          </table:table-row>
        </table:table-header-rows>
        <table:table-row>
          <table:table-cell table:style-name="Table277.A2" office:value-type="string">
            <text:p text:style-name="P86"><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86"><text:span text:style-name="Source_20_Text">java.util.Set</text:span></text:p>
          </table:table-cell>
        </table:table-row>
        <table:table-row>
          <table:table-cell table:style-name="Table277.A2" office:value-type="string">
            <text:p text:style-name="P86"><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86"><text:span text:style-name="Source_20_Text">Java.lang.String</text:span></text:p>
          </table:table-cell>
        </table:table-row>
        <table:table-row>
          <table:table-cell table:style-name="Table277.A2" office:value-type="string">
            <text:p text:style-name="P86"><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86"><text:span text:style-name="Source_20_Text">org.zkoss.zk.ui.Page</text:span></text:p>
          </table:table-cell>
        </table:table-row>
        <table:table-row>
          <table:table-cell table:style-name="Table277.A2" office:value-type="string">
            <text:p text:style-name="P86"><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86"><text:span text:style-name="Source_20_Text">org.zkoss.zk.ui.Component</text:span></text:p>
          </table:table-cell>
        </table:table-row>
        <table:table-row>
          <table:table-cell table:style-name="Table277.A2" office:value-type="string">
            <text:p text:style-name="P86"><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86"><text:span text:style-name="Source_20_Text">boolean</text:span></text:p>
          </table:table-cell>
        </table:table-row>
        <table:table-row>
          <table:table-cell table:style-name="Table277.A2" office:value-type="string">
            <text:p text:style-name="P86"><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86"><text:span text:style-name="Source_20_Text">void</text:span></text:p>
          </table:table-cell>
        </table:table-row>
        <table:table-row>
          <table:table-cell table:style-name="Table277.A2" office:value-type="string">
            <text:p text:style-name="P86"><text:span text:style-name="Source_20_Text">toString()</text:span></text:p>
          </table:table-cell>
          <table:table-cell table:style-name="Table277.A2" office:value-type="string">
            <text:p text:style-name="Table_20_Contents"/>
          </table:table-cell>
          <table:table-cell table:style-name="Table277.C2" office:value-type="string">
            <text:p text:style-name="P86"><text:span text:style-name="Source_20_Text">String</text:span></text:p>
          </table:table-cell>
        </table:table-row>
      </table:table>
      <text:h text:style-name="P155"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106" text:outline-level="4">Class Name</text:h>
      <text:p text:style-name="P300"><text:span text:style-name="Source_20_Text"><text:span text:style-name="T88">org.zkoss.zk.ui.event.InputEvent</text:span></text:span></text:p>
      <text:h text:style-name="P15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125">Name</text:p>
            </table:table-cell>
            <table:table-cell table:style-name="Table278.A1" office:value-type="string">
              <text:p text:style-name="Table_20_Heading">Description</text:p>
            </table:table-cell>
            <table:table-cell table:style-name="Table278.C1" office:value-type="string">
              <text:p text:style-name="P125">Data Type</text:p>
            </table:table-cell>
          </table:table-row>
        </table:table-header-rows>
        <table:table-row>
          <table:table-cell table:style-name="Table278.A2" office:value-type="string">
            <text:p text:style-name="P86"><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86"><text:span text:style-name="Source_20_Text">java.lang.String</text:span></text:p>
          </table:table-cell>
        </table:table-row>
        <table:table-row>
          <table:table-cell table:style-name="Table278.A2" office:value-type="string">
            <text:p text:style-name="P86"><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86"><text:span text:style-name="Source_20_Text">boolean</text:span></text:p>
          </table:table-cell>
        </table:table-row>
      </table:table>
      <text:h text:style-name="P156" text:outline-level="4">Inherited From </text:h>
      <table:table table:name="Table279" table:style-name="Table279">
        <table:table-column table:style-name="Table279.A"/>
        <table:table-header-rows>
          <table:table-row>
            <table:table-cell table:style-name="Table279.A1" office:value-type="string">
              <text:p text:style-name="P125">Inherited From</text:p>
            </table:table-cell>
          </table:table-row>
        </table:table-header-rows>
        <table:table-row>
          <table:table-cell table:style-name="Table279.A2" office:value-type="string">
            <text:p text:style-name="P142"><text:a xlink:type="simple" xlink:href="#Event"><text:span text:style-name="Source_20_Text"><text:span text:style-name="T93">org.zkoss.zk.ui.event.Event </text:span></text:span></text:a></text:p>
          </table:table-cell>
        </table:table-row>
      </table:table>
      <text:h text:style-name="Heading_20_3" text:outline-level="3"><text:bookmark-start text:name="KeyEvent"/>KeyEvent<text:bookmark-end text:name="KeyEvent"/></text:h>
      <text:p text:style-name="P114"/>
      <text:p text:style-name="Text_20_body_20_indent_20_2">Represents a key pressed by the user. </text:p>
      <text:h text:style-name="P106" text:outline-level="4">Class Name</text:h>
      <text:p text:style-name="P300"><text:span text:style-name="Source_20_Text"><text:span text:style-name="T88">org.zkoss.zk.ui.event.KeyEvent</text:span></text:span></text:p>
      <text:h text:style-name="P15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125">Name</text:p>
            </table:table-cell>
            <table:table-cell table:style-name="Table280.A1" office:value-type="string">
              <text:p text:style-name="Table_20_Heading">Description</text:p>
            </table:table-cell>
            <table:table-cell table:style-name="Table280.C1" office:value-type="string">
              <text:p text:style-name="P125">Data Type</text:p>
            </table:table-cell>
          </table:table-row>
        </table:table-header-rows>
        <table:table-row>
          <table:table-cell table:style-name="Table280.A2" office:value-type="string">
            <text:p text:style-name="P111"><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86"><text:span text:style-name="Source_20_Text">int</text:span></text:p>
          </table:table-cell>
        </table:table-row>
        <table:table-row>
          <table:table-cell table:style-name="Table280.A2" office:value-type="string">
            <text:p text:style-name="P111"><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86"><text:span text:style-name="Source_20_Text">boolean</text:span></text:p>
          </table:table-cell>
        </table:table-row>
        <table:table-row>
          <table:table-cell table:style-name="Table280.A2" office:value-type="string">
            <text:p text:style-name="P111"><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86"><text:span text:style-name="Source_20_Text">boolean</text:span></text:p>
          </table:table-cell>
        </table:table-row>
        <table:table-row>
          <table:table-cell table:style-name="Table280.A2" office:value-type="string">
            <text:p text:style-name="P111"><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86"><text:span text:style-name="Source_20_Text">boolean</text:span></text:p>
          </table:table-cell>
        </table:table-row>
      </table:table>
      <text:h text:style-name="P156" text:outline-level="4">Inherited From </text:h>
      <table:table table:name="Table281" table:style-name="Table281">
        <table:table-column table:style-name="Table281.A"/>
        <table:table-header-rows>
          <table:table-row>
            <table:table-cell table:style-name="Table281.A1" office:value-type="string">
              <text:p text:style-name="P125">Inherited From</text:p>
            </table:table-cell>
          </table:table-row>
        </table:table-header-rows>
        <table:table-row>
          <table:table-cell table:style-name="Table281.A2" office:value-type="string">
            <text:p text:style-name="P142"><text:a xlink:type="simple" xlink:href="#Event"><text:span text:style-name="Source_20_Text"><text:span text:style-name="T93">org.zkoss.zk.ui.event.Event </text:span></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91">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106" text:outline-level="4">Class Name</text:h>
      <text:p text:style-name="P300"><text:span text:style-name="Source_20_Text"><text:span text:style-name="T88">org.zkoss.zk.ui.event.MouseEvent</text:span></text:span></text:p>
      <text:h text:style-name="P15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125">Name</text:p>
            </table:table-cell>
            <table:table-cell table:style-name="Table282.A1" office:value-type="string">
              <text:p text:style-name="Table_20_Heading">Description</text:p>
            </table:table-cell>
            <table:table-cell table:style-name="Table282.C1" office:value-type="string">
              <text:p text:style-name="P125">Data Type</text:p>
            </table:table-cell>
          </table:table-row>
        </table:table-header-rows>
        <table:table-row>
          <table:table-cell table:style-name="Table282.A2" office:value-type="string">
            <text:p text:style-name="P86"><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86"><text:span text:style-name="Source_20_Text">java.lang.String</text:span></text:p>
          </table:table-cell>
        </table:table-row>
        <table:table-row>
          <table:table-cell table:style-name="Table282.A2" office:value-type="string">
            <text:p text:style-name="P86"><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86">int</text:p>
          </table:table-cell>
        </table:table-row>
        <table:table-row>
          <table:table-cell table:style-name="Table282.A2" office:value-type="string">
            <text:p text:style-name="P86"><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86">int</text:p>
          </table:table-cell>
        </table:table-row>
        <table:table-row>
          <table:table-cell table:style-name="Table282.A2" office:value-type="string">
            <text:p text:style-name="P86"><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86">int</text:p>
          </table:table-cell>
        </table:table-row>
      </table:table>
      <text:h text:style-name="P156" text:outline-level="4">Inherited From </text:h>
      <table:table table:name="Table283" table:style-name="Table283">
        <table:table-column table:style-name="Table283.A"/>
        <table:table-header-rows>
          <table:table-row>
            <table:table-cell table:style-name="Table283.A1" office:value-type="string">
              <text:p text:style-name="P125">Inherited From</text:p>
            </table:table-cell>
          </table:table-row>
        </table:table-header-rows>
        <table:table-row>
          <table:table-cell table:style-name="Table283.A2" office:value-type="string">
            <text:p text:style-name="P142"><text:a xlink:type="simple" xlink:href="#Event"><text:span text:style-name="Source_20_Text"><text:span text:style-name="T93">org.zkoss.zk.ui.event.Event </text:span></text:span></text:a></text:p>
          </table:table-cell>
        </table:table-row>
      </table:table>
      <text:p text:style-name="Text_20_body"/>
      <text:h text:style-name="Heading_20_3" text:outline-level="3"><text:bookmark-start text:name="MoveEvent"/>MoveEvent<text:bookmark-end text:name="MoveEvent"/></text:h>
      <text:p text:style-name="P60">Represents an event caused by a component being moved.</text:p>
      <text:p text:style-name="P60">Component Implementation Note:</text:p>
      <text:p text:style-name="Text_20_body_20_indent_20_2"><text:span text:style-name="T91">A movable component must implement </text:span><text:span text:style-name="Source_20_Text"><text:span text:style-name="T91">Movable</text:span></text:span><text:span text:style-name="T91"> for the returned object of </text:span><text:span text:style-name="Source_20_Text"><text:span text:style-name="T91">ComponentCtrl.getExtraCtrl()</text:span></text:span><text:span text:style-name="T91">. </text:span></text:p>
      <text:h text:style-name="P106" text:outline-level="4">Class Name</text:h>
      <text:p text:style-name="P300"><text:span text:style-name="Source_20_Text"><text:span text:style-name="T88">org.zkoss.zk.ui.event.MoveEvent</text:span></text:span></text:p>
      <text:h text:style-name="P15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125">Name</text:p>
            </table:table-cell>
            <table:table-cell table:style-name="Table284.A1" office:value-type="string">
              <text:p text:style-name="Table_20_Heading">Description</text:p>
            </table:table-cell>
            <table:table-cell table:style-name="Table284.C1" office:value-type="string">
              <text:p text:style-name="P125">Data Type</text:p>
            </table:table-cell>
          </table:table-row>
        </table:table-header-rows>
        <table:table-row>
          <table:table-cell table:style-name="Table284.A2" office:value-type="string">
            <text:p text:style-name="P87"><text:span text:style-name="Source_20_Text">getKey</text:span></text:p>
          </table:table-cell>
          <table:table-cell table:style-name="Table284.A2" office:value-type="string">
            <text:p text:style-name="Table_20_Contents"><text:span text:style-name="T105">Returns what keys were pressed when the component is moved, or 0 if none of them was pressed. It is a combination of </text:span><text:span text:style-name="Source_20_Text">CTRL_KEY</text:span><text:span text:style-name="T105">, </text:span><text:span text:style-name="Source_20_Text">SHIFT_KEY</text:span><text:span text:style-name="T105"> and </text:span><text:span text:style-name="Source_20_Text">ALT_KEY</text:span><text:span text:style-name="T105">. </text:span></text:p>
          </table:table-cell>
          <table:table-cell table:style-name="Table284.C2" office:value-type="string">
            <text:p text:style-name="P86"><text:span text:style-name="Source_20_Text">int</text:span></text:p>
          </table:table-cell>
        </table:table-row>
        <table:table-row>
          <table:table-cell table:style-name="Table284.A2" office:value-type="string">
            <text:p text:style-name="P87"><text:span text:style-name="Source_20_Text">getLeft</text:span></text:p>
          </table:table-cell>
          <table:table-cell table:style-name="Table284.A2" office:value-type="string">
            <text:p text:style-name="Table_20_Contents"><text:span text:style-name="Source_20_Text"><text:span text:style-name="T105">Returns the left of the component after moved.</text:span></text:span></text:p>
          </table:table-cell>
          <table:table-cell table:style-name="Table284.C2" office:value-type="string">
            <text:p text:style-name="P86"><text:span text:style-name="Source_20_Text">String</text:span></text:p>
          </table:table-cell>
        </table:table-row>
        <table:table-row>
          <table:table-cell table:style-name="Table284.A2" office:value-type="string">
            <text:p text:style-name="P87"><text:span text:style-name="Source_20_Text">getTop</text:span></text:p>
          </table:table-cell>
          <table:table-cell table:style-name="Table284.A2" office:value-type="string">
            <text:p text:style-name="P99">Returns the top of the component after moved.</text:p>
          </table:table-cell>
          <table:table-cell table:style-name="Table284.C2" office:value-type="string">
            <text:p text:style-name="P86"><text:span text:style-name="Source_20_Text">String</text:span></text:p>
          </table:table-cell>
        </table:table-row>
      </table:table>
      <text:h text:style-name="P156" text:outline-level="4">Inherited From </text:h>
      <table:table table:name="Table285" table:style-name="Table285">
        <table:table-column table:style-name="Table285.A"/>
        <table:table-header-rows>
          <table:table-row>
            <table:table-cell table:style-name="Table285.A1" office:value-type="string">
              <text:p text:style-name="P125">Inherited From</text:p>
            </table:table-cell>
          </table:table-row>
        </table:table-header-rows>
        <table:table-row>
          <table:table-cell table:style-name="Table285.A2" office:value-type="string">
            <text:p text:style-name="P142"><text:a xlink:type="simple" xlink:href="#Event"><text:span text:style-name="Source_20_Text"><text:span text:style-name="T93">org.zkoss.zk.ui.event.Event </text:span></text:span></text:a></text:p>
          </table:table-cell>
        </table:table-row>
      </table:table>
      <text:p text:style-name="Text_20_body"/>
      <text:h text:style-name="Heading_20_3" text:outline-level="3"><text:bookmark-start text:name="OpenEvent"/>OpenEvent<text:bookmark-end text:name="OpenEvent"/></text:h>
      <text:p text:style-name="P60">Represents an event cause by user's openning or closing something at the client.</text:p>
      <text:p text:style-name="P60">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60">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8"/>
      <text:h text:style-name="P106" text:outline-level="4">Class Name</text:h>
      <text:p text:style-name="P300"><text:span text:style-name="Source_20_Text"><text:span text:style-name="T88">org.zkoss.zk.ui.event.OpenEvent</text:span></text:span></text:p>
      <text:h text:style-name="P15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125">Name</text:p>
            </table:table-cell>
            <table:table-cell table:style-name="Table286.A1" office:value-type="string">
              <text:p text:style-name="Table_20_Heading">Description</text:p>
            </table:table-cell>
            <table:table-cell table:style-name="Table286.C1" office:value-type="string">
              <text:p text:style-name="P125">Data Type</text:p>
            </table:table-cell>
          </table:table-row>
        </table:table-header-rows>
        <table:table-row>
          <table:table-cell table:style-name="Table286.A2" office:value-type="string">
            <text:p text:style-name="P87"><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86"><text:span text:style-name="Source_20_Text">Component</text:span></text:p>
          </table:table-cell>
        </table:table-row>
        <table:table-row>
          <table:table-cell table:style-name="Table286.A2" office:value-type="string">
            <text:p text:style-name="P87"><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86">boolean</text:p>
          </table:table-cell>
        </table:table-row>
      </table:table>
      <text:h text:style-name="P156" text:outline-level="4">Inherited From </text:h>
      <table:table table:name="Table287" table:style-name="Table287">
        <table:table-column table:style-name="Table287.A"/>
        <table:table-header-rows>
          <table:table-row>
            <table:table-cell table:style-name="Table287.A1" office:value-type="string">
              <text:p text:style-name="P125">Inherited From</text:p>
            </table:table-cell>
          </table:table-row>
        </table:table-header-rows>
        <table:table-row>
          <table:table-cell table:style-name="Table287.A2" office:value-type="string">
            <text:p text:style-name="P142"><text:a xlink:type="simple" xlink:href="#Event"><text:span text:style-name="Source_20_Text"><text:span text:style-name="T93">org.zkoss.zk.ui.event.Event </text:span></text:span></text:a></text:p>
          </table:table-cell>
        </table:table-row>
      </table:table>
      <text:p text:style-name="Text_20_body"/>
      <text:h text:style-name="Heading_20_3" text:outline-level="3"><text:bookmark-start text:name="PageSizeEvent"/>PageSizeEvent<text:bookmark-end text:name="PageSizeEvent"/></text:h>
      <text:p text:style-name="Text_20_body_20_indent_20_2"/>
      <text:p text:style-name="Text_20_body_20_indent_20_2">Used to notify that the page size is changed (by the user), or by paginal (such as <text:span text:style-name="Source_20_Text">Paging</text:span>).</text:p>
      <text:p text:style-name="Text_20_body_20_indent_20_2"/>
      <text:h text:style-name="P106" text:outline-level="4">Class Name</text:h>
      <text:p text:style-name="P300"><text:span text:style-name="Source_20_Text"><text:span text:style-name="T88">org.zkoss.zk.event.PageSizeEvent</text:span></text:span></text:p>
      <text:h text:style-name="P15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125">Name</text:p>
            </table:table-cell>
            <table:table-cell table:style-name="Table288.A1" office:value-type="string">
              <text:p text:style-name="Table_20_Heading">Description</text:p>
            </table:table-cell>
            <table:table-cell table:style-name="Table288.C1" office:value-type="string">
              <text:p text:style-name="P125">Data Type</text:p>
            </table:table-cell>
          </table:table-row>
        </table:table-header-rows>
        <table:table-row>
          <table:table-cell table:style-name="Table288.A2" office:value-type="string">
            <text:p text:style-name="P86"><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86"><text:span text:style-name="Source_20_Text">org</text:span><text:span text:style-name="Source_20_Text"><text:span text:style-name="T1">.zkoss.zul.ext.Pageable</text:span></text:span></text:p>
          </table:table-cell>
        </table:table-row>
        <table:table-row>
          <table:table-cell table:style-name="Table288.A2" office:value-type="string">
            <text:p text:style-name="P86">getPageSize()</text:p>
          </table:table-cell>
          <table:table-cell table:style-name="Table288.A2" office:value-type="string">
            <text:p text:style-name="Table_20_Contents">Returns the page size.</text:p>
          </table:table-cell>
          <table:table-cell table:style-name="Table288.C2" office:value-type="string">
            <text:p text:style-name="P86"><text:span text:style-name="Source_20_Text">int</text:span></text:p>
          </table:table-cell>
        </table:table-row>
      </table:table>
      <text:h text:style-name="P156" text:outline-level="4">Inherited From </text:h>
      <table:table table:name="Table289" table:style-name="Table289">
        <table:table-column table:style-name="Table289.A"/>
        <table:table-header-rows>
          <table:table-row>
            <table:table-cell table:style-name="Table289.A1" office:value-type="string">
              <text:p text:style-name="P125">Inherited From</text:p>
            </table:table-cell>
          </table:table-row>
        </table:table-header-rows>
        <table:table-row>
          <table:table-cell table:style-name="Table289.A2" office:value-type="string">
            <text:p text:style-name="P142"><text:a xlink:type="simple" xlink:href="#Event"><text:span text:style-name="Source_20_Text"><text:span text:style-name="T93">org.zkoss.zk.ui.event.Event </text:span></text:span></text:a></text:p>
          </table:table-cell>
        </table:table-row>
      </table:table>
      <text:p text:style-name="Text_20_body"/>
      <text:h text:style-name="Heading_20_3" text:outline-level="3"><text:bookmark-start text:name="PagingEvent"/>PagingEvent<text:bookmark-end text:name="PagingEvent"/></text:h>
      <text:p text:style-name="P60">Used to notify that a new page is selected by the user, or by <text:span text:style-name="Source_20_Text">Paginal </text:span>(such as <text:span text:style-name="Source_20_Text">Paging</text:span>). It is used for paging long content. </text:p>
      <text:p text:style-name="P8"/>
      <text:h text:style-name="P106" text:outline-level="4">Class Name</text:h>
      <text:p text:style-name="P300"><text:span text:style-name="Source_20_Text"><text:span text:style-name="T88">org.zkoss.zk.ui.event.PagingEvent</text:span></text:span></text:p>
      <text:h text:style-name="P15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125">Name</text:p>
            </table:table-cell>
            <table:table-cell table:style-name="Table290.A1" office:value-type="string">
              <text:p text:style-name="Table_20_Heading">Description</text:p>
            </table:table-cell>
            <table:table-cell table:style-name="Table290.C1" office:value-type="string">
              <text:p text:style-name="P125">Data Type</text:p>
            </table:table-cell>
          </table:table-row>
        </table:table-header-rows>
        <table:table-row>
          <table:table-cell table:style-name="Table290.A2" office:value-type="string">
            <text:p text:style-name="P87"><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86"><text:span text:style-name="Source_20_Text">Pageable</text:span></text:p>
          </table:table-cell>
        </table:table-row>
        <table:table-row>
          <table:table-cell table:style-name="Table290.A2" office:value-type="string">
            <text:p text:style-name="P87"><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86"><text:span text:style-name="Source_20_Text">int</text:span></text:p>
          </table:table-cell>
        </table:table-row>
      </table:table>
      <text:h text:style-name="P156" text:outline-level="4">Inherited From </text:h>
      <table:table table:name="Table291" table:style-name="Table291">
        <table:table-column table:style-name="Table291.A"/>
        <table:table-header-rows>
          <table:table-row>
            <table:table-cell table:style-name="Table291.A1" office:value-type="string">
              <text:p text:style-name="P125">Inherited From</text:p>
            </table:table-cell>
          </table:table-row>
        </table:table-header-rows>
        <table:table-row>
          <table:table-cell table:style-name="Table291.A2" office:value-type="string">
            <text:p text:style-name="P142"><text:a xlink:type="simple" xlink:href="#Event"><text:span text:style-name="Source_20_Text"><text:span text:style-name="T93">org.zkoss.zk.ui.event.Event </text:span></text:span></text:a></text:p>
          </table:table-cell>
        </table:table-row>
      </table:table>
      <text:p text:style-name="Text_20_body"/>
      <text:h text:style-name="Heading_20_3" text:outline-level="3"><text:bookmark-start text:name="ScrollEvent"/>ScrollEvent<text:bookmark-end text:name="ScrollEvent"/></text:h>
      <text:p text:style-name="P60">Represents an event caused by that user is scrolling or has scrolled at the client. </text:p>
      <text:p text:style-name="Text_20_body_20_indent_20_2"><text:span text:style-name="Source_20_Text"><text:span text:style-name="T91">ScrollEvent</text:span></text:span><text:span text:style-name="T91"> will be sent wih name as "</text:span><text:span text:style-name="Source_20_Text"><text:span text:style-name="T91">onScroll</text:span></text:span><text:span text:style-name="T91">" after </text:span><text:span text:style-name="Source_20_Text"><text:span text:style-name="T91">setCurposByClient(int)</text:span></text:span><text:span text:style-name="T91"> is called to notify application developers that it is called by user (rather than by codes).</text:span></text:p>
      <text:p text:style-name="Text_20_body_20_indent_20_2"><text:span text:style-name="T91">For components that might also support ScrollEvent with "</text:span><text:span text:style-name="Source_20_Text"><text:span text:style-name="T91">onScrolling</text:span></text:span><text:span text:style-name="T91">". It is used to notified the server that user is changing its content (changing is on progress and not finished).</text:span></text:p>
      <text:p text:style-name="Text_20_body_20_indent_20_2"><text:span text:style-name="T91">The com</text:span><text:span text:style-name="T92">ponents which are supported this event are: </text:span><text:a xlink:type="simple" xlink:href="#Slider"><text:span text:style-name="Source_20_Text"><text:span text:style-name="T92">org.zkoss.zul.Slider</text:span></text:span></text:a><text:span text:style-name="T92">.</text:span></text:p>
      <text:p text:style-name="P8"/>
      <text:h text:style-name="P106" text:outline-level="4">Class Name</text:h>
      <text:p text:style-name="P300"><text:span text:style-name="Source_20_Text"><text:span text:style-name="T88">org.zkoss.zk.ui.event.ScrollEvent</text:span></text:span></text:p>
      <text:h text:style-name="P15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125">Name</text:p>
            </table:table-cell>
            <table:table-cell table:style-name="Table292.A1" office:value-type="string">
              <text:p text:style-name="Table_20_Heading">Description</text:p>
            </table:table-cell>
            <table:table-cell table:style-name="Table292.A1" office:value-type="string">
              <text:p text:style-name="P125">Data Type</text:p>
            </table:table-cell>
            <table:table-cell table:style-name="Table292.D1" office:value-type="string">
              <text:p text:style-name="P125">Values</text:p>
            </table:table-cell>
          </table:table-row>
        </table:table-header-rows>
        <table:table-row>
          <table:table-cell table:style-name="Table292.A2" office:value-type="string">
            <text:p text:style-name="P86"><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86"><text:span text:style-name="Source_20_Text">int</text:span></text:p>
          </table:table-cell>
          <table:table-cell table:style-name="Table292.D2" office:value-type="string">
            <text:p text:style-name="P86"/>
          </table:table-cell>
        </table:table-row>
      </table:table>
      <text:h text:style-name="P155" text:outline-level="4"><text:span text:style-name="T39">Inherited</text:span> <text:span text:style-name="T45">From </text:span></text:h>
      <table:table table:name="Table293" table:style-name="Table293">
        <table:table-column table:style-name="Table293.A"/>
        <table:table-header-rows>
          <table:table-row>
            <table:table-cell table:style-name="Table293.A1" office:value-type="string">
              <text:p text:style-name="P125">Inherited From</text:p>
            </table:table-cell>
          </table:table-row>
        </table:table-header-rows>
        <table:table-row>
          <table:table-cell table:style-name="Table293.A2" office:value-type="string">
            <text:p text:style-name="P142"><text:a xlink:type="simple" xlink:href="#Event"><text:span text:style-name="Source_20_Text"><text:span text:style-name="T93">org.zkoss.zk.ui.event.Event</text:span></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106" text:outline-level="4">Class Name</text:h>
      <text:p text:style-name="P300"><text:span text:style-name="Source_20_Text"><text:span text:style-name="T88">org.zkoss.zk.ui.event.SelectEvent</text:span></text:span></text:p>
      <text:h text:style-name="P15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125">Name</text:p>
            </table:table-cell>
            <table:table-cell table:style-name="Table294.A1" office:value-type="string">
              <text:p text:style-name="Table_20_Heading">Description</text:p>
            </table:table-cell>
            <table:table-cell table:style-name="Table294.C1" office:value-type="string">
              <text:p text:style-name="P125">Data Type</text:p>
            </table:table-cell>
          </table:table-row>
        </table:table-header-rows>
        <table:table-row>
          <table:table-cell table:style-name="Table294.A2" office:value-type="string">
            <text:p text:style-name="P86"><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86"><text:span text:style-name="Source_20_Text">java.util.Set</text:span></text:p>
          </table:table-cell>
        </table:table-row>
      </table:table>
      <text:h text:style-name="P156" text:outline-level="4">Inherited From </text:h>
      <table:table table:name="Table295" table:style-name="Table295">
        <table:table-column table:style-name="Table295.A"/>
        <table:table-header-rows>
          <table:table-row>
            <table:table-cell table:style-name="Table295.A1" office:value-type="string">
              <text:p text:style-name="P125">Inherited From</text:p>
            </table:table-cell>
          </table:table-row>
        </table:table-header-rows>
        <table:table-row>
          <table:table-cell table:style-name="Table295.A2" office:value-type="string">
            <text:p text:style-name="P142"><text:a xlink:type="simple" xlink:href="#Event"><text:span text:style-name="Source_20_Text"><text:span text:style-name="T93">org.zkoss.zk.ui.event.Event </text:span></text:span></text:a></text:p>
          </table:table-cell>
        </table:table-row>
      </table:table>
      <text:p text:style-name="Text_20_body"/>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106" text:outline-level="4">Class Name</text:h>
      <text:p text:style-name="P300"><text:span text:style-name="Source_20_Text"><text:span text:style-name="T88">org.zkoss.zk.ui.event.SelectionEvent</text:span></text:span></text:p>
      <text:h text:style-name="P15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125">Name</text:p>
            </table:table-cell>
            <table:table-cell table:style-name="Table296.A1" office:value-type="string">
              <text:p text:style-name="Table_20_Heading">Description</text:p>
            </table:table-cell>
            <table:table-cell table:style-name="Table296.C1" office:value-type="string">
              <text:p text:style-name="P125">Data Type</text:p>
            </table:table-cell>
          </table:table-row>
        </table:table-header-rows>
        <table:table-row>
          <table:table-cell table:style-name="Table296.A2" office:value-type="string">
            <text:p text:style-name="P86"><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86"><text:span text:style-name="Source_20_Text">java.util.Set</text:span></text:p>
          </table:table-cell>
        </table:table-row>
        <table:table-row>
          <table:table-cell table:style-name="Table296.A2" office:value-type="string">
            <text:p text:style-name="P86"><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86"><text:span text:style-name="Source_20_Text">int</text:span></text:p>
          </table:table-cell>
        </table:table-row>
        <table:table-row>
          <table:table-cell table:style-name="Table296.A2" office:value-type="string">
            <text:p text:style-name="P86"><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86"><text:span text:style-name="Source_20_Text">int</text:span></text:p>
          </table:table-cell>
        </table:table-row>
      </table:table>
      <text:h text:style-name="P156" text:outline-level="4">Inherited From </text:h>
      <table:table table:name="Table297" table:style-name="Table297">
        <table:table-column table:style-name="Table297.A"/>
        <table:table-header-rows>
          <table:table-row>
            <table:table-cell table:style-name="Table297.A1" office:value-type="string">
              <text:p text:style-name="P125">Inherited From</text:p>
            </table:table-cell>
          </table:table-row>
        </table:table-header-rows>
        <table:table-row>
          <table:table-cell table:style-name="Table297.A2" office:value-type="string">
            <text:p text:style-name="P142"><text:a xlink:type="simple" xlink:href="#Event"><text:span text:style-name="Source_20_Text"><text:span text:style-name="T93">org.zkoss.zk.ui.event.Event </text:span></text:span></text:a></text:p>
          </table:table-cell>
        </table:table-row>
      </table:table>
      <text:h text:style-name="Heading_20_3" text:outline-level="3"><text:bookmark-start text:name="SizeEvent"/>SizeEvent<text:bookmark-end text:name="SizeEvent"/></text:h>
      <text:p text:style-name="P114"/>
      <text:p text:style-name="Text_20_body_20_indent_20_2">Represents an event caused by a component being re-sized.</text:p>
      <text:p text:style-name="Text_20_body_20_indent_20_2"/>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106" text:outline-level="4">Class Name</text:h>
      <text:p text:style-name="P300"><text:span text:style-name="Source_20_Text"><text:span text:style-name="T88">org.zkoss.zk.ui.event.SizeEvent</text:span></text:span></text:p>
      <text:h text:style-name="P15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125">Name</text:p>
            </table:table-cell>
            <table:table-cell table:style-name="Table298.A1" office:value-type="string">
              <text:p text:style-name="Table_20_Heading">Description</text:p>
            </table:table-cell>
            <table:table-cell table:style-name="Table298.C1" office:value-type="string">
              <text:p text:style-name="P125">Data Type</text:p>
            </table:table-cell>
          </table:table-row>
        </table:table-header-rows>
        <table:table-row>
          <table:table-cell table:style-name="Table298.A2" office:value-type="string">
            <text:p text:style-name="P111"><text:span text:style-name="Source_20_Text">getKeyCode()</text:span></text:p>
          </table:table-cell>
          <table:table-cell table:style-name="Table298.A2" office:value-type="string">
            <text:p text:style-name="P19">Returns the height of the component after re-sized.</text:p>
          </table:table-cell>
          <table:table-cell table:style-name="Table298.C2" office:value-type="string">
            <text:p text:style-name="P86"><text:span text:style-name="Source_20_Text">java.lang.String </text:span></text:p>
          </table:table-cell>
        </table:table-row>
        <table:table-row>
          <table:table-cell table:style-name="Table298.A2" office:value-type="string">
            <text:p text:style-name="P111"><text:span text:style-name="Source_20_Text">isAltKey()</text:span></text:p>
          </table:table-cell>
          <table:table-cell table:style-name="Table298.A2" office:value-type="string">
            <text:p text:style-name="P19">Returns what keys were pressed when the component is resized, or 0 if none of them was pressed.</text:p>
          </table:table-cell>
          <table:table-cell table:style-name="Table298.C2" office:value-type="string">
            <text:p text:style-name="P86"><text:span text:style-name="Source_20_Text">int</text:span></text:p>
          </table:table-cell>
        </table:table-row>
        <table:table-row>
          <table:table-cell table:style-name="Table298.A2" office:value-type="string">
            <text:p text:style-name="P111"><text:span text:style-name="Source_20_Text">isCtrlKey()</text:span></text:p>
          </table:table-cell>
          <table:table-cell table:style-name="Table298.A2" office:value-type="string">
            <text:p text:style-name="P19">Returns the width of the component after re-sized.</text:p>
          </table:table-cell>
          <table:table-cell table:style-name="Table298.C2" office:value-type="string">
            <text:p text:style-name="P86"><text:span text:style-name="Source_20_Text">int</text:span></text:p>
          </table:table-cell>
        </table:table-row>
      </table:table>
      <text:h text:style-name="P156" text:outline-level="4">Inherited From </text:h>
      <table:table table:name="Table299" table:style-name="Table299">
        <table:table-column table:style-name="Table299.A"/>
        <table:table-header-rows>
          <table:table-row>
            <table:table-cell table:style-name="Table299.A1" office:value-type="string">
              <text:p text:style-name="P125">Inherited From</text:p>
            </table:table-cell>
          </table:table-row>
        </table:table-header-rows>
        <table:table-row>
          <table:table-cell table:style-name="Table299.A2" office:value-type="string">
            <text:p text:style-name="P142"><text:a xlink:type="simple" xlink:href="#Event"><text:span text:style-name="Source_20_Text"><text:span text:style-name="T93">org.zkoss.zk.ui.event.Event </text:span></text:span></text:a></text:p>
          </table:table-cell>
        </table:table-row>
      </table:table>
      <text:h text:style-name="P35" text:outline-level="3"><text:bookmark-start text:name="UploadEvent"/>UploadEvent<text:bookmark-end text:name="UploadEvent"/></text:h>
      <text:p text:style-name="Text_20_body_20_indent_20_2">Represents that user has uploaded one or several files from the client to the server.</text:p>
      <text:h text:style-name="P106" text:outline-level="4">Class Name</text:h>
      <text:p text:style-name="P300"><text:span text:style-name="Source_20_Text"><text:span text:style-name="T88">org.zkoss.zk.ui.event.UploadEvent</text:span></text:span></text:p>
      <text:h text:style-name="P15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125">Name</text:p>
            </table:table-cell>
            <table:table-cell table:style-name="Table300.A1" office:value-type="string">
              <text:p text:style-name="Table_20_Heading">Description</text:p>
            </table:table-cell>
            <table:table-cell table:style-name="Table300.C1" office:value-type="string">
              <text:p text:style-name="P125">Data Type</text:p>
            </table:table-cell>
          </table:table-row>
        </table:table-header-rows>
        <table:table-row>
          <table:table-cell table:style-name="Table300.A2" office:value-type="string">
            <text:p text:style-name="P116"><text:span text:style-name="Source_20_Text"><text:span text:style-name="T91">getMedia()</text:span></text:span></text:p>
          </table:table-cell>
          <table:table-cell table:style-name="Table300.A2" office:value-type="string">
            <text:p text:style-name="P20">Returns the first media being uploaded, or null if no file is uploaded.</text:p>
          </table:table-cell>
          <table:table-cell table:style-name="Table300.C2" office:value-type="string">
            <text:p text:style-name="P117"><text:span text:style-name="Source_20_Text"><text:span text:style-name="T91">org.zkoss.util.media.Media</text:span></text:span></text:p>
          </table:table-cell>
        </table:table-row>
        <table:table-row>
          <table:table-cell table:style-name="Table300.A2" office:value-type="string">
            <text:p text:style-name="P116"><text:span text:style-name="Source_20_Text"><text:span text:style-name="T91">getMedias()</text:span></text:span></text:p>
          </table:table-cell>
          <table:table-cell table:style-name="Table300.A2" office:value-type="string">
            <text:p text:style-name="P20">Returns the array of media being uploaded, or null if the user uploaded no file at all.</text:p>
          </table:table-cell>
          <table:table-cell table:style-name="Table300.C2" office:value-type="string">
            <text:p text:style-name="P117"><text:span text:style-name="Source_20_Text"><text:span text:style-name="T91">org.zkoss.util.media.Media[]</text:span></text:span></text:p>
          </table:table-cell>
        </table:table-row>
      </table:table>
      <text:h text:style-name="P156" text:outline-level="4">Inherited From </text:h>
      <table:table table:name="Table301" table:style-name="Table301">
        <table:table-column table:style-name="Table301.A"/>
        <table:table-header-rows>
          <table:table-row>
            <table:table-cell table:style-name="Table301.A1" office:value-type="string">
              <text:p text:style-name="P125">Inherited From</text:p>
            </table:table-cell>
          </table:table-row>
        </table:table-header-rows>
        <table:table-row>
          <table:table-cell table:style-name="Table301.A2" office:value-type="string">
            <text:p text:style-name="P142"><text:a xlink:type="simple" xlink:href="#Event"><text:span text:style-name="Source_20_Text"><text:span text:style-name="T93">org.zkoss.zk.ui.event.Event </text:span></text:span></text:a></text:p>
          </table:table-cell>
        </table:table-row>
      </table:table>
      <text:p text:style-name="Text_20_body"/>
      <text:h text:style-name="Heading_20_3" text:outline-level="3"><text:bookmark-start text:name="ZIndexEvent"/>ZIndexEvent<text:bookmark-end text:name="ZIndexEvent"/></text:h>
      <text:p text:style-name="P60">Represents an event caused by a component whose z-index is modified by the client.<text:span text:style-name="T1"> A z-indexed component must send ZindexEvent once the z-index of component is modifiable by the client. </text:span></text:p>
      <text:p text:style-name="P60"><text:span text:style-name="T1">The components which are supported this event are: </text:span><text:a xlink:type="simple" xlink:href="#Window"><text:span text:style-name="Source_20_Text"><text:span text:style-name="T92">org.zkoss.zul.Window</text:span></text:span></text:a><text:span text:style-name="T92">.</text:span></text:p>
      <text:p text:style-name="P8"/>
      <text:h text:style-name="P106" text:outline-level="4">Class Name</text:h>
      <text:p text:style-name="P300"><text:span text:style-name="Source_20_Text"><text:span text:style-name="T88">org.zkoss.zk.ui.event.ZIndexEvent</text:span></text:span></text:p>
      <text:h text:style-name="P15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125">Name</text:p>
            </table:table-cell>
            <table:table-cell table:style-name="Table302.A1" office:value-type="string">
              <text:p text:style-name="Table_20_Heading">Description</text:p>
            </table:table-cell>
            <table:table-cell table:style-name="Table302.A1" office:value-type="string">
              <text:p text:style-name="P125">Data Type</text:p>
            </table:table-cell>
            <table:table-cell table:style-name="Table302.D1" office:value-type="string">
              <text:p text:style-name="P125">Values</text:p>
            </table:table-cell>
          </table:table-row>
        </table:table-header-rows>
        <table:table-row>
          <table:table-cell table:style-name="Table302.A2" office:value-type="string">
            <text:p text:style-name="P86"><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86"><text:span text:style-name="Source_20_Text">int</text:span></text:p>
          </table:table-cell>
          <table:table-cell table:style-name="Table302.D2" office:value-type="string">
            <text:p text:style-name="P86"/>
          </table:table-cell>
        </table:table-row>
      </table:table>
      <text:h text:style-name="P156" text:outline-level="4"/>
      <text:h text:style-name="P155" text:outline-level="4"><text:span text:style-name="T39">Inherited</text:span> <text:span text:style-name="T45">From </text:span></text:h>
      <table:table table:name="Table303" table:style-name="Table303">
        <table:table-column table:style-name="Table303.A"/>
        <table:table-header-rows>
          <table:table-row>
            <table:table-cell table:style-name="Table303.A1" office:value-type="string">
              <text:p text:style-name="P125">Inherited From</text:p>
            </table:table-cell>
          </table:table-row>
        </table:table-header-rows>
        <table:table-row>
          <table:table-cell table:style-name="Table303.A2" office:value-type="string">
            <text:p text:style-name="P142"><text:a xlink:type="simple" xlink:href="#Event"><text:span text:style-name="Source_20_Text"><text:span text:style-name="T93">org.zkoss.zk.ui.event.Event</text:span></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106" text:outline-level="4">Class Name</text:h>
      <text:p text:style-name="P300"><text:span text:style-name="Source_20_Text"><text:span text:style-name="T88">org.zkoss.zul.AbstractListModel</text:span></text:span></text:p>
      <text:h text:style-name="P107"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125">Name</text:p>
            </table:table-cell>
            <table:table-cell table:style-name="Table304.A1" office:value-type="string">
              <text:p text:style-name="P125">Description</text:p>
            </table:table-cell>
            <table:table-cell table:style-name="Table304.C1" office:value-type="string">
              <text:p text:style-name="P125">Return Data Type</text:p>
            </table:table-cell>
          </table:table-row>
        </table:table-header-rows>
        <table:table-row>
          <table:table-cell table:style-name="Table304.A2" office:value-type="string">
            <text:p text:style-name="P14"><text:span text:style-name="Source_20_Text"><text:span text:style-name="T91">AddListDataListener</text:span></text:span></text:p>
            <text:p text:style-name="P14"><text:span text:style-name="Source_20_Text"><text:span text:style-name="T91">(ListDataListener l)</text:span></text:span></text:p>
            <text:p text:style-name="P133"><text:span text:style-name="Source_20_Text"/></text:p>
          </table:table-cell>
          <table:table-cell table:style-name="Table304.A2" office:value-type="string">
            <text:p text:style-name="P87">Adds a listener to the list that's notified each time a change to the data model occurs.</text:p>
          </table:table-cell>
          <table:table-cell table:style-name="Table304.C2" office:value-type="string">
            <text:p text:style-name="P86"><text:span text:style-name="Source_20_Text">void</text:span></text:p>
          </table:table-cell>
        </table:table-row>
        <table:table-row>
          <table:table-cell table:style-name="Table304.A2" office:value-type="string">
            <text:p text:style-name="P14"><text:span text:style-name="Source_20_Text">RemoveListDataListener</text:span></text:p>
            <text:p text:style-name="P14"><text:span text:style-name="Source_20_Text">(ListDataListener l)</text:span></text:p>
          </table:table-cell>
          <table:table-cell table:style-name="Table304.A2" office:value-type="string">
            <text:p text:style-name="P87">Removes a listener from the list that's notified each time a change to the data model occurs.</text:p>
          </table:table-cell>
          <table:table-cell table:style-name="Table304.C2" office:value-type="string">
            <text:p text:style-name="P86"><text:span text:style-name="Source_20_Text">void</text:span></text:p>
          </table:table-cell>
        </table:table-row>
      </table:table>
      <text:h text:style-name="P156" text:outline-level="4">Inherited From </text:h>
      <table:table table:name="Table305" table:style-name="Table305">
        <table:table-column table:style-name="Table305.A"/>
        <table:table-header-rows>
          <table:table-row>
            <table:table-cell table:style-name="Table305.A1" office:value-type="string">
              <text:p text:style-name="P125">Inherited From</text:p>
            </table:table-cell>
          </table:table-row>
        </table:table-header-rows>
        <table:table-row>
          <table:table-cell table:style-name="Table305.A2" office:value-type="string">
            <text:p text:style-name="P143"><text:a xlink:type="simple" xlink:href="#ListModel">org.zkoss.zul.ListModel</text:a></text:p>
          </table:table-cell>
        </table:table-row>
      </table:table>
      <text:p text:style-name="P34"/>
      <text:h text:style-name="Heading_20_3" text:outline-level="3"><text:bookmark-start text:name="Constraint"/>Constraint<text:bookmark-end text:name="Constraint"/></text:h>
      <text:p text:style-name="Text_20_body_20_indent"/>
      <text:p text:style-name="Text_20_body_20_indent">A con<text:span text:style-name="T1">straint.</text:span></text:p>
      <text:h text:style-name="P106" text:outline-level="4">Interface Name</text:h>
      <text:p text:style-name="P300"><text:span text:style-name="Source_20_Text"><text:span text:style-name="T88">org.zkoss.zul.Constraint</text:span></text:span></text:p>
      <text:h text:style-name="P107"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125">Name</text:p>
            </table:table-cell>
            <table:table-cell table:style-name="Table306.A1" office:value-type="string">
              <text:p text:style-name="P125">Description</text:p>
            </table:table-cell>
            <table:table-cell table:style-name="Table306.C1" office:value-type="string">
              <text:p text:style-name="P125">Return Data Type</text:p>
            </table:table-cell>
          </table:table-row>
        </table:table-header-rows>
        <table:table-row>
          <table:table-cell table:style-name="Table306.A2" office:value-type="string">
            <text:p text:style-name="P13"><text:span text:style-name="Source_20_Text"><text:span text:style-name="T86">validate(org.zkoss.zk.ui.Component comp, java.lang.Object </text:span></text:span></text:p>
            <text:p text:style-name="P13"><text:span text:style-name="Source_20_Text"><text:span text:style-name="T86">value)</text:span></text:span></text:p>
            <text:p text:style-name="P133"><text:span text:style-name="Source_20_Text"/></text:p>
          </table:table-cell>
          <table:table-cell table:style-name="Table306.A2" office:value-type="string">
            <text:p text:style-name="P172">Verifies whether the value is acceptable.</text:p>
          </table:table-cell>
          <table:table-cell table:style-name="Table306.C2" office:value-type="string">
            <text:p text:style-name="P86"><text:span text:style-name="Source_20_Text">void</text:span></text:p>
          </table:table-cell>
        </table:table-row>
      </table:table>
      <text:h text:style-name="P155" text:outline-level="4"/>
      <text:h text:style-name="Heading_20_3" text:outline-level="3"><text:bookmark-start text:name="Constrained"/>Constrained<text:bookmark-end text:name="Constrained"/></text:h>
      <text:p text:style-name="Text_20_body_20_indent"/>
      <text:p text:style-name="Text_20_body_20_indent"><text:span text:style-name="T1">Decorates a component that its value is constrained by </text:span><text:a xlink:type="simple" xlink:href="#Constraint"><text:span text:style-name="Source_20_Text"><text:span text:style-name="T1">Constraint</text:span></text:span></text:a><text:span text:style-name="T1">.</text:span></text:p>
      <text:h text:style-name="P106" text:outline-level="4">Interface Name</text:h>
      <text:p text:style-name="P300"><text:span text:style-name="Source_20_Text"><text:span text:style-name="T88">org.zkoss.zul.Constrainted</text:span></text:span></text:p>
      <text:h text:style-name="P107"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125">Name</text:p>
            </table:table-cell>
            <table:table-cell table:style-name="Table307.A1" office:value-type="string">
              <text:p text:style-name="P125">Description</text:p>
            </table:table-cell>
            <table:table-cell table:style-name="Table307.C1" office:value-type="string">
              <text:p text:style-name="P125">Return Data Type</text:p>
            </table:table-cell>
          </table:table-row>
        </table:table-header-rows>
        <table:table-row>
          <table:table-cell table:style-name="Table307.A2" office:value-type="string">
            <text:p text:style-name="P13"><text:span text:style-name="Source_20_Text"><text:span text:style-name="T86">getConstraint()</text:span></text:span></text:p>
            <text:p text:style-name="P133"><text:span text:style-name="Source_20_Text"/></text:p>
          </table:table-cell>
          <table:table-cell table:style-name="Table307.A2" office:value-type="string">
            <text:p text:style-name="P172">Returns the constraint, or null if no constraint at all.</text:p>
          </table:table-cell>
          <table:table-cell table:style-name="Table307.C2" office:value-type="string">
            <text:p text:style-name="P326"><text:span text:style-name="Source_20_Text"><text:span text:style-name="T88">org.zkoss.zul.Constraint</text:span></text:span></text:p>
          </table:table-cell>
        </table:table-row>
        <table:table-row>
          <table:table-cell table:style-name="Table307.A2" office:value-type="string">
            <text:p text:style-name="P13"><text:span text:style-name="Source_20_Text">SetConstraint</text:span></text:p>
            <text:p text:style-name="P13"><text:span text:style-name="Source_20_Text">(Constraint constr)</text:span></text:p>
          </table:table-cell>
          <table:table-cell table:style-name="Table307.A2" office:value-type="string">
            <text:p text:style-name="P172">Sets the constraint.</text:p>
          </table:table-cell>
          <table:table-cell table:style-name="Table307.C2" office:value-type="string">
            <text:p text:style-name="P86"><text:span text:style-name="Source_20_Text">void</text:span></text:p>
          </table:table-cell>
        </table:table-row>
      </table:table>
      <text:h text:style-name="P155" text:outline-level="4"/>
      <text:h text:style-name="Heading_20_3" text:outline-level="3"><text:bookmark-start text:name="Fileupload"/>Fileupload<text:bookmark-end text:name="Fileupload"/></text:h>
      <text:p text:style-name="Text_20_body_20_indent"/>
      <text:p text:style-name="P60">A fileupload dialog used to let user upload a file.The <text:span text:style-name="Source_20_Text">fileupload</text:span> component is not a modal dialog. Rather, it is a component, so it is placed inline with other components.</text:p>
      <text:p text:style-name="P60"><draw:frame draw:style-name="fr3" draw:name="graphics3" text:anchor-type="paragraph" svg:width="7.514cm" svg:height="2.381cm" draw:z-index="68"><draw:image xlink:href="../images/fileupload.png" xlink:type="simple" xlink:show="embed" xlink:actuate="onLoad"/></draw:frame></text:p>
      <text:p text:style-name="Code_20_Indent_20_2">&lt;image id="img"/&gt;</text:p>
      <text:p text:style-name="Code_20_Indent_20_2">Upload your hot shot:</text:p>
      <text:p text:style-name="P78">&lt;fileupload onUpload="img.setContent(event.media)"/&gt;</text:p>
      <text:h text:style-name="P106" text:outline-level="4">Class Name</text:h>
      <text:p text:style-name="P300"><text:span text:style-name="Source_20_Text"><text:span text:style-name="T88">org.zkoss.zul.Fileupload</text:span></text:span></text:p>
      <text:p text:style-name="P118"><text:span text:style-name="Source_20_Text"><text:span text:style-name="T86"/></text:span></text:p>
      <text:h text:style-name="P107"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125">Property</text:p>
            </table:table-cell>
            <table:table-cell table:style-name="Table308.A1" office:value-type="string">
              <text:p text:style-name="P125">Description</text:p>
            </table:table-cell>
            <table:table-cell table:style-name="Table308.A1" office:value-type="string">
              <text:p text:style-name="P125">Data Type</text:p>
            </table:table-cell>
            <table:table-cell table:style-name="Table308.D1" office:value-type="string">
              <text:p text:style-name="P125">Default Value</text:p>
            </table:table-cell>
          </table:table-row>
        </table:table-header-rows>
        <table:table-row>
          <table:table-cell table:style-name="Table308.A2" office:value-type="string">
            <text:p text:style-name="P128"><text:span text:style-name="Source_20_Text"><text:span text:style-name="T20">number</text:span></text:span></text:p>
          </table:table-cell>
          <table:table-cell table:style-name="Table308.A2" office:value-type="string">
            <text:p text:style-name="P87">Sets the maximal allowed number of files to upload. </text:p>
          </table:table-cell>
          <table:table-cell table:style-name="Table308.A2" office:value-type="string">
            <text:p text:style-name="P86"><text:span text:style-name="Source_20_Text">int</text:span></text:p>
          </table:table-cell>
          <table:table-cell table:style-name="Table308.D2" office:value-type="string">
            <text:p text:style-name="P128"><text:span text:style-name="Source_20_Text">1</text:span></text:p>
          </table:table-cell>
        </table:table-row>
        <table:table-row>
          <table:table-cell table:style-name="Table308.A2" office:value-type="string">
            <text:p text:style-name="P128"><text:span text:style-name="Source_20_Text"><text:span text:style-name="T20">template</text:span></text:span></text:p>
          </table:table-cell>
          <table:table-cell table:style-name="Table308.A2" office:value-type="string">
            <text:p text:style-name="P87">Sets the template used to create the upload modal dialog.</text:p>
            <text:p text:style-name="P87"><text:span text:style-name="T4">Template:</text:span> ~./zul/html/fileuploaddlg.zul</text:p>
            <text:p text:style-name="P87"><text:span text:style-name="T4">Note: </text:span>the template has no effect, if you use Fileupload as a component (and embed it to a page). </text:p>
          </table:table-cell>
          <table:table-cell table:style-name="Table308.A2" office:value-type="string">
            <text:p text:style-name="P128"><text:span text:style-name="Source_20_Text">String</text:span></text:p>
          </table:table-cell>
          <table:table-cell table:style-name="Table308.D2" office:value-type="string">
            <text:p text:style-name="P128"><text:span text:style-name="Source_20_Text"><text:span text:style-name="T20">~./zul/html/fileuploaddlg.zul</text:span></text:span></text:p>
          </table:table-cell>
        </table:table-row>
      </table:table>
      <text:h text:style-name="P156"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125">Name</text:p>
            </table:table-cell>
            <table:table-cell table:style-name="Table309.A1" office:value-type="string">
              <text:p text:style-name="P125">Description</text:p>
            </table:table-cell>
            <table:table-cell table:style-name="Table309.C1" office:value-type="string">
              <text:p text:style-name="P125">Return Data Type</text:p>
            </table:table-cell>
          </table:table-row>
        </table:table-header-rows>
        <table:table-row>
          <table:table-cell table:style-name="Table309.A2" office:value-type="string">
            <text:p text:style-name="P15"><text:span text:style-name="Source_20_Text"><text:span text:style-name="T91">get()</text:span></text:span></text:p>
            <text:p text:style-name="P128"><text:span text:style-name="Source_20_Text"/></text:p>
          </table:table-cell>
          <table:table-cell table:style-name="Table309.A2" office:value-type="string">
            <text:p text:style-name="P87">Opens a modal dialog with the default message and title, and let user upload a file.</text:p>
          </table:table-cell>
          <table:table-cell table:style-name="Table309.C2" office:value-type="string">
            <text:p text:style-name="P86"><text:span text:style-name="Source_20_Text">org.zkoss.util.media.Media</text:span></text:p>
          </table:table-cell>
        </table:table-row>
        <table:table-row>
          <table:table-cell table:style-name="Table309.A2" office:value-type="string">
            <text:p text:style-name="P128"><text:span text:style-name="Source_20_Text">get(int max)</text:span></text:p>
          </table:table-cell>
          <table:table-cell table:style-name="Table309.A2" office:value-type="string">
            <text:p text:style-name="P87">Opens a modal dialog to upload multiple files with the default message and title.</text:p>
          </table:table-cell>
          <table:table-cell table:style-name="Table309.C2" office:value-type="string">
            <text:p text:style-name="P128"><text:span text:style-name="Source_20_Text"><text:span text:style-name="T20">org.zkoss.util.media.Media[]</text:span></text:span></text:p>
          </table:table-cell>
        </table:table-row>
        <table:table-row>
          <table:table-cell table:style-name="Table309.A2" office:value-type="string">
            <text:p text:style-name="P128"><text:span text:style-name="Source_20_Text">get(java.lang.String message, java.lang.String title)</text:span></text:p>
          </table:table-cell>
          <table:table-cell table:style-name="Table309.A2" office:value-type="string">
            <text:p text:style-name="P87">Opens a modal dialog with the specified message and title, and let user upload a file.</text:p>
          </table:table-cell>
          <table:table-cell table:style-name="Table309.C2" office:value-type="string">
            <text:p text:style-name="P128"><text:span text:style-name="Source_20_Text">org.zkoss.util.media.Media</text:span></text:p>
          </table:table-cell>
        </table:table-row>
        <table:table-row>
          <table:table-cell table:style-name="Table309.A2" office:value-type="string">
            <text:p text:style-name="P128"><text:span text:style-name="Source_20_Text">get(java.lang.String message, java.lang.String title, int max)</text:span></text:p>
          </table:table-cell>
          <table:table-cell table:style-name="Table309.A2" office:value-type="string">
            <text:p text:style-name="P87">Opens a modal dialog to upload multiple files with the specified message and title.</text:p>
          </table:table-cell>
          <table:table-cell table:style-name="Table309.C2" office:value-type="string">
            <text:p text:style-name="P128"><text:span text:style-name="Source_20_Text"><text:span text:style-name="T20">org.zkoss.util.media.Media[]</text:span></text:span></text:p>
          </table:table-cell>
        </table:table-row>
        <table:table-row>
          <table:table-cell table:style-name="Table309.A2" office:value-type="string">
            <text:p text:style-name="P128">isChildable()</text:p>
          </table:table-cell>
          <table:table-cell table:style-name="Table309.A2" office:value-type="string">
            <text:p text:style-name="Table_20_Contents">Determines whether it accepts child components</text:p>
            <text:p text:style-name="P93">Value: <text:span text:style-name="Source_20_Text"><text:span text:style-name="T93">false</text:span></text:span></text:p>
            <text:p text:style-name="Table_20_Contents"><text:span text:style-name="T4">Note:</text:span> No child is allowed. </text:p>
          </table:table-cell>
          <table:table-cell table:style-name="Table309.C2" office:value-type="string">
            <text:p text:style-name="P128"><text:span text:style-name="Source_20_Text"><text:span text:style-name="T20">boolean</text:span></text:span></text:p>
          </table:table-cell>
        </table:table-row>
        <table:table-row>
          <table:table-cell table:style-name="Table309.A2" office:value-type="string">
            <text:p text:style-name="P128">onClose()</text:p>
          </table:table-cell>
          <table:table-cell table:style-name="Table309.A2" office:value-type="string">
            <text:p text:style-name="P87">Handles the <text:span text:style-name="Source_20_Text">onClose</text:span> event which is sent when file(s) is uploaded or when the cancel button is pressed.</text:p>
          </table:table-cell>
          <table:table-cell table:style-name="Table309.C2" office:value-type="string">
            <text:p text:style-name="P128"><text:span text:style-name="Source_20_Text">void</text:span></text:p>
          </table:table-cell>
        </table:table-row>
      </table:table>
      <text:h text:style-name="P156" text:outline-level="4">Inherited From </text:h>
      <table:table table:name="Table310" table:style-name="Table310">
        <table:table-column table:style-name="Table310.A"/>
        <table:table-header-rows>
          <table:table-row>
            <table:table-cell table:style-name="Table310.A1" office:value-type="string">
              <text:p text:style-name="P125">Inherited From</text:p>
            </table:table-cell>
          </table:table-row>
        </table:table-header-rows>
        <table:table-row table:style-name="Table310.2">
          <table:table-cell table:style-name="Table310.A2" office:value-type="string">
            <text:p text:style-name="P142"><text:a xlink:type="simple" xlink:href="#HtmlBasedComponent">org.zkoss.zk.ui.HtmlBasedComponent</text:a><text:span text:style-name="T95"> </text:span></text:p>
          </table:table-cell>
        </table:table-row>
        <table:table-row table:style-name="Table310.2">
          <table:table-cell table:style-name="Table310.A2" office:value-type="string">
            <text:p text:style-name="P142"><text:a xlink:type="simple" xlink:href="#AbstractComponent">org.zkoss.zk.ui.AbstractComponent </text:a></text:p>
          </table:table-cell>
        </table:table-row>
      </table:table>
      <text:p text:style-name="Text_20_body"/>
      <text:p text:style-name="P34"/>
      <text:h text:style-name="Heading_20_3" text:outline-level="3"><text:bookmark-start text:name="ListitemRenderer"/>ListitemRenderer<text:bookmark-end text:name="ListitemRenderer"/></text:h>
      <text:p text:style-name="Text_20_body_20_indent"/>
      <text:p text:style-name="P8"><text:span text:style-name="T1"><text:tab/>Identifies components that can be used as "rubber stamps" to paint the cells in a </text:span><text:a xlink:type="simple" xlink:href="#Listbox"><text:span text:style-name="T1">Listbox</text:span></text:a><text:span text:style-name="T1">.</text:span></text:p>
      <text:h text:style-name="P106" text:outline-level="4">Interface Name</text:h>
      <text:p text:style-name="P327"><text:span text:style-name="Source_20_Text"><text:span text:style-name="T88"><text:tab/>org.zkoss.zul.Listitem</text:span></text:span><text:span text:style-name="Source_20_Text"><text:span text:style-name="T89">Renderer</text:span></text:span></text:p>
      <text:p text:style-name="P119"><text:span text:style-name="Source_20_Text"><text:span text:style-name="T17"/></text:span></text:p>
      <text:h text:style-name="P107"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125">Name</text:p>
            </table:table-cell>
            <table:table-cell table:style-name="Table311.A1" office:value-type="string">
              <text:p text:style-name="P125">Description</text:p>
            </table:table-cell>
            <table:table-cell table:style-name="Table311.C1" office:value-type="string">
              <text:p text:style-name="P125">Return Data Type</text:p>
            </table:table-cell>
          </table:table-row>
        </table:table-header-rows>
        <table:table-row>
          <table:table-cell table:style-name="Table311.A2" office:value-type="string">
            <text:p text:style-name="P13"><text:span text:style-name="Source_20_Text"><text:span text:style-name="T86">render(Listitem item, java.lang.Object data)</text:span></text:span></text:p>
            <text:p text:style-name="P133"><text:span text:style-name="Source_20_Text"/></text:p>
          </table:table-cell>
          <table:table-cell table:style-name="Table311.A2" office:value-type="string">
            <text:p text:style-name="P172">Renders the data to the specified list item.</text:p>
          </table:table-cell>
          <table:table-cell table:style-name="Table311.C2" office:value-type="string">
            <text:p text:style-name="P326"><text:span text:style-name="Source_20_Text"><text:span text:style-name="T88">void</text:span></text:span></text:p>
          </table:table-cell>
        </table:table-row>
      </table:table>
      <text:h text:style-name="P155" text:outline-level="4"/>
      <text:h text:style-name="Heading_20_3" text:outline-level="3"><text:bookmark-start text:name="ListModel"/>ListModel<text:bookmark-end text:name="ListModel"/></text:h>
      <text:p text:style-name="Text_20_body_20_indent"/>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106" text:outline-level="4">Interface Name</text:h>
      <text:p text:style-name="P300"><text:span text:style-name="Source_20_Text"><text:span text:style-name="T88">org.zkoss.zul.ListModel</text:span></text:span></text:p>
      <text:h text:style-name="P107"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125">Name</text:p>
            </table:table-cell>
            <table:table-cell table:style-name="Table312.A1" office:value-type="string">
              <text:p text:style-name="P125">Description</text:p>
            </table:table-cell>
            <table:table-cell table:style-name="Table312.C1" office:value-type="string">
              <text:p text:style-name="P125">Return Data Type</text:p>
            </table:table-cell>
          </table:table-row>
        </table:table-header-rows>
        <table:table-row>
          <table:table-cell table:style-name="Table312.A2" office:value-type="string">
            <text:p text:style-name="P14"><text:span text:style-name="Source_20_Text"><text:span text:style-name="T91">AddListDataListener</text:span></text:span></text:p>
            <text:p text:style-name="P14"><text:span text:style-name="Source_20_Text"><text:span text:style-name="T91">(ListDataListener l)</text:span></text:span></text:p>
            <text:p text:style-name="P133"><text:span text:style-name="Source_20_Text"/></text:p>
          </table:table-cell>
          <table:table-cell table:style-name="Table312.A2" office:value-type="string">
            <text:p text:style-name="P87">Adds a listener to the list that's notified each time a change to the data model occurs.</text:p>
          </table:table-cell>
          <table:table-cell table:style-name="Table312.C2" office:value-type="string">
            <text:p text:style-name="P86"><text:span text:style-name="Source_20_Text">void</text:span></text:p>
          </table:table-cell>
        </table:table-row>
        <table:table-row>
          <table:table-cell table:style-name="Table312.A2" office:value-type="string">
            <text:p text:style-name="P14"><text:span text:style-name="Source_20_Text">getElementAt(int index)</text:span></text:p>
          </table:table-cell>
          <table:table-cell table:style-name="Table312.A2" office:value-type="string">
            <text:p text:style-name="P87">Returns the value at the specified index.</text:p>
          </table:table-cell>
          <table:table-cell table:style-name="Table312.C2" office:value-type="string">
            <text:p text:style-name="P86"><text:span text:style-name="Source_20_Text">java.lang.Object </text:span></text:p>
          </table:table-cell>
        </table:table-row>
        <table:table-row>
          <table:table-cell table:style-name="Table312.A2" office:value-type="string">
            <text:p text:style-name="P14"><text:span text:style-name="Source_20_Text">getSize()</text:span></text:p>
          </table:table-cell>
          <table:table-cell table:style-name="Table312.A2" office:value-type="string">
            <text:p text:style-name="P87">Returns the length of the list.</text:p>
          </table:table-cell>
          <table:table-cell table:style-name="Table312.C2" office:value-type="string">
            <text:p text:style-name="P86"><text:span text:style-name="Source_20_Text">int</text:span></text:p>
          </table:table-cell>
        </table:table-row>
        <table:table-row>
          <table:table-cell table:style-name="Table312.A2" office:value-type="string">
            <text:p text:style-name="P14"><text:span text:style-name="Source_20_Text">removeListDataListener(ListDataListener l)</text:span></text:p>
          </table:table-cell>
          <table:table-cell table:style-name="Table312.A2" office:value-type="string">
            <text:p text:style-name="P87">Removes a listener from the list that's notified each time a change to the data model occurs.</text:p>
          </table:table-cell>
          <table:table-cell table:style-name="Table312.C2" office:value-type="string">
            <text:p text:style-name="P86"><text:span text:style-name="Source_20_Text">void</text:span></text:p>
          </table:table-cell>
        </table:table-row>
      </table:table>
      <text:h text:style-name="P155" text:outline-level="4"/>
      <text:h text:style-name="Heading_20_3" text:outline-level="3"><text:bookmark-start text:name="Messagebox"/>Messagebox<text:bookmark-end text:name="Messagebox"/></text:h>
      <text:p text:style-name="Text_20_body_20_indent"><text:s text:c="2"/></text:p>
      <text:p text:style-name="P60">It provides a set of utilities to show message boxes.</text:p>
      <text:p text:style-name="P60">It is typically used to alert users when an error occurs, or to prompt user for an decision.</text:p>
      <text:p text:style-name="P60"><draw:frame draw:style-name="fr3" draw:name="graphics4" text:anchor-type="paragraph" svg:width="12.645cm" svg:height="2.485cm" draw:z-index="69"><draw:image xlink:href="../images/messagebox.png" xlink:type="simple" xlink:show="embed" xlink:actuate="onLoad"/></draw:frame></text:p>
      <text:p text:style-name="P79">&lt;window title="Messagebox demo" border="normal"&gt;<text:tab/></text:p>
      <text:p text:style-name="P79"><text:tab/>&lt;button label="Question" width="100px"&gt;</text:p>
      <text:p text:style-name="P79"><text:tab/><text:tab/>&lt;attribute name="onClick"&gt;{</text:p>
      <text:p text:style-name="P79"><text:tab/><text:tab/><text:tab/>Messagebox.show("Question is pressed. Are you sure?", "Question", <text:tab/><text:tab/><text:tab/><text:tab/>Messagebox.OK | Messagebox.CANCEL, Messagebox.QUESTION);</text:p>
      <text:p text:style-name="P79"><text:tab/><text:tab/>}&lt;/attribute&gt;</text:p>
      <text:p text:style-name="P79"><text:tab/>&lt;/button&gt;<text:tab/></text:p>
      <text:p text:style-name="P79">&lt;/window&gt;</text:p>
      <text:h text:style-name="P106" text:outline-level="4">Class Name</text:h>
      <text:p text:style-name="P300"><text:span text:style-name="Source_20_Text"><text:span text:style-name="T88">org.zkoss.zul.Messagebox</text:span></text:span></text:p>
      <text:h text:style-name="P107"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125">Property</text:p>
            </table:table-cell>
            <table:table-cell table:style-name="Table313.A1" office:value-type="string">
              <text:p text:style-name="P125">Description</text:p>
            </table:table-cell>
            <table:table-cell table:style-name="Table313.A1" office:value-type="string">
              <text:p text:style-name="P125">Data Type</text:p>
            </table:table-cell>
            <table:table-cell table:style-name="Table313.D1" office:value-type="string">
              <text:p text:style-name="P125">Default Value</text:p>
            </table:table-cell>
          </table:table-row>
        </table:table-header-rows>
        <table:table-row>
          <table:table-cell table:style-name="Table313.A2" office:value-type="string">
            <text:p text:style-name="P128"><text:span text:style-name="Source_20_Text"><text:span text:style-name="T20">template</text:span></text:span></text:p>
          </table:table-cell>
          <table:table-cell table:style-name="Table313.A2" office:value-type="string">
            <text:p text:style-name="P87">Sets the template used to create the message dialog.</text:p>
          </table:table-cell>
          <table:table-cell table:style-name="Table313.A2" office:value-type="string">
            <text:p text:style-name="P128"><text:span text:style-name="Source_20_Text">String</text:span></text:p>
          </table:table-cell>
          <table:table-cell table:style-name="Table313.D2" office:value-type="string">
            <text:p text:style-name="P128"><text:span text:style-name="Source_20_Text"><text:span text:style-name="T20">~./zul/html/messagebox.zul</text:span></text:span></text:p>
          </table:table-cell>
        </table:table-row>
      </table:table>
      <text:h text:style-name="P156" text:outline-level="4">Methods</text:h>
      <table:table table:name="Table314" table:style-name="Table314">
        <table:table-column table:style-name="Table314.A"/>
        <table:table-column table:style-name="Table314.B"/>
        <table:table-column table:style-name="Table314.C"/>
        <table:table-header-rows>
          <table:table-row>
            <table:table-cell table:style-name="Table314.A1" office:value-type="string">
              <text:p text:style-name="P125">Name</text:p>
            </table:table-cell>
            <table:table-cell table:style-name="Table314.A1" office:value-type="string">
              <text:p text:style-name="P125">Description</text:p>
            </table:table-cell>
            <table:table-cell table:style-name="Table314.C1" office:value-type="string">
              <text:p text:style-name="P125">Return Data Type</text:p>
            </table:table-cell>
          </table:table-row>
        </table:table-header-rows>
        <table:table-row>
          <table:table-cell table:style-name="Table314.A2" office:value-type="string">
            <text:p text:style-name="P14"><text:span text:style-name="Source_20_Text"><text:span text:style-name="T91">Show(int messageCode, int titleCode, int button, java.lang.String icon)</text:span></text:span></text:p>
            <text:p text:style-name="P133"><text:span text:style-name="Source_20_Text"/></text:p>
          </table:table-cell>
          <table:table-cell table:style-name="Table314.A2" office:value-type="string">
            <text:p text:style-name="P87">Shows a message box by specifying a message code, and returns what button is pressed.</text:p>
          </table:table-cell>
          <table:table-cell table:style-name="Table314.C2" office:value-type="string">
            <text:p text:style-name="P86"><text:span text:style-name="Source_20_Text">int</text:span></text:p>
          </table:table-cell>
        </table:table-row>
        <table:table-row>
          <table:table-cell table:style-name="Table314.A2" office:value-type="string">
            <text:p text:style-name="P14"><text:span text:style-name="Source_20_Text">show(int messageCode, java.lang.Object[] args, int titleCode, int button, java.lang.String icon)</text:span></text:p>
          </table:table-cell>
          <table:table-cell table:style-name="Table314.A2" office:value-type="string">
            <text:p text:style-name="P87">Shows a message box by specifying a message code, and returns what button is pressed.</text:p>
          </table:table-cell>
          <table:table-cell table:style-name="Table314.C2" office:value-type="string">
            <text:p text:style-name="P86"><text:span text:style-name="Source_20_Text">int</text:span></text:p>
          </table:table-cell>
        </table:table-row>
        <table:table-row>
          <table:table-cell table:style-name="Table314.A2" office:value-type="string">
            <text:p text:style-name="P14"><text:span text:style-name="Source_20_Text">show(int messageCode, java.lang.Object arg, int titleCode, int button, java.lang.String icon)</text:span></text:p>
          </table:table-cell>
          <table:table-cell table:style-name="Table314.A2" office:value-type="string">
            <text:p text:style-name="P87">Shows a message box by specifying a message code, and returns what button is pressed.</text:p>
          </table:table-cell>
          <table:table-cell table:style-name="Table314.C2" office:value-type="string">
            <text:p text:style-name="P86"><text:span text:style-name="Source_20_Text">int</text:span></text:p>
          </table:table-cell>
        </table:table-row>
        <table:table-row>
          <table:table-cell table:style-name="Table314.A2" office:value-type="string">
            <text:p text:style-name="P14"><text:span text:style-name="Source_20_Text">show(java.lang.String message)</text:span></text:p>
          </table:table-cell>
          <table:table-cell table:style-name="Table314.A2" office:value-type="string">
            <text:p text:style-name="P87">Shows a message box and returns what button is pressed.</text:p>
          </table:table-cell>
          <table:table-cell table:style-name="Table314.C2" office:value-type="string">
            <text:p text:style-name="P86"><text:span text:style-name="Source_20_Text">int</text:span></text:p>
          </table:table-cell>
        </table:table-row>
        <table:table-row table:style-name="Table314.6">
          <table:table-cell table:style-name="Table314.A6" office:value-type="string">
            <text:p text:style-name="P13"><text:span text:style-name="Source_20_Text"><text:span text:style-name="T14">show(java.lang.String message, java.lang.String title, int buttons, java.lang.String icon)</text:span></text:span></text:p>
          </table:table-cell>
          <table:table-cell table:style-name="Table314.A2" office:value-type="string">
            <text:p text:style-name="P87">Shows a message box and returns what button is pressed.</text:p>
          </table:table-cell>
          <table:table-cell table:style-name="Table314.C2" office:value-type="string">
            <text:p text:style-name="P86"><text:span text:style-name="Source_20_Text">int</text:span></text:p>
          </table:table-cell>
        </table:table-row>
      </table:table>
      <text:h text:style-name="P155" text:outline-level="4"/>
      <text:h text:style-name="Heading_20_3" text:outline-level="3"><text:bookmark-start text:name="RendererCtrl"/>RendererCtrl<text:bookmark-end text:name="RendererCtrl"/></text:h>
      <text:p text:style-name="P12"><text:tab/>This interface defines the methods components like Listbox <text:s/>use to notify the renderer for several circumstance.</text:p>
      <text:p text:style-name="P8"><text:span text:style-name="T1"><text:tab/>Though </text:span><text:span text:style-name="Source_20_Text"><text:span text:style-name="T1">ListitemRenderer.render(org.zkoss.zul.Listitem, java.lang.Object)</text:span></text:span><text:span text:style-name="T1"> is called one item a timer, a request might have several items to render. And, if the renderer implements this interface, </text:span><text:span text:style-name="Source_20_Text"><text:span text:style-name="T1">doTry()</text:span></text:span><text:span text:style-name="T1"> will be called before any rendering, and </text:span><text:span text:style-name="Source_20_Text"><text:span text:style-name="T1">doFinally() </text:span></text:span><text:span text:style-name="T1">will be called after all rendering. If any exception occurs, </text:span><text:span text:style-name="Source_20_Text"><text:span text:style-name="T1">doCatch(java.lang.Throwable)</text:span></text:span><text:span text:style-name="T1"> will be called.</text:span></text:p>
      <text:p text:style-name="P12"><text:tab/>A typical use is to start a transaction and use it for rendering all items from the same request. </text:p>
      <text:h text:style-name="P106" text:outline-level="4">Interface Name</text:h>
      <text:p text:style-name="P327"><text:span text:style-name="Source_20_Text"><text:span text:style-name="T88"><text:tab/>org.zkoss.zul.</text:span></text:span><text:span text:style-name="Source_20_Text"><text:span text:style-name="T89">RendererCtrl</text:span></text:span></text:p>
      <text:p text:style-name="P119"><text:span text:style-name="Source_20_Text"><text:span text:style-name="T17"/></text:span></text:p>
      <text:h text:style-name="P107"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125">Name</text:p>
            </table:table-cell>
            <table:table-cell table:style-name="Table315.A1" office:value-type="string">
              <text:p text:style-name="P125">Description</text:p>
            </table:table-cell>
            <table:table-cell table:style-name="Table315.C1" office:value-type="string">
              <text:p text:style-name="P125">Return Data Type</text:p>
            </table:table-cell>
          </table:table-row>
        </table:table-header-rows>
        <table:table-row>
          <table:table-cell table:style-name="Table315.A2" office:value-type="string">
            <text:p text:style-name="P17"><text:span text:style-name="Source_20_Text"><text:span text:style-name="T15">doCatch(java.lang.Throwable ex)</text:span></text:span></text:p>
            <text:p text:style-name="P17"><text:span text:style-name="Source_20_Text"><text:span text:style-name="T19"/></text:span></text:p>
          </table:table-cell>
          <table:table-cell table:style-name="Table315.A2" office:value-type="string">
            <text:p text:style-name="P3">Called if any exception occurs when rendering items.</text:p>
          </table:table-cell>
          <table:table-cell table:style-name="Table315.C2" office:value-type="string">
            <text:p text:style-name="P326"><text:span text:style-name="Source_20_Text"><text:span text:style-name="T88">void</text:span></text:span></text:p>
          </table:table-cell>
        </table:table-row>
        <table:table-row>
          <table:table-cell table:style-name="Table315.A2" office:value-type="string">
            <text:p text:style-name="P17"><text:span text:style-name="Source_20_Text"><text:span text:style-name="T19">doFinally()</text:span></text:span></text:p>
          </table:table-cell>
          <table:table-cell table:style-name="Table315.A2" office:value-type="string">
            <text:p text:style-name="P3">Invoked after all rendering are done successfully or an exception occurs.</text:p>
          </table:table-cell>
          <table:table-cell table:style-name="Table315.C2" office:value-type="string">
            <text:p text:style-name="P326"><text:span text:style-name="Source_20_Text"><text:span text:style-name="T88">void</text:span></text:span></text:p>
          </table:table-cell>
        </table:table-row>
        <table:table-row>
          <table:table-cell table:style-name="Table315.A2" office:value-type="string">
            <text:p text:style-name="P17"><text:span text:style-name="Source_20_Text"><text:span text:style-name="T19">doTry()</text:span></text:span></text:p>
          </table:table-cell>
          <table:table-cell table:style-name="Table315.A2" office:value-type="string">
            <text:p text:style-name="P3">Called before rendering any item.</text:p>
          </table:table-cell>
          <table:table-cell table:style-name="Table315.C2" office:value-type="string">
            <text:p text:style-name="P326"><text:span text:style-name="Source_20_Text"><text:span text:style-name="T88">void</text:span></text:span></text:p>
          </table:table-cell>
        </table:table-row>
      </table:table>
      <text:h text:style-name="P155" text:outline-level="4"/>
      <text:h text:style-name="Heading_20_3" text:outline-level="3"><text:bookmark-start text:name="SimpleConstraint"/>SimpleConstraint<text:bookmark-end text:name="SimpleConstraint"/></text:h>
      <text:p text:style-name="Text_20_body_20_indent"/>
      <text:p text:style-name="P12"><text:tab/>A simple constraint that you could build based the predefined constants.</text:p>
      <text:h text:style-name="P106" text:outline-level="4">Interface Name</text:h>
      <text:p text:style-name="P327"><text:span text:style-name="Source_20_Text"><text:span text:style-name="T88"><text:tab/>org.zkoss.zul.SimpleConstraint</text:span></text:span></text:p>
      <text:h text:style-name="P107"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125">Name</text:p>
            </table:table-cell>
            <table:table-cell table:style-name="Table316.A1" office:value-type="string">
              <text:p text:style-name="P125">Description</text:p>
            </table:table-cell>
            <table:table-cell table:style-name="Table316.C1" office:value-type="string">
              <text:p text:style-name="P125">Return Data Type</text:p>
            </table:table-cell>
          </table:table-row>
        </table:table-header-rows>
        <table:table-row>
          <table:table-cell table:style-name="Table316.A2" office:value-type="string">
            <text:p text:style-name="P13"><text:span text:style-name="Source_20_Text"><text:span text:style-name="T86">getClientValidation()</text:span></text:span></text:p>
            <text:p text:style-name="P133"><text:span text:style-name="Source_20_Text"/></text:p>
          </table:table-cell>
          <table:table-cell table:style-name="Table316.A2" office:value-type="string">
            <text:p text:style-name="P172">Returns the function name in JavaScript or a Javascript code snippet used to validate the value at the client.</text:p>
          </table:table-cell>
          <table:table-cell table:style-name="Table316.C2" office:value-type="string">
            <text:p text:style-name="P86"><text:span text:style-name="Source_20_Text">String</text:span></text:p>
          </table:table-cell>
        </table:table-row>
        <table:table-row>
          <table:table-cell table:style-name="Table316.A2" office:value-type="string">
            <text:p text:style-name="P13"><text:span text:style-name="Source_20_Text"><text:span text:style-name="T86">getErrorMessage(org.zkoss.zk.ui.Component comp)</text:span></text:span></text:p>
          </table:table-cell>
          <table:table-cell table:style-name="Table316.A2" office:value-type="string">
            <text:p text:style-name="P172">Returns the error message when the client detects an error</text:p>
          </table:table-cell>
          <table:table-cell table:style-name="Table316.C2" office:value-type="string">
            <text:p text:style-name="P86"><text:span text:style-name="Source_20_Text">String</text:span></text:p>
          </table:table-cell>
        </table:table-row>
        <table:table-row>
          <table:table-cell table:style-name="Table316.A2" office:value-type="string">
            <text:p text:style-name="P13"><text:span text:style-name="Source_20_Text">getInstance(java.lang.String flags)</text:span></text:p>
          </table:table-cell>
          <table:table-cell table:style-name="Table316.A2" office:value-type="string">
            <text:p text:style-name="P172">Parses flags from a string to an integer representing a combination of NO_POSITIVE and other NO_xxx flags.</text:p>
          </table:table-cell>
          <table:table-cell table:style-name="Table316.C2" office:value-type="string">
            <text:p text:style-name="P128"><text:span text:style-name="Source_20_Text">org.zkoss.zul.</text:span></text:p>
            <text:p text:style-name="P128"><text:span text:style-name="Source_20_Text">SimpleConstraint</text:span></text:p>
            <text:p text:style-name="P86"/>
          </table:table-cell>
        </table:table-row>
        <table:table-row>
          <table:table-cell table:style-name="Table316.A2" office:value-type="string">
            <text:p text:style-name="P13"><text:span text:style-name="Source_20_Text">isClientComplete()</text:span></text:p>
          </table:table-cell>
          <table:table-cell table:style-name="Table316.A2" office:value-type="string">
            <text:p text:style-name="P172">Returns whether the client's validation is complete.</text:p>
          </table:table-cell>
          <table:table-cell table:style-name="Table316.C2" office:value-type="string">
            <text:p text:style-name="P86"><text:span text:style-name="Source_20_Text">boolean</text:span></text:p>
          </table:table-cell>
        </table:table-row>
        <table:table-row>
          <table:table-cell table:style-name="Table316.A2" office:value-type="string">
            <text:p text:style-name="P13"><text:span text:style-name="Source_20_Text">validate(org.zkoss.zk.ui.Component comp, java.lang.Object value)</text:span></text:p>
          </table:table-cell>
          <table:table-cell table:style-name="Table316.A2" office:value-type="string">
            <text:p text:style-name="P172">Verifies whether the value is acceptable.</text:p>
          </table:table-cell>
          <table:table-cell table:style-name="Table316.C2" office:value-type="string">
            <text:p text:style-name="P86"><text:span text:style-name="Source_20_Text">void</text:span></text:p>
          </table:table-cell>
        </table:table-row>
      </table:table>
      <text:h text:style-name="P155" text:outline-level="4"/>
      <text:h text:style-name="Heading_20_3" text:outline-level="3"><text:bookmark-start text:name="SimpleListModel"/>SimpleListModel<text:bookmark-end text:name="SimpleListModel"/></text:h>
      <text:p text:style-name="Text_20_body_20_indent"/>
      <text:p text:style-name="Text_20_body_20_indent">A simple implementation of <text:a xlink:type="simple" xlink:href="#ListModel"><text:span text:style-name="Source_20_Text">ListModel</text:span></text:a>.</text:p>
      <text:h text:style-name="Heading_20_4" text:outline-level="4">Class Name</text:h>
      <text:p text:style-name="P300"><text:span text:style-name="Source_20_Text"><text:span text:style-name="T88">org.zkoss.zul.SimpleListModel</text:span></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125">Name</text:p>
            </table:table-cell>
            <table:table-cell table:style-name="Table317.A1" office:value-type="string">
              <text:p text:style-name="P125">Description</text:p>
            </table:table-cell>
            <table:table-cell table:style-name="Table317.C1" office:value-type="string">
              <text:p text:style-name="P125">Return Data Type</text:p>
            </table:table-cell>
          </table:table-row>
        </table:table-header-rows>
        <table:table-row>
          <table:table-cell table:style-name="Table317.A2" office:value-type="string">
            <text:p text:style-name="P14"><text:span text:style-name="Source_20_Text">getElementAt(int index)</text:span></text:p>
          </table:table-cell>
          <table:table-cell table:style-name="Table317.A2" office:value-type="string">
            <text:p text:style-name="P87">Returns the value at the specified index.</text:p>
          </table:table-cell>
          <table:table-cell table:style-name="Table317.C2" office:value-type="string">
            <text:p text:style-name="P86"><text:span text:style-name="Source_20_Text">java.lang.Object </text:span></text:p>
          </table:table-cell>
        </table:table-row>
        <table:table-row>
          <table:table-cell table:style-name="Table317.A2" office:value-type="string">
            <text:p text:style-name="P14"><text:span text:style-name="Source_20_Text">getSize()</text:span></text:p>
          </table:table-cell>
          <table:table-cell table:style-name="Table317.A2" office:value-type="string">
            <text:p text:style-name="P87">Returns the length of the list.</text:p>
          </table:table-cell>
          <table:table-cell table:style-name="Table317.C2" office:value-type="string">
            <text:p text:style-name="P86"><text:span text:style-name="Source_20_Text">int</text:span></text:p>
          </table:table-cell>
        </table:table-row>
        <table:table-row>
          <table:table-cell table:style-name="Table317.A2" office:value-type="string">
            <text:p text:style-name="P21"><text:span text:style-name="Source_20_Text">sort(java.util.Comparator cmpr, boolean ascending)</text:span></text:p>
          </table:table-cell>
          <table:table-cell table:style-name="Table317.A2" office:value-type="string">
            <text:p text:style-name="P172">Sorts the data.</text:p>
          </table:table-cell>
          <table:table-cell table:style-name="Table317.C2" office:value-type="string">
            <text:p text:style-name="P86"><text:span text:style-name="Source_20_Text">void</text:span></text:p>
          </table:table-cell>
        </table:table-row>
      </table:table>
      <text:h text:style-name="P156" text:outline-level="4">Inherited From </text:h>
      <table:table table:name="Table318" table:style-name="Table318">
        <table:table-column table:style-name="Table318.A"/>
        <table:table-header-rows>
          <table:table-row>
            <table:table-cell table:style-name="Table318.A1" office:value-type="string">
              <text:p text:style-name="P125">Inherited From</text:p>
            </table:table-cell>
          </table:table-row>
        </table:table-header-rows>
        <table:table-row>
          <table:table-cell table:style-name="Table318.A2" office:value-type="string">
            <text:p text:style-name="P143"><text:a xlink:type="simple" xlink:href="#AbstractListModel"><text:span text:style-name="Source_20_Text">org.zkoss.zul.AbstractListModel</text:span></text:a></text:p>
          </table:table-cell>
        </table:table-row>
      </table:table>
      <text:p text:style-name="P159"><text:s text:c="10"/></text:p>
      <text:p text:style-name="P29"><text:a xlink:type="simple" xlink:href="#AbstractListModel"/></text:p>
      <text:h text:style-name="Heading_20_1" text:outline-level="1">5. The XHTML Components</text:h>
      <text:h text:style-name="P176" text:outline-level="2">Overview</text:h>
      <text:list text:style-name="L8">
        <text:list-item>
          <text:p text:style-name="P201">All XHTML components are packed in the <text:span text:style-name="T7">org.zkoss.zhtml</text:span> package.</text:p>
        </text:list-item>
        <text:list-item>
          <text:p text:style-name="P201">The XML name space is <text:span text:style-name="T7">http://www.w3.org/1999/xhtml</text:span></text:p>
        </text:list-item>
        <text:list-item>
          <text:p text:style-name="P201">The extensions include <text:span text:style-name="T7">htm</text:span>, <text:span text:style-name="T7">html</text:span>, <text:span text:style-name="T7">xhtml</text:span> and <text:span text:style-name="T7">zhtml</text:span><text:span text:style-name="T31">.</text:span></text:p>
        </text:list-item>
        <text:list-item>
          <text:p text:style-name="P205">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7">enc</text:span><text:span text:style-name="T8">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8">encodeURL</text:span><text:span text:style-name="T1"> method from </text:span><text:span text:style-name="T8">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7"><text:s text:c="4"/>Executions.getCurrent()</text:span><text:span text:style-name="T1">.encodeURL("/my/good.png"));</text:span></text:p>
      <text:p text:style-name="P108">&lt;/zscript&gt;</text:p>
      <text:p text:style-name="Text_20_body_20_indent">Not<text:span text:style-name="T1">ice that XUL components and all ZK features that accept an URL will invoke the </text:span><text:span text:style-name="T8">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8">org.zkoss.zhtml.impl.AbstractTag</text:span><text:span text:style-name="T1"> class.</text:span></text:p>
      <text:p text:style-name="P48">A XHTML component is a thin wrapper <text:s/>that encapsulates a native HTML tag. It is different from a XUL component or other none-native component in several ways.</text:p>
      <text:list text:style-name="L9">
        <text:list-item>
          <text:p text:style-name="P193">By implementing the <text:span text:style-name="T7">org.zkoss.zk.ui.ext.RawId</text:span> interface, the universal identifier (<text:span text:style-name="T7">getUuid</text:span>) is the same as the identifier (getId).</text:p>
        </text:list-item>
        <text:list-item>
          <text:p text:style-name="P194"><text:span text:style-name="T1">By implementing the </text:span><text:span text:style-name="T8">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8">org.zkoss.zhtml.Raw</text:span><text:span text:style-name="T1">, used to represent any component that is not declared in the following section (i.e., not in lang.xml). In other words, if any unrecognized component name is found, an instance of </text:span><text:span text:style-name="T8">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P10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7">org.zkoss.zk.ui.http.DHtmlLayoutServlet</text:span></text:p>
      <text:p text:style-name="Text_20_body"><text:span text:style-name="T7">DHtmlLayoutServlet</text:span> is a servlet used to load ZUML pages when the Web server receives URL requests sent by users.</text:p>
      <text:p text:style-name="Text_20_body">Not<text:span text:style-name="T1">ice that you must specify </text:span><text:span text:style-name="T8">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7">zul</text:span> and <text:span text:style-name="T7">zhtml</text:span> extensions as shown in the <text:span text:style-name="T4">Sample</text:span> section below. It is OK if you want to map <text:span text:style-name="T7">xul</text:span> and <text:span text:style-name="T7">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03">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7">/zkau/*</text:span>, by use of <text:span text:style-name="T59">servlet-mapping</text:span>, then specify <text:span text:style-name="T7">/zkau</text:span> for this parameter.</text:p>
            <text:p text:style-name="Table_20_Contents">Not<text:span text:style-name="T1">e: if the servlet container is used with other Web server, like Apache, you have to map this update URI to the servlet container (in additions to </text:span><text:span text:style-name="T8">zul</text:span><text:span text:style-name="T1"> and </text:span><text:span text:style-name="T8">zhtml</text:span><text:span text:style-name="T1"> files).</text:span></text:p>
          </table:table-cell>
        </table:table-row>
        <table:table-row>
          <table:table-cell table:style-name="Table1.A2" office:value-type="string">
            <text:p text:style-name="P103">com<text:span text:style-name="T1">press</text:span></text:p>
          </table:table-cell>
          <table:table-cell table:style-name="Table1.B2" office:value-type="string">
            <text:p text:style-name="P177">[Optional][Default: <text:span text:style-name="T7">true</text:span>]</text:p>
            <text:p text:style-name="Table_20_Contents">It spe<text:span text:style-name="T1">cifies whether to compress the output if the browser supports the compression (</text:span><text:span text:style-name="T8">Accept-Encoding</text:span><text:span text:style-name="T1">) and this Servlet is not included by other Servlets.</text:span></text:p>
          </table:table-cell>
        </table:table-row>
        <table:table-row>
          <table:table-cell table:style-name="Table1.A2" office:value-type="string">
            <text:p text:style-name="P103">log-level</text:p>
          </table:table-cell>
          <table:table-cell table:style-name="Table1.B2" office:value-type="string">
            <text:p text:style-name="Table_20_Contents">[Opt<text:span text:style-name="T1">ional]</text:span></text:p>
            <text:p text:style-name="P95">It specifies the default log level for <text:span text:style-name="T7">org.zkoss</text:span>. If not specified, the system default (usually <text:span text:style-name="T7">INFO</text:span>) is used.</text:p>
            <text:p text:style-name="P95">Possible values: <text:span text:style-name="T7">OFF</text:span>, <text:span text:style-name="T7">ERROR</text:span>, <text:span text:style-name="T7">WARNING</text:span>, <text:span text:style-name="T7">INFO</text:span>, <text:span text:style-name="T7">DEBUG</text:span> and <text:span text:style-name="T7">FINER</text:span>. Refer to the <text:span text:style-name="T4">Beyond ZK</text:span> chapter in <text:span text:style-name="T4">the Developer's Guide</text:span><text:span text:style-name="T93">.</text:span></text:p>
          </table:table-cell>
        </table:table-row>
      </table:table>
      <text:h text:style-name="Heading_20_2" text:outline-level="2">ZK AU Engine</text:h>
      <text:p text:style-name="Text_20_body">[Required] Class: <text:span text:style-name="T7">org.zkoss.zk.au.http.DHtmlUpdateServlet</text:span></text:p>
      <text:p text:style-name="Text_20_body"><text:span text:style-name="T7">DHtmlUpdateServlet</text:span> is a servlet that handles AJAX requests asynchronously and automatically.</text:p>
      <text:p text:style-name="Text_20_body">Notice that the URL pattern mapped to this engine must be consistent with the <text:span text:style-name="T59">update-uri</text:span> parameter of the ZK Loader.</text:p>
      <text:h text:style-name="Heading_20_2" text:outline-level="2">ZK Session Cleaner</text:h>
      <text:p text:style-name="Text_20_body">[Required] Class: <text:span text:style-name="T7">org.zkoss.zk.ui.http.HttpSessionListener</text:span></text:p>
      <text:p text:style-name="Text_20_body"><text:span text:style-name="T7">HttpSessionListener</text:span> is a listener used to clean up memory when a HTTP session is destroyed.</text:p>
      <text:h text:style-name="Heading_20_2" text:outline-level="2">ZK Filter</text:h>
      <text:p text:style-name="Text_20_body">[Optional] Class: <text:span text:style-name="T7">org.zkoss.zk.ui.http.DHtmlLayoutFilter</text:span></text:p>
      <text:p text:style-name="Text_20_body"><text:span text:style-name="T7">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4">Not</text:span><text:span text:style-name="T5">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03">extension</text:p>
          </table:table-cell>
          <table:table-cell table:style-name="Table2.B2" office:value-type="string">
            <text:p text:style-name="Table_20_Contents">[Optional][Default: <text:span text:style-name="T7">html</text:span>]</text:p>
            <text:p text:style-name="Table_20_Contents">It specifies how to process the response generated by other servlets.</text:p>
            <text:p text:style-name="Table_20_Contents">If <text:span text:style-name="T7">html</text:span> or <text:span text:style-name="T7">zhtml</text:span>, XHTML is assumed to be the default namespace. If <text:span text:style-name="T7">xul</text:span> or <text:span text:style-name="T7">zul</text:span>, XUL is assumed to be the default namespace.</text:p>
          </table:table-cell>
        </table:table-row>
        <table:table-row>
          <table:table-cell table:style-name="Table2.A2" office:value-type="string">
            <text:p text:style-name="P103">charset</text:p>
          </table:table-cell>
          <table:table-cell table:style-name="Table2.B2" office:value-type="string">
            <text:p text:style-name="Table_20_Contents">[Optional][Default: <text:span text:style-name="T7">UTF-8</text:span>]</text:p>
            <text:p text:style-name="Table_20_Contents">It spe<text:span text:style-name="T1">cifies the default charset for the output of this filter.</text:span></text:p>
            <text:p text:style-name="P95">If an empty string is specified as follows, the container's default is used. In other words, the <text:span text:style-name="T7">setCharacterEncoding</text:span> method of <text:span text:style-name="T7">javax.servlet.ServletResponse</text:span> is not called.</text:p>
            <text:p text:style-name="Code">&lt;param-value&gt;&lt;/param-value&gt;</text:p>
          </table:table-cell>
        </table:table-row>
        <table:table-row>
          <table:table-cell table:style-name="Table2.A2" office:value-type="string">
            <text:p text:style-name="P103">com<text:span text:style-name="T1">press</text:span></text:p>
          </table:table-cell>
          <table:table-cell table:style-name="Table2.B2" office:value-type="string">
            <text:p text:style-name="P177">[Optional][Default: <text:span text:style-name="T7">true</text:span>]</text:p>
            <text:p text:style-name="Table_20_Contents">It spe<text:span text:style-name="T1">cifies whether to compress the output if the browser supports the compression (</text:span><text:span text:style-name="T8">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08" text:outline-level="2">DSP Loader</text:h>
      <text:p text:style-name="Text_20_body">[Optional] Class: <text:span text:style-name="T7">org.zkoss.web.servlet.dsp.InterpreterServlet</text:span></text:p>
      <text:p text:style-name="Text_20_body"><text:span text:style-name="T7">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110">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103">cha<text:span text:style-name="T1">rset</text:span></text:p>
          </table:table-cell>
          <table:table-cell table:style-name="Table4.B2" office:value-type="string">
            <text:p text:style-name="Table_20_Contents">[Optional][Default: <text:span text:style-name="T7">UTF-8</text:span>]</text:p>
            <text:p text:style-name="Table_20_Contents">It spe<text:span text:style-name="T1">cifies the default charset for the output of this filter.</text:span></text:p>
            <text:p text:style-name="P95">If an empty string is specified as follows, the container's default is used. In other words, the <text:span text:style-name="T7">setCharacterEncoding</text:span> method of <text:span text:style-name="T7">javax.servlet.ServletResponse</text:span> is not called.</text:p>
          </table:table-cell>
        </table:table-row>
        <table:table-row>
          <table:table-cell table:style-name="Table4.A2" office:value-type="string">
            <text:p text:style-name="P103">class-resource</text:p>
          </table:table-cell>
          <table:table-cell table:style-name="Table4.B2" office:value-type="string">
            <text:p text:style-name="Table_20_Contents">[Opt<text:span text:style-name="T1">ional][Default: false]</text:span></text:p>
            <text:p text:style-name="P95">Specifies whether to load resources, such as TLD files, from the class loader, in addition to the servlet context.</text:p>
          </table:table-cell>
        </table:table-row>
        <table:table-row>
          <table:table-cell table:style-name="Table4.A2" office:value-type="string">
            <text:p text:style-name="P103">com<text:span text:style-name="T1">press</text:span></text:p>
          </table:table-cell>
          <table:table-cell table:style-name="Table4.B2" office:value-type="string">
            <text:p text:style-name="P177">[Optional][Default: <text:span text:style-name="T7">true</text:span>]</text:p>
            <text:p text:style-name="Table_20_Contents">It spe<text:span text:style-name="T1">cifies whether to compress the output if the browser supports the compression (</text:span><text:span text:style-name="T8">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7">WEB-INF/zk.xml</text:span> is the configuration descriptor of <text:span text:style-name="T1">ZK. This file optional. If you need to configure ZK differently from the default, you could provide a file called </text:span><text:span text:style-name="T8">zk.xml</text:span><text:span text:style-name="T1"> under the </text:span><text:span text:style-name="T8">WEB-INF</text:span><text:span text:style-name="T1"> directory.</text:span></text:p>
      <text:h text:style-name="Heading_20_2" text:outline-level="2">Ove<text:span text:style-name="T1">rview</text:span></text:h>
      <text:p text:style-name="Text_20_body">The<text:span text:style-name="T1"> root element must be </text:span><text:span text:style-name="T8">&lt;zk&gt;</text:span><text:span text:style-name="T1">. Then, you could specify any combination of the following element under the root element.</text:span></text:p>
      <text:h text:style-name="Heading_20_3" text:outline-level="3">The <text:span text:style-name="T7">richlet</text:span> and <text:span text:style-name="T7">richlet-mapping</text:span> elements</text:h>
      <text:p text:style-name="P48">To declare a richlet, you have to add the <text:span text:style-name="T7">richlet</text:span> element to <text:span text:style-name="T7">zk.xml</text:span>. You could specify any number of <text:span text:style-name="T7">richlet</text:span> elements. Each of them must have two child elements, <text:span text:style-name="T7">richlet-name</text:span> and <text:span text:style-name="T7">richlet-class</text:span>, and might have any number of the <text:span text:style-name="T7">init-param</text:span> child elements.</text:p>
      <text:p text:style-name="P48">The class name specified in the <text:span text:style-name="T7">richlet-class</text:span> element must implement the <text:span text:style-name="T7">org.zkoss.zk.ui.Richlet</text:span> interface. The name and value specified in the <text:span text:style-name="T7">init-param</text:span> element can be retrieved when the <text:span text:style-name="T7">init</text:span> method of <text:span text:style-name="T7">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8">richlet-mapping</text:span><text:span text:style-name="T1">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1">The URL specified in the </text:span><text:span text:style-name="T8">url-pattern</text:span><text:span text:style-name="T1"> element must start with </text:span><text:span text:style-name="T8">/</text:span><text:span text:style-name="T1">. <text:s/>If the URI ends with </text:span><text:span text:style-name="T8">/*</text:span><text:span text:style-name="T1">, then it is matched to all request with the same prefix. To retrieve the real request, you can check the value returned by the </text:span><text:span text:style-name="T8">getRequestPath</text:span><text:span text:style-name="T1"> method of the current page.</text:span></text:p>
      <text:p text:style-name="Code_20_Indent">public void ser<text:span text:style-name="T1">vice(Page page) {</text:span></text:p>
      <text:p text:style-name="P108"><text:tab/>if ("/some/more/hi".equals(page.getRequestPath()) {</text:p>
      <text:p text:style-name="P108"><text:tab/><text:tab/>...</text:p>
      <text:p text:style-name="P108"><text:tab/>}<text:line-break/>}</text:p>
      <text:h text:style-name="Heading_20_3" text:outline-level="3">The<text:span text:style-name="T1"> </text:span><text:span text:style-name="T8">listener</text:span><text:span text:style-name="T1"> Element</text:span></text:h>
      <text:p text:style-name="P48">To declare a listener, you have to add the <text:span text:style-name="T7">listener</text:span> element to <text:span text:style-name="T7">zk.xml</text:span>. You could specify any number of <text:span text:style-name="T7">listener</text:span> elements. Each of them could have two child elements, <text:span text:style-name="T7">description</text:span> and <text:span text:style-name="T7">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8">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8">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8">prepare</text:span><text:span text:style-name="T1"> method is called in the main thread (aka., the servlet thread), before processing an event. Then, the </text:span><text:span text:style-name="T8">init</text:span><text:span text:style-name="T1"> method is called in the event processing thread.</text:span></text:p>
      <text:p text:style-name="P57">If a developer wants to prevent an event from being processed, he can throw an exception in the <text:span text:style-name="T7">prepare</text:span> method or <text:s/>the <text:span text:style-name="T7">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7">SecurityAssociation.setPrincipal</text:span> to grant permissions of a user to the event processing thread, as described in the <text:span text:style-name="T4">Initialization Before Processing Each Event</text:span> section, the <text:span text:style-name="T4">Event Listening and Processing</text:span> chapter.</text:p>
      <text:h text:style-name="Heading_20_4" text:outline-level="4">The <text:span text:style-name="T7">org.zkoss.zk.ui.event.EventThreadCleanup</text:span> interface</text:h>
      <text:p text:style-name="Text_20_body_20_indent_20_2">It is implemented by a listener class that will be used to cleanup an event processing thread, after it has processed an event.</text:p>
      <text:p text:style-name="P57">If a listener implements this interface, an instance is created, and then the <text:span text:style-name="T7">cleanup</text:span> method is called in the event processing thread after the thread processes the event. Then, the <text:span text:style-name="T7">complete</text:span> method is called in the main thread (aka., the servlet thread), after the main thread is resumed.</text:p>
      <text:p text:style-name="Tip"><text:span text:style-name="T4">Not</text:span><text:span text:style-name="T5">e</text:span><text:span text:style-name="T1">: The </text:span><text:span text:style-name="T8">complete</text:span><text:span text:style-name="T1"> method won't be called if the corresponding </text:span><text:span text:style-name="T8">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8">cleanup</text:span><text:span text:style-name="T1"> method is called after leaving the event processing thread.</text:span></text:p>
      <text:h text:style-name="Heading_20_4" text:outline-level="4">The <text:span text:style-name="T7">org.zkoss.zk.ui.event.EventThreadSuspend</text:span> interface</text:h>
      <text:p text:style-name="Text_20_body_20_indent_20_2">It is imp<text:span text:style-name="T1">lemented by a listener class that will be called before an event processing thread is going to be suspended.</text:span></text:p>
      <text:p text:style-name="P57">If a listener implements this interface, an instance is created, and then the <text:span text:style-name="T7">beforeSuspend</text:span> method, when an event processing thread is going to suspended. It executes in the event processing thread.</text:p>
      <text:p text:style-name="P57">A developer can prevent can prevent an event processing thread from being suspended by throwing an exception.</text:p>
      <text:p text:style-name="P57">A typical use of this feature is to limit the number of suspended threads.</text:p>
      <text:h text:style-name="Heading_20_4" text:outline-level="4">The <text:span text:style-name="T7">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8">beforeResume</text:span><text:span text:style-name="T1"> method is called in the main thread (aka., the servlet thread), when a suspended event thread is being resumed. Then, the </text:span><text:span text:style-name="T8">afterResume</text:span><text:span text:style-name="T1"> method is called in the event processing thread after the thread is resumed successfully.</text:span></text:p>
      <text:p text:style-name="P57">If a developer wants to prevent an event from being resumed, he can throw an exception in the <text:span text:style-name="T7">beforeResume</text:span> method.</text:p>
      <text:p text:style-name="P57">Notice that <text:span text:style-name="T7">beforeResume</text:span> executes in the main thread, so it shares the same thread-local storage with the main thread. On the other hand, <text:span text:style-name="T7">afterResume</text:span> executes in the event processing thread, so it shares the same thread-local storage with the event thread (and application event listeners).</text:p>
      <text:p text:style-name="P57">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7">abortResume</text:span> method is called in the main thread.</text:p>
      <text:p text:style-name="Tip"><text:span text:style-name="T5">Note</text:span>: If a suspended event thread is aborted, none of the <text:span text:style-name="T7">beforeResume</text:span> and <text:span text:style-name="T7">afterResume</text:span> is called. Moreover<text:span text:style-name="T1">, the </text:span><text:span text:style-name="T8">cleanup</text:span><text:span text:style-name="T1"> and </text:span><text:span text:style-name="T8">complete</text:span><text:span text:style-name="T1"> methods of </text:span><text:span text:style-name="T8">EventThreadCleanup</text:span><text:span text:style-name="T1"> won't be called, either. Thus, you have to handle all necessary cleanups in </text:span><text:span text:style-name="T8">abortResume</text:span><text:span text:style-name="T1">.</text:span></text:p>
      <text:h text:style-name="Heading_20_4" text:outline-level="4">The <text:span text:style-name="T7">org</text:span><text:span text:style-name="T8">.zkoss.zk.ui.util.EventInterceptor</text:span><text:span text:style-name="T1"> interface</text:span></text:h>
      <text:p text:style-name="P57">It is implemented by a listener class that will be used to intercept when an event is sent, posted and processed.</text:p>
      <text:p text:style-name="P57">Like other configurations, the event interceptors registered here are application-wide. It means they will intercept all events for the whole application. If you want to intercept events only for a particular desktop, use the <text:span text:style-name="T7">addEventInterceptor</text:span> method of the <text:span text:style-name="T7">org.zkoss.zk.ui.Desktop</text:span> interface.</text:p>
      <text:h text:style-name="Heading_20_4" text:outline-level="4">The <text:span text:style-name="T7">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7">init</text:span> method of this interface such that developers could plug the application-specific codes to initialize the application.</text:p>
      <text:h text:style-name="Heading_20_4" text:outline-level="4">The <text:span text:style-name="T7">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7">cleanup</text:span> method of this interface such that developers could plug the application-specific codes to cleanup the application.</text:p>
      <text:h text:style-name="Heading_20_4" text:outline-level="4">The <text:span text:style-name="T7">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7">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8">init</text:span><text:span text:style-name="T1"> method.</text:span></text:p>
      <text:h text:style-name="Heading_20_4" text:outline-level="4">The <text:span text:style-name="T7">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7">cleanup</text:span> method of this interface such that developers could plug the application-specific codes to cleanup a session.</text:p>
      <text:h text:style-name="Heading_20_4" text:outline-level="4">The <text:span text:style-name="T7">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7">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8">init</text:span><text:span text:style-name="T1"> method.</text:span></text:p>
      <text:h text:style-name="Heading_20_4" text:outline-level="4">The <text:span text:style-name="T7">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7">cleanup</text:span> method of this interface such that developers could plug the application-specific codes to cleanup a desktop.</text:p>
      <text:h text:style-name="Heading_20_4" text:outline-level="4">The <text:span text:style-name="T7">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7">init</text:span> method of this interface such that developers could plug the application-specific codes to initialize an execution.</text:p>
      <text:p text:style-name="Tip"><text:span text:style-name="T4">Tip</text:span>: Executions might be stacked. To know whether it is the first exe<text:span text:style-name="T1">cution since a (Servlet) request is processed, you can check whether the </text:span><text:span text:style-name="T8">parent</text:span><text:span text:style-name="T1"> argument is </text:span><text:span text:style-name="T8">null</text:span><text:span text:style-name="T1">.</text:span></text:p>
      <text:p text:style-name="Text_20_body_20_indent_20_2">A dev<text:span text:style-name="T1">eloper can prevent an execution from being created by throwing an exception in the </text:span><text:span text:style-name="T8">init</text:span><text:span text:style-name="T1"> method.</text:span></text:p>
      <text:h text:style-name="Heading_20_4" text:outline-level="4">The <text:span text:style-name="T7">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7">cleanup</text:span> method of this interface such that developers could plug the application-specific codes to cleanup an execution.</text:p>
      <text:h text:style-name="Heading_20_4" text:outline-level="4">The <text:span text:style-name="T7">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7">request</text:span> method is invoked, each time the application wants to ret<text:span text:style-name="T1">rieve the page definition of</text:span> a page based on an URI<text:span text:style-name="T1">.</text:span></text:p>
      <text:p text:style-name="P57">A typical use of this interface is to ensure the current user has the authority to access the certain URI.</text:p>
      <text:p text:style-name="P57">You can register any number of URI interceptors (<text:span text:style-name="T7">URIInterceptor</text:span>).</text:p>
      <text:p text:style-name="P57">Note:</text:p>
      <text:list text:style-name="L10">
        <text:list-item>
          <text:p text:style-name="P336">Unlike <text:span text:style-name="T7">ExecutionInit</text:span> and many other listeners, an instance of the registered <text:span text:style-name="T7">URIInterceptor</text:span> is created at the time of registration, and then it is shared by the whole application. Thus, you have to make sure it can be accessed concurrently.</text:p>
        </text:list-item>
      </text:list>
      <text:h text:style-name="Heading_20_4" text:outline-level="4">The <text:span text:style-name="T7">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7">request</text:span> method is invoked, each time a request is received by ZK Loader or ZK Update Engine<text:span text:style-name="T1">.</text:span></text:p>
      <text:p text:style-name="P57">A typical use of this interface is to determine the locale and/or time zone of the request. Refer to the <text:span text:style-name="T4">Developer's Guide</text:span> for more information.</text:p>
      <text:p text:style-name="P57">You can register any number of the request interceptors (<text:span text:style-name="T7">RequestInterceptor</text:span>).</text:p>
      <text:p text:style-name="P57">Note:</text:p>
      <text:list text:style-name="L10">
        <text:list-item text:start-value="1">
          <text:p text:style-name="P336">Unlike <text:span text:style-name="T7">ExecutionInit</text:span> and many other listeners, an instance of the registered <text:span text:style-name="T7">RequestInterceptor</text:span> is created at the time of registration, and then it is shared by the whole application. Thus, you have to make sure it can be accessed concurrently.</text:p>
        </text:list-item>
        <text:list-item>
          <text:p text:style-name="P336">The request parameters will be parsed with the proper locale and character encoding, after the <text:span text:style-name="T7">request</text:span> method is called. It is not recommended to call the <text:span text:style-name="T7">getParameter</text:span> or <text:span text:style-name="T7">getParameterValues</text:span> methods (of <text:span text:style-name="T7">javax.servlet.ServletRequest</text:span>) in this method.</text:p>
        </text:list-item>
      </text:list>
      <text:h text:style-name="Heading_20_4" text:outline-level="4">The <text:span text:style-name="T7">org.zkoss.zk.ui.util.PerformanceMeter</text:span> int<text:span text:style-name="T1">erface</text:span></text:h>
      <text:p text:style-name="P57">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7">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7">org.zkoss.zk.ui.util.Statistic</text:span>, which accumulates the statistic data in the memory. It is a good starting point to understand the load of your ZK application.</text:p>
      <text:h text:style-name="Heading_20_3" text:outline-level="3">The <text:span text:style-name="T7">log</text:span> Element</text:h>
      <text:p text:style-name="Text_20_body_20_indent">By def<text:span text:style-name="T1">ault, ZK's logger depends on how the Web server is configured. However, you could configure ZK to load and monitor i3-log.conf as described in the </text:span><text:span text:style-name="T5">Logger</text:span><text:span text:style-name="T1"> section of the </text:span><text:span text:style-name="T5">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P108">&lt;/log&gt;</text:p>
      <text:p text:style-name="Text_20_body_20_indent">where an emp<text:span text:style-name="T1">ty string means all packages, not just </text:span><text:span text:style-name="T8">org.zkoss</text:span><text:span text:style-name="T1"> in the previous example.</text:span></text:p>
      <text:h text:style-name="Heading_20_3" text:outline-level="3">The <text:span text:style-name="T7">client-config</text:span> Element</text:h>
      <text:p text:style-name="Text_20_body_20_indent"><text:span text:style-name="T1">It is used to customize the behavior of the ZK Client Engine. You might have multiple </text:span><text:span text:style-name="T8">client-config</text:span><text:span text:style-name="T1"> elements in one </text:span><text:span text:style-name="T8">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7">disable-behind-modal</text:span> Element</text:h>
      <text:p text:style-name="Text_20_body_20_indent_20_2">[Def<text:span text:style-name="T1">ault: </text:span><text:span text:style-name="T8">true</text:span><text:span text:style-name="T1">]</text:span></text:p>
      <text:p text:style-name="P57">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105" text:outline-level="4">The <text:span text:style-name="T7">error-reload</text:span> Element</text:h>
      <text:p text:style-name="P57">[Default: <text:span text:style-name="T42">reload if 301, 402 or 403; show an error message, otherwise</text:span><text:span text:style-name="T45">]</text:span></text:p>
      <text:p text:style-name="P58">It specifies what URI to redirect the browser to. For example, if you prefer to redirect to the login page, say, <text:span text:style-name="T7">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8">reload-uri</text:span><text:span text:style-name="T1"> is empty, the browser simply reloads the same page again.</text:span></text:p>
      <text:p text:style-name="Code_20_Indent_20_2">&lt;reload-uri&gt;&lt;/reload-uri&gt;</text:p>
      <text:p text:style-name="P57">If you want to show an error message instead, specify <text:span text:style-name="T7">false</text:span>.</text:p>
      <text:p text:style-name="Code_20_Indent_20_2">&lt;reload-uri&gt;false&lt;/reload-uri&gt;</text:p>
      <text:h text:style-name="Heading_20_4" text:outline-level="4">The <text:span text:style-name="T7">keep-across-visits</text:span> Element</text:h>
      <text:p text:style-name="P57">[Default: <text:span text:style-name="T7">false</text:span><text:note text:id="ftn8" text:note-class="footnote"><text:note-citation>8</text:note-citation><text:note-body><text:p text:style-name="P178">Exception: the Opera browser.</text:p></text:note-body></text:note>]</text:p>
      <text:p text:style-name="P57">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8">keep-across-visits</text:span><text:span text:style-name="T1"> with </text:span><text:span text:style-name="T8">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105" text:outline-level="4">The <text:span text:style-name="T7">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105" text:outline-level="4">The <text:span text:style-name="T7">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7">desktop-config</text:span> Element</text:h>
      <text:p text:style-name="Text_20_body_20_indent"><text:span text:style-name="T1">It is used to customize how ZK handles desktops. You might have multiple </text:span><text:span text:style-name="T8">desktop-config</text:span><text:span text:style-name="T1"> elements in one </text:span><text:span text:style-name="T8">zk.xml</text:span><text:span text:style-name="T1">.</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1"> </text:span><text:span text:style-name="T8">desktop-timeout</text:span><text:span text:style-name="T1"> Element</text:span></text:h>
      <text:p text:style-name="Text_20_body_20_indent_20_2">[Default: 3600]</text:p>
      <text:p text:style-name="Text_20_body_20_indent_20_2"><text:span text:style-name="T45">It specifies the time, in</text:span> seconds, between client requests before a desktop is invalidated. A negative time indicates the des<text:span text:style-name="T1">ktop</text:span> should never timeout.</text:p>
      <text:h text:style-name="Heading_20_4" text:outline-level="4">The <text:span text:style-name="T7">disable-theme-uri</text:span> Element</text:h>
      <text:p text:style-name="Text_20_body_20_indent_20_2">[Def<text:span text:style-name="T1">ault: </text:span><text:span text:style-name="T43">none</text:span><text:span text:style-name="T1">]</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1"> </text:span><text:span text:style-name="T8">theme-uri</text:span><text:span text:style-name="T1"> element to replace the default theme. Refer to the </text:span><text:span text:style-name="T5">Themes</text:span><text:span text:style-name="T1"> section of the </text:span><text:span text:style-name="T5">Internationalization</text:span><text:span text:style-name="T1"> chapter in the </text:span><text:span text:style-name="T5">Developer's Guide</text:span><text:span text:style-name="T1"> for details.</text:span></text:p>
      <text:h text:style-name="P105" text:outline-level="4">The <text:span text:style-name="T7">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7">theme-uri</text:span> Element</text:h>
      <text:p text:style-name="Text_20_body_20_indent_20_2">[Def<text:span text:style-name="T1">ault: </text:span><text:span text:style-name="T43">none</text:span><text:span text:style-name="T47">]</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48">Browser and Locale Dependent URI</text:span><text:span text:style-name="T1"> section in the </text:span><text:span text:style-name="T48">Internationalization</text:span><text:span text:style-name="T1"> chapter for details.</text:span></text:p>
      <text:p text:style-name="P57">You can specify any number of <text:span text:style-name="T7">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1">lace a default theme, you have to use </text:span><text:span text:style-name="T8">theme-uri</text:span><text:span text:style-name="T1"> with </text:span><text:span text:style-name="T8">disable-theme-uri</text:span><text:span text:style-name="T1">. Refer to the </text:span><text:span text:style-name="T5">Themes</text:span><text:span text:style-name="T1"> section of the </text:span><text:span text:style-name="T5">Internationalization</text:span><text:span text:style-name="T1"> chapter in the </text:span><text:span text:style-name="T5">Developer's Guide</text:span><text:span text:style-name="T1"> for details.</text:span></text:p>
      <text:p text:style-name="Text_20_body_20_indent_20_2">Notice:</text:p>
      <text:list text:style-name="L11">
        <text:list-item>
          <text:p text:style-name="P349">All style sheets defined in <text:span text:style-name="T7">lang.xml</text:span> and <text:span text:style-name="T7">lang-addon.xml</text:span> are loaded, no matter this par<text:span text:style-name="T1">ameter is defined or not. It is convenient for developers to override certain styles.</text:span></text:p>
        </text:list-item>
        <text:list-item>
          <text:p text:style-name="P349">Each JAR could specify a <text:span text:style-name="T7">lang-addon.xml</text:span> file (under the <text:span text:style-name="T7">metainfo/zk</text:span> directory), so you could specify style sheets there if you have more than one style sheets.</text:p>
        </text:list-item>
        <text:list-item>
          <text:p text:style-name="P349"><text:span text:style-name="T1">Y</text:span>ou could specify extra CSS files for individual ZUML pages by use of the <text:span text:style-name="T7">style</text:span> component. Ref<text:span text:style-name="T1">er to the </text:span><text:span text:style-name="T5">ZUML with the XUL Component Set</text:span><text:span text:style-name="T1"> chapter.</text:span></text:p>
        </text:list-item>
      </text:list>
      <text:h text:style-name="Heading_20_4" text:outline-level="4">The <text:span text:style-name="T7">theme-provider-class</text:span> Element</text:h>
      <text:p text:style-name="Text_20_body_20_indent_20_2">[Def<text:span text:style-name="T1">ault: </text:span><text:span text:style-name="T43">none</text:span><text:span text:style-name="T47">]</text:span></text:p>
      <text:p text:style-name="Text_20_body_20_indent_20_2">It specifies the class to provide the theme (aka., a style sheet file) URI dynamically. If you want to det<text:span text:style-name="T1">ermine the theme based on the current user, cookie or locale. You can implement a class with the </text:span><text:span text:style-name="T8">org.zkoss.zk.ui.util.ThemeProvider</text:span><text:span text:style-name="T1"> interface, and specify it with the </text:span><text:span text:style-name="T8">theme-provider-class</text:span><text:span text:style-name="T1"> element. <text:s/>Then, an instance of the class will be created, and it is called each time a desktop is rendered to the client to determine the theme URI.</text:span></text:p>
      <text:p text:style-name="Text_20_body_20_indent_20_2"><text:span text:style-name="T1">Notice that the theme provider is called with all theme URIs that shall be generated (including what are specified in </text:span><text:span text:style-name="T8">theme-uri</text:span><text:span text:style-name="T1"> and excluding what are specified in </text:span><text:span text:style-name="T8">disable-theme-uri</text:span><text:span text:style-name="T1">). And, only the return collection of URIs are actually generated. In other words, the theme provider has the highest priority.</text:span></text:p>
      <text:h text:style-name="Heading_20_3" text:outline-level="3">The <text:span text:style-name="T7">xel-config </text:span>Element</text:h>
      <text:p text:style-name="P48">The allowed child elements include <text:span text:style-name="T7">evaluator-class</text:span>. At most one <text:span text:style-name="T7">xel-config</text:span> element is allowed for each <text:span text:style-name="T7">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7">evaluator-class</text:span> Element</text:h>
      <text:p text:style-name="Text_20_body_20_indent_20_2">[Def<text:span text:style-name="T1">ault: <text:s/></text:span><text:span text:style-name="T8">org.zkoss.xel.el.ELFactory</text:span><text:span text:style-name="T32">]</text:span></text:p>
      <text:p text:style-name="Text_20_body_20_indent_20_2">It specifies the class used to evaluate XEL (Extensible Expression Language) expressions. The spe<text:span text:style-name="T1">cified class must implement the </text:span><text:span text:style-name="T8">org.zkoss.xel.ExpressionFactory</text:span><text:span text:style-name="T1"> interface.</text:span></text:p>
      <text:p text:style-name="Text_20_body_20_indent_20_2">If not specified, ZK uses the XEL implementation from ZK Commons EL (<text:span text:style-name="T7">zcommons-el.jar</text:span>), which is a performance-enhanced version of Apache Commons EL.</text:p>
      <text:p text:style-name="Text_20_body_20_indent_20_2">If your Web server uses another implementation, you can do one of the following:</text:p>
      <text:list text:style-name="L12">
        <text:list-item>
          <text:p text:style-name="P352">If you pre<text:span text:style-name="T1">fer the implementation based on</text:span> Apache JSP 2.1 EL<text:span text:style-name="T1">, you have to specify </text:span><text:span text:style-name="T34">the </text:span><text:span text:style-name="T10">org.zkoss.xel.el21.ApacheELFactory</text:span><text:span text:style-name="T1"> class. If the Web server doesn't support Apache JSP 2.1 EL, you have to copy</text:span> <text:span text:style-name="T7">el-api.jar</text:span> (JSP 2.1 API<text:note text:id="ftn10" text:note-class="footnote"><text:note-citation>10</text:note-citation><text:note-body><text:p text:style-name="Footnote">Required only if you are using the Web server that supports only JSP 2.0.</text:p></text:note-body></text:note>) and <text:span text:style-name="T7">jasper-el.jar</text:span> (Apache's implementation) to your Web application.</text:p>
        </text:list-item>
        <text:list-item>
          <text:p text:style-name="P339">If you prefer the implementation based on Apache Commons EL (JSP 2.0 EL), you have to specify the <text:span text:style-name="T7">or.zkoss.xel.el.ApacheELFactory</text:span> class. If the Web server doesn't support Apache Commons EL, you have to copy <text:span text:style-name="T7">commons-el.jar</text:span> to your Web application.</text:p>
        </text:list-item>
        <text:list-item>
          <text:p text:style-name="P339">If you want a different implementation, you can extend from <text:span text:style-name="T7">org.zkoss.xel.el.ELFactory</text:span> or <text:span text:style-name="T7">org.zkoss.xel.el21.ApacheELFactory</text:span> by simply overriding <text:s/>the <text:span text:style-name="T7">newExpressionEvaluator</text:span> method. Of course, if you prefer, you can implement the <text:span text:style-name="T7">org.zkoss.xel.ExpressionFactory</text:span> interface directly.</text:p>
        </text:list-item>
      </text:list>
      <text:h text:style-name="Heading_20_3" text:outline-level="3">The <text:span text:style-name="T7">language-config</text:span> Element</text:h>
      <text:p text:style-name="Text_20_body_20_indent">The<text:span text:style-name="T1"> allowed child elements include </text:span><text:span text:style-name="T8">addon-uri</text:span><text:span text:style-name="T1">. You might have multiple </text:span><text:span text:style-name="T8">language-config</text:span><text:span text:style-name="T1"> elements in one </text:span><text:span text:style-name="T8">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37">Not</text:span><text:span text:style-name="T138">e:</text:span><text:span text:style-name="T1"> Unlike most other configurations defined in </text:span><text:span text:style-name="T8">WEB-INF/zk.xml</text:span><text:span text:style-name="T1">, the definitions defined in language addons are applied to all Web applications sharing the same </text:span><text:span text:style-name="T8">zk.jar</text:span><text:span text:style-name="T1">.</text:span></text:p>
      <text:p text:style-name="P179">In other words, the definitions in language addons are visible to all Web applications sharing the same <text:span text:style-name="T7">zk.jar</text:span>. Furthermore, it may cause errors in another Web application, if the classes or resources are available only in the Web application defining this.</text:p>
      <text:p text:style-name="P179">Thus, if it is an issue, just put <text:span text:style-name="T7">zk.jar</text:span> and relevant ZK libraries under the <text:span text:style-name="T7">WEB-INF/lib</text:span> directory.</text:p>
      <text:h text:style-name="Heading_20_4" text:outline-level="4">The<text:span text:style-name="T1"> </text:span><text:span text:style-name="T8">addon-uri</text:span><text:span text:style-name="T1"> Element</text:span></text:h>
      <text:p text:style-name="P57">[Default: <text:span text:style-name="T42">none</text:span><text:span text:style-name="T45">]</text:span></text:p>
      <text:p text:style-name="Text_20_body_20_indent_20_2">It specifies the URI of language add-on definitions. To spe<text:span text:style-name="T1">cify</text:span> more than one URIs, you have to define them with multiple <text:span text:style-name="T7">addon-uri</text:span>.</text:p>
      <text:p text:style-name="Text_20_body_20_indent_20_2">A language addon is used to add new components and override the definitions of existent components. Refer to <text:span text:style-name="T4">the Component Development Guide</text:span>.</text:p>
      <text:h text:style-name="Heading_20_3" text:outline-level="3">The<text:span text:style-name="T1"> </text:span><text:span text:style-name="T8">session-config</text:span><text:span text:style-name="T1"> Element</text:span></text:h>
      <text:p text:style-name="P48">The allowed child elements include <text:span text:style-name="T7">session-timeout</text:span> and <text:span text:style-name="T7">max-desktops-per-session</text:span>. You might have multiple <text:span text:style-name="T7">session-config</text:span> elements in one <text:span text:style-name="T7">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7">session-timeout</text:span> Element</text:h>
      <text:p text:style-name="Text_20_body_20_indent_20_2">[Default: 0 <text:span text:style-name="T42">(depending on the Web server)</text:span><text:span text:style-name="T45">]</text:span></text:p>
      <text:p text:style-name="Text_20_body_20_indent_20_2"><text:span text:style-name="T45">It spe</text:span><text:span text:style-name="T47">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8">web.xml</text:span><text:span text:style-name="T1">).</text:span></text:p>
      <text:h text:style-name="Heading_20_4" text:outline-level="4">The <text:span text:style-name="T7">timer-keep-alive</text:span> Element</text:h>
      <text:p text:style-name="Text_20_body_20_indent_20_2">[Default: false<text:span text:style-name="T45">]</text:span></text:p>
      <text:p text:style-name="Text_20_body_20_indent_20_2"><text:span text:style-name="T45">It spe</text:span><text:span text:style-name="T47">cifies whether to keep the session alive, when receiving the </text:span><text:span text:style-name="T11">onTimer</text:span><text:span text:style-name="T47"> event</text:span><text:span text:style-name="T1">.</text:span></text:p>
      <text:p text:style-name="P57">A session is considered as timeout (and then invalidated), if it doesn't receive any client request in the specified timeout interval (see the <text:span text:style-name="T4">session-timeout</text:span> element above).</text:p>
      <text:p text:style-name="P57">By setting this option to true, the <text:span text:style-name="T7">onTimer</text:span> event, just like any other events, will reset the session timeout counter (and then keep the session alive until timeout). Notice that, if this option is false and the timer is shorter than the session timeout, the session won't be expired.</text:p>
      <text:p text:style-name="P57">By default, this option is false. It means the <text:span text:style-name="T7">onTimer</text:span> event is ignored when handling the session timeout. In other words, the session will expire if no other event is received before timeout.</text:p>
      <text:h text:style-name="Heading_20_4" text:outline-level="4">The <text:span text:style-name="T7">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4">Not</text:span><text:span text:style-name="T5">e</text:span><text:span text:style-name="T1">: If you use </text:span><text:span text:style-name="T8">org.zkoss.zk.ui.impl.GlobalDesktopCacheProvider</text:span><text:span text:style-name="T1">, then you have to make this number much larger since it means the maximal allowed number of deskoper </text:span><text:span text:style-name="T43">per system</text:span><text:span text:style-name="T1">.</text:span></text:p>
      <text:h text:style-name="Heading_20_3" text:outline-level="3">The <text:span text:style-name="T7">system-config</text:span> Element</text:h>
      <text:p text:style-name="P48">You might have multiple <text:span text:style-name="T7">system-config</text:span> elements in one <text:span text:style-name="T7">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1"> </text:span><text:span text:style-name="T8">cache-provider-class</text:span><text:span text:style-name="T1"> Element</text:span></text:h>
      <text:p text:style-name="P57">[Default: <text:span text:style-name="T7">org.zkoss.zk.ui.impl.SessionDesktopCacheProvider</text:span>]</text:p>
      <text:p text:style-name="P57">It specifies which class used to implement the desktop cache. The class must have a default constructor (without any argument), and implement the <text:span text:style-name="T7">org.zkoss.zk.ui.sys.DesktopCacheProvider</text:span> interface.</text:p>
      <text:p text:style-name="P57">One instance of the cache provider is created and shared for each Web application, so you have to synchronize the access properly.</text:p>
      <text:p text:style-name="P57">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81">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80">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95">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8">disable-event-thread</text:span><text:span text:style-name="T1"> Element</text:span></text:h>
      <text:p text:style-name="P57">[Default: false (enabled)]</text:p>
      <text:p text:style-name="P57">It specifies whether to disable the use of the event processing thread. If disabled, no event processing thread will be used at all. In other words, all events are processed in the Servlet thread directly.</text:p>
      <text:h text:style-name="P105" text:outline-level="4">The <text:span text:style-name="T7">engine-class</text:span> Element</text:h>
      <text:p text:style-name="P57">[Default: <text:span text:style-name="T7">org.zkoss.zk.ui.impl.UiEngineImpl</text:span>]</text:p>
      <text:p text:style-name="P57">It specifies which class used to implement the UI Engine. The class must have a default constructor (without any argument), and implement the <text:span text:style-name="T7">org.zkoss.zk.ui.sys.UiEngine</text:span> interface.</text:p>
      <text:p text:style-name="P57">One instance of the UI engine is created and shared for each Web application, so you have to synchronize the access properly.</text:p>
      <text:h text:style-name="Heading_20_4" text:outline-level="4">The<text:span text:style-name="T1"> </text:span><text:span text:style-name="T8">failover-manager-class</text:span><text:span text:style-name="T1"> Element</text:span></text:h>
      <text:p text:style-name="P57">[Default: <text:span text:style-name="T42">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8">org.zkoss.zk.ui.sys.FailoverManager</text:span><text:span text:style-name="T1"> interface.</text:span></text:p>
      <text:p text:style-name="P57">In most cases, you don't need to provide any implementation. Rather, you can let Web servers to handle failover and clustering for you by specifying the <text:span text:style-name="T7">org.zkoss.zk.ui.http.SerializableUiFactory</text:span> class in the <text:span text:style-name="T7">ui-factory-class</text:span> element as described above.</text:p>
      <text:h text:style-name="P105" text:outline-level="4">The <text:span text:style-name="T7">id-generator-class</text:span> Element</text:h>
      <text:p text:style-name="P57">[Default: <text:span text:style-name="T42">none</text:span>]</text:p>
      <text:p text:style-name="P57">It specifies which class used to generate UUID of page and components, and ID of desktops. The class must have a default constructor (without any argument), and implement the <text:span text:style-name="T7">org.zkoss.zk.ui.sys.IdGenerator</text:span> interface.</text:p>
      <text:p text:style-name="P57">One instance of the ID generator is created and shared for each Web application, so you have to synchronize the access properly.</text:p>
      <text:p text:style-name="P57">If no ID generator is specified, the default ID generation algorithm will be used.</text:p>
      <text:h text:style-name="Heading_20_4" text:outline-level="4">The<text:span text:style-name="T1"> </text:span><text:span text:style-name="T8">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57">A negative value indicates there is no limit. Zero means no pool at all.</text:p>
      <text:h text:style-name="Heading_20_4" text:outline-level="4">The<text:span text:style-name="T1"> </text:span><text:span text:style-name="T8">max-suspended-threads</text:span><text:span text:style-name="T1"> Element</text:span></text:h>
      <text:p text:style-name="Text_20_body_20_indent_20_2">[Default: -1 <text:span text:style-name="T42">(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57">An instance of <text:span text:style-name="T7">org.zkoss.zk.ui.TooManySuspendedException</text:span> is thrown, if an event processing thread is going to suspend and the number of suspended threads exceeds the number specified here. You can use the <text:span text:style-name="T7">error-page</text:span> element to control how to display this error, or catch the exception and handle it in a different way.</text:p>
      <text:h text:style-name="Heading_20_4" text:outline-level="4">The<text:span text:style-name="T1"> </text:span><text:span text:style-name="T8">max-upload-size</text:span><text:span text:style-name="T1"> Element</text:span></text:h>
      <text:p text:style-name="P57">[Default: 5120]</text:p>
      <text:p text:style-name="P57">It specifies the maximal allowed size, in kilobytes, to upload a file from the client. A negative value indicates there is no limit.</text:p>
      <text:h text:style-name="Heading_20_4" text:outline-level="4">The<text:span text:style-name="T1"> </text:span><text:span text:style-name="T8">max-process-time</text:span><text:span text:style-name="T1"> Element</text:span></text:h>
      <text:p text:style-name="P57">[Default: 3000]</text:p>
      <text:p text:style-name="P57">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7">response-charset</text:span> Element</text:h>
      <text:p text:style-name="Text_20_body_20_indent_20_2">[Def<text:span text:style-name="T1">ault: UTF-8]</text:span></text:p>
      <text:p text:style-name="P57">It specifies the charset for the rendering result of a ZUML page. In other words, it is used to load the ZUML page by the ZK Loader (i.e., DHtmlLayoutServlet).</text:p>
      <text:p text:style-name="P57">If you want to use the container's default value, you can specify an empty string as follows.</text:p>
      <text:p text:style-name="Code_20_Indent_20_2">&lt;response-charset&gt;&lt;/response-charset&gt;</text:p>
      <text:h text:style-name="Heading_20_4" text:outline-level="4">The<text:span text:style-name="T1"> </text:span><text:span text:style-name="T8">upload-charset</text:span><text:span text:style-name="T1"> Element</text:span></text:h>
      <text:p text:style-name="P57">[Default: UTF-8]</text:p>
      <text:p text:style-name="P57">It specifies the charset (aka., encoding) for the uploaded text files if no charset is specified with the content type.</text:p>
      <text:p text:style-name="P57">If the uploaded file is binary, there is no encoding issue at all.</text:p>
      <text:p text:style-name="P57">Note: the <text:span text:style-name="T7">upload-charset-finder-class</text:span> element, see blow, has the higher priority.</text:p>
      <text:h text:style-name="Heading_20_4" text:outline-level="4">The<text:span text:style-name="T1"> </text:span><text:span text:style-name="T8">upload-charset-finder-class</text:span><text:span text:style-name="T1"> Element</text:span></text:h>
      <text:p text:style-name="P57">[Default: null]</text:p>
      <text:p text:style-name="P57">It specifies the finder that determines charset (aka.., encoding) for the uploaded text files if no charset is specified with the content type.</text:p>
      <text:p text:style-name="P57">If the uploaded file is binary, there is no encoding issue at all.</text:p>
      <text:p text:style-name="P57">The finder must implement the <text:span text:style-name="T7">org.zkoss.zk.ui.util.CharsetFinder</text:span> interface. Then, when a text file is uploaded, the <text:span text:style-name="T7">getCharset</text:span> method is called and it can determines the encoding based on the content type and/or the content of the uploaded file.</text:p>
      <text:p text:style-name="P57">Note: it has the higher priority than the <text:span text:style-name="T7">upload-charset</text:span> element, see above.</text:p>
      <text:h text:style-name="Heading_20_4" text:outline-level="4">The<text:span text:style-name="T1"> </text:span><text:span text:style-name="T8">ui-factory-class</text:span><text:span text:style-name="T1"> Element</text:span></text:h>
      <text:p text:style-name="P57">[Default: <text:span text:style-name="T7">org.zkoss.zk.ui.http.SimpleUiFactory</text:span>]</text:p>
      <text:p text:style-name="P57">It specifies which class used to create desktops and pages, and to convert URL to a page definition. The class must have a default constructor (without any argument), and implement the <text:span text:style-name="T7">org.zkoss.zk.ui.sys.UiFactory</text:span> interface.</text:p>
      <text:p text:style-name="P57">One instance of the UI factory is created and shared for each Web application, so you have to synchronize the access properly.</text:p>
      <text:p text:style-name="P57">A common use is to load page definitions and other UI information from the database, rather than from the resources of the Web application.</text:p>
      <text:p text:style-name="P57">In addition, you might use it to implement a controller in a MVC model, such that it creates the correct desktop based on the request URL.</text:p>
      <text:p text:style-name="P57">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81">org.zkoss.zk.ui.http.<text:line-break/>SimpleUiFactory</text:p>
          </table:table-cell>
          <table:table-cell table:style-name="Table33.B2" office:value-type="string">
            <text:p text:style-name="P95">The default UI factory. The sessions generated by this factory is <text:span text:style-name="T42">not</text:span> serializable</text:p>
          </table:table-cell>
        </table:table-row>
        <table:table-row>
          <table:table-cell table:style-name="Table33.A2" office:value-type="string">
            <text:p text:style-name="P80">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8">web-app-class</text:span><text:span text:style-name="T1"> Element</text:span></text:h>
      <text:p text:style-name="P57">[Default: <text:span text:style-name="T7">org.zkoss.zk.ui.http.SimpleWebApp</text:span>]</text:p>
      <text:p text:style-name="P57">It specifies which class used to implement the Web application. The class must have a default constructor (without any argument), and implement both the <text:span text:style-name="T7">org.zkoss.zk.ui.WebApp</text:span> and <text:span text:style-name="T7">org.zkoss.zk.ui.sys.WebAppCtrl</text:span> interfaces. Instead of implementing from scratch, you can extend it from the <text:span text:style-name="T7">org.zkoss.zk.ui.impl.AbstractWebApp</text:span> or <text:span text:style-name="T7">org.zkoss.zk.ui.http.SimpleWebApp</text:span> classes.</text:p>
      <text:h text:style-name="Heading_20_3" text:outline-level="3">The <text:span text:style-name="T7">zscript-config</text:span> Element</text:h>
      <text:p text:style-name="Text_20_body_20_indent"><text:span text:style-name="T1">It configures the interpreters to interpret the zscript codes. The allowed child element is </text:span><text:span text:style-name="T8">language-name</text:span><text:span text:style-name="T1"> and </text:span><text:span text:style-name="T8">interpreter-class</text:span><text:span text:style-name="T1">. You might have multiple </text:span><text:span text:style-name="T8">zscript-config</text:span><text:span text:style-name="T1"> elements in one </text:span><text:span text:style-name="T8">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137">Not</text:span><text:span text:style-name="T138">e:</text:span><text:span text:style-name="T1"> Unlike most other configurations defined in </text:span><text:span text:style-name="T8">WEB-INF/zk.xml</text:span><text:span text:style-name="T1">, the definitions defined in </text:span><text:span text:style-name="T8">zscript-config</text:span><text:span text:style-name="T1"> are applied to all Web applications sharing the same </text:span><text:span text:style-name="T8">zk.jar</text:span><text:span text:style-name="T1">.</text:span></text:p>
      <text:p text:style-name="P179">In other words, the scripting language defined here are visible to all Web applications sharing the same <text:span text:style-name="T7">zk.jar</text:span>. Furthermore, it may cause errors in another Web application, if the classes or resources are available only in the Web application defining this.</text:p>
      <text:p text:style-name="P179">Thus, if it is an issue, just put <text:span text:style-name="T7">zk.jar</text:span> and relevant ZK libraries under the <text:span text:style-name="T7">WEB-INF/lib</text:span> directory.</text:p>
      <text:h text:style-name="Heading_20_4" text:outline-level="4">The<text:span text:style-name="T1"> </text:span><text:span text:style-name="T8">language-name</text:span><text:span text:style-name="T1"> Element</text:span></text:h>
      <text:p text:style-name="P57">[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7">int</text:span><text:span text:style-name="T8">erpreter-class</text:span><text:span text:style-name="T1"> Element</text:span></text:h>
      <text:p text:style-name="P57">[Required]</text:p>
      <text:p text:style-name="P57">It specifies the implementation class. It must implement the <text:span text:style-name="T7">org.zkoss.zk.scripting.Interpreter</text:span> interface. Instead of implementing it from scratch, you can derive from the <text:span text:style-name="T7">org.zkoss.zk.scripting.util.GenericInterpreter</text:span> class. If you want to support the hierarchical scopes (i.e., one interpreter scope per namespace), it can also implement the <text:span text:style-name="T7">org.zkoss.zk.scripting.HierachicalAware</text:span> interface.</text:p>
      <text:h text:style-name="Heading_20_3" text:outline-level="3">The <text:span text:style-name="T7">device-config</text:span> Element</text:h>
      <text:p text:style-name="Text_20_body_20_indent"><text:span text:style-name="T1">It specifies a device. A device represents a client. Different clients have different implementation. Currently there are two types: </text:span><text:span text:style-name="T8">ajax</text:span><text:span text:style-name="T1"> and </text:span><text:span text:style-name="T8">mil</text:span><text:span text:style-name="T1">. They represents the Web browsers with Ajax, and the mobile device with Mobile Interactive Language</text:span><text:span text:style-name="T1"><text:note text:id="ftn12" text:note-class="footnote"><text:note-citation>12</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8">getDevice</text:span><text:span text:style-name="T1"> method of the </text:span><text:span text:style-name="T8">Desktop</text:span><text:span text:style-name="T1"> intereface.</text:span></text:p>
      <text:p text:style-name="P48">The allowed child element is <text:span text:style-name="T7">device-type</text:span> , <text:span text:style-name="T7">device-class</text:span>, <text:span text:style-name="T7">timeout-uri</text:span>, and <text:span text:style-name="T7">unavailable-message</text:span>. You might have multiple <text:span text:style-name="T7">device-config</text:span> elements in one <text:span text:style-name="T7">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37">Not</text:span><text:span text:style-name="T138">e:</text:span><text:span text:style-name="T1"> Unlike most other configurations defined in </text:span><text:span text:style-name="T8">WEB-INF/zk.xml</text:span><text:span text:style-name="T1">, the definitions defined in </text:span><text:span text:style-name="T8">device-config</text:span><text:span text:style-name="T1"> are applied to all Web applications sharing the same </text:span><text:span text:style-name="T8">zk.jar</text:span><text:span text:style-name="T1">. Refer to the </text:span><text:span text:style-name="T8">zscript-config</text:span><text:span text:style-name="T1"> element for more information.</text:span></text:p>
      <text:h text:style-name="Heading_20_4" text:outline-level="4">The<text:span text:style-name="T1"> </text:span><text:span text:style-name="T8">device-type</text:span><text:span text:style-name="T1"> Element</text:span></text:h>
      <text:p text:style-name="P57">[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8">device-class</text:span><text:span text:style-name="T1"> Element</text:span></text:h>
      <text:p text:style-name="P57">[Optional]</text:p>
      <text:p text:style-name="P57">It specifies the implementation class. The class must implement the <text:span text:style-name="T7">org.zkoss.zk.device.Device</text:span> interface. Instead of implementing it from scratch, you can derive from the proper implementation, such as <text:span text:style-name="T7">AjaxDevice</text:span> and <text:span text:style-name="T7">MilDevice</text:span>.</text:p>
      <text:h text:style-name="Heading_20_4" text:outline-level="4">The <text:span text:style-name="T7">timeout-uri</text:span> Element</text:h>
      <text:p text:style-name="Text_20_body_20_indent_20_2">[Optional][Default: <text:span text:style-name="T42">null</text:span><text:span text:style-name="T45">]</text:span></text:p>
      <text:p text:style-name="Text_20_body_20_indent_20_2"><text:span text:style-name="T45">It spe</text:span><text:span text:style-name="T47">cifies the target URI that will be used to redirect users to, when the desktop no longer exists – it is usually caused by session timeout. If this element is omitted, an error message will be shown up at the browser to alert users for what happens.</text:span></text:p>
      <text:p text:style-name="P58">To reload the same URI again, you can specify an <text:span text:style-name="T42">empty</text:span> content as follows.</text:p>
      <text:p text:style-name="P76">&lt;device-config&gt;</text:p>
      <text:p text:style-name="P76"><text:tab/>&lt;device-type&gt;ajax&lt;/device-type&gt;</text:p>
      <text:p text:style-name="P76"><text:tab/>&lt;timeout-uri&gt;&lt;/timeout-uri&gt;</text:p>
      <text:p text:style-name="P76">&lt;/device-config&gt;</text:p>
      <text:h text:style-name="P105" text:outline-level="4">The <text:span text:style-name="T7">server-push-class</text:span> Element</text:h>
      <text:p text:style-name="P57">[Optional][Default: <text:span text:style-name="T42">depends on device and what edition you use</text:span>]</text:p>
      <text:p text:style-name="P57">It specifies which class used to implement the server-push feature. The class must have a default constructor (without any argument), and implement the <text:span text:style-name="T7">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7">unavailable-message</text:span> Element</text:h>
      <text:p text:style-name="P57">[Optional][Default: <text:span text:style-name="T42">depends on device</text:span><text:span text:style-name="T45">]</text:span></text:p>
      <text:p text:style-name="P57">It specifies the message that will be displayed if the client doesn't support this device.</text:p>
      <text:h text:style-name="Heading_20_3" text:outline-level="3">The<text:span text:style-name="T1"> </text:span><text:span text:style-name="T8">error-page</text:span><text:span text:style-name="T1"> Element</text:span></text:h>
      <text:p text:style-name="Code_20_Indent">&lt;error-page&gt;</text:p>
      <text:p text:style-name="Code_20_Indent"><text:tab/>&lt;device-type&gt;[<text:span text:style-name="T4">ajax</text:span>|mil]&lt;/device-type&gt;</text:p>
      <text:p text:style-name="Code_20_Indent"><text:tab/>&lt;exception-type&gt;<text:span text:style-name="T42">ClassName</text:span><text:span text:style-name="T45">&lt;/exception-type&gt;</text:span></text:p>
      <text:p text:style-name="Code_20_Indent"><text:tab/>&lt;location&gt;<text:span text:style-name="T42">the error page's URI</text:span>&lt;/location&gt;</text:p>
      <text:p text:style-name="Code_20_Indent">&lt;/error-page&gt;</text:p>
      <text:p text:style-name="P48">It specifies an error page used when an un-caught exception is thrown in updating a ZUML page (e.g., in an event listener). Each page is associated with an exception type, aka, a class deriving from <text:span text:style-name="T7">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48">The <text:span text:style-name="T7">device-type</text:span> element is optional. If omitted, <text:span text:style-name="T7">ajax</text:span> is assumed. If you want to specify an error page for mobile devices, it has to be <text:span text:style-name="T7">mil</text:span>.</text:p>
      <text:h text:style-name="Heading_20_3" text:outline-level="3">The<text:span text:style-name="T1"> </text:span><text:span text:style-name="T8">preference</text:span><text:span text:style-name="T1"> Element</text:span></text:h>
      <text:p text:style-name="Code_20_Indent">&lt;preference&gt;</text:p>
      <text:p text:style-name="Code_20_Indent"><text:tab/>&lt;name&gt;<text:span text:style-name="T42">any name</text:span><text:span text:style-name="T45">&lt;/name&gt;</text:span></text:p>
      <text:p text:style-name="P109"><text:tab/>&lt;value&gt;<text:span text:style-name="T42">any value</text:span>&lt;/value&gt;</text:p>
      <text:p text:style-name="P109">&lt;/preference&gt;</text:p>
      <text:p text:style-name="P48">You can specify any number of preference with the <text:span text:style-name="T7">preference</text:span> element depicted above. The name and value are application specific and you can specify whatever value you like. To avoid name conflict, it is suggested to prefix the name with your domain name, such as <text:span text:style-name="T7">com.poitx.some.another</text:span>.</text:p>
      <text:p text:style-name="P48">The preferences can then be retrieved back by calling the <text:span text:style-name="T7">getPreference</text:span> method of the <text:span text:style-name="T7">org.zkoss.zk.ui.util.Configuration</text:span> class. Notice that each Web application has one configuration, which can be found by use of <text:span text:style-name="T7">getConfiguration</text:span> method of the <text:span text:style-name="T7">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1" style:font-size-asian="6pt" style:font-name-complex="StarSymbol1"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1-02T16:10:34</dc:date>
    <meta:printed-by>Tom Yeh</meta:printed-by>
    <meta:print-date>2005-12-05T14:19:55</meta:print-date>
    <meta:keyword>ZK ZUL ZHTML</meta:keyword>
    <dc:language>en-US</dc:language>
    <meta:editing-cycles>3261</meta:editing-cycles>
    <meta:editing-duration>P11DT5H31M29S</meta:editing-duration>
    <meta:user-defined meta:name="Info 1"/>
    <meta:user-defined meta:name="Info 2"/>
    <meta:user-defined meta:name="Info 3"/>
    <meta:user-defined meta:name="Info 4"/>
    <meta:document-statistic meta:table-count="344" meta:image-count="84" meta:object-count="0" meta:page-count="316" meta:paragraph-count="8420" meta:word-count="37729" meta:character-count="270151"/>
  </office:meta>
</office:document-meta>
</file>